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lving Deeper Online :: Reference Rules v4</text:p>
      <text:p text:style-name="Author">Simon J. Bull</text:p>
      <text:p text:style-name="Text_20_body"/>
      <text:p text:style-name="Text_20_body">REFERENCE RULES</text:p>
      <text:p text:style-name="Text_20_body">Hypertext</text:p>
      <text:p text:style-name="Text_20_body">by Simon J. Bull</text:p>
      <text:h text:style-name="Heading_20_1" text:outline-level="1"><text:bookmark-start text:name="credits"/>Credits<text:bookmark-end text:name="credits"/></text:h>
      <text:p text:style-name="First_20_paragraph"><text:line-break/><text:line-break/></text:p>
      <text:p text:style-name="Text_20_body">Original rules: E. Gary Gygax, Dave Arneson</text:p>
      <text:p text:style-name="Text_20_body">Authors: Simon J. Bull, Cameron Dubeers</text:p>
      <text:p text:style-name="Text_20_body">Production: Simon J. Bull</text:p>
      <text:p text:style-name="Text_20_body">Proof readers: Ethan Sincox, Peter Fröhlich, Zach Howard, David Macauley</text:p>
      <text:p text:style-name="Text_20_body">Technical Help: Peter Fröhlich, Ramanan Sivaranjan</text:p>
      <text:p text:style-name="Text_20_body">Delving Deeper title: Mark Allen</text:p>
      <text:p text:style-name="Text_20_body"/>
      <text:p text:style-name="Text_20_body">v4.150505 from DD Ref Rules v4b</text:p>
      <text:p text:style-name="Text_20_body">Discuss at <text:a xlink:type="simple" xlink:href="http://forum.immersiveink.com/" text:style-name="Internet_20_link" text:visited-style-name="Visited_20_Internet_20_Link"><text:span text:style-name="Definition">http://forum.immersiveink.com/</text:span></text:a></text:p>
      <text:p text:style-name="Text_20_body">Copyright © 2014-2015 Simon J. Bull</text:p>
      <text:h text:style-name="Heading_20_1" text:outline-level="1"><text:bookmark-start text:name="section-i-heroes-and-magic"/><text:soft-page-break/>Section I: Heroes &amp; Magic<text:bookmark-end text:name="section-i-heroes-and-magic"/></text:h>
      <text:h text:style-name="Heading_20_2" text:outline-level="2"><text:bookmark-start text:name="introduction"/>Introduction<text:bookmark-end text:name="introduction"/></text:h>
      <text:p text:style-name="First_20_paragraph">Delving Deeper is a gateway to realms where magic works and <text:a xlink:type="simple" xlink:href="#dragons" text:style-name="Internet_20_link" text:visited-style-name="Visited_20_Internet_20_Link"><text:span text:style-name="Definition">dragons</text:span></text:a> are real, where <text:a xlink:type="simple" xlink:href="#elves_1" text:style-name="Internet_20_link" text:visited-style-name="Visited_20_Internet_20_Link"><text:span text:style-name="Definition">elves</text:span></text:a> and <text:a xlink:type="simple" xlink:href="#dwarfs_1" text:style-name="Internet_20_link" text:visited-style-name="Visited_20_Internet_20_Link"><text:span text:style-name="Definition">dwarfs</text:span></text:a> fight alongside <text:a xlink:type="simple" xlink:href="#men" text:style-name="Internet_20_link" text:visited-style-name="Visited_20_Internet_20_Link"><text:span text:style-name="Definition">men</text:span></text:a> against <text:a xlink:type="simple" xlink:href="#goblins" text:style-name="Internet_20_link" text:visited-style-name="Visited_20_Internet_20_Link"><text:span text:style-name="Definition">goblins</text:span></text:a> and <text:a xlink:type="simple" xlink:href="#giants" text:style-name="Internet_20_link" text:visited-style-name="Visited_20_Internet_20_Link"><text:span text:style-name="Definition">giants</text:span></text:a>, and where a strong sword arm can carry the day in battle. All that is needed to play is some basic stationery, a few friends, and a vivid imagination.</text:p>
      <text:p text:style-name="Text_20_body">One player will referee the fantasy <text:a xlink:type="simple" xlink:href="#creating-a-world" text:style-name="Internet_20_link" text:visited-style-name="Visited_20_Internet_20_Link"><text:span text:style-name="Definition">world</text:span></text:a> while the others assume the role of adventurers and explore it. As heroes and wizards they will face its challenges, defeating <text:a xlink:type="simple" xlink:href="#monsters_2" text:style-name="Internet_20_link" text:visited-style-name="Visited_20_Internet_20_Link"><text:span text:style-name="Definition">monsters</text:span></text:a> and winning fabulous <text:a xlink:type="simple" xlink:href="#treasures" text:style-name="Internet_20_link" text:visited-style-name="Visited_20_Internet_20_Link"><text:span text:style-name="Definition">treasures</text:span></text:a> as they rise to fame or, if they are careless, vanish into obscurity.</text:p>
      <text:h text:style-name="Heading_20_3" text:outline-level="3"><text:bookmark-start text:name="about-this-book"/>About These Rules<text:bookmark-end text:name="about-this-book"/></text:h>
      <text:p text:style-name="First_20_paragraph">Players should begin with <text:a xlink:type="simple" xlink:href="#section-i-heroes-and-magic" text:style-name="Internet_20_link" text:visited-style-name="Visited_20_Internet_20_Link"><text:span text:style-name="Definition">Section I</text:span></text:a> which details characters that can be played, <text:a xlink:type="simple" xlink:href="#equipment" text:style-name="Internet_20_link" text:visited-style-name="Visited_20_Internet_20_Link"><text:span text:style-name="Definition">equipment</text:span></text:a> and <text:a xlink:type="simple" xlink:href="#hirelings" text:style-name="Internet_20_link" text:visited-style-name="Visited_20_Internet_20_Link"><text:span text:style-name="Definition">hirelings</text:span></text:a> that can be had, and <text:a xlink:type="simple" xlink:href="#explanation-of-spells" text:style-name="Internet_20_link" text:visited-style-name="Visited_20_Internet_20_Link"><text:span text:style-name="Definition">spells</text:span></text:a> that are available to magic-using sorts. Players need read no further.</text:p>
      <text:p text:style-name="Text_20_body">Aspiring referees are advised to continue immediately on to <text:a xlink:type="simple" xlink:href="#section-ii-delving-and-exploration" text:style-name="Internet_20_link" text:visited-style-name="Visited_20_Internet_20_Link"><text:span text:style-name="Definition">Section II</text:span></text:a> wherein are guidelines for constructing a <text:a xlink:type="simple" xlink:href="#creating-a-world" text:style-name="Internet_20_link" text:visited-style-name="Visited_20_Internet_20_Link"><text:span text:style-name="Definition">campaign world</text:span></text:a> and filling it with <text:a xlink:type="simple" xlink:href="#populating-a-dungeon" text:style-name="Internet_20_link" text:visited-style-name="Visited_20_Internet_20_Link"><text:span text:style-name="Definition">dungeons</text:span></text:a>, <text:a xlink:type="simple" xlink:href="#monsters_2" text:style-name="Internet_20_link" text:visited-style-name="Visited_20_Internet_20_Link"><text:span text:style-name="Definition">monsters</text:span></text:a>, and <text:a xlink:type="simple" xlink:href="#treasures" text:style-name="Internet_20_link" text:visited-style-name="Visited_20_Internet_20_Link"><text:span text:style-name="Definition">treasures</text:span></text:a>, and advice on conducting adventures around these. Finally, <text:a xlink:type="simple" xlink:href="#section-iii-monsters-and-treasures" text:style-name="Internet_20_link" text:visited-style-name="Visited_20_Internet_20_Link"><text:span text:style-name="Definition">Section III</text:span></text:a> is intended as a reference for referees; it contains all manner of <text:a xlink:type="simple" xlink:href="#monsters_2" text:style-name="Internet_20_link" text:visited-style-name="Visited_20_Internet_20_Link"><text:span text:style-name="Definition">monsters</text:span></text:a>—from <text:a xlink:type="simple" xlink:href="#androids" text:style-name="Internet_20_link" text:visited-style-name="Visited_20_Internet_20_Link"><text:span text:style-name="Definition">androids</text:span></text:a> to <text:a xlink:type="simple" xlink:href="#zombies" text:style-name="Internet_20_link" text:visited-style-name="Visited_20_Internet_20_Link"><text:span text:style-name="Definition">zombies</text:span></text:a>—and <text:a xlink:type="simple" xlink:href="#treasures" text:style-name="Internet_20_link" text:visited-style-name="Visited_20_Internet_20_Link"><text:span text:style-name="Definition">treasures</text:span></text:a> including magical <text:a xlink:type="simple" xlink:href="#staves-and-wands" text:style-name="Internet_20_link" text:visited-style-name="Visited_20_Internet_20_Link"><text:span text:style-name="Definition">wands</text:span></text:a>, weapons, and a plethora of other items.</text:p>
      <text:h text:style-name="Heading_20_3" text:outline-level="3"><text:bookmark-start text:name="common-terms"/>Common Terms<text:bookmark-end text:name="common-terms"/></text:h>
      <text:p text:style-name="First_20_paragraph">Delving Deeper is a role-playing game in which the players control player characters (PCs) and the referee controls non-player characters (NPCs) including <text:a xlink:type="simple" xlink:href="#monsters_2" text:style-name="Internet_20_link" text:visited-style-name="Visited_20_Internet_20_Link"><text:span text:style-name="Definition">monsters</text:span></text:a>. All these have a number of <text:a xlink:type="simple" xlink:href="#the-numbers-of-hit-dice" text:style-name="Internet_20_link" text:visited-style-name="Visited_20_Internet_20_Link"><text:span text:style-name="Definition">hit dice</text:span></text:a> (HD) which are six-sided <text:a xlink:type="simple" xlink:href="#the-dice_1" text:style-name="Internet_20_link" text:visited-style-name="Visited_20_Internet_20_Link"><text:span text:style-name="Definition">dice</text:span></text:a> thrown to see how many <text:a xlink:type="simple" xlink:href="#the-numbers-of-hit-dice" text:style-name="Internet_20_link" text:visited-style-name="Visited_20_Internet_20_Link"><text:span text:style-name="Definition">hit points</text:span></text:a> (hp) can be sustained before being slain. <text:a xlink:type="simple" xlink:href="#melee" text:style-name="Internet_20_link" text:visited-style-name="Visited_20_Internet_20_Link"><text:span text:style-name="Definition">Armor class</text:span></text:a> (AC) is a measure of protection against physical attack, while <text:a xlink:type="simple" xlink:href="#saving-throws" text:style-name="Internet_20_link" text:visited-style-name="Visited_20_Internet_20_Link"><text:span text:style-name="Definition">saving throws</text:span></text:a> are made to avert fates such as <text:a xlink:type="simple" xlink:href="#poison_1" text:style-name="Internet_20_link" text:visited-style-name="Visited_20_Internet_20_Link"><text:span text:style-name="Definition">poisoning</text:span></text:a>, being turned to stone, or being vaporized by <text:a xlink:type="simple" xlink:href="#dragon-breath-weapon" text:style-name="Internet_20_link" text:visited-style-name="Visited_20_Internet_20_Link"><text:span text:style-name="Definition">dragon’s breath</text:span></text:a>. Player characters accumulate <text:a xlink:type="simple" xlink:href="#experience-points" text:style-name="Internet_20_link" text:visited-style-name="Visited_20_Internet_20_Link"><text:span text:style-name="Definition">experience points</text:span></text:a> (XP) in order to advance to each successive level of <text:a xlink:type="simple" xlink:href="#explanation-of-abilities" text:style-name="Internet_20_link" text:visited-style-name="Visited_20_Internet_20_Link"><text:span text:style-name="Definition">ability</text:span></text:a>.</text:p>
      <text:h text:style-name="Heading_20_5" text:outline-level="5"><text:bookmark-start text:name="distances-ranges-and-movement-rates"/>Distances, Ranges, and Movement Rates<text:bookmark-end text:name="distances-ranges-and-movement-rates"/></text:h>
      <text:p text:style-name="First_20_paragraph">are given as inches. An inch represents a real <text:a xlink:type="simple" xlink:href="#encounter-distance_3" text:style-name="Internet_20_link" text:visited-style-name="Visited_20_Internet_20_Link"><text:span text:style-name="Definition">distance</text:span></text:a> according to the <text:a xlink:type="simple" xlink:href="#scale" text:style-name="Internet_20_link" text:visited-style-name="Visited_20_Internet_20_Link"><text:span text:style-name="Definition">scale</text:span></text:a> of play. At the <text:a xlink:type="simple" xlink:href="#populating-a-dungeon" text:style-name="Internet_20_link" text:visited-style-name="Visited_20_Internet_20_Link"><text:span text:style-name="Definition">dungeon</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represents 10 feet. At the <text:a xlink:type="simple" xlink:href="#wilderness-exploration" text:style-name="Internet_20_link" text:visited-style-name="Visited_20_Internet_20_Link"><text:span text:style-name="Definition">wilderness</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represents 10 yards. At the overland and ocean exploration <text:a xlink:type="simple" xlink:href="#scale" text:style-name="Internet_20_link" text:visited-style-name="Visited_20_Internet_20_Link"><text:span text:style-name="Definition">scale</text:span></text:a> 1" of <text:a xlink:type="simple" xlink:href="#time-and-movement_2" text:style-name="Internet_20_link" text:visited-style-name="Visited_20_Internet_20_Link"><text:span text:style-name="Definition">movement</text:span></text:a> represents 1 mile per day.</text:p>
      <text:h text:style-name="Heading_20_5" text:outline-level="5"><text:bookmark-start text:name="dungeon-level"/>Dungeon Level<text:bookmark-end text:name="dungeon-level"/></text:h>
      <text:p text:style-name="First_20_paragraph">pertains to depth underground. The 1st <text:a xlink:type="simple" xlink:href="#populating-a-dungeon" text:style-name="Internet_20_link" text:visited-style-name="Visited_20_Internet_20_Link"><text:span text:style-name="Definition">dungeon</text:span></text:a> level is the shallowest, the 2nd <text:a xlink:type="simple" xlink:href="#populating-a-dungeon" text:style-name="Internet_20_link" text:visited-style-name="Visited_20_Internet_20_Link"><text:span text:style-name="Definition">dungeon</text:span></text:a> level is the next deeper level, and so on. Deeper <text:a xlink:type="simple" xlink:href="#populating-a-dungeon" text:style-name="Internet_20_link" text:visited-style-name="Visited_20_Internet_20_Link"><text:span text:style-name="Definition">dungeon</text:span></text:a> levels are more dangerous and more rewarding <text:soft-page-break/>than shallower <text:a xlink:type="simple" xlink:href="#populating-a-dungeon" text:style-name="Internet_20_link" text:visited-style-name="Visited_20_Internet_20_Link"><text:span text:style-name="Definition">dungeon</text:span></text:a> levels. Players will usually determine what <text:a xlink:type="simple" xlink:href="#populating-a-dungeon" text:style-name="Internet_20_link" text:visited-style-name="Visited_20_Internet_20_Link"><text:span text:style-name="Definition">dungeon</text:span></text:a> level they wish to explore.</text:p>
      <text:h text:style-name="Heading_20_5" text:outline-level="5"><text:bookmark-start text:name="experience-level"/>Experience Level<text:bookmark-end text:name="experience-level"/></text:h>
      <text:p text:style-name="First_20_paragraph">ranks the relative power of player characters. Players begin at the 1st (least powerful) experience level and work their way upward. While experience levels are theoretically unlimited these rules assume the majority of play will occur at the 1st through 12th experience levels.</text:p>
      <text:h text:style-name="Heading_20_5" text:outline-level="5"><text:bookmark-start text:name="gold-pieces"/>Gold Pieces<text:bookmark-end text:name="gold-pieces"/></text:h>
      <text:p text:style-name="First_20_paragraph">(gp) are the basic unit of currency for which goods are traded. One gold piece is worth 10 silver pieces or 100 copper pieces. There are 20 coins of any type to one pound.</text:p>
      <text:h text:style-name="Heading_20_5" text:outline-level="5"><text:bookmark-start text:name="heroic-types"/>Heroic-Types<text:bookmark-end text:name="heroic-types"/></text:h>
      <text:p text:style-name="First_20_paragraph">include all <text:a xlink:type="simple" xlink:href="#man-types" text:style-name="Internet_20_link" text:visited-style-name="Visited_20_Internet_20_Link"><text:span text:style-name="Definition">man-types</text:span></text:a> of heroic stature and all <text:a xlink:type="simple" xlink:href="#monsters_2" text:style-name="Internet_20_link" text:visited-style-name="Visited_20_Internet_20_Link"><text:span text:style-name="Definition">monsters</text:span></text:a> that represent a heroic threat. Collectively these are all creatures with 3 or more <text:a xlink:type="simple" xlink:href="#the-numbers-of-hit-dice" text:style-name="Internet_20_link" text:visited-style-name="Visited_20_Internet_20_Link"><text:span text:style-name="Definition">hit dice</text:span></text:a> but fewer than 7 <text:a xlink:type="simple" xlink:href="#the-numbers-of-hit-dice" text:style-name="Internet_20_link" text:visited-style-name="Visited_20_Internet_20_Link"><text:span text:style-name="Definition">hit dice</text:span></text:a>.</text:p>
      <text:h text:style-name="Heading_20_5" text:outline-level="5"><text:bookmark-start text:name="man-types"/>Man-Types<text:bookmark-end text:name="man-types"/></text:h>
      <text:p text:style-name="First_20_paragraph">are all <text:a xlink:type="simple" xlink:href="#men" text:style-name="Internet_20_link" text:visited-style-name="Visited_20_Internet_20_Link"><text:span text:style-name="Definition">men</text:span></text:a> and other creatures of same basic proportions including <text:a xlink:type="simple" xlink:href="#androids" text:style-name="Internet_20_link" text:visited-style-name="Visited_20_Internet_20_Link"><text:span text:style-name="Definition">androids</text:span></text:a>, <text:a xlink:type="simple" xlink:href="#cavemen" text:style-name="Internet_20_link" text:visited-style-name="Visited_20_Internet_20_Link"><text:span text:style-name="Definition">cavemen</text:span></text:a>, <text:a xlink:type="simple" xlink:href="#dwarfs_1" text:style-name="Internet_20_link" text:visited-style-name="Visited_20_Internet_20_Link"><text:span text:style-name="Definition">dwarfs</text:span></text:a>, <text:a xlink:type="simple" xlink:href="#elves_1" text:style-name="Internet_20_link" text:visited-style-name="Visited_20_Internet_20_Link"><text:span text:style-name="Definition">elves</text:span></text:a>, <text:a xlink:type="simple" xlink:href="#gnolls" text:style-name="Internet_20_link" text:visited-style-name="Visited_20_Internet_20_Link"><text:span text:style-name="Definition">gnolls</text:span></text:a>, <text:a xlink:type="simple" xlink:href="#gnomes" text:style-name="Internet_20_link" text:visited-style-name="Visited_20_Internet_20_Link"><text:span text:style-name="Definition">gnomes</text:span></text:a>, <text:a xlink:type="simple" xlink:href="#goblins" text:style-name="Internet_20_link" text:visited-style-name="Visited_20_Internet_20_Link"><text:span text:style-name="Definition">goblins</text:span></text:a>, <text:a xlink:type="simple" xlink:href="#halflings_1" text:style-name="Internet_20_link" text:visited-style-name="Visited_20_Internet_20_Link"><text:span text:style-name="Definition">halflings</text:span></text:a>, <text:a xlink:type="simple" xlink:href="#hobgoblins" text:style-name="Internet_20_link" text:visited-style-name="Visited_20_Internet_20_Link"><text:span text:style-name="Definition">hobgoblins</text:span></text:a>, <text:a xlink:type="simple" xlink:href="#kobolds" text:style-name="Internet_20_link" text:visited-style-name="Visited_20_Internet_20_Link"><text:span text:style-name="Definition">kobolds</text:span></text:a>, <text:a xlink:type="simple" xlink:href="#lizardmen" text:style-name="Internet_20_link" text:visited-style-name="Visited_20_Internet_20_Link"><text:span text:style-name="Definition">lizardmen</text:span></text:a>, <text:a xlink:type="simple" xlink:href="#mermen" text:style-name="Internet_20_link" text:visited-style-name="Visited_20_Internet_20_Link"><text:span text:style-name="Definition">mermen</text:span></text:a>, <text:a xlink:type="simple" xlink:href="#nixies" text:style-name="Internet_20_link" text:visited-style-name="Visited_20_Internet_20_Link"><text:span text:style-name="Definition">nixies</text:span></text:a>, <text:a xlink:type="simple" xlink:href="#orcs" text:style-name="Internet_20_link" text:visited-style-name="Visited_20_Internet_20_Link"><text:span text:style-name="Definition">orcs</text:span></text:a>, and <text:a xlink:type="simple" xlink:href="#pixies" text:style-name="Internet_20_link" text:visited-style-name="Visited_20_Internet_20_Link"><text:span text:style-name="Definition">pixies</text:span></text:a>. The majority of <text:a xlink:type="simple" xlink:href="#men" text:style-name="Internet_20_link" text:visited-style-name="Visited_20_Internet_20_Link"><text:span text:style-name="Definition">man</text:span></text:a>-types are also <text:a xlink:type="simple" xlink:href="#normal-types" text:style-name="Internet_20_link" text:visited-style-name="Visited_20_Internet_20_Link"><text:span text:style-name="Definition">normal-types</text:span></text:a> but exceptional individuals can be <text:a xlink:type="simple" xlink:href="#heroic-types" text:style-name="Internet_20_link" text:visited-style-name="Visited_20_Internet_20_Link"><text:span text:style-name="Definition">heroic</text:span></text:a>- or <text:a xlink:type="simple" xlink:href="#superheroic-types" text:style-name="Internet_20_link" text:visited-style-name="Visited_20_Internet_20_Link"><text:span text:style-name="Definition">superheroic-types</text:span></text:a> instead.</text:p>
      <text:h text:style-name="Heading_20_5" text:outline-level="5"><text:bookmark-start text:name="monsters"/>Monsters<text:bookmark-end text:name="monsters"/></text:h>
      <text:p text:style-name="First_20_paragraph">are all creatures controlled by the referee. These include <text:a xlink:type="simple" xlink:href="#dragons" text:style-name="Internet_20_link" text:visited-style-name="Visited_20_Internet_20_Link"><text:span text:style-name="Definition">dragons</text:span></text:a>, <text:a xlink:type="simple" xlink:href="#orcs" text:style-name="Internet_20_link" text:visited-style-name="Visited_20_Internet_20_Link"><text:span text:style-name="Definition">orcs</text:span></text:a>, <text:a xlink:type="simple" xlink:href="#vampires" text:style-name="Internet_20_link" text:visited-style-name="Visited_20_Internet_20_Link"><text:span text:style-name="Definition">vampires</text:span></text:a>, and other genuine horrors of the <text:a xlink:type="simple" xlink:href="#underworld-exploration" text:style-name="Internet_20_link" text:visited-style-name="Visited_20_Internet_20_Link"><text:span text:style-name="Definition">underworld</text:span></text:a> as well as the townsfolk, <text:a xlink:type="simple" xlink:href="#hirelings" text:style-name="Internet_20_link" text:visited-style-name="Visited_20_Internet_20_Link"><text:span text:style-name="Definition">hirelings</text:span></text:a>, and even non-player heroes of the game <text:a xlink:type="simple" xlink:href="#creating-a-world" text:style-name="Internet_20_link" text:visited-style-name="Visited_20_Internet_20_Link"><text:span text:style-name="Definition">world</text:span></text:a>.</text:p>
      <text:h text:style-name="Heading_20_5" text:outline-level="5"><text:bookmark-start text:name="a-morale-check"/>A Morale Check<text:bookmark-end text:name="a-morale-check"/></text:h>
      <text:p text:style-name="First_20_paragraph">is a throw of two six-sided <text:a xlink:type="simple" xlink:href="#the-dice_1" text:style-name="Internet_20_link" text:visited-style-name="Visited_20_Internet_20_Link"><text:span text:style-name="Definition">dice</text:span></text:a> used by the referee to determine the behavior of <text:a xlink:type="simple" xlink:href="#monsters_2" text:style-name="Internet_20_link" text:visited-style-name="Visited_20_Internet_20_Link"><text:span text:style-name="Definition">monsters</text:span></text:a> (including <text:a xlink:type="simple" xlink:href="#man-types" text:style-name="Internet_20_link" text:visited-style-name="Visited_20_Internet_20_Link"><text:span text:style-name="Definition">man-types</text:span></text:a>) in potentially life-threatening circumstances, particularly in <text:a xlink:type="simple" xlink:href="#combat" text:style-name="Internet_20_link" text:visited-style-name="Visited_20_Internet_20_Link"><text:span text:style-name="Definition">combat</text:span></text:a>.</text:p>
      <text:h text:style-name="Heading_20_5" text:outline-level="5"><text:bookmark-start text:name="normal-missiles"/>Normal-Missiles<text:bookmark-end text:name="normal-missiles"/></text:h>
      <text:p text:style-name="First_20_paragraph">are all non-magical projectiles including <text:a xlink:type="simple" xlink:href="#spears" text:style-name="Internet_20_link" text:visited-style-name="Visited_20_Internet_20_Link"><text:span text:style-name="Definition">spears</text:span></text:a>, stones, <text:a xlink:type="simple" xlink:href="#arrows-and-bolts" text:style-name="Internet_20_link" text:visited-style-name="Visited_20_Internet_20_Link"><text:span text:style-name="Definition">arrows</text:span></text:a>, and <text:a xlink:type="simple" xlink:href="#arrows-and-bolts" text:style-name="Internet_20_link" text:visited-style-name="Visited_20_Internet_20_Link"><text:span text:style-name="Definition">bolts</text:span></text:a> loosed by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An otherwise normal missile loosed by a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ype</text:span></text:a> is considered <text:a xlink:type="simple" xlink:href="#heroic-types" text:style-name="Internet_20_link" text:visited-style-name="Visited_20_Internet_20_Link"><text:span text:style-name="Definition">heroic</text:span></text:a>.</text:p>
      <text:h text:style-name="Heading_20_5" text:outline-level="5"><text:bookmark-start text:name="normal-types"/><text:soft-page-break/>Normal-Types<text:bookmark-end text:name="normal-types"/></text:h>
      <text:p text:style-name="First_20_paragraph">include all <text:a xlink:type="simple" xlink:href="#man-types" text:style-name="Internet_20_link" text:visited-style-name="Visited_20_Internet_20_Link"><text:span text:style-name="Definition">man-types</text:span></text:a> of less than <text:a xlink:type="simple" xlink:href="#heroic-types" text:style-name="Internet_20_link" text:visited-style-name="Visited_20_Internet_20_Link"><text:span text:style-name="Definition">heroic</text:span></text:a> status and all other creatures of similar stature. Collectively these are all creatures with fewer than 3 <text:a xlink:type="simple" xlink:href="#the-numbers-of-hit-dice" text:style-name="Internet_20_link" text:visited-style-name="Visited_20_Internet_20_Link"><text:span text:style-name="Definition">hit dice</text:span></text:a>.</text:p>
      <text:h text:style-name="Heading_20_5" text:outline-level="5"><text:bookmark-start text:name="normal-weapons"/>Normal-Weapons<text:bookmark-end text:name="normal-weapons"/></text:h>
      <text:p text:style-name="First_20_paragraph">are all non-magical arms including swords, <text:a xlink:type="simple" xlink:href="#spears" text:style-name="Internet_20_link" text:visited-style-name="Visited_20_Internet_20_Link"><text:span text:style-name="Definition">spears</text:span></text:a>, <text:a xlink:type="simple" xlink:href="#axes" text:style-name="Internet_20_link" text:visited-style-name="Visited_20_Internet_20_Link"><text:span text:style-name="Definition">axes</text:span></text:a>, and <text:a xlink:type="simple" xlink:href="#flails-and-maces" text:style-name="Internet_20_link" text:visited-style-name="Visited_20_Internet_20_Link"><text:span text:style-name="Definition">maces</text:span></text:a> wielded by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An otherwise normal weapon wielded by a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ype</text:span></text:a> is considered <text:a xlink:type="simple" xlink:href="#heroic-types" text:style-name="Internet_20_link" text:visited-style-name="Visited_20_Internet_20_Link"><text:span text:style-name="Definition">heroic</text:span></text:a>.</text:p>
      <text:h text:style-name="Heading_20_5" text:outline-level="5"><text:bookmark-start text:name="a-reaction-check"/>A Reaction Check<text:bookmark-end text:name="a-reaction-check"/></text:h>
      <text:p text:style-name="First_20_paragraph">is a throw of two six-sided <text:a xlink:type="simple" xlink:href="#the-dice_1" text:style-name="Internet_20_link" text:visited-style-name="Visited_20_Internet_20_Link"><text:span text:style-name="Definition">dice</text:span></text:a> used by the referee to determine how <text:a xlink:type="simple" xlink:href="#monsters_2" text:style-name="Internet_20_link" text:visited-style-name="Visited_20_Internet_20_Link"><text:span text:style-name="Definition">monsters</text:span></text:a> (including <text:a xlink:type="simple" xlink:href="#man-types" text:style-name="Internet_20_link" text:visited-style-name="Visited_20_Internet_20_Link"><text:span text:style-name="Definition">man-types</text:span></text:a>) will <text:a xlink:type="simple" xlink:href="#monster-reaction" text:style-name="Internet_20_link" text:visited-style-name="Visited_20_Internet_20_Link"><text:span text:style-name="Definition">react</text:span></text:a> to the players, particularly upon their first meeting and in negotiations.</text:p>
      <text:h text:style-name="Heading_20_5" text:outline-level="5"><text:bookmark-start text:name="a-saving-throw"/>A Saving Throw<text:bookmark-end text:name="a-saving-throw"/></text:h>
      <text:p text:style-name="First_20_paragraph">is a throw of a single twenty-sided die used by the player to avert a potentially life-threatening calamity such as being <text:a xlink:type="simple" xlink:href="#poison_1" text:style-name="Internet_20_link" text:visited-style-name="Visited_20_Internet_20_Link"><text:span text:style-name="Definition">poisoned</text:span></text:a>, turned to stone, or vaporized by a <text:a xlink:type="simple" xlink:href="#dragons" text:style-name="Internet_20_link" text:visited-style-name="Visited_20_Internet_20_Link"><text:span text:style-name="Definition">dragon’s</text:span></text:a> <text:a xlink:type="simple" xlink:href="#breath-weapon" text:style-name="Internet_20_link" text:visited-style-name="Visited_20_Internet_20_Link"><text:span text:style-name="Definition">breath weapon</text:span></text:a>.</text:p>
      <text:h text:style-name="Heading_20_5" text:outline-level="5"><text:bookmark-start text:name="superheroic-types"/>Superheroic-Types<text:bookmark-end text:name="superheroic-types"/></text:h>
      <text:p text:style-name="First_20_paragraph">include all <text:a xlink:type="simple" xlink:href="#man-types" text:style-name="Internet_20_link" text:visited-style-name="Visited_20_Internet_20_Link"><text:span text:style-name="Definition">man-types</text:span></text:a> of superheroic stature and all <text:a xlink:type="simple" xlink:href="#monsters_2" text:style-name="Internet_20_link" text:visited-style-name="Visited_20_Internet_20_Link"><text:span text:style-name="Definition">monsters</text:span></text:a> that represent a superheroic threat. Collectively these are all creatures with 7 or more <text:a xlink:type="simple" xlink:href="#the-numbers-of-hit-dice" text:style-name="Internet_20_link" text:visited-style-name="Visited_20_Internet_20_Link"><text:span text:style-name="Definition">hit dice</text:span></text:a>.</text:p>
      <text:h text:style-name="Heading_20_5" text:outline-level="5"><text:bookmark-start text:name="a-survival-check"/>A Survival Check<text:bookmark-end text:name="a-survival-check"/></text:h>
      <text:p text:style-name="First_20_paragraph">is a throw of a hundred-sided die used by the player or referee to determine whether a character or <text:a xlink:type="simple" xlink:href="#monsters_2" text:style-name="Internet_20_link" text:visited-style-name="Visited_20_Internet_20_Link"><text:span text:style-name="Definition">monster</text:span></text:a> will survive being raised from the dead, <text:a xlink:type="simple" xlink:href="#baleful-polymorph" text:style-name="Internet_20_link" text:visited-style-name="Visited_20_Internet_20_Link"><text:span text:style-name="Definition">polymorphed</text:span></text:a> into another shape, or restored to flesh after being turned to stone.</text:p>
      <text:h text:style-name="Heading_20_5" text:outline-level="5"><text:bookmark-start text:name="turns"/>Turns<text:bookmark-end text:name="turns"/></text:h>
      <text:p text:style-name="First_20_paragraph">are any period during which a player chooses an action for his character. At the <text:a xlink:type="simple" xlink:href="#populating-a-dungeon" text:style-name="Internet_20_link" text:visited-style-name="Visited_20_Internet_20_Link"><text:span text:style-name="Definition">dungeon</text:span></text:a> and <text:a xlink:type="simple" xlink:href="#wilderness-exploration" text:style-name="Internet_20_link" text:visited-style-name="Visited_20_Internet_20_Link"><text:span text:style-name="Definition">wilderness</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s</text:span></text:a> a turn represents one minute. At the <text:a xlink:type="simple" xlink:href="#populating-a-dungeon" text:style-name="Internet_20_link" text:visited-style-name="Visited_20_Internet_20_Link"><text:span text:style-name="Definition">dungeon</text:span></text:a> exploration <text:a xlink:type="simple" xlink:href="#scale" text:style-name="Internet_20_link" text:visited-style-name="Visited_20_Internet_20_Link"><text:span text:style-name="Definition">scale</text:span></text:a> a turn represents ten minutes. At the <text:a xlink:type="simple" xlink:href="#wilderness-exploration" text:style-name="Internet_20_link" text:visited-style-name="Visited_20_Internet_20_Link"><text:span text:style-name="Definition">wilderness</text:span></text:a> exploration <text:a xlink:type="simple" xlink:href="#scale" text:style-name="Internet_20_link" text:visited-style-name="Visited_20_Internet_20_Link"><text:span text:style-name="Definition">scale</text:span></text:a> a turn represents one day.</text:p>
      <text:h text:style-name="Heading_20_3" text:outline-level="3"><text:bookmark-start text:name="players-supplies"/>Player’s Supplies<text:bookmark-end text:name="players-supplies"/></text:h>
      <text:p text:style-name="First_20_paragraph">The supplies essential for play are detailed below, followed by optional extras which a player may desire. The essentials are all readily available and inexpensive (or free); even polyhedral <text:a xlink:type="simple" xlink:href="#the-dice_1" text:style-name="Internet_20_link" text:visited-style-name="Visited_20_Internet_20_Link"><text:span text:style-name="Definition">dice</text:span></text:a> are easily obtained at hobby stores and online.</text:p>
      <text:p text:style-name="Text_20_body">The Essentials:</text:p>
      <text:list xml:id="list246661216" text:style-name="L1">
        <text:list-item>
          <text:p text:style-name="P2">Delving Deeper (you have it!),</text:p>
        </text:list-item>
        <text:list-item>
          <text:p text:style-name="P2"><text:soft-page-break/><text:a xlink:type="simple" xlink:href="#the-dice_1" text:style-name="Internet_20_link" text:visited-style-name="Visited_20_Internet_20_Link"><text:span text:style-name="Definition">Dice</text:span></text:a> (three six-sided <text:a xlink:type="simple" xlink:href="#the-dice_1" text:style-name="Internet_20_link" text:visited-style-name="Visited_20_Internet_20_Link"><text:span text:style-name="Definition">dice</text:span></text:a> and one twenty-sided die per player),</text:p>
        </text:list-item>
        <text:list-item>
          <text:p text:style-name="P2">Stationery (pencil, eraser, paper, and notebook),</text:p>
        </text:list-item>
        <text:list-item>
          <text:p text:style-name="P2">A vivid imagination!</text:p>
        </text:list-item>
      </text:list>
      <text:p text:style-name="First_20_paragraph">Optional Extras:</text:p>
      <text:list xml:id="list195199602" text:style-name="L2">
        <text:list-item>
          <text:p text:style-name="P3">A Delving Deeper player character record sheet,</text:p>
        </text:list-item>
        <text:list-item>
          <text:p text:style-name="P3">Graph paper for mapping <text:a xlink:type="simple" xlink:href="#populating-a-dungeon" text:style-name="Internet_20_link" text:visited-style-name="Visited_20_Internet_20_Link"><text:span text:style-name="Definition">dungeons</text:span></text:a>,</text:p>
        </text:list-item>
        <text:list-item>
          <text:p text:style-name="P3">Hexagonal paper for mapping <text:a xlink:type="simple" xlink:href="#wilderness-exploration" text:style-name="Internet_20_link" text:visited-style-name="Visited_20_Internet_20_Link"><text:span text:style-name="Definition">wilderness</text:span></text:a> regions,</text:p>
        </text:list-item>
        <text:list-item>
          <text:p text:style-name="P3">Additional <text:a xlink:type="simple" xlink:href="#the-dice_1" text:style-name="Internet_20_link" text:visited-style-name="Visited_20_Internet_20_Link"><text:span text:style-name="Definition">dice</text:span></text:a> (any number of six-sided and twenty-sided <text:a xlink:type="simple" xlink:href="#the-dice_1" text:style-name="Internet_20_link" text:visited-style-name="Visited_20_Internet_20_Link"><text:span text:style-name="Definition">dice</text:span></text:a> with the latter optionally marked 0-9 twice),</text:p>
        </text:list-item>
        <text:list-item>
          <text:p text:style-name="P3">Miniatures to represent the player character and his entourage,</text:p>
        </text:list-item>
        <text:list-item>
          <text:p text:style-name="P3">An enterprising plan...</text:p>
        </text:list-item>
      </text:list>
      <text:h text:style-name="Heading_20_4" text:outline-level="4"><text:bookmark-start text:name="the-dice"/>The Dice<text:bookmark-end text:name="the-dice"/></text:h>
      <text:p text:style-name="First_20_paragraph">Delving Deeper players require six- and twenty-sided dice. A few will do but play will be quicker with half a dozen (or more) of each. For a genuine retro feel twenty-sided dice can be marked 0-9 twice, with 0 representing ten and one of the two 0-9 series being identified as adding ten.</text:p>
      <text:h text:style-name="Heading_20_3" text:outline-level="3"><text:bookmark-start text:name="preparation-for-play"/>Preparation for Play<text:bookmark-end text:name="preparation-for-play"/></text:h>
      <text:p text:style-name="First_20_paragraph">A player should initially learn something about the <text:a xlink:type="simple" xlink:href="#creating-a-world" text:style-name="Internet_20_link" text:visited-style-name="Visited_20_Internet_20_Link"><text:span text:style-name="Definition">campaign world</text:span></text:a> from the referee. This information may be sketchy or generous depending on how prepared the referee is and how many players have come before. In either case it is the player’s role to insert his new character into the fantasy <text:a xlink:type="simple" xlink:href="#creating-a-world" text:style-name="Internet_20_link" text:visited-style-name="Visited_20_Internet_20_Link"><text:span text:style-name="Definition">world</text:span></text:a> and augment it with his presence. Whether he comes to riches or ruin, each character should be noted!</text:p>
      <text:p text:style-name="Text_20_body">Before choosing a character the player should familiarize himself with the options presented herein. He may desire to play a certain type of character from the outset but should be equally prepared to go with whatever the <text:a xlink:type="simple" xlink:href="#the-dice_1" text:style-name="Internet_20_link" text:visited-style-name="Visited_20_Internet_20_Link"><text:span text:style-name="Definition">dice</text:span></text:a> may bring.</text:p>
      <text:p text:style-name="Text_20_body">If the <text:a xlink:type="simple" xlink:href="#the-dice_1" text:style-name="Internet_20_link" text:visited-style-name="Visited_20_Internet_20_Link"><text:span text:style-name="Definition">dice</text:span></text:a> occasionally seem unkind the player is reminded that great enjoyment can arise from unconventional characters and from dramatic demises. Such will be the fate of many adventurers.</text:p>
      <text:p text:style-name="Text_20_body">The player should be ready to participate in the game, tackling the challenges presented with creativity and imagination—this is the greater part of the game. Above all the player must be prepared to accept the rulings of the referee and to enjoy whatever game circumstances may arise.</text:p>
      <text:p text:style-name="Text_20_body">The adventure begins... Now!</text:p>
      <text:h text:style-name="Heading_20_2" text:outline-level="2"><text:bookmark-start text:name="player-characters"/>Player Characters<text:bookmark-end text:name="player-characters"/></text:h>
      <text:p text:style-name="First_20_paragraph">Having learned something about the <text:a xlink:type="simple" xlink:href="#creating-a-world" text:style-name="Internet_20_link" text:visited-style-name="Visited_20_Internet_20_Link"><text:span text:style-name="Definition">campaign world</text:span></text:a> from the referee, the player’s first order of <text:soft-page-break/>business is to construct a fantasy persona called a character. The player will thereafter control this character’s actions in the game.</text:p>
      <text:h text:style-name="Heading_20_3" text:outline-level="3"><text:bookmark-start text:name="alignment"/>Alignment<text:bookmark-end text:name="alignment"/></text:h>
      <text:p text:style-name="First_20_paragraph">Each character must choose a side in the eternal struggle. He is either of law or of chaos or is otherwise neutral.</text:p>
      <text:p text:style-name="Text_20_body">Law is civility and order and upholds the greater good. Chaos is anarchy and brutality and undermines the greater good. Neutrality is neither for law nor chaos but for the individual and for those with no stake in the grander contest.</text:p>
      <text:h text:style-name="Heading_20_3" text:outline-level="3"><text:bookmark-start text:name="determination-of-abilities"/>Determination of Abilities<text:bookmark-end text:name="determination-of-abilities"/></text:h>
      <text:p text:style-name="First_20_paragraph">Characters are ranked in six <text:a xlink:type="simple" xlink:href="#explanation-of-abilities" text:style-name="Internet_20_link" text:visited-style-name="Visited_20_Internet_20_Link"><text:span text:style-name="Definition">abilities</text:span></text:a>: <text:a xlink:type="simple" xlink:href="#strength" text:style-name="Internet_20_link" text:visited-style-name="Visited_20_Internet_20_Link"><text:span text:style-name="Definition">strength</text:span></text:a>, <text:a xlink:type="simple" xlink:href="#intelligence" text:style-name="Internet_20_link" text:visited-style-name="Visited_20_Internet_20_Link"><text:span text:style-name="Definition">intelligence</text:span></text:a>, <text:a xlink:type="simple" xlink:href="#wisdom" text:style-name="Internet_20_link" text:visited-style-name="Visited_20_Internet_20_Link"><text:span text:style-name="Definition">wisdom</text:span></text:a>, <text:a xlink:type="simple" xlink:href="#dexterity" text:style-name="Internet_20_link" text:visited-style-name="Visited_20_Internet_20_Link"><text:span text:style-name="Definition">dexterity</text:span></text:a>, <text:a xlink:type="simple" xlink:href="#constitution" text:style-name="Internet_20_link" text:visited-style-name="Visited_20_Internet_20_Link"><text:span text:style-name="Definition">constitution</text:span></text:a>, and <text:a xlink:type="simple" xlink:href="#charisma" text:style-name="Internet_20_link" text:visited-style-name="Visited_20_Internet_20_Link"><text:span text:style-name="Definition">charisma</text:span></text:a>. Each is determined, in order, by the referee with a throw of three six-sided <text:a xlink:type="simple" xlink:href="#the-dice_1" text:style-name="Internet_20_link" text:visited-style-name="Visited_20_Internet_20_Link"><text:span text:style-name="Definition">dice</text:span></text:a> producing scores between 3 and 18. The player should record these figures on a character sheet or note paper before selecting his <text:a xlink:type="simple" xlink:href="#classes" text:style-name="Internet_20_link" text:visited-style-name="Visited_20_Internet_20_Link"><text:span text:style-name="Definition">class</text:span></text:a>.</text:p>
      <text:h text:style-name="Heading_20_3" text:outline-level="3"><text:bookmark-start text:name="prime-requisite-abilities"/>Prime Requisite Abilities<text:bookmark-end text:name="prime-requisite-abilities"/></text:h>
      <text:p text:style-name="First_20_paragraph">One of the six <text:a xlink:type="simple" xlink:href="#explanation-of-abilities" text:style-name="Internet_20_link" text:visited-style-name="Visited_20_Internet_20_Link"><text:span text:style-name="Definition">abilities</text:span></text:a> is considered to be the prime requisite for each <text:a xlink:type="simple" xlink:href="#classes" text:style-name="Internet_20_link" text:visited-style-name="Visited_20_Internet_20_Link"><text:span text:style-name="Definition">class</text:span></text:a> of character. <text:a xlink:type="simple" xlink:href="#the-fighter" text:style-name="Internet_20_link" text:visited-style-name="Visited_20_Internet_20_Link"><text:span text:style-name="Definition">Fighters</text:span></text:a> should be strong, <text:a xlink:type="simple" xlink:href="#the-magic-user" text:style-name="Internet_20_link" text:visited-style-name="Visited_20_Internet_20_Link"><text:span text:style-name="Definition">magic-users</text:span></text:a> should be intelligent, and <text:a xlink:type="simple" xlink:href="#the-cleric" text:style-name="Internet_20_link" text:visited-style-name="Visited_20_Internet_20_Link"><text:span text:style-name="Definition">clerics</text:span></text:a> should be wise.</text:p>
      <text:p text:style-name="Text_20_body">A character will acquire a greater or lesser number of <text:a xlink:type="simple" xlink:href="#experience-points" text:style-name="Internet_20_link" text:visited-style-name="Visited_20_Internet_20_Link"><text:span text:style-name="Definition">experience points</text:span></text:a> from his adventures according to his prime requisite <text:a xlink:type="simple" xlink:href="#explanation-of-abilities" text:style-name="Internet_20_link" text:visited-style-name="Visited_20_Internet_20_Link"><text:span text:style-name="Definition">ability</text:span></text:a> score.</text:p>
      <text:p text:style-name="Text_20_body">While a high score may predispose a player toward a particular <text:a xlink:type="simple" xlink:href="#classes" text:style-name="Internet_20_link" text:visited-style-name="Visited_20_Internet_20_Link"><text:span text:style-name="Definition">class</text:span></text:a> and a low score may dissuade him, <text:a xlink:type="simple" xlink:href="#explanation-of-abilities" text:style-name="Internet_20_link" text:visited-style-name="Visited_20_Internet_20_Link"><text:span text:style-name="Definition">ability</text:span></text:a> scores do not preclude the selection of any <text:a xlink:type="simple" xlink:href="#classes" text:style-name="Internet_20_link" text:visited-style-name="Visited_20_Internet_20_Link"><text:span text:style-name="Definition">class</text:span></text:a>. Nor do they determine a character’s success (player strategy being paramount in that).</text:p>
      <text:p text:style-name="Text_20_body">Suppose, for example, an intending player was given these <text:a xlink:type="simple" xlink:href="#explanation-of-abilities" text:style-name="Internet_20_link" text:visited-style-name="Visited_20_Internet_20_Link"><text:span text:style-name="Definition">ability</text:span></text:a> scores:</text:p>
      <text:p text:style-name="Text_20_body">With a <text:a xlink:type="simple" xlink:href="#wisdom" text:style-name="Internet_20_link" text:visited-style-name="Visited_20_Internet_20_Link"><text:span text:style-name="Definition">wisdom</text:span></text:a> score of 6 this character would advance slowly as a <text:a xlink:type="simple" xlink:href="#the-cleric" text:style-name="Internet_20_link" text:visited-style-name="Visited_20_Internet_20_Link"><text:span text:style-name="Definition">cleric</text:span></text:a>. His keen <text:a xlink:type="simple" xlink:href="#intelligence" text:style-name="Internet_20_link" text:visited-style-name="Visited_20_Internet_20_Link"><text:span text:style-name="Definition">intelligence</text:span></text:a> means he could do well as a <text:a xlink:type="simple" xlink:href="#the-magic-user" text:style-name="Internet_20_link" text:visited-style-name="Visited_20_Internet_20_Link"><text:span text:style-name="Definition">magic-user</text:span></text:a>; however, because of a preconceived inclination toward <text:a xlink:type="simple" xlink:href="#heroic-types" text:style-name="Internet_20_link" text:visited-style-name="Visited_20_Internet_20_Link"><text:span text:style-name="Definition">heroic</text:span></text:a> <text:a xlink:type="simple" xlink:href="#combat" text:style-name="Internet_20_link" text:visited-style-name="Visited_20_Internet_20_Link"><text:span text:style-name="Definition">combat</text:span></text:a>, the player elects the role of a <text:a xlink:type="simple" xlink:href="#the-fighter" text:style-name="Internet_20_link" text:visited-style-name="Visited_20_Internet_20_Link"><text:span text:style-name="Definition">fighter</text:span></text:a>. His <text:a xlink:type="simple" xlink:href="#strength" text:style-name="Internet_20_link" text:visited-style-name="Visited_20_Internet_20_Link"><text:span text:style-name="Definition">strength</text:span></text:a> of 11 is perfectly respectable and his <text:a xlink:type="simple" xlink:href="#constitution" text:style-name="Internet_20_link" text:visited-style-name="Visited_20_Internet_20_Link"><text:span text:style-name="Definition">constitution</text:span></text:a> of 12 indicates good fitness. A <text:a xlink:type="simple" xlink:href="#dexterity" text:style-name="Internet_20_link" text:visited-style-name="Visited_20_Internet_20_Link"><text:span text:style-name="Definition">dexterity</text:span></text:a> score of 10 is neither quick nor slow, but his ordinary <text:a xlink:type="simple" xlink:href="#charisma" text:style-name="Internet_20_link" text:visited-style-name="Visited_20_Internet_20_Link"><text:span text:style-name="Definition">charisma</text:span></text:a> score means this player should not depend overly on the <text:a xlink:type="simple" xlink:href="#retainer-loyalty" text:style-name="Internet_20_link" text:visited-style-name="Visited_20_Internet_20_Link"><text:span text:style-name="Definition">loyalty</text:span></text:a> of his followers.</text:p>
      <text:h text:style-name="Heading_20_3" text:outline-level="3"><text:bookmark-start text:name="explanation-of-abilities"/>Explanation of Abilities<text:bookmark-end text:name="explanation-of-abilities"/></text:h>
      <text:p text:style-name="First_20_paragraph">Following is an explanation of each of the six abilities.</text:p>
      <text:h text:style-name="Heading_20_5" text:outline-level="5"><text:bookmark-start text:name="strength"/><text:soft-page-break/>Strength<text:bookmark-end text:name="strength"/></text:h>
      <text:p text:style-name="First_20_paragraph">is raw physical power. It is useful for forcing <text:a xlink:type="simple" xlink:href="#doors" text:style-name="Internet_20_link" text:visited-style-name="Visited_20_Internet_20_Link"><text:span text:style-name="Definition">doors</text:span></text:a>, lifting gates, and carrying heavy <text:a xlink:type="simple" xlink:href="#equipment" text:style-name="Internet_20_link" text:visited-style-name="Visited_20_Internet_20_Link"><text:span text:style-name="Definition">equipment</text:span></text:a> including <text:a xlink:type="simple" xlink:href="#treasures" text:style-name="Internet_20_link" text:visited-style-name="Visited_20_Internet_20_Link"><text:span text:style-name="Definition">treasure</text:span></text:a>! Strength is the <text:a xlink:type="simple" xlink:href="#prime-requisite-abilities" text:style-name="Internet_20_link" text:visited-style-name="Visited_20_Internet_20_Link"><text:span text:style-name="Definition">prime requisite</text:span></text:a> for <text:a xlink:type="simple" xlink:href="#the-fighter" text:style-name="Internet_20_link" text:visited-style-name="Visited_20_Internet_20_Link"><text:span text:style-name="Definition">fighters</text:span></text:a>.</text:p>
      <text:h text:style-name="Heading_20_5" text:outline-level="5"><text:bookmark-start text:name="movement-rates"/>Movement Rates<text:bookmark-end text:name="movement-rates"/></text:h>
      <text:p text:style-name="First_20_paragraph">allowed by load are for <text:a xlink:type="simple" xlink:href="#men" text:style-name="Internet_20_link" text:visited-style-name="Visited_20_Internet_20_Link"><text:span text:style-name="Definition">man</text:span></text:a>-sized and <text:a xlink:type="simple" xlink:href="#men" text:style-name="Internet_20_link" text:visited-style-name="Visited_20_Internet_20_Link"><text:span text:style-name="Definition">man</text:span></text:a>-like types. These should be scaled appropriately for other types but any character reduced to half his <text:a xlink:type="simple" xlink:href="#time-and-movement_2" text:style-name="Internet_20_link" text:visited-style-name="Visited_20_Internet_20_Link"><text:span text:style-name="Definition">movement</text:span></text:a> rate is considered to be encumbered. <text:a xlink:type="simple" xlink:href="#time-and-movement_2" text:style-name="Internet_20_link" text:visited-style-name="Visited_20_Internet_20_Link"><text:span text:style-name="Definition">Movement</text:span></text:a> rates are expressed in inches which are scaled according to the environment being explored to produce the actual ground rate.</text:p>
      <text:h text:style-name="Heading_20_5" text:outline-level="5"><text:bookmark-start text:name="intelligence"/>Intelligence<text:bookmark-end text:name="intelligence"/></text:h>
      <text:p text:style-name="First_20_paragraph">is cunning, acumen, and book learning and one additional <text:a xlink:type="simple" xlink:href="#many-languages" text:style-name="Internet_20_link" text:visited-style-name="Visited_20_Internet_20_Link"><text:span text:style-name="Definition">language</text:span></text:a> is known for every point beyond 10. Intelligence is the <text:a xlink:type="simple" xlink:href="#prime-requisite-abilities" text:style-name="Internet_20_link" text:visited-style-name="Visited_20_Internet_20_Link"><text:span text:style-name="Definition">prime requisite</text:span></text:a> for <text:a xlink:type="simple" xlink:href="#the-magic-user" text:style-name="Internet_20_link" text:visited-style-name="Visited_20_Internet_20_Link"><text:span text:style-name="Definition">magic-users</text:span></text:a> and is useful to the referee for determining what course of action a non-player character should take.</text:p>
      <text:h text:style-name="Heading_20_5" text:outline-level="5"><text:bookmark-start text:name="many-languages"/>Many Languages<text:bookmark-end text:name="many-languages"/></text:h>
      <text:p text:style-name="First_20_paragraph">are spoken throughout the game <text:a xlink:type="simple" xlink:href="#creating-a-world" text:style-name="Internet_20_link" text:visited-style-name="Visited_20_Internet_20_Link"><text:span text:style-name="Definition">world</text:span></text:a> with each intelligent type having its own tongue. <text:a xlink:type="simple" xlink:href="#man-types" text:style-name="Internet_20_link" text:visited-style-name="Visited_20_Internet_20_Link"><text:span text:style-name="Definition">Man-types</text:span></text:a> also share a “common tongue” which 20% of all speaking creatures will know.</text:p>
      <text:p text:style-name="Text_20_body">Additionally, there are the tongues of law, chaos, and neutrality which are known to the speaking membership of those <text:a xlink:type="simple" xlink:href="#alignment" text:style-name="Internet_20_link" text:visited-style-name="Visited_20_Internet_20_Link"><text:span text:style-name="Definition">alignments</text:span></text:a>. Creatures of one <text:a xlink:type="simple" xlink:href="#alignment" text:style-name="Internet_20_link" text:visited-style-name="Visited_20_Internet_20_Link"><text:span text:style-name="Definition">alignment</text:span></text:a> will recognize the other <text:a xlink:type="simple" xlink:href="#alignment" text:style-name="Internet_20_link" text:visited-style-name="Visited_20_Internet_20_Link"><text:span text:style-name="Definition">alignment</text:span></text:a> tongues without comprehending them. Chaotics will attack speakers of law and vice versa.</text:p>
      <text:p text:style-name="Text_20_body">Player characters always know at least two languages: the common tongue and an <text:a xlink:type="simple" xlink:href="#alignment" text:style-name="Internet_20_link" text:visited-style-name="Visited_20_Internet_20_Link"><text:span text:style-name="Definition">alignment</text:span></text:a> tongue. Non-human player characters may know additional languages as will all characters with above average <text:a xlink:type="simple" xlink:href="#intelligence" text:style-name="Internet_20_link" text:visited-style-name="Visited_20_Internet_20_Link"><text:span text:style-name="Definition">intelligence</text:span></text:a>. Additionally, there are <text:a xlink:type="simple" xlink:href="#explanation-of-spells" text:style-name="Internet_20_link" text:visited-style-name="Visited_20_Internet_20_Link"><text:span text:style-name="Definition">spells</text:span></text:a> and magic items that will aid in the comprehension of unknown languages.</text:p>
      <text:h text:style-name="Heading_20_5" text:outline-level="5"><text:bookmark-start text:name="wisdom"/>Wisdom<text:bookmark-end text:name="wisdom"/></text:h>
      <text:p text:style-name="First_20_paragraph">is intuition, common sense, and maturity. Each 2 points of wisdom beyond 10 will add 1 point to the character’s <text:a xlink:type="simple" xlink:href="#prime-requisite-abilities" text:style-name="Internet_20_link" text:visited-style-name="Visited_20_Internet_20_Link"><text:span text:style-name="Definition">prime requisite</text:span></text:a> for the purpose of calculating <text:a xlink:type="simple" xlink:href="#experience-points" text:style-name="Internet_20_link" text:visited-style-name="Visited_20_Internet_20_Link"><text:span text:style-name="Definition">experience points</text:span></text:a> earned. Wisdom is the <text:a xlink:type="simple" xlink:href="#prime-requisite-abilities" text:style-name="Internet_20_link" text:visited-style-name="Visited_20_Internet_20_Link"><text:span text:style-name="Definition">prime requisite</text:span></text:a> for <text:a xlink:type="simple" xlink:href="#the-cleric" text:style-name="Internet_20_link" text:visited-style-name="Visited_20_Internet_20_Link"><text:span text:style-name="Definition">clerics</text:span></text:a> and functions as does <text:a xlink:type="simple" xlink:href="#intelligence" text:style-name="Internet_20_link" text:visited-style-name="Visited_20_Internet_20_Link"><text:span text:style-name="Definition">intelligence</text:span></text:a> in determining what course of action a non-player character should take.</text:p>
      <text:h text:style-name="Heading_20_5" text:outline-level="5"><text:bookmark-start text:name="dexterity"/>Dexterity<text:bookmark-end text:name="dexterity"/></text:h>
      <text:p text:style-name="First_20_paragraph">is reaction speed, coordination, and agility. It is useful for accurate shooting and for quick reflexes when <text:a xlink:type="simple" xlink:href="#initiative" text:style-name="Internet_20_link" text:visited-style-name="Visited_20_Internet_20_Link"><text:span text:style-name="Definition">initiative</text:span></text:a> is in question. Dexterity is the <text:a xlink:type="simple" xlink:href="#prime-requisite-abilities" text:style-name="Internet_20_link" text:visited-style-name="Visited_20_Internet_20_Link"><text:span text:style-name="Definition">prime requisite</text:span></text:a> for <text:a xlink:type="simple" xlink:href="#the-thief-optional-class" text:style-name="Internet_20_link" text:visited-style-name="Visited_20_Internet_20_Link"><text:span text:style-name="Definition">thieves</text:span></text:a> (if these are used).</text:p>
      <text:h text:style-name="Heading_20_5" text:outline-level="5"><text:bookmark-start text:name="constitution"/><text:soft-page-break/>Constitution<text:bookmark-end text:name="constitution"/></text:h>
      <text:p text:style-name="First_20_paragraph">is vim, fitness, and toughness. It determines what <text:a xlink:type="simple" xlink:href="#damage" text:style-name="Internet_20_link" text:visited-style-name="Visited_20_Internet_20_Link"><text:span text:style-name="Definition">damage</text:span></text:a> can be endured and whether or not a character can withstand being raised from the dead, <text:a xlink:type="simple" xlink:href="#baleful-polymorph" text:style-name="Internet_20_link" text:visited-style-name="Visited_20_Internet_20_Link"><text:span text:style-name="Definition">polymorphed</text:span></text:a>, or petrified.</text:p>
      <text:h text:style-name="Heading_20_5" text:outline-level="5"><text:bookmark-start text:name="shock-survival"/>Shock Survival<text:bookmark-end text:name="shock-survival"/></text:h>
      <text:p text:style-name="First_20_paragraph">is the probability that a character will survive the greatest physical ordeals. This check is required to be raised from the dead (any failed attempt indicates that no subsequent attempt can ever succeed), to survive returning to flesh after being turned to stone, and to survive transformation into another shape by the <text:a xlink:type="simple" xlink:href="#baleful-polymorph" text:style-name="Internet_20_link" text:visited-style-name="Visited_20_Internet_20_Link"><text:span text:style-name="Definition">baleful polymorph</text:span></text:a> spell.</text:p>
      <text:h text:style-name="Heading_20_5" text:outline-level="5"><text:bookmark-start text:name="charisma"/>Charisma<text:bookmark-end text:name="charisma"/></text:h>
      <text:p text:style-name="First_20_paragraph">is comeliness, personal charm, and social influence. It is useful in determining <text:a xlink:type="simple" xlink:href="#reaction-and-morale-checks" text:style-name="Internet_20_link" text:visited-style-name="Visited_20_Internet_20_Link"><text:span text:style-name="Definition">reactions</text:span></text:a>, in negotiations, and for attracting <text:a xlink:type="simple" xlink:href="#monsters_2" text:style-name="Internet_20_link" text:visited-style-name="Visited_20_Internet_20_Link"><text:span text:style-name="Definition">monsters</text:span></text:a> into service. It determines the number of <text:a xlink:type="simple" xlink:href="#retainers" text:style-name="Internet_20_link" text:visited-style-name="Visited_20_Internet_20_Link"><text:span text:style-name="Definition">retainers</text:span></text:a> a character can have and the <text:a xlink:type="simple" xlink:href="#retainer-loyalty" text:style-name="Internet_20_link" text:visited-style-name="Visited_20_Internet_20_Link"><text:span text:style-name="Definition">loyalty</text:span></text:a> of any <text:a xlink:type="simple" xlink:href="#hirelings" text:style-name="Internet_20_link" text:visited-style-name="Visited_20_Internet_20_Link"><text:span text:style-name="Definition">hirelings</text:span></text:a>.</text:p>
      <text:h text:style-name="Heading_20_3" text:outline-level="3"><text:bookmark-start text:name="classes"/>Classes<text:bookmark-end text:name="classes"/></text:h>
      <text:p text:style-name="First_20_paragraph">Having been given <text:a xlink:type="simple" xlink:href="#explanation-of-abilities" text:style-name="Internet_20_link" text:visited-style-name="Visited_20_Internet_20_Link"><text:span text:style-name="Definition">ability</text:span></text:a> scores the player must select a class. Characters begin at the 1st level in the chosen class and thereafter advance to successive experience levels by returning to a safe haven after accumulating the necessary number of <text:a xlink:type="simple" xlink:href="#experience-points" text:style-name="Internet_20_link" text:visited-style-name="Visited_20_Internet_20_Link"><text:span text:style-name="Definition">experience points</text:span></text:a>.</text:p>
      <text:h text:style-name="Heading_20_5" text:outline-level="5"><text:bookmark-start text:name="the-numbers-of-hit-dice"/>The numbers of hit dice<text:bookmark-end text:name="the-numbers-of-hit-dice"/></text:h>
      <text:p text:style-name="First_20_paragraph">given on the following charts are always six-sided and are thrown to determine the number of hit points of <text:a xlink:type="simple" xlink:href="#damage" text:style-name="Internet_20_link" text:visited-style-name="Visited_20_Internet_20_Link"><text:span text:style-name="Definition">damage</text:span></text:a> that can be sustained before death. Hit <text:a xlink:type="simple" xlink:href="#the-dice_1" text:style-name="Internet_20_link" text:visited-style-name="Visited_20_Internet_20_Link"><text:span text:style-name="Definition">dice</text:span></text:a> are thrown and summed with any additions being added to the total.</text:p>
      <text:p text:style-name="Text_20_body">The figures given for each <text:a xlink:type="simple" xlink:href="#saving-throws" text:style-name="Internet_20_link" text:visited-style-name="Visited_20_Internet_20_Link"><text:span text:style-name="Definition">saving throw</text:span></text:a> category are those required on a twenty-sided die to avert various calamities.</text:p>
      <text:h text:style-name="Heading_20_5" text:outline-level="5"><text:bookmark-start text:name="experience-points"/>Experience Points<text:bookmark-end text:name="experience-points"/></text:h>
      <text:p text:style-name="First_20_paragraph">(XP) are earned primarily by recovering (not merely finding) <text:a xlink:type="simple" xlink:href="#treasures" text:style-name="Internet_20_link" text:visited-style-name="Visited_20_Internet_20_Link"><text:span text:style-name="Definition">treasure</text:span></text:a>. 1 XP is awarded per gold piece worth of <text:a xlink:type="simple" xlink:href="#treasures" text:style-name="Internet_20_link" text:visited-style-name="Visited_20_Internet_20_Link"><text:span text:style-name="Definition">treasure</text:span></text:a> recovered though the division of any such riches, and hence any XP, is entirely up to the players.</text:p>
      <text:p text:style-name="Text_20_body">Experience points are also earned by defeating <text:a xlink:type="simple" xlink:href="#monsters_2" text:style-name="Internet_20_link" text:visited-style-name="Visited_20_Internet_20_Link"><text:span text:style-name="Definition">monsters</text:span></text:a>. 100 XP are awarded for each <text:a xlink:type="simple" xlink:href="#hit-dice" text:style-name="Internet_20_link" text:visited-style-name="Visited_20_Internet_20_Link"><text:span text:style-name="Definition">hit die</text:span></text:a> of each enemy defeated. The referee may increase the base award for especially dangerous enemies including those with <text:a xlink:type="simple" xlink:href="#poison" text:style-name="Internet_20_link" text:visited-style-name="Visited_20_Internet_20_Link"><text:span text:style-name="Definition">poisonous</text:span></text:a>, paralyzing, or multiple attacks.</text:p>
      <text:p text:style-name="Text_20_body">Experience awards for defeating <text:a xlink:type="simple" xlink:href="#monsters_2" text:style-name="Internet_20_link" text:visited-style-name="Visited_20_Internet_20_Link"><text:span text:style-name="Definition">monsters</text:span></text:a> are scaled according to the ratio of the <text:a xlink:type="simple" xlink:href="#populating-a-dungeon" text:style-name="Internet_20_link" text:visited-style-name="Visited_20_Internet_20_Link"><text:span text:style-name="Definition">dungeon</text:span></text:a> level to the character level so that higher level players are encouraged to seek appropriate challenges. If a party of 1st level characters were to defeat a dozen 1 HD <text:a xlink:type="simple" xlink:href="#orcs" text:style-name="Internet_20_link" text:visited-style-name="Visited_20_Internet_20_Link"><text:span text:style-name="Definition">orcs</text:span></text:a> on the 1st <text:a xlink:type="simple" xlink:href="#populating-a-dungeon" text:style-name="Internet_20_link" text:visited-style-name="Visited_20_Internet_20_Link"><text:span text:style-name="Definition">dungeon</text:span></text:a> level they <text:soft-page-break/>would be awarded 1,200 XP between them. If a party of 6th level characters defeated the same <text:a xlink:type="simple" xlink:href="#orcs" text:style-name="Internet_20_link" text:visited-style-name="Visited_20_Internet_20_Link"><text:span text:style-name="Definition">orcs</text:span></text:a> they would earn one-sixth as many XP because they are 6th level characters exploring the 1st <text:a xlink:type="simple" xlink:href="#populating-a-dungeon" text:style-name="Internet_20_link" text:visited-style-name="Visited_20_Internet_20_Link"><text:span text:style-name="Definition">dungeon</text:span></text:a> level.</text:p>
      <text:p text:style-name="Text_20_body">Note that no character can advance more than a single experience level in a single adventure. He will always fall at least 1 XP short of gaining a second experience level with any excess XP discarded.</text:p>
      <text:h text:style-name="Heading_20_3" text:outline-level="3"><text:bookmark-start text:name="the-cleric"/>The Cleric<text:bookmark-end text:name="the-cleric"/></text:h>
      <text:p text:style-name="First_20_paragraph">Clerics must choose law or chaos; they cannot remain neutral in the eternal struggle. Either type must remain steadfast in this choice or be stripped of his status.</text:p>
      <text:p text:style-name="Text_20_body">Clerics of the lawful sort are virtuous knights and templars whose purpose is to vanquish evil. Their conviction in the righteousness of this mission enables them to <text:a xlink:type="simple" xlink:href="#turning-the-undead" text:style-name="Internet_20_link" text:visited-style-name="Visited_20_Internet_20_Link"><text:span text:style-name="Definition">turn the undead</text:span></text:a> and to invoke miracles. In performing their duty clerics are allowed <text:a xlink:type="simple" xlink:href="#armor-and-shields" text:style-name="Internet_20_link" text:visited-style-name="Visited_20_Internet_20_Link"><text:span text:style-name="Definition">shields</text:span></text:a> and any <text:a xlink:type="simple" xlink:href="#armor-and-shields" text:style-name="Internet_20_link" text:visited-style-name="Visited_20_Internet_20_Link"><text:span text:style-name="Definition">armor</text:span></text:a> but the use of edged or piercing weapons is forbidden.</text:p>
      <text:p text:style-name="Text_20_body">A cleric begins play with a <text:a xlink:type="simple" xlink:href="#spell-books" text:style-name="Internet_20_link" text:visited-style-name="Visited_20_Internet_20_Link"><text:span text:style-name="Definition">spell book</text:span></text:a> containing the 1st level <text:a xlink:type="simple" xlink:href="#explanation-of-spells" text:style-name="Internet_20_link" text:visited-style-name="Visited_20_Internet_20_Link"><text:span text:style-name="Definition">spells</text:span></text:a> and can thereafter <text:a xlink:type="simple" xlink:href="#spell-casting-from-memory" text:style-name="Internet_20_link" text:visited-style-name="Visited_20_Internet_20_Link"><text:span text:style-name="Definition">cast</text:span></text:a> a number of <text:a xlink:type="simple" xlink:href="#explanation-of-spells" text:style-name="Internet_20_link" text:visited-style-name="Visited_20_Internet_20_Link"><text:span text:style-name="Definition">spells</text:span></text:a> each day appropriate for his experience level. So long as he adheres to his faith a cleric will gain access to <text:a xlink:type="simple" xlink:href="#explanation-of-spells" text:style-name="Internet_20_link" text:visited-style-name="Visited_20_Internet_20_Link"><text:span text:style-name="Definition">spells</text:span></text:a> of successive spell levels as he advances in experience, and can devise <text:a xlink:type="simple" xlink:href="#explanation-of-spells" text:style-name="Internet_20_link" text:visited-style-name="Visited_20_Internet_20_Link"><text:span text:style-name="Definition">spells</text:span></text:a> of his own besides.</text:p>
      <text:p text:style-name="Text_20_body">When a cleric achieves 9th level he can establish a <text:a xlink:type="simple" xlink:href="#strongholds" text:style-name="Internet_20_link" text:visited-style-name="Visited_20_Internet_20_Link"><text:span text:style-name="Definition">stronghold</text:span></text:a> and the religious fervor of the workforce will reduce any construction costs by half. Once established, a <text:a xlink:type="simple" xlink:href="#strongholds" text:style-name="Internet_20_link" text:visited-style-name="Visited_20_Internet_20_Link"><text:span text:style-name="Definition">stronghold</text:span></text:a> will attract a body of 50-300 fanatically loyal <text:a xlink:type="simple" xlink:href="#men-dervishes" text:style-name="Internet_20_link" text:visited-style-name="Visited_20_Internet_20_Link"><text:span text:style-name="Definition">dervishes</text:span></text:a> who will serve without payment (the referee will determine the exact composition of this force). If the surrounding countryside is kept clear of <text:a xlink:type="simple" xlink:href="#monsters_2" text:style-name="Internet_20_link" text:visited-style-name="Visited_20_Internet_20_Link"><text:span text:style-name="Definition">monsters</text:span></text:a> this holding will attract faithful settlers each of whom can pay 2 gp in tithes and taxes per month.</text:p>
      <text:h text:style-name="Heading_20_4" text:outline-level="4"><text:bookmark-start text:name="turning-the-undead"/>Turning the Undead<text:bookmark-end text:name="turning-the-undead"/></text:h>
      <text:p text:style-name="First_20_paragraph">Mindless undead need never check <text:a xlink:type="simple" xlink:href="#reaction-and-morale-checks" text:style-name="Internet_20_link" text:visited-style-name="Visited_20_Internet_20_Link"><text:span text:style-name="Definition">morale</text:span></text:a> and cannot be <text:a xlink:type="simple" xlink:href="#attacking-to-subdue" text:style-name="Internet_20_link" text:visited-style-name="Visited_20_Internet_20_Link"><text:span text:style-name="Definition">subdued</text:span></text:a> but all the undead are subject to being turned away—or even destroyed utterly—by a faithful cleric who forcefully presents a Cross. Turning the undead is accomplished by throwing two six-sided <text:a xlink:type="simple" xlink:href="#the-dice_1" text:style-name="Internet_20_link" text:visited-style-name="Visited_20_Internet_20_Link"><text:span text:style-name="Definition">dice</text:span></text:a> and comparing the result to the following table.</text:p>
      <text:p text:style-name="Text_20_body">Should a cleric fail to turn an undead <text:a xlink:type="simple" xlink:href="#monsters_2" text:style-name="Internet_20_link" text:visited-style-name="Visited_20_Internet_20_Link"><text:span text:style-name="Definition">monster</text:span></text:a> he cannot attempt to turn that <text:a xlink:type="simple" xlink:href="#monsters_2" text:style-name="Internet_20_link" text:visited-style-name="Visited_20_Internet_20_Link"><text:span text:style-name="Definition">monster</text:span></text:a> again until sunrise.</text:p>
      <text:h text:style-name="Heading_20_4" text:outline-level="4"><text:bookmark-start text:name="the-anti-cleric"/>The Anti-Cleric<text:bookmark-end text:name="the-anti-cleric"/></text:h>
      <text:p text:style-name="First_20_paragraph">Clerics of the chaotic sort are called anti-clerics. They are intended as villains and their purpose is to vanquish good. They cannot <text:a xlink:type="simple" xlink:href="#turning-the-undead" text:style-name="Internet_20_link" text:visited-style-name="Visited_20_Internet_20_Link"><text:span text:style-name="Definition">turn the undead</text:span></text:a> but have a selection of reversed clerical <text:a xlink:type="simple" xlink:href="#explanation-of-spells" text:style-name="Internet_20_link" text:visited-style-name="Visited_20_Internet_20_Link"><text:span text:style-name="Definition">spells</text:span></text:a> which they can employ with impunity. Otherwise, they function as do <text:a xlink:type="simple" xlink:href="#the-cleric" text:style-name="Internet_20_link" text:visited-style-name="Visited_20_Internet_20_Link"><text:span text:style-name="Definition">clerics</text:span></text:a> except that an anti-cleric <text:a xlink:type="simple" xlink:href="#strongholds" text:style-name="Internet_20_link" text:visited-style-name="Visited_20_Internet_20_Link"><text:span text:style-name="Definition">stronghold</text:span></text:a> will attract <text:a xlink:type="simple" xlink:href="#men-zealots" text:style-name="Internet_20_link" text:visited-style-name="Visited_20_Internet_20_Link"><text:span text:style-name="Definition">zealots</text:span></text:a> rather than <text:a xlink:type="simple" xlink:href="#men-dervishes" text:style-name="Internet_20_link" text:visited-style-name="Visited_20_Internet_20_Link"><text:span text:style-name="Definition">dervishes</text:span></text:a>.</text:p>
      <text:h text:style-name="Heading_20_3" text:outline-level="3"><text:bookmark-start text:name="the-fighter"/><text:soft-page-break/>The Fighter<text:bookmark-end text:name="the-fighter"/></text:h>
      <text:p text:style-name="First_20_paragraph">Fighters are soldiers, champions, and other warriors who engage in toe-to-toe and <text:a xlink:type="simple" xlink:href="#missile-fire" text:style-name="Internet_20_link" text:visited-style-name="Visited_20_Internet_20_Link"><text:span text:style-name="Definition">missile</text:span></text:a> <text:a xlink:type="simple" xlink:href="#combat" text:style-name="Internet_20_link" text:visited-style-name="Visited_20_Internet_20_Link"><text:span text:style-name="Definition">combat</text:span></text:a>. Of all the <text:a xlink:type="simple" xlink:href="#classes" text:style-name="Internet_20_link" text:visited-style-name="Visited_20_Internet_20_Link"><text:span text:style-name="Definition">classes</text:span></text:a> they are the most formidable in attack and can withstand the most <text:a xlink:type="simple" xlink:href="#damage" text:style-name="Internet_20_link" text:visited-style-name="Visited_20_Internet_20_Link"><text:span text:style-name="Definition">damage</text:span></text:a>. A fighter has the use of any <text:a xlink:type="simple" xlink:href="#armor-and-shields" text:style-name="Internet_20_link" text:visited-style-name="Visited_20_Internet_20_Link"><text:span text:style-name="Definition">armor</text:span></text:a> or <text:a xlink:type="simple" xlink:href="#armor-and-shields" text:style-name="Internet_20_link" text:visited-style-name="Visited_20_Internet_20_Link"><text:span text:style-name="Definition">shield</text:span></text:a> and all weaponry, including <text:a xlink:type="simple" xlink:href="#missile-fire" text:style-name="Internet_20_link" text:visited-style-name="Visited_20_Internet_20_Link"><text:span text:style-name="Definition">missiles</text:span></text:a> and <text:a xlink:type="simple" xlink:href="#spears" text:style-name="Internet_20_link" text:visited-style-name="Visited_20_Internet_20_Link"><text:span text:style-name="Definition">spears</text:span></text:a>. Moreover, <text:a xlink:type="simple" xlink:href="#magic-swords" text:style-name="Internet_20_link" text:visited-style-name="Visited_20_Internet_20_Link"><text:span text:style-name="Definition">magic swords</text:span></text:a> and the majority of other enchanted weapons are usable exclusively by them.</text:p>
      <text:p text:style-name="Text_20_body">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versus <text:a xlink:type="simple" xlink:href="#normal-types" text:style-name="Internet_20_link" text:visited-style-name="Visited_20_Internet_20_Link"><text:span text:style-name="Definition">normal-types</text:span></text:a> a fighter throws one attack roll as a 1st level fighter for each of his own <text:a xlink:type="simple" xlink:href="#hit-dice" text:style-name="Internet_20_link" text:visited-style-name="Visited_20_Internet_20_Link"><text:span text:style-name="Definition">hit die</text:span></text:a>. Starting at 4th level he adds +1 to <text:a xlink:type="simple" xlink:href="#reaction-and-morale-checks" text:style-name="Internet_20_link" text:visited-style-name="Visited_20_Internet_20_Link"><text:span text:style-name="Definition">morale</text:span></text:a> checks of any troops he leads in <text:a xlink:type="simple" xlink:href="#combat" text:style-name="Internet_20_link" text:visited-style-name="Visited_20_Internet_20_Link"><text:span text:style-name="Definition">combat</text:span></text:a>, and he will not be targeted by <text:a xlink:type="simple" xlink:href="#normal-types" text:style-name="Internet_20_link" text:visited-style-name="Visited_20_Internet_20_Link"><text:span text:style-name="Definition">normal-types</text:span></text:a> while there are <text:a xlink:type="simple" xlink:href="#normal-types" text:style-name="Internet_20_link" text:visited-style-name="Visited_20_Internet_20_Link"><text:span text:style-name="Definition">normal</text:span></text:a> targets available.</text:p>
      <text:p text:style-name="Text_20_body">At 8th level and above a fighter is aware of invisible opponents within 3" and <text:a xlink:type="simple" xlink:href="#normal-types" text:style-name="Internet_20_link" text:visited-style-name="Visited_20_Internet_20_Link"><text:span text:style-name="Definition">normal-types</text:span></text:a> require a positive <text:a xlink:type="simple" xlink:href="#reaction-and-morale-checks" text:style-name="Internet_20_link" text:visited-style-name="Visited_20_Internet_20_Link"><text:span text:style-name="Definition">morale</text:span></text:a> check to stand their ground if he charges them. He is unable to <text:a xlink:type="simple" xlink:href="#spell-casting-from-memory" text:style-name="Internet_20_link" text:visited-style-name="Visited_20_Internet_20_Link"><text:span text:style-name="Definition">cast</text:span></text:a> <text:a xlink:type="simple" xlink:href="#explanation-of-spells" text:style-name="Internet_20_link" text:visited-style-name="Visited_20_Internet_20_Link"><text:span text:style-name="Definition">spells</text:span></text:a>, however, and has a limited selection of other magical items.</text:p>
      <text:p text:style-name="Text_20_body">When a fighter achieves 9th level he can establish a <text:a xlink:type="simple" xlink:href="#strongholds" text:style-name="Internet_20_link" text:visited-style-name="Visited_20_Internet_20_Link"><text:span text:style-name="Definition">stronghold</text:span></text:a> and declare himself its Lord. If the surrounding countryside is kept clear of <text:a xlink:type="simple" xlink:href="#monsters_2" text:style-name="Internet_20_link" text:visited-style-name="Visited_20_Internet_20_Link"><text:span text:style-name="Definition">monsters</text:span></text:a> this holding will attract settlers each of whom can pay 1 gp in taxes per month.</text:p>
      <text:h text:style-name="Heading_20_3" text:outline-level="3"><text:bookmark-start text:name="the-magic-user"/>The Magic-User<text:bookmark-end text:name="the-magic-user"/></text:h>
      <text:p text:style-name="First_20_paragraph">Magic-users are potentially the most powerful <text:a xlink:type="simple" xlink:href="#classes" text:style-name="Internet_20_link" text:visited-style-name="Visited_20_Internet_20_Link"><text:span text:style-name="Definition">class</text:span></text:a> but they are also the most vulnerable; they can wear no <text:a xlink:type="simple" xlink:href="#armor-and-shields" text:style-name="Internet_20_link" text:visited-style-name="Visited_20_Internet_20_Link"><text:span text:style-name="Definition">armor</text:span></text:a> and can use only <text:a xlink:type="simple" xlink:href="#daggers" text:style-name="Internet_20_link" text:visited-style-name="Visited_20_Internet_20_Link"><text:span text:style-name="Definition">daggers</text:span></text:a> and <text:a xlink:type="simple" xlink:href="#staves-and-wands" text:style-name="Internet_20_link" text:visited-style-name="Visited_20_Internet_20_Link"><text:span text:style-name="Definition">staves</text:span></text:a> as weapons. A magic-user can, however, <text:a xlink:type="simple" xlink:href="#spell-casting-from-memory" text:style-name="Internet_20_link" text:visited-style-name="Visited_20_Internet_20_Link"><text:span text:style-name="Definition">cast</text:span></text:a> magic <text:a xlink:type="simple" xlink:href="#explanation-of-spells" text:style-name="Internet_20_link" text:visited-style-name="Visited_20_Internet_20_Link"><text:span text:style-name="Definition">spells</text:span></text:a>. He begins play with a <text:a xlink:type="simple" xlink:href="#spell-books" text:style-name="Internet_20_link" text:visited-style-name="Visited_20_Internet_20_Link"><text:span text:style-name="Definition">spell book</text:span></text:a> containing the 1st level <text:a xlink:type="simple" xlink:href="#explanation-of-spells" text:style-name="Internet_20_link" text:visited-style-name="Visited_20_Internet_20_Link"><text:span text:style-name="Definition">spells</text:span></text:a> and can <text:a xlink:type="simple" xlink:href="#spell-casting-from-memory" text:style-name="Internet_20_link" text:visited-style-name="Visited_20_Internet_20_Link"><text:span text:style-name="Definition">cast</text:span></text:a> a number of <text:a xlink:type="simple" xlink:href="#explanation-of-spells" text:style-name="Internet_20_link" text:visited-style-name="Visited_20_Internet_20_Link"><text:span text:style-name="Definition">spells</text:span></text:a> from memory each day appropriate for his experience level. He gains access to <text:a xlink:type="simple" xlink:href="#explanation-of-spells" text:style-name="Internet_20_link" text:visited-style-name="Visited_20_Internet_20_Link"><text:span text:style-name="Definition">spells</text:span></text:a> of successive spell levels as he advances in experience, and can devise his own <text:a xlink:type="simple" xlink:href="#explanation-of-spells" text:style-name="Internet_20_link" text:visited-style-name="Visited_20_Internet_20_Link"><text:span text:style-name="Definition">spells</text:span></text:a> besides.</text:p>
      <text:p text:style-name="Text_20_body">A magic-user has use of the greatest selection of enchanted items. All save for arms (other than <text:a xlink:type="simple" xlink:href="#daggers" text:style-name="Internet_20_link" text:visited-style-name="Visited_20_Internet_20_Link"><text:span text:style-name="Definition">daggers</text:span></text:a> and <text:a xlink:type="simple" xlink:href="#staves-and-wands" text:style-name="Internet_20_link" text:visited-style-name="Visited_20_Internet_20_Link"><text:span text:style-name="Definition">staves</text:span></text:a>), <text:a xlink:type="simple" xlink:href="#armor-and-shields" text:style-name="Internet_20_link" text:visited-style-name="Visited_20_Internet_20_Link"><text:span text:style-name="Definition">armor</text:span></text:a>, and a handful of clerical items are at his disposal. Should these prove insufficient a magic-user of at least 9th level can <text:a xlink:type="simple" xlink:href="#enchanting-magic-items" text:style-name="Internet_20_link" text:visited-style-name="Visited_20_Internet_20_Link"><text:span text:style-name="Definition">enchant</text:span></text:a> items of his own. The cost and time required to <text:a xlink:type="simple" xlink:href="#enchanting-magic-items" text:style-name="Internet_20_link" text:visited-style-name="Visited_20_Internet_20_Link"><text:span text:style-name="Definition">enchant</text:span></text:a> an item will be commensurate with its value.</text:p>
      <text:h text:style-name="Heading_20_5" text:outline-level="5"><text:bookmark-start text:name="halflings"/>Halflings<text:bookmark-end text:name="halflings"/></text:h>
      <text:p text:style-name="First_20_paragraph">can be <text:a xlink:type="simple" xlink:href="#the-fighter" text:style-name="Internet_20_link" text:visited-style-name="Visited_20_Internet_20_Link"><text:span text:style-name="Definition">fighters</text:span></text:a> but are limited to 4th level. They are deadly accurate with hurled <text:a xlink:type="simple" xlink:href="#missile-fire" text:style-name="Internet_20_link" text:visited-style-name="Visited_20_Internet_20_Link"><text:span text:style-name="Definition">missiles</text:span></text:a> adjusting attack rolls by +3, and will identify noises when <text:a xlink:type="simple" xlink:href="#listening" text:style-name="Internet_20_link" text:visited-style-name="Visited_20_Internet_20_Link"><text:span text:style-name="Definition">listening</text:span></text:a> at <text:a xlink:type="simple" xlink:href="#doors" text:style-name="Internet_20_link" text:visited-style-name="Visited_20_Internet_20_Link"><text:span text:style-name="Definition">doors</text:span></text:a> with a throw of 5-6 on a six-sided die. They are nearly invisible when they blend into the background and can <text:a xlink:type="simple" xlink:href="#time-and-movement_2" text:style-name="Internet_20_link" text:visited-style-name="Visited_20_Internet_20_Link"><text:span text:style-name="Definition">move</text:span></text:a> almost silently. Despite their diminutive stature halflings are surprisingly resilient and make all <text:a xlink:type="simple" xlink:href="#saving-throws" text:style-name="Internet_20_link" text:visited-style-name="Visited_20_Internet_20_Link"><text:span text:style-name="Definition">saving throws</text:span></text:a> at four levels higher than their actual level.</text:p>
      <text:h text:style-name="Heading_20_5" text:outline-level="5"><text:bookmark-start text:name="dwarfs"/>Dwarfs<text:bookmark-end text:name="dwarfs"/></text:h>
      <text:p text:style-name="First_20_paragraph">dwell underground and see equally well by day or by night. They are limited to 6th level as <text:a xlink:type="simple" xlink:href="#the-fighter" text:style-name="Internet_20_link" text:visited-style-name="Visited_20_Internet_20_Link"><text:span text:style-name="Definition">fighters</text:span></text:a> but make all <text:a xlink:type="simple" xlink:href="#saving-throws" text:style-name="Internet_20_link" text:visited-style-name="Visited_20_Internet_20_Link"><text:span text:style-name="Definition">saving throws</text:span></text:a> at four levels above their actual level and are the only <text:soft-page-break/>characters able to employ the +3 <text:a xlink:type="simple" xlink:href="#war-hammers" text:style-name="Internet_20_link" text:visited-style-name="Visited_20_Internet_20_Link"><text:span text:style-name="Definition">war hammer</text:span></text:a> to its full potential. They are adept at evading large, clumsy enemies and suffer only half <text:a xlink:type="simple" xlink:href="#damage" text:style-name="Internet_20_link" text:visited-style-name="Visited_20_Internet_20_Link"><text:span text:style-name="Definition">damage</text:span></text:a> from foes such as <text:a xlink:type="simple" xlink:href="#ogres" text:style-name="Internet_20_link" text:visited-style-name="Visited_20_Internet_20_Link"><text:span text:style-name="Definition">ogres</text:span></text:a> and <text:a xlink:type="simple" xlink:href="#giants" text:style-name="Internet_20_link" text:visited-style-name="Visited_20_Internet_20_Link"><text:span text:style-name="Definition">giants</text:span></text:a>.</text:p>
      <text:p text:style-name="Text_20_body">Dwarfs are expert miners and are able to note any new constructions, <text:a xlink:type="simple" xlink:href="#shifting-walls" text:style-name="Internet_20_link" text:visited-style-name="Visited_20_Internet_20_Link"><text:span text:style-name="Definition">shifting walls</text:span></text:a>, slopes, falling slabs, false floors and the like in <text:a xlink:type="simple" xlink:href="#populating-a-dungeon" text:style-name="Internet_20_link" text:visited-style-name="Visited_20_Internet_20_Link"><text:span text:style-name="Definition">dungeon</text:span></text:a> stonework. They will identify noises when <text:a xlink:type="simple" xlink:href="#listening" text:style-name="Internet_20_link" text:visited-style-name="Visited_20_Internet_20_Link"><text:span text:style-name="Definition">listening</text:span></text:a> at <text:a xlink:type="simple" xlink:href="#doors" text:style-name="Internet_20_link" text:visited-style-name="Visited_20_Internet_20_Link"><text:span text:style-name="Definition">doors</text:span></text:a> with a throw of 5-6 on a six-sided die.</text:p>
      <text:p text:style-name="Text_20_body">Dwarfs are able to speak the <text:a xlink:type="simple" xlink:href="#many-languages" text:style-name="Internet_20_link" text:visited-style-name="Visited_20_Internet_20_Link"><text:span text:style-name="Definition">languages</text:span></text:a> of <text:a xlink:type="simple" xlink:href="#gnomes" text:style-name="Internet_20_link" text:visited-style-name="Visited_20_Internet_20_Link"><text:span text:style-name="Definition">gnomes</text:span></text:a>, <text:a xlink:type="simple" xlink:href="#goblins" text:style-name="Internet_20_link" text:visited-style-name="Visited_20_Internet_20_Link"><text:span text:style-name="Definition">goblins</text:span></text:a>, and <text:a xlink:type="simple" xlink:href="#kobolds" text:style-name="Internet_20_link" text:visited-style-name="Visited_20_Internet_20_Link"><text:span text:style-name="Definition">kobolds</text:span></text:a> in addition to their own <text:a xlink:type="simple" xlink:href="#many-languages" text:style-name="Internet_20_link" text:visited-style-name="Visited_20_Internet_20_Link"><text:span text:style-name="Definition">language</text:span></text:a>, their <text:a xlink:type="simple" xlink:href="#alignment" text:style-name="Internet_20_link" text:visited-style-name="Visited_20_Internet_20_Link"><text:span text:style-name="Definition">alignment</text:span></text:a> tongue, and the common tongue.</text:p>
      <text:h text:style-name="Heading_20_5" text:outline-level="5"><text:bookmark-start text:name="elves"/>Elves<text:bookmark-end text:name="elves"/></text:h>
      <text:p text:style-name="First_20_paragraph">begin as either <text:a xlink:type="simple" xlink:href="#the-fighter" text:style-name="Internet_20_link" text:visited-style-name="Visited_20_Internet_20_Link"><text:span text:style-name="Definition">fighters</text:span></text:a> or <text:a xlink:type="simple" xlink:href="#the-magic-user" text:style-name="Internet_20_link" text:visited-style-name="Visited_20_Internet_20_Link"><text:span text:style-name="Definition">magic-users</text:span></text:a> but can <text:a xlink:type="simple" xlink:href="#changing-class" text:style-name="Internet_20_link" text:visited-style-name="Visited_20_Internet_20_Link"><text:span text:style-name="Definition">change class</text:span></text:a> between adventures as often as desired. An elf becomes dual-classed when he changes <text:a xlink:type="simple" xlink:href="#classes" text:style-name="Internet_20_link" text:visited-style-name="Visited_20_Internet_20_Link"><text:span text:style-name="Definition">class</text:span></text:a> for the first time and may thereafter use both the weaponry of a <text:a xlink:type="simple" xlink:href="#the-fighter" text:style-name="Internet_20_link" text:visited-style-name="Visited_20_Internet_20_Link"><text:span text:style-name="Definition">fighter</text:span></text:a> and the <text:a xlink:type="simple" xlink:href="#explanation-of-spells" text:style-name="Internet_20_link" text:visited-style-name="Visited_20_Internet_20_Link"><text:span text:style-name="Definition">spells</text:span></text:a> of a <text:a xlink:type="simple" xlink:href="#the-magic-user" text:style-name="Internet_20_link" text:visited-style-name="Visited_20_Internet_20_Link"><text:span text:style-name="Definition">magic-user</text:span></text:a> simultaneously.</text:p>
      <text:p text:style-name="Text_20_body">The dual-classed character must maintain separate <text:a xlink:type="simple" xlink:href="#experience-points" text:style-name="Internet_20_link" text:visited-style-name="Visited_20_Internet_20_Link"><text:span text:style-name="Definition">experience point</text:span></text:a> totals for each of his <text:a xlink:type="simple" xlink:href="#classes" text:style-name="Internet_20_link" text:visited-style-name="Visited_20_Internet_20_Link"><text:span text:style-name="Definition">classes</text:span></text:a>, with all earned experience going toward his currently active <text:a xlink:type="simple" xlink:href="#classes" text:style-name="Internet_20_link" text:visited-style-name="Visited_20_Internet_20_Link"><text:span text:style-name="Definition">class</text:span></text:a>. He uses the more favorable game statistics of both <text:a xlink:type="simple" xlink:href="#classes" text:style-name="Internet_20_link" text:visited-style-name="Visited_20_Internet_20_Link"><text:span text:style-name="Definition">classes</text:span></text:a> during play but cannot act as a <text:a xlink:type="simple" xlink:href="#the-magic-user" text:style-name="Internet_20_link" text:visited-style-name="Visited_20_Internet_20_Link"><text:span text:style-name="Definition">magic-user</text:span></text:a> while wearing non-magical <text:a xlink:type="simple" xlink:href="#armor-and-shields" text:style-name="Internet_20_link" text:visited-style-name="Visited_20_Internet_20_Link"><text:span text:style-name="Definition">armor</text:span></text:a>.</text:p>
      <text:p text:style-name="Text_20_body">Elves deal +1 <text:a xlink:type="simple" xlink:href="#the-numbers-of-hit-dice" text:style-name="Internet_20_link" text:visited-style-name="Visited_20_Internet_20_Link"><text:span text:style-name="Definition">hit point</text:span></text:a> of <text:a xlink:type="simple" xlink:href="#damage" text:style-name="Internet_20_link" text:visited-style-name="Visited_20_Internet_20_Link"><text:span text:style-name="Definition">damage</text:span></text:a> when employing magic weapons and can <text:a xlink:type="simple" xlink:href="#time-and-movement_2" text:style-name="Internet_20_link" text:visited-style-name="Visited_20_Internet_20_Link"><text:span text:style-name="Definition">move</text:span></text:a> and fire a <text:a xlink:type="simple" xlink:href="#bows" text:style-name="Internet_20_link" text:visited-style-name="Visited_20_Internet_20_Link"><text:span text:style-name="Definition">bow</text:span></text:a> without penalty when on foot. They are nearly invisible in their gray-green cloaks and can <text:a xlink:type="simple" xlink:href="#time-and-movement_2" text:style-name="Internet_20_link" text:visited-style-name="Visited_20_Internet_20_Link"><text:span text:style-name="Definition">move</text:span></text:a> almost silently. When actively <text:a xlink:type="simple" xlink:href="#searching" text:style-name="Internet_20_link" text:visited-style-name="Visited_20_Internet_20_Link"><text:span text:style-name="Definition">searching</text:span></text:a> they will locate <text:a xlink:type="simple" xlink:href="#secret-doors" text:style-name="Internet_20_link" text:visited-style-name="Visited_20_Internet_20_Link"><text:span text:style-name="Definition">secret doors</text:span></text:a> with a throw of 3-6 on a six-sided die. When merely passing by they will do so with a throw of 5-6 on a six-sided die. They will identify noises when <text:a xlink:type="simple" xlink:href="#listening" text:style-name="Internet_20_link" text:visited-style-name="Visited_20_Internet_20_Link"><text:span text:style-name="Definition">listening</text:span></text:a> at <text:a xlink:type="simple" xlink:href="#doors" text:style-name="Internet_20_link" text:visited-style-name="Visited_20_Internet_20_Link"><text:span text:style-name="Definition">doors</text:span></text:a> with a throw of 5-6 on a six-sided die and are immune to the paralyzing touch of <text:a xlink:type="simple" xlink:href="#ghouls" text:style-name="Internet_20_link" text:visited-style-name="Visited_20_Internet_20_Link"><text:span text:style-name="Definition">ghouls</text:span></text:a> and <text:a xlink:type="simple" xlink:href="#thulls" text:style-name="Internet_20_link" text:visited-style-name="Visited_20_Internet_20_Link"><text:span text:style-name="Definition">thulls</text:span></text:a>. They are, however, limited to 4th level as <text:a xlink:type="simple" xlink:href="#the-fighter" text:style-name="Internet_20_link" text:visited-style-name="Visited_20_Internet_20_Link"><text:span text:style-name="Definition">fighters</text:span></text:a> and to 8th level as <text:a xlink:type="simple" xlink:href="#the-magic-user" text:style-name="Internet_20_link" text:visited-style-name="Visited_20_Internet_20_Link"><text:span text:style-name="Definition">magic-users</text:span></text:a>.</text:p>
      <text:p text:style-name="Text_20_body">Elves are able to speak the <text:a xlink:type="simple" xlink:href="#many-languages" text:style-name="Internet_20_link" text:visited-style-name="Visited_20_Internet_20_Link"><text:span text:style-name="Definition">languages</text:span></text:a> of <text:a xlink:type="simple" xlink:href="#gnolls" text:style-name="Internet_20_link" text:visited-style-name="Visited_20_Internet_20_Link"><text:span text:style-name="Definition">gnolls</text:span></text:a>, <text:a xlink:type="simple" xlink:href="#hobgoblins" text:style-name="Internet_20_link" text:visited-style-name="Visited_20_Internet_20_Link"><text:span text:style-name="Definition">hobgoblins</text:span></text:a>, and <text:a xlink:type="simple" xlink:href="#orcs" text:style-name="Internet_20_link" text:visited-style-name="Visited_20_Internet_20_Link"><text:span text:style-name="Definition">orcs</text:span></text:a> as well as their own <text:a xlink:type="simple" xlink:href="#many-languages" text:style-name="Internet_20_link" text:visited-style-name="Visited_20_Internet_20_Link"><text:span text:style-name="Definition">language</text:span></text:a>, their <text:a xlink:type="simple" xlink:href="#alignment" text:style-name="Internet_20_link" text:visited-style-name="Visited_20_Internet_20_Link"><text:span text:style-name="Definition">alignment</text:span></text:a> tongue, and the common tongue.</text:p>
      <text:h text:style-name="Heading_20_3" text:outline-level="3"><text:bookmark-start text:name="the-thief-optional-class"/>The Thief (Optional Class)<text:bookmark-end text:name="the-thief-optional-class"/></text:h>
      <text:p text:style-name="First_20_paragraph">Thieves are sneaks, trouble-shooters, and infiltrators who operate by cunning and subtlety. <text:a xlink:type="simple" xlink:href="#men" text:style-name="Internet_20_link" text:visited-style-name="Visited_20_Internet_20_Link"><text:span text:style-name="Definition">Men</text:span></text:a>, <text:a xlink:type="simple" xlink:href="#elves_1" text:style-name="Internet_20_link" text:visited-style-name="Visited_20_Internet_20_Link"><text:span text:style-name="Definition">elves</text:span></text:a>, <text:a xlink:type="simple" xlink:href="#dwarfs_1" text:style-name="Internet_20_link" text:visited-style-name="Visited_20_Internet_20_Link"><text:span text:style-name="Definition">dwarfs</text:span></text:a>, and <text:a xlink:type="simple" xlink:href="#halflings_1" text:style-name="Internet_20_link" text:visited-style-name="Visited_20_Internet_20_Link"><text:span text:style-name="Definition">halflings</text:span></text:a> can advance without limitation but because thieves are necessarily underhanded they cannot be aligned with law. <text:a xlink:type="simple" xlink:href="#dexterity" text:style-name="Internet_20_link" text:visited-style-name="Visited_20_Internet_20_Link"><text:span text:style-name="Definition">Dexterity</text:span></text:a> is their <text:a xlink:type="simple" xlink:href="#prime-requisite-abilities" text:style-name="Internet_20_link" text:visited-style-name="Visited_20_Internet_20_Link"><text:span text:style-name="Definition">prime requisite</text:span></text:a>.</text:p>
      <text:p text:style-name="Text_20_body">Although able to employ <text:a xlink:type="simple" xlink:href="#daggers" text:style-name="Internet_20_link" text:visited-style-name="Visited_20_Internet_20_Link"><text:span text:style-name="Definition">daggers</text:span></text:a>, slings, and <text:a xlink:type="simple" xlink:href="#short-swords" text:style-name="Internet_20_link" text:visited-style-name="Visited_20_Internet_20_Link"><text:span text:style-name="Definition">short swords</text:span></text:a> thieves lack the resilience of proper <text:a xlink:type="simple" xlink:href="#the-fighter" text:style-name="Internet_20_link" text:visited-style-name="Visited_20_Internet_20_Link"><text:span text:style-name="Definition">fighters</text:span></text:a> and can wear leather <text:a xlink:type="simple" xlink:href="#armor-and-shields" text:style-name="Internet_20_link" text:visited-style-name="Visited_20_Internet_20_Link"><text:span text:style-name="Definition">armor</text:span></text:a> only. Furthermore, a thief is best suited to striking from behind with <text:a xlink:type="simple" xlink:href="#surprise" text:style-name="Internet_20_link" text:visited-style-name="Visited_20_Internet_20_Link"><text:span text:style-name="Definition">surprise</text:span></text:a>. In these circumstances a +4 adjustment is applied to the attack roll and a successful attack will cause two <text:a xlink:type="simple" xlink:href="#damage" text:style-name="Internet_20_link" text:visited-style-name="Visited_20_Internet_20_Link"><text:span text:style-name="Definition">damage</text:span></text:a> <text:a xlink:type="simple" xlink:href="#the-dice_1" text:style-name="Internet_20_link" text:visited-style-name="Visited_20_Internet_20_Link"><text:span text:style-name="Definition">dice</text:span></text:a> at levels 1-4, four <text:a xlink:type="simple" xlink:href="#damage" text:style-name="Internet_20_link" text:visited-style-name="Visited_20_Internet_20_Link"><text:span text:style-name="Definition">damage</text:span></text:a> <text:a xlink:type="simple" xlink:href="#the-dice_1" text:style-name="Internet_20_link" text:visited-style-name="Visited_20_Internet_20_Link"><text:span text:style-name="Definition">dice</text:span></text:a> at levels 5-10, and six <text:a xlink:type="simple" xlink:href="#damage" text:style-name="Internet_20_link" text:visited-style-name="Visited_20_Internet_20_Link"><text:span text:style-name="Definition">damage</text:span></text:a> <text:a xlink:type="simple" xlink:href="#the-dice_1" text:style-name="Internet_20_link" text:visited-style-name="Visited_20_Internet_20_Link"><text:span text:style-name="Definition">dice</text:span></text:a> at levels 11-12.</text:p>
      <text:p text:style-name="Text_20_body">This aside, a thief is especially skilled in many subterfuges including:</text:p>
      <text:list xml:id="list2559037044" text:style-name="L3">
        <text:list-item>
          <text:p text:style-name="P4">Opening locks and foiling of magical closures,</text:p>
        </text:list-item>
        <text:list-item>
          <text:p text:style-name="P4">Disarming small trapped devices such as spring-loaded <text:a xlink:type="simple" xlink:href="#poison_1" text:style-name="Internet_20_link" text:visited-style-name="Visited_20_Internet_20_Link"><text:span text:style-name="Definition">poisoned</text:span></text:a> needles,</text:p>
        </text:list-item>
        <text:list-item>
          <text:p text:style-name="P4"><text:soft-page-break/>Climbing almost sheer surfaces up or down at half normal <text:a xlink:type="simple" xlink:href="#movement-rates_1" text:style-name="Internet_20_link" text:visited-style-name="Visited_20_Internet_20_Link"><text:span text:style-name="Definition">movement rate</text:span></text:a>,</text:p>
        </text:list-item>
        <text:list-item>
          <text:p text:style-name="P4">Identifying noises behind closed <text:a xlink:type="simple" xlink:href="#doors" text:style-name="Internet_20_link" text:visited-style-name="Visited_20_Internet_20_Link"><text:span text:style-name="Definition">doors</text:span></text:a>,</text:p>
        </text:list-item>
        <text:list-item>
          <text:p text:style-name="P4">Stealing or concealing items by sleight-of-hand,</text:p>
        </text:list-item>
        <text:list-item>
          <text:p text:style-name="P4">Moving stealthily to pass or <text:a xlink:type="simple" xlink:href="#surprise" text:style-name="Internet_20_link" text:visited-style-name="Visited_20_Internet_20_Link"><text:span text:style-name="Definition">surprise</text:span></text:a> enemies,</text:p>
        </text:list-item>
        <text:list-item>
          <text:p text:style-name="P4">Hiding in nothing more than shadows,</text:p>
        </text:list-item>
        <text:list-item>
          <text:p text:style-name="P4">Finding hidden or <text:a xlink:type="simple" xlink:href="#secret-doors" text:style-name="Internet_20_link" text:visited-style-name="Visited_20_Internet_20_Link"><text:span text:style-name="Definition">secret doors</text:span></text:a> and passages.</text:p>
        </text:list-item>
      </text:list>
      <text:p text:style-name="First_20_paragraph">A thief accomplishes all these with a throw of 3-6 on a six-sided die. Should he fail to disarm a <text:a xlink:type="simple" xlink:href="#tricks-and-traps" text:style-name="Internet_20_link" text:visited-style-name="Visited_20_Internet_20_Link"><text:span text:style-name="Definition">trap</text:span></text:a> it will instead be sprung with all the usual consequences.</text:p>
      <text:p text:style-name="Text_20_body">At 3rd level and above a thief is equally able to discern the meaning of any non-magical cipher, message, map, or other written instruction. At 9th level and above this ability extends to <text:a xlink:type="simple" xlink:href="#spell-casting-from-memory" text:style-name="Internet_20_link" text:visited-style-name="Visited_20_Internet_20_Link"><text:span text:style-name="Definition">casting</text:span></text:a> <text:a xlink:type="simple" xlink:href="#the-magic-user" text:style-name="Internet_20_link" text:visited-style-name="Visited_20_Internet_20_Link"><text:span text:style-name="Definition">magic-user</text:span></text:a> <text:a xlink:type="simple" xlink:href="#explanation-of-spells" text:style-name="Internet_20_link" text:visited-style-name="Visited_20_Internet_20_Link"><text:span text:style-name="Definition">spells</text:span></text:a> from <text:a xlink:type="simple" xlink:href="#spellbooks-and-scrolls" text:style-name="Internet_20_link" text:visited-style-name="Visited_20_Internet_20_Link"><text:span text:style-name="Definition">scrolls</text:span></text:a>.</text:p>
      <text:h text:style-name="Heading_20_3" text:outline-level="3"><text:bookmark-start text:name="changing-class"/>Changing Class<text:bookmark-end text:name="changing-class"/></text:h>
      <text:p text:style-name="First_20_paragraph">Even if the referee allows <text:a xlink:type="simple" xlink:href="#classes" text:style-name="Internet_20_link" text:visited-style-name="Visited_20_Internet_20_Link"><text:span text:style-name="Definition">class</text:span></text:a> changes no character can ever change <text:a xlink:type="simple" xlink:href="#classes" text:style-name="Internet_20_link" text:visited-style-name="Visited_20_Internet_20_Link"><text:span text:style-name="Definition">class</text:span></text:a> during an adventure, nor can a <text:a xlink:type="simple" xlink:href="#the-cleric" text:style-name="Internet_20_link" text:visited-style-name="Visited_20_Internet_20_Link"><text:span text:style-name="Definition">cleric</text:span></text:a> ever change to a <text:a xlink:type="simple" xlink:href="#the-magic-user" text:style-name="Internet_20_link" text:visited-style-name="Visited_20_Internet_20_Link"><text:span text:style-name="Definition">magic-user</text:span></text:a> or vice versa. Human characters require a minimum score of 16 in the <text:a xlink:type="simple" xlink:href="#prime-requisite-abilities" text:style-name="Internet_20_link" text:visited-style-name="Visited_20_Internet_20_Link"><text:span text:style-name="Definition">prime requisite</text:span></text:a> of the <text:a xlink:type="simple" xlink:href="#classes" text:style-name="Internet_20_link" text:visited-style-name="Visited_20_Internet_20_Link"><text:span text:style-name="Definition">class</text:span></text:a> they intend to change to. Non-human characters have no such requirement.</text:p>
      <text:p text:style-name="Text_20_body">A character becomes dual-classed when he changes <text:a xlink:type="simple" xlink:href="#classes" text:style-name="Internet_20_link" text:visited-style-name="Visited_20_Internet_20_Link"><text:span text:style-name="Definition">class</text:span></text:a> for the first time and thereafter enjoys the benefits of both <text:a xlink:type="simple" xlink:href="#classes" text:style-name="Internet_20_link" text:visited-style-name="Visited_20_Internet_20_Link"><text:span text:style-name="Definition">classes</text:span></text:a> simultaneously. A dual-classed <text:a xlink:type="simple" xlink:href="#the-cleric" text:style-name="Internet_20_link" text:visited-style-name="Visited_20_Internet_20_Link"><text:span text:style-name="Definition">cleric</text:span></text:a> is always restricted in his choice of weaponry and a dual-classed <text:a xlink:type="simple" xlink:href="#the-magic-user" text:style-name="Internet_20_link" text:visited-style-name="Visited_20_Internet_20_Link"><text:span text:style-name="Definition">magic-user</text:span></text:a> (other than an <text:a xlink:type="simple" xlink:href="#elves_1" text:style-name="Internet_20_link" text:visited-style-name="Visited_20_Internet_20_Link"><text:span text:style-name="Definition">elf</text:span></text:a>, who may act as a <text:a xlink:type="simple" xlink:href="#the-magic-user" text:style-name="Internet_20_link" text:visited-style-name="Visited_20_Internet_20_Link"><text:span text:style-name="Definition">magic-user</text:span></text:a> while wearing magical <text:a xlink:type="simple" xlink:href="#armor-and-shields" text:style-name="Internet_20_link" text:visited-style-name="Visited_20_Internet_20_Link"><text:span text:style-name="Definition">armor</text:span></text:a>) must always go unarmored. A dual-classed <text:a xlink:type="simple" xlink:href="#the-thief-optional-class" text:style-name="Internet_20_link" text:visited-style-name="Visited_20_Internet_20_Link"><text:span text:style-name="Definition">thief</text:span></text:a> (if these are used) is always restricted to leather <text:a xlink:type="simple" xlink:href="#armor-and-shields" text:style-name="Internet_20_link" text:visited-style-name="Visited_20_Internet_20_Link"><text:span text:style-name="Definition">armor</text:span></text:a>.</text:p>
      <text:p text:style-name="Text_20_body">The player of a dual-classed character must maintain separate <text:a xlink:type="simple" xlink:href="#experience-points" text:style-name="Internet_20_link" text:visited-style-name="Visited_20_Internet_20_Link"><text:span text:style-name="Definition">experience point</text:span></text:a> totals for each of his <text:a xlink:type="simple" xlink:href="#classes" text:style-name="Internet_20_link" text:visited-style-name="Visited_20_Internet_20_Link"><text:span text:style-name="Definition">classes</text:span></text:a>. Experience is only ever earned toward one <text:a xlink:type="simple" xlink:href="#classes" text:style-name="Internet_20_link" text:visited-style-name="Visited_20_Internet_20_Link"><text:span text:style-name="Definition">class</text:span></text:a> at a time, as elected by the player at the beginning of each adventure. A dual-classed character may change <text:a xlink:type="simple" xlink:href="#classes" text:style-name="Internet_20_link" text:visited-style-name="Visited_20_Internet_20_Link"><text:span text:style-name="Definition">class</text:span></text:a> (for the purpose of allocating <text:a xlink:type="simple" xlink:href="#experience-points" text:style-name="Internet_20_link" text:visited-style-name="Visited_20_Internet_20_Link"><text:span text:style-name="Definition">experience points</text:span></text:a>) at any time, subject to the aforementioned restrictions. The more favorable game statistics of his <text:a xlink:type="simple" xlink:href="#classes" text:style-name="Internet_20_link" text:visited-style-name="Visited_20_Internet_20_Link"><text:span text:style-name="Definition">classes</text:span></text:a> are used during play.</text:p>
      <text:h text:style-name="Heading_20_3" text:outline-level="3"><text:bookmark-start text:name="other-classes"/>Other Classes<text:bookmark-end text:name="other-classes"/></text:h>
      <text:p text:style-name="First_20_paragraph">The <text:a xlink:type="simple" xlink:href="#classes" text:style-name="Internet_20_link" text:visited-style-name="Visited_20_Internet_20_Link"><text:span text:style-name="Definition">classes</text:span></text:a> herein will provide many challenges for beginners and experts alike but are by no means exhaustive. There is no reason why a player could not play a noble <text:a xlink:type="simple" xlink:href="#centaurs" text:style-name="Internet_20_link" text:visited-style-name="Visited_20_Internet_20_Link"><text:span text:style-name="Definition">centaur</text:span></text:a>, a cunning <text:a xlink:type="simple" xlink:href="#lizardmen" text:style-name="Internet_20_link" text:visited-style-name="Visited_20_Internet_20_Link"><text:span text:style-name="Definition">lizardman</text:span></text:a>, or any other type of character should the referee permit it. Whatever these other <text:a xlink:type="simple" xlink:href="#classes" text:style-name="Internet_20_link" text:visited-style-name="Visited_20_Internet_20_Link"><text:span text:style-name="Definition">classes</text:span></text:a> may be, the referee should ensure that they start out relatively weak and have scope to advance in power as do the other <text:a xlink:type="simple" xlink:href="#classes" text:style-name="Internet_20_link" text:visited-style-name="Visited_20_Internet_20_Link"><text:span text:style-name="Definition">classes</text:span></text:a>.</text:p>
      <text:h text:style-name="Heading_20_3" text:outline-level="3"><text:bookmark-start text:name="beyond-level-12"/>Beyond Level 12<text:bookmark-end text:name="beyond-level-12"/></text:h>
      <text:p text:style-name="First_20_paragraph">There is no reason a human character cannot rise beyond 12th level. If higher level play is desired from the outset players should consider the limitations of non-human characters carefully before selecting them. When players progress beyond 12th level the referee can extrapolate spell <text:soft-page-break/><text:a xlink:type="simple" xlink:href="#spell-casting-from-memory" text:style-name="Internet_20_link" text:visited-style-name="Visited_20_Internet_20_Link"><text:span text:style-name="Definition">casting</text:span></text:a> progressions from the existing charts and may wish to introduce higher level <text:a xlink:type="simple" xlink:href="#explanation-of-spells" text:style-name="Internet_20_link" text:visited-style-name="Visited_20_Internet_20_Link"><text:span text:style-name="Definition">spells</text:span></text:a> and <text:a xlink:type="simple" xlink:href="#explanation-of-abilities" text:style-name="Internet_20_link" text:visited-style-name="Visited_20_Internet_20_Link"><text:span text:style-name="Definition">abilities</text:span></text:a> for each <text:a xlink:type="simple" xlink:href="#classes" text:style-name="Internet_20_link" text:visited-style-name="Visited_20_Internet_20_Link"><text:span text:style-name="Definition">class</text:span></text:a>.</text:p>
      <text:p text:style-name="Text_20_body">If higher level play is not desired characters can be retired after 12th level, becoming political figures in the <text:a xlink:type="simple" xlink:href="#the-campaign" text:style-name="Internet_20_link" text:visited-style-name="Visited_20_Internet_20_Link"><text:span text:style-name="Definition">campaign</text:span></text:a> under the referee’s stewardship. The player is then free to create a new character to play.</text:p>
      <text:h text:style-name="Heading_20_2" text:outline-level="2"><text:bookmark-start text:name="non-player-characters"/>Non-Player Characters<text:bookmark-end text:name="non-player-characters"/></text:h>
      <text:h text:style-name="Heading_20_3" text:outline-level="3"><text:bookmark-start text:name="hirelings"/>Hirelings<text:bookmark-end text:name="hirelings"/></text:h>
      <text:p text:style-name="First_20_paragraph">Characters will likely require the services of hired help. Hirelings of various sorts can be found in towns, cities, and possibly in villages. Hirelings are ordinary <text:a xlink:type="simple" xlink:href="#men" text:style-name="Internet_20_link" text:visited-style-name="Visited_20_Internet_20_Link"><text:span text:style-name="Definition">men</text:span></text:a> including guides, messengers, porters, and torch bearers who will perform mundane duties for <text:a xlink:type="simple" xlink:href="#cost-of-upkeep" text:style-name="Internet_20_link" text:visited-style-name="Visited_20_Internet_20_Link"><text:span text:style-name="Definition">upkeep</text:span></text:a> plus a fee of 2 gp per month or 2 sp per day. With enough gold there is no limit to how many hirelings a character can employ.</text:p>
      <text:h text:style-name="Heading_20_3" text:outline-level="3"><text:bookmark-start text:name="mercenaries"/>Mercenaries<text:bookmark-end text:name="mercenaries"/></text:h>
      <text:p text:style-name="First_20_paragraph">While ordinary <text:a xlink:type="simple" xlink:href="#hirelings" text:style-name="Internet_20_link" text:visited-style-name="Visited_20_Internet_20_Link"><text:span text:style-name="Definition">hirelings</text:span></text:a> can be had for <text:a xlink:type="simple" xlink:href="#cost-of-upkeep" text:style-name="Internet_20_link" text:visited-style-name="Visited_20_Internet_20_Link"><text:span text:style-name="Definition">upkeep</text:span></text:a> plus 2 gp per month <text:a xlink:type="simple" xlink:href="#men-mercenaries" text:style-name="Internet_20_link" text:visited-style-name="Visited_20_Internet_20_Link"><text:span text:style-name="Definition">mercenaries</text:span></text:a> are another matter. These are neutrally aligned soldiers whose monthly fee is commensurate with their function and <text:a xlink:type="simple" xlink:href="#equipment" text:style-name="Internet_20_link" text:visited-style-name="Visited_20_Internet_20_Link"><text:span text:style-name="Definition">equipment</text:span></text:a>.</text:p>
      <text:p text:style-name="Text_20_body">Monthly fees are in addition to the cost of <text:a xlink:type="simple" xlink:href="#cost-of-upkeep" text:style-name="Internet_20_link" text:visited-style-name="Visited_20_Internet_20_Link"><text:span text:style-name="Definition">upkeep</text:span></text:a>.</text:p>
      <text:p text:style-name="Text_20_body">Footmen are equipped with leather <text:a xlink:type="simple" xlink:href="#armor-and-shields" text:style-name="Internet_20_link" text:visited-style-name="Visited_20_Internet_20_Link"><text:span text:style-name="Definition">armor</text:span></text:a> and <text:a xlink:type="simple" xlink:href="#armor-and-shields" text:style-name="Internet_20_link" text:visited-style-name="Visited_20_Internet_20_Link"><text:span text:style-name="Definition">shield</text:span></text:a> and armored footmen with mail <text:a xlink:type="simple" xlink:href="#armor-and-shields" text:style-name="Internet_20_link" text:visited-style-name="Visited_20_Internet_20_Link"><text:span text:style-name="Definition">armor</text:span></text:a> and <text:a xlink:type="simple" xlink:href="#armor-and-shields" text:style-name="Internet_20_link" text:visited-style-name="Visited_20_Internet_20_Link"><text:span text:style-name="Definition">shield</text:span></text:a>. <text:a xlink:type="simple" xlink:href="#missile-fire" text:style-name="Internet_20_link" text:visited-style-name="Visited_20_Internet_20_Link"><text:span text:style-name="Definition">Missile</text:span></text:a> <text:a xlink:type="simple" xlink:href="#men" text:style-name="Internet_20_link" text:visited-style-name="Visited_20_Internet_20_Link"><text:span text:style-name="Definition">men</text:span></text:a> have leather <text:a xlink:type="simple" xlink:href="#armor-and-shields" text:style-name="Internet_20_link" text:visited-style-name="Visited_20_Internet_20_Link"><text:span text:style-name="Definition">armor</text:span></text:a> only. Horsemen always have mounts in addition.</text:p>
      <text:p text:style-name="Text_20_body"><text:a xlink:type="simple" xlink:href="#elves_1" text:style-name="Internet_20_link" text:visited-style-name="Visited_20_Internet_20_Link"><text:span text:style-name="Definition">Elf</text:span></text:a> and <text:a xlink:type="simple" xlink:href="#dwarfs_1" text:style-name="Internet_20_link" text:visited-style-name="Visited_20_Internet_20_Link"><text:span text:style-name="Definition">dwarf</text:span></text:a> mercenaries are uncommon and <text:a xlink:type="simple" xlink:href="#orcs" text:style-name="Internet_20_link" text:visited-style-name="Visited_20_Internet_20_Link"><text:span text:style-name="Definition">orcs</text:span></text:a> are employable by chaotics only; otherwise, these can be hired at towns or <text:a xlink:type="simple" xlink:href="#strongholds" text:style-name="Internet_20_link" text:visited-style-name="Visited_20_Internet_20_Link"><text:span text:style-name="Definition">strongholds</text:span></text:a>, or wherever else they are encamped. With enough gold there is no limit to the number of mercenaries a character can employ.</text:p>
      <text:h text:style-name="Heading_20_3" text:outline-level="3"><text:bookmark-start text:name="retainers"/>Retainers<text:bookmark-end text:name="retainers"/></text:h>
      <text:p text:style-name="First_20_paragraph">More unusual help including <text:a xlink:type="simple" xlink:href="#monsters_2" text:style-name="Internet_20_link" text:visited-style-name="Visited_20_Internet_20_Link"><text:span text:style-name="Definition">monsters</text:span></text:a> and player types can also be sought. These are called retainers and the number allowed at any one time is limited by a character’s <text:a xlink:type="simple" xlink:href="#charisma" text:style-name="Internet_20_link" text:visited-style-name="Visited_20_Internet_20_Link"><text:span text:style-name="Definition">charisma</text:span></text:a> score.</text:p>
      <text:p text:style-name="Text_20_body">A character can seek retainers during his adventures or advertise his need by posting notices, hiring heralds, frequenting taverns, or sending emissaries to foreign lands where likely candidates are known to dwell. The cost and effectiveness of these endeavors is left to the referee’s discretion.</text:p>
      <text:p text:style-name="Text_20_body">If a prospective retainer is located the character can make an offer of employment. Only the lowest level player types will be seeking employment and these will not be tempted for any offer worth less than 100 gp. <text:a xlink:type="simple" xlink:href="#dwarfs_1" text:style-name="Internet_20_link" text:visited-style-name="Visited_20_Internet_20_Link"><text:span text:style-name="Definition">Dwarfs</text:span></text:a> desire especially gold, <text:a xlink:type="simple" xlink:href="#elves_1" text:style-name="Internet_20_link" text:visited-style-name="Visited_20_Internet_20_Link"><text:span text:style-name="Definition">elves</text:span></text:a> and <text:a xlink:type="simple" xlink:href="#the-magic-user" text:style-name="Internet_20_link" text:visited-style-name="Visited_20_Internet_20_Link"><text:span text:style-name="Definition">magic-users</text:span></text:a> desire <text:a xlink:type="simple" xlink:href="#explanation-of-spells" text:style-name="Internet_20_link" text:visited-style-name="Visited_20_Internet_20_Link"><text:span text:style-name="Definition">spells</text:span></text:a> and magic items, <text:a xlink:type="simple" xlink:href="#the-cleric" text:style-name="Internet_20_link" text:visited-style-name="Visited_20_Internet_20_Link"><text:span text:style-name="Definition">clerics</text:span></text:a> desire crusades and places to worship, and so on.</text:p>
      <text:h text:style-name="Heading_20_3" text:outline-level="3"><text:bookmark-start text:name="enlisting-monsters"/><text:soft-page-break/>Enlisting Monsters<text:bookmark-end text:name="enlisting-monsters"/></text:h>
      <text:p text:style-name="First_20_paragraph">Characters can enlist <text:a xlink:type="simple" xlink:href="#monsters_2" text:style-name="Internet_20_link" text:visited-style-name="Visited_20_Internet_20_Link"><text:span text:style-name="Definition">monsters</text:span></text:a> of the same <text:a xlink:type="simple" xlink:href="#alignment" text:style-name="Internet_20_link" text:visited-style-name="Visited_20_Internet_20_Link"><text:span text:style-name="Definition">alignment</text:span></text:a> by regular negotiation. Others (including higher level player types) can be pressed into service by coercion with a charm spell or by physical <text:a xlink:type="simple" xlink:href="#attacking-to-subdue" text:style-name="Internet_20_link" text:visited-style-name="Visited_20_Internet_20_Link"><text:span text:style-name="Definition">subdual</text:span></text:a> in <text:a xlink:type="simple" xlink:href="#combat" text:style-name="Internet_20_link" text:visited-style-name="Visited_20_Internet_20_Link"><text:span text:style-name="Definition">combat</text:span></text:a>.</text:p>
      <text:p text:style-name="Text_20_body">Magic <text:a xlink:type="simple" xlink:href="#explanation-of-spells" text:style-name="Internet_20_link" text:visited-style-name="Visited_20_Internet_20_Link"><text:span text:style-name="Definition">spells</text:span></text:a> notwithstanding, some incentive must be offered to entice a <text:a xlink:type="simple" xlink:href="#monsters_2" text:style-name="Internet_20_link" text:visited-style-name="Visited_20_Internet_20_Link"><text:span text:style-name="Definition">monster</text:span></text:a> into service. The character should decide what he believes would be useful or valuable to the <text:a xlink:type="simple" xlink:href="#monsters_2" text:style-name="Internet_20_link" text:visited-style-name="Visited_20_Internet_20_Link"><text:span text:style-name="Definition">monster</text:span></text:a> and make his offer (merely sparing its life is insufficient). The <text:a xlink:type="simple" xlink:href="#monsters_2" text:style-name="Internet_20_link" text:visited-style-name="Visited_20_Internet_20_Link"><text:span text:style-name="Definition">monster’s</text:span></text:a> <text:a xlink:type="simple" xlink:href="#reaction-and-morale-checks" text:style-name="Internet_20_link" text:visited-style-name="Visited_20_Internet_20_Link"><text:span text:style-name="Definition">reaction</text:span></text:a> will be determined by the referee and adjusted according to the offer and the character’s <text:a xlink:type="simple" xlink:href="#charisma" text:style-name="Internet_20_link" text:visited-style-name="Visited_20_Internet_20_Link"><text:span text:style-name="Definition">charisma</text:span></text:a>. A character can attempt a richer offer only if the <text:a xlink:type="simple" xlink:href="#monsters_2" text:style-name="Internet_20_link" text:visited-style-name="Visited_20_Internet_20_Link"><text:span text:style-name="Definition">monster’s</text:span></text:a> <text:a xlink:type="simple" xlink:href="#reaction-and-morale-checks" text:style-name="Internet_20_link" text:visited-style-name="Visited_20_Internet_20_Link"><text:span text:style-name="Definition">reaction</text:span></text:a> is “uncertain”.</text:p>
      <text:h text:style-name="Heading_20_4" text:outline-level="4"><text:bookmark-start text:name="retainer-loyalty"/>Retainer Loyalty<text:bookmark-end text:name="retainer-loyalty"/></text:h>
      <text:p text:style-name="First_20_paragraph">When a <text:a xlink:type="simple" xlink:href="#monsters_2" text:style-name="Internet_20_link" text:visited-style-name="Visited_20_Internet_20_Link"><text:span text:style-name="Definition">monster</text:span></text:a> or non-player character enters into a player character’s service the referee will secretly determine his loyalty, which may subsequently be adjusted for excellent or poor treatment. Additional pay, gifts of arms, <text:a xlink:type="simple" xlink:href="#armor-and-shields" text:style-name="Internet_20_link" text:visited-style-name="Visited_20_Internet_20_Link"><text:span text:style-name="Definition">armor</text:span></text:a>, or magic items, and the rising fame (or infamy) of an employer can increase loyalty. Unjust treatment, poor prospects, or unfit conditions can decrease loyalty.</text:p>
      <text:p text:style-name="Text_20_body">So long as a <text:a xlink:type="simple" xlink:href="#retainers" text:style-name="Internet_20_link" text:visited-style-name="Visited_20_Internet_20_Link"><text:span text:style-name="Definition">retainer</text:span></text:a> is treated reasonably, receives the agreed payment, and is not exposed to unnecessary danger his loyalty will not be tested. In extreme circumstances, however, the referee will use <text:a xlink:type="simple" xlink:href="#reaction-and-morale-checks" text:style-name="Internet_20_link" text:visited-style-name="Visited_20_Internet_20_Link"><text:span text:style-name="Definition">reaction</text:span></text:a> checks or <text:a xlink:type="simple" xlink:href="#reaction-and-morale-checks" text:style-name="Internet_20_link" text:visited-style-name="Visited_20_Internet_20_Link"><text:span text:style-name="Definition">morale</text:span></text:a> checks to determine how a <text:a xlink:type="simple" xlink:href="#retainers" text:style-name="Internet_20_link" text:visited-style-name="Visited_20_Internet_20_Link"><text:span text:style-name="Definition">retainer</text:span></text:a> will behave.</text:p>
      <text:h text:style-name="Heading_20_3" text:outline-level="3"><text:bookmark-start text:name="reaction-and-morale-checks"/>Reaction and Morale Checks<text:bookmark-end text:name="reaction-and-morale-checks"/></text:h>
      <text:p text:style-name="First_20_paragraph">When required, reaction and morale checks are made by the referee with a throw of two six-sided <text:a xlink:type="simple" xlink:href="#the-dice_1" text:style-name="Internet_20_link" text:visited-style-name="Visited_20_Internet_20_Link"><text:span text:style-name="Definition">dice</text:span></text:a> and are adjusted for <text:a xlink:type="simple" xlink:href="#retainer-loyalty" text:style-name="Internet_20_link" text:visited-style-name="Visited_20_Internet_20_Link"><text:span text:style-name="Definition">loyalty</text:span></text:a>. A high result indicates a positive reaction or good morale and a low result indicates a negative reaction or poor morale.</text:p>
      <text:p text:style-name="Text_20_body">Retainers will obey orders to the best of their ability so long as their morale holds. A poor morale check can result in refusal to perform; exactly how this plays out is left to the referee’s discretion. It could result in dissension, refusal to undertake a task or join <text:a xlink:type="simple" xlink:href="#combat" text:style-name="Internet_20_link" text:visited-style-name="Visited_20_Internet_20_Link"><text:span text:style-name="Definition">combat</text:span></text:a>, withdrawal from <text:a xlink:type="simple" xlink:href="#combat" text:style-name="Internet_20_link" text:visited-style-name="Visited_20_Internet_20_Link"><text:span text:style-name="Definition">combat</text:span></text:a>, desertion, surrender to the enemy, complete rout, and so on.</text:p>
      <text:p text:style-name="Text_20_body">Excepting unintelligent <text:a xlink:type="simple" xlink:href="#monsters_2" text:style-name="Internet_20_link" text:visited-style-name="Visited_20_Internet_20_Link"><text:span text:style-name="Definition">monsters</text:span></text:a> (who never check morale) most enemies are also subject to failures of morale.</text:p>
      <text:h text:style-name="Heading_20_3" text:outline-level="3"><text:bookmark-start text:name="relatives"/>Relatives<text:bookmark-end text:name="relatives"/></text:h>
      <text:p text:style-name="First_20_paragraph">Player characters possess arms, <text:a xlink:type="simple" xlink:href="#armor-and-shields" text:style-name="Internet_20_link" text:visited-style-name="Visited_20_Internet_20_Link"><text:span text:style-name="Definition">armor</text:span></text:a>, and <text:a xlink:type="simple" xlink:href="#equipment" text:style-name="Internet_20_link" text:visited-style-name="Visited_20_Internet_20_Link"><text:span text:style-name="Definition">equipment</text:span></text:a> from the outset and—if they are fortunate—can accumulate considerable wealth during their adventures. Thus a character is permitted to name an heir to his estate should he meet an untimely end. If he should mysteriously vanish “death” can be declared after 30 days of unexplained absence.</text:p>
      <text:p text:style-name="Text_20_body">Once death has been established all worldly possessions are passed to the designated heir, if there <text:soft-page-break/>is one, or else to the realm if there is not. Should there be an heir he takes possession of all properties, goods, and valuables that belonged to the departed less a 10% inheritance tax which is payable to the realm. The realm may also enforce payment of a bond to any <text:a xlink:type="simple" xlink:href="#hirelings" text:style-name="Internet_20_link" text:visited-style-name="Visited_20_Internet_20_Link"><text:span text:style-name="Definition">hirelings</text:span></text:a> and <text:a xlink:type="simple" xlink:href="#retainers" text:style-name="Internet_20_link" text:visited-style-name="Visited_20_Internet_20_Link"><text:span text:style-name="Definition">retainers</text:span></text:a>, guaranteeing the return of their possessions and any accrued pay to their families.</text:p>
      <text:p text:style-name="Text_20_body">Should the character unexpectedly return to reclaim his estate the inheritance tax will be payable again. The referee will adjudicate the <text:a xlink:type="simple" xlink:href="#reaction-and-morale-checks" text:style-name="Internet_20_link" text:visited-style-name="Visited_20_Internet_20_Link"><text:span text:style-name="Definition">reaction</text:span></text:a> of the disinherited heir who might intrigue to retain control of the estate. In any case, his <text:a xlink:type="simple" xlink:href="#retainer-loyalty" text:style-name="Internet_20_link" text:visited-style-name="Visited_20_Internet_20_Link"><text:span text:style-name="Definition">loyalty</text:span></text:a> will suffer a 0 to −5 adjustment (one six-sided die −1) if he is kept on as part of the character’s household or retinue.</text:p>
      <text:h text:style-name="Heading_20_3" text:outline-level="3"><text:bookmark-start text:name="cost-of-upkeep"/>Cost of Upkeep<text:bookmark-end text:name="cost-of-upkeep"/></text:h>
      <text:p text:style-name="First_20_paragraph">While dwelling in a village, town, or city a character must pay upkeep for himself and his entourage. At its simplest the cost of upkeep for middling quarters and fare is 1 gp per month per 100 <text:a xlink:type="simple" xlink:href="#experience-points" text:style-name="Internet_20_link" text:visited-style-name="Visited_20_Internet_20_Link"><text:span text:style-name="Definition">experience points</text:span></text:a> the character has.</text:p>
      <text:p text:style-name="Text_20_body">A character who desires fine cuisine and luxurious accommodation must consent to pay higher costs, varying with extravagance. Alternatively, the referee may require players to itemize individual expenses.</text:p>
      <text:p text:style-name="Text_20_body">The cost of upkeep is payable only so long as the character maintains urban living arrangements. Living off the land incurs no costs and thus payments cease when the character journeys to a <text:a xlink:type="simple" xlink:href="#wilderness-exploration" text:style-name="Internet_20_link" text:visited-style-name="Visited_20_Internet_20_Link"><text:span text:style-name="Definition">wilderness</text:span></text:a> area. When he builds a <text:a xlink:type="simple" xlink:href="#strongholds" text:style-name="Internet_20_link" text:visited-style-name="Visited_20_Internet_20_Link"><text:span text:style-name="Definition">stronghold</text:span></text:a> of his own he may collect taxes from its inhabitants to help cover his costs.</text:p>
      <text:h text:style-name="Heading_20_2" text:outline-level="2"><text:bookmark-start text:name="equipment"/>Equipment<text:bookmark-end text:name="equipment"/></text:h>
      <text:p text:style-name="First_20_paragraph">Each player begins with 30-180 gold pieces to furnish his character with equipment appropriate to his profession and possible adventures.</text:p>
      <text:p text:style-name="Text_20_body">Note that 20 coins of any type weigh one pound.</text:p>
      <text:p text:style-name="Text_20_body">The referee can extrapolate prices for other items from those given.</text:p>
      <text:p text:style-name="Text_20_body">Rations will feed one person for one week. Iron rations are preserved and will <text:a xlink:type="simple" xlink:href="#keep" text:style-name="Internet_20_link" text:visited-style-name="Visited_20_Internet_20_Link"><text:span text:style-name="Definition">keep</text:span></text:a> even in poor environs (including <text:a xlink:type="simple" xlink:href="#populating-a-dungeon" text:style-name="Internet_20_link" text:visited-style-name="Visited_20_Internet_20_Link"><text:span text:style-name="Definition">dungeons</text:span></text:a>) where standard rations would spoil.</text:p>
      <text:p text:style-name="Text_20_body">Range categories are applicable to accurate shooting at individual targets at the <text:a xlink:type="simple" xlink:href="#populating-a-dungeon" text:style-name="Internet_20_link" text:visited-style-name="Visited_20_Internet_20_Link"><text:span text:style-name="Definition">dungeon</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to 10ft).</text:p>
      <text:p text:style-name="Text_20_body">At the <text:a xlink:type="simple" xlink:href="#wilderness-exploration" text:style-name="Internet_20_link" text:visited-style-name="Visited_20_Internet_20_Link"><text:span text:style-name="Definition">wilderness</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to 10yd) range categories are primarily for shooting at bodies of troops or similarly sized targets.</text:p>
      <text:h text:style-name="Heading_20_2" text:outline-level="2"><text:bookmark-start text:name="magic"/><text:soft-page-break/>Magic<text:bookmark-end text:name="magic"/></text:h>
      <text:p text:style-name="First_20_paragraph">A <text:a xlink:type="simple" xlink:href="#the-magic-user" text:style-name="Internet_20_link" text:visited-style-name="Visited_20_Internet_20_Link"><text:span text:style-name="Definition">magic-user</text:span></text:a> or <text:a xlink:type="simple" xlink:href="#the-cleric" text:style-name="Internet_20_link" text:visited-style-name="Visited_20_Internet_20_Link"><text:span text:style-name="Definition">cleric</text:span></text:a> can memorize a number of <text:a xlink:type="simple" xlink:href="#explanation-of-spells" text:style-name="Internet_20_link" text:visited-style-name="Visited_20_Internet_20_Link"><text:span text:style-name="Definition">spells</text:span></text:a> each day according to his experience level. He must be fresh and rested and have access to the appropriate <text:a xlink:type="simple" xlink:href="#spell-books" text:style-name="Internet_20_link" text:visited-style-name="Visited_20_Internet_20_Link"><text:span text:style-name="Definition">spell books</text:span></text:a> to memorize any spell therein. Bereft of his <text:a xlink:type="simple" xlink:href="#spell-books" text:style-name="Internet_20_link" text:visited-style-name="Visited_20_Internet_20_Link"><text:span text:style-name="Definition">spell books</text:span></text:a> he cannot memorize any <text:a xlink:type="simple" xlink:href="#explanation-of-spells" text:style-name="Internet_20_link" text:visited-style-name="Visited_20_Internet_20_Link"><text:span text:style-name="Definition">spells</text:span></text:a>!</text:p>
      <text:h text:style-name="Heading_20_3" text:outline-level="3"><text:bookmark-start text:name="spell-casting-from-memory"/>Spell Casting from Memory<text:bookmark-end text:name="spell-casting-from-memory"/></text:h>
      <text:p text:style-name="First_20_paragraph">A memorized spell can be cast at any time but once it has been cast it is erased from memory. Once erased a spell cannot be cast again until it is memorized the following day. Notwithstanding this limitation, nothing prevents a <text:a xlink:type="simple" xlink:href="#the-magic-user" text:style-name="Internet_20_link" text:visited-style-name="Visited_20_Internet_20_Link"><text:span text:style-name="Definition">magic-user</text:span></text:a> or <text:a xlink:type="simple" xlink:href="#the-cleric" text:style-name="Internet_20_link" text:visited-style-name="Visited_20_Internet_20_Link"><text:span text:style-name="Definition">cleric</text:span></text:a> from memorizing the same spell several times.</text:p>
      <text:p text:style-name="Text_20_body">In order to invoke a spell the caster must be free to concentrate, <text:a xlink:type="simple" xlink:href="#time-and-movement_2" text:style-name="Internet_20_link" text:visited-style-name="Visited_20_Internet_20_Link"><text:span text:style-name="Definition">move</text:span></text:a> his arms and hands, speak aloud, and see the target. To do so during <text:a xlink:type="simple" xlink:href="#combat" text:style-name="Internet_20_link" text:visited-style-name="Visited_20_Internet_20_Link"><text:span text:style-name="Definition">combat</text:span></text:a> the player must declare his <text:a xlink:type="simple" xlink:href="#intent" text:style-name="Internet_20_link" text:visited-style-name="Visited_20_Internet_20_Link"><text:span text:style-name="Definition">intent</text:span></text:a> at the beginning of the <text:a xlink:type="simple" xlink:href="#turns" text:style-name="Internet_20_link" text:visited-style-name="Visited_20_Internet_20_Link"><text:span text:style-name="Definition">turn</text:span></text:a>. Casting a spell requires the full <text:a xlink:type="simple" xlink:href="#turns" text:style-name="Internet_20_link" text:visited-style-name="Visited_20_Internet_20_Link"><text:span text:style-name="Definition">turn</text:span></text:a> so no other action may be attempted. Furthermore, if the caster is struck by any <text:a xlink:type="simple" xlink:href="#missile-fire" text:style-name="Internet_20_link" text:visited-style-name="Visited_20_Internet_20_Link"><text:span text:style-name="Definition">missile</text:span></text:a>, blow, or spell before his own invocation is completed it will be foiled and erased from memory without being triggered. The referee will adjudicate whether other interruptions are sufficient to foil a spell.</text:p>
      <text:h text:style-name="Heading_20_3" text:outline-level="3"><text:bookmark-start text:name="spell-casting-from-scrolls"/>Spell Casting from Scrolls<text:bookmark-end text:name="spell-casting-from-scrolls"/></text:h>
      <text:p text:style-name="First_20_paragraph">A <text:a xlink:type="simple" xlink:href="#the-magic-user" text:style-name="Internet_20_link" text:visited-style-name="Visited_20_Internet_20_Link"><text:span text:style-name="Definition">magic-user</text:span></text:a> or <text:a xlink:type="simple" xlink:href="#the-cleric" text:style-name="Internet_20_link" text:visited-style-name="Visited_20_Internet_20_Link"><text:span text:style-name="Definition">cleric</text:span></text:a> can <text:a xlink:type="simple" xlink:href="#spell-casting-from-memory" text:style-name="Internet_20_link" text:visited-style-name="Visited_20_Internet_20_Link"><text:span text:style-name="Definition">cast</text:span></text:a> a spell of any spell level directly from a <text:a xlink:type="simple" xlink:href="#spellbooks-and-scrolls" text:style-name="Internet_20_link" text:visited-style-name="Visited_20_Internet_20_Link"><text:span text:style-name="Definition">scroll</text:span></text:a>. Unless the <text:a xlink:type="simple" xlink:href="#spellbooks-and-scrolls" text:style-name="Internet_20_link" text:visited-style-name="Visited_20_Internet_20_Link"><text:span text:style-name="Definition">scroll</text:span></text:a> was penned by his own hand a <text:a xlink:type="simple" xlink:href="#the-magic-user" text:style-name="Internet_20_link" text:visited-style-name="Visited_20_Internet_20_Link"><text:span text:style-name="Definition">magic-user</text:span></text:a> must employ a <text:a xlink:type="simple" xlink:href="#read-magic" text:style-name="Internet_20_link" text:visited-style-name="Visited_20_Internet_20_Link"><text:span text:style-name="Definition">read magic</text:span></text:a> spell before he can read a <text:a xlink:type="simple" xlink:href="#spell-scrolls" text:style-name="Internet_20_link" text:visited-style-name="Visited_20_Internet_20_Link"><text:span text:style-name="Definition">spell scroll</text:span></text:a>. Thereafter, either <text:a xlink:type="simple" xlink:href="#classes" text:style-name="Internet_20_link" text:visited-style-name="Visited_20_Internet_20_Link"><text:span text:style-name="Definition">class</text:span></text:a> can read a <text:a xlink:type="simple" xlink:href="#spell-scrolls" text:style-name="Internet_20_link" text:visited-style-name="Visited_20_Internet_20_Link"><text:span text:style-name="Definition">spell scroll</text:span></text:a> without memorizing the spell in advance. <text:a xlink:type="simple" xlink:href="#spell-casting-from-memory" text:style-name="Internet_20_link" text:visited-style-name="Visited_20_Internet_20_Link"><text:span text:style-name="Definition">Casting</text:span></text:a> a spell from a <text:a xlink:type="simple" xlink:href="#spellbooks-and-scrolls" text:style-name="Internet_20_link" text:visited-style-name="Visited_20_Internet_20_Link"><text:span text:style-name="Definition">scroll</text:span></text:a> invokes the magic at the minimum caster level necessary to memorize the spell and simultaneously erases the spell from the <text:a xlink:type="simple" xlink:href="#spellbooks-and-scrolls" text:style-name="Internet_20_link" text:visited-style-name="Visited_20_Internet_20_Link"><text:span text:style-name="Definition">scroll</text:span></text:a>.</text:p>
      <text:h text:style-name="Heading_20_3" text:outline-level="3"><text:bookmark-start text:name="reversible-spells"/>Reversible Spells<text:bookmark-end text:name="reversible-spells"/></text:h>
      <text:p text:style-name="First_20_paragraph">If a <text:a xlink:type="simple" xlink:href="#the-cleric" text:style-name="Internet_20_link" text:visited-style-name="Visited_20_Internet_20_Link"><text:span text:style-name="Definition">cleric</text:span></text:a> spell is noted as reversible, only a chaotic <text:a xlink:type="simple" xlink:href="#the-anti-cleric" text:style-name="Internet_20_link" text:visited-style-name="Visited_20_Internet_20_Link"><text:span text:style-name="Definition">anti-cleric</text:span></text:a> can use the reverse form and only a lawful <text:a xlink:type="simple" xlink:href="#the-cleric" text:style-name="Internet_20_link" text:visited-style-name="Visited_20_Internet_20_Link"><text:span text:style-name="Definition">cleric</text:span></text:a> can use the proper form. If a <text:a xlink:type="simple" xlink:href="#the-magic-user" text:style-name="Internet_20_link" text:visited-style-name="Visited_20_Internet_20_Link"><text:span text:style-name="Definition">magic-user</text:span></text:a> spell is noted as reversible, the reverse form is a separate spell which can be memorized, <text:a xlink:type="simple" xlink:href="#spell-casting-from-memory" text:style-name="Internet_20_link" text:visited-style-name="Visited_20_Internet_20_Link"><text:span text:style-name="Definition">cast</text:span></text:a>, and written to a <text:a xlink:type="simple" xlink:href="#spellbooks-and-scrolls" text:style-name="Internet_20_link" text:visited-style-name="Visited_20_Internet_20_Link"><text:span text:style-name="Definition">scroll</text:span></text:a> exactly as per any other spell.</text:p>
      <text:h text:style-name="Heading_20_3" text:outline-level="3"><text:bookmark-start text:name="spell-books"/>Spell Books<text:bookmark-end text:name="spell-books"/></text:h>
      <text:p text:style-name="First_20_paragraph">Magic-users and <text:a xlink:type="simple" xlink:href="#the-cleric" text:style-name="Internet_20_link" text:visited-style-name="Visited_20_Internet_20_Link"><text:span text:style-name="Definition">clerics</text:span></text:a> begin play with a book of 1st level <text:a xlink:type="simple" xlink:href="#explanation-of-spells" text:style-name="Internet_20_link" text:visited-style-name="Visited_20_Internet_20_Link"><text:span text:style-name="Definition">spells</text:span></text:a> but must find, buy, or <text:a xlink:type="simple" xlink:href="#researching-new-spells" text:style-name="Internet_20_link" text:visited-style-name="Visited_20_Internet_20_Link"><text:span text:style-name="Definition">research</text:span></text:a> higher level spell books thereafter.</text:p>
      <text:p text:style-name="Text_20_body">Adventuring is a dangerous business so a spell caster may wish to construct a duplicate spell book to carry without risk to his primary resource. Should a spell book be <text:a xlink:type="simple" xlink:href="#becoming-lost" text:style-name="Internet_20_link" text:visited-style-name="Visited_20_Internet_20_Link"><text:span text:style-name="Definition">lost</text:span></text:a>, damaged, or destroyed in any event it can be replaced at a cost. A book of 1st level <text:a xlink:type="simple" xlink:href="#explanation-of-spells" text:style-name="Internet_20_link" text:visited-style-name="Visited_20_Internet_20_Link"><text:span text:style-name="Definition">spells</text:span></text:a> costs 2,000 gp, a book of 2nd level <text:a xlink:type="simple" xlink:href="#explanation-of-spells" text:style-name="Internet_20_link" text:visited-style-name="Visited_20_Internet_20_Link"><text:span text:style-name="Definition">spells</text:span></text:a> costs 4,000 gp, a book of 3rd level <text:a xlink:type="simple" xlink:href="#explanation-of-spells" text:style-name="Internet_20_link" text:visited-style-name="Visited_20_Internet_20_Link"><text:span text:style-name="Definition">spells</text:span></text:a> costs 8,000 gp, and so on.</text:p>
      <text:h text:style-name="Heading_20_3" text:outline-level="3"><text:bookmark-start text:name="creating-spell-scrolls"/><text:soft-page-break/>Creating Spell Scrolls<text:bookmark-end text:name="creating-spell-scrolls"/></text:h>
      <text:p text:style-name="First_20_paragraph">Magic-users and <text:a xlink:type="simple" xlink:href="#the-cleric" text:style-name="Internet_20_link" text:visited-style-name="Visited_20_Internet_20_Link"><text:span text:style-name="Definition">clerics</text:span></text:a> can copy <text:a xlink:type="simple" xlink:href="#explanation-of-spells" text:style-name="Internet_20_link" text:visited-style-name="Visited_20_Internet_20_Link"><text:span text:style-name="Definition">spells</text:span></text:a> which they can memorize onto <text:a xlink:type="simple" xlink:href="#spellbooks-and-scrolls" text:style-name="Internet_20_link" text:visited-style-name="Visited_20_Internet_20_Link"><text:span text:style-name="Definition">scrolls</text:span></text:a>. It takes one week to create any <text:a xlink:type="simple" xlink:href="#spell-scrolls" text:style-name="Internet_20_link" text:visited-style-name="Visited_20_Internet_20_Link"><text:span text:style-name="Definition">spell scroll</text:span></text:a> and costs 100 gp per spell level. Thus, a 4th level <text:a xlink:type="simple" xlink:href="#spell-scrolls" text:style-name="Internet_20_link" text:visited-style-name="Visited_20_Internet_20_Link"><text:span text:style-name="Definition">spell scroll</text:span></text:a> takes one week to construct at a cost of 400 gp. A <text:a xlink:type="simple" xlink:href="#spell-scrolls" text:style-name="Internet_20_link" text:visited-style-name="Visited_20_Internet_20_Link"><text:span text:style-name="Definition">spell scroll</text:span></text:a> can be invoked only once and is at risk of being ruined by rain, fire, and other <text:a xlink:type="simple" xlink:href="#populating-a-dungeon" text:style-name="Internet_20_link" text:visited-style-name="Visited_20_Internet_20_Link"><text:span text:style-name="Definition">dungeon</text:span></text:a> hazards.</text:p>
      <text:h text:style-name="Heading_20_3" text:outline-level="3"><text:bookmark-start text:name="researching-new-spells"/>Researching New Spells<text:bookmark-end text:name="researching-new-spells"/></text:h>
      <text:p text:style-name="First_20_paragraph">Clerics and <text:a xlink:type="simple" xlink:href="#the-magic-user" text:style-name="Internet_20_link" text:visited-style-name="Visited_20_Internet_20_Link"><text:span text:style-name="Definition">magic-users</text:span></text:a> can research new <text:a xlink:type="simple" xlink:href="#explanation-of-spells" text:style-name="Internet_20_link" text:visited-style-name="Visited_20_Internet_20_Link"><text:span text:style-name="Definition">spells</text:span></text:a> for their repertoires. The spell level of a new spell cannot exceed that which the researcher is able to memorize. Otherwise, the player can contrive whatever spell he desires, remembering that the referee will determine what is allowable and the spell level of the new magic.</text:p>
      <text:p text:style-name="Text_20_body">Success is a matter of time and investment. One week and 2,000 gp are required for a 1st level spell. Costs double and time is extended by one week at each successively higher spell level. Thus, a 2nd level spell requires two weeks and 4,000 gp, a 3rd level spell requires three weeks and 8,000 gp, a 4th level spell requires four weeks and 16,000 gp and so on.</text:p>
      <text:h text:style-name="Heading_20_3" text:outline-level="3"><text:bookmark-start text:name="cumulative-magic"/>Cumulative Magic<text:bookmark-end text:name="cumulative-magic"/></text:h>
      <text:p text:style-name="First_20_paragraph">Spells and other magical effects will usually combine safely with one another. However, multiple enchantments with the same effect are not cumulative; only the single, most powerful effect applies.</text:p>
      <text:h text:style-name="Heading_20_2" text:outline-level="2"><text:bookmark-start text:name="explanation-of-spells"/>Explanation of Spells<text:bookmark-end text:name="explanation-of-spells"/></text:h>
      <text:h text:style-name="Heading_20_4" text:outline-level="4"><text:bookmark-start text:name="1st-level-cleric-spells"/>1st Level Cleric Spells<text:bookmark-end text:name="1st-level-cleric-spells"/></text:h>
      <text:h text:style-name="Heading_20_5" text:outline-level="5"><text:bookmark-start text:name="cure-light-wounds"/>Cure Light Wounds<text:bookmark-end text:name="cure-light-wounds"/></text:h>
      <text:p text:style-name="First_20_paragraph">(<text:a xlink:type="simple" xlink:href="#reversible-spells" text:style-name="Internet_20_link" text:visited-style-name="Visited_20_Internet_20_Link"><text:span text:style-name="Definition">reversible</text:span></text:a>, affects: 1 creature, range: touch) The <text:a xlink:type="simple" xlink:href="#the-cleric" text:style-name="Internet_20_link" text:visited-style-name="Visited_20_Internet_20_Link"><text:span text:style-name="Definition">cleric</text:span></text:a> can restore 2-7 <text:a xlink:type="simple" xlink:href="#the-numbers-of-hit-dice" text:style-name="Internet_20_link" text:visited-style-name="Visited_20_Internet_20_Link"><text:span text:style-name="Definition">lost hit points</text:span></text:a> to any one creature (including himself) after one <text:a xlink:type="simple" xlink:href="#turns" text:style-name="Internet_20_link" text:visited-style-name="Visited_20_Internet_20_Link"><text:span text:style-name="Definition">turn</text:span></text:a> of aid. <text:a xlink:type="simple" xlink:href="#the-numbers-of-hit-dice" text:style-name="Internet_20_link" text:visited-style-name="Visited_20_Internet_20_Link"><text:span text:style-name="Definition">Hit points</text:span></text:a> cannot be raised beyond the creature’s normal total. The reverse, cause light wounds, will cause 2-7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t a touch, possibly requiring an attack roll to touch an unwilling target.</text:p>
      <text:h text:style-name="Heading_20_5" text:outline-level="5"><text:bookmark-start text:name="detect-evil"/>Detect Evil<text:bookmark-end text:name="detect-evil"/></text:h>
      <text:p text:style-name="First_20_paragraph">(affects: self, duration: 6 <text:a xlink:type="simple" xlink:href="#turns" text:style-name="Internet_20_link" text:visited-style-name="Visited_20_Internet_20_Link"><text:span text:style-name="Definition">turns</text:span></text:a>, range: 12") The <text:a xlink:type="simple" xlink:href="#the-cleric" text:style-name="Internet_20_link" text:visited-style-name="Visited_20_Internet_20_Link"><text:span text:style-name="Definition">cleric</text:span></text:a> can sense the presence of any enchanted, conjured, supernatural, or undead creature within range, as well as any <text:a xlink:type="simple" xlink:href="#curses" text:style-name="Internet_20_link" text:visited-style-name="Visited_20_Internet_20_Link"><text:span text:style-name="Definition">curse</text:span></text:a> or malicious enchantment upon an object or place.</text:p>
      <text:h text:style-name="Heading_20_5" text:outline-level="5"><text:bookmark-start text:name="detect-magic"/><text:soft-page-break/>Detect Magic<text:bookmark-end text:name="detect-magic"/></text:h>
      <text:p text:style-name="First_20_paragraph">(affects: self, duration: 2 <text:a xlink:type="simple" xlink:href="#turns" text:style-name="Internet_20_link" text:visited-style-name="Visited_20_Internet_20_Link"><text:span text:style-name="Definition">turns</text:span></text:a>, range: 6") The <text:a xlink:type="simple" xlink:href="#the-cleric" text:style-name="Internet_20_link" text:visited-style-name="Visited_20_Internet_20_Link"><text:span text:style-name="Definition">cleric</text:span></text:a> can sense the presence of any enchantment on a person, place, or object within range and sight.</text:p>
      <text:h text:style-name="Heading_20_5" text:outline-level="5"><text:bookmark-start text:name="light"/>Light<text:bookmark-end text:name="light"/></text:h>
      <text:p text:style-name="First_20_paragraph">(<text:a xlink:type="simple" xlink:href="#reversible-spells" text:style-name="Internet_20_link" text:visited-style-name="Visited_20_Internet_20_Link"><text:span text:style-name="Definition">reversible</text:span></text:a>, affects: 3" diameter,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range: 12") Causes an object or volume of <text:a xlink:type="simple" xlink:href="#space-required" text:style-name="Internet_20_link" text:visited-style-name="Visited_20_Internet_20_Link"><text:span text:style-name="Definition">space</text:span></text:a> to be lit as if by torchlight, illuminating a 3" diameter. The reverse, darkness, creates a 3" diameter sphere of darkness that is impenetrable even to creatures that see in the dark and to the <text:a xlink:type="simple" xlink:href="#darkvision" text:style-name="Internet_20_link" text:visited-style-name="Visited_20_Internet_20_Link"><text:span text:style-name="Definition">darkvision</text:span></text:a> spell, but not to the <text:a xlink:type="simple" xlink:href="#true-seeing" text:style-name="Internet_20_link" text:visited-style-name="Visited_20_Internet_20_Link"><text:span text:style-name="Definition">true seeing</text:span></text:a> spell.</text:p>
      <text:h text:style-name="Heading_20_5" text:outline-level="5"><text:bookmark-start text:name="protection-from-evil"/>Protection from Evil<text:bookmark-end text:name="protection-from-evil"/></text:h>
      <text:p text:style-name="First_20_paragraph">(<text:a xlink:type="simple" xlink:href="#reversible-spells" text:style-name="Internet_20_link" text:visited-style-name="Visited_20_Internet_20_Link"><text:span text:style-name="Definition">reversible</text:span></text:a>, affects: self, duration: 12 <text:a xlink:type="simple" xlink:href="#turns" text:style-name="Internet_20_link" text:visited-style-name="Visited_20_Internet_20_Link"><text:span text:style-name="Definition">turns</text:span></text:a>) This spell prevents any enchanted or conjured creature from contacting the <text:a xlink:type="simple" xlink:href="#the-cleric" text:style-name="Internet_20_link" text:visited-style-name="Visited_20_Internet_20_Link"><text:span text:style-name="Definition">cleric</text:span></text:a>. Furthermore, attacks made against the <text:a xlink:type="simple" xlink:href="#the-cleric" text:style-name="Internet_20_link" text:visited-style-name="Visited_20_Internet_20_Link"><text:span text:style-name="Definition">cleric</text:span></text:a> by other chaotic types will be at −2 to hit and the <text:a xlink:type="simple" xlink:href="#the-cleric" text:style-name="Internet_20_link" text:visited-style-name="Visited_20_Internet_20_Link"><text:span text:style-name="Definition">cleric</text:span></text:a> will make <text:a xlink:type="simple" xlink:href="#saving-throws" text:style-name="Internet_20_link" text:visited-style-name="Visited_20_Internet_20_Link"><text:span text:style-name="Definition">saving throws</text:span></text:a> at +2. The reverse, protection from good, applies equally to enchanted or conjured creatures but protects against lawful rather than chaotic types.</text:p>
      <text:h text:style-name="Heading_20_5" text:outline-level="5"><text:bookmark-start text:name="purify-food-and-drink"/>Purify Food and Drink<text:bookmark-end text:name="purify-food-and-drink"/></text:h>
      <text:p text:style-name="First_20_paragraph">(<text:a xlink:type="simple" xlink:href="#reversible-spells" text:style-name="Internet_20_link" text:visited-style-name="Visited_20_Internet_20_Link"><text:span text:style-name="Definition">reversible</text:span></text:a>, duration: permanent, range: 1") Makes spoiled, <text:a xlink:type="simple" xlink:href="#poison_1" text:style-name="Internet_20_link" text:visited-style-name="Visited_20_Internet_20_Link"><text:span text:style-name="Definition">poisoned</text:span></text:a>, or contaminated food, drink, or <text:a xlink:type="simple" xlink:href="#unholy" text:style-name="Internet_20_link" text:visited-style-name="Visited_20_Internet_20_Link"><text:span text:style-name="Definition">Unholy</text:span></text:a> water whole and suitable for consumption. Enough food for one dozen <text:a xlink:type="simple" xlink:href="#men" text:style-name="Internet_20_link" text:visited-style-name="Visited_20_Internet_20_Link"><text:span text:style-name="Definition">men</text:span></text:a> or two weeks worth of rations are affected. The reverse, putrefy food and drink, will instead spoil food, drink, and <text:a xlink:type="simple" xlink:href="#holy" text:style-name="Internet_20_link" text:visited-style-name="Visited_20_Internet_20_Link"><text:span text:style-name="Definition">Holy</text:span></text:a> water.</text:p>
      <text:h text:style-name="Heading_20_4" text:outline-level="4"><text:bookmark-start text:name="2nd-level-cleric-spells"/>2nd Level Cleric Spells<text:bookmark-end text:name="2nd-level-cleric-spells"/></text:h>
      <text:h text:style-name="Heading_20_5" text:outline-level="5"><text:bookmark-start text:name="bless"/>Bless<text:bookmark-end text:name="bless"/></text:h>
      <text:p text:style-name="First_20_paragraph">(<text:a xlink:type="simple" xlink:href="#reversible-spells" text:style-name="Internet_20_link" text:visited-style-name="Visited_20_Internet_20_Link"><text:span text:style-name="Definition">reversible</text:span></text:a>, affects: 6" diameter, duration: 6 <text:a xlink:type="simple" xlink:href="#turns" text:style-name="Internet_20_link" text:visited-style-name="Visited_20_Internet_20_Link"><text:span text:style-name="Definition">turns</text:span></text:a>, range: 6") The <text:a xlink:type="simple" xlink:href="#the-cleric" text:style-name="Internet_20_link" text:visited-style-name="Visited_20_Internet_20_Link"><text:span text:style-name="Definition">cleric</text:span></text:a> bestows a +1 <text:a xlink:type="simple" xlink:href="#reaction-and-morale-checks" text:style-name="Internet_20_link" text:visited-style-name="Visited_20_Internet_20_Link"><text:span text:style-name="Definition">morale</text:span></text:a> bonus and a +1 benefit to attack rolls upon all allies within 3" who are not already in <text:a xlink:type="simple" xlink:href="#combat" text:style-name="Internet_20_link" text:visited-style-name="Visited_20_Internet_20_Link"><text:span text:style-name="Definition">combat</text:span></text:a>. The reverse, bane, imposes equivalent penalties upon foes.</text:p>
      <text:h text:style-name="Heading_20_5" text:outline-level="5"><text:bookmark-start text:name="continuous-light"/>Continuous Light<text:bookmark-end text:name="continuous-light"/></text:h>
      <text:p text:style-name="First_20_paragraph">(<text:a xlink:type="simple" xlink:href="#reversible-spells" text:style-name="Internet_20_link" text:visited-style-name="Visited_20_Internet_20_Link"><text:span text:style-name="Definition">reversible</text:span></text:a>, affects: 24" diameter, duration: permanent, range: 12") Causes an object or volume of <text:a xlink:type="simple" xlink:href="#space-required" text:style-name="Internet_20_link" text:visited-style-name="Visited_20_Internet_20_Link"><text:span text:style-name="Definition">space</text:span></text:a> to be lit as if by sunlight. <text:a xlink:type="simple" xlink:href="#monsters_2" text:style-name="Internet_20_link" text:visited-style-name="Visited_20_Internet_20_Link"><text:span text:style-name="Definition">Monsters</text:span></text:a> affected by sunlight are dazzled but otherwise unharmed. <text:a xlink:type="simple" xlink:href="#continuous-light" text:style-name="Internet_20_link" text:visited-style-name="Visited_20_Internet_20_Link"><text:span text:style-name="Definition">Continuous light</text:span></text:a> is permanent unless dispelled. The reverse, continuous darkness, creates a permanent, 24" diameter sphere of darkness that is impenetrable even to creatures that see in the dark and to the <text:a xlink:type="simple" xlink:href="#darkvision" text:style-name="Internet_20_link" text:visited-style-name="Visited_20_Internet_20_Link"><text:span text:style-name="Definition">darkvision</text:span></text:a> spell, but not to the <text:a xlink:type="simple" xlink:href="#true-seeing" text:style-name="Internet_20_link" text:visited-style-name="Visited_20_Internet_20_Link"><text:span text:style-name="Definition">true seeing</text:span></text:a> spell.</text:p>
      <text:h text:style-name="Heading_20_5" text:outline-level="5"><text:bookmark-start text:name="find-traps"/><text:soft-page-break/>Find Traps<text:bookmark-end text:name="find-traps"/></text:h>
      <text:p text:style-name="First_20_paragraph">(affects: self, duration: 2 <text:a xlink:type="simple" xlink:href="#turns" text:style-name="Internet_20_link" text:visited-style-name="Visited_20_Internet_20_Link"><text:span text:style-name="Definition">turns</text:span></text:a>, range: 3") The <text:a xlink:type="simple" xlink:href="#the-cleric" text:style-name="Internet_20_link" text:visited-style-name="Visited_20_Internet_20_Link"><text:span text:style-name="Definition">cleric</text:span></text:a> can sense any magical or mechanical <text:a xlink:type="simple" xlink:href="#tricks-and-traps" text:style-name="Internet_20_link" text:visited-style-name="Visited_20_Internet_20_Link"><text:span text:style-name="Definition">trap</text:span></text:a> within sight and range. No insight as to how the <text:a xlink:type="simple" xlink:href="#tricks-and-traps" text:style-name="Internet_20_link" text:visited-style-name="Visited_20_Internet_20_Link"><text:span text:style-name="Definition">trap</text:span></text:a> might be deactivated is conveyed.</text:p>
      <text:h text:style-name="Heading_20_5" text:outline-level="5"><text:bookmark-start text:name="hold-person"/>Hold Person<text:bookmark-end text:name="hold-person"/></text:h>
      <text:p text:style-name="First_20_paragraph">(affects: 1 or 1-4 persons, duration: 9 <text:a xlink:type="simple" xlink:href="#turns" text:style-name="Internet_20_link" text:visited-style-name="Visited_20_Internet_20_Link"><text:span text:style-name="Definition">turns</text:span></text:a>, range: 18") 1-4 <text:a xlink:type="simple" xlink:href="#man-types" text:style-name="Internet_20_link" text:visited-style-name="Visited_20_Internet_20_Link"><text:span text:style-name="Definition">man-types</text:span></text:a> are held immobile if they fail a <text:a xlink:type="simple" xlink:href="#saving-throws" text:style-name="Internet_20_link" text:visited-style-name="Visited_20_Internet_20_Link"><text:span text:style-name="Definition">saving throw</text:span></text:a> <text:a xlink:type="simple" xlink:href="#paralysis-and-petrification" text:style-name="Internet_20_link" text:visited-style-name="Visited_20_Internet_20_Link"><text:span text:style-name="Definition">versus paralysis</text:span></text:a>. If a single <text:a xlink:type="simple" xlink:href="#man-types" text:style-name="Internet_20_link" text:visited-style-name="Visited_20_Internet_20_Link"><text:span text:style-name="Definition">man-type</text:span></text:a> is targeted his <text:a xlink:type="simple" xlink:href="#saving-throws" text:style-name="Internet_20_link" text:visited-style-name="Visited_20_Internet_20_Link"><text:span text:style-name="Definition">saving throw</text:span></text:a> is penalized by −2.</text:p>
      <text:h text:style-name="Heading_20_5" text:outline-level="5"><text:bookmark-start text:name="remove-disease"/>Remove Disease<text:bookmark-end text:name="remove-disease"/></text:h>
      <text:p text:style-name="First_20_paragraph">(<text:a xlink:type="simple" xlink:href="#reversible-spells" text:style-name="Internet_20_link" text:visited-style-name="Visited_20_Internet_20_Link"><text:span text:style-name="Definition">reversible</text:span></text:a>, affects: 1 creature, duration: permanent, range: touch) Cures the subject of all natural diseases or one supernatural disease such as <text:a xlink:type="simple" xlink:href="#mummies" text:style-name="Internet_20_link" text:visited-style-name="Visited_20_Internet_20_Link"><text:span text:style-name="Definition">mummy</text:span></text:a> rot or lycanthropy. The reverse, cause disease, infects the subject with any disease known to the <text:a xlink:type="simple" xlink:href="#the-anti-cleric" text:style-name="Internet_20_link" text:visited-style-name="Visited_20_Internet_20_Link"><text:span text:style-name="Definition">anti-cleric</text:span></text:a> at a touch, possibly requiring an attack roll to touch an unwilling subject.</text:p>
      <text:h text:style-name="Heading_20_5" text:outline-level="5"><text:bookmark-start text:name="speak-with-animals"/>Speak with Animals<text:bookmark-end text:name="speak-with-animals"/></text:h>
      <text:p text:style-name="First_20_paragraph">(affects: self, duration: 6 <text:a xlink:type="simple" xlink:href="#turns" text:style-name="Internet_20_link" text:visited-style-name="Visited_20_Internet_20_Link"><text:span text:style-name="Definition">turns</text:span></text:a>, range: 3") The <text:a xlink:type="simple" xlink:href="#the-cleric" text:style-name="Internet_20_link" text:visited-style-name="Visited_20_Internet_20_Link"><text:span text:style-name="Definition">cleric</text:span></text:a> can communicate with ordinary animals, including <text:a xlink:type="simple" xlink:href="#giants" text:style-name="Internet_20_link" text:visited-style-name="Visited_20_Internet_20_Link"><text:span text:style-name="Definition">giant</text:span></text:a>-sized sorts, receiving answers to questions subject to a <text:a xlink:type="simple" xlink:href="#reaction-and-morale-checks" text:style-name="Internet_20_link" text:visited-style-name="Visited_20_Internet_20_Link"><text:span text:style-name="Definition">reaction</text:span></text:a> check. The animals will not attack the <text:a xlink:type="simple" xlink:href="#the-cleric" text:style-name="Internet_20_link" text:visited-style-name="Visited_20_Internet_20_Link"><text:span text:style-name="Definition">cleric</text:span></text:a> for the duration, regardless of their <text:a xlink:type="simple" xlink:href="#reaction-and-morale-checks" text:style-name="Internet_20_link" text:visited-style-name="Visited_20_Internet_20_Link"><text:span text:style-name="Definition">reaction</text:span></text:a>, but will perform a favor or service only if the <text:a xlink:type="simple" xlink:href="#the-cleric" text:style-name="Internet_20_link" text:visited-style-name="Visited_20_Internet_20_Link"><text:span text:style-name="Definition">cleric</text:span></text:a> secures a positive (or better) <text:a xlink:type="simple" xlink:href="#reaction-and-morale-checks" text:style-name="Internet_20_link" text:visited-style-name="Visited_20_Internet_20_Link"><text:span text:style-name="Definition">reaction</text:span></text:a>.</text:p>
      <text:h text:style-name="Heading_20_4" text:outline-level="4"><text:bookmark-start text:name="3rd-level-cleric-spells"/>3rd Level Cleric Spells<text:bookmark-end text:name="3rd-level-cleric-spells"/></text:h>
      <text:h text:style-name="Heading_20_5" text:outline-level="5"><text:bookmark-start text:name="circle-of-protection-from-evil"/>Circle of Protection from Evil<text:bookmark-end text:name="circle-of-protection-from-evil"/></text:h>
      <text:p text:style-name="First_20_paragraph">(<text:a xlink:type="simple" xlink:href="#reversible-spells" text:style-name="Internet_20_link" text:visited-style-name="Visited_20_Internet_20_Link"><text:span text:style-name="Definition">reversible</text:span></text:a>, affects: 1" radius, duration: 12 <text:a xlink:type="simple" xlink:href="#turns" text:style-name="Internet_20_link" text:visited-style-name="Visited_20_Internet_20_Link"><text:span text:style-name="Definition">turns</text:span></text:a>) As per the <text:a xlink:type="simple" xlink:href="#protection-from-evil" text:style-name="Internet_20_link" text:visited-style-name="Visited_20_Internet_20_Link"><text:span text:style-name="Definition">protection from evil</text:span></text:a> spell, except that the protection extends to a 1" radius around the <text:a xlink:type="simple" xlink:href="#the-cleric" text:style-name="Internet_20_link" text:visited-style-name="Visited_20_Internet_20_Link"><text:span text:style-name="Definition">cleric</text:span></text:a>.</text:p>
      <text:h text:style-name="Heading_20_5" text:outline-level="5"><text:bookmark-start text:name="cure-serious-wounds"/>Cure Serious Wounds<text:bookmark-end text:name="cure-serious-wounds"/></text:h>
      <text:p text:style-name="First_20_paragraph">(<text:a xlink:type="simple" xlink:href="#reversible-spells" text:style-name="Internet_20_link" text:visited-style-name="Visited_20_Internet_20_Link"><text:span text:style-name="Definition">reversible</text:span></text:a>, affects: 1 creature, range: touch) The <text:a xlink:type="simple" xlink:href="#the-cleric" text:style-name="Internet_20_link" text:visited-style-name="Visited_20_Internet_20_Link"><text:span text:style-name="Definition">cleric</text:span></text:a> can restore 4-14 <text:a xlink:type="simple" xlink:href="#the-numbers-of-hit-dice" text:style-name="Internet_20_link" text:visited-style-name="Visited_20_Internet_20_Link"><text:span text:style-name="Definition">lost hit points</text:span></text:a> to any one creature (including himself) after one <text:a xlink:type="simple" xlink:href="#turns" text:style-name="Internet_20_link" text:visited-style-name="Visited_20_Internet_20_Link"><text:span text:style-name="Definition">turn</text:span></text:a> of aid. <text:a xlink:type="simple" xlink:href="#the-numbers-of-hit-dice" text:style-name="Internet_20_link" text:visited-style-name="Visited_20_Internet_20_Link"><text:span text:style-name="Definition">Hit points</text:span></text:a> cannot be raised beyond the creature’s normal total. The reverse, cause serious wounds, will cau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t a touch, possibly requiring an attack roll to touch an unwilling target.</text:p>
      <text:h text:style-name="Heading_20_5" text:outline-level="5"><text:bookmark-start text:name="enervate-dead"/>Enervate Dead<text:bookmark-end text:name="enervate-dead"/></text:h>
      <text:p text:style-name="First_20_paragraph">(<text:a xlink:type="simple" xlink:href="#reversible-spells" text:style-name="Internet_20_link" text:visited-style-name="Visited_20_Internet_20_Link"><text:span text:style-name="Definition">reversible</text:span></text:a>, affects: 4-48 undead, duration: 7-12 <text:a xlink:type="simple" xlink:href="#turns" text:style-name="Internet_20_link" text:visited-style-name="Visited_20_Internet_20_Link"><text:span text:style-name="Definition">turns</text:span></text:a>, range: 12") Temporarily paralyzes <text:a xlink:type="simple" xlink:href="#skeletons" text:style-name="Internet_20_link" text:visited-style-name="Visited_20_Internet_20_Link"><text:span text:style-name="Definition">skeletons</text:span></text:a> and <text:a xlink:type="simple" xlink:href="#zombies" text:style-name="Internet_20_link" text:visited-style-name="Visited_20_Internet_20_Link"><text:span text:style-name="Definition">zombies</text:span></text:a> with no <text:a xlink:type="simple" xlink:href="#saving-throws" text:style-name="Internet_20_link" text:visited-style-name="Visited_20_Internet_20_Link"><text:span text:style-name="Definition">saving throw</text:span></text:a> allowed. 2-12 undead are enervated for every three whole levels the <text:a xlink:type="simple" xlink:href="#the-cleric" text:style-name="Internet_20_link" text:visited-style-name="Visited_20_Internet_20_Link"><text:span text:style-name="Definition">cleric</text:span></text:a> has. Thus a 6th level <text:a xlink:type="simple" xlink:href="#the-cleric" text:style-name="Internet_20_link" text:visited-style-name="Visited_20_Internet_20_Link"><text:span text:style-name="Definition">cleric</text:span></text:a> can enervate 4-24 undead, a 9th level <text:a xlink:type="simple" xlink:href="#the-cleric" text:style-name="Internet_20_link" text:visited-style-name="Visited_20_Internet_20_Link"><text:span text:style-name="Definition">cleric</text:span></text:a> can enervate 6-36 undead, and a 12th level <text:a xlink:type="simple" xlink:href="#the-cleric" text:style-name="Internet_20_link" text:visited-style-name="Visited_20_Internet_20_Link"><text:span text:style-name="Definition">cleric</text:span></text:a> can enervate 8-48 undead. The reverse, <text:a xlink:type="simple" xlink:href="#animate-dead" text:style-name="Internet_20_link" text:visited-style-name="Visited_20_Internet_20_Link"><text:span text:style-name="Definition">animate </text:span></text:a><text:soft-page-break/><text:a xlink:type="simple" xlink:href="#animate-dead" text:style-name="Internet_20_link" text:visited-style-name="Visited_20_Internet_20_Link"><text:span text:style-name="Definition">dead</text:span></text:a>, causes nearby bones or bodies to rise as half as many undead <text:a xlink:type="simple" xlink:href="#skeletons" text:style-name="Internet_20_link" text:visited-style-name="Visited_20_Internet_20_Link"><text:span text:style-name="Definition">skeletons</text:span></text:a> or <text:a xlink:type="simple" xlink:href="#zombies" text:style-name="Internet_20_link" text:visited-style-name="Visited_20_Internet_20_Link"><text:span text:style-name="Definition">zombies</text:span></text:a> under the <text:a xlink:type="simple" xlink:href="#the-anti-cleric" text:style-name="Internet_20_link" text:visited-style-name="Visited_20_Internet_20_Link"><text:span text:style-name="Definition">anti-cleric’s</text:span></text:a> command. They will obey until destroyed in <text:a xlink:type="simple" xlink:href="#combat" text:style-name="Internet_20_link" text:visited-style-name="Visited_20_Internet_20_Link"><text:span text:style-name="Definition">combat</text:span></text:a>, by a <text:a xlink:type="simple" xlink:href="#dispel-magic" text:style-name="Internet_20_link" text:visited-style-name="Visited_20_Internet_20_Link"><text:span text:style-name="Definition">dispel magic</text:span></text:a>, or by a <text:a xlink:type="simple" xlink:href="#dispel-evil" text:style-name="Internet_20_link" text:visited-style-name="Visited_20_Internet_20_Link"><text:span text:style-name="Definition">dispel evil</text:span></text:a> spell.</text:p>
      <text:h text:style-name="Heading_20_5" text:outline-level="5"><text:bookmark-start text:name="locate-object"/>Locate Object<text:bookmark-end text:name="locate-object"/></text:h>
      <text:p text:style-name="First_20_paragraph">(affects: self, duration: 2 <text:a xlink:type="simple" xlink:href="#turns" text:style-name="Internet_20_link" text:visited-style-name="Visited_20_Internet_20_Link"><text:span text:style-name="Definition">turns</text:span></text:a>, range: 9" + 1"/level) The <text:a xlink:type="simple" xlink:href="#the-cleric" text:style-name="Internet_20_link" text:visited-style-name="Visited_20_Internet_20_Link"><text:span text:style-name="Definition">cleric</text:span></text:a> can sense the direction to a well known or clearly visualized object within range. If more than one object of the visualized sort is in range only the nearest is located. A specific unique object can only be sought by this spell if the <text:a xlink:type="simple" xlink:href="#the-cleric" text:style-name="Internet_20_link" text:visited-style-name="Visited_20_Internet_20_Link"><text:span text:style-name="Definition">cleric</text:span></text:a> has previously observed the object firsthand.</text:p>
      <text:h text:style-name="Heading_20_5" text:outline-level="5"><text:bookmark-start text:name="remove-curse"/>Remove Curse<text:bookmark-end text:name="remove-curse"/></text:h>
      <text:p text:style-name="First_20_paragraph">(<text:a xlink:type="simple" xlink:href="#reversible-spells" text:style-name="Internet_20_link" text:visited-style-name="Visited_20_Internet_20_Link"><text:span text:style-name="Definition">reversible</text:span></text:a>, affects: 1 <text:a xlink:type="simple" xlink:href="#curses" text:style-name="Internet_20_link" text:visited-style-name="Visited_20_Internet_20_Link"><text:span text:style-name="Definition">curse</text:span></text:a>, duration: permanent, range: touch) Lifts one <text:a xlink:type="simple" xlink:href="#curses" text:style-name="Internet_20_link" text:visited-style-name="Visited_20_Internet_20_Link"><text:span text:style-name="Definition">curse</text:span></text:a> from a creature or object, causing the latter to become a normal, unenchanted item of its type. The reverse, bestow <text:a xlink:type="simple" xlink:href="#curses" text:style-name="Internet_20_link" text:visited-style-name="Visited_20_Internet_20_Link"><text:span text:style-name="Definition">curse</text:span></text:a>, burdens the subject with any <text:a xlink:type="simple" xlink:href="#curses" text:style-name="Internet_20_link" text:visited-style-name="Visited_20_Internet_20_Link"><text:span text:style-name="Definition">curse</text:span></text:a> so named by the <text:a xlink:type="simple" xlink:href="#the-anti-cleric" text:style-name="Internet_20_link" text:visited-style-name="Visited_20_Internet_20_Link"><text:span text:style-name="Definition">anti-cleric</text:span></text:a>. Note that a lawful <text:a xlink:type="simple" xlink:href="#the-cleric" text:style-name="Internet_20_link" text:visited-style-name="Visited_20_Internet_20_Link"><text:span text:style-name="Definition">cleric</text:span></text:a> must specify only lawful <text:a xlink:type="simple" xlink:href="#curses" text:style-name="Internet_20_link" text:visited-style-name="Visited_20_Internet_20_Link"><text:span text:style-name="Definition">curses</text:span></text:a>.</text:p>
      <text:h text:style-name="Heading_20_5" text:outline-level="5"><text:bookmark-start text:name="speak-with-dead"/>Speak with Dead<text:bookmark-end text:name="speak-with-dead"/></text:h>
      <text:p text:style-name="First_20_paragraph">(affects: self, duration: special, range: 3") An echo of life is bestowed upon the remains of a deceased creature within range so that it can answer 1-6 questions asked by the <text:a xlink:type="simple" xlink:href="#the-cleric" text:style-name="Internet_20_link" text:visited-style-name="Visited_20_Internet_20_Link"><text:span text:style-name="Definition">cleric</text:span></text:a>, subject to a usual <text:a xlink:type="simple" xlink:href="#reaction-and-morale-checks" text:style-name="Internet_20_link" text:visited-style-name="Visited_20_Internet_20_Link"><text:span text:style-name="Definition">reaction</text:span></text:a> check. This spell has no effect if the remains have been deceased longer than one week per level of the <text:a xlink:type="simple" xlink:href="#the-cleric" text:style-name="Internet_20_link" text:visited-style-name="Visited_20_Internet_20_Link"><text:span text:style-name="Definition">cleric</text:span></text:a>.</text:p>
      <text:h text:style-name="Heading_20_4" text:outline-level="4"><text:bookmark-start text:name="4th-level-cleric-spells"/>4th Level Cleric Spells<text:bookmark-end text:name="4th-level-cleric-spells"/></text:h>
      <text:h text:style-name="Heading_20_5" text:outline-level="5"><text:bookmark-start text:name="control-water"/>Control Water<text:bookmark-end text:name="control-water"/></text:h>
      <text:p text:style-name="First_20_paragraph">(affects: 1 body of water, duration: 12 <text:a xlink:type="simple" xlink:href="#turns" text:style-name="Internet_20_link" text:visited-style-name="Visited_20_Internet_20_Link"><text:span text:style-name="Definition">turns</text:span></text:a>, range: 24") The <text:a xlink:type="simple" xlink:href="#the-cleric" text:style-name="Internet_20_link" text:visited-style-name="Visited_20_Internet_20_Link"><text:span text:style-name="Definition">cleric</text:span></text:a> causes the water level of a river or similar body of water to immediately fall to half its natural depth within 24" of himself, allowing a waterway to be forded, or to rise to half its depth again, precipitating a flash flooding.</text:p>
      <text:h text:style-name="Heading_20_5" text:outline-level="5"><text:bookmark-start text:name="create-food-and-drink"/>Create Food and Drink<text:bookmark-end text:name="create-food-and-drink"/></text:h>
      <text:p text:style-name="First_20_paragraph">(<text:a xlink:type="simple" xlink:href="#reversible-spells" text:style-name="Internet_20_link" text:visited-style-name="Visited_20_Internet_20_Link"><text:span text:style-name="Definition">reversible</text:span></text:a>, affects: special, range: 1") Creates wholesome food and drink sufficient to feed three <text:a xlink:type="simple" xlink:href="#men" text:style-name="Internet_20_link" text:visited-style-name="Visited_20_Internet_20_Link"><text:span text:style-name="Definition">men</text:span></text:a> (or one <text:a xlink:type="simple" xlink:href="#horses" text:style-name="Internet_20_link" text:visited-style-name="Visited_20_Internet_20_Link"><text:span text:style-name="Definition">horse</text:span></text:a> or <text:a xlink:type="simple" xlink:href="#horses" text:style-name="Internet_20_link" text:visited-style-name="Visited_20_Internet_20_Link"><text:span text:style-name="Definition">mule</text:span></text:a>) for each of the <text:a xlink:type="simple" xlink:href="#the-cleric" text:style-name="Internet_20_link" text:visited-style-name="Visited_20_Internet_20_Link"><text:span text:style-name="Definition">cleric’s</text:span></text:a> experience levels. The reverse, destroy food and drink, turns a like amount of food and drink to ash.</text:p>
      <text:h text:style-name="Heading_20_5" text:outline-level="5"><text:bookmark-start text:name="cure-critical-wounds"/>Cure Critical Wounds<text:bookmark-end text:name="cure-critical-wounds"/></text:h>
      <text:p text:style-name="First_20_paragraph">(<text:a xlink:type="simple" xlink:href="#reversible-spells" text:style-name="Internet_20_link" text:visited-style-name="Visited_20_Internet_20_Link"><text:span text:style-name="Definition">reversible</text:span></text:a>, affects: 1 creature, range: touch) The <text:a xlink:type="simple" xlink:href="#the-cleric" text:style-name="Internet_20_link" text:visited-style-name="Visited_20_Internet_20_Link"><text:span text:style-name="Definition">cleric</text:span></text:a> can restore 6-21 <text:a xlink:type="simple" xlink:href="#the-numbers-of-hit-dice" text:style-name="Internet_20_link" text:visited-style-name="Visited_20_Internet_20_Link"><text:span text:style-name="Definition">lost hit points</text:span></text:a> to any one creature (including himself) after one <text:a xlink:type="simple" xlink:href="#turns" text:style-name="Internet_20_link" text:visited-style-name="Visited_20_Internet_20_Link"><text:span text:style-name="Definition">turn</text:span></text:a> of aid. <text:a xlink:type="simple" xlink:href="#the-numbers-of-hit-dice" text:style-name="Internet_20_link" text:visited-style-name="Visited_20_Internet_20_Link"><text:span text:style-name="Definition">Hit points</text:span></text:a> cannot be raised beyond the creature’s normal total. The reverse, cause critical wounds, will cause 6-2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t a touch, possibly requiring an attack roll to touch an unwilling target.</text:p>
      <text:h text:style-name="Heading_20_5" text:outline-level="5"><text:bookmark-start text:name="hold-monster"/><text:soft-page-break/>Hold Monster<text:bookmark-end text:name="hold-monster"/></text:h>
      <text:p text:style-name="First_20_paragraph">(affects: 1 or 1-4 creatures,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range: 12") 1-4 creatures are held immobile if they fail a <text:a xlink:type="simple" xlink:href="#saving-throws" text:style-name="Internet_20_link" text:visited-style-name="Visited_20_Internet_20_Link"><text:span text:style-name="Definition">saving throw</text:span></text:a> <text:a xlink:type="simple" xlink:href="#paralysis-and-petrification" text:style-name="Internet_20_link" text:visited-style-name="Visited_20_Internet_20_Link"><text:span text:style-name="Definition">versus paralysis</text:span></text:a>. If a single creature is targeted its <text:a xlink:type="simple" xlink:href="#saving-throws" text:style-name="Internet_20_link" text:visited-style-name="Visited_20_Internet_20_Link"><text:span text:style-name="Definition">saving throw</text:span></text:a> is penalized by −2.</text:p>
      <text:h text:style-name="Heading_20_5" text:outline-level="5"><text:bookmark-start text:name="neutralize-poison"/>Neutralize Poison<text:bookmark-end text:name="neutralize-poison"/></text:h>
      <text:p text:style-name="First_20_paragraph">(<text:a xlink:type="simple" xlink:href="#reversible-spells" text:style-name="Internet_20_link" text:visited-style-name="Visited_20_Internet_20_Link"><text:span text:style-name="Definition">reversible</text:span></text:a>, affects: 1 poison, duration: permanent, range: 1") A glass of <text:a xlink:type="simple" xlink:href="#poison_1" text:style-name="Internet_20_link" text:visited-style-name="Visited_20_Internet_20_Link"><text:span text:style-name="Definition">poisoned</text:span></text:a> wine, a venomous <text:a xlink:type="simple" xlink:href="#monsters_2" text:style-name="Internet_20_link" text:visited-style-name="Visited_20_Internet_20_Link"><text:span text:style-name="Definition">monster</text:span></text:a>, an envenomed weapon, or any other poison is rendered non-toxic but this spell will not reverse the effect of a <text:a xlink:type="simple" xlink:href="#poison_1" text:style-name="Internet_20_link" text:visited-style-name="Visited_20_Internet_20_Link"><text:span text:style-name="Definition">poisoning</text:span></text:a> that has already occurred. The reverse, poison, will cause any food or drink to become deadly poison or any object or creature to become venomous.</text:p>
      <text:h text:style-name="Heading_20_5" text:outline-level="5"><text:bookmark-start text:name="speak-with-plants"/>Speak with Plants<text:bookmark-end text:name="speak-with-plants"/></text:h>
      <text:p text:style-name="First_20_paragraph">(affects: self, duration: 6 <text:a xlink:type="simple" xlink:href="#turns" text:style-name="Internet_20_link" text:visited-style-name="Visited_20_Internet_20_Link"><text:span text:style-name="Definition">turns</text:span></text:a>, range: 3") The <text:a xlink:type="simple" xlink:href="#the-cleric" text:style-name="Internet_20_link" text:visited-style-name="Visited_20_Internet_20_Link"><text:span text:style-name="Definition">cleric</text:span></text:a> can communicate with ordinary plants and supernatural plant types. He can receive answers to questions subject to a <text:a xlink:type="simple" xlink:href="#reaction-and-morale-checks" text:style-name="Internet_20_link" text:visited-style-name="Visited_20_Internet_20_Link"><text:span text:style-name="Definition">reaction</text:span></text:a> check. The plants will not attack the <text:a xlink:type="simple" xlink:href="#the-cleric" text:style-name="Internet_20_link" text:visited-style-name="Visited_20_Internet_20_Link"><text:span text:style-name="Definition">cleric</text:span></text:a> for the duration, regardless of their <text:a xlink:type="simple" xlink:href="#reaction-and-morale-checks" text:style-name="Internet_20_link" text:visited-style-name="Visited_20_Internet_20_Link"><text:span text:style-name="Definition">reaction</text:span></text:a>, but will perform a favor or service only if the <text:a xlink:type="simple" xlink:href="#the-cleric" text:style-name="Internet_20_link" text:visited-style-name="Visited_20_Internet_20_Link"><text:span text:style-name="Definition">cleric</text:span></text:a> secures a positive (or better) <text:a xlink:type="simple" xlink:href="#reaction-and-morale-checks" text:style-name="Internet_20_link" text:visited-style-name="Visited_20_Internet_20_Link"><text:span text:style-name="Definition">reaction</text:span></text:a>.</text:p>
      <text:h text:style-name="Heading_20_4" text:outline-level="4"><text:bookmark-start text:name="5th-level-cleric-spells"/>5th Level Cleric Spells<text:bookmark-end text:name="5th-level-cleric-spells"/></text:h>
      <text:h text:style-name="Heading_20_5" text:outline-level="5"><text:bookmark-start text:name="commune"/>Commune<text:bookmark-end text:name="commune"/></text:h>
      <text:p text:style-name="First_20_paragraph">(affects: self, duration: special) The <text:a xlink:type="simple" xlink:href="#the-cleric" text:style-name="Internet_20_link" text:visited-style-name="Visited_20_Internet_20_Link"><text:span text:style-name="Definition">cleric</text:span></text:a> seeks divinely given knowledge. The Gods, or their agents, will entertain 1-6 questions with a simple “yes” or “no” answer which will be absolute. Use of this spell is limited to once per adventure, or even more infrequently, for the Gods dislike frequent interruptions. However, on the most <text:a xlink:type="simple" xlink:href="#holy" text:style-name="Internet_20_link" text:visited-style-name="Visited_20_Internet_20_Link"><text:span text:style-name="Definition">Holy</text:span></text:a> day of the year three six-sided <text:a xlink:type="simple" xlink:href="#the-dice_1" text:style-name="Internet_20_link" text:visited-style-name="Visited_20_Internet_20_Link"><text:span text:style-name="Definition">dice</text:span></text:a> are thrown with the highest result being the number of questions that will be answered.</text:p>
      <text:h text:style-name="Heading_20_5" text:outline-level="5"><text:bookmark-start text:name="dispel-evil"/>Dispel Evil<text:bookmark-end text:name="dispel-evil"/></text:h>
      <text:p text:style-name="First_20_paragraph">(<text:a xlink:type="simple" xlink:href="#reversible-spells" text:style-name="Internet_20_link" text:visited-style-name="Visited_20_Internet_20_Link"><text:span text:style-name="Definition">reversible</text:span></text:a>, affects: 1 enchantment, duration: permanent, range: 3") Immediately dismisses all enchanted or conjured creatures and <text:a xlink:type="simple" xlink:href="#curses" text:style-name="Internet_20_link" text:visited-style-name="Visited_20_Internet_20_Link"><text:span text:style-name="Definition">curses</text:span></text:a> or enchantments of a malign sort within 3". Animated dead are destroyed while conjured <text:a xlink:type="simple" xlink:href="#insect-plague" text:style-name="Internet_20_link" text:visited-style-name="Visited_20_Internet_20_Link"><text:span text:style-name="Definition">insect plagues</text:span></text:a>, <text:a xlink:type="simple" xlink:href="#a-djinni" text:style-name="Internet_20_link" text:visited-style-name="Visited_20_Internet_20_Link"><text:span text:style-name="Definition">djinn</text:span></text:a>, <text:a xlink:type="simple" xlink:href="#an-efreeti" text:style-name="Internet_20_link" text:visited-style-name="Visited_20_Internet_20_Link"><text:span text:style-name="Definition">efreet</text:span></text:a>, <text:a xlink:type="simple" xlink:href="#elementals" text:style-name="Internet_20_link" text:visited-style-name="Visited_20_Internet_20_Link"><text:span text:style-name="Definition">elementals</text:span></text:a>, and <text:a xlink:type="simple" xlink:href="#an-invisible-stalker" text:style-name="Internet_20_link" text:visited-style-name="Visited_20_Internet_20_Link"><text:span text:style-name="Definition">invisible stalkers</text:span></text:a> are sent back to their origin. All <text:a xlink:type="simple" xlink:href="#curses" text:style-name="Internet_20_link" text:visited-style-name="Visited_20_Internet_20_Link"><text:span text:style-name="Definition">curses</text:span></text:a> and malign enchantments within 3" are affected as if by a <text:a xlink:type="simple" xlink:href="#dispel-magic" text:style-name="Internet_20_link" text:visited-style-name="Visited_20_Internet_20_Link"><text:span text:style-name="Definition">dispel magic</text:span></text:a>. The reverse, dispel good, functions against enchanted or conjured creatures and enchantments of the benign sort.</text:p>
      <text:h text:style-name="Heading_20_5" text:outline-level="5"><text:bookmark-start text:name="insect-plague"/>Insect Plague<text:bookmark-end text:name="insect-plague"/></text:h>
      <text:p text:style-name="First_20_paragraph">(affects: 40" diameter, duration: 1 day, range: 48") Conjures a vast, 4" deep swarm of crawling, creeping, and flying insects which <text:a xlink:type="simple" xlink:href="#time-and-movement_2" text:style-name="Internet_20_link" text:visited-style-name="Visited_20_Internet_20_Link"><text:span text:style-name="Definition">moves</text:span></text:a> at 6" in a direction indicated by the <text:a xlink:type="simple" xlink:href="#the-cleric" text:style-name="Internet_20_link" text:visited-style-name="Visited_20_Internet_20_Link"><text:span text:style-name="Definition">cleric</text:span></text:a> or remains stationary. The swarm obscures vision, impedes <text:a xlink:type="simple" xlink:href="#time-and-movement_2" text:style-name="Internet_20_link" text:visited-style-name="Visited_20_Internet_20_Link"><text:span text:style-name="Definition">movement</text:span></text:a>, and devours all organic material including crops. Smoke, fire, or extreme cold will temporarily delay or divert the swarm but not <text:soft-page-break/>destroy it. <text:a xlink:type="simple" xlink:href="#normal-types" text:style-name="Internet_20_link" text:visited-style-name="Visited_20_Internet_20_Link"><text:span text:style-name="Definition">Normal-types</text:span></text:a> will automatically flee but those caught in the plague will suffer innumerable bites and stings amounting to 1 point of <text:a xlink:type="simple" xlink:href="#damage" text:style-name="Internet_20_link" text:visited-style-name="Visited_20_Internet_20_Link"><text:span text:style-name="Definition">damage</text:span></text:a> per <text:a xlink:type="simple" xlink:href="#combat" text:style-name="Internet_20_link" text:visited-style-name="Visited_20_Internet_20_Link"><text:span text:style-name="Definition">combat</text:span></text:a> <text:a xlink:type="simple" xlink:href="#turns" text:style-name="Internet_20_link" text:visited-style-name="Visited_20_Internet_20_Link"><text:span text:style-name="Definition">turn</text:span></text:a>, regardless of <text:a xlink:type="simple" xlink:href="#armor-and-shields" text:style-name="Internet_20_link" text:visited-style-name="Visited_20_Internet_20_Link"><text:span text:style-name="Definition">armor</text:span></text:a>. Misuse of this spell will cause a <text:a xlink:type="simple" xlink:href="#the-cleric" text:style-name="Internet_20_link" text:visited-style-name="Visited_20_Internet_20_Link"><text:span text:style-name="Definition">cleric</text:span></text:a> to immediately become an <text:a xlink:type="simple" xlink:href="#the-anti-cleric" text:style-name="Internet_20_link" text:visited-style-name="Visited_20_Internet_20_Link"><text:span text:style-name="Definition">anti-cleric</text:span></text:a>.</text:p>
      <text:h text:style-name="Heading_20_5" text:outline-level="5"><text:bookmark-start text:name="quest"/>Quest<text:bookmark-end text:name="quest"/></text:h>
      <text:p text:style-name="First_20_paragraph">(affects: 1 subject, duration: special, range: 3") The subject is compelled to perform a quest specified by the <text:a xlink:type="simple" xlink:href="#the-cleric" text:style-name="Internet_20_link" text:visited-style-name="Visited_20_Internet_20_Link"><text:span text:style-name="Definition">cleric</text:span></text:a>. Upon bestowing a quest the <text:a xlink:type="simple" xlink:href="#the-cleric" text:style-name="Internet_20_link" text:visited-style-name="Visited_20_Internet_20_Link"><text:span text:style-name="Definition">cleric</text:span></text:a> also specifies a <text:a xlink:type="simple" xlink:href="#curses" text:style-name="Internet_20_link" text:visited-style-name="Visited_20_Internet_20_Link"><text:span text:style-name="Definition">curse</text:span></text:a>. Should the subject dally or deviate from his quest he will be afflicted by the <text:a xlink:type="simple" xlink:href="#curses" text:style-name="Internet_20_link" text:visited-style-name="Visited_20_Internet_20_Link"><text:span text:style-name="Definition">curse</text:span></text:a> until he resumes the quest. Only the completion of the quest or a successful <text:a xlink:type="simple" xlink:href="#dispel-evil" text:style-name="Internet_20_link" text:visited-style-name="Visited_20_Internet_20_Link"><text:span text:style-name="Definition">dispel evil</text:span></text:a> (or dispel good) will end this spell. Note that a lawful <text:a xlink:type="simple" xlink:href="#the-cleric" text:style-name="Internet_20_link" text:visited-style-name="Visited_20_Internet_20_Link"><text:span text:style-name="Definition">cleric</text:span></text:a> must specify only lawful quests and <text:a xlink:type="simple" xlink:href="#curses" text:style-name="Internet_20_link" text:visited-style-name="Visited_20_Internet_20_Link"><text:span text:style-name="Definition">curses</text:span></text:a>.</text:p>
      <text:h text:style-name="Heading_20_5" text:outline-level="5"><text:bookmark-start text:name="raise-dead"/>Raise Dead<text:bookmark-end text:name="raise-dead"/></text:h>
      <text:p text:style-name="First_20_paragraph">(<text:a xlink:type="simple" xlink:href="#reversible-spells" text:style-name="Internet_20_link" text:visited-style-name="Visited_20_Internet_20_Link"><text:span text:style-name="Definition">reversible</text:span></text:a>, affects: 1 person, duration: permanent, range: touch) Restores life to a deceased <text:a xlink:type="simple" xlink:href="#man-types" text:style-name="Internet_20_link" text:visited-style-name="Visited_20_Internet_20_Link"><text:span text:style-name="Definition">man-type</text:span></text:a> who has not been dead any longer than one day per level of the <text:a xlink:type="simple" xlink:href="#the-cleric" text:style-name="Internet_20_link" text:visited-style-name="Visited_20_Internet_20_Link"><text:span text:style-name="Definition">cleric</text:span></text:a>. Rising from the dead is a great ordeal and the subject must make a successful <text:a xlink:type="simple" xlink:href="#shock-survival" text:style-name="Internet_20_link" text:visited-style-name="Visited_20_Internet_20_Link"><text:span text:style-name="Definition">shock survival</text:span></text:a> check in order to be raised. Should this check succeed he returns to life but requires two weeks of recuperation. The reverse, finger of death, causes a baleful ray to issue from the <text:a xlink:type="simple" xlink:href="#the-anti-cleric" text:style-name="Internet_20_link" text:visited-style-name="Visited_20_Internet_20_Link"><text:span text:style-name="Definition">anti-cleric’s</text:span></text:a> pointed finger to any <text:a xlink:type="simple" xlink:href="#man-types" text:style-name="Internet_20_link" text:visited-style-name="Visited_20_Internet_20_Link"><text:span text:style-name="Definition">man-type</text:span></text:a> within sight and 12" range. If the target makes a successful <text:a xlink:type="simple" xlink:href="#saving-throws" text:style-name="Internet_20_link" text:visited-style-name="Visited_20_Internet_20_Link"><text:span text:style-name="Definition">saving throw</text:span></text:a> <text:a xlink:type="simple" xlink:href="#wands-and-rays" text:style-name="Internet_20_link" text:visited-style-name="Visited_20_Internet_20_Link"><text:span text:style-name="Definition">versus wands</text:span></text:a> the effect is negated; otherwise, he dies instantly.</text:p>
      <text:h text:style-name="Heading_20_5" text:outline-level="5"><text:bookmark-start text:name="true-seeing"/>True Seeing<text:bookmark-end text:name="true-seeing"/></text:h>
      <text:p text:style-name="First_20_paragraph">(affects: self, duration: 11-16 <text:a xlink:type="simple" xlink:href="#turns" text:style-name="Internet_20_link" text:visited-style-name="Visited_20_Internet_20_Link"><text:span text:style-name="Definition">turns</text:span></text:a>) The <text:a xlink:type="simple" xlink:href="#the-cleric" text:style-name="Internet_20_link" text:visited-style-name="Visited_20_Internet_20_Link"><text:span text:style-name="Definition">cleric</text:span></text:a> sees all things as they actually are. Blindness and darkness (even the magical sort) are defeated. <text:a xlink:type="simple" xlink:href="#tricks-and-traps" text:style-name="Internet_20_link" text:visited-style-name="Visited_20_Internet_20_Link"><text:span text:style-name="Definition">Traps</text:span></text:a>, <text:a xlink:type="simple" xlink:href="#secret-doors" text:style-name="Internet_20_link" text:visited-style-name="Visited_20_Internet_20_Link"><text:span text:style-name="Definition">secret doors</text:span></text:a>, invisible creatures, and hidden object are plainly seen. <text:a xlink:type="simple" xlink:href="#illusions" text:style-name="Internet_20_link" text:visited-style-name="Visited_20_Internet_20_Link"><text:span text:style-name="Definition">Illusions</text:span></text:a> and charms are immediately discerned as is the true nature of any <text:a xlink:type="simple" xlink:href="#baleful-polymorph" text:style-name="Internet_20_link" text:visited-style-name="Visited_20_Internet_20_Link"><text:span text:style-name="Definition">polymorphed</text:span></text:a>, petrified, or transmuted creature or object.</text:p>
      <text:h text:style-name="Heading_20_4" text:outline-level="4"><text:bookmark-start text:name="1st-level-magic-user-spells"/>1st Level Magic-User Spells<text:bookmark-end text:name="1st-level-magic-user-spells"/></text:h>
      <text:h text:style-name="Heading_20_5" text:outline-level="5"><text:bookmark-start text:name="alter-self"/>Alter Self<text:bookmark-end text:name="alter-self"/></text:h>
      <text:p text:style-name="First_20_paragraph">(affects: self,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The <text:a xlink:type="simple" xlink:href="#the-magic-user" text:style-name="Internet_20_link" text:visited-style-name="Visited_20_Internet_20_Link"><text:span text:style-name="Definition">magic-user</text:span></text:a> can assume the appearance of any creature of the same general size and shape as himself. He could appear to be a town guard, a beautiful maiden, or a <text:a xlink:type="simple" xlink:href="#gnolls" text:style-name="Internet_20_link" text:visited-style-name="Visited_20_Internet_20_Link"><text:span text:style-name="Definition">gnoll</text:span></text:a> but not a <text:a xlink:type="simple" xlink:href="#horses" text:style-name="Internet_20_link" text:visited-style-name="Visited_20_Internet_20_Link"><text:span text:style-name="Definition">horse</text:span></text:a> or a <text:a xlink:type="simple" xlink:href="#wyverns" text:style-name="Internet_20_link" text:visited-style-name="Visited_20_Internet_20_Link"><text:span text:style-name="Definition">wyvern</text:span></text:a>.</text:p>
      <text:h text:style-name="Heading_20_5" text:outline-level="5"><text:bookmark-start text:name="charm-person"/>Charm Person<text:bookmark-end text:name="charm-person"/></text:h>
      <text:p text:style-name="First_20_paragraph">(affects: 1 person, duration: special, range: 12") Brings a single <text:a xlink:type="simple" xlink:href="#man-types" text:style-name="Internet_20_link" text:visited-style-name="Visited_20_Internet_20_Link"><text:span text:style-name="Definition">man-type</text:span></text:a> who fails to save <text:a xlink:type="simple" xlink:href="#spell" text:style-name="Internet_20_link" text:visited-style-name="Visited_20_Internet_20_Link"><text:span text:style-name="Definition">versus spells</text:span></text:a> completely under the influence of the <text:a xlink:type="simple" xlink:href="#the-magic-user" text:style-name="Internet_20_link" text:visited-style-name="Visited_20_Internet_20_Link"><text:span text:style-name="Definition">magic-user</text:span></text:a>. Gross abuse or negligence allows the <text:a xlink:type="simple" xlink:href="#man-types" text:style-name="Internet_20_link" text:visited-style-name="Visited_20_Internet_20_Link"><text:span text:style-name="Definition">man-type</text:span></text:a> another <text:a xlink:type="simple" xlink:href="#saving-throws" text:style-name="Internet_20_link" text:visited-style-name="Visited_20_Internet_20_Link"><text:span text:style-name="Definition">saving throw</text:span></text:a>; otherwise, the charm lasts until it is lifted by the <text:a xlink:type="simple" xlink:href="#the-magic-user" text:style-name="Internet_20_link" text:visited-style-name="Visited_20_Internet_20_Link"><text:span text:style-name="Definition">magic-user</text:span></text:a> or dispelled.</text:p>
      <text:h text:style-name="Heading_20_5" text:outline-level="5"><text:bookmark-start text:name="color-spray"/><text:soft-page-break/>Color Spray<text:bookmark-end text:name="color-spray"/></text:h>
      <text:p text:style-name="First_20_paragraph">(affects: 12" arc, duration: 2-12 <text:a xlink:type="simple" xlink:href="#turns" text:style-name="Internet_20_link" text:visited-style-name="Visited_20_Internet_20_Link"><text:span text:style-name="Definition">turns</text:span></text:a>) 2-7 seeing creatures are rendered unconscious by a dazzling glare of clashing colors. Those nearest to the <text:a xlink:type="simple" xlink:href="#the-magic-user" text:style-name="Internet_20_link" text:visited-style-name="Visited_20_Internet_20_Link"><text:span text:style-name="Definition">magic-user</text:span></text:a> are always affected first, sheltering those farther back. <text:a xlink:type="simple" xlink:href="#heroic-types" text:style-name="Internet_20_link" text:visited-style-name="Visited_20_Internet_20_Link"><text:span text:style-name="Definition">Heroic-types</text:span></text:a> are allowed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to negate the effect and <text:a xlink:type="simple" xlink:href="#superheroic-types" text:style-name="Internet_20_link" text:visited-style-name="Visited_20_Internet_20_Link"><text:span text:style-name="Definition">superheroic-types</text:span></text:a> are unaffected.</text:p>
      <text:h text:style-name="Heading_20_5" text:outline-level="5"><text:bookmark-start text:name="comprehend-languages"/>Comprehend Languages<text:bookmark-end text:name="comprehend-languages"/></text:h>
      <text:p text:style-name="First_20_paragraph">(affects: self, duration: special) Enables the <text:a xlink:type="simple" xlink:href="#the-magic-user" text:style-name="Internet_20_link" text:visited-style-name="Visited_20_Internet_20_Link"><text:span text:style-name="Definition">magic-user</text:span></text:a> to read any <text:a xlink:type="simple" xlink:href="#many-languages" text:style-name="Internet_20_link" text:visited-style-name="Visited_20_Internet_20_Link"><text:span text:style-name="Definition">language</text:span></text:a>, cipher, message, map, or other written instruction excepting magical <text:a xlink:type="simple" xlink:href="#explanation-of-spells" text:style-name="Internet_20_link" text:visited-style-name="Visited_20_Internet_20_Link"><text:span text:style-name="Definition">spells</text:span></text:a> or command words. The spell lasts long enough to read two short writings or one longer one, but no power to speak or <text:a xlink:type="simple" xlink:href="#listening" text:style-name="Internet_20_link" text:visited-style-name="Visited_20_Internet_20_Link"><text:span text:style-name="Definition">listen</text:span></text:a> is conferred.</text:p>
      <text:h text:style-name="Heading_20_5" text:outline-level="5"><text:bookmark-start text:name="detect-magic_1"/>Detect Magic<text:bookmark-end text:name="detect-magic_1"/></text:h>
      <text:p text:style-name="First_20_paragraph">(affects: self, duration: 2 <text:a xlink:type="simple" xlink:href="#turns" text:style-name="Internet_20_link" text:visited-style-name="Visited_20_Internet_20_Link"><text:span text:style-name="Definition">turns</text:span></text:a>, range: 6") The <text:a xlink:type="simple" xlink:href="#the-magic-user" text:style-name="Internet_20_link" text:visited-style-name="Visited_20_Internet_20_Link"><text:span text:style-name="Definition">magic-user</text:span></text:a> can sense the presence of any enchantment on a person, place, or object within range and sight.</text:p>
      <text:h text:style-name="Heading_20_5" text:outline-level="5"><text:bookmark-start text:name="fog-wall"/>Fog Wall<text:bookmark-end text:name="fog-wall"/></text:h>
      <text:p text:style-name="First_20_paragraph">(affects: 6" wall, duration: special, range: 12"): Conjures a bank of thick fog which persists for as long as the <text:a xlink:type="simple" xlink:href="#the-magic-user" text:style-name="Internet_20_link" text:visited-style-name="Visited_20_Internet_20_Link"><text:span text:style-name="Definition">magic-user</text:span></text:a> concentrates on maintaining it. The fog wall is 20ft thick and up to 6" long and 20ft high (or any equivalent dimensions) and is straight or curved as the <text:a xlink:type="simple" xlink:href="#the-magic-user" text:style-name="Internet_20_link" text:visited-style-name="Visited_20_Internet_20_Link"><text:span text:style-name="Definition">magic-user</text:span></text:a> desires. It is impenetrable to sight.</text:p>
      <text:h text:style-name="Heading_20_5" text:outline-level="5"><text:bookmark-start text:name="gazeback"/>Gazeback<text:bookmark-end text:name="gazeback"/></text:h>
      <text:p text:style-name="First_20_paragraph">(affects: self, duration: 6 <text:a xlink:type="simple" xlink:href="#turns" text:style-name="Internet_20_link" text:visited-style-name="Visited_20_Internet_20_Link"><text:span text:style-name="Definition">turns</text:span></text:a>) The <text:a xlink:type="simple" xlink:href="#the-magic-user" text:style-name="Internet_20_link" text:visited-style-name="Visited_20_Internet_20_Link"><text:span text:style-name="Definition">magic-user’s</text:span></text:a> eyes become mirrored granting him immunity to dazzling and gaze attacks without impairing his sight. The gaze attacks of <text:a xlink:type="simple" xlink:href="#basilisks" text:style-name="Internet_20_link" text:visited-style-name="Visited_20_Internet_20_Link"><text:span text:style-name="Definition">basilisks</text:span></text:a>, <text:a xlink:type="simple" xlink:href="#medusae" text:style-name="Internet_20_link" text:visited-style-name="Visited_20_Internet_20_Link"><text:span text:style-name="Definition">medusae</text:span></text:a>, and <text:a xlink:type="simple" xlink:href="#vampires" text:style-name="Internet_20_link" text:visited-style-name="Visited_20_Internet_20_Link"><text:span text:style-name="Definition">vampires</text:span></text:a>, the <text:a xlink:type="simple" xlink:href="#mirror-of-life-trapping" text:style-name="Internet_20_link" text:visited-style-name="Visited_20_Internet_20_Link"><text:span text:style-name="Definition">mirror of life trapping</text:span></text:a>, and the <text:a xlink:type="simple" xlink:href="#color-spray" text:style-name="Internet_20_link" text:visited-style-name="Visited_20_Internet_20_Link"><text:span text:style-name="Definition">color spray</text:span></text:a> spell are all defeated. Moreover, any gaze attack attempted within 3" will be reflected back at the attacker exactly as if they had looked into a mirror.</text:p>
      <text:h text:style-name="Heading_20_5" text:outline-level="5"><text:bookmark-start text:name="hold-portal"/>Hold Portal<text:bookmark-end text:name="hold-portal"/></text:h>
      <text:p text:style-name="First_20_paragraph">(affects: 1 portal, duration: 2-12 <text:a xlink:type="simple" xlink:href="#turns" text:style-name="Internet_20_link" text:visited-style-name="Visited_20_Internet_20_Link"><text:span text:style-name="Definition">turns</text:span></text:a>, range: 1") Holds one <text:a xlink:type="simple" xlink:href="#doors" text:style-name="Internet_20_link" text:visited-style-name="Visited_20_Internet_20_Link"><text:span text:style-name="Definition">door</text:span></text:a>, gate, <text:a xlink:type="simple" xlink:href="#window" text:style-name="Internet_20_link" text:visited-style-name="Visited_20_Internet_20_Link"><text:span text:style-name="Definition">window</text:span></text:a>, shutter, or other portal securely fast exactly as though it were locked. The portal can then be opened only by a magic-using creature with at least 7 <text:a xlink:type="simple" xlink:href="#the-numbers-of-hit-dice" text:style-name="Internet_20_link" text:visited-style-name="Visited_20_Internet_20_Link"><text:span text:style-name="Definition">hit dice</text:span></text:a>, a <text:a xlink:type="simple" xlink:href="#knock" text:style-name="Internet_20_link" text:visited-style-name="Visited_20_Internet_20_Link"><text:span text:style-name="Definition">knock</text:span></text:a> spell, a <text:a xlink:type="simple" xlink:href="#dispel-magic" text:style-name="Internet_20_link" text:visited-style-name="Visited_20_Internet_20_Link"><text:span text:style-name="Definition">dispel magic</text:span></text:a>, or a resourceful <text:a xlink:type="simple" xlink:href="#the-thief-optional-class" text:style-name="Internet_20_link" text:visited-style-name="Visited_20_Internet_20_Link"><text:span text:style-name="Definition">thief</text:span></text:a> (if these are used).</text:p>
      <text:h text:style-name="Heading_20_5" text:outline-level="5"><text:bookmark-start text:name="light_1"/>Light<text:bookmark-end text:name="light_1"/></text:h>
      <text:p text:style-name="First_20_paragraph">(affects: 3" diameter,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range: 12") Causes an object or volume of <text:a xlink:type="simple" xlink:href="#space-required" text:style-name="Internet_20_link" text:visited-style-name="Visited_20_Internet_20_Link"><text:span text:style-name="Definition">space</text:span></text:a> to be lit as if by torchlight, illuminating a 3" diameter.</text:p>
      <text:h text:style-name="Heading_20_5" text:outline-level="5"><text:bookmark-start text:name="protection-from-evil_1"/><text:soft-page-break/>Protection from Evil<text:bookmark-end text:name="protection-from-evil_1"/></text:h>
      <text:p text:style-name="First_20_paragraph">(affects: self, duration: 6 <text:a xlink:type="simple" xlink:href="#turns" text:style-name="Internet_20_link" text:visited-style-name="Visited_20_Internet_20_Link"><text:span text:style-name="Definition">turns</text:span></text:a>) This spell prevents any enchanted or conjured creature from contacting the <text:a xlink:type="simple" xlink:href="#the-magic-user" text:style-name="Internet_20_link" text:visited-style-name="Visited_20_Internet_20_Link"><text:span text:style-name="Definition">magic-user</text:span></text:a>. Furthermore, attacks made against the <text:a xlink:type="simple" xlink:href="#the-magic-user" text:style-name="Internet_20_link" text:visited-style-name="Visited_20_Internet_20_Link"><text:span text:style-name="Definition">magic-user</text:span></text:a> by other chaotic types will be at −2 to hit and the <text:a xlink:type="simple" xlink:href="#the-magic-user" text:style-name="Internet_20_link" text:visited-style-name="Visited_20_Internet_20_Link"><text:span text:style-name="Definition">magic-user</text:span></text:a> will make <text:a xlink:type="simple" xlink:href="#saving-throws" text:style-name="Internet_20_link" text:visited-style-name="Visited_20_Internet_20_Link"><text:span text:style-name="Definition">saving throws</text:span></text:a> at +2.</text:p>
      <text:h text:style-name="Heading_20_5" text:outline-level="5"><text:bookmark-start text:name="read-magic"/>Read Magic<text:bookmark-end text:name="read-magic"/></text:h>
      <text:p text:style-name="First_20_paragraph">(affects: self, duration: special) Enables the <text:a xlink:type="simple" xlink:href="#the-magic-user" text:style-name="Internet_20_link" text:visited-style-name="Visited_20_Internet_20_Link"><text:span text:style-name="Definition">magic-user</text:span></text:a> to decipher <text:a xlink:type="simple" xlink:href="#explanation-of-spells" text:style-name="Internet_20_link" text:visited-style-name="Visited_20_Internet_20_Link"><text:span text:style-name="Definition">spells</text:span></text:a> on <text:a xlink:type="simple" xlink:href="#spellbooks-and-scrolls" text:style-name="Internet_20_link" text:visited-style-name="Visited_20_Internet_20_Link"><text:span text:style-name="Definition">scrolls</text:span></text:a> or in <text:a xlink:type="simple" xlink:href="#spell-books" text:style-name="Internet_20_link" text:visited-style-name="Visited_20_Internet_20_Link"><text:span text:style-name="Definition">spell books</text:span></text:a>, or magical inscriptions or command words on other objects. The spell lasts long enough to comprehend two short writings or one longer one. <text:a xlink:type="simple" xlink:href="#explanation-of-spells" text:style-name="Internet_20_link" text:visited-style-name="Visited_20_Internet_20_Link"><text:span text:style-name="Definition">Spells</text:span></text:a> written by other <text:a xlink:type="simple" xlink:href="#the-magic-user" text:style-name="Internet_20_link" text:visited-style-name="Visited_20_Internet_20_Link"><text:span text:style-name="Definition">magic-users</text:span></text:a> are incomprehensible without the use of this spell.</text:p>
      <text:h text:style-name="Heading_20_5" text:outline-level="5"><text:bookmark-start text:name="sleep"/>Sleep<text:bookmark-end text:name="sleep"/></text:h>
      <text:p text:style-name="First_20_paragraph">(affects: 1 or 4-14 creatures, duration: 3-18 <text:a xlink:type="simple" xlink:href="#turns" text:style-name="Internet_20_link" text:visited-style-name="Visited_20_Internet_20_Link"><text:span text:style-name="Definition">turns</text:span></text:a>, range: 24") Causes 4-14 <text:a xlink:type="simple" xlink:href="#normal-types" text:style-name="Internet_20_link" text:visited-style-name="Visited_20_Internet_20_Link"><text:span text:style-name="Definition">normal-types</text:span></text:a> or 1 <text:a xlink:type="simple" xlink:href="#heroic-types" text:style-name="Internet_20_link" text:visited-style-name="Visited_20_Internet_20_Link"><text:span text:style-name="Definition">heroic-type</text:span></text:a> with up to 4+1 <text:a xlink:type="simple" xlink:href="#the-numbers-of-hit-dice" text:style-name="Internet_20_link" text:visited-style-name="Visited_20_Internet_20_Link"><text:span text:style-name="Definition">hit dice</text:span></text:a> to fall into a fitful slumber. The magic is indiscriminate and must affect the indicated number of creatures beginning with those nearest the target. The magic affects only creatures that normally sleep but no <text:a xlink:type="simple" xlink:href="#saving-throws" text:style-name="Internet_20_link" text:visited-style-name="Visited_20_Internet_20_Link"><text:span text:style-name="Definition">saving throw</text:span></text:a> is allowed.</text:p>
      <text:h text:style-name="Heading_20_4" text:outline-level="4"><text:bookmark-start text:name="2nd-level-magic-user-spells"/>2nd Level Magic-User Spells<text:bookmark-end text:name="2nd-level-magic-user-spells"/></text:h>
      <text:h text:style-name="Heading_20_5" text:outline-level="5"><text:bookmark-start text:name="continuous-light_1"/>Continuous Light<text:bookmark-end text:name="continuous-light_1"/></text:h>
      <text:p text:style-name="First_20_paragraph">(affects: 24" diameter, duration: permanent, range: 12") Causes an object or volume of <text:a xlink:type="simple" xlink:href="#space-required" text:style-name="Internet_20_link" text:visited-style-name="Visited_20_Internet_20_Link"><text:span text:style-name="Definition">space</text:span></text:a> to be lit as if by torchlight, illuminating a 24" diameter. <text:a xlink:type="simple" xlink:href="#continuous-light" text:style-name="Internet_20_link" text:visited-style-name="Visited_20_Internet_20_Link"><text:span text:style-name="Definition">Continuous light</text:span></text:a> is permanent unless dispelled.</text:p>
      <text:h text:style-name="Heading_20_5" text:outline-level="5"><text:bookmark-start text:name="darkvision"/>Darkvision<text:bookmark-end text:name="darkvision"/></text:h>
      <text:p text:style-name="First_20_paragraph">(affects: 1 creature,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range: touch) The subject can see up to 6" in darkness.</text:p>
      <text:h text:style-name="Heading_20_5" text:outline-level="5"><text:bookmark-start text:name="detect-invisibility"/>Detect Invisibility<text:bookmark-end text:name="detect-invisibility"/></text:h>
      <text:p text:style-name="First_20_paragraph">(affects: self, duration: 6 <text:a xlink:type="simple" xlink:href="#turns" text:style-name="Internet_20_link" text:visited-style-name="Visited_20_Internet_20_Link"><text:span text:style-name="Definition">turns</text:span></text:a>, range: 1"/level) The <text:a xlink:type="simple" xlink:href="#the-magic-user" text:style-name="Internet_20_link" text:visited-style-name="Visited_20_Internet_20_Link"><text:span text:style-name="Definition">magic-user</text:span></text:a> can plainly see invisible, hidden, ghostly, or otherwise transparent creatures and objects within range and line of sight.</text:p>
      <text:h text:style-name="Heading_20_5" text:outline-level="5"><text:bookmark-start text:name="invisibility"/>Invisibility<text:bookmark-end text:name="invisibility"/></text:h>
      <text:p text:style-name="First_20_paragraph">(affects: 1 target, duration: special, range: 24") One object or creature becomes invisible. If the subject takes overtly hostile action the spell is ended immediately; otherwise, it lasts indefinitely. Note that <text:a xlink:type="simple" xlink:href="#the-fighter" text:style-name="Internet_20_link" text:visited-style-name="Visited_20_Internet_20_Link"><text:span text:style-name="Definition">fighters</text:span></text:a> of 8th level and above will sense invisible opponents within 3" even without seeing them.</text:p>
      <text:h text:style-name="Heading_20_5" text:outline-level="5"><text:bookmark-start text:name="knock"/><text:soft-page-break/>Knock<text:bookmark-end text:name="knock"/></text:h>
      <text:p text:style-name="First_20_paragraph">(affects: portals, range: 6") Opens all known and unlocked <text:a xlink:type="simple" xlink:href="#doors" text:style-name="Internet_20_link" text:visited-style-name="Visited_20_Internet_20_Link"><text:span text:style-name="Definition">doors</text:span></text:a>, <text:a xlink:type="simple" xlink:href="#window" text:style-name="Internet_20_link" text:visited-style-name="Visited_20_Internet_20_Link"><text:span text:style-name="Definition">windows</text:span></text:a>, gates, and other portals within range, or exactly one such portal which is known to exist but is stuck, barred, locked, or magically held.</text:p>
      <text:h text:style-name="Heading_20_5" text:outline-level="5"><text:bookmark-start text:name="levitate"/>Levitate<text:bookmark-end text:name="levitate"/></text:h>
      <text:p text:style-name="First_20_paragraph">(affects: self,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The <text:a xlink:type="simple" xlink:href="#the-magic-user" text:style-name="Internet_20_link" text:visited-style-name="Visited_20_Internet_20_Link"><text:span text:style-name="Definition">magic-user</text:span></text:a> levitates up or down as desired at a rate of 6". The spell will not <text:a xlink:type="simple" xlink:href="#time-and-movement_2" text:style-name="Internet_20_link" text:visited-style-name="Visited_20_Internet_20_Link"><text:span text:style-name="Definition">move</text:span></text:a> him laterally, although he might still clamber along a cliff face or ceiling with his hands at a rate of 3".</text:p>
      <text:h text:style-name="Heading_20_5" text:outline-level="5"><text:bookmark-start text:name="locate-object_1"/>Locate Object<text:bookmark-end text:name="locate-object_1"/></text:h>
      <text:p text:style-name="First_20_paragraph">(affects: self, duration: 2 <text:a xlink:type="simple" xlink:href="#turns" text:style-name="Internet_20_link" text:visited-style-name="Visited_20_Internet_20_Link"><text:span text:style-name="Definition">turns</text:span></text:a>, range: 6" + 1"/level) The <text:a xlink:type="simple" xlink:href="#the-magic-user" text:style-name="Internet_20_link" text:visited-style-name="Visited_20_Internet_20_Link"><text:span text:style-name="Definition">magic-user</text:span></text:a> can sense the direction to a well known or clearly visualized object within range. If more than one object of the visualized sort is in range only the nearest is located. A specific unique object can only be sought by this spell if the <text:a xlink:type="simple" xlink:href="#the-magic-user" text:style-name="Internet_20_link" text:visited-style-name="Visited_20_Internet_20_Link"><text:span text:style-name="Definition">magic-user</text:span></text:a> has previously observed the object firsthand.</text:p>
      <text:h text:style-name="Heading_20_5" text:outline-level="5"><text:bookmark-start text:name="phantasm"/>Phantasm<text:bookmark-end text:name="phantasm"/></text:h>
      <text:p text:style-name="First_20_paragraph">(affects: 3" diameter, duration: concentration, range: 24") Creates a convincing, animated phantasm that persists for as long as the <text:a xlink:type="simple" xlink:href="#the-magic-user" text:style-name="Internet_20_link" text:visited-style-name="Visited_20_Internet_20_Link"><text:span text:style-name="Definition">magic-user</text:span></text:a> continues to concentrate on controlling it.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is allowed each <text:a xlink:type="simple" xlink:href="#turns" text:style-name="Internet_20_link" text:visited-style-name="Visited_20_Internet_20_Link"><text:span text:style-name="Definition">turn</text:span></text:a> that someone doubts the phantasm’s veracity. A successful <text:a xlink:type="simple" xlink:href="#saving-throws" text:style-name="Internet_20_link" text:visited-style-name="Visited_20_Internet_20_Link"><text:span text:style-name="Definition">saving throw</text:span></text:a> enables them to end the phantasm by purposefully touching it. Otherwise, the phantasm is considered “real” for all purposes including causing real <text:a xlink:type="simple" xlink:href="#damage" text:style-name="Internet_20_link" text:visited-style-name="Visited_20_Internet_20_Link"><text:span text:style-name="Definition">damage</text:span></text:a>.</text:p>
      <text:h text:style-name="Heading_20_5" text:outline-level="5"><text:bookmark-start text:name="protection-from-missiles"/>Protection from Missiles<text:bookmark-end text:name="protection-from-missiles"/></text:h>
      <text:p text:style-name="First_20_paragraph">(affects: 1 creature, duration: 12 <text:a xlink:type="simple" xlink:href="#turns" text:style-name="Internet_20_link" text:visited-style-name="Visited_20_Internet_20_Link"><text:span text:style-name="Definition">turns</text:span></text:a>, range: 3") The subject is granted invulnerability to ordinary <text:a xlink:type="simple" xlink:href="#missile-fire" text:style-name="Internet_20_link" text:visited-style-name="Visited_20_Internet_20_Link"><text:span text:style-name="Definition">missiles</text:span></text:a> including <text:a xlink:type="simple" xlink:href="#spears" text:style-name="Internet_20_link" text:visited-style-name="Visited_20_Internet_20_Link"><text:span text:style-name="Definition">spears</text:span></text:a>, stones, <text:a xlink:type="simple" xlink:href="#arrows-and-bolts" text:style-name="Internet_20_link" text:visited-style-name="Visited_20_Internet_20_Link"><text:span text:style-name="Definition">arrows</text:span></text:a>, and <text:a xlink:type="simple" xlink:href="#arrows-and-bolts" text:style-name="Internet_20_link" text:visited-style-name="Visited_20_Internet_20_Link"><text:span text:style-name="Definition">bolts</text:span></text:a>. This protection does not extend to artillery shot, boulders hurled by <text:a xlink:type="simple" xlink:href="#giants" text:style-name="Internet_20_link" text:visited-style-name="Visited_20_Internet_20_Link"><text:span text:style-name="Definition">giants</text:span></text:a>, ordinary <text:a xlink:type="simple" xlink:href="#missile-fire" text:style-name="Internet_20_link" text:visited-style-name="Visited_20_Internet_20_Link"><text:span text:style-name="Definition">missiles</text:span></text:a> fired by <text:a xlink:type="simple" xlink:href="#heroic-types" text:style-name="Internet_20_link" text:visited-style-name="Visited_20_Internet_20_Link"><text:span text:style-name="Definition">heroic-types</text:span></text:a>, or enchanted <text:a xlink:type="simple" xlink:href="#missile-fire" text:style-name="Internet_20_link" text:visited-style-name="Visited_20_Internet_20_Link"><text:span text:style-name="Definition">missiles</text:span></text:a> of any sort.</text:p>
      <text:h text:style-name="Heading_20_5" text:outline-level="5"><text:bookmark-start text:name="sixth-sense"/>Sixth Sense<text:bookmark-end text:name="sixth-sense"/></text:h>
      <text:p text:style-name="First_20_paragraph">(affects: self, duration: 12 <text:a xlink:type="simple" xlink:href="#turns" text:style-name="Internet_20_link" text:visited-style-name="Visited_20_Internet_20_Link"><text:span text:style-name="Definition">turns</text:span></text:a>, range: 6") The <text:a xlink:type="simple" xlink:href="#the-magic-user" text:style-name="Internet_20_link" text:visited-style-name="Visited_20_Internet_20_Link"><text:span text:style-name="Definition">magic-user</text:span></text:a> concentrates on a specific direction for one <text:a xlink:type="simple" xlink:href="#turns" text:style-name="Internet_20_link" text:visited-style-name="Visited_20_Internet_20_Link"><text:span text:style-name="Definition">turn</text:span></text:a> in order to sense what creatures are within range in that direction. Having sensed creatures, the <text:a xlink:type="simple" xlink:href="#the-magic-user" text:style-name="Internet_20_link" text:visited-style-name="Visited_20_Internet_20_Link"><text:span text:style-name="Definition">magic-user</text:span></text:a> can perceive the surface thoughts of any one creature at a time, <text:a xlink:type="simple" xlink:href="#listening" text:style-name="Internet_20_link" text:visited-style-name="Visited_20_Internet_20_Link"><text:span text:style-name="Definition">listening</text:span></text:a> in for as long as desired. He can hop from creature to creature as desired, <text:a xlink:type="simple" xlink:href="#turns" text:style-name="Internet_20_link" text:visited-style-name="Visited_20_Internet_20_Link"><text:span text:style-name="Definition">turn</text:span></text:a> by <text:a xlink:type="simple" xlink:href="#turns" text:style-name="Internet_20_link" text:visited-style-name="Visited_20_Internet_20_Link"><text:span text:style-name="Definition">turn</text:span></text:a>, unless the magic is obstructed by lead or any rock thicker than 20ft.</text:p>
      <text:h text:style-name="Heading_20_5" text:outline-level="5"><text:bookmark-start text:name="web"/>Web<text:bookmark-end text:name="web"/></text:h>
      <text:p text:style-name="First_20_paragraph">(affects: 2" diameter or 3"×1", duration: permanent, range: 3") Fills the targeted area to 10ft <text:soft-page-break/>depth with strong, sticky, inflammable fibers. Creatures at the edge are allowed a <text:a xlink:type="simple" xlink:href="#saving-throws" text:style-name="Internet_20_link" text:visited-style-name="Visited_20_Internet_20_Link"><text:span text:style-name="Definition">saving throw</text:span></text:a> <text:a xlink:type="simple" xlink:href="#breath-weapon" text:style-name="Internet_20_link" text:visited-style-name="Visited_20_Internet_20_Link"><text:span text:style-name="Definition">versus breath weapon</text:span></text:a> to avoid entanglement but those that are wholly surrounded cannot avoid it. <text:a xlink:type="simple" xlink:href="#giants" text:style-name="Internet_20_link" text:visited-style-name="Visited_20_Internet_20_Link"><text:span text:style-name="Definition">Giants</text:span></text:a> and similarly powerful creatures can tear through the web in a single <text:a xlink:type="simple" xlink:href="#turns" text:style-name="Internet_20_link" text:visited-style-name="Visited_20_Internet_20_Link"><text:span text:style-name="Definition">turn</text:span></text:a>, as can a flaming sword cut through its fibers. <text:a xlink:type="simple" xlink:href="#ogres" text:style-name="Internet_20_link" text:visited-style-name="Visited_20_Internet_20_Link"><text:span text:style-name="Definition">Ogres</text:span></text:a>, <text:a xlink:type="simple" xlink:href="#trolls" text:style-name="Internet_20_link" text:visited-style-name="Visited_20_Internet_20_Link"><text:span text:style-name="Definition">trolls</text:span></text:a>, and <text:a xlink:type="simple" xlink:href="#men" text:style-name="Internet_20_link" text:visited-style-name="Visited_20_Internet_20_Link"><text:span text:style-name="Definition">men</text:span></text:a> with 18 <text:a xlink:type="simple" xlink:href="#strength" text:style-name="Internet_20_link" text:visited-style-name="Visited_20_Internet_20_Link"><text:span text:style-name="Definition">strength</text:span></text:a> can tear through it in two <text:a xlink:type="simple" xlink:href="#turns" text:style-name="Internet_20_link" text:visited-style-name="Visited_20_Internet_20_Link"><text:span text:style-name="Definition">turns</text:span></text:a>. <text:a xlink:type="simple" xlink:href="#normal-types" text:style-name="Internet_20_link" text:visited-style-name="Visited_20_Internet_20_Link"><text:span text:style-name="Definition">Normal</text:span></text:a> <text:a xlink:type="simple" xlink:href="#men" text:style-name="Internet_20_link" text:visited-style-name="Visited_20_Internet_20_Link"><text:span text:style-name="Definition">men</text:span></text:a> require four <text:a xlink:type="simple" xlink:href="#turns" text:style-name="Internet_20_link" text:visited-style-name="Visited_20_Internet_20_Link"><text:span text:style-name="Definition">turns</text:span></text:a> of toil to tear through the web while lesser creatures will be held fast.</text:p>
      <text:h text:style-name="Heading_20_5" text:outline-level="5"><text:bookmark-start text:name="witch-lock"/>Witch Lock<text:bookmark-end text:name="witch-lock"/></text:h>
      <text:p text:style-name="First_20_paragraph">(affects: 1 portal, duration: permanent, range: 1") As per a <text:a xlink:type="simple" xlink:href="#hold-portal" text:style-name="Internet_20_link" text:visited-style-name="Visited_20_Internet_20_Link"><text:span text:style-name="Definition">hold portal</text:span></text:a> spell except that a witch lock lasts indefinitely and can be placed on anything that can be opened including chests, draws, wardrobes, flasks, books, and portals. A <text:a xlink:type="simple" xlink:href="#knock" text:style-name="Internet_20_link" text:visited-style-name="Visited_20_Internet_20_Link"><text:span text:style-name="Definition">knock</text:span></text:a> spell or the <text:a xlink:type="simple" xlink:href="#the-magic-user" text:style-name="Internet_20_link" text:visited-style-name="Visited_20_Internet_20_Link"><text:span text:style-name="Definition">magic-user</text:span></text:a> who created the witch lock can bypass it without ending the spell, as can any other <text:a xlink:type="simple" xlink:href="#the-magic-user" text:style-name="Internet_20_link" text:visited-style-name="Visited_20_Internet_20_Link"><text:span text:style-name="Definition">magic-user</text:span></text:a> at least three levels higher than the caster.</text:p>
      <text:h text:style-name="Heading_20_4" text:outline-level="4"><text:bookmark-start text:name="3rd-level-magic-user-spells"/>3rd Level Magic-User Spells<text:bookmark-end text:name="3rd-level-magic-user-spells"/></text:h>
      <text:h text:style-name="Heading_20_5" text:outline-level="5"><text:bookmark-start text:name="circle-of-invisibility"/>Circle of Invisibility<text:bookmark-end text:name="circle-of-invisibility"/></text:h>
      <text:p text:style-name="First_20_paragraph">(affects: 1" radius, duration: special, range: 24") All creatures within 1" of the <text:a xlink:type="simple" xlink:href="#the-magic-user" text:style-name="Internet_20_link" text:visited-style-name="Visited_20_Internet_20_Link"><text:span text:style-name="Definition">magic-user</text:span></text:a>, or any point within sight and range, are affected as per the <text:a xlink:type="simple" xlink:href="#invisibility" text:style-name="Internet_20_link" text:visited-style-name="Visited_20_Internet_20_Link"><text:span text:style-name="Definition">invisibility</text:span></text:a> spell. The spell does not enable affected creatures to see one another.</text:p>
      <text:h text:style-name="Heading_20_5" text:outline-level="5"><text:bookmark-start text:name="circle-of-protection-from-evil_1"/>Circle of Protection from Evil<text:bookmark-end text:name="circle-of-protection-from-evil_1"/></text:h>
      <text:p text:style-name="First_20_paragraph">(affects: 1" radius, duration: 12 <text:a xlink:type="simple" xlink:href="#turns" text:style-name="Internet_20_link" text:visited-style-name="Visited_20_Internet_20_Link"><text:span text:style-name="Definition">turns</text:span></text:a>) As per the <text:a xlink:type="simple" xlink:href="#protection-from-evil" text:style-name="Internet_20_link" text:visited-style-name="Visited_20_Internet_20_Link"><text:span text:style-name="Definition">protection from evil</text:span></text:a> spell except that the protection extends to a 1" radius about the <text:a xlink:type="simple" xlink:href="#the-magic-user" text:style-name="Internet_20_link" text:visited-style-name="Visited_20_Internet_20_Link"><text:span text:style-name="Definition">magic-user</text:span></text:a>.</text:p>
      <text:h text:style-name="Heading_20_5" text:outline-level="5"><text:bookmark-start text:name="clairvoyance"/>Clairvoyance<text:bookmark-end text:name="clairvoyance"/></text:h>
      <text:p text:style-name="First_20_paragraph">(affects: self, duration: 12 <text:a xlink:type="simple" xlink:href="#turns" text:style-name="Internet_20_link" text:visited-style-name="Visited_20_Internet_20_Link"><text:span text:style-name="Definition">turns</text:span></text:a>, range: 6") The <text:a xlink:type="simple" xlink:href="#the-magic-user" text:style-name="Internet_20_link" text:visited-style-name="Visited_20_Internet_20_Link"><text:span text:style-name="Definition">magic-user</text:span></text:a> can see in his mind’s eye anywhere he desires within range except that the spell is obstructed by lead or any rock thicker than 20ft.</text:p>
      <text:h text:style-name="Heading_20_5" text:outline-level="5"><text:bookmark-start text:name="dispel-magic"/>Dispel Magic<text:bookmark-end text:name="dispel-magic"/></text:h>
      <text:p text:style-name="First_20_paragraph">(affects: 1 enchantment, duration: permanent, range: 12") Ends any ongoing spell that was begun by a caster of equal or lower level. If the ongoing spell was begun by a higher level caster there is a 10% chance for each level he has over and above the <text:a xlink:type="simple" xlink:href="#the-magic-user" text:style-name="Internet_20_link" text:visited-style-name="Visited_20_Internet_20_Link"><text:span text:style-name="Definition">magic-user’s</text:span></text:a> level that the dispel magic will fail. Instantaneous <text:a xlink:type="simple" xlink:href="#explanation-of-spells" text:style-name="Internet_20_link" text:visited-style-name="Visited_20_Internet_20_Link"><text:span text:style-name="Definition">spells</text:span></text:a> cannot be dispelled, nor will this spell affect magic items.</text:p>
      <text:h text:style-name="Heading_20_5" text:outline-level="5"><text:bookmark-start text:name="fireball"/>Fireball<text:bookmark-end text:name="fireball"/></text:h>
      <text:p text:style-name="First_20_paragraph">(affects: 2" radius, duration: instantaneous, range: 24") The <text:a xlink:type="simple" xlink:href="#the-magic-user" text:style-name="Internet_20_link" text:visited-style-name="Visited_20_Internet_20_Link"><text:span text:style-name="Definition">magic-user</text:span></text:a> points his finger at a target anywhere within range and sight and causes a fiery explosion to fill a 2" radius, or an equivalent volume of available <text:a xlink:type="simple" xlink:href="#space-required" text:style-name="Internet_20_link" text:visited-style-name="Visited_20_Internet_20_Link"><text:span text:style-name="Definition">space</text:span></text:a> (twelve 10ft cubes on a typical <text:a xlink:type="simple" xlink:href="#populating-a-dungeon" text:style-name="Internet_20_link" text:visited-style-name="Visited_20_Internet_20_Link"><text:span text:style-name="Definition">dungeon</text:span></text:a> map). Everyone <text:soft-page-break/>caught within the blast suffers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level of the <text:a xlink:type="simple" xlink:href="#the-magic-user" text:style-name="Internet_20_link" text:visited-style-name="Visited_20_Internet_20_Link"><text:span text:style-name="Definition">magic-user</text:span></text:a> to a maximum of 10-60 <text:a xlink:type="simple" xlink:href="#the-numbers-of-hit-dice" text:style-name="Internet_20_link" text:visited-style-name="Visited_20_Internet_20_Link"><text:span text:style-name="Definition">hit points</text:span></text:a>. A successful <text:a xlink:type="simple" xlink:href="#saving-throws" text:style-name="Internet_20_link" text:visited-style-name="Visited_20_Internet_20_Link"><text:span text:style-name="Definition">saving throw</text:span></text:a> <text:a xlink:type="simple" xlink:href="#breath-weapon" text:style-name="Internet_20_link" text:visited-style-name="Visited_20_Internet_20_Link"><text:span text:style-name="Definition">versus breath weapon</text:span></text:a> will reduce this <text:a xlink:type="simple" xlink:href="#damage" text:style-name="Internet_20_link" text:visited-style-name="Visited_20_Internet_20_Link"><text:span text:style-name="Definition">damage</text:span></text:a> by half.</text:p>
      <text:h text:style-name="Heading_20_5" text:outline-level="5"><text:bookmark-start text:name="fly"/>Fly<text:bookmark-end text:name="fly"/></text:h>
      <text:p text:style-name="First_20_paragraph">(affects: self, duration: 1-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Enables the <text:a xlink:type="simple" xlink:href="#the-magic-user" text:style-name="Internet_20_link" text:visited-style-name="Visited_20_Internet_20_Link"><text:span text:style-name="Definition">magic-user</text:span></text:a> to fly at a <text:a xlink:type="simple" xlink:href="#movement-rates_1" text:style-name="Internet_20_link" text:visited-style-name="Visited_20_Internet_20_Link"><text:span text:style-name="Definition">movement rate</text:span></text:a> up to 12". The spell duration is determined secretly by the referee.</text:p>
      <text:h text:style-name="Heading_20_5" text:outline-level="5"><text:bookmark-start text:name="haste"/>Haste<text:bookmark-end text:name="haste"/></text:h>
      <text:p text:style-name="First_20_paragraph">(affects: 4-24 creatures, duration: 3 <text:a xlink:type="simple" xlink:href="#turns" text:style-name="Internet_20_link" text:visited-style-name="Visited_20_Internet_20_Link"><text:span text:style-name="Definition">turns</text:span></text:a>, range: 24") 4-24 creatures within a 4" diameter are quickened. Affected creatures will <text:a xlink:type="simple" xlink:href="#time-and-movement_2" text:style-name="Internet_20_link" text:visited-style-name="Visited_20_Internet_20_Link"><text:span text:style-name="Definition">move</text:span></text:a> at double pace and, against any non-quickened creature, will always gain <text:a xlink:type="simple" xlink:href="#initiative" text:style-name="Internet_20_link" text:visited-style-name="Visited_20_Internet_20_Link"><text:span text:style-name="Definition">initiative</text:span></text:a> and have a +2 to hit adjustment. Those nearest to the target are always affected first. At the end of the spell each affected creature must save <text:a xlink:type="simple" xlink:href="#paralysis-and-petrification" text:style-name="Internet_20_link" text:visited-style-name="Visited_20_Internet_20_Link"><text:span text:style-name="Definition">versus petrification</text:span></text:a> or else age one year. <text:a xlink:type="simple" xlink:href="#haste" text:style-name="Internet_20_link" text:visited-style-name="Visited_20_Internet_20_Link"><text:span text:style-name="Definition">Haste</text:span></text:a> counters <text:a xlink:type="simple" xlink:href="#slow" text:style-name="Internet_20_link" text:visited-style-name="Visited_20_Internet_20_Link"><text:span text:style-name="Definition">slow</text:span></text:a> and vice versa.</text:p>
      <text:h text:style-name="Heading_20_5" text:outline-level="5"><text:bookmark-start text:name="hold-person_1"/>Hold Person<text:bookmark-end text:name="hold-person_1"/></text:h>
      <text:p text:style-name="First_20_paragraph">(affects: 1 or 1-4 persons, duration: 1-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range: 12") 1-4 <text:a xlink:type="simple" xlink:href="#man-types" text:style-name="Internet_20_link" text:visited-style-name="Visited_20_Internet_20_Link"><text:span text:style-name="Definition">man-types</text:span></text:a> are held immobile if they fail a <text:a xlink:type="simple" xlink:href="#saving-throws" text:style-name="Internet_20_link" text:visited-style-name="Visited_20_Internet_20_Link"><text:span text:style-name="Definition">saving throw</text:span></text:a> <text:a xlink:type="simple" xlink:href="#paralysis-and-petrification" text:style-name="Internet_20_link" text:visited-style-name="Visited_20_Internet_20_Link"><text:span text:style-name="Definition">versus paralysis</text:span></text:a>. If a single <text:a xlink:type="simple" xlink:href="#man-types" text:style-name="Internet_20_link" text:visited-style-name="Visited_20_Internet_20_Link"><text:span text:style-name="Definition">man-type</text:span></text:a> is targeted his <text:a xlink:type="simple" xlink:href="#saving-throws" text:style-name="Internet_20_link" text:visited-style-name="Visited_20_Internet_20_Link"><text:span text:style-name="Definition">saving throw</text:span></text:a> is penalized by −2.</text:p>
      <text:h text:style-name="Heading_20_5" text:outline-level="5"><text:bookmark-start text:name="lightning-bolt"/>Lightning Bolt<text:bookmark-end text:name="lightning-bolt"/></text:h>
      <text:p text:style-name="First_20_paragraph">(affects: 6", duration: instantaneous, range: 18") Unleashes a stroke of lightning at any target in range and sight. It passes directly through creatures but reflects off hard surfaces, possibly even doubling back, so that it is always 6" long; thus the maximum reach of this spell is up to 24". Everyone passed through suffers 1-6 <text:a xlink:type="simple" xlink:href="#the-numbers-of-hit-dice" text:style-name="Internet_20_link" text:visited-style-name="Visited_20_Internet_20_Link"><text:span text:style-name="Definition">hit points</text:span></text:a> <text:a xlink:type="simple" xlink:href="#damage" text:style-name="Internet_20_link" text:visited-style-name="Visited_20_Internet_20_Link"><text:span text:style-name="Definition">damage</text:span></text:a> per level of the <text:a xlink:type="simple" xlink:href="#the-magic-user" text:style-name="Internet_20_link" text:visited-style-name="Visited_20_Internet_20_Link"><text:span text:style-name="Definition">magic-user</text:span></text:a> to a maximum of 10-60 <text:a xlink:type="simple" xlink:href="#the-numbers-of-hit-dice" text:style-name="Internet_20_link" text:visited-style-name="Visited_20_Internet_20_Link"><text:span text:style-name="Definition">hit points</text:span></text:a>. A successful <text:a xlink:type="simple" xlink:href="#saving-throws" text:style-name="Internet_20_link" text:visited-style-name="Visited_20_Internet_20_Link"><text:span text:style-name="Definition">saving throw</text:span></text:a> <text:a xlink:type="simple" xlink:href="#wands-and-rays" text:style-name="Internet_20_link" text:visited-style-name="Visited_20_Internet_20_Link"><text:span text:style-name="Definition">versus wands</text:span></text:a> will reduce this <text:a xlink:type="simple" xlink:href="#damage" text:style-name="Internet_20_link" text:visited-style-name="Visited_20_Internet_20_Link"><text:span text:style-name="Definition">damage</text:span></text:a> by half.</text:p>
      <text:h text:style-name="Heading_20_5" text:outline-level="5"><text:bookmark-start text:name="plant-growth"/>Plant Growth<text:bookmark-end text:name="plant-growth"/></text:h>
      <text:p text:style-name="First_20_paragraph">(affects: 30"×30" or 33" diameter, duration: permanent, range: 12") Causes existing vegetation within a 33" diameter (or equivalent area) to become absurdly overgrown and virtually impassable. The growth lasts until it is hacked or burned away or until it is dispelled.</text:p>
      <text:h text:style-name="Heading_20_5" text:outline-level="5"><text:bookmark-start text:name="slow"/>Slow<text:bookmark-end text:name="slow"/></text:h>
      <text:p text:style-name="First_20_paragraph">(affects: 4-24 creatures, duration: 3 <text:a xlink:type="simple" xlink:href="#turns" text:style-name="Internet_20_link" text:visited-style-name="Visited_20_Internet_20_Link"><text:span text:style-name="Definition">turns</text:span></text:a>, range: 24") 4-24 creatures within a 4" diameter are slowed. Affected creatures will <text:a xlink:type="simple" xlink:href="#time-and-movement_2" text:style-name="Internet_20_link" text:visited-style-name="Visited_20_Internet_20_Link"><text:span text:style-name="Definition">move</text:span></text:a> at half pace and, against any non-slowed creature, will always lose <text:a xlink:type="simple" xlink:href="#initiative" text:style-name="Internet_20_link" text:visited-style-name="Visited_20_Internet_20_Link"><text:span text:style-name="Definition">initiative</text:span></text:a> and have a −2 to hit adjustment. Those nearest to the target are always affected first. Slow counters <text:a xlink:type="simple" xlink:href="#haste" text:style-name="Internet_20_link" text:visited-style-name="Visited_20_Internet_20_Link"><text:span text:style-name="Definition">haste</text:span></text:a> and vice versa.</text:p>
      <text:h text:style-name="Heading_20_5" text:outline-level="5"><text:bookmark-start text:name="water-breathing"/><text:soft-page-break/>Water Breathing<text:bookmark-end text:name="water-breathing"/></text:h>
      <text:p text:style-name="First_20_paragraph">(affects: 1 creature, duration: 12 <text:a xlink:type="simple" xlink:href="#turns" text:style-name="Internet_20_link" text:visited-style-name="Visited_20_Internet_20_Link"><text:span text:style-name="Definition">turns</text:span></text:a>, range: 3") The targeted creature is empowered to breathe normally under water. No buoyancy or ability to <text:a xlink:type="simple" xlink:href="#swimming" text:style-name="Internet_20_link" text:visited-style-name="Visited_20_Internet_20_Link"><text:span text:style-name="Definition">swim</text:span></text:a> is conferred.</text:p>
      <text:h text:style-name="Heading_20_4" text:outline-level="4"><text:bookmark-start text:name="4th-level-magic-user-spells"/>4th Level Magic-User Spells<text:bookmark-end text:name="4th-level-magic-user-spells"/></text:h>
      <text:h text:style-name="Heading_20_5" text:outline-level="5"><text:bookmark-start text:name="animal-growth"/>Animal Growth<text:bookmark-end text:name="animal-growth"/></text:h>
      <text:p text:style-name="First_20_paragraph">(affects: 1-6 animals, duration: 12 <text:a xlink:type="simple" xlink:href="#turns" text:style-name="Internet_20_link" text:visited-style-name="Visited_20_Internet_20_Link"><text:span text:style-name="Definition">turns</text:span></text:a>, range: 12") Causes 1-6 ordinary animals within range and sight to grow to <text:a xlink:type="simple" xlink:href="#giants" text:style-name="Internet_20_link" text:visited-style-name="Visited_20_Internet_20_Link"><text:span text:style-name="Definition">giant</text:span></text:a> size, assuming all of the game statistics of the <text:a xlink:type="simple" xlink:href="#giants" text:style-name="Internet_20_link" text:visited-style-name="Visited_20_Internet_20_Link"><text:span text:style-name="Definition">giant</text:span></text:a> sort. If no such statistics are given assume that size and <text:a xlink:type="simple" xlink:href="#the-numbers-of-hit-dice" text:style-name="Internet_20_link" text:visited-style-name="Visited_20_Internet_20_Link"><text:span text:style-name="Definition">hit dice</text:span></text:a> are doubled. The disposition of the animals toward the <text:a xlink:type="simple" xlink:href="#the-magic-user" text:style-name="Internet_20_link" text:visited-style-name="Visited_20_Internet_20_Link"><text:span text:style-name="Definition">magic-user</text:span></text:a> is unaffected by this spell.</text:p>
      <text:h text:style-name="Heading_20_5" text:outline-level="5"><text:bookmark-start text:name="animate-dead"/>Animate Dead<text:bookmark-end text:name="animate-dead"/></text:h>
      <text:p text:style-name="First_20_paragraph">(affects: 2-24 dead, duration: permanent, range: 3") Causes nearby bones or bodies to rise as undead <text:a xlink:type="simple" xlink:href="#skeletons" text:style-name="Internet_20_link" text:visited-style-name="Visited_20_Internet_20_Link"><text:span text:style-name="Definition">skeletons</text:span></text:a> or <text:a xlink:type="simple" xlink:href="#zombies" text:style-name="Internet_20_link" text:visited-style-name="Visited_20_Internet_20_Link"><text:span text:style-name="Definition">zombies</text:span></text:a> under the <text:a xlink:type="simple" xlink:href="#the-magic-user" text:style-name="Internet_20_link" text:visited-style-name="Visited_20_Internet_20_Link"><text:span text:style-name="Definition">magic-user’s</text:span></text:a> command. 1-6 undead are animated for every three whole levels the <text:a xlink:type="simple" xlink:href="#the-magic-user" text:style-name="Internet_20_link" text:visited-style-name="Visited_20_Internet_20_Link"><text:span text:style-name="Definition">magic-user</text:span></text:a> has. Thus a 7th or 8th level <text:a xlink:type="simple" xlink:href="#the-magic-user" text:style-name="Internet_20_link" text:visited-style-name="Visited_20_Internet_20_Link"><text:span text:style-name="Definition">magic-user</text:span></text:a> can animate 2-12 undead, a 9th, 10th or 11th level <text:a xlink:type="simple" xlink:href="#the-magic-user" text:style-name="Internet_20_link" text:visited-style-name="Visited_20_Internet_20_Link"><text:span text:style-name="Definition">magic-user</text:span></text:a> can animate 3-18 undead, and a 12th level <text:a xlink:type="simple" xlink:href="#the-magic-user" text:style-name="Internet_20_link" text:visited-style-name="Visited_20_Internet_20_Link"><text:span text:style-name="Definition">magic-user</text:span></text:a> can animate 4-24 undead. They will obey until destroyed in <text:a xlink:type="simple" xlink:href="#combat" text:style-name="Internet_20_link" text:visited-style-name="Visited_20_Internet_20_Link"><text:span text:style-name="Definition">combat</text:span></text:a>, by a <text:a xlink:type="simple" xlink:href="#dispel-magic" text:style-name="Internet_20_link" text:visited-style-name="Visited_20_Internet_20_Link"><text:span text:style-name="Definition">dispel magic</text:span></text:a>, or a <text:a xlink:type="simple" xlink:href="#dispel-evil" text:style-name="Internet_20_link" text:visited-style-name="Visited_20_Internet_20_Link"><text:span text:style-name="Definition">dispel evil</text:span></text:a> spell.</text:p>
      <text:h text:style-name="Heading_20_5" text:outline-level="5"><text:bookmark-start text:name="charm-monster"/>Charm Monster<text:bookmark-end text:name="charm-monster"/></text:h>
      <text:p text:style-name="First_20_paragraph">(affects: 1 or 3-18 creatures, duration: special, range: 12") Brings 3-18 <text:a xlink:type="simple" xlink:href="#normal-types" text:style-name="Internet_20_link" text:visited-style-name="Visited_20_Internet_20_Link"><text:span text:style-name="Definition">normal-types</text:span></text:a> or a single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ype</text:span></text:a> that fails to save <text:a xlink:type="simple" xlink:href="#spell" text:style-name="Internet_20_link" text:visited-style-name="Visited_20_Internet_20_Link"><text:span text:style-name="Definition">versus spells</text:span></text:a> completely under the influence of the <text:a xlink:type="simple" xlink:href="#the-magic-user" text:style-name="Internet_20_link" text:visited-style-name="Visited_20_Internet_20_Link"><text:span text:style-name="Definition">magic-user</text:span></text:a>. Gross abuse or negligence allows the <text:a xlink:type="simple" xlink:href="#monsters_2" text:style-name="Internet_20_link" text:visited-style-name="Visited_20_Internet_20_Link"><text:span text:style-name="Definition">monster</text:span></text:a> (or <text:a xlink:type="simple" xlink:href="#monsters_2" text:style-name="Internet_20_link" text:visited-style-name="Visited_20_Internet_20_Link"><text:span text:style-name="Definition">monsters</text:span></text:a>) an additional <text:a xlink:type="simple" xlink:href="#saving-throws" text:style-name="Internet_20_link" text:visited-style-name="Visited_20_Internet_20_Link"><text:span text:style-name="Definition">saving throw</text:span></text:a>; otherwise, the charm lasts until it is lifted by the <text:a xlink:type="simple" xlink:href="#the-magic-user" text:style-name="Internet_20_link" text:visited-style-name="Visited_20_Internet_20_Link"><text:span text:style-name="Definition">magic-user</text:span></text:a> or is dispelled.</text:p>
      <text:h text:style-name="Heading_20_5" text:outline-level="5"><text:bookmark-start text:name="confusion"/>Confusion<text:bookmark-end text:name="confusion"/></text:h>
      <text:p text:style-name="First_20_paragraph">(affects: 3-18 creatures, duration: 12 <text:a xlink:type="simple" xlink:href="#turns" text:style-name="Internet_20_link" text:visited-style-name="Visited_20_Internet_20_Link"><text:span text:style-name="Definition">turns</text:span></text:a>, range: 12") Causes confusion in 3-18 creatures. The magic is indiscriminate and must affect the indicated number of creatures beginning with those nearest to the target.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ypes</text:span></text:a> are allowed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to negate the effect; otherwise, each individual’s behavior is determined randomly each <text:a xlink:type="simple" xlink:href="#turns" text:style-name="Internet_20_link" text:visited-style-name="Visited_20_Internet_20_Link"><text:span text:style-name="Definition">turn</text:span></text:a>.</text:p>
      <text:h text:style-name="Heading_20_5" text:outline-level="5"><text:bookmark-start text:name="dimension-door"/>Dimension Door<text:bookmark-end text:name="dimension-door"/></text:h>
      <text:p text:style-name="First_20_paragraph">(affects: 1 subject, duration: instantaneous, range: 1") The <text:a xlink:type="simple" xlink:href="#the-magic-user" text:style-name="Internet_20_link" text:visited-style-name="Visited_20_Internet_20_Link"><text:span text:style-name="Definition">magic-user</text:span></text:a> or other subject steps from his present location to any destination within 36" specified by <text:a xlink:type="simple" xlink:href="#encounter-distance_3" text:style-name="Internet_20_link" text:visited-style-name="Visited_20_Internet_20_Link"><text:span text:style-name="Definition">distance</text:span></text:a> and direction.</text:p>
      <text:h text:style-name="Heading_20_5" text:outline-level="5"><text:bookmark-start text:name="fear"/>Fear<text:bookmark-end text:name="fear"/></text:h>
      <text:p text:style-name="First_20_paragraph">(affects: 6" arc, duration: 6 <text:a xlink:type="simple" xlink:href="#turns" text:style-name="Internet_20_link" text:visited-style-name="Visited_20_Internet_20_Link"><text:span text:style-name="Definition">turns</text:span></text:a>, range: 6") Sends a wave of panic out in an arc before the <text:soft-page-break/><text:a xlink:type="simple" xlink:href="#the-magic-user" text:style-name="Internet_20_link" text:visited-style-name="Visited_20_Internet_20_Link"><text:span text:style-name="Definition">magic-user</text:span></text:a> to 6" range. All <text:a xlink:type="simple" xlink:href="#normal-types" text:style-name="Internet_20_link" text:visited-style-name="Visited_20_Internet_20_Link"><text:span text:style-name="Definition">normal-types</text:span></text:a> in the area of effect will immediately flee for six <text:a xlink:type="simple" xlink:href="#turns" text:style-name="Internet_20_link" text:visited-style-name="Visited_20_Internet_20_Link"><text:span text:style-name="Definition">turns</text:span></text:a>. <text:a xlink:type="simple" xlink:href="#heroic-types" text:style-name="Internet_20_link" text:visited-style-name="Visited_20_Internet_20_Link"><text:span text:style-name="Definition">Heroic-types</text:span></text:a> are allowed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to negate the effect.</text:p>
      <text:h text:style-name="Heading_20_5" text:outline-level="5"><text:bookmark-start text:name="hallucinatory-terrain"/>Hallucinatory Terrain<text:bookmark-end text:name="hallucinatory-terrain"/></text:h>
      <text:p text:style-name="First_20_paragraph">(affects: 160" diameter, duration: special, range: 24") Creates an illusionary terrain that conceals the underlying geography and is convincing in every way from a <text:a xlink:type="simple" xlink:href="#encounter-distance_3" text:style-name="Internet_20_link" text:visited-style-name="Visited_20_Internet_20_Link"><text:span text:style-name="Definition">distance</text:span></text:a>. The hallucination will not stand up to close inspection, however, and can be seen through automatically by any intelligent being who examines it carefully from within.</text:p>
      <text:h text:style-name="Heading_20_5" text:outline-level="5"><text:bookmark-start text:name="polymorph"/>Polymorph<text:bookmark-end text:name="polymorph"/></text:h>
      <text:p text:style-name="First_20_paragraph">(affects: self,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Transforms the <text:a xlink:type="simple" xlink:href="#the-magic-user" text:style-name="Internet_20_link" text:visited-style-name="Visited_20_Internet_20_Link"><text:span text:style-name="Definition">magic-user</text:span></text:a> into any creature he desires. He assumes the size, <text:a xlink:type="simple" xlink:href="#strength" text:style-name="Internet_20_link" text:visited-style-name="Visited_20_Internet_20_Link"><text:span text:style-name="Definition">strength</text:span></text:a>, mobility, <text:a xlink:type="simple" xlink:href="#melee" text:style-name="Internet_20_link" text:visited-style-name="Visited_20_Internet_20_Link"><text:span text:style-name="Definition">armor class</text:span></text:a>, and physical attack and <text:a xlink:type="simple" xlink:href="#damage" text:style-name="Internet_20_link" text:visited-style-name="Visited_20_Internet_20_Link"><text:span text:style-name="Definition">damage</text:span></text:a> capabilities of his new form, excluding supernatural <text:a xlink:type="simple" xlink:href="#explanation-of-abilities" text:style-name="Internet_20_link" text:visited-style-name="Visited_20_Internet_20_Link"><text:span text:style-name="Definition">abilities</text:span></text:a> such as <text:a xlink:type="simple" xlink:href="#breath-weapon" text:style-name="Internet_20_link" text:visited-style-name="Visited_20_Internet_20_Link"><text:span text:style-name="Definition">breath weapons</text:span></text:a>, gaze attacks, and spell <text:a xlink:type="simple" xlink:href="#spell-casting-from-memory" text:style-name="Internet_20_link" text:visited-style-name="Visited_20_Internet_20_Link"><text:span text:style-name="Definition">casting</text:span></text:a>. He retains his own <text:a xlink:type="simple" xlink:href="#intelligence" text:style-name="Internet_20_link" text:visited-style-name="Visited_20_Internet_20_Link"><text:span text:style-name="Definition">intelligence</text:span></text:a>, <text:a xlink:type="simple" xlink:href="#the-numbers-of-hit-dice" text:style-name="Internet_20_link" text:visited-style-name="Visited_20_Internet_20_Link"><text:span text:style-name="Definition">hit points</text:span></text:a>, <text:a xlink:type="simple" xlink:href="#saving-throws" text:style-name="Internet_20_link" text:visited-style-name="Visited_20_Internet_20_Link"><text:span text:style-name="Definition">saving throws</text:span></text:a>, and ability to speak and <text:a xlink:type="simple" xlink:href="#spell-casting-from-memory" text:style-name="Internet_20_link" text:visited-style-name="Visited_20_Internet_20_Link"><text:span text:style-name="Definition">cast</text:span></text:a> <text:a xlink:type="simple" xlink:href="#explanation-of-spells" text:style-name="Internet_20_link" text:visited-style-name="Visited_20_Internet_20_Link"><text:span text:style-name="Definition">spells</text:span></text:a>.</text:p>
      <text:h text:style-name="Heading_20_5" text:outline-level="5"><text:bookmark-start text:name="remove-curse_1"/>Remove Curse<text:bookmark-end text:name="remove-curse_1"/></text:h>
      <text:p text:style-name="First_20_paragraph">(affects: 1 <text:a xlink:type="simple" xlink:href="#curses" text:style-name="Internet_20_link" text:visited-style-name="Visited_20_Internet_20_Link"><text:span text:style-name="Definition">curse</text:span></text:a>, duration: permanent, range: touch) Lifts one <text:a xlink:type="simple" xlink:href="#curses" text:style-name="Internet_20_link" text:visited-style-name="Visited_20_Internet_20_Link"><text:span text:style-name="Definition">curse</text:span></text:a> from a creature or object causing the latter to become a normal, unenchanted item of its type.</text:p>
      <text:h text:style-name="Heading_20_5" text:outline-level="5"><text:bookmark-start text:name="wall-of-fire"/>Wall of Fire<text:bookmark-end text:name="wall-of-fire"/></text:h>
      <text:p text:style-name="First_20_paragraph">(affects: 6" wall, duration: concentration, range: 6") Conjures a blazing curtain of fire which persists for as long as the <text:a xlink:type="simple" xlink:href="#the-magic-user" text:style-name="Internet_20_link" text:visited-style-name="Visited_20_Internet_20_Link"><text:span text:style-name="Definition">magic-user</text:span></text:a> concentrates upon maintaining it. The wall of fire is 5ft thick and up to 6" long and 20ft high (or any equivalent dimensions). It can be straight or curved as the <text:a xlink:type="simple" xlink:href="#the-magic-user" text:style-name="Internet_20_link" text:visited-style-name="Visited_20_Internet_20_Link"><text:span text:style-name="Definition">magic-user</text:span></text:a> desires, including a 10ft high 4" diameter circle. Creatures of fire are unaffected except by its opaqueness. The wall is otherwise impenetrable to <text:a xlink:type="simple" xlink:href="#normal-types" text:style-name="Internet_20_link" text:visited-style-name="Visited_20_Internet_20_Link"><text:span text:style-name="Definition">normal-types</text:span></text:a> while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ypes</text:span></text:a> suffer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for bursting through. Creatures of cold and undead instead suffer 2-12 <text:a xlink:type="simple" xlink:href="#the-numbers-of-hit-dice" text:style-name="Internet_20_link" text:visited-style-name="Visited_20_Internet_20_Link"><text:span text:style-name="Definition">hit points</text:span></text:a>. A wall of fire and a white <text:a xlink:type="simple" xlink:href="#dragon-breath-weapon" text:style-name="Internet_20_link" text:visited-style-name="Visited_20_Internet_20_Link"><text:span text:style-name="Definition">dragon’s breath</text:span></text:a> (or blast from a <text:a xlink:type="simple" xlink:href="#wand-of-ice" text:style-name="Internet_20_link" text:visited-style-name="Visited_20_Internet_20_Link"><text:span text:style-name="Definition">wand of ice</text:span></text:a>) will negate one another, resulting in a double-sized <text:a xlink:type="simple" xlink:href="#fog-wall" text:style-name="Internet_20_link" text:visited-style-name="Visited_20_Internet_20_Link"><text:span text:style-name="Definition">fog wall</text:span></text:a>.</text:p>
      <text:h text:style-name="Heading_20_5" text:outline-level="5"><text:bookmark-start text:name="wall-of-ice"/>Wall of Ice<text:bookmark-end text:name="wall-of-ice"/></text:h>
      <text:p text:style-name="First_20_paragraph">(affects: 6" wall, duration: permanent, range: 12") Conjures a steaming cold bulkhead of hard pack ice. The wall of ice is 5ft thick and up to 6" long and 20ft high (or any equivalent dimensions). It can be straight or curved as the <text:a xlink:type="simple" xlink:href="#the-magic-user" text:style-name="Internet_20_link" text:visited-style-name="Visited_20_Internet_20_Link"><text:span text:style-name="Definition">magic-user</text:span></text:a> desires, including a 10ft high 4" diameter circle. A wall of ice is opaque and is impenetrable to <text:a xlink:type="simple" xlink:href="#normal-types" text:style-name="Internet_20_link" text:visited-style-name="Visited_20_Internet_20_Link"><text:span text:style-name="Definition">normal-types</text:span></text:a>.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ypes</text:span></text:a> can attempt to crash through a wall of ice as they might break down <text:a xlink:type="simple" xlink:href="#doors" text:style-name="Internet_20_link" text:visited-style-name="Visited_20_Internet_20_Link"><text:span text:style-name="Definition">doors</text:span></text:a>. Any such attempt causes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except to creatures of cold (who are unharmed) and creatures of fire who instead suffer 2-12 <text:a xlink:type="simple" xlink:href="#the-numbers-of-hit-dice" text:style-name="Internet_20_link" text:visited-style-name="Visited_20_Internet_20_Link"><text:span text:style-name="Definition">hit points</text:span></text:a>. A wall of ice and a red <text:a xlink:type="simple" xlink:href="#dragon-breath-weapon" text:style-name="Internet_20_link" text:visited-style-name="Visited_20_Internet_20_Link"><text:span text:style-name="Definition">dragon’s breath</text:span></text:a> (or <text:a xlink:type="simple" xlink:href="#fireball" text:style-name="Internet_20_link" text:visited-style-name="Visited_20_Internet_20_Link"><text:span text:style-name="Definition">fireball</text:span></text:a>) will negate one another, resulting in a double-sized <text:a xlink:type="simple" xlink:href="#fog-wall" text:style-name="Internet_20_link" text:visited-style-name="Visited_20_Internet_20_Link"><text:span text:style-name="Definition">fog wall</text:span></text:a>.</text:p>
      <text:h text:style-name="Heading_20_5" text:outline-level="5"><text:bookmark-start text:name="witch-eye"/><text:soft-page-break/>Witch Eye<text:bookmark-end text:name="witch-eye"/></text:h>
      <text:p text:style-name="First_20_paragraph">(affects: self, duration: 6 <text:a xlink:type="simple" xlink:href="#turns" text:style-name="Internet_20_link" text:visited-style-name="Visited_20_Internet_20_Link"><text:span text:style-name="Definition">turns</text:span></text:a>, range: 1") Conjures an invisible, floating eye that flies at a rate of 12" per <text:a xlink:type="simple" xlink:href="#turns" text:style-name="Internet_20_link" text:visited-style-name="Visited_20_Internet_20_Link"><text:span text:style-name="Definition">turn</text:span></text:a> to anywhere the <text:a xlink:type="simple" xlink:href="#the-magic-user" text:style-name="Internet_20_link" text:visited-style-name="Visited_20_Internet_20_Link"><text:span text:style-name="Definition">magic-user</text:span></text:a> desires within 24". The <text:a xlink:type="simple" xlink:href="#the-magic-user" text:style-name="Internet_20_link" text:visited-style-name="Visited_20_Internet_20_Link"><text:span text:style-name="Definition">magic-user</text:span></text:a> can see in his mind’s eye everything that the witch eye sees.</text:p>
      <text:h text:style-name="Heading_20_4" text:outline-level="4"><text:bookmark-start text:name="5th-level-magic-user-spells"/>5th Level Magic-User Spells<text:bookmark-end text:name="5th-level-magic-user-spells"/></text:h>
      <text:h text:style-name="Heading_20_5" text:outline-level="5"><text:bookmark-start text:name="baleful-polymorph"/>Baleful Polymorph<text:bookmark-end text:name="baleful-polymorph"/></text:h>
      <text:p text:style-name="First_20_paragraph">(affects: 1 creature, duration: permanent, range: 6") Transforms a subject within range into any creature the <text:a xlink:type="simple" xlink:href="#the-magic-user" text:style-name="Internet_20_link" text:visited-style-name="Visited_20_Internet_20_Link"><text:span text:style-name="Definition">magic-user</text:span></text:a> desires. The subject must immediately make a <text:a xlink:type="simple" xlink:href="#shock-survival" text:style-name="Internet_20_link" text:visited-style-name="Visited_20_Internet_20_Link"><text:span text:style-name="Definition">shock survival</text:span></text:a> check with failure resulting in death. Otherwise, he assumes the size, <text:a xlink:type="simple" xlink:href="#strength" text:style-name="Internet_20_link" text:visited-style-name="Visited_20_Internet_20_Link"><text:span text:style-name="Definition">strength</text:span></text:a>, mobility, <text:a xlink:type="simple" xlink:href="#melee" text:style-name="Internet_20_link" text:visited-style-name="Visited_20_Internet_20_Link"><text:span text:style-name="Definition">armor class</text:span></text:a>, and physical attack and <text:a xlink:type="simple" xlink:href="#damage" text:style-name="Internet_20_link" text:visited-style-name="Visited_20_Internet_20_Link"><text:span text:style-name="Definition">damage</text:span></text:a> capabilities of the new form including supernatural <text:a xlink:type="simple" xlink:href="#explanation-of-abilities" text:style-name="Internet_20_link" text:visited-style-name="Visited_20_Internet_20_Link"><text:span text:style-name="Definition">abilities</text:span></text:a> such as <text:a xlink:type="simple" xlink:href="#breath-weapon" text:style-name="Internet_20_link" text:visited-style-name="Visited_20_Internet_20_Link"><text:span text:style-name="Definition">breath weapons</text:span></text:a> and gaze attacks, but excluding spell <text:a xlink:type="simple" xlink:href="#spell-casting-from-memory" text:style-name="Internet_20_link" text:visited-style-name="Visited_20_Internet_20_Link"><text:span text:style-name="Definition">casting</text:span></text:a>. He retains his own <text:a xlink:type="simple" xlink:href="#intelligence" text:style-name="Internet_20_link" text:visited-style-name="Visited_20_Internet_20_Link"><text:span text:style-name="Definition">intelligence</text:span></text:a>, <text:a xlink:type="simple" xlink:href="#the-numbers-of-hit-dice" text:style-name="Internet_20_link" text:visited-style-name="Visited_20_Internet_20_Link"><text:span text:style-name="Definition">hit points</text:span></text:a>, <text:a xlink:type="simple" xlink:href="#saving-throws" text:style-name="Internet_20_link" text:visited-style-name="Visited_20_Internet_20_Link"><text:span text:style-name="Definition">saving throws</text:span></text:a>, and ability to speak and <text:a xlink:type="simple" xlink:href="#spell-casting-from-memory" text:style-name="Internet_20_link" text:visited-style-name="Visited_20_Internet_20_Link"><text:span text:style-name="Definition">cast</text:span></text:a> <text:a xlink:type="simple" xlink:href="#explanation-of-spells" text:style-name="Internet_20_link" text:visited-style-name="Visited_20_Internet_20_Link"><text:span text:style-name="Definition">spells</text:span></text:a>. The transformation is permanent until dispelled.</text:p>
      <text:h text:style-name="Heading_20_5" text:outline-level="5"><text:bookmark-start text:name="cloudkill"/>Cloudkill<text:bookmark-end text:name="cloudkill"/></text:h>
      <text:p text:style-name="First_20_paragraph">(affects: 3" diameter, duration: 6 <text:a xlink:type="simple" xlink:href="#turns" text:style-name="Internet_20_link" text:visited-style-name="Visited_20_Internet_20_Link"><text:span text:style-name="Definition">turns</text:span></text:a>, range: 1") Conjures a 3" diameter bank of dense, <text:a xlink:type="simple" xlink:href="#poison" text:style-name="Internet_20_link" text:visited-style-name="Visited_20_Internet_20_Link"><text:span text:style-name="Definition">poisonous</text:span></text:a> fog which rolls along the ground at a rate of 3" either with the <text:a xlink:type="simple" xlink:href="#strong-winds" text:style-name="Internet_20_link" text:visited-style-name="Visited_20_Internet_20_Link"><text:span text:style-name="Definition">wind</text:span></text:a> or away from the <text:a xlink:type="simple" xlink:href="#the-magic-user" text:style-name="Internet_20_link" text:visited-style-name="Visited_20_Internet_20_Link"><text:span text:style-name="Definition">magic-user</text:span></text:a>. The vapors are heavier than air and will sink to the lowest lay of the land, pouring down sinkholes or openings for example. Any <text:a xlink:type="simple" xlink:href="#normal-types" text:style-name="Internet_20_link" text:visited-style-name="Visited_20_Internet_20_Link"><text:span text:style-name="Definition">normal-type</text:span></text:a> that breathes the fog is immediately slain. <text:a xlink:type="simple" xlink:href="#heroic-types" text:style-name="Internet_20_link" text:visited-style-name="Visited_20_Internet_20_Link"><text:span text:style-name="Definition">Heroic-types</text:span></text:a> are allowed a <text:a xlink:type="simple" xlink:href="#saving-throws" text:style-name="Internet_20_link" text:visited-style-name="Visited_20_Internet_20_Link"><text:span text:style-name="Definition">saving throw</text:span></text:a> <text:a xlink:type="simple" xlink:href="#poison" text:style-name="Internet_20_link" text:visited-style-name="Visited_20_Internet_20_Link"><text:span text:style-name="Definition">versus poison</text:span></text:a> to avoid death and <text:a xlink:type="simple" xlink:href="#superheroic-types" text:style-name="Internet_20_link" text:visited-style-name="Visited_20_Internet_20_Link"><text:span text:style-name="Definition">superheroic-types</text:span></text:a> are unaffected.</text:p>
      <text:h text:style-name="Heading_20_5" text:outline-level="5"><text:bookmark-start text:name="contact-other-plane"/>Contact Other Plane<text:bookmark-end text:name="contact-other-plane"/></text:h>
      <text:p text:style-name="First_20_paragraph">(affects: self, duration: special) The <text:a xlink:type="simple" xlink:href="#the-magic-user" text:style-name="Internet_20_link" text:visited-style-name="Visited_20_Internet_20_Link"><text:span text:style-name="Definition">magic-user</text:span></text:a> seeks knowledge from powerful beings on other planes of existence. These will answer the <text:a xlink:type="simple" xlink:href="#the-magic-user" text:style-name="Internet_20_link" text:visited-style-name="Visited_20_Internet_20_Link"><text:span text:style-name="Definition">magic-user’s</text:span></text:a> questions with a “yes” or “no” answer which will be absolute. 1-6 questions (determined secretly by the referee) will be entertained safely. For each additional question asked the <text:a xlink:type="simple" xlink:href="#the-magic-user" text:style-name="Internet_20_link" text:visited-style-name="Visited_20_Internet_20_Link"><text:span text:style-name="Definition">magic-user</text:span></text:a> must make a successful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or be <text:a xlink:type="simple" xlink:href="#feeblemind" text:style-name="Internet_20_link" text:visited-style-name="Visited_20_Internet_20_Link"><text:span text:style-name="Definition">feebleminded</text:span></text:a> for 1-6 weeks.</text:p>
      <text:h text:style-name="Heading_20_5" text:outline-level="5"><text:bookmark-start text:name="feeblemind"/>Feeblemind<text:bookmark-end text:name="feeblemind"/></text:h>
      <text:p text:style-name="First_20_paragraph">(affects: 1 creature, duration: permanent, range: 24") One intelligent creature within range and sight must save <text:a xlink:type="simple" xlink:href="#spell" text:style-name="Internet_20_link" text:visited-style-name="Visited_20_Internet_20_Link"><text:span text:style-name="Definition">versus spells</text:span></text:a> at −4 or become a mental invalid. A feebleminded creature can neither read, write, figure, communicate in any coherent fashion, nor <text:a xlink:type="simple" xlink:href="#spell-casting-from-memory" text:style-name="Internet_20_link" text:visited-style-name="Visited_20_Internet_20_Link"><text:span text:style-name="Definition">cast</text:span></text:a> <text:a xlink:type="simple" xlink:href="#explanation-of-spells" text:style-name="Internet_20_link" text:visited-style-name="Visited_20_Internet_20_Link"><text:span text:style-name="Definition">spells</text:span></text:a> or use command words. The spell lasts until it is canceled by a <text:a xlink:type="simple" xlink:href="#dispel-magic" text:style-name="Internet_20_link" text:visited-style-name="Visited_20_Internet_20_Link"><text:span text:style-name="Definition">dispel magic</text:span></text:a>.</text:p>
      <text:h text:style-name="Heading_20_5" text:outline-level="5"><text:bookmark-start text:name="hold-monster_1"/>Hold Monster<text:bookmark-end text:name="hold-monster_1"/></text:h>
      <text:p text:style-name="First_20_paragraph">(affects: 1 or 1-4 creatures, duration: 6 <text:a xlink:type="simple" xlink:href="#turns" text:style-name="Internet_20_link" text:visited-style-name="Visited_20_Internet_20_Link"><text:span text:style-name="Definition">turns</text:span></text:a> + 1 <text:a xlink:type="simple" xlink:href="#turns" text:style-name="Internet_20_link" text:visited-style-name="Visited_20_Internet_20_Link"><text:span text:style-name="Definition">turn</text:span></text:a>/level, range: 12") 1-4 creatures are held <text:soft-page-break/>immobile if they fail a <text:a xlink:type="simple" xlink:href="#saving-throws" text:style-name="Internet_20_link" text:visited-style-name="Visited_20_Internet_20_Link"><text:span text:style-name="Definition">saving throw</text:span></text:a> <text:a xlink:type="simple" xlink:href="#paralysis-and-petrification" text:style-name="Internet_20_link" text:visited-style-name="Visited_20_Internet_20_Link"><text:span text:style-name="Definition">versus paralysis</text:span></text:a>. If a single creature is targeted its <text:a xlink:type="simple" xlink:href="#saving-throws" text:style-name="Internet_20_link" text:visited-style-name="Visited_20_Internet_20_Link"><text:span text:style-name="Definition">saving throw</text:span></text:a> is penalized by −2.</text:p>
      <text:h text:style-name="Heading_20_5" text:outline-level="5"><text:bookmark-start text:name="invoke-elemental"/>Invoke Elemental<text:bookmark-end text:name="invoke-elemental"/></text:h>
      <text:p text:style-name="First_20_paragraph">(affects: 1 <text:a xlink:type="simple" xlink:href="#elementals" text:style-name="Internet_20_link" text:visited-style-name="Visited_20_Internet_20_Link"><text:span text:style-name="Definition">elemental</text:span></text:a>, duration: special, range: 24") Conjures one earth, air, fire, or <text:a xlink:type="simple" xlink:href="#elementals-water" text:style-name="Internet_20_link" text:visited-style-name="Visited_20_Internet_20_Link"><text:span text:style-name="Definition">water elemental</text:span></text:a> of the 16 <text:a xlink:type="simple" xlink:href="#the-numbers-of-hit-dice" text:style-name="Internet_20_link" text:visited-style-name="Visited_20_Internet_20_Link"><text:span text:style-name="Definition">hit dice</text:span></text:a> sort. The <text:a xlink:type="simple" xlink:href="#elementals" text:style-name="Internet_20_link" text:visited-style-name="Visited_20_Internet_20_Link"><text:span text:style-name="Definition">elemental</text:span></text:a> does the <text:a xlink:type="simple" xlink:href="#the-magic-user" text:style-name="Internet_20_link" text:visited-style-name="Visited_20_Internet_20_Link"><text:span text:style-name="Definition">magic-user’s</text:span></text:a> will until it is destroyed in <text:a xlink:type="simple" xlink:href="#combat" text:style-name="Internet_20_link" text:visited-style-name="Visited_20_Internet_20_Link"><text:span text:style-name="Definition">combat</text:span></text:a> or is dismissed by the <text:a xlink:type="simple" xlink:href="#the-magic-user" text:style-name="Internet_20_link" text:visited-style-name="Visited_20_Internet_20_Link"><text:span text:style-name="Definition">magic-user</text:span></text:a> or a <text:a xlink:type="simple" xlink:href="#dispel-evil" text:style-name="Internet_20_link" text:visited-style-name="Visited_20_Internet_20_Link"><text:span text:style-name="Definition">dispel evil</text:span></text:a>. The <text:a xlink:type="simple" xlink:href="#the-magic-user" text:style-name="Internet_20_link" text:visited-style-name="Visited_20_Internet_20_Link"><text:span text:style-name="Definition">magic-user</text:span></text:a> may <text:a xlink:type="simple" xlink:href="#time-and-movement_2" text:style-name="Internet_20_link" text:visited-style-name="Visited_20_Internet_20_Link"><text:span text:style-name="Definition">move</text:span></text:a> at half rate but controlling the <text:a xlink:type="simple" xlink:href="#elementals" text:style-name="Internet_20_link" text:visited-style-name="Visited_20_Internet_20_Link"><text:span text:style-name="Definition">elemental</text:span></text:a> requires the remainder of his concentration. If he should lose concentration (by being hit, for example) he can no longer dismiss the <text:a xlink:type="simple" xlink:href="#elementals" text:style-name="Internet_20_link" text:visited-style-name="Visited_20_Internet_20_Link"><text:span text:style-name="Definition">elemental</text:span></text:a> and it will attack him immediately. No more than one <text:a xlink:type="simple" xlink:href="#elementals" text:style-name="Internet_20_link" text:visited-style-name="Visited_20_Internet_20_Link"><text:span text:style-name="Definition">elemental</text:span></text:a> of each type can be conjured per day.</text:p>
      <text:h text:style-name="Heading_20_5" text:outline-level="5"><text:bookmark-start text:name="magic-jar"/>Magic Jar<text:bookmark-end text:name="magic-jar"/></text:h>
      <text:p text:style-name="First_20_paragraph">(affects: self, duration: special, range: 3") The <text:a xlink:type="simple" xlink:href="#the-magic-user" text:style-name="Internet_20_link" text:visited-style-name="Visited_20_Internet_20_Link"><text:span text:style-name="Definition">magic-user</text:span></text:a> sends his spirit into a gem, crystal, or similar <text:a xlink:type="simple" xlink:href="#oared-vessels" text:style-name="Internet_20_link" text:visited-style-name="Visited_20_Internet_20_Link"><text:span text:style-name="Definition">vessel</text:span></text:a> within 3", leaving his own body helpless. From there the <text:a xlink:type="simple" xlink:href="#the-magic-user" text:style-name="Internet_20_link" text:visited-style-name="Visited_20_Internet_20_Link"><text:span text:style-name="Definition">magic-user</text:span></text:a> can attempt to possess any creature that approaches within 12". He can automatically repossess his own body but others are allowed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Should they fail this <text:a xlink:type="simple" xlink:href="#saving-throws" text:style-name="Internet_20_link" text:visited-style-name="Visited_20_Internet_20_Link"><text:span text:style-name="Definition">saving throw</text:span></text:a> the <text:a xlink:type="simple" xlink:href="#the-magic-user" text:style-name="Internet_20_link" text:visited-style-name="Visited_20_Internet_20_Link"><text:span text:style-name="Definition">magic-user</text:span></text:a> possesses them and assumes full control of their physical faculties while retaining his own intellect. The <text:a xlink:type="simple" xlink:href="#the-magic-user" text:style-name="Internet_20_link" text:visited-style-name="Visited_20_Internet_20_Link"><text:span text:style-name="Definition">magic-user’s</text:span></text:a> spirit can return to the magic jar at any time and automatically does so if ever the possessed body is slain. If his own body has died in the meanwhile he is trapped in the magic jar until another body can be possessed. If the magic jar is destroyed while the <text:a xlink:type="simple" xlink:href="#the-magic-user" text:style-name="Internet_20_link" text:visited-style-name="Visited_20_Internet_20_Link"><text:span text:style-name="Definition">magic-user’s</text:span></text:a> spirit is resident, he is utterly annihilated and cannot be raised or reincarnated.</text:p>
      <text:h text:style-name="Heading_20_5" text:outline-level="5"><text:bookmark-start text:name="passwall"/>Passwall<text:bookmark-end text:name="passwall"/></text:h>
      <text:p text:style-name="First_20_paragraph">(affects: 1" tunnel, duration: 3 <text:a xlink:type="simple" xlink:href="#turns" text:style-name="Internet_20_link" text:visited-style-name="Visited_20_Internet_20_Link"><text:span text:style-name="Definition">turns</text:span></text:a>, range: 3") Opens a tunnel up to 5ft in diameter and 1" deep through any wall—including solid rock but excluding solid iron.</text:p>
      <text:h text:style-name="Heading_20_5" text:outline-level="5"><text:bookmark-start text:name="telekinesis"/>Telekinesis<text:bookmark-end text:name="telekinesis"/></text:h>
      <text:p text:style-name="First_20_paragraph">(affects: 20lb/level, duration: 6 <text:a xlink:type="simple" xlink:href="#turns" text:style-name="Internet_20_link" text:visited-style-name="Visited_20_Internet_20_Link"><text:span text:style-name="Definition">turns</text:span></text:a>, range: 12") Any object or objects (including living things) within sight and range whose total mass does not exceed 20lb per level of the <text:a xlink:type="simple" xlink:href="#the-magic-user" text:style-name="Internet_20_link" text:visited-style-name="Visited_20_Internet_20_Link"><text:span text:style-name="Definition">magic-user</text:span></text:a> can be moved by thought alone. Objects can be moved from anywhere within range to anywhere else within range in a single <text:a xlink:type="simple" xlink:href="#turns" text:style-name="Internet_20_link" text:visited-style-name="Visited_20_Internet_20_Link"><text:span text:style-name="Definition">turn</text:span></text:a>.</text:p>
      <text:h text:style-name="Heading_20_5" text:outline-level="5"><text:bookmark-start text:name="teleport"/>Teleport<text:bookmark-end text:name="teleport"/></text:h>
      <text:p text:style-name="First_20_paragraph">(affects: 1 subject, duration: instantaneous, range: touch) Instantly transports the <text:a xlink:type="simple" xlink:href="#the-magic-user" text:style-name="Internet_20_link" text:visited-style-name="Visited_20_Internet_20_Link"><text:span text:style-name="Definition">magic-user</text:span></text:a> (or other subject) from place to place regardless of <text:a xlink:type="simple" xlink:href="#encounter-distance_3" text:style-name="Internet_20_link" text:visited-style-name="Visited_20_Internet_20_Link"><text:span text:style-name="Definition">distance</text:span></text:a>, possibly requiring an attack roll to touch an unwilling subject. The <text:a xlink:type="simple" xlink:href="#the-magic-user" text:style-name="Internet_20_link" text:visited-style-name="Visited_20_Internet_20_Link"><text:span text:style-name="Definition">magic-user</text:span></text:a> must be very familiar with the destination or risk an error. If he is only passingly familiar with the destination an error will occur with a throw of 1 on a six-sided die. If he has only seen the destination once an error will occur with a throw of 1-2. If he has never seen the destination an error will occur with a throw of 1-3. When an error occurs the subject will arrive either 10-60ft too high or too low (50% chance of either). Teleporting into <text:soft-page-break/>mid-air results in a <text:a xlink:type="simple" xlink:href="#falling" text:style-name="Internet_20_link" text:visited-style-name="Visited_20_Internet_20_Link"><text:span text:style-name="Definition">fall</text:span></text:a>; teleporting into solid earth results in death.</text:p>
      <text:h text:style-name="Heading_20_5" text:outline-level="5"><text:bookmark-start text:name="transmute-rock-to-mud"/>Transmute Rock to Mud<text:bookmark-end text:name="transmute-rock-to-mud"/></text:h>
      <text:p text:style-name="First_20_paragraph">(<text:a xlink:type="simple" xlink:href="#reversible-spells" text:style-name="Internet_20_link" text:visited-style-name="Visited_20_Internet_20_Link"><text:span text:style-name="Definition">reversible</text:span></text:a>, affects: 30"×30" or 33" diameter, duration: 3-18 days, range: 12") Transmutes a large area of rock or earth into a 10ft deep mud slough, undermining structures, <text:a xlink:type="simple" xlink:href="#drowning" text:style-name="Internet_20_link" text:visited-style-name="Visited_20_Internet_20_Link"><text:span text:style-name="Definition">drowning</text:span></text:a> heavy creatures, and otherwise reducing <text:a xlink:type="simple" xlink:href="#time-and-movement_2" text:style-name="Internet_20_link" text:visited-style-name="Visited_20_Internet_20_Link"><text:span text:style-name="Definition">movement</text:span></text:a> to 3". The mud will dry after 3-18 days leaving the rock or earth in its former state. Transmute rock to mud can be canceled immediately by a transmute mud to rock spell and vice versa.</text:p>
      <text:h text:style-name="Heading_20_5" text:outline-level="5"><text:bookmark-start text:name="wall-of-stone"/>Wall of Stone<text:bookmark-end text:name="wall-of-stone"/></text:h>
      <text:p text:style-name="First_20_paragraph">(affects: 6" wall, duration: permanent, range: 6") Conjures an imposing bulkhead of solid stone 5ft thick and up to 6" long and 20ft high (or any equivalent dimensions). It can be plain or featured and straight or curved, as the <text:a xlink:type="simple" xlink:href="#the-magic-user" text:style-name="Internet_20_link" text:visited-style-name="Visited_20_Internet_20_Link"><text:span text:style-name="Definition">magic-user</text:span></text:a> desires, including a 10ft high 4" diameter circle. It is impenetrable to all but the ordinary means of tunneling or battery, except that it can be dismissed by a <text:a xlink:type="simple" xlink:href="#dispel-magic" text:style-name="Internet_20_link" text:visited-style-name="Visited_20_Internet_20_Link"><text:span text:style-name="Definition">dispel magic</text:span></text:a>.</text:p>
      <text:h text:style-name="Heading_20_4" text:outline-level="4"><text:bookmark-start text:name="6th-level-magic-user-spells"/>6th Level Magic-User Spells<text:bookmark-end text:name="6th-level-magic-user-spells"/></text:h>
      <text:h text:style-name="Heading_20_5" text:outline-level="5"><text:bookmark-start text:name="anti-magic-shield"/>Anti-Magic Shield<text:bookmark-end text:name="anti-magic-shield"/></text:h>
      <text:p text:style-name="First_20_paragraph">(affects: self, duration: 12 <text:a xlink:type="simple" xlink:href="#turns" text:style-name="Internet_20_link" text:visited-style-name="Visited_20_Internet_20_Link"><text:span text:style-name="Definition">turns</text:span></text:a>) An invisible barrier surrounds the <text:a xlink:type="simple" xlink:href="#the-magic-user" text:style-name="Internet_20_link" text:visited-style-name="Visited_20_Internet_20_Link"><text:span text:style-name="Definition">magic-user</text:span></text:a> so that no spell or spell-like effect (including charms and gaze attacks) may pass in either direction for the duration. It is impervious even to <text:a xlink:type="simple" xlink:href="#dispel-magic" text:style-name="Internet_20_link" text:visited-style-name="Visited_20_Internet_20_Link"><text:span text:style-name="Definition">dispel magic</text:span></text:a>.</text:p>
      <text:h text:style-name="Heading_20_5" text:outline-level="5"><text:bookmark-start text:name="control-water_1"/>Control Water<text:bookmark-end text:name="control-water_1"/></text:h>
      <text:p text:style-name="First_20_paragraph">(affects: 1 body of water, duration: 12 <text:a xlink:type="simple" xlink:href="#turns" text:style-name="Internet_20_link" text:visited-style-name="Visited_20_Internet_20_Link"><text:span text:style-name="Definition">turns</text:span></text:a>, range: 24") The <text:a xlink:type="simple" xlink:href="#the-magic-user" text:style-name="Internet_20_link" text:visited-style-name="Visited_20_Internet_20_Link"><text:span text:style-name="Definition">magic-user</text:span></text:a> causes the water level of a river or similar body of water within 24" of himself to immediately fall to half its natural depth (allowing a waterway to be forded) or to rise to half its depth again (precipitating a flash flooding).</text:p>
      <text:h text:style-name="Heading_20_5" text:outline-level="5"><text:bookmark-start text:name="control-weather"/>Control Weather<text:bookmark-end text:name="control-weather"/></text:h>
      <text:p text:style-name="First_20_paragraph">(affects: 1 geographic region, duration: permanent) Invokes a single desired <text:a xlink:type="simple" xlink:href="#weather" text:style-name="Internet_20_link" text:visited-style-name="Visited_20_Internet_20_Link"><text:span text:style-name="Definition">weather</text:span></text:a> condition in the local geographical region the <text:a xlink:type="simple" xlink:href="#the-magic-user" text:style-name="Internet_20_link" text:visited-style-name="Visited_20_Internet_20_Link"><text:span text:style-name="Definition">magic-user</text:span></text:a> is in. The <text:a xlink:type="simple" xlink:href="#weather" text:style-name="Internet_20_link" text:visited-style-name="Visited_20_Internet_20_Link"><text:span text:style-name="Definition">weather</text:span></text:a> condition may be extreme but must be naturally occurring. The <text:a xlink:type="simple" xlink:href="#weather" text:style-name="Internet_20_link" text:visited-style-name="Visited_20_Internet_20_Link"><text:span text:style-name="Definition">weather</text:span></text:a> will take 1-6 <text:a xlink:type="simple" xlink:href="#turns" text:style-name="Internet_20_link" text:visited-style-name="Visited_20_Internet_20_Link"><text:span text:style-name="Definition">turns</text:span></text:a> to change but will then last until dispelled.</text:p>
      <text:h text:style-name="Heading_20_5" text:outline-level="5"><text:bookmark-start text:name="disintegrate"/>Disintegrate<text:bookmark-end text:name="disintegrate"/></text:h>
      <text:p text:style-name="First_20_paragraph">(affects: 1 target, range: 6") A deadly beam of darkness irrevocably disintegrates any single non-magical object or creature. Creatures are allowed a <text:a xlink:type="simple" xlink:href="#saving-throws" text:style-name="Internet_20_link" text:visited-style-name="Visited_20_Internet_20_Link"><text:span text:style-name="Definition">saving throw</text:span></text:a> <text:a xlink:type="simple" xlink:href="#wands-and-rays" text:style-name="Internet_20_link" text:visited-style-name="Visited_20_Internet_20_Link"><text:span text:style-name="Definition">versus wands</text:span></text:a> to avoid the beam and negate the effect; otherwise, any inanimate matter up to 1" cube (or any equivalent volume) <text:soft-page-break/>can be instantaneously disintegrated.</text:p>
      <text:h text:style-name="Heading_20_5" text:outline-level="5"><text:bookmark-start text:name="geas"/>Geas<text:bookmark-end text:name="geas"/></text:h>
      <text:p text:style-name="First_20_paragraph">(affects: 1 subject, duration: special, range: 3") The subject is compelled to perform a <text:a xlink:type="simple" xlink:href="#quest" text:style-name="Internet_20_link" text:visited-style-name="Visited_20_Internet_20_Link"><text:span text:style-name="Definition">quest</text:span></text:a> specified by the <text:a xlink:type="simple" xlink:href="#the-magic-user" text:style-name="Internet_20_link" text:visited-style-name="Visited_20_Internet_20_Link"><text:span text:style-name="Definition">magic-user</text:span></text:a>. Should the subject dally or deviate from his <text:a xlink:type="simple" xlink:href="#quest" text:style-name="Internet_20_link" text:visited-style-name="Visited_20_Internet_20_Link"><text:span text:style-name="Definition">quest</text:span></text:a> he will lose 1-6 points of <text:a xlink:type="simple" xlink:href="#strength" text:style-name="Internet_20_link" text:visited-style-name="Visited_20_Internet_20_Link"><text:span text:style-name="Definition">strength</text:span></text:a> each day until he either dies or resumes the <text:a xlink:type="simple" xlink:href="#quest" text:style-name="Internet_20_link" text:visited-style-name="Visited_20_Internet_20_Link"><text:span text:style-name="Definition">quest</text:span></text:a>. Only the completion of the <text:a xlink:type="simple" xlink:href="#quest" text:style-name="Internet_20_link" text:visited-style-name="Visited_20_Internet_20_Link"><text:span text:style-name="Definition">quest</text:span></text:a> or a successful <text:a xlink:type="simple" xlink:href="#dispel-evil" text:style-name="Internet_20_link" text:visited-style-name="Visited_20_Internet_20_Link"><text:span text:style-name="Definition">dispel evil</text:span></text:a> (or dispel good) will end this spell.</text:p>
      <text:h text:style-name="Heading_20_5" text:outline-level="5"><text:bookmark-start text:name="invoke-stalker"/>Invoke Stalker<text:bookmark-end text:name="invoke-stalker"/></text:h>
      <text:p text:style-name="First_20_paragraph">(affects: 1 stalker, duration: special, range 1") Conjures an <text:a xlink:type="simple" xlink:href="#an-invisible-stalker" text:style-name="Internet_20_link" text:visited-style-name="Visited_20_Internet_20_Link"><text:span text:style-name="Definition">invisible stalker</text:span></text:a> from the null-dimensions which the <text:a xlink:type="simple" xlink:href="#the-magic-user" text:style-name="Internet_20_link" text:visited-style-name="Visited_20_Internet_20_Link"><text:span text:style-name="Definition">magic-user</text:span></text:a> can instruct to carry out some task. The <text:a xlink:type="simple" xlink:href="#an-invisible-stalker" text:style-name="Internet_20_link" text:visited-style-name="Visited_20_Internet_20_Link"><text:span text:style-name="Definition">invisible stalker</text:span></text:a> will perform this mission single-mindedly until the task is completed, it is destroyed in <text:a xlink:type="simple" xlink:href="#combat" text:style-name="Internet_20_link" text:visited-style-name="Visited_20_Internet_20_Link"><text:span text:style-name="Definition">combat</text:span></text:a>, or is dismissed by a <text:a xlink:type="simple" xlink:href="#dispel-evil" text:style-name="Internet_20_link" text:visited-style-name="Visited_20_Internet_20_Link"><text:span text:style-name="Definition">dispel evil</text:span></text:a>. It will resent this servitude, however, and if after any day of service the referee throws a 12 on two six-sided <text:a xlink:type="simple" xlink:href="#the-dice_1" text:style-name="Internet_20_link" text:visited-style-name="Visited_20_Internet_20_Link"><text:span text:style-name="Definition">dice</text:span></text:a> the <text:a xlink:type="simple" xlink:href="#an-invisible-stalker" text:style-name="Internet_20_link" text:visited-style-name="Visited_20_Internet_20_Link"><text:span text:style-name="Definition">invisible stalker</text:span></text:a> will subvert the <text:a xlink:type="simple" xlink:href="#the-magic-user" text:style-name="Internet_20_link" text:visited-style-name="Visited_20_Internet_20_Link"><text:span text:style-name="Definition">magic-user’s</text:span></text:a> <text:a xlink:type="simple" xlink:href="#intent" text:style-name="Internet_20_link" text:visited-style-name="Visited_20_Internet_20_Link"><text:span text:style-name="Definition">intent</text:span></text:a> by observing his orders absolutely literally to the letter. If ordered to guard a <text:a xlink:type="simple" xlink:href="#treasures" text:style-name="Internet_20_link" text:visited-style-name="Visited_20_Internet_20_Link"><text:span text:style-name="Definition">treasure</text:span></text:a> hoard, for example, it might take the hoard to its home dimension and guard it there.</text:p>
      <text:h text:style-name="Heading_20_5" text:outline-level="5"><text:bookmark-start text:name="move-earth"/>Move Earth<text:bookmark-end text:name="move-earth"/></text:h>
      <text:p text:style-name="First_20_paragraph">(affects: 1 body of earth, duration: 6 <text:a xlink:type="simple" xlink:href="#turns" text:style-name="Internet_20_link" text:visited-style-name="Visited_20_Internet_20_Link"><text:span text:style-name="Definition">turns</text:span></text:a>, range: 24") Above ground this spell causes a hill, ridge, bluff, or similar body of earth within range and sight to be moved. Underground it <text:a xlink:type="simple" xlink:href="#time-and-movement_2" text:style-name="Internet_20_link" text:visited-style-name="Visited_20_Internet_20_Link"><text:span text:style-name="Definition">moves</text:span></text:a> a cavern, chamber, passageway, or similar feature through the ground, or else <text:a xlink:type="simple" xlink:href="#time-and-movement_2" text:style-name="Internet_20_link" text:visited-style-name="Visited_20_Internet_20_Link"><text:span text:style-name="Definition">moves</text:span></text:a> some protuberance of earth within a large cavern. The body of earth is moved at a gentle rate of 6". Creatures, vegetation, and structures can be carried along unharmed or structures can be undermined, at the referee’s discretion. Alternatively, a <text:a xlink:type="simple" xlink:href="#golems-clay" text:style-name="Internet_20_link" text:visited-style-name="Visited_20_Internet_20_Link"><text:span text:style-name="Definition">clay golem</text:span></text:a> or <text:a xlink:type="simple" xlink:href="#elementals-earth" text:style-name="Internet_20_link" text:visited-style-name="Visited_20_Internet_20_Link"><text:span text:style-name="Definition">earth elemental</text:span></text:a> can be driven back 12" suffering 6-36 <text:a xlink:type="simple" xlink:href="#damage" text:style-name="Internet_20_link" text:visited-style-name="Visited_20_Internet_20_Link"><text:span text:style-name="Definition">damage</text:span></text:a>. Note that earth is moved but not reshaped.</text:p>
      <text:h text:style-name="Heading_20_5" text:outline-level="5"><text:bookmark-start text:name="project-image"/>Project Image<text:bookmark-end text:name="project-image"/></text:h>
      <text:p text:style-name="First_20_paragraph">(affects: 1 image, duration: 6 <text:a xlink:type="simple" xlink:href="#turns" text:style-name="Internet_20_link" text:visited-style-name="Visited_20_Internet_20_Link"><text:span text:style-name="Definition">turns</text:span></text:a>, range: 24") Projects a quasi-real image of the <text:a xlink:type="simple" xlink:href="#the-magic-user" text:style-name="Internet_20_link" text:visited-style-name="Visited_20_Internet_20_Link"><text:span text:style-name="Definition">magic-user</text:span></text:a> anywhere within range and sight. The image is indistinguishable from the <text:a xlink:type="simple" xlink:href="#the-magic-user" text:style-name="Internet_20_link" text:visited-style-name="Visited_20_Internet_20_Link"><text:span text:style-name="Definition">magic-user</text:span></text:a> and is completely under his control. He knows everything his image senses and can direct it to perform any action he himself could perform including <text:a xlink:type="simple" xlink:href="#spell-casting-from-memory" text:style-name="Internet_20_link" text:visited-style-name="Visited_20_Internet_20_Link"><text:span text:style-name="Definition">casting</text:span></text:a> <text:a xlink:type="simple" xlink:href="#explanation-of-spells" text:style-name="Internet_20_link" text:visited-style-name="Visited_20_Internet_20_Link"><text:span text:style-name="Definition">spells</text:span></text:a>. The image is impervious to harm except that a successful <text:a xlink:type="simple" xlink:href="#dispel-magic" text:style-name="Internet_20_link" text:visited-style-name="Visited_20_Internet_20_Link"><text:span text:style-name="Definition">dispel magic</text:span></text:a> will end its existence. <text:a xlink:type="simple" xlink:href="#explanation-of-spells" text:style-name="Internet_20_link" text:visited-style-name="Visited_20_Internet_20_Link"><text:span text:style-name="Definition">Spells</text:span></text:a> originating from the image are in actuality <text:a xlink:type="simple" xlink:href="#spell-casting-from-memory" text:style-name="Internet_20_link" text:visited-style-name="Visited_20_Internet_20_Link"><text:span text:style-name="Definition">cast</text:span></text:a> by the <text:a xlink:type="simple" xlink:href="#the-magic-user" text:style-name="Internet_20_link" text:visited-style-name="Visited_20_Internet_20_Link"><text:span text:style-name="Definition">magic-user</text:span></text:a> and are erased from his memory as usual.</text:p>
      <text:h text:style-name="Heading_20_5" text:outline-level="5"><text:bookmark-start text:name="reincarnation"/>Reincarnation<text:bookmark-end text:name="reincarnation"/></text:h>
      <text:p text:style-name="First_20_paragraph">(affects: 1 creature, duration: permanent, range: touch) Restores a slain character to life in another body so long as he has not been dead any longer than one day per level of the <text:a xlink:type="simple" xlink:href="#the-magic-user" text:style-name="Internet_20_link" text:visited-style-name="Visited_20_Internet_20_Link"><text:span text:style-name="Definition">magic-user</text:span></text:a>. Rising from the dead is a great ordeal and the subject must make a successful <text:a xlink:type="simple" xlink:href="#shock-survival" text:style-name="Internet_20_link" text:visited-style-name="Visited_20_Internet_20_Link"><text:span text:style-name="Definition">shock survival</text:span></text:a> check in order to reincarnate. Should this prove successful his body is transformed (according to his <text:a xlink:type="simple" xlink:href="#alignment" text:style-name="Internet_20_link" text:visited-style-name="Visited_20_Internet_20_Link"><text:span text:style-name="Definition">alignment</text:span></text:a>) and he awakes without need for recuperation.</text:p>
      <text:p text:style-name="Text_20_body"><text:soft-page-break/>The reincarnated character retains his former <text:a xlink:type="simple" xlink:href="#intelligence" text:style-name="Internet_20_link" text:visited-style-name="Visited_20_Internet_20_Link"><text:span text:style-name="Definition">intelligence</text:span></text:a>, <text:a xlink:type="simple" xlink:href="#wisdom" text:style-name="Internet_20_link" text:visited-style-name="Visited_20_Internet_20_Link"><text:span text:style-name="Definition">wisdom</text:span></text:a>, and memories but otherwise assumes all faculties of his new form. Any former spell <text:a xlink:type="simple" xlink:href="#spell-casting-from-memory" text:style-name="Internet_20_link" text:visited-style-name="Visited_20_Internet_20_Link"><text:span text:style-name="Definition">casting</text:span></text:a> ability is <text:a xlink:type="simple" xlink:href="#becoming-lost" text:style-name="Internet_20_link" text:visited-style-name="Visited_20_Internet_20_Link"><text:span text:style-name="Definition">lost</text:span></text:a>. If a player character <text:a xlink:type="simple" xlink:href="#classes" text:style-name="Internet_20_link" text:visited-style-name="Visited_20_Internet_20_Link"><text:span text:style-name="Definition">class</text:span></text:a> or race is indicated throw a six-sided die to determine the character’s new level. <text:a xlink:type="simple" xlink:href="#elves_1" text:style-name="Internet_20_link" text:visited-style-name="Visited_20_Internet_20_Link"><text:span text:style-name="Definition">Elves</text:span></text:a> may split their levels between the fighting and magic-using (and thieving, if <text:a xlink:type="simple" xlink:href="#the-thief-optional-class" text:style-name="Internet_20_link" text:visited-style-name="Visited_20_Internet_20_Link"><text:span text:style-name="Definition">thieves</text:span></text:a> are used) <text:a xlink:type="simple" xlink:href="#classes" text:style-name="Internet_20_link" text:visited-style-name="Visited_20_Internet_20_Link"><text:span text:style-name="Definition">classes</text:span></text:a>. <text:a xlink:type="simple" xlink:href="#halflings_1" text:style-name="Internet_20_link" text:visited-style-name="Visited_20_Internet_20_Link"><text:span text:style-name="Definition">Halflings</text:span></text:a> will have only half as many levels as indicated. No character can advance in level by <text:a xlink:type="simple" xlink:href="#reincarnation" text:style-name="Internet_20_link" text:visited-style-name="Visited_20_Internet_20_Link"><text:span text:style-name="Definition">reincarnation</text:span></text:a> in any case.</text:p>
      <text:h text:style-name="Heading_20_5" text:outline-level="5"><text:bookmark-start text:name="slaying-spell"/>Slaying Spell<text:bookmark-end text:name="slaying-spell"/></text:h>
      <text:p text:style-name="First_20_paragraph">(affects: 4-24 creatures, range: 24") Instantly slays 4-24 creatures within a 7" diameter area. The spell is indiscriminate and must affect the indicated number of creatures beginning with those nearest to the target. No <text:a xlink:type="simple" xlink:href="#saving-throws" text:style-name="Internet_20_link" text:visited-style-name="Visited_20_Internet_20_Link"><text:span text:style-name="Definition">saving throw</text:span></text:a> is allowed but <text:a xlink:type="simple" xlink:href="#superheroic-types" text:style-name="Internet_20_link" text:visited-style-name="Visited_20_Internet_20_Link"><text:span text:style-name="Definition">superheroic-types</text:span></text:a> are unaffected.</text:p>
      <text:h text:style-name="Heading_20_5" text:outline-level="5"><text:bookmark-start text:name="stone-to-flesh"/>Stone to Flesh<text:bookmark-end text:name="stone-to-flesh"/></text:h>
      <text:p text:style-name="First_20_paragraph">(<text:a xlink:type="simple" xlink:href="#reversible-spells" text:style-name="Internet_20_link" text:visited-style-name="Visited_20_Internet_20_Link"><text:span text:style-name="Definition">reversible</text:span></text:a>, affects: 1 creature, duration: permanent, range: 12") Restores one petrified creature (and any possessions) to living flesh. Returning to the flesh is a great ordeal and the subject must make a successful <text:a xlink:type="simple" xlink:href="#shock-survival" text:style-name="Internet_20_link" text:visited-style-name="Visited_20_Internet_20_Link"><text:span text:style-name="Definition">shock survival</text:span></text:a> check or else be slain. The reverse, flesh to stone, turns one living creature (and any possessions carried) to stone. A successful <text:a xlink:type="simple" xlink:href="#saving-throws" text:style-name="Internet_20_link" text:visited-style-name="Visited_20_Internet_20_Link"><text:span text:style-name="Definition">saving throw</text:span></text:a> <text:a xlink:type="simple" xlink:href="#paralysis-and-petrification" text:style-name="Internet_20_link" text:visited-style-name="Visited_20_Internet_20_Link"><text:span text:style-name="Definition">versus petrification</text:span></text:a> will negate the effect.</text:p>
      <text:h text:style-name="Heading_20_5" text:outline-level="5"><text:bookmark-start text:name="wall-of-iron"/>Wall of Iron<text:bookmark-end text:name="wall-of-iron"/></text:h>
      <text:p text:style-name="First_20_paragraph">(affects: 6" wall, duration: permanent, range: 6") Conjures a daunting bulkhead of solid iron 1ft thick and up to 6" long and 20ft high (or any equivalent dimensions). It can be plain or featured and straight or curved, as the <text:a xlink:type="simple" xlink:href="#the-magic-user" text:style-name="Internet_20_link" text:visited-style-name="Visited_20_Internet_20_Link"><text:span text:style-name="Definition">magic-user</text:span></text:a> desires, including a 10ft high 4" diameter circle. It is impervious to <text:a xlink:type="simple" xlink:href="#explanation-of-spells" text:style-name="Internet_20_link" text:visited-style-name="Visited_20_Internet_20_Link"><text:span text:style-name="Definition">spells</text:span></text:a> such as <text:a xlink:type="simple" xlink:href="#sixth-sense" text:style-name="Internet_20_link" text:visited-style-name="Visited_20_Internet_20_Link"><text:span text:style-name="Definition">sixth sense</text:span></text:a>, <text:a xlink:type="simple" xlink:href="#passwall" text:style-name="Internet_20_link" text:visited-style-name="Visited_20_Internet_20_Link"><text:span text:style-name="Definition">passwall</text:span></text:a>, and <text:a xlink:type="simple" xlink:href="#transmute-rock-to-mud" text:style-name="Internet_20_link" text:visited-style-name="Visited_20_Internet_20_Link"><text:span text:style-name="Definition">transmute rock to mud</text:span></text:a> and is largely impenetrable to ordinary means of battery or attack. It can be dismissed by a successful <text:a xlink:type="simple" xlink:href="#dispel-magic" text:style-name="Internet_20_link" text:visited-style-name="Visited_20_Internet_20_Link"><text:span text:style-name="Definition">dispel magic</text:span></text:a>.</text:p>
      <text:h text:style-name="Heading_20_1" text:outline-level="1"><text:bookmark-start text:name="section-ii-delving-and-exploration"/>Section II: Delving &amp; Exploration<text:bookmark-end text:name="section-ii-delving-and-exploration"/></text:h>
      <text:h text:style-name="Heading_20_2" text:outline-level="2"><text:bookmark-start text:name="preparation-for-the-campaign"/>Preparation for the Campaign<text:bookmark-end text:name="preparation-for-the-campaign"/></text:h>
      <text:p text:style-name="First_20_paragraph">The referee should be comfortable with these rules and the mechanics of play, but even then a new <text:a xlink:type="simple" xlink:href="#the-campaign" text:style-name="Internet_20_link" text:visited-style-name="Visited_20_Internet_20_Link"><text:span text:style-name="Definition">campaign</text:span></text:a> requires some preparation before play can start. The referee begins by envisaging a fantasy <text:a xlink:type="simple" xlink:href="#creating-a-world" text:style-name="Internet_20_link" text:visited-style-name="Visited_20_Internet_20_Link"><text:span text:style-name="Definition">world</text:span></text:a> in which his new <text:a xlink:type="simple" xlink:href="#the-campaign" text:style-name="Internet_20_link" text:visited-style-name="Visited_20_Internet_20_Link"><text:span text:style-name="Definition">campaign</text:span></text:a> will take place. He need not etch out the entire history of the <text:a xlink:type="simple" xlink:href="#creating-a-world" text:style-name="Internet_20_link" text:visited-style-name="Visited_20_Internet_20_Link"><text:span text:style-name="Definition">world</text:span></text:a> immediately; the merest hint of what the <text:a xlink:type="simple" xlink:href="#creating-a-world" text:style-name="Internet_20_link" text:visited-style-name="Visited_20_Internet_20_Link"><text:span text:style-name="Definition">world</text:span></text:a> might promise is sufficient at this early stage. Next, he requires the outline of a continent or similar region for the players to explore. Finally, he requires a detailed map of a town or village and the countryside in which play will begin.</text:p>
      <text:p text:style-name="Text_20_body">The referee should familiarize himself with the geography, water sources, and <text:a xlink:type="simple" xlink:href="#settlements-and-strongholds_1" text:style-name="Internet_20_link" text:visited-style-name="Visited_20_Internet_20_Link"><text:span text:style-name="Definition">settlements</text:span></text:a> (human and otherwise) near to the start of play, noting any particular detail of each. Using broad <text:soft-page-break/>strokes rather than exacting detail will save time and allow room for the players to influence the <text:a xlink:type="simple" xlink:href="#creating-a-world" text:style-name="Internet_20_link" text:visited-style-name="Visited_20_Internet_20_Link"><text:span text:style-name="Definition">world</text:span></text:a>, encouraging a dynamic <text:a xlink:type="simple" xlink:href="#the-campaign" text:style-name="Internet_20_link" text:visited-style-name="Visited_20_Internet_20_Link"><text:span text:style-name="Definition">campaign</text:span></text:a> that feels “alive”.</text:p>
      <text:p text:style-name="Text_20_body">After establishing the <text:a xlink:type="simple" xlink:href="#creating-a-world" text:style-name="Internet_20_link" text:visited-style-name="Visited_20_Internet_20_Link"><text:span text:style-name="Definition">campaign world</text:span></text:a> the referee should map several <text:a xlink:type="simple" xlink:href="#underworld-exploration" text:style-name="Internet_20_link" text:visited-style-name="Visited_20_Internet_20_Link"><text:span text:style-name="Definition">underworld</text:span></text:a> <text:a xlink:type="simple" xlink:href="#populating-a-dungeon" text:style-name="Internet_20_link" text:visited-style-name="Visited_20_Internet_20_Link"><text:span text:style-name="Definition">dungeons</text:span></text:a> and stock these with <text:a xlink:type="simple" xlink:href="#monsters_2" text:style-name="Internet_20_link" text:visited-style-name="Visited_20_Internet_20_Link"><text:span text:style-name="Definition">monsters</text:span></text:a>, <text:a xlink:type="simple" xlink:href="#treasures" text:style-name="Internet_20_link" text:visited-style-name="Visited_20_Internet_20_Link"><text:span text:style-name="Definition">treasures</text:span></text:a>, and magical items. Once these <text:a xlink:type="simple" xlink:href="#populating-a-dungeon" text:style-name="Internet_20_link" text:visited-style-name="Visited_20_Internet_20_Link"><text:span text:style-name="Definition">dungeons</text:span></text:a> are created the referee should mark them on his map somewhere in the vicinity of the start of play. The <text:a xlink:type="simple" xlink:href="#the-campaign" text:style-name="Internet_20_link" text:visited-style-name="Visited_20_Internet_20_Link"><text:span text:style-name="Definition">campaign</text:span></text:a> is then ready and the players can begin exploring the fantasy milieu in which they find themselves.</text:p>
      <text:h text:style-name="Heading_20_3" text:outline-level="3"><text:bookmark-start text:name="the-referees-supplies"/>The Referee’s Supplies<text:bookmark-end text:name="the-referees-supplies"/></text:h>
      <text:p text:style-name="First_20_paragraph">In addition to those supplies recommended for players the referee should furnish himself with the following:</text:p>
      <text:h text:style-name="Heading_20_4" text:outline-level="4"><text:bookmark-start text:name="the-essentials"/>The Essentials:<text:bookmark-end text:name="the-essentials"/></text:h>
      <text:list xml:id="list2082463800" text:style-name="L4">
        <text:list-item>
          <text:p text:style-name="P5">Delving Deeper (you have it!),</text:p>
        </text:list-item>
        <text:list-item>
          <text:p text:style-name="P5">Polyhedral <text:a xlink:type="simple" xlink:href="#the-dice_1" text:style-name="Internet_20_link" text:visited-style-name="Visited_20_Internet_20_Link"><text:span text:style-name="Definition">dice</text:span></text:a> (two pair of six-sided <text:a xlink:type="simple" xlink:href="#the-dice_1" text:style-name="Internet_20_link" text:visited-style-name="Visited_20_Internet_20_Link"><text:span text:style-name="Definition">dice</text:span></text:a> and one pair each of four-, eight-, ten-, twelve-, and twenty-sided <text:a xlink:type="simple" xlink:href="#the-dice_1" text:style-name="Internet_20_link" text:visited-style-name="Visited_20_Internet_20_Link"><text:span text:style-name="Definition">dice</text:span></text:a>),</text:p>
        </text:list-item>
        <text:list-item>
          <text:p text:style-name="P5">A <text:a xlink:type="simple" xlink:href="#the-campaign" text:style-name="Internet_20_link" text:visited-style-name="Visited_20_Internet_20_Link"><text:span text:style-name="Definition">campaign</text:span></text:a> log or notebook to <text:a xlink:type="simple" xlink:href="#keep" text:style-name="Internet_20_link" text:visited-style-name="Visited_20_Internet_20_Link"><text:span text:style-name="Definition">keep</text:span></text:a> track of characters, places, <text:a xlink:type="simple" xlink:href="#monsters_2" text:style-name="Internet_20_link" text:visited-style-name="Visited_20_Internet_20_Link"><text:span text:style-name="Definition">monsters</text:span></text:a>, non-player characters and <text:a xlink:type="simple" xlink:href="#monsters_2" text:style-name="Internet_20_link" text:visited-style-name="Visited_20_Internet_20_Link"><text:span text:style-name="Definition">monsters</text:span></text:a>, and <text:a xlink:type="simple" xlink:href="#treasures" text:style-name="Internet_20_link" text:visited-style-name="Visited_20_Internet_20_Link"><text:span text:style-name="Definition">treasures</text:span></text:a>,</text:p>
        </text:list-item>
        <text:list-item>
          <text:p text:style-name="P5">A <text:a xlink:type="simple" xlink:href="#the-campaign" text:style-name="Internet_20_link" text:visited-style-name="Visited_20_Internet_20_Link"><text:span text:style-name="Definition">campaign</text:span></text:a> calendar for timekeeping,</text:p>
        </text:list-item>
        <text:list-item>
          <text:p text:style-name="P5">A creative mind and the ability to “run the show”.</text:p>
        </text:list-item>
      </text:list>
      <text:h text:style-name="Heading_20_4" text:outline-level="4"><text:bookmark-start text:name="optional-extras"/>Optional Extras:<text:bookmark-end text:name="optional-extras"/></text:h>
      <text:list xml:id="list1517821437" text:style-name="L5">
        <text:list-item>
          <text:p text:style-name="P6">Additional <text:a xlink:type="simple" xlink:href="#the-dice_1" text:style-name="Internet_20_link" text:visited-style-name="Visited_20_Internet_20_Link"><text:span text:style-name="Definition">dice</text:span></text:a> (with twenty-sided <text:a xlink:type="simple" xlink:href="#the-dice_1" text:style-name="Internet_20_link" text:visited-style-name="Visited_20_Internet_20_Link"><text:span text:style-name="Definition">dice</text:span></text:a> optionally marked 0-9 twice),</text:p>
        </text:list-item>
        <text:list-item>
          <text:p text:style-name="P6">Additional miniatures to represent <text:a xlink:type="simple" xlink:href="#monsters_2" text:style-name="Internet_20_link" text:visited-style-name="Visited_20_Internet_20_Link"><text:span text:style-name="Definition">monsters</text:span></text:a>,</text:p>
        </text:list-item>
        <text:list-item>
          <text:p text:style-name="P6"><text:a xlink:type="simple" xlink:href="#scale" text:style-name="Internet_20_link" text:visited-style-name="Visited_20_Internet_20_Link"><text:span text:style-name="Definition">Scale</text:span></text:a> models or maps of <text:a xlink:type="simple" xlink:href="#populating-a-dungeon" text:style-name="Internet_20_link" text:visited-style-name="Visited_20_Internet_20_Link"><text:span text:style-name="Definition">dungeons</text:span></text:a> and <text:a xlink:type="simple" xlink:href="#wilderness-exploration" text:style-name="Internet_20_link" text:visited-style-name="Visited_20_Internet_20_Link"><text:span text:style-name="Definition">wilderness</text:span></text:a> environs,</text:p>
        </text:list-item>
        <text:list-item>
          <text:p text:style-name="P6"><text:a xlink:type="simple" xlink:href="#mass-battles" text:style-name="Internet_20_link" text:visited-style-name="Visited_20_Internet_20_Link"><text:span text:style-name="Definition">Mass battles</text:span></text:a> rules such as Chainmail, De Bellis Fantasticus, Book of War, or similar.</text:p>
        </text:list-item>
      </text:list>
      <text:h text:style-name="Heading_20_2" text:outline-level="2"><text:bookmark-start text:name="creating-a-world"/>Creating a World<text:bookmark-end text:name="creating-a-world"/></text:h>
      <text:p text:style-name="First_20_paragraph">The referee begins by creating a map of the world on a sheet of hex paper. This map need not be extensive as exploration of the unknown is a desired element of the <text:a xlink:type="simple" xlink:href="#the-campaign" text:style-name="Internet_20_link" text:visited-style-name="Visited_20_Internet_20_Link"><text:span text:style-name="Definition">campaign</text:span></text:a>. It must, however, remain unknown to the players.</text:p>
      <text:p text:style-name="Text_20_body">Each hex should be 6 miles wide on this map such that an unencumbered <text:a xlink:type="simple" xlink:href="#men" text:style-name="Internet_20_link" text:visited-style-name="Visited_20_Internet_20_Link"><text:span text:style-name="Definition">man</text:span></text:a> afoot can cover two hexes per day of good hiking and an encumbered <text:a xlink:type="simple" xlink:href="#men" text:style-name="Internet_20_link" text:visited-style-name="Visited_20_Internet_20_Link"><text:span text:style-name="Definition">man</text:span></text:a> can cover one hex per day.</text:p>
      <text:p text:style-name="Text_20_body">The referee should note at least one civilized <text:a xlink:type="simple" xlink:href="#settlements-and-strongholds_1" text:style-name="Internet_20_link" text:visited-style-name="Visited_20_Internet_20_Link"><text:span text:style-name="Definition">settlement</text:span></text:a> (the village, town, or <text:a xlink:type="simple" xlink:href="#strongholds" text:style-name="Internet_20_link" text:visited-style-name="Visited_20_Internet_20_Link"><text:span text:style-name="Definition">stronghold</text:span></text:a> where play will begin) near the center of his map. He should then add any immediately surrounding features including other villages, nearby towns, a <text:a xlink:type="simple" xlink:href="#keep" text:style-name="Internet_20_link" text:visited-style-name="Visited_20_Internet_20_Link"><text:span text:style-name="Definition">keep</text:span></text:a>, a ruin, caves, a forest, a swamp, and so on. The referee should name each feature and decide whether it is abandoned or inhabited, and (if so) by whom? Denizens might be ordinary lawful folk, <text:a xlink:type="simple" xlink:href="#elves_1" text:style-name="Internet_20_link" text:visited-style-name="Visited_20_Internet_20_Link"><text:span text:style-name="Definition">elves</text:span></text:a>, <text:a xlink:type="simple" xlink:href="#men-bandits" text:style-name="Internet_20_link" text:visited-style-name="Visited_20_Internet_20_Link"><text:span text:style-name="Definition">bandits</text:span></text:a>, a knight and his entourage, <text:a xlink:type="simple" xlink:href="#orcs" text:style-name="Internet_20_link" text:visited-style-name="Visited_20_Internet_20_Link"><text:span text:style-name="Definition">orcs</text:span></text:a>, <text:a xlink:type="simple" xlink:href="#trolls" text:style-name="Internet_20_link" text:visited-style-name="Visited_20_Internet_20_Link"><text:span text:style-name="Definition">trolls</text:span></text:a>, an evil high priest, and so on. Thus the game world begins to take shape.</text:p>
      <text:h text:style-name="Heading_20_3" text:outline-level="3"><text:bookmark-start text:name="the-start-of-play"/><text:soft-page-break/>The Start of Play<text:bookmark-end text:name="the-start-of-play"/></text:h>
      <text:p text:style-name="First_20_paragraph">Play should commence in a (relatively) safe haven such as a town, village, or <text:a xlink:type="simple" xlink:href="#strongholds" text:style-name="Internet_20_link" text:visited-style-name="Visited_20_Internet_20_Link"><text:span text:style-name="Definition">stronghold</text:span></text:a>. Towns are busy regional centers, home to 1,000-6,000 folk from all walks of life including many itinerants. Villages are quiet, agrarian communities of 100-400 farming folk. <text:a xlink:type="simple" xlink:href="#strongholds" text:style-name="Internet_20_link" text:visited-style-name="Visited_20_Internet_20_Link"><text:span text:style-name="Definition">Strongholds</text:span></text:a> are occupied by bodies of 30-180 soldiery along with a prominent leader and his supporting entourage. Wherever they begin, players should be able to acquire their starting goods and <text:a xlink:type="simple" xlink:href="#legend-and-rumors" text:style-name="Internet_20_link" text:visited-style-name="Visited_20_Internet_20_Link"><text:span text:style-name="Definition">rumors</text:span></text:a> of possible adventures.</text:p>
      <text:h text:style-name="Heading_20_4" text:outline-level="4"><text:bookmark-start text:name="legend-and-rumors"/>Legend and Rumors<text:bookmark-end text:name="legend-and-rumors"/></text:h>
      <text:p text:style-name="First_20_paragraph">The players might already know some of the <text:a xlink:type="simple" xlink:href="#the-campaign" text:style-name="Internet_20_link" text:visited-style-name="Visited_20_Internet_20_Link"><text:span text:style-name="Definition">campaign’s</text:span></text:a> cultural folklore. Other tales and local legends can be devised by the referee and learned by the players as required.</text:p>
      <text:p text:style-name="Text_20_body">The arrival or formation of a company of armed adventurers will not go unnoticed and, unless the players take pains to conceal their purpose, rumors will quickly spread. The players may, of course, desire to advertise their presence in order to gain employment.</text:p>
      <text:p text:style-name="Text_20_body">Obtaining news and rumors is thereafter a matter of visiting local inns and common rooms where a liberal round of drinks worth 10-60 gp will usually get tongues wagging, or where an earnest barkeep might be willing to help for 1-6 gp. Misinformation may be learned at the referee’s discretion.</text:p>
      <text:h text:style-name="Heading_20_4" text:outline-level="4"><text:bookmark-start text:name="angry-villagers"/>Angry Villagers<text:bookmark-end text:name="angry-villagers"/></text:h>
      <text:p text:style-name="First_20_paragraph">In time the players might become fearless heroes (or feared anti-heroes). This does not imply that exploitation of the common folk will be without consequence. Unhappy commoners will first seek the protection of the church and their local lords. Failing that they will seek out a hero to fight their cause or, ultimately, rise up as an angry lynch mob to run despots and villains out of town.</text:p>
      <text:h text:style-name="Heading_20_4" text:outline-level="4"><text:bookmark-start text:name="hireling-and-retainer-loyalty"/>Hireling and Retainer Loyalty<text:bookmark-end text:name="hireling-and-retainer-loyalty"/></text:h>
      <text:p text:style-name="First_20_paragraph">Whenever <text:a xlink:type="simple" xlink:href="#hirelings" text:style-name="Internet_20_link" text:visited-style-name="Visited_20_Internet_20_Link"><text:span text:style-name="Definition">hirelings</text:span></text:a> or <text:a xlink:type="simple" xlink:href="#retainers" text:style-name="Internet_20_link" text:visited-style-name="Visited_20_Internet_20_Link"><text:span text:style-name="Definition">retainers</text:span></text:a> are taken on the referee should secretly determine their <text:a xlink:type="simple" xlink:href="#retainer-loyalty" text:style-name="Internet_20_link" text:visited-style-name="Visited_20_Internet_20_Link"><text:span text:style-name="Definition">loyalty</text:span></text:a> score. A <text:a xlink:type="simple" xlink:href="#hirelings" text:style-name="Internet_20_link" text:visited-style-name="Visited_20_Internet_20_Link"><text:span text:style-name="Definition">hireling</text:span></text:a> or <text:a xlink:type="simple" xlink:href="#retainers" text:style-name="Internet_20_link" text:visited-style-name="Visited_20_Internet_20_Link"><text:span text:style-name="Definition">retainer’s</text:span></text:a> <text:a xlink:type="simple" xlink:href="#retainer-loyalty" text:style-name="Internet_20_link" text:visited-style-name="Visited_20_Internet_20_Link"><text:span text:style-name="Definition">loyalty</text:span></text:a> score is determined with a throw of three six-sided <text:a xlink:type="simple" xlink:href="#the-dice_1" text:style-name="Internet_20_link" text:visited-style-name="Visited_20_Internet_20_Link"><text:span text:style-name="Definition">dice</text:span></text:a>, then adjusted according to an initial <text:a xlink:type="simple" xlink:href="#reaction-and-morale-checks" text:style-name="Internet_20_link" text:visited-style-name="Visited_20_Internet_20_Link"><text:span text:style-name="Definition">reaction</text:span></text:a> check (−2 to +2), the character’s <text:a xlink:type="simple" xlink:href="#retainer-loyalty" text:style-name="Internet_20_link" text:visited-style-name="Visited_20_Internet_20_Link"><text:span text:style-name="Definition">loyalty</text:span></text:a> adjustment due to <text:a xlink:type="simple" xlink:href="#charisma" text:style-name="Internet_20_link" text:visited-style-name="Visited_20_Internet_20_Link"><text:span text:style-name="Definition">charisma</text:span></text:a> (−2 to +4), and whether or not the <text:a xlink:type="simple" xlink:href="#hirelings" text:style-name="Internet_20_link" text:visited-style-name="Visited_20_Internet_20_Link"><text:span text:style-name="Definition">hireling</text:span></text:a> or <text:a xlink:type="simple" xlink:href="#retainers" text:style-name="Internet_20_link" text:visited-style-name="Visited_20_Internet_20_Link"><text:span text:style-name="Definition">retainer</text:span></text:a> is a disinherited <text:a xlink:type="simple" xlink:href="#relatives" text:style-name="Internet_20_link" text:visited-style-name="Visited_20_Internet_20_Link"><text:span text:style-name="Definition">relative</text:span></text:a> (0 to −5). The result is noted by the referee, to be referred to whenever subsequent <text:a xlink:type="simple" xlink:href="#reaction-and-morale-checks" text:style-name="Internet_20_link" text:visited-style-name="Visited_20_Internet_20_Link"><text:span text:style-name="Definition">reaction</text:span></text:a> or <text:a xlink:type="simple" xlink:href="#reaction-and-morale-checks" text:style-name="Internet_20_link" text:visited-style-name="Visited_20_Internet_20_Link"><text:span text:style-name="Definition">morale</text:span></text:a> checks are required.</text:p>
      <text:h text:style-name="Heading_20_3" text:outline-level="3"><text:bookmark-start text:name="the-dice_1"/>The Dice<text:bookmark-end text:name="the-dice_1"/></text:h>
      <text:p text:style-name="First_20_paragraph">Delving Deeper referees require polyhedral dice of the four-, six-, eight-, ten-, twelve-, and twenty-sided sorts and are assumed to possess these.</text:p>
      <text:p text:style-name="Text_20_body">Wherever number ranges appear in the text the referee should throw the appropriate number of <text:soft-page-break/>dice to produce a result within the specified range. For example, a range of 1-6 is generated by throwing a six-sided die, a range of 2-7 is generated by throwing a six-sided die and adding 1 to the result, a range of 2-10 is generated by throwing a six- and a four-sided die and summing the results, and so on.</text:p>
      <text:p text:style-name="Text_20_body">Common number ranges are given in the table below—the referee can extrapolate other ranges from these examples. A ten-sided die should ideally be a twenty-sided polyhedron marked 0-9 twice, but alternatively can be a ten-sided polyhedron marked 0-9 once (although these are not a platonic solid).</text:p>
      <text:p text:style-name="Text_20_body">A range of 1-100 can be generated with a throw of two ten-sided dice. The result of the first die is multiplied by ten before the pair is summed. Thus, a throw of 4 and 2 makes 42, a throw of 6 and 0 makes 60, and a throw of 0 and 6 makes 06. A double zero makes 100.</text:p>
      <text:h text:style-name="Heading_20_2" text:outline-level="2"><text:bookmark-start text:name="creating-a-dungeon"/>Creating a Dungeon<text:bookmark-end text:name="creating-a-dungeon"/></text:h>
      <text:p text:style-name="First_20_paragraph">Before the players can explore the labyrinthine <text:a xlink:type="simple" xlink:href="#underworld-exploration" text:style-name="Internet_20_link" text:visited-style-name="Visited_20_Internet_20_Link"><text:span text:style-name="Definition">underworld</text:span></text:a> the referee must map at least one such <text:a xlink:type="simple" xlink:href="#populating-a-dungeon" text:style-name="Internet_20_link" text:visited-style-name="Visited_20_Internet_20_Link"><text:span text:style-name="Definition">dungeon</text:span></text:a> on a sheet of graph paper. A <text:a xlink:type="simple" xlink:href="#populating-a-dungeon" text:style-name="Internet_20_link" text:visited-style-name="Visited_20_Internet_20_Link"><text:span text:style-name="Definition">dungeon</text:span></text:a> should have many levels and sub-levels that are interconnected by stairs, trapdoors, chutes, slanting passages, and so on. The referee is advised to begin by drawing a cross section of the entire structure in order to understand the means of egress between the various levels.</text:p>
      <text:p text:style-name="Text_20_body">It is desirable that there be several <text:a xlink:type="simple" xlink:href="#populating-a-dungeon" text:style-name="Internet_20_link" text:visited-style-name="Visited_20_Internet_20_Link"><text:span text:style-name="Definition">dungeon</text:span></text:a> entrances, that there be a number routes between the various levels, and that richer areas be harder to find. Deeper <text:a xlink:type="simple" xlink:href="#populating-a-dungeon" text:style-name="Internet_20_link" text:visited-style-name="Visited_20_Internet_20_Link"><text:span text:style-name="Definition">dungeon</text:span></text:a> levels will be more rewarding but also more dangerous, so players should (usually) be allowed to navigate to the desired <text:a xlink:type="simple" xlink:href="#populating-a-dungeon" text:style-name="Internet_20_link" text:visited-style-name="Visited_20_Internet_20_Link"><text:span text:style-name="Definition">dungeon</text:span></text:a> level when such routes are known.</text:p>
      <text:p text:style-name="Text_20_body">A <text:a xlink:type="simple" xlink:href="#populating-a-dungeon" text:style-name="Internet_20_link" text:visited-style-name="Visited_20_Internet_20_Link"><text:span text:style-name="Definition">dungeon</text:span></text:a> need not be mapped completely—it may well be vast or even limitless. It should, however, extend as far as the players are likely to explore in their initial delve. Thus, the referee is advised to plan much of the first level and some parts of the second and third levels. Each square of a <text:a xlink:type="simple" xlink:href="#populating-a-dungeon" text:style-name="Internet_20_link" text:visited-style-name="Visited_20_Internet_20_Link"><text:span text:style-name="Definition">dungeon</text:span></text:a> level plan should represent 10ft in the <text:a xlink:type="simple" xlink:href="#populating-a-dungeon" text:style-name="Internet_20_link" text:visited-style-name="Visited_20_Internet_20_Link"><text:span text:style-name="Definition">dungeon</text:span></text:a> and, like the <text:a xlink:type="simple" xlink:href="#the-campaign" text:style-name="Internet_20_link" text:visited-style-name="Visited_20_Internet_20_Link"><text:span text:style-name="Definition">campaign</text:span></text:a> map, <text:a xlink:type="simple" xlink:href="#populating-a-dungeon" text:style-name="Internet_20_link" text:visited-style-name="Visited_20_Internet_20_Link"><text:span text:style-name="Definition">dungeon</text:span></text:a> maps must remain unknown to the players.</text:p>
      <text:p text:style-name="Text_20_body">Having drawn a cross section and begun mapping of the first few levels, the referee should give the <text:a xlink:type="simple" xlink:href="#populating-a-dungeon" text:style-name="Internet_20_link" text:visited-style-name="Visited_20_Internet_20_Link"><text:span text:style-name="Definition">dungeon</text:span></text:a> a name and note at least one entrance to the first <text:a xlink:type="simple" xlink:href="#populating-a-dungeon" text:style-name="Internet_20_link" text:visited-style-name="Visited_20_Internet_20_Link"><text:span text:style-name="Definition">dungeon</text:span></text:a> level on his <text:a xlink:type="simple" xlink:href="#the-campaign" text:style-name="Internet_20_link" text:visited-style-name="Visited_20_Internet_20_Link"><text:span text:style-name="Definition">campaign</text:span></text:a> map.</text:p>
      <text:h text:style-name="Heading_20_3" text:outline-level="3"><text:bookmark-start text:name="populating-a-dungeon"/>Populating a Dungeon<text:bookmark-end text:name="populating-a-dungeon"/></text:h>
      <text:p text:style-name="First_20_paragraph">With a dungeon level planned, or substantially so, the referee must distribute <text:a xlink:type="simple" xlink:href="#monsters_2" text:style-name="Internet_20_link" text:visited-style-name="Visited_20_Internet_20_Link"><text:span text:style-name="Definition">monsters</text:span></text:a>, <text:a xlink:type="simple" xlink:href="#tricks-and-traps" text:style-name="Internet_20_link" text:visited-style-name="Visited_20_Internet_20_Link"><text:span text:style-name="Definition">traps</text:span></text:a>, and <text:a xlink:type="simple" xlink:href="#treasures" text:style-name="Internet_20_link" text:visited-style-name="Visited_20_Internet_20_Link"><text:span text:style-name="Definition">treasure</text:span></text:a> throughout the maze. The principal <text:a xlink:type="simple" xlink:href="#treasures" text:style-name="Internet_20_link" text:visited-style-name="Visited_20_Internet_20_Link"><text:span text:style-name="Definition">treasures</text:span></text:a> should be placed thoughtfully, then random determination used to fill the balance of the level.</text:p>
      <text:p text:style-name="Text_20_body">The referee should throw two six-sided <text:a xlink:type="simple" xlink:href="#the-dice_1" text:style-name="Internet_20_link" text:visited-style-name="Visited_20_Internet_20_Link"><text:span text:style-name="Definition">dice</text:span></text:a> for each unpopulated dungeon location and consult the table of random dungeon locations.</text:p>
      <text:h text:style-name="Heading_20_4" text:outline-level="4"><text:bookmark-start text:name="empty-rooms"/><text:soft-page-break/>Empty Rooms<text:bookmark-end text:name="empty-rooms"/></text:h>
      <text:p text:style-name="First_20_paragraph">Empty rooms occur frequently and will usually be welcomed even if they are foreboding or completely nondescript. These might be used by the players to <text:a xlink:type="simple" xlink:href="#resting" text:style-name="Internet_20_link" text:visited-style-name="Visited_20_Internet_20_Link"><text:span text:style-name="Definition">rest</text:span></text:a> or regroup, lay ambushes, establish a defensible position, or whatever else the referee allows.</text:p>
      <text:h text:style-name="Heading_20_4" text:outline-level="4"><text:bookmark-start text:name="monsters_1"/>Monsters<text:bookmark-end text:name="monsters_1"/></text:h>
      <text:p text:style-name="First_20_paragraph">Where Monsters are indicated the referee should consult the random monster tables for the appropriate <text:a xlink:type="simple" xlink:href="#populating-a-dungeon" text:style-name="Internet_20_link" text:visited-style-name="Visited_20_Internet_20_Link"><text:span text:style-name="Definition">dungeon</text:span></text:a> level. Note that monsters are not all “meant” to be beatable. Some will be deadly foes and players should learn to flee from these.</text:p>
      <text:h text:style-name="Heading_20_4" text:outline-level="4"><text:bookmark-start text:name="tricks-and-traps"/>Tricks and Traps<text:bookmark-end text:name="tricks-and-traps"/></text:h>
      <text:p text:style-name="First_20_paragraph">Trick and traps can be devious or deadly and can occur almost anywhere.</text:p>
      <text:h text:style-name="Heading_20_5" text:outline-level="5"><text:bookmark-start text:name="distortions"/>Distortions<text:bookmark-end text:name="distortions"/></text:h>
      <text:p text:style-name="First_20_paragraph">can alter the appearance of <text:a xlink:type="simple" xlink:href="#encounter-distance_3" text:style-name="Internet_20_link" text:visited-style-name="Visited_20_Internet_20_Link"><text:span text:style-name="Definition">distance</text:span></text:a>, the sense of depth, <text:a xlink:type="simple" xlink:href="#scale" text:style-name="Internet_20_link" text:visited-style-name="Visited_20_Internet_20_Link"><text:span text:style-name="Definition">scale</text:span></text:a>, or direction, or even the flow of time and can frustrate even diligent mapping. A miniaturized Kingdom could be hidden in a bottle or a room or <text:a xlink:type="simple" xlink:href="#populating-a-dungeon" text:style-name="Internet_20_link" text:visited-style-name="Visited_20_Internet_20_Link"><text:span text:style-name="Definition">dungeon</text:span></text:a> level could accelerate time one-hundred fold.</text:p>
      <text:h text:style-name="Heading_20_5" text:outline-level="5"><text:bookmark-start text:name="geases"/>Geases<text:bookmark-end text:name="geases"/></text:h>
      <text:p text:style-name="First_20_paragraph">will compel a victim to perform some <text:a xlink:type="simple" xlink:href="#quest" text:style-name="Internet_20_link" text:visited-style-name="Visited_20_Internet_20_Link"><text:span text:style-name="Definition">quest</text:span></text:a>, deed, or undesirable action. Possibilities include abandoning all carried <text:a xlink:type="simple" xlink:href="#treasures" text:style-name="Internet_20_link" text:visited-style-name="Visited_20_Internet_20_Link"><text:span text:style-name="Definition">treasure</text:span></text:a> in a nearby vault, submitting oneself to an evil high priest, converting a dozen people to the chaotic <text:a xlink:type="simple" xlink:href="#alignment" text:style-name="Internet_20_link" text:visited-style-name="Visited_20_Internet_20_Link"><text:span text:style-name="Definition">alignment</text:span></text:a>, or slaying the <text:a xlink:type="simple" xlink:href="#dragons" text:style-name="Internet_20_link" text:visited-style-name="Visited_20_Internet_20_Link"><text:span text:style-name="Definition">dragon</text:span></text:a> on the next <text:a xlink:type="simple" xlink:href="#populating-a-dungeon" text:style-name="Internet_20_link" text:visited-style-name="Visited_20_Internet_20_Link"><text:span text:style-name="Definition">dungeon</text:span></text:a> level.</text:p>
      <text:h text:style-name="Heading_20_5" text:outline-level="5"><text:bookmark-start text:name="illusions"/>Illusions<text:bookmark-end text:name="illusions"/></text:h>
      <text:p text:style-name="First_20_paragraph">can be of anything at all including glamorous <text:a xlink:type="simple" xlink:href="#treasures" text:style-name="Internet_20_link" text:visited-style-name="Visited_20_Internet_20_Link"><text:span text:style-name="Definition">treasure</text:span></text:a>, impassible obstacles, irresistible feasts, distraught prisoners, luxurious appointments over squalor, or solid footing over openings. The purpose of these is to deter or delay progress, draw the unwary into a <text:a xlink:type="simple" xlink:href="#tricks-and-traps" text:style-name="Internet_20_link" text:visited-style-name="Visited_20_Internet_20_Link"><text:span text:style-name="Definition">trap</text:span></text:a>, conceal some route or object, or to raise an alarm if meddled with.</text:p>
      <text:h text:style-name="Heading_20_5" text:outline-level="5"><text:bookmark-start text:name="oblique-construction"/>Oblique Construction<text:bookmark-end text:name="oblique-construction"/></text:h>
      <text:p text:style-name="First_20_paragraph">includes any room or passage are not aligned perfectly north-south or east-west, but at an oblique angle. The difference should not be immediately noticed by players so as to prevent them from mapping the <text:a xlink:type="simple" xlink:href="#populating-a-dungeon" text:style-name="Internet_20_link" text:visited-style-name="Visited_20_Internet_20_Link"><text:span text:style-name="Definition">dungeon</text:span></text:a> too accurately.</text:p>
      <text:h text:style-name="Heading_20_5" text:outline-level="5"><text:bookmark-start text:name="pits"/>Pits<text:bookmark-end text:name="pits"/></text:h>
      <text:p text:style-name="First_20_paragraph">are typically 10-40ft deep and either open or covered by trapdoor lids. When passed over a <text:soft-page-break/>trapdoor will open if the referee throws a 5-6 on a six-sided die and some will automatically snap shut. A pit could be empty or contain a <text:a xlink:type="simple" xlink:href="#monsters_2" text:style-name="Internet_20_link" text:visited-style-name="Visited_20_Internet_20_Link"><text:span text:style-name="Definition">monster</text:span></text:a>. Hitting the bottom will cause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10ft fallen and any <text:a xlink:type="simple" xlink:href="#monsters_2" text:style-name="Internet_20_link" text:visited-style-name="Visited_20_Internet_20_Link"><text:span text:style-name="Definition">monster</text:span></text:a> present will automatically have the advantage of <text:a xlink:type="simple" xlink:href="#surprise" text:style-name="Internet_20_link" text:visited-style-name="Visited_20_Internet_20_Link"><text:span text:style-name="Definition">surprise</text:span></text:a> in the following <text:a xlink:type="simple" xlink:href="#turns" text:style-name="Internet_20_link" text:visited-style-name="Visited_20_Internet_20_Link"><text:span text:style-name="Definition">turn</text:span></text:a>. Deep pits could be filled with water causing armored characters to <text:a xlink:type="simple" xlink:href="#drowning" text:style-name="Internet_20_link" text:visited-style-name="Visited_20_Internet_20_Link"><text:span text:style-name="Definition">drown</text:span></text:a>. Shallow pits could contain <text:a xlink:type="simple" xlink:href="#spears" text:style-name="Internet_20_link" text:visited-style-name="Visited_20_Internet_20_Link"><text:span text:style-name="Definition">spears</text:span></text:a> or jagged rocks pointing upward that will cause an additional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should anyone <text:a xlink:type="simple" xlink:href="#falling" text:style-name="Internet_20_link" text:visited-style-name="Visited_20_Internet_20_Link"><text:span text:style-name="Definition">fall</text:span></text:a> upon them. <text:a xlink:type="simple" xlink:href="#spears" text:style-name="Internet_20_link" text:visited-style-name="Visited_20_Internet_20_Link"><text:span text:style-name="Definition">Spears</text:span></text:a> present may or may not be <text:a xlink:type="simple" xlink:href="#poison_1" text:style-name="Internet_20_link" text:visited-style-name="Visited_20_Internet_20_Link"><text:span text:style-name="Definition">poisoned</text:span></text:a>.</text:p>
      <text:h text:style-name="Heading_20_5" text:outline-level="5"><text:bookmark-start text:name="shifting-walls"/>Shifting Walls<text:bookmark-end text:name="shifting-walls"/></text:h>
      <text:p text:style-name="First_20_paragraph">might be moved by player action or by automation, intermittently revealing (or concealing) stairs, passages, or secret vaults or simply preventing the players from returning the way they came. Fresh <text:a xlink:type="simple" xlink:href="#populating-a-dungeon" text:style-name="Internet_20_link" text:visited-style-name="Visited_20_Internet_20_Link"><text:span text:style-name="Definition">dungeon</text:span></text:a> sections can be revealed and tried sections hidden. Whole sections can <text:a xlink:type="simple" xlink:href="#time-and-movement_2" text:style-name="Internet_20_link" text:visited-style-name="Visited_20_Internet_20_Link"><text:span text:style-name="Definition">move</text:span></text:a> in a clockwork labyrinth.</text:p>
      <text:h text:style-name="Heading_20_5" text:outline-level="5"><text:bookmark-start text:name="sinking-rooms"/>Sinking Rooms<text:bookmark-end text:name="sinking-rooms"/></text:h>
      <text:p text:style-name="First_20_paragraph">can seal the players in by closing portals or by barring exits with heavy weights. Some will then fill with water, <text:a xlink:type="simple" xlink:href="#green-slime" text:style-name="Internet_20_link" text:visited-style-name="Visited_20_Internet_20_Link"><text:span text:style-name="Definition">green slime</text:span></text:a>, or <text:a xlink:type="simple" xlink:href="#monsters_2" text:style-name="Internet_20_link" text:visited-style-name="Visited_20_Internet_20_Link"><text:span text:style-name="Definition">monsters</text:span></text:a>. Others will carry the players to a lower <text:a xlink:type="simple" xlink:href="#populating-a-dungeon" text:style-name="Internet_20_link" text:visited-style-name="Visited_20_Internet_20_Link"><text:span text:style-name="Definition">dungeon</text:span></text:a> level with no possible recourse—or seem to while in fact only turning on the same level.</text:p>
      <text:h text:style-name="Heading_20_5" text:outline-level="5"><text:bookmark-start text:name="sloping-passages"/>Sloping Passages<text:bookmark-end text:name="sloping-passages"/></text:h>
      <text:p text:style-name="First_20_paragraph">or halls descend gently and will not be noticed by players (other than <text:a xlink:type="simple" xlink:href="#dwarfs_1" text:style-name="Internet_20_link" text:visited-style-name="Visited_20_Internet_20_Link"><text:span text:style-name="Definition">dwarfs</text:span></text:a>). These can see the players inadvertently exploring the next deeper <text:a xlink:type="simple" xlink:href="#populating-a-dungeon" text:style-name="Internet_20_link" text:visited-style-name="Visited_20_Internet_20_Link"><text:span text:style-name="Definition">dungeon</text:span></text:a> level.</text:p>
      <text:h text:style-name="Heading_20_5" text:outline-level="5"><text:bookmark-start text:name="teleportation"/>Teleportation<text:bookmark-end text:name="teleportation"/></text:h>
      <text:p text:style-name="First_20_paragraph">will instantly send an individual or a group elsewhere upon touching a gem, skull, or mirror, or upon passing through a portal. Possible destinations include an identical room with nothing to indicate that teleportation has occurred, a <text:a xlink:type="simple" xlink:href="#dragons" text:style-name="Internet_20_link" text:visited-style-name="Visited_20_Internet_20_Link"><text:span text:style-name="Definition">dragon’s</text:span></text:a> lair, a safe haven, another <text:a xlink:type="simple" xlink:href="#populating-a-dungeon" text:style-name="Internet_20_link" text:visited-style-name="Visited_20_Internet_20_Link"><text:span text:style-name="Definition">dungeon</text:span></text:a> level, a location thousands of miles away, or even another planet or alternate dimension.</text:p>
      <text:h text:style-name="Heading_20_5" text:outline-level="5"><text:bookmark-start text:name="trick-doors"/>Trick Doors<text:bookmark-end text:name="trick-doors"/></text:h>
      <text:p text:style-name="First_20_paragraph">are of many kinds including <text:a xlink:type="simple" xlink:href="#secret-doors" text:style-name="Internet_20_link" text:visited-style-name="Visited_20_Internet_20_Link"><text:span text:style-name="Definition">secret doors</text:span></text:a>, false <text:a xlink:type="simple" xlink:href="#doors" text:style-name="Internet_20_link" text:visited-style-name="Visited_20_Internet_20_Link"><text:span text:style-name="Definition">doors</text:span></text:a> or portals that lead only to dead ends, <text:a xlink:type="simple" xlink:href="#doors" text:style-name="Internet_20_link" text:visited-style-name="Visited_20_Internet_20_Link"><text:span text:style-name="Definition">doors</text:span></text:a> that will open only when a password is spoken or a riddle is solved, <text:a xlink:type="simple" xlink:href="#doors" text:style-name="Internet_20_link" text:visited-style-name="Visited_20_Internet_20_Link"><text:span text:style-name="Definition">doors</text:span></text:a> that can be opened from one side but not the other, portals that can only be found intermittently, or <text:a xlink:type="simple" xlink:href="#doors" text:style-name="Internet_20_link" text:visited-style-name="Visited_20_Internet_20_Link"><text:span text:style-name="Definition">doors</text:span></text:a> whose destination changes each time they are used. The possibilities are endless.</text:p>
      <text:h text:style-name="Heading_20_5" text:outline-level="5"><text:bookmark-start text:name="trick-stairs"/>Trick Stairs<text:bookmark-end text:name="trick-stairs"/></text:h>
      <text:p text:style-name="First_20_paragraph">are of various designs including stairs not deep enough to change level, stairs whose destination changes each time they are used, stairs that collapse into a steeply inclined slide which is a one-way route to a <text:a xlink:type="simple" xlink:href="#monsters_2" text:style-name="Internet_20_link" text:visited-style-name="Visited_20_Internet_20_Link"><text:span text:style-name="Definition">monster</text:span></text:a> lair or deeper <text:a xlink:type="simple" xlink:href="#populating-a-dungeon" text:style-name="Internet_20_link" text:visited-style-name="Visited_20_Internet_20_Link"><text:span text:style-name="Definition">dungeon</text:span></text:a> level, stairs that can only be found intermittently, <text:soft-page-break/>and so on.</text:p>
      <text:h text:style-name="Heading_20_4" text:outline-level="4"><text:bookmark-start text:name="treasure-guarded-by-monsters"/>Treasure Guarded by Monsters<text:bookmark-end text:name="treasure-guarded-by-monsters"/></text:h>
      <text:p text:style-name="First_20_paragraph"><text:a xlink:type="simple" xlink:href="#monsters_2" text:style-name="Internet_20_link" text:visited-style-name="Visited_20_Internet_20_Link"><text:span text:style-name="Definition">Monsters</text:span></text:a> guarding <text:a xlink:type="simple" xlink:href="#treasures" text:style-name="Internet_20_link" text:visited-style-name="Visited_20_Internet_20_Link"><text:span text:style-name="Definition">treasure</text:span></text:a> are determined with the random monster tables. If the resulting <text:a xlink:type="simple" xlink:href="#monsters_2" text:style-name="Internet_20_link" text:visited-style-name="Visited_20_Internet_20_Link"><text:span text:style-name="Definition">monster</text:span></text:a> has a <text:a xlink:type="simple" xlink:href="#treasures" text:style-name="Internet_20_link" text:visited-style-name="Visited_20_Internet_20_Link"><text:span text:style-name="Definition">treasure</text:span></text:a> type and appropriate numbers can be accommodated then the location can be a lair. Otherwise it is not a lair and the <text:a xlink:type="simple" xlink:href="#treasures" text:style-name="Internet_20_link" text:visited-style-name="Visited_20_Internet_20_Link"><text:span text:style-name="Definition">treasure</text:span></text:a> includes 400-2,400 sp per <text:a xlink:type="simple" xlink:href="#populating-a-dungeon" text:style-name="Internet_20_link" text:visited-style-name="Visited_20_Internet_20_Link"><text:span text:style-name="Definition">dungeon</text:span></text:a> level, 50% chance of 200-1,200 gp per <text:a xlink:type="simple" xlink:href="#populating-a-dungeon" text:style-name="Internet_20_link" text:visited-style-name="Visited_20_Internet_20_Link"><text:span text:style-name="Definition">dungeon</text:span></text:a> level, 5% chance per <text:a xlink:type="simple" xlink:href="#populating-a-dungeon" text:style-name="Internet_20_link" text:visited-style-name="Visited_20_Internet_20_Link"><text:span text:style-name="Definition">dungeon</text:span></text:a> level of 1-6 gems + 1 gem per <text:a xlink:type="simple" xlink:href="#populating-a-dungeon" text:style-name="Internet_20_link" text:visited-style-name="Visited_20_Internet_20_Link"><text:span text:style-name="Definition">dungeon</text:span></text:a> level, 5% chance per <text:a xlink:type="simple" xlink:href="#populating-a-dungeon" text:style-name="Internet_20_link" text:visited-style-name="Visited_20_Internet_20_Link"><text:span text:style-name="Definition">dungeon</text:span></text:a> level of 1-6 pieces of jewelry, and 5% chance per two <text:a xlink:type="simple" xlink:href="#populating-a-dungeon" text:style-name="Internet_20_link" text:visited-style-name="Visited_20_Internet_20_Link"><text:span text:style-name="Definition">dungeon</text:span></text:a> levels of one item from the Magic Items table.</text:p>
      <text:p text:style-name="Text_20_body">Where non-player characters are indicated, these are bands of 1-6 player-types of randomly determined <text:a xlink:type="simple" xlink:href="#classes" text:style-name="Internet_20_link" text:visited-style-name="Visited_20_Internet_20_Link"><text:span text:style-name="Definition">class</text:span></text:a>; <text:a xlink:type="simple" xlink:href="#the-fighter" text:style-name="Internet_20_link" text:visited-style-name="Visited_20_Internet_20_Link"><text:span text:style-name="Definition">fighters</text:span></text:a>, <text:a xlink:type="simple" xlink:href="#the-magic-user" text:style-name="Internet_20_link" text:visited-style-name="Visited_20_Internet_20_Link"><text:span text:style-name="Definition">magic-users</text:span></text:a>, or <text:a xlink:type="simple" xlink:href="#the-cleric" text:style-name="Internet_20_link" text:visited-style-name="Visited_20_Internet_20_Link"><text:span text:style-name="Definition">clerics</text:span></text:a> (with <text:a xlink:type="simple" xlink:href="#the-thief-optional-class" text:style-name="Internet_20_link" text:visited-style-name="Visited_20_Internet_20_Link"><text:span text:style-name="Definition">thieves</text:span></text:a> optionally appearing). Each non-player character has 1-3 experience levels plus as many experience levels as the <text:a xlink:type="simple" xlink:href="#populating-a-dungeon" text:style-name="Internet_20_link" text:visited-style-name="Visited_20_Internet_20_Link"><text:span text:style-name="Definition">dungeon</text:span></text:a> level they are encountered on. The whole group will be accompanied by 2-12 <text:a xlink:type="simple" xlink:href="#mercenaries" text:style-name="Internet_20_link" text:visited-style-name="Visited_20_Internet_20_Link"><text:span text:style-name="Definition">mercenaries</text:span></text:a> as well as 1-6 pages, acolytes, or apprentices with up to half as many experience levels as their least experienced superior.</text:p>
      <text:p text:style-name="Text_20_body">Fighters have a 10% chance per experience level of possessing a <text:a xlink:type="simple" xlink:href="#magic-swords" text:style-name="Internet_20_link" text:visited-style-name="Visited_20_Internet_20_Link"><text:span text:style-name="Definition">magic sword</text:span></text:a> and are half as likely to possess a magic <text:a xlink:type="simple" xlink:href="#armor-and-shields" text:style-name="Internet_20_link" text:visited-style-name="Visited_20_Internet_20_Link"><text:span text:style-name="Definition">shield</text:span></text:a> or magic <text:a xlink:type="simple" xlink:href="#armor-and-shields" text:style-name="Internet_20_link" text:visited-style-name="Visited_20_Internet_20_Link"><text:span text:style-name="Definition">armor</text:span></text:a>. <text:a xlink:type="simple" xlink:href="#the-cleric" text:style-name="Internet_20_link" text:visited-style-name="Visited_20_Internet_20_Link"><text:span text:style-name="Definition">Clerics</text:span></text:a> are 2% likely per experience level to possess a magic <text:a xlink:type="simple" xlink:href="#flails-and-maces" text:style-name="Internet_20_link" text:visited-style-name="Visited_20_Internet_20_Link"><text:span text:style-name="Definition">mace</text:span></text:a>, <text:a xlink:type="simple" xlink:href="#flails-and-maces" text:style-name="Internet_20_link" text:visited-style-name="Visited_20_Internet_20_Link"><text:span text:style-name="Definition">flail</text:span></text:a>, hammer, or <text:a xlink:type="simple" xlink:href="#staves-and-wands" text:style-name="Internet_20_link" text:visited-style-name="Visited_20_Internet_20_Link"><text:span text:style-name="Definition">staff</text:span></text:a> and are 5% likely to possess a magic <text:a xlink:type="simple" xlink:href="#armor-and-shields" text:style-name="Internet_20_link" text:visited-style-name="Visited_20_Internet_20_Link"><text:span text:style-name="Definition">shield</text:span></text:a> or magic <text:a xlink:type="simple" xlink:href="#armor-and-shields" text:style-name="Internet_20_link" text:visited-style-name="Visited_20_Internet_20_Link"><text:span text:style-name="Definition">armor</text:span></text:a>. <text:a xlink:type="simple" xlink:href="#the-magic-user" text:style-name="Internet_20_link" text:visited-style-name="Visited_20_Internet_20_Link"><text:span text:style-name="Definition">Magic-users</text:span></text:a> are 5% likely per experience level to possess a magic <text:a xlink:type="simple" xlink:href="#staves-and-wands" text:style-name="Internet_20_link" text:visited-style-name="Visited_20_Internet_20_Link"><text:span text:style-name="Definition">wand</text:span></text:a> and are equally likely to possess a magic <text:a xlink:type="simple" xlink:href="#rings" text:style-name="Internet_20_link" text:visited-style-name="Visited_20_Internet_20_Link"><text:span text:style-name="Definition">ring</text:span></text:a> or a <text:a xlink:type="simple" xlink:href="#miscellaneous-magic-items" text:style-name="Internet_20_link" text:visited-style-name="Visited_20_Internet_20_Link"><text:span text:style-name="Definition">miscellaneous magic item</text:span></text:a>. In all cases, check separately for each item.</text:p>
      <text:h text:style-name="Heading_20_4" text:outline-level="4"><text:bookmark-start text:name="treasure-guarded-by-traps"/>Treasure Guarded by Traps<text:bookmark-end text:name="treasure-guarded-by-traps"/></text:h>
      <text:p text:style-name="First_20_paragraph">Traps are frequently set to guard <text:a xlink:type="simple" xlink:href="#treasures" text:style-name="Internet_20_link" text:visited-style-name="Visited_20_Internet_20_Link"><text:span text:style-name="Definition">treasures</text:span></text:a>. Where this is indicated the <text:a xlink:type="simple" xlink:href="#tricks-and-traps" text:style-name="Internet_20_link" text:visited-style-name="Visited_20_Internet_20_Link"><text:span text:style-name="Definition">trap</text:span></text:a> can be designed thoughtfully to fit the environs or determined with the <text:a xlink:type="simple" xlink:href="#tricks-and-traps" text:style-name="Internet_20_link" text:visited-style-name="Visited_20_Internet_20_Link"><text:span text:style-name="Definition">tricks</text:span></text:a> and <text:a xlink:type="simple" xlink:href="#tricks-and-traps" text:style-name="Internet_20_link" text:visited-style-name="Visited_20_Internet_20_Link"><text:span text:style-name="Definition">traps</text:span></text:a> table (substituting a deadly <text:a xlink:type="simple" xlink:href="#tricks-and-traps" text:style-name="Internet_20_link" text:visited-style-name="Visited_20_Internet_20_Link"><text:span text:style-name="Definition">trap</text:span></text:a> for any <text:a xlink:type="simple" xlink:href="#sloping-passages" text:style-name="Internet_20_link" text:visited-style-name="Visited_20_Internet_20_Link"><text:span text:style-name="Definition">sloping passage</text:span></text:a> or <text:a xlink:type="simple" xlink:href="#oblique-construction" text:style-name="Internet_20_link" text:visited-style-name="Visited_20_Internet_20_Link"><text:span text:style-name="Definition">oblique construction</text:span></text:a>). The <text:a xlink:type="simple" xlink:href="#treasures" text:style-name="Internet_20_link" text:visited-style-name="Visited_20_Internet_20_Link"><text:span text:style-name="Definition">treasure</text:span></text:a> is as described above.</text:p>
      <text:h text:style-name="Heading_20_4" text:outline-level="4"><text:bookmark-start text:name="unguarded-treasure"/>Unguarded Treasure<text:bookmark-end text:name="unguarded-treasure"/></text:h>
      <text:p text:style-name="First_20_paragraph">Unguarded <text:a xlink:type="simple" xlink:href="#treasures" text:style-name="Internet_20_link" text:visited-style-name="Visited_20_Internet_20_Link"><text:span text:style-name="Definition">treasures</text:span></text:a> are as above and should be hidden behind <text:a xlink:type="simple" xlink:href="#secret-doors" text:style-name="Internet_20_link" text:visited-style-name="Visited_20_Internet_20_Link"><text:span text:style-name="Definition">secret doors</text:span></text:a>, under trapdoors or floors, up chimneys, made to look plain or invisible by <text:a xlink:type="simple" xlink:href="#illusions" text:style-name="Internet_20_link" text:visited-style-name="Visited_20_Internet_20_Link"><text:span text:style-name="Definition">illusions</text:span></text:a>, or locked in safes or strong boxes. In short, the players should face some challenge to gain them.</text:p>
      <text:h text:style-name="Heading_20_2" text:outline-level="2"><text:bookmark-start text:name="underworld-exploration"/>Underworld Exploration<text:bookmark-end text:name="underworld-exploration"/></text:h>
      <text:p text:style-name="First_20_paragraph">The referee is advised to <text:a xlink:type="simple" xlink:href="#keep" text:style-name="Internet_20_link" text:visited-style-name="Visited_20_Internet_20_Link"><text:span text:style-name="Definition">keep</text:span></text:a> careful track of time and resources as the players explore the underworld. Exploration is conducted in <text:a xlink:type="simple" xlink:href="#turns" text:style-name="Internet_20_link" text:visited-style-name="Visited_20_Internet_20_Link"><text:span text:style-name="Definition">turns</text:span></text:a> of 10 minute duration with 1" representing 10ft. Thus a <text:a xlink:type="simple" xlink:href="#movement-rates_1" text:style-name="Internet_20_link" text:visited-style-name="Visited_20_Internet_20_Link"><text:span text:style-name="Definition">movement rate</text:span></text:a> of 12" is reckoned to be 120ft underground with two such <text:a xlink:type="simple" xlink:href="#time-and-movement_2" text:style-name="Internet_20_link" text:visited-style-name="Visited_20_Internet_20_Link"><text:span text:style-name="Definition">moves</text:span></text:a> allowed per <text:a xlink:type="simple" xlink:href="#turns" text:style-name="Internet_20_link" text:visited-style-name="Visited_20_Internet_20_Link"><text:span text:style-name="Definition">turn</text:span></text:a> of cautious progress; <text:a xlink:type="simple" xlink:href="#listening" text:style-name="Internet_20_link" text:visited-style-name="Visited_20_Internet_20_Link"><text:span text:style-name="Definition">listening</text:span></text:a> for noises, watching for ambush, making a map, and so on. If all caution is abandoned (during <text:a xlink:type="simple" xlink:href="#evasion-and-pursuit" text:style-name="Internet_20_link" text:visited-style-name="Visited_20_Internet_20_Link"><text:span text:style-name="Definition">flight or pursuit</text:span></text:a>, for example) <text:a xlink:type="simple" xlink:href="#time-and-movement_2" text:style-name="Internet_20_link" text:visited-style-name="Visited_20_Internet_20_Link"><text:span text:style-name="Definition">movement</text:span></text:a> is quadrupled but mapping becomes impossible.</text:p>
      <text:h text:style-name="Heading_20_5" text:outline-level="5"><text:bookmark-start text:name="searching"/><text:soft-page-break/>Searching<text:bookmark-end text:name="searching"/></text:h>
      <text:p text:style-name="First_20_paragraph">for <text:a xlink:type="simple" xlink:href="#tricks-and-traps" text:style-name="Internet_20_link" text:visited-style-name="Visited_20_Internet_20_Link"><text:span text:style-name="Definition">traps</text:span></text:a>, <text:a xlink:type="simple" xlink:href="#treasures" text:style-name="Internet_20_link" text:visited-style-name="Visited_20_Internet_20_Link"><text:span text:style-name="Definition">treasure</text:span></text:a>, or <text:a xlink:type="simple" xlink:href="#secret-doors" text:style-name="Internet_20_link" text:visited-style-name="Visited_20_Internet_20_Link"><text:span text:style-name="Definition">secret doors</text:span></text:a> should take a full <text:a xlink:type="simple" xlink:href="#turns" text:style-name="Internet_20_link" text:visited-style-name="Visited_20_Internet_20_Link"><text:span text:style-name="Definition">turn</text:span></text:a>. The referee must adjudicate how long other activities will take including hiding, use of divinations, and circumventing <text:a xlink:type="simple" xlink:href="#tricks-and-traps" text:style-name="Internet_20_link" text:visited-style-name="Visited_20_Internet_20_Link"><text:span text:style-name="Definition">traps</text:span></text:a>.</text:p>
      <text:h text:style-name="Heading_20_5" text:outline-level="5"><text:bookmark-start text:name="light_2"/>Light<text:bookmark-end text:name="light_2"/></text:h>
      <text:p text:style-name="First_20_paragraph">is essential underground. Torches, lanterns, and magic <text:a xlink:type="simple" xlink:href="#explanation-of-spells" text:style-name="Internet_20_link" text:visited-style-name="Visited_20_Internet_20_Link"><text:span text:style-name="Definition">spells</text:span></text:a> can be used to illuminate the way though the former might be extinguished by sudden gusts of <text:a xlink:type="simple" xlink:href="#strong-winds" text:style-name="Internet_20_link" text:visited-style-name="Visited_20_Internet_20_Link"><text:span text:style-name="Definition">wind</text:span></text:a>. Torches and lanterns will light a 30ft radius and burn for 6 and 24 <text:a xlink:type="simple" xlink:href="#turns" text:style-name="Internet_20_link" text:visited-style-name="Visited_20_Internet_20_Link"><text:span text:style-name="Definition">turns</text:span></text:a>, respectively. <text:a xlink:type="simple" xlink:href="#populating-a-dungeon" text:style-name="Internet_20_link" text:visited-style-name="Visited_20_Internet_20_Link"><text:span text:style-name="Definition">Dungeon</text:span></text:a> denizens are assumed to see well in the dark, however, and carrying light will ruin any possibility of surprising them, except by coming through a <text:a xlink:type="simple" xlink:href="#doors" text:style-name="Internet_20_link" text:visited-style-name="Visited_20_Internet_20_Link"><text:span text:style-name="Definition">door</text:span></text:a>.</text:p>
      <text:h text:style-name="Heading_20_5" text:outline-level="5"><text:bookmark-start text:name="listening"/>Listening<text:bookmark-end text:name="listening"/></text:h>
      <text:p text:style-name="First_20_paragraph">A <text:a xlink:type="simple" xlink:href="#populating-a-dungeon" text:style-name="Internet_20_link" text:visited-style-name="Visited_20_Internet_20_Link"><text:span text:style-name="Definition">dungeon</text:span></text:a> should be troubled by distant creaks, echoes, and moans, and any player may wish to listen for these, or at a <text:a xlink:type="simple" xlink:href="#doors" text:style-name="Internet_20_link" text:visited-style-name="Visited_20_Internet_20_Link"><text:span text:style-name="Definition">door</text:span></text:a> before trying it, as a precautionary measure. In such cases the referee should throw a six-sided die for the player with a result of 6 (or a result of 5-6 for <text:a xlink:type="simple" xlink:href="#dwarfs_1" text:style-name="Internet_20_link" text:visited-style-name="Visited_20_Internet_20_Link"><text:span text:style-name="Definition">dwarfs</text:span></text:a>, <text:a xlink:type="simple" xlink:href="#elves_1" text:style-name="Internet_20_link" text:visited-style-name="Visited_20_Internet_20_Link"><text:span text:style-name="Definition">elves</text:span></text:a>, and <text:a xlink:type="simple" xlink:href="#halflings_1" text:style-name="Internet_20_link" text:visited-style-name="Visited_20_Internet_20_Link"><text:span text:style-name="Definition">halflings</text:span></text:a>) indicating that the character identifies any audible sound. Bickering <text:a xlink:type="simple" xlink:href="#orcs" text:style-name="Internet_20_link" text:visited-style-name="Visited_20_Internet_20_Link"><text:span text:style-name="Definition">orcs</text:span></text:a> will be rackety, for example, while the undead will be absolutely silent.</text:p>
      <text:h text:style-name="Heading_20_5" text:outline-level="5"><text:bookmark-start text:name="doors"/>Doors<text:bookmark-end text:name="doors"/></text:h>
      <text:p text:style-name="First_20_paragraph">in the <text:a xlink:type="simple" xlink:href="#populating-a-dungeon" text:style-name="Internet_20_link" text:visited-style-name="Visited_20_Internet_20_Link"><text:span text:style-name="Definition">dungeon</text:span></text:a> are typically stuck and must be forced by <text:a xlink:type="simple" xlink:href="#strength" text:style-name="Internet_20_link" text:visited-style-name="Visited_20_Internet_20_Link"><text:span text:style-name="Definition">strength</text:span></text:a>. <text:a xlink:type="simple" xlink:href="#men" text:style-name="Internet_20_link" text:visited-style-name="Visited_20_Internet_20_Link"><text:span text:style-name="Definition">Men</text:span></text:a>, <text:a xlink:type="simple" xlink:href="#dwarfs_1" text:style-name="Internet_20_link" text:visited-style-name="Visited_20_Internet_20_Link"><text:span text:style-name="Definition">dwarfs</text:span></text:a>, and <text:a xlink:type="simple" xlink:href="#elves_1" text:style-name="Internet_20_link" text:visited-style-name="Visited_20_Internet_20_Link"><text:span text:style-name="Definition">elves</text:span></text:a> can defeat these with a throw of 5-6 on a six-sided die, while <text:a xlink:type="simple" xlink:href="#halflings_1" text:style-name="Internet_20_link" text:visited-style-name="Visited_20_Internet_20_Link"><text:span text:style-name="Definition">halflings</text:span></text:a> and other weaklings would usually require a throw of 6. Bursting through a door in this manner might <text:a xlink:type="simple" xlink:href="#surprise" text:style-name="Internet_20_link" text:visited-style-name="Visited_20_Internet_20_Link"><text:span text:style-name="Definition">surprise</text:span></text:a> whomever is on the other side, but any failed attempt will automatically ruin this opportunity and might also attract <text:a xlink:type="simple" xlink:href="#wandering-monsters" text:style-name="Internet_20_link" text:visited-style-name="Visited_20_Internet_20_Link"><text:span text:style-name="Definition">wandering monsters</text:span></text:a> to the noise. Two characters can simultaneously apply their <text:a xlink:type="simple" xlink:href="#strength" text:style-name="Internet_20_link" text:visited-style-name="Visited_20_Internet_20_Link"><text:span text:style-name="Definition">strength</text:span></text:a> to a single door, but they will be unable to <text:a xlink:type="simple" xlink:href="#monster-reaction" text:style-name="Internet_20_link" text:visited-style-name="Visited_20_Internet_20_Link"><text:span text:style-name="Definition">react</text:span></text:a> to whatever is lurking on the other side as they burst through.</text:p>
      <text:p text:style-name="Text_20_body">Dungeon denizens have the knack of opening each <text:a xlink:type="simple" xlink:href="#populating-a-dungeon" text:style-name="Internet_20_link" text:visited-style-name="Visited_20_Internet_20_Link"><text:span text:style-name="Definition">dungeon</text:span></text:a> door and can pass through easily unless a door has been held shut by the characters. Despite the difficulty in opening them, doors will automatically close. Even if a door is wedged open by the characters it will later be found to have been closed if the referee throws a 5-6 on a six-sided die.</text:p>
      <text:h text:style-name="Heading_20_5" text:outline-level="5"><text:bookmark-start text:name="secret-doors"/>Secret doors<text:bookmark-end text:name="secret-doors"/></text:h>
      <text:p text:style-name="First_20_paragraph">and passages will be discovered by any player actively <text:a xlink:type="simple" xlink:href="#searching" text:style-name="Internet_20_link" text:visited-style-name="Visited_20_Internet_20_Link"><text:span text:style-name="Definition">searching</text:span></text:a> if the referee throws a 5-6 (or 3-6 for <text:a xlink:type="simple" xlink:href="#elves_1" text:style-name="Internet_20_link" text:visited-style-name="Visited_20_Internet_20_Link"><text:span text:style-name="Definition">elves</text:span></text:a> and also <text:a xlink:type="simple" xlink:href="#the-thief-optional-class" text:style-name="Internet_20_link" text:visited-style-name="Visited_20_Internet_20_Link"><text:span text:style-name="Definition">thieves</text:span></text:a> if these are used) on a six-sided die. Locating a secret <text:a xlink:type="simple" xlink:href="#doors" text:style-name="Internet_20_link" text:visited-style-name="Visited_20_Internet_20_Link"><text:span text:style-name="Definition">door</text:span></text:a> will reveal the mechanism for opening it, but not activate it. The secret <text:a xlink:type="simple" xlink:href="#doors" text:style-name="Internet_20_link" text:visited-style-name="Visited_20_Internet_20_Link"><text:span text:style-name="Definition">door</text:span></text:a> must be intentionally opened by the character.</text:p>
      <text:h text:style-name="Heading_20_5" text:outline-level="5"><text:bookmark-start text:name="rest"/><text:soft-page-break/>Rest<text:bookmark-end text:name="rest"/></text:h>
      <text:p text:style-name="First_20_paragraph">One <text:a xlink:type="simple" xlink:href="#turns" text:style-name="Internet_20_link" text:visited-style-name="Visited_20_Internet_20_Link"><text:span text:style-name="Definition">turn</text:span></text:a> of <text:a xlink:type="simple" xlink:href="#resting" text:style-name="Internet_20_link" text:visited-style-name="Visited_20_Internet_20_Link"><text:span text:style-name="Definition">rest</text:span></text:a> is required after a <text:a xlink:type="simple" xlink:href="#combat" text:style-name="Internet_20_link" text:visited-style-name="Visited_20_Internet_20_Link"><text:span text:style-name="Definition">combat</text:span></text:a> or any hour of exploration and two <text:a xlink:type="simple" xlink:href="#turns" text:style-name="Internet_20_link" text:visited-style-name="Visited_20_Internet_20_Link"><text:span text:style-name="Definition">turns</text:span></text:a> of <text:a xlink:type="simple" xlink:href="#resting" text:style-name="Internet_20_link" text:visited-style-name="Visited_20_Internet_20_Link"><text:span text:style-name="Definition">rest</text:span></text:a> are required after <text:a xlink:type="simple" xlink:href="#evasion-and-pursuit" text:style-name="Internet_20_link" text:visited-style-name="Visited_20_Internet_20_Link"><text:span text:style-name="Definition">flight or pursuit</text:span></text:a>.</text:p>
      <text:h text:style-name="Heading_20_5" text:outline-level="5"><text:bookmark-start text:name="traps"/>Traps<text:bookmark-end text:name="traps"/></text:h>
      <text:p text:style-name="First_20_paragraph">are sprung if the referee throws a 5-6 on a six-sided die as a character passes over or nearby. Many of these are deadly. <text:a xlink:type="simple" xlink:href="#tricks-and-traps" text:style-name="Internet_20_link" text:visited-style-name="Visited_20_Internet_20_Link"><text:span text:style-name="Definition">Traps</text:span></text:a> can be located before they are sprung, however, in much the same manner as can <text:a xlink:type="simple" xlink:href="#secret-doors" text:style-name="Internet_20_link" text:visited-style-name="Visited_20_Internet_20_Link"><text:span text:style-name="Definition">secret doors</text:span></text:a>. A <text:a xlink:type="simple" xlink:href="#tricks-and-traps" text:style-name="Internet_20_link" text:visited-style-name="Visited_20_Internet_20_Link"><text:span text:style-name="Definition">trap</text:span></text:a> can usually be circumvented or avoided once it has been found.</text:p>
      <text:h text:style-name="Heading_20_3" text:outline-level="3"><text:bookmark-start text:name="underworld-encounters"/>Underworld Encounters<text:bookmark-end text:name="underworld-encounters"/></text:h>
      <text:p text:style-name="First_20_paragraph">Each <text:a xlink:type="simple" xlink:href="#populating-a-dungeon" text:style-name="Internet_20_link" text:visited-style-name="Visited_20_Internet_20_Link"><text:span text:style-name="Definition">dungeon</text:span></text:a> level can contain thoughtfully prepared <text:a xlink:type="simple" xlink:href="#wilderness-encounters" text:style-name="Internet_20_link" text:visited-style-name="Visited_20_Internet_20_Link"><text:span text:style-name="Definition">encounters</text:span></text:a> as well as <text:a xlink:type="simple" xlink:href="#wandering-monsters" text:style-name="Internet_20_link" text:visited-style-name="Visited_20_Internet_20_Link"><text:span text:style-name="Definition">wandering monsters</text:span></text:a>. The former are <text:a xlink:type="simple" xlink:href="#monsters_2" text:style-name="Internet_20_link" text:visited-style-name="Visited_20_Internet_20_Link"><text:span text:style-name="Definition">monster</text:span></text:a> lairs, hideouts, treasuries, meeting places, and so on devised during <text:a xlink:type="simple" xlink:href="#populating-a-dungeon" text:style-name="Internet_20_link" text:visited-style-name="Visited_20_Internet_20_Link"><text:span text:style-name="Definition">dungeon</text:span></text:a> design. The referee should also check for <text:a xlink:type="simple" xlink:href="#wandering-monsters" text:style-name="Internet_20_link" text:visited-style-name="Visited_20_Internet_20_Link"><text:span text:style-name="Definition">wandering monsters</text:span></text:a> at the end of each <text:a xlink:type="simple" xlink:href="#turns" text:style-name="Internet_20_link" text:visited-style-name="Visited_20_Internet_20_Link"><text:span text:style-name="Definition">turn</text:span></text:a> of exploration. This is done by throwing a six-sided die with a 6 indicating the appearance of <text:a xlink:type="simple" xlink:href="#monsters_2" text:style-name="Internet_20_link" text:visited-style-name="Visited_20_Internet_20_Link"><text:span text:style-name="Definition">monsters</text:span></text:a>.</text:p>
      <text:p text:style-name="Text_20_body">The kind of <text:a xlink:type="simple" xlink:href="#monsters_2" text:style-name="Internet_20_link" text:visited-style-name="Visited_20_Internet_20_Link"><text:span text:style-name="Definition">monster</text:span></text:a> should be determined randomly. This is accomplished by dicing for the <text:a xlink:type="simple" xlink:href="#populating-a-dungeon" text:style-name="Internet_20_link" text:visited-style-name="Visited_20_Internet_20_Link"><text:span text:style-name="Definition">dungeon</text:span></text:a> <text:a xlink:type="simple" xlink:href="#wilderness-encounters" text:style-name="Internet_20_link" text:visited-style-name="Visited_20_Internet_20_Link"><text:span text:style-name="Definition">encounter</text:span></text:a> table to use and then dicing on that table to determine which kind of <text:a xlink:type="simple" xlink:href="#monsters_2" text:style-name="Internet_20_link" text:visited-style-name="Visited_20_Internet_20_Link"><text:span text:style-name="Definition">monster</text:span></text:a> appears.</text:p>
      <text:h text:style-name="Heading_20_4" text:outline-level="4"><text:bookmark-start text:name="wandering-monsters"/>Wandering Monsters<text:bookmark-end text:name="wandering-monsters"/></text:h>
      <text:p text:style-name="First_20_paragraph">The number of wandering <text:a xlink:type="simple" xlink:href="#monsters_2" text:style-name="Internet_20_link" text:visited-style-name="Visited_20_Internet_20_Link"><text:span text:style-name="Definition">monsters</text:span></text:a> appearing should be as per the “No. Encountered” for their type. Having determined their numbers the referee should then throw to determine whether there is a lair of such <text:a xlink:type="simple" xlink:href="#monsters_2" text:style-name="Internet_20_link" text:visited-style-name="Visited_20_Internet_20_Link"><text:span text:style-name="Definition">monsters</text:span></text:a> nearby. If so, then any member of the wandering group slain or captured is deducted from those found later in the lair.</text:p>
      <text:p text:style-name="Text_20_body">More fearsome <text:a xlink:type="simple" xlink:href="#monsters_2" text:style-name="Internet_20_link" text:visited-style-name="Visited_20_Internet_20_Link"><text:span text:style-name="Definition">monsters</text:span></text:a> will often be fewer in number, but even the lowliest sorts can be deadly in their multitudes. The referee can exercise his discretion if an undesired <text:a xlink:type="simple" xlink:href="#wilderness-encounters" text:style-name="Internet_20_link" text:visited-style-name="Visited_20_Internet_20_Link"><text:span text:style-name="Definition">encounter</text:span></text:a> is indicated, remembering that deeper <text:a xlink:type="simple" xlink:href="#populating-a-dungeon" text:style-name="Internet_20_link" text:visited-style-name="Visited_20_Internet_20_Link"><text:span text:style-name="Definition">dungeon</text:span></text:a> levels are intended to be more dangerous than shallower <text:a xlink:type="simple" xlink:href="#populating-a-dungeon" text:style-name="Internet_20_link" text:visited-style-name="Visited_20_Internet_20_Link"><text:span text:style-name="Definition">dungeon</text:span></text:a> levels.</text:p>
      <text:h text:style-name="Heading_20_4" text:outline-level="4"><text:bookmark-start text:name="surprise"/>Surprise<text:bookmark-end text:name="surprise"/></text:h>
      <text:p text:style-name="First_20_paragraph">When <text:a xlink:type="simple" xlink:href="#wandering-monsters" text:style-name="Internet_20_link" text:visited-style-name="Visited_20_Internet_20_Link"><text:span text:style-name="Definition">wandering monsters</text:span></text:a> occur the referee should first determine whether either party is surprised. <text:a xlink:type="simple" xlink:href="#surprise" text:style-name="Internet_20_link" text:visited-style-name="Visited_20_Internet_20_Link"><text:span text:style-name="Definition">Surprise</text:span></text:a> is possible only when either or both parties are unaware of the other. <text:a xlink:type="simple" xlink:href="#light_2" text:style-name="Internet_20_link" text:visited-style-name="Visited_20_Internet_20_Link"><text:span text:style-name="Definition">Light</text:span></text:a>, noise, <text:a xlink:type="simple" xlink:href="#listening" text:style-name="Internet_20_link" text:visited-style-name="Visited_20_Internet_20_Link"><text:span text:style-name="Definition">listening</text:span></text:a> at or forcing <text:a xlink:type="simple" xlink:href="#doors" text:style-name="Internet_20_link" text:visited-style-name="Visited_20_Internet_20_Link"><text:span text:style-name="Definition">doors</text:span></text:a>, and various divinations can negate the possibility of <text:a xlink:type="simple" xlink:href="#surprise" text:style-name="Internet_20_link" text:visited-style-name="Visited_20_Internet_20_Link"><text:span text:style-name="Definition">surprise</text:span></text:a>; otherwise, either party will <text:a xlink:type="simple" xlink:href="#surprise" text:style-name="Internet_20_link" text:visited-style-name="Visited_20_Internet_20_Link"><text:span text:style-name="Definition">surprise</text:span></text:a> the other with a throw of 5-6 on a six-sided die. <text:a xlink:type="simple" xlink:href="#the-thief-optional-class" text:style-name="Internet_20_link" text:visited-style-name="Visited_20_Internet_20_Link"><text:span text:style-name="Definition">Thieves</text:span></text:a> (if these are used) instead <text:a xlink:type="simple" xlink:href="#surprise" text:style-name="Internet_20_link" text:visited-style-name="Visited_20_Internet_20_Link"><text:span text:style-name="Definition">surprise</text:span></text:a> with a throw of 3-6.</text:p>
      <text:h text:style-name="Heading_20_4" text:outline-level="4"><text:bookmark-start text:name="encounter-distance"/><text:soft-page-break/>Encounter Distance<text:bookmark-end text:name="encounter-distance"/></text:h>
      <text:p text:style-name="First_20_paragraph">If either party is surprised the <text:a xlink:type="simple" xlink:href="#wilderness-encounters" text:style-name="Internet_20_link" text:visited-style-name="Visited_20_Internet_20_Link"><text:span text:style-name="Definition">encounter</text:span></text:a> will begin at 10-60ft distance and the surprised party will be unable to respond for one <text:a xlink:type="simple" xlink:href="#turns" text:style-name="Internet_20_link" text:visited-style-name="Visited_20_Internet_20_Link"><text:span text:style-name="Definition">turn</text:span></text:a>; otherwise, the <text:a xlink:type="simple" xlink:href="#wilderness-encounters" text:style-name="Internet_20_link" text:visited-style-name="Visited_20_Internet_20_Link"><text:span text:style-name="Definition">encounter</text:span></text:a> will begin at 20-120ft distance. <text:a xlink:type="simple" xlink:href="#melee_2" text:style-name="Internet_20_link" text:visited-style-name="Visited_20_Internet_20_Link"><text:span text:style-name="Definition">Melee</text:span></text:a> range is 1" (10ft in the <text:a xlink:type="simple" xlink:href="#underworld-exploration" text:style-name="Internet_20_link" text:visited-style-name="Visited_20_Internet_20_Link"><text:span text:style-name="Definition">underworld</text:span></text:a>).</text:p>
      <text:h text:style-name="Heading_20_4" text:outline-level="4"><text:bookmark-start text:name="monster-behavior"/>Monster Behavior<text:bookmark-end text:name="monster-behavior"/></text:h>
      <text:p text:style-name="First_20_paragraph">With or without <text:a xlink:type="simple" xlink:href="#surprise" text:style-name="Internet_20_link" text:visited-style-name="Visited_20_Internet_20_Link"><text:span text:style-name="Definition">surprise</text:span></text:a> the direction and manner of a <text:a xlink:type="simple" xlink:href="#monsters_2" text:style-name="Internet_20_link" text:visited-style-name="Visited_20_Internet_20_Link"><text:span text:style-name="Definition">monster’s</text:span></text:a> approach should be adjudicated by the referee in accordance with its type, the surroundings, and the disposition of the players. Unintelligent <text:a xlink:type="simple" xlink:href="#monsters_2" text:style-name="Internet_20_link" text:visited-style-name="Visited_20_Internet_20_Link"><text:span text:style-name="Definition">monsters</text:span></text:a> will simply attack, while those with any cunning will judge the situation accordingly. Chaotics are predisposed to attack lawfuls, and vice versa, and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will only attack 4th (or higher) level <text:a xlink:type="simple" xlink:href="#the-fighter" text:style-name="Internet_20_link" text:visited-style-name="Visited_20_Internet_20_Link"><text:span text:style-name="Definition">fighters</text:span></text:a> if there are no other targets.</text:p>
      <text:p text:style-name="Text_20_body">The referee can otherwise determine <text:a xlink:type="simple" xlink:href="#monsters_2" text:style-name="Internet_20_link" text:visited-style-name="Visited_20_Internet_20_Link"><text:span text:style-name="Definition">monster</text:span></text:a> behavior according to the following table, adjusting any result for bribes offered, perceived threats, differences of race or <text:a xlink:type="simple" xlink:href="#alignment" text:style-name="Internet_20_link" text:visited-style-name="Visited_20_Internet_20_Link"><text:span text:style-name="Definition">alignment</text:span></text:a>, and so on.</text:p>
      <text:h text:style-name="Heading_20_4" text:outline-level="4"><text:bookmark-start text:name="avoiding-monsters"/>Avoiding Monsters<text:bookmark-end text:name="avoiding-monsters"/></text:h>
      <text:p text:style-name="First_20_paragraph">The players have the option to flee unchallenged whenever <text:a xlink:type="simple" xlink:href="#monsters_2" text:style-name="Internet_20_link" text:visited-style-name="Visited_20_Internet_20_Link"><text:span text:style-name="Definition">monsters</text:span></text:a> are surprised or are more than 3" (30ft in the <text:a xlink:type="simple" xlink:href="#underworld-exploration" text:style-name="Internet_20_link" text:visited-style-name="Visited_20_Internet_20_Link"><text:span text:style-name="Definition">underworld</text:span></text:a>) distant. <text:a xlink:type="simple" xlink:href="#monsters_2" text:style-name="Internet_20_link" text:visited-style-name="Visited_20_Internet_20_Link"><text:span text:style-name="Definition">Monsters</text:span></text:a> will <text:a xlink:type="simple" xlink:href="#evasion-and-pursuit" text:style-name="Internet_20_link" text:visited-style-name="Visited_20_Internet_20_Link"><text:span text:style-name="Definition">pursue</text:span></text:a> unless they are surprised or have a proper motivation not to.</text:p>
      <text:p text:style-name="Text_20_body">Flight and <text:a xlink:type="simple" xlink:href="#evasion-and-pursuit" text:style-name="Internet_20_link" text:visited-style-name="Visited_20_Internet_20_Link"><text:span text:style-name="Definition">pursuit</text:span></text:a> <text:a xlink:type="simple" xlink:href="#speed" text:style-name="Internet_20_link" text:visited-style-name="Visited_20_Internet_20_Link"><text:span text:style-name="Definition">speed</text:span></text:a> is four times normal pace with no mapping possible. The gap will open or close according to the <text:a xlink:type="simple" xlink:href="#movement-rates_1" text:style-name="Internet_20_link" text:visited-style-name="Visited_20_Internet_20_Link"><text:span text:style-name="Definition">movement rates</text:span></text:a> of the two parties, and <text:a xlink:type="simple" xlink:href="#evasion-and-pursuit" text:style-name="Internet_20_link" text:visited-style-name="Visited_20_Internet_20_Link"><text:span text:style-name="Definition">pursuit</text:span></text:a> will continue for so long as the pursuers do not fall more than a full <text:a xlink:type="simple" xlink:href="#time-and-movement_2" text:style-name="Internet_20_link" text:visited-style-name="Visited_20_Internet_20_Link"><text:span text:style-name="Definition">move</text:span></text:a> behind (more than 90ft behind for pursuers with a <text:a xlink:type="simple" xlink:href="#movement-rates_1" text:style-name="Internet_20_link" text:visited-style-name="Visited_20_Internet_20_Link"><text:span text:style-name="Definition">movement rate</text:span></text:a> of 9"). The players may wish to discard <text:a xlink:type="simple" xlink:href="#treasures" text:style-name="Internet_20_link" text:visited-style-name="Visited_20_Internet_20_Link"><text:span text:style-name="Definition">treasure</text:span></text:a> or <text:a xlink:type="simple" xlink:href="#equipment" text:style-name="Internet_20_link" text:visited-style-name="Visited_20_Internet_20_Link"><text:span text:style-name="Definition">equipment</text:span></text:a> in order to lighten their encumbrance and increase their <text:a xlink:type="simple" xlink:href="#speed" text:style-name="Internet_20_link" text:visited-style-name="Visited_20_Internet_20_Link"><text:span text:style-name="Definition">speed</text:span></text:a>. Should the players turn a corner, take a stair, or pass through a <text:a xlink:type="simple" xlink:href="#doors" text:style-name="Internet_20_link" text:visited-style-name="Visited_20_Internet_20_Link"><text:span text:style-name="Definition">door</text:span></text:a> the pursuers will continue only if a throw of a six-sided die is 5-6.</text:p>
      <text:p text:style-name="Text_20_body">Discarded foodstuffs will distract unintelligent pursuers with a throw of 2-6 on a six-sided die, and animal or intelligent pursuers with a throw of 4-6 or 6, respectively. <text:a xlink:type="simple" xlink:href="#treasures" text:style-name="Internet_20_link" text:visited-style-name="Visited_20_Internet_20_Link"><text:span text:style-name="Definition">Treasure</text:span></text:a> is inversely likely to distract pursuers and burning oil is also an effective deterrent.</text:p>
      <text:h text:style-name="Heading_20_3" text:outline-level="3"><text:bookmark-start text:name="maintaining-freshness"/>Maintaining Freshness<text:bookmark-end text:name="maintaining-freshness"/></text:h>
      <text:p text:style-name="First_20_paragraph">As the players explore a <text:a xlink:type="simple" xlink:href="#populating-a-dungeon" text:style-name="Internet_20_link" text:visited-style-name="Visited_20_Internet_20_Link"><text:span text:style-name="Definition">dungeon</text:span></text:a> level its <text:a xlink:type="simple" xlink:href="#monsters_2" text:style-name="Internet_20_link" text:visited-style-name="Visited_20_Internet_20_Link"><text:span text:style-name="Definition">monster</text:span></text:a> stocks and <text:a xlink:type="simple" xlink:href="#treasures" text:style-name="Internet_20_link" text:visited-style-name="Visited_20_Internet_20_Link"><text:span text:style-name="Definition">treasures</text:span></text:a> will begin to be diminished and so too will its mystery. While egress to the greater challenges of lower levels is desirable, the referee should never allow any <text:a xlink:type="simple" xlink:href="#populating-a-dungeon" text:style-name="Internet_20_link" text:visited-style-name="Visited_20_Internet_20_Link"><text:span text:style-name="Definition">dungeon</text:span></text:a> level to become too well known.</text:p>
      <text:p text:style-name="Text_20_body">If even a single chamber is left unguarded for any length of time there is the possibility of new denizens arriving to replace losses. These might be from adjacent areas, lower levels, or newly excavated passages. <text:a xlink:type="simple" xlink:href="#monsters_2" text:style-name="Internet_20_link" text:visited-style-name="Visited_20_Internet_20_Link"><text:span text:style-name="Definition">Monsters</text:span></text:a> that previously eluded the players might fortify areas by blocking or collapsing passages, barring <text:a xlink:type="simple" xlink:href="#doors" text:style-name="Internet_20_link" text:visited-style-name="Visited_20_Internet_20_Link"><text:span text:style-name="Definition">doors</text:span></text:a>, setting new <text:a xlink:type="simple" xlink:href="#tricks-and-traps" text:style-name="Internet_20_link" text:visited-style-name="Visited_20_Internet_20_Link"><text:span text:style-name="Definition">traps</text:span></text:a>, and so on. Intelligent <text:a xlink:type="simple" xlink:href="#monsters_2" text:style-name="Internet_20_link" text:visited-style-name="Visited_20_Internet_20_Link"><text:span text:style-name="Definition">monsters</text:span></text:a> might set alarms or leave warnings in case of the players’ return.</text:p>
      <text:p text:style-name="Text_20_body"><text:soft-page-break/>The referee should not shy from extending the limits of a <text:a xlink:type="simple" xlink:href="#populating-a-dungeon" text:style-name="Internet_20_link" text:visited-style-name="Visited_20_Internet_20_Link"><text:span text:style-name="Definition">dungeon</text:span></text:a> so that fresh areas always await exploration. Should the players nonetheless become blasé, the referee can introduce wholesale change due to cave-in, subsidence, flooding, supernatural winter, reality <text:a xlink:type="simple" xlink:href="#distortions" text:style-name="Internet_20_link" text:visited-style-name="Visited_20_Internet_20_Link"><text:span text:style-name="Definition">distortion</text:span></text:a>, slime plague, and so on. These are but a few of the options the referee can employ to <text:a xlink:type="simple" xlink:href="#keep" text:style-name="Internet_20_link" text:visited-style-name="Visited_20_Internet_20_Link"><text:span text:style-name="Definition">keep</text:span></text:a> a <text:a xlink:type="simple" xlink:href="#populating-a-dungeon" text:style-name="Internet_20_link" text:visited-style-name="Visited_20_Internet_20_Link"><text:span text:style-name="Definition">dungeon</text:span></text:a> fresh and challenging.</text:p>
      <text:h text:style-name="Heading_20_2" text:outline-level="2"><text:bookmark-start text:name="combat"/>Combat<text:bookmark-end text:name="combat"/></text:h>
      <text:p text:style-name="First_20_paragraph">These mechanics are intentionally abstract so that combat is fast and furious.</text:p>
      <text:h text:style-name="Heading_20_5" text:outline-level="5"><text:bookmark-start text:name="scale"/>Scale<text:bookmark-end text:name="scale"/></text:h>
      <text:p text:style-name="First_20_paragraph">For the purpose of <text:a xlink:type="simple" xlink:href="#underworld-exploration" text:style-name="Internet_20_link" text:visited-style-name="Visited_20_Internet_20_Link"><text:span text:style-name="Definition">underworld</text:span></text:a> <text:a xlink:type="simple" xlink:href="#combat" text:style-name="Internet_20_link" text:visited-style-name="Visited_20_Internet_20_Link"><text:span text:style-name="Definition">combat</text:span></text:a> 1" represents 10ft and each <text:a xlink:type="simple" xlink:href="#turns" text:style-name="Internet_20_link" text:visited-style-name="Visited_20_Internet_20_Link"><text:span text:style-name="Definition">turn</text:span></text:a> is one minute in duration. A lot can happen in one minute of <text:a xlink:type="simple" xlink:href="#combat" text:style-name="Internet_20_link" text:visited-style-name="Visited_20_Internet_20_Link"><text:span text:style-name="Definition">combat</text:span></text:a> and any <text:a xlink:type="simple" xlink:href="#turns" text:style-name="Internet_20_link" text:visited-style-name="Visited_20_Internet_20_Link"><text:span text:style-name="Definition">turn</text:span></text:a> can be decisive.</text:p>
      <text:h text:style-name="Heading_20_5" text:outline-level="5"><text:bookmark-start text:name="surprise_1"/>Surprise<text:bookmark-end text:name="surprise_1"/></text:h>
      <text:p text:style-name="First_20_paragraph">allows one <text:a xlink:type="simple" xlink:href="#turns" text:style-name="Internet_20_link" text:visited-style-name="Visited_20_Internet_20_Link"><text:span text:style-name="Definition">turn</text:span></text:a> of unanswered actions. If these should include attacks they will be at +2 to hit and, if struck, the target will drop anything held with a throw of 1-2 on a six-sided die.</text:p>
      <text:h text:style-name="Heading_20_5" text:outline-level="5"><text:bookmark-start text:name="intent"/>Intent<text:bookmark-end text:name="intent"/></text:h>
      <text:p text:style-name="First_20_paragraph">Each player declares his intent for the upcoming <text:a xlink:type="simple" xlink:href="#turns" text:style-name="Internet_20_link" text:visited-style-name="Visited_20_Internet_20_Link"><text:span text:style-name="Definition">turn</text:span></text:a>, stating whether his character will attack, utter a spell, overturn a boiling <text:a xlink:type="simple" xlink:href="#cauldron" text:style-name="Internet_20_link" text:visited-style-name="Visited_20_Internet_20_Link"><text:span text:style-name="Definition">cauldron</text:span></text:a>, or whatever.</text:p>
      <text:h text:style-name="Heading_20_5" text:outline-level="5"><text:bookmark-start text:name="initiative"/>Initiative<text:bookmark-end text:name="initiative"/></text:h>
      <text:p text:style-name="First_20_paragraph">The referee resolves all actions for the <text:a xlink:type="simple" xlink:href="#turns" text:style-name="Internet_20_link" text:visited-style-name="Visited_20_Internet_20_Link"><text:span text:style-name="Definition">turn</text:span></text:a> in whatever order he judges fair.</text:p>
      <text:p text:style-name="Text_20_body">He may grant initiative to those firing <text:a xlink:type="simple" xlink:href="#missile-fire" text:style-name="Internet_20_link" text:visited-style-name="Visited_20_Internet_20_Link"><text:span text:style-name="Definition">missiles</text:span></text:a> into advancing enemies, or to those with the advantage of reach (in the first <text:a xlink:type="simple" xlink:href="#turns" text:style-name="Internet_20_link" text:visited-style-name="Visited_20_Internet_20_Link"><text:span text:style-name="Definition">turn</text:span></text:a>) or lighter weapons (in subsequent <text:a xlink:type="simple" xlink:href="#turns" text:style-name="Internet_20_link" text:visited-style-name="Visited_20_Internet_20_Link"><text:span text:style-name="Definition">turns</text:span></text:a>), or to those fighting on battlements above. Otherwise, initiative is determined by throwing a six-sided die per group, or per combatant (adjusting for <text:a xlink:type="simple" xlink:href="#dexterity" text:style-name="Internet_20_link" text:visited-style-name="Visited_20_Internet_20_Link"><text:span text:style-name="Definition">dexterity</text:span></text:a>), with the higher score gaining the first opportunity to attack that <text:a xlink:type="simple" xlink:href="#turns" text:style-name="Internet_20_link" text:visited-style-name="Visited_20_Internet_20_Link"><text:span text:style-name="Definition">turn</text:span></text:a>.</text:p>
      <text:p text:style-name="Text_20_body">Magic <text:a xlink:type="simple" xlink:href="#explanation-of-spells" text:style-name="Internet_20_link" text:visited-style-name="Visited_20_Internet_20_Link"><text:span text:style-name="Definition">spells</text:span></text:a> can be <text:a xlink:type="simple" xlink:href="#spell-casting-from-memory" text:style-name="Internet_20_link" text:visited-style-name="Visited_20_Internet_20_Link"><text:span text:style-name="Definition">cast</text:span></text:a> successfully in the <text:a xlink:type="simple" xlink:href="#turns" text:style-name="Internet_20_link" text:visited-style-name="Visited_20_Internet_20_Link"><text:span text:style-name="Definition">turn</text:span></text:a> that <text:a xlink:type="simple" xlink:href="#melee_2" text:style-name="Internet_20_link" text:visited-style-name="Visited_20_Internet_20_Link"><text:span text:style-name="Definition">melee</text:span></text:a> is joined if the caster wins initiative; otherwise, the caster is interrupted and his spell is ruined before completion. While a spell caster remains engaged in <text:a xlink:type="simple" xlink:href="#melee_2" text:style-name="Internet_20_link" text:visited-style-name="Visited_20_Internet_20_Link"><text:span text:style-name="Definition">melee</text:span></text:a> spell <text:a xlink:type="simple" xlink:href="#spell-casting-from-memory" text:style-name="Internet_20_link" text:visited-style-name="Visited_20_Internet_20_Link"><text:span text:style-name="Definition">casting</text:span></text:a> is not possible.</text:p>
      <text:h text:style-name="Heading_20_3" text:outline-level="3"><text:bookmark-start text:name="melee"/>Melee<text:bookmark-end text:name="melee"/></text:h>
      <text:p text:style-name="First_20_paragraph">Any character within 1" is eligible to attack or be attacked in melee <text:a xlink:type="simple" xlink:href="#combat" text:style-name="Internet_20_link" text:visited-style-name="Visited_20_Internet_20_Link"><text:span text:style-name="Definition">combat</text:span></text:a>.</text:p>
      <text:p text:style-name="Text_20_body">Performance throughout a <text:a xlink:type="simple" xlink:href="#turns" text:style-name="Internet_20_link" text:visited-style-name="Visited_20_Internet_20_Link"><text:span text:style-name="Definition">turn</text:span></text:a> of <text:a xlink:type="simple" xlink:href="#combat" text:style-name="Internet_20_link" text:visited-style-name="Visited_20_Internet_20_Link"><text:span text:style-name="Definition">combat</text:span></text:a> is determined with a single attack roll—a throw of one twenty-sided die. However, against <text:a xlink:type="simple" xlink:href="#normal-types" text:style-name="Internet_20_link" text:visited-style-name="Visited_20_Internet_20_Link"><text:span text:style-name="Definition">normal-types</text:span></text:a>, <text:a xlink:type="simple" xlink:href="#monsters_2" text:style-name="Internet_20_link" text:visited-style-name="Visited_20_Internet_20_Link"><text:span text:style-name="Definition">monsters</text:span></text:a> and <text:a xlink:type="simple" xlink:href="#the-fighter" text:style-name="Internet_20_link" text:visited-style-name="Visited_20_Internet_20_Link"><text:span text:style-name="Definition">fighters</text:span></text:a> instead throw one attack roll for each of their own <text:a xlink:type="simple" xlink:href="#hit-dice" text:style-name="Internet_20_link" text:visited-style-name="Visited_20_Internet_20_Link"><text:span text:style-name="Definition">hit die</text:span></text:a>.</text:p>
      <text:p text:style-name="Text_20_body"><text:soft-page-break/>When a single attack roll is used the attacker strikes according to his level (for characters) or number of <text:a xlink:type="simple" xlink:href="#the-numbers-of-hit-dice" text:style-name="Internet_20_link" text:visited-style-name="Visited_20_Internet_20_Link"><text:span text:style-name="Definition">hit dice</text:span></text:a> (for <text:a xlink:type="simple" xlink:href="#monsters_2" text:style-name="Internet_20_link" text:visited-style-name="Visited_20_Internet_20_Link"><text:span text:style-name="Definition">monsters</text:span></text:a>). When multiple attack rolls are used the attacker always strikes as a 1 <text:a xlink:type="simple" xlink:href="#hit-dice" text:style-name="Internet_20_link" text:visited-style-name="Visited_20_Internet_20_Link"><text:span text:style-name="Definition">hit die</text:span></text:a> <text:a xlink:type="simple" xlink:href="#monsters_2" text:style-name="Internet_20_link" text:visited-style-name="Visited_20_Internet_20_Link"><text:span text:style-name="Definition">monster</text:span></text:a>, regardless of how many levels or <text:a xlink:type="simple" xlink:href="#the-numbers-of-hit-dice" text:style-name="Internet_20_link" text:visited-style-name="Visited_20_Internet_20_Link"><text:span text:style-name="Definition">hit dice</text:span></text:a> he actually has.</text:p>
      <text:p text:style-name="Text_20_body">In either case attack rolls are adjusted for tactical factors, magic weaponry, and enchantments and the result compared to the target’s <text:a xlink:type="simple" xlink:href="#melee" text:style-name="Internet_20_link" text:visited-style-name="Visited_20_Internet_20_Link"><text:span text:style-name="Definition">armor class</text:span></text:a> on the attack matrix. A total equal to or greater than the number required indicates an effective <text:a xlink:type="simple" xlink:href="#turns" text:style-name="Internet_20_link" text:visited-style-name="Visited_20_Internet_20_Link"><text:span text:style-name="Definition">turn</text:span></text:a> of action (a “hit”). Anything less indicates an ineffective <text:a xlink:type="simple" xlink:href="#turns" text:style-name="Internet_20_link" text:visited-style-name="Visited_20_Internet_20_Link"><text:span text:style-name="Definition">turn</text:span></text:a> of action (a “miss”).</text:p>
      <text:h text:style-name="Heading_20_4" text:outline-level="4"><text:bookmark-start text:name="space-required"/>Space Required<text:bookmark-end text:name="space-required"/></text:h>
      <text:p text:style-name="First_20_paragraph">Note that <text:a xlink:type="simple" xlink:href="#melee_2" text:style-name="Internet_20_link" text:visited-style-name="Visited_20_Internet_20_Link"><text:span text:style-name="Definition">melee</text:span></text:a> requires space. The referee should allow perhaps three <text:a xlink:type="simple" xlink:href="#men" text:style-name="Internet_20_link" text:visited-style-name="Visited_20_Internet_20_Link"><text:span text:style-name="Definition">men</text:span></text:a> to stand abreast in a 10ft wide passage if they carry <text:a xlink:type="simple" xlink:href="#spears" text:style-name="Internet_20_link" text:visited-style-name="Visited_20_Internet_20_Link"><text:span text:style-name="Definition">spears</text:span></text:a>; swords and <text:a xlink:type="simple" xlink:href="#axes" text:style-name="Internet_20_link" text:visited-style-name="Visited_20_Internet_20_Link"><text:span text:style-name="Definition">axes</text:span></text:a> would require more space. Up to six <text:a xlink:type="simple" xlink:href="#men" text:style-name="Internet_20_link" text:visited-style-name="Visited_20_Internet_20_Link"><text:span text:style-name="Definition">men</text:span></text:a> can surround a single <text:a xlink:type="simple" xlink:href="#men" text:style-name="Internet_20_link" text:visited-style-name="Visited_20_Internet_20_Link"><text:span text:style-name="Definition">man</text:span></text:a>-sized target (with rear attacks striking at +2 to hit), while up to eight <text:a xlink:type="simple" xlink:href="#men" text:style-name="Internet_20_link" text:visited-style-name="Visited_20_Internet_20_Link"><text:span text:style-name="Definition">men</text:span></text:a> can surround a larger <text:a xlink:type="simple" xlink:href="#monsters_2" text:style-name="Internet_20_link" text:visited-style-name="Visited_20_Internet_20_Link"><text:span text:style-name="Definition">monster</text:span></text:a>.</text:p>
      <text:h text:style-name="Heading_20_4" text:outline-level="4"><text:bookmark-start text:name="parrying"/>Parrying<text:bookmark-end text:name="parrying"/></text:h>
      <text:p text:style-name="First_20_paragraph">A defender can forgo his attack to parry and cause an opponent to suffer a −4 attack penalty. Should his opponent miss because of this −4 penalty the defender’s weapon will be dashed from his grasp by a heavier weapon. If, on the other hand, his opponent misses regardless of this penalty the defender is allowed a counter-attack if equipped with a lighter weapon.</text:p>
      <text:h text:style-name="Heading_20_4" text:outline-level="4"><text:bookmark-start text:name="damage"/>Damage<text:bookmark-end text:name="damage"/></text:h>
      <text:p text:style-name="First_20_paragraph">If a single attack roll is used a hit will cause 1-6 <text:a xlink:type="simple" xlink:href="#the-numbers-of-hit-dice" text:style-name="Internet_20_link" text:visited-style-name="Visited_20_Internet_20_Link"><text:span text:style-name="Definition">hit points</text:span></text:a> of damage and be adjusted for <text:a xlink:type="simple" xlink:href="#strength" text:style-name="Internet_20_link" text:visited-style-name="Visited_20_Internet_20_Link"><text:span text:style-name="Definition">strength</text:span></text:a>, magical weaponry, and other factors. <text:a xlink:type="simple" xlink:href="#spears" text:style-name="Internet_20_link" text:visited-style-name="Visited_20_Internet_20_Link"><text:span text:style-name="Definition">Spears</text:span></text:a> set to receive a charge and charging lancers will instead cause 2-12 <text:a xlink:type="simple" xlink:href="#the-numbers-of-hit-dice" text:style-name="Internet_20_link" text:visited-style-name="Visited_20_Internet_20_Link"><text:span text:style-name="Definition">hit points</text:span></text:a> damage and large <text:a xlink:type="simple" xlink:href="#monsters_2" text:style-name="Internet_20_link" text:visited-style-name="Visited_20_Internet_20_Link"><text:span text:style-name="Definition">monsters</text:span></text:a> can cause more damage. If multiple attack rolls are used versus <text:a xlink:type="simple" xlink:href="#normal-types" text:style-name="Internet_20_link" text:visited-style-name="Visited_20_Internet_20_Link"><text:span text:style-name="Definition">normal-types</text:span></text:a>, each hit causes exactly 1-6 <text:a xlink:type="simple" xlink:href="#the-numbers-of-hit-dice" text:style-name="Internet_20_link" text:visited-style-name="Visited_20_Internet_20_Link"><text:span text:style-name="Definition">hit points</text:span></text:a> of damage; all other adjustments are already represented by the multiple attack rolls.</text:p>
      <text:p text:style-name="Text_20_body">Should any character be reduced to zero (or fewer) <text:a xlink:type="simple" xlink:href="#the-numbers-of-hit-dice" text:style-name="Internet_20_link" text:visited-style-name="Visited_20_Internet_20_Link"><text:span text:style-name="Definition">hit points</text:span></text:a>, he is slain. Whether or not sustaining damage will otherwise affect a character is left to the referee’s discretion. Any unresolved attacks of a slain character are wasted.</text:p>
      <text:h text:style-name="Heading_20_4" text:outline-level="4"><text:bookmark-start text:name="attacking-to-subdue"/>Attacking to Subdue<text:bookmark-end text:name="attacking-to-subdue"/></text:h>
      <text:p text:style-name="First_20_paragraph">Most intelligent <text:a xlink:type="simple" xlink:href="#monsters_2" text:style-name="Internet_20_link" text:visited-style-name="Visited_20_Internet_20_Link"><text:span text:style-name="Definition">monsters</text:span></text:a> (including <text:a xlink:type="simple" xlink:href="#man-types" text:style-name="Internet_20_link" text:visited-style-name="Visited_20_Internet_20_Link"><text:span text:style-name="Definition">man-types</text:span></text:a>) can be subdued and made to surrender if this <text:a xlink:type="simple" xlink:href="#intent" text:style-name="Internet_20_link" text:visited-style-name="Visited_20_Internet_20_Link"><text:span text:style-name="Definition">intent</text:span></text:a> is announced prior to attacks being resolved. <text:a xlink:type="simple" xlink:href="#damage" text:style-name="Internet_20_link" text:visited-style-name="Visited_20_Internet_20_Link"><text:span text:style-name="Definition">Damage</text:span></text:a> from subdual hits is recorded independently of <text:a xlink:type="simple" xlink:href="#damage" text:style-name="Internet_20_link" text:visited-style-name="Visited_20_Internet_20_Link"><text:span text:style-name="Definition">damage</text:span></text:a> from actual hits. After any <text:a xlink:type="simple" xlink:href="#turns" text:style-name="Internet_20_link" text:visited-style-name="Visited_20_Internet_20_Link"><text:span text:style-name="Definition">turn</text:span></text:a> in which <text:a xlink:type="simple" xlink:href="#damage" text:style-name="Internet_20_link" text:visited-style-name="Visited_20_Internet_20_Link"><text:span text:style-name="Definition">damage</text:span></text:a> is suffered the referee must determine the sum of subdual <text:a xlink:type="simple" xlink:href="#damage" text:style-name="Internet_20_link" text:visited-style-name="Visited_20_Internet_20_Link"><text:span text:style-name="Definition">damage</text:span></text:a> sustained as a percentage of actual <text:a xlink:type="simple" xlink:href="#the-numbers-of-hit-dice" text:style-name="Internet_20_link" text:visited-style-name="Visited_20_Internet_20_Link"><text:span text:style-name="Definition">hit points</text:span></text:a>. Confidence is then checked by throwing a hundred-sided die with any result lower than the percentage of subdual <text:a xlink:type="simple" xlink:href="#damage" text:style-name="Internet_20_link" text:visited-style-name="Visited_20_Internet_20_Link"><text:span text:style-name="Definition">damage</text:span></text:a> sustained indicating the <text:a xlink:type="simple" xlink:href="#monsters_2" text:style-name="Internet_20_link" text:visited-style-name="Visited_20_Internet_20_Link"><text:span text:style-name="Definition">monster</text:span></text:a> is subdued.</text:p>
      <text:p text:style-name="Text_20_body">Subdued <text:a xlink:type="simple" xlink:href="#monsters_2" text:style-name="Internet_20_link" text:visited-style-name="Visited_20_Internet_20_Link"><text:span text:style-name="Definition">monsters</text:span></text:a> will initially obey without <text:a xlink:type="simple" xlink:href="#reaction-and-morale-checks" text:style-name="Internet_20_link" text:visited-style-name="Visited_20_Internet_20_Link"><text:span text:style-name="Definition">reaction</text:span></text:a> checks and can be sold as slaves, pets, or curiosities or brought into service as <text:a xlink:type="simple" xlink:href="#retainers" text:style-name="Internet_20_link" text:visited-style-name="Visited_20_Internet_20_Link"><text:span text:style-name="Definition">retainers</text:span></text:a> if an acceptable offer is made.</text:p>
      <text:h text:style-name="Heading_20_3" text:outline-level="3"><text:bookmark-start text:name="overbearing"/><text:soft-page-break/>Overbearing<text:bookmark-end text:name="overbearing"/></text:h>
      <text:p text:style-name="First_20_paragraph">Man-types can grapple an enemy bare-handed in order to overpower and capture him without killing him.</text:p>
      <text:p text:style-name="Text_20_body">If the defender is armed, or is not a <text:a xlink:type="simple" xlink:href="#man-types" text:style-name="Internet_20_link" text:visited-style-name="Visited_20_Internet_20_Link"><text:span text:style-name="Definition">man-type</text:span></text:a>, each attacker must make a successful attack roll before being able to contribute to the overbearing attempt. Each contributing attacker throws a six-sided die for each of his own <text:a xlink:type="simple" xlink:href="#hit-dice" text:style-name="Internet_20_link" text:visited-style-name="Visited_20_Internet_20_Link"><text:span text:style-name="Definition">hit die</text:span></text:a> (although no more than six <text:a xlink:type="simple" xlink:href="#men" text:style-name="Internet_20_link" text:visited-style-name="Visited_20_Internet_20_Link"><text:span text:style-name="Definition">men</text:span></text:a> can attempt to overbear a single <text:a xlink:type="simple" xlink:href="#men" text:style-name="Internet_20_link" text:visited-style-name="Visited_20_Internet_20_Link"><text:span text:style-name="Definition">man</text:span></text:a> at a time).</text:p>
      <text:p text:style-name="Text_20_body">The defender then throws one six-sided die for each of his <text:a xlink:type="simple" xlink:href="#the-numbers-of-hit-dice" text:style-name="Internet_20_link" text:visited-style-name="Visited_20_Internet_20_Link"><text:span text:style-name="Definition">hit dice</text:span></text:a> and the totals are compared. If the attackers’ total is higher the defender will be hopelessly pinned. If the scores are equal the struggle is unresolved and can continue next <text:a xlink:type="simple" xlink:href="#turns" text:style-name="Internet_20_link" text:visited-style-name="Visited_20_Internet_20_Link"><text:span text:style-name="Definition">turn</text:span></text:a>. If the defender’s total is higher the attackers are thrown back 1" and unable to participate in the struggle next <text:a xlink:type="simple" xlink:href="#turns" text:style-name="Internet_20_link" text:visited-style-name="Visited_20_Internet_20_Link"><text:span text:style-name="Definition">turn</text:span></text:a>.</text:p>
      <text:h text:style-name="Heading_20_3" text:outline-level="3"><text:bookmark-start text:name="missile-fire"/>Missile Fire<text:bookmark-end text:name="missile-fire"/></text:h>
      <text:p text:style-name="First_20_paragraph">Missile fire is as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except that attack rolls represent shooting at range and are adjusted for <text:a xlink:type="simple" xlink:href="#dexterity" text:style-name="Internet_20_link" text:visited-style-name="Visited_20_Internet_20_Link"><text:span text:style-name="Definition">dexterity</text:span></text:a>. Short range fire (including most <text:a xlink:type="simple" xlink:href="#missile-fire" text:style-name="Internet_20_link" text:visited-style-name="Visited_20_Internet_20_Link"><text:span text:style-name="Definition">missiles</text:span></text:a> shot underground) is at +2 to hit. Hand-hurled <text:a xlink:type="simple" xlink:href="#missile-fire" text:style-name="Internet_20_link" text:visited-style-name="Visited_20_Internet_20_Link"><text:span text:style-name="Definition">missiles</text:span></text:a> are reckoned to always be at medium range and are thus at +1 to hit. Long range <text:a xlink:type="simple" xlink:href="#missile-fire" text:style-name="Internet_20_link" text:visited-style-name="Visited_20_Internet_20_Link"><text:span text:style-name="Definition">missile</text:span></text:a> fire is usually possible only outdoors and is at normal hit probability. <text:a xlink:type="simple" xlink:href="#bows" text:style-name="Internet_20_link" text:visited-style-name="Visited_20_Internet_20_Link"><text:span text:style-name="Definition">Bows</text:span></text:a> can throw two attack rolls per <text:a xlink:type="simple" xlink:href="#turns" text:style-name="Internet_20_link" text:visited-style-name="Visited_20_Internet_20_Link"><text:span text:style-name="Definition">turn</text:span></text:a> if stationary. All <text:a xlink:type="simple" xlink:href="#missile-fire" text:style-name="Internet_20_link" text:visited-style-name="Visited_20_Internet_20_Link"><text:span text:style-name="Definition">missile</text:span></text:a> fire on the <text:a xlink:type="simple" xlink:href="#time-and-movement_2" text:style-name="Internet_20_link" text:visited-style-name="Visited_20_Internet_20_Link"><text:span text:style-name="Definition">move</text:span></text:a> (other than <text:a xlink:type="simple" xlink:href="#elves_1" text:style-name="Internet_20_link" text:visited-style-name="Visited_20_Internet_20_Link"><text:span text:style-name="Definition">elves</text:span></text:a> firing <text:a xlink:type="simple" xlink:href="#bows" text:style-name="Internet_20_link" text:visited-style-name="Visited_20_Internet_20_Link"><text:span text:style-name="Definition">bows</text:span></text:a>) is at −2 to hit. Firing from or into <text:a xlink:type="simple" xlink:href="#melee_2" text:style-name="Internet_20_link" text:visited-style-name="Visited_20_Internet_20_Link"><text:span text:style-name="Definition">melee</text:span></text:a> is not normally allowed.</text:p>
      <text:p text:style-name="Text_20_body">Fireballs, <text:a xlink:type="simple" xlink:href="#lightning-bolt" text:style-name="Internet_20_link" text:visited-style-name="Visited_20_Internet_20_Link"><text:span text:style-name="Definition">lightning bolts</text:span></text:a>, and like <text:a xlink:type="simple" xlink:href="#missile-fire" text:style-name="Internet_20_link" text:visited-style-name="Visited_20_Internet_20_Link"><text:span text:style-name="Definition">missiles</text:span></text:a> must occupy their full area of effect. Hurling these into confined <text:a xlink:type="simple" xlink:href="#space-required" text:style-name="Internet_20_link" text:visited-style-name="Visited_20_Internet_20_Link"><text:span text:style-name="Definition">spaces</text:span></text:a> will cause them to rebound off walls to fill the necessary <text:a xlink:type="simple" xlink:href="#space-required" text:style-name="Internet_20_link" text:visited-style-name="Visited_20_Internet_20_Link"><text:span text:style-name="Definition">space</text:span></text:a>, including back towards the caster.</text:p>
      <text:h text:style-name="Heading_20_3" text:outline-level="3"><text:bookmark-start text:name="morale"/>Morale<text:bookmark-end text:name="morale"/></text:h>
      <text:p text:style-name="First_20_paragraph">A <text:a xlink:type="simple" xlink:href="#reaction-and-morale-checks" text:style-name="Internet_20_link" text:visited-style-name="Visited_20_Internet_20_Link"><text:span text:style-name="Definition">morale</text:span></text:a> check can be used to determine how <text:a xlink:type="simple" xlink:href="#monsters_2" text:style-name="Internet_20_link" text:visited-style-name="Visited_20_Internet_20_Link"><text:span text:style-name="Definition">monsters</text:span></text:a> (including <text:a xlink:type="simple" xlink:href="#man-types" text:style-name="Internet_20_link" text:visited-style-name="Visited_20_Internet_20_Link"><text:span text:style-name="Definition">man-types</text:span></text:a>) will <text:a xlink:type="simple" xlink:href="#monster-reaction" text:style-name="Internet_20_link" text:visited-style-name="Visited_20_Internet_20_Link"><text:span text:style-name="Definition">react</text:span></text:a> in potentially life-threatening circumstances.</text:p>
      <text:p text:style-name="Text_20_body">The referee alone adjudicates when <text:a xlink:type="simple" xlink:href="#reaction-and-morale-checks" text:style-name="Internet_20_link" text:visited-style-name="Visited_20_Internet_20_Link"><text:span text:style-name="Definition">morale</text:span></text:a> should be checked but will normally do so whenever potentially deadly circumstances occur. Thus, <text:a xlink:type="simple" xlink:href="#hirelings" text:style-name="Internet_20_link" text:visited-style-name="Visited_20_Internet_20_Link"><text:span text:style-name="Definition">hireling</text:span></text:a> or <text:a xlink:type="simple" xlink:href="#retainers" text:style-name="Internet_20_link" text:visited-style-name="Visited_20_Internet_20_Link"><text:span text:style-name="Definition">retainer</text:span></text:a> <text:a xlink:type="simple" xlink:href="#reaction-and-morale-checks" text:style-name="Internet_20_link" text:visited-style-name="Visited_20_Internet_20_Link"><text:span text:style-name="Definition">morale</text:span></text:a> would be checked when a deadly <text:a xlink:type="simple" xlink:href="#tricks-and-traps" text:style-name="Internet_20_link" text:visited-style-name="Visited_20_Internet_20_Link"><text:span text:style-name="Definition">trap</text:span></text:a> is sprung, when attacked by <text:a xlink:type="simple" xlink:href="#surprise" text:style-name="Internet_20_link" text:visited-style-name="Visited_20_Internet_20_Link"><text:span text:style-name="Definition">surprise</text:span></text:a>, when losing a battle (at one-third losses), when a leader is slain, captured, or routed.</text:p>
      <text:p text:style-name="Text_20_body">Particularly fearsome foes including the greater <text:a xlink:type="simple" xlink:href="#dragons" text:style-name="Internet_20_link" text:visited-style-name="Visited_20_Internet_20_Link"><text:span text:style-name="Definition">dragons</text:span></text:a> and <text:a xlink:type="simple" xlink:href="#rocs" text:style-name="Internet_20_link" text:visited-style-name="Visited_20_Internet_20_Link"><text:span text:style-name="Definition">rocs</text:span></text:a>, <text:a xlink:type="simple" xlink:href="#wraiths" text:style-name="Internet_20_link" text:visited-style-name="Visited_20_Internet_20_Link"><text:span text:style-name="Definition">wraiths</text:span></text:a>, and 8th (or higher) level <text:a xlink:type="simple" xlink:href="#the-fighter" text:style-name="Internet_20_link" text:visited-style-name="Visited_20_Internet_20_Link"><text:span text:style-name="Definition">fighters</text:span></text:a> will cause <text:a xlink:type="simple" xlink:href="#normal-types" text:style-name="Internet_20_link" text:visited-style-name="Visited_20_Internet_20_Link"><text:span text:style-name="Definition">normal-types</text:span></text:a> (including player characters) to check <text:a xlink:type="simple" xlink:href="#reaction-and-morale-checks" text:style-name="Internet_20_link" text:visited-style-name="Visited_20_Internet_20_Link"><text:span text:style-name="Definition">morale</text:span></text:a> merely by attacking.</text:p>
      <text:h text:style-name="Heading_20_4" text:outline-level="4"><text:bookmark-start text:name="morale-checks"/>Morale Checks<text:bookmark-end text:name="morale-checks"/></text:h>
      <text:p text:style-name="First_20_paragraph">The players have their own <text:a xlink:type="simple" xlink:href="#reaction-and-morale-checks" text:style-name="Internet_20_link" text:visited-style-name="Visited_20_Internet_20_Link"><text:span text:style-name="Definition">morale</text:span></text:a> so their characters are not subject to <text:a xlink:type="simple" xlink:href="#reaction-and-morale-checks" text:style-name="Internet_20_link" text:visited-style-name="Visited_20_Internet_20_Link"><text:span text:style-name="Definition">morale</text:span></text:a> checks unless compelled by magic or other <text:a xlink:type="simple" xlink:href="#heroic-types" text:style-name="Internet_20_link" text:visited-style-name="Visited_20_Internet_20_Link"><text:span text:style-name="Definition">super-normal</text:span></text:a> threat. It may, however, be necessary to check the <text:soft-page-break/><text:a xlink:type="simple" xlink:href="#reaction-and-morale-checks" text:style-name="Internet_20_link" text:visited-style-name="Visited_20_Internet_20_Link"><text:span text:style-name="Definition">morale</text:span></text:a> of <text:a xlink:type="simple" xlink:href="#monsters_2" text:style-name="Internet_20_link" text:visited-style-name="Visited_20_Internet_20_Link"><text:span text:style-name="Definition">monsters</text:span></text:a> (including <text:a xlink:type="simple" xlink:href="#man-types" text:style-name="Internet_20_link" text:visited-style-name="Visited_20_Internet_20_Link"><text:span text:style-name="Definition">man-types</text:span></text:a>) either fighting the players or serving them. Unintelligent <text:a xlink:type="simple" xlink:href="#monsters_2" text:style-name="Internet_20_link" text:visited-style-name="Visited_20_Internet_20_Link"><text:span text:style-name="Definition">monsters</text:span></text:a> need never check <text:a xlink:type="simple" xlink:href="#reaction-and-morale-checks" text:style-name="Internet_20_link" text:visited-style-name="Visited_20_Internet_20_Link"><text:span text:style-name="Definition">morale</text:span></text:a>.</text:p>
      <text:p text:style-name="Text_20_body">A <text:a xlink:type="simple" xlink:href="#reaction-and-morale-checks" text:style-name="Internet_20_link" text:visited-style-name="Visited_20_Internet_20_Link"><text:span text:style-name="Definition">morale</text:span></text:a> check is made by throwing two six-sided <text:a xlink:type="simple" xlink:href="#the-dice_1" text:style-name="Internet_20_link" text:visited-style-name="Visited_20_Internet_20_Link"><text:span text:style-name="Definition">dice</text:span></text:a> for the affected party. The total is adjusted for <text:a xlink:type="simple" xlink:href="#retainer-loyalty" text:style-name="Internet_20_link" text:visited-style-name="Visited_20_Internet_20_Link"><text:span text:style-name="Definition">loyalty</text:span></text:a>, <text:a xlink:type="simple" xlink:href="#monsters_2" text:style-name="Internet_20_link" text:visited-style-name="Visited_20_Internet_20_Link"><text:span text:style-name="Definition">monster</text:span></text:a> type, and other circumstances as appropriate.</text:p>
      <text:h text:style-name="Heading_20_4" text:outline-level="4"><text:bookmark-start text:name="adjustments-to-morale-check"/>Adjustments to Morale Check<text:bookmark-end text:name="adjustments-to-morale-check"/></text:h>
      <text:p text:style-name="First_20_paragraph">Monsters are assumed to have <text:a xlink:type="simple" xlink:href="#reaction-and-morale-checks" text:style-name="Internet_20_link" text:visited-style-name="Visited_20_Internet_20_Link"><text:span text:style-name="Definition">morale</text:span></text:a> adjustments as stated in the <text:a xlink:type="simple" xlink:href="#explanation-of-monsters" text:style-name="Internet_20_link" text:visited-style-name="Visited_20_Internet_20_Link"><text:span text:style-name="Definition">explanation of monsters</text:span></text:a>; however, the referee may wish to ascribe a <text:a xlink:type="simple" xlink:href="#retainer-loyalty" text:style-name="Internet_20_link" text:visited-style-name="Visited_20_Internet_20_Link"><text:span text:style-name="Definition">loyalty</text:span></text:a> score to particular individuals. This can be done in the same manner as for <text:a xlink:type="simple" xlink:href="#hirelings" text:style-name="Internet_20_link" text:visited-style-name="Visited_20_Internet_20_Link"><text:span text:style-name="Definition">hirelings</text:span></text:a> or <text:a xlink:type="simple" xlink:href="#retainers" text:style-name="Internet_20_link" text:visited-style-name="Visited_20_Internet_20_Link"><text:span text:style-name="Definition">retainers</text:span></text:a> serving the players (by summing three six-sided <text:a xlink:type="simple" xlink:href="#the-dice_1" text:style-name="Internet_20_link" text:visited-style-name="Visited_20_Internet_20_Link"><text:span text:style-name="Definition">dice</text:span></text:a>) or by edict. High or low <text:a xlink:type="simple" xlink:href="#retainer-loyalty" text:style-name="Internet_20_link" text:visited-style-name="Visited_20_Internet_20_Link"><text:span text:style-name="Definition">loyalty</text:span></text:a> would adjust a <text:a xlink:type="simple" xlink:href="#monsters_2" text:style-name="Internet_20_link" text:visited-style-name="Visited_20_Internet_20_Link"><text:span text:style-name="Definition">monster’s</text:span></text:a> <text:a xlink:type="simple" xlink:href="#reaction-and-morale-checks" text:style-name="Internet_20_link" text:visited-style-name="Visited_20_Internet_20_Link"><text:span text:style-name="Definition">morale</text:span></text:a> checks accordingly, overruling the generic <text:a xlink:type="simple" xlink:href="#reaction-and-morale-checks" text:style-name="Internet_20_link" text:visited-style-name="Visited_20_Internet_20_Link"><text:span text:style-name="Definition">morale</text:span></text:a> adjustments given in the <text:a xlink:type="simple" xlink:href="#explanation-of-monsters" text:style-name="Internet_20_link" text:visited-style-name="Visited_20_Internet_20_Link"><text:span text:style-name="Definition">explanation of monsters</text:span></text:a>.</text:p>
      <text:p text:style-name="Text_20_body">The referee can also adjust <text:a xlink:type="simple" xlink:href="#reaction-and-morale-checks" text:style-name="Internet_20_link" text:visited-style-name="Visited_20_Internet_20_Link"><text:span text:style-name="Definition">morale</text:span></text:a> checks for specific circumstances including:</text:p>
      <text:list xml:id="list2747502150" text:style-name="L6">
        <text:list-item>
          <text:p text:style-name="P7">Those fighting alongside a 4th (or higher) level <text:a xlink:type="simple" xlink:href="#the-fighter" text:style-name="Internet_20_link" text:visited-style-name="Visited_20_Internet_20_Link"><text:span text:style-name="Definition">fighter</text:span></text:a> adjust their <text:a xlink:type="simple" xlink:href="#reaction-and-morale-checks" text:style-name="Internet_20_link" text:visited-style-name="Visited_20_Internet_20_Link"><text:span text:style-name="Definition">morale</text:span></text:a> by +1,</text:p>
        </text:list-item>
        <text:list-item>
          <text:p text:style-name="P7">Evil sorts fighting alongside a <text:a xlink:type="simple" xlink:href="#wraiths" text:style-name="Internet_20_link" text:visited-style-name="Visited_20_Internet_20_Link"><text:span text:style-name="Definition">wraith</text:span></text:a> adjust their <text:a xlink:type="simple" xlink:href="#reaction-and-morale-checks" text:style-name="Internet_20_link" text:visited-style-name="Visited_20_Internet_20_Link"><text:span text:style-name="Definition">morale</text:span></text:a> by +1,</text:p>
        </text:list-item>
        <text:list-item>
          <text:p text:style-name="P7">A <text:a xlink:type="simple" xlink:href="#bless" text:style-name="Internet_20_link" text:visited-style-name="Visited_20_Internet_20_Link"><text:span text:style-name="Definition">bless</text:span></text:a> spell adjusts <text:a xlink:type="simple" xlink:href="#reaction-and-morale-checks" text:style-name="Internet_20_link" text:visited-style-name="Visited_20_Internet_20_Link"><text:span text:style-name="Definition">morale</text:span></text:a> checks of those affected by +1,</text:p>
        </text:list-item>
        <text:list-item>
          <text:p text:style-name="P7"><text:a xlink:type="simple" xlink:href="#orcs" text:style-name="Internet_20_link" text:visited-style-name="Visited_20_Internet_20_Link"><text:span text:style-name="Definition">Orcs</text:span></text:a>, <text:a xlink:type="simple" xlink:href="#goblins" text:style-name="Internet_20_link" text:visited-style-name="Visited_20_Internet_20_Link"><text:span text:style-name="Definition">goblins</text:span></text:a>, and <text:a xlink:type="simple" xlink:href="#hobgoblins" text:style-name="Internet_20_link" text:visited-style-name="Visited_20_Internet_20_Link"><text:span text:style-name="Definition">hobgoblins</text:span></text:a> suffer a −1 <text:a xlink:type="simple" xlink:href="#reaction-and-morale-checks" text:style-name="Internet_20_link" text:visited-style-name="Visited_20_Internet_20_Link"><text:span text:style-name="Definition">morale</text:span></text:a> penalty in daylight,</text:p>
        </text:list-item>
        <text:list-item>
          <text:p text:style-name="P7"><text:a xlink:type="simple" xlink:href="#ghouls" text:style-name="Internet_20_link" text:visited-style-name="Visited_20_Internet_20_Link"><text:span text:style-name="Definition">Ghouls</text:span></text:a>, <text:a xlink:type="simple" xlink:href="#wights" text:style-name="Internet_20_link" text:visited-style-name="Visited_20_Internet_20_Link"><text:span text:style-name="Definition">wights</text:span></text:a>, and <text:a xlink:type="simple" xlink:href="#wraiths" text:style-name="Internet_20_link" text:visited-style-name="Visited_20_Internet_20_Link"><text:span text:style-name="Definition">wraiths</text:span></text:a> suffer a −2 <text:a xlink:type="simple" xlink:href="#reaction-and-morale-checks" text:style-name="Internet_20_link" text:visited-style-name="Visited_20_Internet_20_Link"><text:span text:style-name="Definition">morale</text:span></text:a> penalty in daylight,</text:p>
        </text:list-item>
        <text:list-item>
          <text:p text:style-name="P7"><text:a xlink:type="simple" xlink:href="#kobolds" text:style-name="Internet_20_link" text:visited-style-name="Visited_20_Internet_20_Link"><text:span text:style-name="Definition">Kobolds</text:span></text:a> suffer a −1 <text:a xlink:type="simple" xlink:href="#reaction-and-morale-checks" text:style-name="Internet_20_link" text:visited-style-name="Visited_20_Internet_20_Link"><text:span text:style-name="Definition">morale</text:span></text:a> penalty unless they are defending their lair and outnumber their enemies by at least 3 to 1,</text:p>
        </text:list-item>
        <text:list-item>
          <text:p text:style-name="P7"><text:a xlink:type="simple" xlink:href="#mermen" text:style-name="Internet_20_link" text:visited-style-name="Visited_20_Internet_20_Link"><text:span text:style-name="Definition">Mermen</text:span></text:a> suffer a −2 <text:a xlink:type="simple" xlink:href="#reaction-and-morale-checks" text:style-name="Internet_20_link" text:visited-style-name="Visited_20_Internet_20_Link"><text:span text:style-name="Definition">morale</text:span></text:a> penalty on land.</text:p>
        </text:list-item>
      </text:list>
      <text:p text:style-name="First_20_paragraph">See the <text:a xlink:type="simple" xlink:href="#explanation-of-monsters" text:style-name="Internet_20_link" text:visited-style-name="Visited_20_Internet_20_Link"><text:span text:style-name="Definition">explanation of monsters</text:span></text:a> for further cases.</text:p>
      <text:h text:style-name="Heading_20_4" text:outline-level="4"><text:bookmark-start text:name="morale-check-outcome"/>Morale Check Outcome<text:bookmark-end text:name="morale-check-outcome"/></text:h>
      <text:p text:style-name="First_20_paragraph">The referee can determine <text:a xlink:type="simple" xlink:href="#monsters_2" text:style-name="Internet_20_link" text:visited-style-name="Visited_20_Internet_20_Link"><text:span text:style-name="Definition">monsters’</text:span></text:a> (or <text:a xlink:type="simple" xlink:href="#retainers" text:style-name="Internet_20_link" text:visited-style-name="Visited_20_Internet_20_Link"><text:span text:style-name="Definition">retainers’</text:span></text:a>) behavior for the next <text:a xlink:type="simple" xlink:href="#turns" text:style-name="Internet_20_link" text:visited-style-name="Visited_20_Internet_20_Link"><text:span text:style-name="Definition">turn</text:span></text:a> by throwing a <text:a xlink:type="simple" xlink:href="#reaction-and-morale-checks" text:style-name="Internet_20_link" text:visited-style-name="Visited_20_Internet_20_Link"><text:span text:style-name="Definition">morale</text:span></text:a> check and consulting the <text:a xlink:type="simple" xlink:href="#reaction-and-morale-checks" text:style-name="Internet_20_link" text:visited-style-name="Visited_20_Internet_20_Link"><text:span text:style-name="Definition">morale</text:span></text:a> check table.</text:p>
      <text:p text:style-name="Text_20_body">The referee should interpret the outcome by considering the capabilities and disposition of the affected party; non-combatants would not attack, troops defending a fortification would not abandon their advantage, and so on.</text:p>
      <text:h text:style-name="Heading_20_3" text:outline-level="3"><text:bookmark-start text:name="healing"/>Healing<text:bookmark-end text:name="healing"/></text:h>
      <text:p text:style-name="First_20_paragraph">Lost <text:a xlink:type="simple" xlink:href="#the-numbers-of-hit-dice" text:style-name="Internet_20_link" text:visited-style-name="Visited_20_Internet_20_Link"><text:span text:style-name="Definition">hit points</text:span></text:a> can be recovered by magical means and by ordinary <text:a xlink:type="simple" xlink:href="#resting" text:style-name="Internet_20_link" text:visited-style-name="Visited_20_Internet_20_Link"><text:span text:style-name="Definition">rest</text:span></text:a>, albeit at a much slower rate. One <text:a xlink:type="simple" xlink:href="#the-numbers-of-hit-dice" text:style-name="Internet_20_link" text:visited-style-name="Visited_20_Internet_20_Link"><text:span text:style-name="Definition">hit point</text:span></text:a> is regained for every two days of complete <text:a xlink:type="simple" xlink:href="#resting" text:style-name="Internet_20_link" text:visited-style-name="Visited_20_Internet_20_Link"><text:span text:style-name="Definition">rest</text:span></text:a> in which no other productive activity can be undertaken.</text:p>
      <text:h text:style-name="Heading_20_3" text:outline-level="3"><text:bookmark-start text:name="mounted-combat"/>Mounted Combat<text:bookmark-end text:name="mounted-combat"/></text:h>
      <text:h text:style-name="Heading_20_4" text:outline-level="4"><text:bookmark-start text:name="jousting"/>Jousting!<text:bookmark-end text:name="jousting"/></text:h>
      <text:p text:style-name="First_20_paragraph">Jousts are knightly contests of <text:a xlink:type="simple" xlink:href="#mounted-combat" text:style-name="Internet_20_link" text:visited-style-name="Visited_20_Internet_20_Link"><text:span text:style-name="Definition">mounted</text:span></text:a> <text:a xlink:type="simple" xlink:href="#combat" text:style-name="Internet_20_link" text:visited-style-name="Visited_20_Internet_20_Link"><text:span text:style-name="Definition">combat</text:span></text:a>. A <text:a xlink:type="simple" xlink:href="#the-fighter" text:style-name="Internet_20_link" text:visited-style-name="Visited_20_Internet_20_Link"><text:span text:style-name="Definition">fighter</text:span></text:a> must possess <text:a xlink:type="simple" xlink:href="#armor-and-shields" text:style-name="Internet_20_link" text:visited-style-name="Visited_20_Internet_20_Link"><text:span text:style-name="Definition">armor</text:span></text:a>, <text:a xlink:type="simple" xlink:href="#armor-and-shields" text:style-name="Internet_20_link" text:visited-style-name="Visited_20_Internet_20_Link"><text:span text:style-name="Definition">shield</text:span></text:a>, <text:a xlink:type="simple" xlink:href="#magical-helms" text:style-name="Internet_20_link" text:visited-style-name="Visited_20_Internet_20_Link"><text:span text:style-name="Definition">helm</text:span></text:a>, <text:soft-page-break/>mount, and at least one lance to participate.</text:p>
      <text:p text:style-name="Text_20_body">A joust is scored as the best of three tilts in which two <text:a xlink:type="simple" xlink:href="#mounted-combat" text:style-name="Internet_20_link" text:visited-style-name="Visited_20_Internet_20_Link"><text:span text:style-name="Definition">mounted</text:span></text:a> knights enter the lists and, separated by a barrier, make an unimpeded charge at one another with the objective of unhorsing the opponent. Each throws a single, simultaneous attack roll adjusted for the quality of his mount: <text:a xlink:type="simple" xlink:href="#horses" text:style-name="Internet_20_link" text:visited-style-name="Visited_20_Internet_20_Link"><text:span text:style-name="Definition">destrier</text:span></text:a> +8, <text:a xlink:type="simple" xlink:href="#horses" text:style-name="Internet_20_link" text:visited-style-name="Visited_20_Internet_20_Link"><text:span text:style-name="Definition">war horse</text:span></text:a> +6, riding or <text:a xlink:type="simple" xlink:href="#horses" text:style-name="Internet_20_link" text:visited-style-name="Visited_20_Internet_20_Link"><text:span text:style-name="Definition">draft horse</text:span></text:a> +2. On a hit throw two six-sided <text:a xlink:type="simple" xlink:href="#the-dice_1" text:style-name="Internet_20_link" text:visited-style-name="Visited_20_Internet_20_Link"><text:span text:style-name="Definition">dice</text:span></text:a> and consult the jousting table. For sport the lesser of the two <text:a xlink:type="simple" xlink:href="#the-dice_1" text:style-name="Internet_20_link" text:visited-style-name="Visited_20_Internet_20_Link"><text:span text:style-name="Definition">dice</text:span></text:a> indicates <text:a xlink:type="simple" xlink:href="#damage" text:style-name="Internet_20_link" text:visited-style-name="Visited_20_Internet_20_Link"><text:span text:style-name="Definition">damage</text:span></text:a> sustained; in war <text:a xlink:type="simple" xlink:href="#damage" text:style-name="Internet_20_link" text:visited-style-name="Visited_20_Internet_20_Link"><text:span text:style-name="Definition">damage</text:span></text:a> is the sum of both <text:a xlink:type="simple" xlink:href="#the-dice_1" text:style-name="Internet_20_link" text:visited-style-name="Visited_20_Internet_20_Link"><text:span text:style-name="Definition">dice</text:span></text:a>.</text:p>
      <text:p text:style-name="Text_20_body">A glancing blow scores no points. Breaking a lance upon the opponent scores one point, or three points upon the opponent’s <text:a xlink:type="simple" xlink:href="#magical-helms" text:style-name="Internet_20_link" text:visited-style-name="Visited_20_Internet_20_Link"><text:span text:style-name="Definition">helmet</text:span></text:a>. Unhorsing the opponent scores ten points. If a knight cannot continue due to injury he loses. The loser forfeits his mount or a grander wager by prior arrangement.</text:p>
      <text:h text:style-name="Heading_20_4" text:outline-level="4"><text:bookmark-start text:name="mounted-men-attacking"/>Mounted Men Attacking<text:bookmark-end text:name="mounted-men-attacking"/></text:h>
      <text:p text:style-name="First_20_paragraph">Charging lancers attack at +4 and cau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use the jousting table to determine broken lances and unhorsing. Otherwise, <text:a xlink:type="simple" xlink:href="#mounted-combat" text:style-name="Internet_20_link" text:visited-style-name="Visited_20_Internet_20_Link"><text:span text:style-name="Definition">mounted</text:span></text:a> <text:a xlink:type="simple" xlink:href="#man-types" text:style-name="Internet_20_link" text:visited-style-name="Visited_20_Internet_20_Link"><text:span text:style-name="Definition">man-types</text:span></text:a> attack those on foot at +2. <text:a xlink:type="simple" xlink:href="#mounted-combat" text:style-name="Internet_20_link" text:visited-style-name="Visited_20_Internet_20_Link"><text:span text:style-name="Definition">Mounted</text:span></text:a> <text:a xlink:type="simple" xlink:href="#horses" text:style-name="Internet_20_link" text:visited-style-name="Visited_20_Internet_20_Link"><text:span text:style-name="Definition">war horses</text:span></text:a> and <text:a xlink:type="simple" xlink:href="#wolves-giant" text:style-name="Internet_20_link" text:visited-style-name="Visited_20_Internet_20_Link"><text:span text:style-name="Definition">giant wolves</text:span></text:a> can also attack enemies on foot, having one attack roll per <text:a xlink:type="simple" xlink:href="#turns" text:style-name="Internet_20_link" text:visited-style-name="Visited_20_Internet_20_Link"><text:span text:style-name="Definition">turn</text:span></text:a> even versus <text:a xlink:type="simple" xlink:href="#normal-types" text:style-name="Internet_20_link" text:visited-style-name="Visited_20_Internet_20_Link"><text:span text:style-name="Definition">normal-types</text:span></text:a>.</text:p>
      <text:h text:style-name="Heading_20_4" text:outline-level="4"><text:bookmark-start text:name="attacking-mounted-men"/>Attacking Mounted Men<text:bookmark-end text:name="attacking-mounted-men"/></text:h>
      <text:p text:style-name="First_20_paragraph">Man-sized characters on foot attack <text:a xlink:type="simple" xlink:href="#mounted-combat" text:style-name="Internet_20_link" text:visited-style-name="Visited_20_Internet_20_Link"><text:span text:style-name="Definition">mounted</text:span></text:a> <text:a xlink:type="simple" xlink:href="#man-types" text:style-name="Internet_20_link" text:visited-style-name="Visited_20_Internet_20_Link"><text:span text:style-name="Definition">man-types</text:span></text:a> at −2.</text:p>
      <text:h text:style-name="Heading_20_4" text:outline-level="4"><text:bookmark-start text:name="shooting-at-mounted-men"/>Shooting at Mounted Men<text:bookmark-end text:name="shooting-at-mounted-men"/></text:h>
      <text:p text:style-name="First_20_paragraph">Missile fire against <text:a xlink:type="simple" xlink:href="#mounted-combat" text:style-name="Internet_20_link" text:visited-style-name="Visited_20_Internet_20_Link"><text:span text:style-name="Definition">mounted</text:span></text:a> <text:a xlink:type="simple" xlink:href="#normal-types" text:style-name="Internet_20_link" text:visited-style-name="Visited_20_Internet_20_Link"><text:span text:style-name="Definition">normal-types</text:span></text:a> is likewise penalized by −2. A <text:a xlink:type="simple" xlink:href="#mounted-combat" text:style-name="Internet_20_link" text:visited-style-name="Visited_20_Internet_20_Link"><text:span text:style-name="Definition">mounted</text:span></text:a> <text:a xlink:type="simple" xlink:href="#heroic-types" text:style-name="Internet_20_link" text:visited-style-name="Visited_20_Internet_20_Link"><text:span text:style-name="Definition">heroic-type</text:span></text:a> is subject to <text:a xlink:type="simple" xlink:href="#missile-fire" text:style-name="Internet_20_link" text:visited-style-name="Visited_20_Internet_20_Link"><text:span text:style-name="Definition">missile</text:span></text:a> fire only on a six-sided die throw of 5-6; otherwise his mount is subject to that <text:a xlink:type="simple" xlink:href="#missile-fire" text:style-name="Internet_20_link" text:visited-style-name="Visited_20_Internet_20_Link"><text:span text:style-name="Definition">missile</text:span></text:a> fire.</text:p>
      <text:p text:style-name="Text_20_body">Any hit on a rider will unhorse him on a six-sided die throw of 6. He will crash to the ground and be stunned for the remainder of the <text:a xlink:type="simple" xlink:href="#turns" text:style-name="Internet_20_link" text:visited-style-name="Visited_20_Internet_20_Link"><text:span text:style-name="Definition">turn</text:span></text:a> and, if he throws 1-4 on a six-sided die, for all of the following <text:a xlink:type="simple" xlink:href="#turns" text:style-name="Internet_20_link" text:visited-style-name="Visited_20_Internet_20_Link"><text:span text:style-name="Definition">turn</text:span></text:a> in addition. Should a rider or his mount be slain he is likewise unhorsed.</text:p>
      <text:h text:style-name="Heading_20_3" text:outline-level="3"><text:bookmark-start text:name="saving-throws"/>Saving Throws<text:bookmark-end text:name="saving-throws"/></text:h>
      <text:p text:style-name="First_20_paragraph">Saving throws are used when deadly threats occur. They represent one last chance to avert disaster. Players throw for their characters and the referee throws for the <text:a xlink:type="simple" xlink:href="#monsters_2" text:style-name="Internet_20_link" text:visited-style-name="Visited_20_Internet_20_Link"><text:span text:style-name="Definition">monsters</text:span></text:a>. If either throws equal to or greater than the indicated number in the required category the direst consequences are avoided. Anything less invites disaster.</text:p>
      <text:h text:style-name="Heading_20_5" text:outline-level="5"><text:bookmark-start text:name="poison"/>Poison<text:bookmark-end text:name="poison"/></text:h>
      <text:p text:style-name="First_20_paragraph">includes diseases and all deadly biological attacks such as <text:a xlink:type="simple" xlink:href="#snakes-giant-and-large" text:style-name="Internet_20_link" text:visited-style-name="Visited_20_Internet_20_Link"><text:span text:style-name="Definition">snake</text:span></text:a> bites, <text:a xlink:type="simple" xlink:href="#scorpions-giant" text:style-name="Internet_20_link" text:visited-style-name="Visited_20_Internet_20_Link"><text:span text:style-name="Definition">scorpion</text:span></text:a>, <text:a xlink:type="simple" xlink:href="#spiders-giant-and-large" text:style-name="Internet_20_link" text:visited-style-name="Visited_20_Internet_20_Link"><text:span text:style-name="Definition">spider</text:span></text:a> or <text:a xlink:type="simple" xlink:href="#wyverns" text:style-name="Internet_20_link" text:visited-style-name="Visited_20_Internet_20_Link"><text:span text:style-name="Definition">wyvern</text:span></text:a> stings, imbibing poisoned wine, and wounds from envenomed weapons. This category is <text:soft-page-break/>also used against the <text:a xlink:type="simple" xlink:href="#cloudkill" text:style-name="Internet_20_link" text:visited-style-name="Visited_20_Internet_20_Link"><text:span text:style-name="Definition">cloudkill</text:span></text:a> and <text:a xlink:type="simple" xlink:href="#slaying-spell" text:style-name="Internet_20_link" text:visited-style-name="Visited_20_Internet_20_Link"><text:span text:style-name="Definition">slaying spells</text:span></text:a>.</text:p>
      <text:h text:style-name="Heading_20_5" text:outline-level="5"><text:bookmark-start text:name="wands-and-rays"/>Wands and Rays<text:bookmark-end text:name="wands-and-rays"/></text:h>
      <text:p text:style-name="First_20_paragraph">includes rays, beams, and other attacks which can be dodged or deflected including <text:a xlink:type="simple" xlink:href="#staves-and-wands" text:style-name="Internet_20_link" text:visited-style-name="Visited_20_Internet_20_Link"><text:span text:style-name="Definition">wands</text:span></text:a> of paralysis and lightning. This category is also used against the <text:a xlink:type="simple" xlink:href="#disintegrate" text:style-name="Internet_20_link" text:visited-style-name="Visited_20_Internet_20_Link"><text:span text:style-name="Definition">disintegrate</text:span></text:a>, finger of death, and <text:a xlink:type="simple" xlink:href="#lightning-bolt" text:style-name="Internet_20_link" text:visited-style-name="Visited_20_Internet_20_Link"><text:span text:style-name="Definition">lightning bolt</text:span></text:a> <text:a xlink:type="simple" xlink:href="#explanation-of-spells" text:style-name="Internet_20_link" text:visited-style-name="Visited_20_Internet_20_Link"><text:span text:style-name="Definition">spells</text:span></text:a>.</text:p>
      <text:h text:style-name="Heading_20_5" text:outline-level="5"><text:bookmark-start text:name="paralysis-and-petrification"/>Paralysis and Petrification<text:bookmark-end text:name="paralysis-and-petrification"/></text:h>
      <text:p text:style-name="First_20_paragraph">includes gross physiological attacks such as paralysis by contact with a <text:a xlink:type="simple" xlink:href="#a-gelatinous-cube" text:style-name="Internet_20_link" text:visited-style-name="Visited_20_Internet_20_Link"><text:span text:style-name="Definition">gelatinous cube</text:span></text:a> or petrification by <text:a xlink:type="simple" xlink:href="#medusae" text:style-name="Internet_20_link" text:visited-style-name="Visited_20_Internet_20_Link"><text:span text:style-name="Definition">medusa</text:span></text:a>, <text:a xlink:type="simple" xlink:href="#basilisks" text:style-name="Internet_20_link" text:visited-style-name="Visited_20_Internet_20_Link"><text:span text:style-name="Definition">basilisk</text:span></text:a>, <text:a xlink:type="simple" xlink:href="#cockatrices" text:style-name="Internet_20_link" text:visited-style-name="Visited_20_Internet_20_Link"><text:span text:style-name="Definition">cockatrice</text:span></text:a>, or <text:a xlink:type="simple" xlink:href="#gorgons" text:style-name="Internet_20_link" text:visited-style-name="Visited_20_Internet_20_Link"><text:span text:style-name="Definition">gorgon</text:span></text:a> attack. This category is also used against the flesh to stone, <text:a xlink:type="simple" xlink:href="#haste" text:style-name="Internet_20_link" text:visited-style-name="Visited_20_Internet_20_Link"><text:span text:style-name="Definition">haste</text:span></text:a>, <text:a xlink:type="simple" xlink:href="#hold-monster" text:style-name="Internet_20_link" text:visited-style-name="Visited_20_Internet_20_Link"><text:span text:style-name="Definition">hold monster</text:span></text:a>, <text:a xlink:type="simple" xlink:href="#hold-person" text:style-name="Internet_20_link" text:visited-style-name="Visited_20_Internet_20_Link"><text:span text:style-name="Definition">hold person</text:span></text:a>, <text:a xlink:type="simple" xlink:href="#polymorph" text:style-name="Internet_20_link" text:visited-style-name="Visited_20_Internet_20_Link"><text:span text:style-name="Definition">polymorph</text:span></text:a>, and <text:a xlink:type="simple" xlink:href="#slow" text:style-name="Internet_20_link" text:visited-style-name="Visited_20_Internet_20_Link"><text:span text:style-name="Definition">slow</text:span></text:a> <text:a xlink:type="simple" xlink:href="#explanation-of-spells" text:style-name="Internet_20_link" text:visited-style-name="Visited_20_Internet_20_Link"><text:span text:style-name="Definition">spells</text:span></text:a>.</text:p>
      <text:h text:style-name="Heading_20_5" text:outline-level="5"><text:bookmark-start text:name="breath-weapon"/>Breath Weapon<text:bookmark-end text:name="breath-weapon"/></text:h>
      <text:p text:style-name="First_20_paragraph">includes any cloud or area attacks such as <text:a xlink:type="simple" xlink:href="#chimeras" text:style-name="Internet_20_link" text:visited-style-name="Visited_20_Internet_20_Link"><text:span text:style-name="Definition">chimera</text:span></text:a> and <text:a xlink:type="simple" xlink:href="#dragons" text:style-name="Internet_20_link" text:visited-style-name="Visited_20_Internet_20_Link"><text:span text:style-name="Definition">dragon</text:span></text:a> breath weapons, the <text:a xlink:type="simple" xlink:href="#wand-of-ice" text:style-name="Internet_20_link" text:visited-style-name="Visited_20_Internet_20_Link"><text:span text:style-name="Definition">wand of ice</text:span></text:a>, and splash attacks including acid, burning oil, or <text:a xlink:type="simple" xlink:href="#holy" text:style-name="Internet_20_link" text:visited-style-name="Visited_20_Internet_20_Link"><text:span text:style-name="Definition">Holy</text:span></text:a> water. This category is also used against the <text:a xlink:type="simple" xlink:href="#fireball" text:style-name="Internet_20_link" text:visited-style-name="Visited_20_Internet_20_Link"><text:span text:style-name="Definition">fireball</text:span></text:a> and <text:a xlink:type="simple" xlink:href="#web" text:style-name="Internet_20_link" text:visited-style-name="Visited_20_Internet_20_Link"><text:span text:style-name="Definition">web</text:span></text:a> <text:a xlink:type="simple" xlink:href="#explanation-of-spells" text:style-name="Internet_20_link" text:visited-style-name="Visited_20_Internet_20_Link"><text:span text:style-name="Definition">spells</text:span></text:a>.</text:p>
      <text:h text:style-name="Heading_20_5" text:outline-level="5"><text:bookmark-start text:name="spells"/>Spells<text:bookmark-end text:name="spells"/></text:h>
      <text:p text:style-name="First_20_paragraph">are coercive, mind-affecting sorts of magic including <text:a xlink:type="simple" xlink:href="#dryads" text:style-name="Internet_20_link" text:visited-style-name="Visited_20_Internet_20_Link"><text:span text:style-name="Definition">dryad</text:span></text:a> and <text:a xlink:type="simple" xlink:href="#nixies" text:style-name="Internet_20_link" text:visited-style-name="Visited_20_Internet_20_Link"><text:span text:style-name="Definition">nixie</text:span></text:a> charms, <text:a xlink:type="simple" xlink:href="#vampires" text:style-name="Internet_20_link" text:visited-style-name="Visited_20_Internet_20_Link"><text:span text:style-name="Definition">vampire</text:span></text:a> gaze attacks, delirium caused by speaking with godlike beings, and domination by <text:a xlink:type="simple" xlink:href="#magic-swords" text:style-name="Internet_20_link" text:visited-style-name="Visited_20_Internet_20_Link"><text:span text:style-name="Definition">magic swords</text:span></text:a>. This category is also used against the <text:a xlink:type="simple" xlink:href="#charm-person" text:style-name="Internet_20_link" text:visited-style-name="Visited_20_Internet_20_Link"><text:span text:style-name="Definition">charm person</text:span></text:a>, <text:a xlink:type="simple" xlink:href="#color-spray" text:style-name="Internet_20_link" text:visited-style-name="Visited_20_Internet_20_Link"><text:span text:style-name="Definition">color spray</text:span></text:a>, <text:a xlink:type="simple" xlink:href="#confusion" text:style-name="Internet_20_link" text:visited-style-name="Visited_20_Internet_20_Link"><text:span text:style-name="Definition">confusion</text:span></text:a>, <text:a xlink:type="simple" xlink:href="#fear" text:style-name="Internet_20_link" text:visited-style-name="Visited_20_Internet_20_Link"><text:span text:style-name="Definition">fear</text:span></text:a>, <text:a xlink:type="simple" xlink:href="#feeblemind" text:style-name="Internet_20_link" text:visited-style-name="Visited_20_Internet_20_Link"><text:span text:style-name="Definition">feeblemind</text:span></text:a>, <text:a xlink:type="simple" xlink:href="#magic-jar" text:style-name="Internet_20_link" text:visited-style-name="Visited_20_Internet_20_Link"><text:span text:style-name="Definition">magic jar</text:span></text:a>, and <text:a xlink:type="simple" xlink:href="#phantasm" text:style-name="Internet_20_link" text:visited-style-name="Visited_20_Internet_20_Link"><text:span text:style-name="Definition">phantasm</text:span></text:a> <text:a xlink:type="simple" xlink:href="#explanation-of-spells" text:style-name="Internet_20_link" text:visited-style-name="Visited_20_Internet_20_Link"><text:span text:style-name="Definition">spells</text:span></text:a>.</text:p>
      <text:h text:style-name="Heading_20_4" text:outline-level="4"><text:bookmark-start text:name="saving-throws-for-magical-items"/>Saving Throws for Magical Items<text:bookmark-end text:name="saving-throws-for-magical-items"/></text:h>
      <text:p text:style-name="First_20_paragraph">With the exception of <text:a xlink:type="simple" xlink:href="#magical-helms" text:style-name="Internet_20_link" text:visited-style-name="Visited_20_Internet_20_Link"><text:span text:style-name="Definition">helms</text:span></text:a> (which can be destroyed in <text:a xlink:type="simple" xlink:href="#combat" text:style-name="Internet_20_link" text:visited-style-name="Visited_20_Internet_20_Link"><text:span text:style-name="Definition">combat</text:span></text:a>), magic items are assumed to remain intact so long as the player survives. However, the referee may wish to allow items to be destroyed when the character is slain or otherwise exposed to particularly adverse circumstances. In this case the referee should make a <text:a xlink:type="simple" xlink:href="#saving-throws" text:style-name="Internet_20_link" text:visited-style-name="Visited_20_Internet_20_Link"><text:span text:style-name="Definition">saving throw</text:span></text:a> for each item concerned.</text:p>
      <text:p text:style-name="Text_20_body">Arms, <text:a xlink:type="simple" xlink:href="#armor-and-shields" text:style-name="Internet_20_link" text:visited-style-name="Visited_20_Internet_20_Link"><text:span text:style-name="Definition">armor</text:span></text:a>, <text:a xlink:type="simple" xlink:href="#armor-and-shields" text:style-name="Internet_20_link" text:visited-style-name="Visited_20_Internet_20_Link"><text:span text:style-name="Definition">shields</text:span></text:a>, and <text:a xlink:type="simple" xlink:href="#protection" text:style-name="Internet_20_link" text:visited-style-name="Visited_20_Internet_20_Link"><text:span text:style-name="Definition">rings of protection</text:span></text:a> add their defensive adjustment to their <text:a xlink:type="simple" xlink:href="#saving-throws" text:style-name="Internet_20_link" text:visited-style-name="Visited_20_Internet_20_Link"><text:span text:style-name="Definition">saving throws</text:span></text:a>. Items that produce spell-like effects adjust their <text:a xlink:type="simple" xlink:href="#saving-throws" text:style-name="Internet_20_link" text:visited-style-name="Visited_20_Internet_20_Link"><text:span text:style-name="Definition">saving throw</text:span></text:a> by +2 against similar effects. Thus, a <text:a xlink:type="simple" xlink:href="#wand-of-fireball" text:style-name="Internet_20_link" text:visited-style-name="Visited_20_Internet_20_Link"><text:span text:style-name="Definition">wand of fireball</text:span></text:a> and a <text:a xlink:type="simple" xlink:href="#flametongue" text:style-name="Internet_20_link" text:visited-style-name="Visited_20_Internet_20_Link"><text:span text:style-name="Definition">flametongue</text:span></text:a> sword would save at +2 versus <text:a xlink:type="simple" xlink:href="#dragons-red" text:style-name="Internet_20_link" text:visited-style-name="Visited_20_Internet_20_Link"><text:span text:style-name="Definition">red dragon’s</text:span></text:a> <text:a xlink:type="simple" xlink:href="#breath-weapon" text:style-name="Internet_20_link" text:visited-style-name="Visited_20_Internet_20_Link"><text:span text:style-name="Definition">breath weapon</text:span></text:a>.</text:p>
      <text:p text:style-name="Text_20_body">The referee should be circumspect about item <text:a xlink:type="simple" xlink:href="#saving-throws" text:style-name="Internet_20_link" text:visited-style-name="Visited_20_Internet_20_Link"><text:span text:style-name="Definition">saving throws</text:span></text:a>. Effects such as <text:a xlink:type="simple" xlink:href="#neutralize-poison" text:style-name="Internet_20_link" text:visited-style-name="Visited_20_Internet_20_Link"><text:span text:style-name="Definition">poison</text:span></text:a>, <text:a xlink:type="simple" xlink:href="#confusion" text:style-name="Internet_20_link" text:visited-style-name="Visited_20_Internet_20_Link"><text:span text:style-name="Definition">confusion</text:span></text:a>, and <text:a xlink:type="simple" xlink:href="#feeblemind" text:style-name="Internet_20_link" text:visited-style-name="Visited_20_Internet_20_Link"><text:span text:style-name="Definition">feeblemind</text:span></text:a> would not affect most magic items but petrification and disintegration would.</text:p>
      <text:h text:style-name="Heading_20_2" text:outline-level="2"><text:bookmark-start text:name="wilderness-exploration"/>Wilderness Exploration<text:bookmark-end text:name="wilderness-exploration"/></text:h>
      <text:p text:style-name="First_20_paragraph">The referee will already have a map of the players’ starting location and the surrounding <text:soft-page-break/>countryside. This will be critical for further exploration and for the establishment of <text:a xlink:type="simple" xlink:href="#strongholds" text:style-name="Internet_20_link" text:visited-style-name="Visited_20_Internet_20_Link"><text:span text:style-name="Definition">strongholds</text:span></text:a>, trade, and alliances later in the game. Whether regions unknown to the players are drawn in advance or as they are explored is up the referee. In either case the principal features should be placed thoughtfully with the remainder being filled in by random determination.</text:p>
      <text:p text:style-name="Text_20_body">In addition to its terrain type each hexagon can possibly contain one (or more) significant features. These can be determined as opposite:</text:p>
      <text:p text:style-name="Text_20_body">Note that rivers and trails should span a number of hexagons. Except in mountains (where rivers begin), swamps (where rivers end), and open hexes (where trails end), the referee should place these features without dicing when all other adjoining hexes have been resolved without these occurring.</text:p>
      <text:h text:style-name="Heading_20_3" text:outline-level="3"><text:bookmark-start text:name="time-and-movement"/>Time and Movement<text:bookmark-end text:name="time-and-movement"/></text:h>
      <text:p text:style-name="First_20_paragraph">For the purpose of <text:a xlink:type="simple" xlink:href="#wilderness-exploration" text:style-name="Internet_20_link" text:visited-style-name="Visited_20_Internet_20_Link"><text:span text:style-name="Definition">wilderness</text:span></text:a> exploration 1" represents 1 mile and each <text:a xlink:type="simple" xlink:href="#turns" text:style-name="Internet_20_link" text:visited-style-name="Visited_20_Internet_20_Link"><text:span text:style-name="Definition">turn</text:span></text:a> is a day in duration. The standard <text:a xlink:type="simple" xlink:href="#movement-rates_1" text:style-name="Internet_20_link" text:visited-style-name="Visited_20_Internet_20_Link"><text:span text:style-name="Definition">movement rates</text:span></text:a> in inches are therefore the number of miles covered per day. Each hexagon is assumed to be 6 miles across, so the standard <text:a xlink:type="simple" xlink:href="#movement-rates_1" text:style-name="Internet_20_link" text:visited-style-name="Visited_20_Internet_20_Link"><text:span text:style-name="Definition">movement rates</text:span></text:a> can be translated easily into a number of hexagons covered per day.</text:p>
      <text:p text:style-name="Text_20_body">Difficult terrain including woods, swamps, and desert slow ground <text:a xlink:type="simple" xlink:href="#time-and-movement_2" text:style-name="Internet_20_link" text:visited-style-name="Visited_20_Internet_20_Link"><text:span text:style-name="Definition">movement</text:span></text:a> by half except along a trail. Rivers are impassable other than at <text:a xlink:type="simple" xlink:href="#fords" text:style-name="Internet_20_link" text:visited-style-name="Visited_20_Internet_20_Link"><text:span text:style-name="Definition">fords</text:span></text:a> and bridges, as are mountains other than by trails that can be navigated only on foot at half rate.</text:p>
      <text:h text:style-name="Heading_20_4" text:outline-level="4"><text:bookmark-start text:name="visibility"/>Visibility<text:bookmark-end text:name="visibility"/></text:h>
      <text:p text:style-name="First_20_paragraph">Visibility is generally limited to one hex (6 miles) range from a good vantage in open terrain. However, the referee may wish to allow <text:a xlink:type="simple" xlink:href="#visibility" text:style-name="Internet_20_link" text:visited-style-name="Visited_20_Internet_20_Link"><text:span text:style-name="Definition">visibility</text:span></text:a> of up to three hexes (18 miles) when surveying open terrain from mountain passes, or up to 11-16 hexes (up to 100 miles) from a lofty mountain summit in clear <text:a xlink:type="simple" xlink:href="#weather" text:style-name="Internet_20_link" text:visited-style-name="Visited_20_Internet_20_Link"><text:span text:style-name="Definition">weather</text:span></text:a>. Note that intervening terrain and <text:a xlink:type="simple" xlink:href="#weather" text:style-name="Internet_20_link" text:visited-style-name="Visited_20_Internet_20_Link"><text:span text:style-name="Definition">weather</text:span></text:a> conditions can severely restrict <text:a xlink:type="simple" xlink:href="#visibility" text:style-name="Internet_20_link" text:visited-style-name="Visited_20_Internet_20_Link"><text:span text:style-name="Definition">visibility</text:span></text:a>.</text:p>
      <text:h text:style-name="Heading_20_4" text:outline-level="4"><text:bookmark-start text:name="resting"/>Resting<text:bookmark-end text:name="resting"/></text:h>
      <text:p text:style-name="First_20_paragraph">All travelers require a full day of <text:a xlink:type="simple" xlink:href="#resting" text:style-name="Internet_20_link" text:visited-style-name="Visited_20_Internet_20_Link"><text:span text:style-name="Definition">rest</text:span></text:a> after six days on the <text:a xlink:type="simple" xlink:href="#time-and-movement_2" text:style-name="Internet_20_link" text:visited-style-name="Visited_20_Internet_20_Link"><text:span text:style-name="Definition">move</text:span></text:a>. <text:a xlink:type="simple" xlink:href="#dragons" text:style-name="Internet_20_link" text:visited-style-name="Visited_20_Internet_20_Link"><text:span text:style-name="Definition">Dragons</text:span></text:a> instead require a full week of sleep after six weeks of activity.</text:p>
      <text:h text:style-name="Heading_20_3" text:outline-level="3"><text:bookmark-start text:name="weather"/>Weather<text:bookmark-end text:name="weather"/></text:h>
      <text:p text:style-name="First_20_paragraph">Weather conditions should be determined each day in the <text:a xlink:type="simple" xlink:href="#wilderness-exploration" text:style-name="Internet_20_link" text:visited-style-name="Visited_20_Internet_20_Link"><text:span text:style-name="Definition">wilderness</text:span></text:a>. If the previous day was hot throw one six-sided die and add 1. If it rained the previous day throw one six-sided die and add 6. Otherwise, throw two six-sided <text:a xlink:type="simple" xlink:href="#the-dice_1" text:style-name="Internet_20_link" text:visited-style-name="Visited_20_Internet_20_Link"><text:span text:style-name="Definition">dice</text:span></text:a> to determine <text:a xlink:type="simple" xlink:href="#weather" text:style-name="Internet_20_link" text:visited-style-name="Visited_20_Internet_20_Link"><text:span text:style-name="Definition">weather</text:span></text:a> conditions each day.</text:p>
      <text:p text:style-name="Text_20_body">Hot <text:a xlink:type="simple" xlink:href="#weather" text:style-name="Internet_20_link" text:visited-style-name="Visited_20_Internet_20_Link"><text:span text:style-name="Definition">weather</text:span></text:a> will cause thirst, increase fatigue, and halve <text:a xlink:type="simple" xlink:href="#movement-rates_1" text:style-name="Internet_20_link" text:visited-style-name="Visited_20_Internet_20_Link"><text:span text:style-name="Definition">movement rate</text:span></text:a>. Hot <text:a xlink:type="simple" xlink:href="#weather" text:style-name="Internet_20_link" text:visited-style-name="Visited_20_Internet_20_Link"><text:span text:style-name="Definition">weather</text:span></text:a> will also increase the risk of fire in the dry season.</text:p>
      <text:p text:style-name="Text_20_body"><text:soft-page-break/>Rain of any sort will reduce <text:a xlink:type="simple" xlink:href="#visibility" text:style-name="Internet_20_link" text:visited-style-name="Visited_20_Internet_20_Link"><text:span text:style-name="Definition">visibility</text:span></text:a>. Hard rain will halve <text:a xlink:type="simple" xlink:href="#movement-rates_1" text:style-name="Internet_20_link" text:visited-style-name="Visited_20_Internet_20_Link"><text:span text:style-name="Definition">movement rate</text:span></text:a>, as will any rain in the wet season.</text:p>
      <text:h text:style-name="Heading_20_3" text:outline-level="3"><text:bookmark-start text:name="becoming-lost"/>Becoming Lost<text:bookmark-end text:name="becoming-lost"/></text:h>
      <text:p text:style-name="First_20_paragraph">So long as players stick to established routes they will have little difficulty navigating from one <text:a xlink:type="simple" xlink:href="#settlements-and-strongholds_1" text:style-name="Internet_20_link" text:visited-style-name="Visited_20_Internet_20_Link"><text:span text:style-name="Definition">settlement</text:span></text:a> to another. However, once they strike out into the <text:a xlink:type="simple" xlink:href="#wilderness-exploration" text:style-name="Internet_20_link" text:visited-style-name="Visited_20_Internet_20_Link"><text:span text:style-name="Definition">wilderness</text:span></text:a>, there is the possibility of becoming <text:a xlink:type="simple" xlink:href="#becoming-lost" text:style-name="Internet_20_link" text:visited-style-name="Visited_20_Internet_20_Link"><text:span text:style-name="Definition">lost</text:span></text:a>. The referee should secretly throw a six-sided die for the players each day with a 1 (in open terrain), a 1-2 (in woods or mountains), or a 1-3 (in swamp or desert) indicating that the players have gotten <text:a xlink:type="simple" xlink:href="#becoming-lost" text:style-name="Internet_20_link" text:visited-style-name="Visited_20_Internet_20_Link"><text:span text:style-name="Definition">lost</text:span></text:a>. If the players are <text:a xlink:type="simple" xlink:href="#becoming-lost" text:style-name="Internet_20_link" text:visited-style-name="Visited_20_Internet_20_Link"><text:span text:style-name="Definition">lost</text:span></text:a> they will <text:a xlink:type="simple" xlink:href="#time-and-movement_2" text:style-name="Internet_20_link" text:visited-style-name="Visited_20_Internet_20_Link"><text:span text:style-name="Definition">move</text:span></text:a> in an undesired direction that day without realizing it.</text:p>
      <text:h text:style-name="Heading_20_3" text:outline-level="3"><text:bookmark-start text:name="strongholds"/>Strongholds<text:bookmark-end text:name="strongholds"/></text:h>
      <text:p text:style-name="First_20_paragraph">Where a stronghold is indicated it is an occupied <text:a xlink:type="simple" xlink:href="#keep" text:style-name="Internet_20_link" text:visited-style-name="Visited_20_Internet_20_Link"><text:span text:style-name="Definition">keep</text:span></text:a>, tower, or fastness at a strategic locale such as a bluff, crossroad, valley, bridge, or island. The principal resident of the stronghold should be determined randomly, as follows:</text:p>
      <text:p text:style-name="Text_20_body">The resident will be of 9th to 12th experience level and will be attended by an entourage as indicated above. These are as for a lair of the appropriate type or else 1-6 individuals where no lair type is given. Heroes and anti-heroes indicate bands of 3-18 <text:a xlink:type="simple" xlink:href="#the-fighter" text:style-name="Internet_20_link" text:visited-style-name="Visited_20_Internet_20_Link"><text:span text:style-name="Definition">fighters</text:span></text:a> of 3rd to 6th experience level (determined individually).</text:p>
      <text:p text:style-name="Text_20_body">The resident may also have one or several lieutenants of level 5-8. A <text:a xlink:type="simple" xlink:href="#the-fighter" text:style-name="Internet_20_link" text:visited-style-name="Visited_20_Internet_20_Link"><text:span text:style-name="Definition">fighter</text:span></text:a> is 50% likely to be attended by a <text:a xlink:type="simple" xlink:href="#the-cleric" text:style-name="Internet_20_link" text:visited-style-name="Visited_20_Internet_20_Link"><text:span text:style-name="Definition">cleric</text:span></text:a> or a <text:a xlink:type="simple" xlink:href="#the-magic-user" text:style-name="Internet_20_link" text:visited-style-name="Visited_20_Internet_20_Link"><text:span text:style-name="Definition">magic-user</text:span></text:a>. A <text:a xlink:type="simple" xlink:href="#the-magic-user" text:style-name="Internet_20_link" text:visited-style-name="Visited_20_Internet_20_Link"><text:span text:style-name="Definition">magic-user</text:span></text:a> is 50% likely to be attended by a <text:a xlink:type="simple" xlink:href="#the-fighter" text:style-name="Internet_20_link" text:visited-style-name="Visited_20_Internet_20_Link"><text:span text:style-name="Definition">fighter</text:span></text:a> or 1-6 apprentices (<text:a xlink:type="simple" xlink:href="#the-magic-user" text:style-name="Internet_20_link" text:visited-style-name="Visited_20_Internet_20_Link"><text:span text:style-name="Definition">magic-users</text:span></text:a> of level 3-6). A <text:a xlink:type="simple" xlink:href="#the-cleric" text:style-name="Internet_20_link" text:visited-style-name="Visited_20_Internet_20_Link"><text:span text:style-name="Definition">cleric</text:span></text:a> is 50% likely to be attended by a <text:a xlink:type="simple" xlink:href="#the-fighter" text:style-name="Internet_20_link" text:visited-style-name="Visited_20_Internet_20_Link"><text:span text:style-name="Definition">fighter</text:span></text:a> or 1-6 assistants (<text:a xlink:type="simple" xlink:href="#the-cleric" text:style-name="Internet_20_link" text:visited-style-name="Visited_20_Internet_20_Link"><text:span text:style-name="Definition">clerics</text:span></text:a> of level 3-6). Check separately for either in all cases.</text:p>
      <text:p text:style-name="Text_20_body">Regardless of the above a <text:a xlink:type="simple" xlink:href="#strongholds" text:style-name="Internet_20_link" text:visited-style-name="Visited_20_Internet_20_Link"><text:span text:style-name="Definition">stronghold</text:span></text:a> is occupied by a force of 30-180 soldiers with a similar number of supporting <text:a xlink:type="simple" xlink:href="#staves-and-wands" text:style-name="Internet_20_link" text:visited-style-name="Visited_20_Internet_20_Link"><text:span text:style-name="Definition">staff</text:span></text:a>. If the principal resident is chaotic these are 50% likely to be <text:a xlink:type="simple" xlink:href="#orcs" text:style-name="Internet_20_link" text:visited-style-name="Visited_20_Internet_20_Link"><text:span text:style-name="Definition">orcs</text:span></text:a>; otherwise, they are <text:a xlink:type="simple" xlink:href="#men" text:style-name="Internet_20_link" text:visited-style-name="Visited_20_Internet_20_Link"><text:span text:style-name="Definition">men</text:span></text:a>.</text:p>
      <text:p text:style-name="Text_20_body">Should the characters pass near a <text:a xlink:type="simple" xlink:href="#strongholds" text:style-name="Internet_20_link" text:visited-style-name="Visited_20_Internet_20_Link"><text:span text:style-name="Definition">stronghold</text:span></text:a>, the resident’s scouts or <text:a xlink:type="simple" xlink:href="#spies" text:style-name="Internet_20_link" text:visited-style-name="Visited_20_Internet_20_Link"><text:span text:style-name="Definition">spies</text:span></text:a> will spot them with a throw of 6 on a six-sided die at two hexes <text:a xlink:type="simple" xlink:href="#encounter-distance_3" text:style-name="Internet_20_link" text:visited-style-name="Visited_20_Internet_20_Link"><text:span text:style-name="Definition">distance</text:span></text:a>, with a throw of 5-6 at one hex <text:a xlink:type="simple" xlink:href="#encounter-distance_3" text:style-name="Internet_20_link" text:visited-style-name="Visited_20_Internet_20_Link"><text:span text:style-name="Definition">distance</text:span></text:a>, and with a throw of 3-6 if they pass within the same hex as the <text:a xlink:type="simple" xlink:href="#strongholds" text:style-name="Internet_20_link" text:visited-style-name="Visited_20_Internet_20_Link"><text:span text:style-name="Definition">stronghold</text:span></text:a> itself. If they are spotted, or if they hail the <text:a xlink:type="simple" xlink:href="#strongholds" text:style-name="Internet_20_link" text:visited-style-name="Visited_20_Internet_20_Link"><text:span text:style-name="Definition">stronghold</text:span></text:a> directly, the resident will respond to their presence.</text:p>
      <text:p text:style-name="Text_20_body">A chaotic strongholder will always attempt to slay, capture, enslave, or deceive the players to gain whatever <text:a xlink:type="simple" xlink:href="#treasures" text:style-name="Internet_20_link" text:visited-style-name="Visited_20_Internet_20_Link"><text:span text:style-name="Definition">treasure</text:span></text:a> or knowledge they might have or hold out against them if they are overly powerful.</text:p>
      <text:p text:style-name="Text_20_body">A resident <text:a xlink:type="simple" xlink:href="#the-fighter" text:style-name="Internet_20_link" text:visited-style-name="Visited_20_Internet_20_Link"><text:span text:style-name="Definition">fighter</text:span></text:a> will challenge the highest level <text:a xlink:type="simple" xlink:href="#the-fighter" text:style-name="Internet_20_link" text:visited-style-name="Visited_20_Internet_20_Link"><text:span text:style-name="Definition">fighter</text:span></text:a> to a <text:a xlink:type="simple" xlink:href="#jousting" text:style-name="Internet_20_link" text:visited-style-name="Visited_20_Internet_20_Link"><text:span text:style-name="Definition">joust</text:span></text:a>. Should the player <text:a xlink:type="simple" xlink:href="#jousting" text:style-name="Internet_20_link" text:visited-style-name="Visited_20_Internet_20_Link"><text:span text:style-name="Definition">joust</text:span></text:a> and win he earns the right to the challenger’s hospitality for up to a full month for himself and his company—although a chaotic or neutral challenger may prove reluctant to pay!</text:p>
      <text:p text:style-name="Text_20_body">Should the player <text:a xlink:type="simple" xlink:href="#jousting" text:style-name="Internet_20_link" text:visited-style-name="Visited_20_Internet_20_Link"><text:span text:style-name="Definition">joust</text:span></text:a> and lose the challenger will demand his mount. If the players lack a <text:a xlink:type="simple" xlink:href="#the-fighter" text:style-name="Internet_20_link" text:visited-style-name="Visited_20_Internet_20_Link"><text:span text:style-name="Definition">fighter</text:span></text:a> or decline the contest, the challenger will levy a toll of 1,000-4,000 gp for their passage.</text:p>
      <text:p text:style-name="Text_20_body"><text:soft-page-break/>A <text:a xlink:type="simple" xlink:href="#the-magic-user" text:style-name="Internet_20_link" text:visited-style-name="Visited_20_Internet_20_Link"><text:span text:style-name="Definition">magic-user</text:span></text:a> will exact a toll of one magic item of his choice from the player characters or else 1,000-6,000 gp if they have nothing desirable. If they cannot pay the <text:a xlink:type="simple" xlink:href="#the-magic-user" text:style-name="Internet_20_link" text:visited-style-name="Visited_20_Internet_20_Link"><text:span text:style-name="Definition">magic-user</text:span></text:a> may <text:a xlink:type="simple" xlink:href="#geases" text:style-name="Internet_20_link" text:visited-style-name="Visited_20_Internet_20_Link"><text:span text:style-name="Definition">geas</text:span></text:a> them to collect the necessary <text:a xlink:type="simple" xlink:href="#treasures" text:style-name="Internet_20_link" text:visited-style-name="Visited_20_Internet_20_Link"><text:span text:style-name="Definition">treasure</text:span></text:a> on some <text:a xlink:type="simple" xlink:href="#quest" text:style-name="Internet_20_link" text:visited-style-name="Visited_20_Internet_20_Link"><text:span text:style-name="Definition">quest</text:span></text:a>. The <text:a xlink:type="simple" xlink:href="#the-magic-user" text:style-name="Internet_20_link" text:visited-style-name="Visited_20_Internet_20_Link"><text:span text:style-name="Definition">magic-user</text:span></text:a> will take his pick of any <text:a xlink:type="simple" xlink:href="#treasures" text:style-name="Internet_20_link" text:visited-style-name="Visited_20_Internet_20_Link"><text:span text:style-name="Definition">treasure</text:span></text:a> recovered, or perhaps all of it.</text:p>
      <text:p text:style-name="Text_20_body">A lawful <text:a xlink:type="simple" xlink:href="#the-cleric" text:style-name="Internet_20_link" text:visited-style-name="Visited_20_Internet_20_Link"><text:span text:style-name="Definition">cleric</text:span></text:a> will require a tribute for his temple amounting to one-tenth part of whatever wealth the player characters have. If they cannot pay the <text:a xlink:type="simple" xlink:href="#the-cleric" text:style-name="Internet_20_link" text:visited-style-name="Visited_20_Internet_20_Link"><text:span text:style-name="Definition">cleric</text:span></text:a> may <text:a xlink:type="simple" xlink:href="#quest" text:style-name="Internet_20_link" text:visited-style-name="Visited_20_Internet_20_Link"><text:span text:style-name="Definition">quest</text:span></text:a> them to perform some lawful mission—which will earn them his hospitality if completed successfully. An <text:a xlink:type="simple" xlink:href="#the-anti-cleric" text:style-name="Internet_20_link" text:visited-style-name="Visited_20_Internet_20_Link"><text:span text:style-name="Definition">anti-cleric</text:span></text:a> may demand one-fourth part of whatever wealth the player characters have. If they cannot pay he might simply slay them or else <text:a xlink:type="simple" xlink:href="#quest" text:style-name="Internet_20_link" text:visited-style-name="Visited_20_Internet_20_Link"><text:span text:style-name="Definition">quest</text:span></text:a> them to perform some chaotic mission—which might be their undoing.</text:p>
      <text:h text:style-name="Heading_20_3" text:outline-level="3"><text:bookmark-start text:name="fords"/>Fords<text:bookmark-end text:name="fords"/></text:h>
      <text:p text:style-name="First_20_paragraph">Rivers and waterways are generally impassable other than at fords and bridges (except with a <text:a xlink:type="simple" xlink:href="#control-water" text:style-name="Internet_20_link" text:visited-style-name="Visited_20_Internet_20_Link"><text:span text:style-name="Definition">control water</text:span></text:a> spell). These will frequently be occupied and, should an <text:a xlink:type="simple" xlink:href="#wilderness-encounters" text:style-name="Internet_20_link" text:visited-style-name="Visited_20_Internet_20_Link"><text:span text:style-name="Definition">encounter</text:span></text:a> occur in the vicinity of a ford or bridge, the referee may assume the <text:a xlink:type="simple" xlink:href="#wilderness-encounters" text:style-name="Internet_20_link" text:visited-style-name="Visited_20_Internet_20_Link"><text:span text:style-name="Definition">encounter</text:span></text:a> is at that feature.</text:p>
      <text:h text:style-name="Heading_20_3" text:outline-level="3"><text:bookmark-start text:name="settlements"/>Settlements<text:bookmark-end text:name="settlements"/></text:h>
      <text:p text:style-name="First_20_paragraph">Villages and towns have 100-400 and 1,000-6,000 inhabitants, respectively. Areas surrounding friendly towns are usually relatively safe. Farther from civilization roads are unkempt and there are few patrols. Folk in these parts are unfriendly, if not dangerous, and any kind of <text:a xlink:type="simple" xlink:href="#monsters_2" text:style-name="Internet_20_link" text:visited-style-name="Visited_20_Internet_20_Link"><text:span text:style-name="Definition">monster</text:span></text:a> might be encountered.</text:p>
      <text:p text:style-name="Text_20_body">The referee can assume that the 3 hexes (18 mile radius) around a friendly <text:a xlink:type="simple" xlink:href="#strongholds" text:style-name="Internet_20_link" text:visited-style-name="Visited_20_Internet_20_Link"><text:span text:style-name="Definition">stronghold</text:span></text:a> is cleared, patrolled, or otherwise relatively safe. Towns and villages control smaller areas, but all that lies beyond this immediate vicinity is known as “<text:a xlink:type="simple" xlink:href="#wilderness-exploration" text:style-name="Internet_20_link" text:visited-style-name="Visited_20_Internet_20_Link"><text:span text:style-name="Definition">wilderness</text:span></text:a>”. These vast tracts are nonetheless dotted with villages and castles of unknown disposition, as well as enclaves, ruins, and other curiosities awaiting discovery.</text:p>
      <text:h text:style-name="Heading_20_3" text:outline-level="3"><text:bookmark-start text:name="wilderness-encounters"/>Wilderness Encounters<text:bookmark-end text:name="wilderness-encounters"/></text:h>
      <text:p text:style-name="First_20_paragraph">Wandering <text:a xlink:type="simple" xlink:href="#monsters_2" text:style-name="Internet_20_link" text:visited-style-name="Visited_20_Internet_20_Link"><text:span text:style-name="Definition">monsters</text:span></text:a> occur in the <text:a xlink:type="simple" xlink:href="#wilderness-exploration" text:style-name="Internet_20_link" text:visited-style-name="Visited_20_Internet_20_Link"><text:span text:style-name="Definition">wilderness</text:span></text:a> as they do in the <text:a xlink:type="simple" xlink:href="#underworld-exploration" text:style-name="Internet_20_link" text:visited-style-name="Visited_20_Internet_20_Link"><text:span text:style-name="Definition">underworld</text:span></text:a>. The referee should check once per day in the immediate vicinity of a friendly <text:a xlink:type="simple" xlink:href="#settlements-and-strongholds_1" text:style-name="Internet_20_link" text:visited-style-name="Visited_20_Internet_20_Link"><text:span text:style-name="Definition">settlement</text:span></text:a> or <text:a xlink:type="simple" xlink:href="#strongholds" text:style-name="Internet_20_link" text:visited-style-name="Visited_20_Internet_20_Link"><text:span text:style-name="Definition">stronghold</text:span></text:a> with a throw of 6 on a six-sided die indicating an encounter. In the <text:a xlink:type="simple" xlink:href="#wilderness-exploration" text:style-name="Internet_20_link" text:visited-style-name="Visited_20_Internet_20_Link"><text:span text:style-name="Definition">wilderness</text:span></text:a> proper he should check once per day in open terrain or desert or twice per day in woods, swamps, mountains, and riverlands. The referee should make one additional check per day if the players are <text:a xlink:type="simple" xlink:href="#becoming-lost" text:style-name="Internet_20_link" text:visited-style-name="Visited_20_Internet_20_Link"><text:span text:style-name="Definition">lost</text:span></text:a> or are at a bridge or <text:a xlink:type="simple" xlink:href="#fords" text:style-name="Internet_20_link" text:visited-style-name="Visited_20_Internet_20_Link"><text:span text:style-name="Definition">ford</text:span></text:a>.</text:p>
      <text:p text:style-name="Text_20_body">When an encounter is indicated the referee can determine the type of <text:a xlink:type="simple" xlink:href="#monsters_2" text:style-name="Internet_20_link" text:visited-style-name="Visited_20_Internet_20_Link"><text:span text:style-name="Definition">monster</text:span></text:a> by dicing on the appropriate <text:a xlink:type="simple" xlink:href="#wilderness-exploration" text:style-name="Internet_20_link" text:visited-style-name="Visited_20_Internet_20_Link"><text:span text:style-name="Definition">wilderness</text:span></text:a> encounter table for the terrain type.</text:p>
      <text:h text:style-name="Heading_20_4" text:outline-level="4"><text:bookmark-start text:name="surprise_2"/>Surprise<text:bookmark-end text:name="surprise_2"/></text:h>
      <text:p text:style-name="First_20_paragraph">Surprise occurs in the <text:a xlink:type="simple" xlink:href="#wilderness-exploration" text:style-name="Internet_20_link" text:visited-style-name="Visited_20_Internet_20_Link"><text:span text:style-name="Definition">wilderness</text:span></text:a> (as it does in the <text:a xlink:type="simple" xlink:href="#underworld-exploration" text:style-name="Internet_20_link" text:visited-style-name="Visited_20_Internet_20_Link"><text:span text:style-name="Definition">underworld</text:span></text:a>) with a throw of 5-6 on a six-sided <text:soft-page-break/>die except that animals will not be surprised from upwind. If the players are surprised they will typically find themselves encircled.</text:p>
      <text:h text:style-name="Heading_20_4" text:outline-level="4"><text:bookmark-start text:name="encounter-distance_1"/>Encounter Distance<text:bookmark-end text:name="encounter-distance_1"/></text:h>
      <text:p text:style-name="First_20_paragraph">If either party is surprised an <text:a xlink:type="simple" xlink:href="#wilderness-encounters" text:style-name="Internet_20_link" text:visited-style-name="Visited_20_Internet_20_Link"><text:span text:style-name="Definition">encounter</text:span></text:a> will begin at 10-60 yards distance and the surprised party will be unable to respond for one <text:a xlink:type="simple" xlink:href="#turns" text:style-name="Internet_20_link" text:visited-style-name="Visited_20_Internet_20_Link"><text:span text:style-name="Definition">turn</text:span></text:a>; otherwise, an <text:a xlink:type="simple" xlink:href="#wilderness-encounters" text:style-name="Internet_20_link" text:visited-style-name="Visited_20_Internet_20_Link"><text:span text:style-name="Definition">encounter</text:span></text:a> will begin at 20-120 yards distance. <text:a xlink:type="simple" xlink:href="#melee_2" text:style-name="Internet_20_link" text:visited-style-name="Visited_20_Internet_20_Link"><text:span text:style-name="Definition">Melee</text:span></text:a> range is 1" (10 yards) in the <text:a xlink:type="simple" xlink:href="#wilderness-exploration" text:style-name="Internet_20_link" text:visited-style-name="Visited_20_Internet_20_Link"><text:span text:style-name="Definition">wilderness</text:span></text:a>.</text:p>
      <text:h text:style-name="Heading_20_4" text:outline-level="4"><text:bookmark-start text:name="monster-reaction"/>Monster Reaction<text:bookmark-end text:name="monster-reaction"/></text:h>
      <text:p text:style-name="First_20_paragraph">Monster <text:a xlink:type="simple" xlink:href="#reaction-and-morale-checks" text:style-name="Internet_20_link" text:visited-style-name="Visited_20_Internet_20_Link"><text:span text:style-name="Definition">reaction</text:span></text:a> to the players in the <text:a xlink:type="simple" xlink:href="#wilderness-exploration" text:style-name="Internet_20_link" text:visited-style-name="Visited_20_Internet_20_Link"><text:span text:style-name="Definition">wilderness</text:span></text:a> is as per the <text:a xlink:type="simple" xlink:href="#underworld-exploration" text:style-name="Internet_20_link" text:visited-style-name="Visited_20_Internet_20_Link"><text:span text:style-name="Definition">underworld</text:span></text:a>.</text:p>
      <text:h text:style-name="Heading_20_3" text:outline-level="3"><text:bookmark-start text:name="evasion-and-pursuit"/>Evasion and Pursuit<text:bookmark-end text:name="evasion-and-pursuit"/></text:h>
      <text:p text:style-name="First_20_paragraph">A smaller group may desire to <text:a xlink:type="simple" xlink:href="#evasion-and-pursuit" text:style-name="Internet_20_link" text:visited-style-name="Visited_20_Internet_20_Link"><text:span text:style-name="Definition">evade</text:span></text:a> a larger group rather than <text:a xlink:type="simple" xlink:href="#wilderness-encounters" text:style-name="Internet_20_link" text:visited-style-name="Visited_20_Internet_20_Link"><text:span text:style-name="Definition">encounter</text:span></text:a> them. Hostile <text:a xlink:type="simple" xlink:href="#monsters_2" text:style-name="Internet_20_link" text:visited-style-name="Visited_20_Internet_20_Link"><text:span text:style-name="Definition">monsters</text:span></text:a> (including previously offended <text:a xlink:type="simple" xlink:href="#strongholds" text:style-name="Internet_20_link" text:visited-style-name="Visited_20_Internet_20_Link"><text:span text:style-name="Definition">stronghold</text:span></text:a> residents) will <text:a xlink:type="simple" xlink:href="#evasion-and-pursuit" text:style-name="Internet_20_link" text:visited-style-name="Visited_20_Internet_20_Link"><text:span text:style-name="Definition">pursue</text:span></text:a> with a throw of 4-6 on a six-sided die, while non-hostiles will <text:a xlink:type="simple" xlink:href="#evasion-and-pursuit" text:style-name="Internet_20_link" text:visited-style-name="Visited_20_Internet_20_Link"><text:span text:style-name="Definition">pursue</text:span></text:a> only with a throw of 6.</text:p>
      <text:p text:style-name="Text_20_body">The possibility of evading an <text:a xlink:type="simple" xlink:href="#wilderness-encounters" text:style-name="Internet_20_link" text:visited-style-name="Visited_20_Internet_20_Link"><text:span text:style-name="Definition">encounter</text:span></text:a> is determined by the <text:a xlink:type="simple" xlink:href="#relatives" text:style-name="Internet_20_link" text:visited-style-name="Visited_20_Internet_20_Link"><text:span text:style-name="Definition">relative</text:span></text:a> size of the parties. If the evaders are not more than one-quarter as numerous as the pursuers they will <text:a xlink:type="simple" xlink:href="#evasion-and-pursuit" text:style-name="Internet_20_link" text:visited-style-name="Visited_20_Internet_20_Link"><text:span text:style-name="Definition">evade</text:span></text:a> with a throw of 3-6 on a six-sided die. If they are no more than half as numerous as the pursuers they will <text:a xlink:type="simple" xlink:href="#evasion-and-pursuit" text:style-name="Internet_20_link" text:visited-style-name="Visited_20_Internet_20_Link"><text:span text:style-name="Definition">evade</text:span></text:a> with a throw of 4-6; otherwise they will <text:a xlink:type="simple" xlink:href="#evasion-and-pursuit" text:style-name="Internet_20_link" text:visited-style-name="Visited_20_Internet_20_Link"><text:span text:style-name="Definition">evade</text:span></text:a> only with a throw of 5-6.</text:p>
      <text:p text:style-name="Text_20_body">The odds of <text:a xlink:type="simple" xlink:href="#evasion-and-pursuit" text:style-name="Internet_20_link" text:visited-style-name="Visited_20_Internet_20_Link"><text:span text:style-name="Definition">evasion</text:span></text:a> are adjusted as follows:</text:p>
      <text:h text:style-name="Heading_20_4" text:outline-level="4"><text:bookmark-start text:name="surprise_3"/>Surprise<text:bookmark-end text:name="surprise_3"/></text:h>
      <text:p text:style-name="First_20_paragraph">If the pursuers are surprised <text:a xlink:type="simple" xlink:href="#evasion-and-pursuit" text:style-name="Internet_20_link" text:visited-style-name="Visited_20_Internet_20_Link"><text:span text:style-name="Definition">evasion</text:span></text:a> is 1 chance in 6 more likely. If the evaders are surprised there is no opportunity to <text:a xlink:type="simple" xlink:href="#evasion-and-pursuit" text:style-name="Internet_20_link" text:visited-style-name="Visited_20_Internet_20_Link"><text:span text:style-name="Definition">evade</text:span></text:a> unless low <text:a xlink:type="simple" xlink:href="#visibility" text:style-name="Internet_20_link" text:visited-style-name="Visited_20_Internet_20_Link"><text:span text:style-name="Definition">visibility</text:span></text:a> or good <text:a xlink:type="simple" xlink:href="#speed" text:style-name="Internet_20_link" text:visited-style-name="Visited_20_Internet_20_Link"><text:span text:style-name="Definition">speed</text:span></text:a> dicates otherwise.</text:p>
      <text:h text:style-name="Heading_20_4" text:outline-level="4"><text:bookmark-start text:name="low-visibility"/>Low visibility<text:bookmark-end text:name="low-visibility"/></text:h>
      <text:p text:style-name="First_20_paragraph">Woods, misty swamps, night, rain, fog, or snow all increase the chance of <text:a xlink:type="simple" xlink:href="#evasion-and-pursuit" text:style-name="Internet_20_link" text:visited-style-name="Visited_20_Internet_20_Link"><text:span text:style-name="Definition">evasion</text:span></text:a> by 1 in 6, even if surprised.</text:p>
      <text:h text:style-name="Heading_20_4" text:outline-level="4"><text:bookmark-start text:name="speed"/>Speed<text:bookmark-end text:name="speed"/></text:h>
      <text:p text:style-name="First_20_paragraph">If either side’s <text:a xlink:type="simple" xlink:href="#movement-rates_1" text:style-name="Internet_20_link" text:visited-style-name="Visited_20_Internet_20_Link"><text:span text:style-name="Definition">movement rate</text:span></text:a> is at least twice the other side’s <text:a xlink:type="simple" xlink:href="#movement-rates_1" text:style-name="Internet_20_link" text:visited-style-name="Visited_20_Internet_20_Link"><text:span text:style-name="Definition">movement rate</text:span></text:a> the odds of <text:a xlink:type="simple" xlink:href="#evasion-and-pursuit" text:style-name="Internet_20_link" text:visited-style-name="Visited_20_Internet_20_Link"><text:span text:style-name="Definition">evasion</text:span></text:a> (or <text:a xlink:type="simple" xlink:href="#evasion-and-pursuit" text:style-name="Internet_20_link" text:visited-style-name="Visited_20_Internet_20_Link"><text:span text:style-name="Definition">pursuit</text:span></text:a>) are tipped in their favor by 1 chance in 6, even if surprised.</text:p>
      <text:p text:style-name="Text_20_body">To resolve a <text:a xlink:type="simple" xlink:href="#evasion-and-pursuit" text:style-name="Internet_20_link" text:visited-style-name="Visited_20_Internet_20_Link"><text:span text:style-name="Definition">pursuit</text:span></text:a> scenario the evaders should throw one die. If the result is too low to <text:a xlink:type="simple" xlink:href="#evasion-and-pursuit" text:style-name="Internet_20_link" text:visited-style-name="Visited_20_Internet_20_Link"><text:span text:style-name="Definition">evade</text:span></text:a>, the <text:a xlink:type="simple" xlink:href="#evasion-and-pursuit" text:style-name="Internet_20_link" text:visited-style-name="Visited_20_Internet_20_Link"><text:span text:style-name="Definition">pursuit</text:span></text:a> catches up and an <text:a xlink:type="simple" xlink:href="#wilderness-encounters" text:style-name="Internet_20_link" text:visited-style-name="Visited_20_Internet_20_Link"><text:span text:style-name="Definition">encounter</text:span></text:a> is unavoidable; otherwise, the evaders have managed to gain ground over the <text:a xlink:type="simple" xlink:href="#evasion-and-pursuit" text:style-name="Internet_20_link" text:visited-style-name="Visited_20_Internet_20_Link"><text:span text:style-name="Definition">pursuit</text:span></text:a>.</text:p>
      <text:p text:style-name="Text_20_body">Assuming the evaders have gained ground, the referee should determine whether or not the <text:soft-page-break/>pursuers will continue to give chase. Unless specific circumstances dictate otherwise, the chase will continue with a throw of 4-6 on a six-sided die. If the pursuers throw high enough they gain ground and the <text:a xlink:type="simple" xlink:href="#evasion-and-pursuit" text:style-name="Internet_20_link" text:visited-style-name="Visited_20_Internet_20_Link"><text:span text:style-name="Definition">pursuit</text:span></text:a> is still on; otherwise, they have fallen too far behind and the <text:a xlink:type="simple" xlink:href="#evasion-and-pursuit" text:style-name="Internet_20_link" text:visited-style-name="Visited_20_Internet_20_Link"><text:span text:style-name="Definition">pursuit</text:span></text:a> is over.</text:p>
      <text:p text:style-name="Text_20_body">This is repeated until either the pursuers give up or an <text:a xlink:type="simple" xlink:href="#wilderness-encounters" text:style-name="Internet_20_link" text:visited-style-name="Visited_20_Internet_20_Link"><text:span text:style-name="Definition">encounter</text:span></text:a> occurs.</text:p>
      <text:p text:style-name="Text_20_body">Note that mapping is impossible during a <text:a xlink:type="simple" xlink:href="#evasion-and-pursuit" text:style-name="Internet_20_link" text:visited-style-name="Visited_20_Internet_20_Link"><text:span text:style-name="Definition">pursuit</text:span></text:a>. The referee should position the evaders somewhere within 1-6 hexes of their starting location at the conclusion of a chase.</text:p>
      <text:p text:style-name="Text_20_body">Both parties must <text:a xlink:type="simple" xlink:href="#resting" text:style-name="Internet_20_link" text:visited-style-name="Visited_20_Internet_20_Link"><text:span text:style-name="Definition">rest</text:span></text:a> for the remainder of the <text:a xlink:type="simple" xlink:href="#turns" text:style-name="Internet_20_link" text:visited-style-name="Visited_20_Internet_20_Link"><text:span text:style-name="Definition">turn</text:span></text:a> (the day) after resolving a <text:a xlink:type="simple" xlink:href="#evasion-and-pursuit" text:style-name="Internet_20_link" text:visited-style-name="Visited_20_Internet_20_Link"><text:span text:style-name="Definition">pursuit</text:span></text:a>, regardless of whether it resulted in an <text:a xlink:type="simple" xlink:href="#wilderness-encounters" text:style-name="Internet_20_link" text:visited-style-name="Visited_20_Internet_20_Link"><text:span text:style-name="Definition">encounter</text:span></text:a> or not. At the beginning of the next <text:a xlink:type="simple" xlink:href="#turns" text:style-name="Internet_20_link" text:visited-style-name="Visited_20_Internet_20_Link"><text:span text:style-name="Definition">turn</text:span></text:a> (day) the players are considered to be <text:a xlink:type="simple" xlink:href="#becoming-lost" text:style-name="Internet_20_link" text:visited-style-name="Visited_20_Internet_20_Link"><text:span text:style-name="Definition">lost</text:span></text:a>. They will not know exactly where they are, only that they have endured a long <text:a xlink:type="simple" xlink:href="#evasion-and-pursuit" text:style-name="Internet_20_link" text:visited-style-name="Visited_20_Internet_20_Link"><text:span text:style-name="Definition">pursuit</text:span></text:a> and covered many leagues in a general direction.</text:p>
      <text:h text:style-name="Heading_20_2" text:outline-level="2"><text:bookmark-start text:name="seafaring-exploration"/>Seafaring Exploration<text:bookmark-end text:name="seafaring-exploration"/></text:h>
      <text:p text:style-name="First_20_paragraph">As with <text:a xlink:type="simple" xlink:href="#wilderness-exploration" text:style-name="Internet_20_link" text:visited-style-name="Visited_20_Internet_20_Link"><text:span text:style-name="Definition">wilderness</text:span></text:a> exploration, ocean regions unknown to the players can be mapped in advance or as they are explored. The principal features should be placed thoughtfully with the remainder being filled in by random determination.</text:p>
      <text:p text:style-name="Text_20_body">The referee can use the random <text:a xlink:type="simple" xlink:href="#wilderness-exploration" text:style-name="Internet_20_link" text:visited-style-name="Visited_20_Internet_20_Link"><text:span text:style-name="Definition">wilderness</text:span></text:a> tables to generate ocean regions for seafaring. Hexes of open terrain should be read as open ocean, woods as coast, mountains as reefs, desert as islands, and swamp as perpetually stormy ocean. Likewise, rivers should be read as strong currents, <text:a xlink:type="simple" xlink:href="#fords" text:style-name="Internet_20_link" text:visited-style-name="Visited_20_Internet_20_Link"><text:span text:style-name="Definition">fords</text:span></text:a> as confluences of currents, and trails as navigable seafaring routes. The other features are as in the <text:a xlink:type="simple" xlink:href="#wilderness-exploration" text:style-name="Internet_20_link" text:visited-style-name="Visited_20_Internet_20_Link"><text:span text:style-name="Definition">wilderness</text:span></text:a> except that villages should be ignored.</text:p>
      <text:h text:style-name="Heading_20_3" text:outline-level="3"><text:bookmark-start text:name="time-and-movement_1"/>Time and Movement<text:bookmark-end text:name="time-and-movement_1"/></text:h>
      <text:p text:style-name="First_20_paragraph">Seafaring exploration retains the <text:a xlink:type="simple" xlink:href="#wilderness-exploration" text:style-name="Internet_20_link" text:visited-style-name="Visited_20_Internet_20_Link"><text:span text:style-name="Definition">wilderness</text:span></text:a> exploration timescale of 1 <text:a xlink:type="simple" xlink:href="#turns" text:style-name="Internet_20_link" text:visited-style-name="Visited_20_Internet_20_Link"><text:span text:style-name="Definition">turn</text:span></text:a> per day.</text:p>
      <text:p text:style-name="Text_20_body">Coastal waters (up to 3 hexes from land) and navigable inland rivers retain the <text:a xlink:type="simple" xlink:href="#wilderness-exploration" text:style-name="Internet_20_link" text:visited-style-name="Visited_20_Internet_20_Link"><text:span text:style-name="Definition">wilderness</text:span></text:a> exploration <text:a xlink:type="simple" xlink:href="#scale" text:style-name="Internet_20_link" text:visited-style-name="Visited_20_Internet_20_Link"><text:span text:style-name="Definition">scale</text:span></text:a> where each 1" of <text:a xlink:type="simple" xlink:href="#movement-rates_1" text:style-name="Internet_20_link" text:visited-style-name="Visited_20_Internet_20_Link"><text:span text:style-name="Definition">movement rate</text:span></text:a> represents 1 mile traveled per day. The open ocean, however, is so vast and generally free of obstruction that sailing rate is improved threefold such that 1" of <text:a xlink:type="simple" xlink:href="#time-and-movement_2" text:style-name="Internet_20_link" text:visited-style-name="Visited_20_Internet_20_Link"><text:span text:style-name="Definition">movement</text:span></text:a> represents 1 league (3 miles) traveled per day.</text:p>
      <text:p text:style-name="Text_20_body">Exploration by sea is otherwise similar to <text:a xlink:type="simple" xlink:href="#wilderness-exploration" text:style-name="Internet_20_link" text:visited-style-name="Visited_20_Internet_20_Link"><text:span text:style-name="Definition">wilderness</text:span></text:a> exploration excepting that players must have an ocean going <text:a xlink:type="simple" xlink:href="#oared-vessels" text:style-name="Internet_20_link" text:visited-style-name="Visited_20_Internet_20_Link"><text:span text:style-name="Definition">vessel</text:span></text:a>. These are of two types: <text:a xlink:type="simple" xlink:href="#oared-vessels" text:style-name="Internet_20_link" text:visited-style-name="Visited_20_Internet_20_Link"><text:span text:style-name="Definition">oared</text:span></text:a> and sailed.</text:p>
      <text:h text:style-name="Heading_20_5" text:outline-level="5"><text:bookmark-start text:name="oared-vessels"/>Oared vessels<text:bookmark-end text:name="oared-vessels"/></text:h>
      <text:p text:style-name="First_20_paragraph">such as galleys and longships are not restricted by <text:a xlink:type="simple" xlink:href="#strong-winds" text:style-name="Internet_20_link" text:visited-style-name="Visited_20_Internet_20_Link"><text:span text:style-name="Definition">wind</text:span></text:a> direction but galleys, rafts, and boats are unable to withstand the high seas of the open ocean. These are limited to coastal waters except in calm <text:a xlink:type="simple" xlink:href="#weather" text:style-name="Internet_20_link" text:visited-style-name="Visited_20_Internet_20_Link"><text:span text:style-name="Definition">weather</text:span></text:a>.</text:p>
      <text:h text:style-name="Heading_20_5" text:outline-level="5"><text:bookmark-start text:name="sailed-vessels"/><text:soft-page-break/>Sailed vessels<text:bookmark-end text:name="sailed-vessels"/></text:h>
      <text:p text:style-name="First_20_paragraph">such as merchants and warships can run swiftly before the <text:a xlink:type="simple" xlink:href="#strong-winds" text:style-name="Internet_20_link" text:visited-style-name="Visited_20_Internet_20_Link"><text:span text:style-name="Definition">wind</text:span></text:a>, but otherwise must progress by a series of turns and tacks at impaired <text:a xlink:type="simple" xlink:href="#speed" text:style-name="Internet_20_link" text:visited-style-name="Visited_20_Internet_20_Link"><text:span text:style-name="Definition">speed</text:span></text:a>. Travel directly into the <text:a xlink:type="simple" xlink:href="#strong-winds" text:style-name="Internet_20_link" text:visited-style-name="Visited_20_Internet_20_Link"><text:span text:style-name="Definition">wind</text:span></text:a> is generally impossible.</text:p>
      <text:p text:style-name="Text_20_body">Movement rates for <text:a xlink:type="simple" xlink:href="#oared-vessels" text:style-name="Internet_20_link" text:visited-style-name="Visited_20_Internet_20_Link"><text:span text:style-name="Definition">oared</text:span></text:a> ships assume a full and well trained crew. Poor or incomplete crews can achieve half the listed rate.</text:p>
      <text:p text:style-name="Text_20_body">Movement rates for sailing ships assume running fore a fresh <text:a xlink:type="simple" xlink:href="#strong-winds" text:style-name="Internet_20_link" text:visited-style-name="Visited_20_Internet_20_Link"><text:span text:style-name="Definition">wind</text:span></text:a>. All other <text:a xlink:type="simple" xlink:href="#time-and-movement_2" text:style-name="Internet_20_link" text:visited-style-name="Visited_20_Internet_20_Link"><text:span text:style-name="Definition">movement</text:span></text:a> is at half rate. Note that sailing rates are faster on the open ocean due to the possibility of sailing unimpeded day and night.</text:p>
      <text:p text:style-name="Text_20_body">One hexagon should be added when traveling with a current or subtracted when traveling against a current.</text:p>
      <text:h text:style-name="Heading_20_4" text:outline-level="4"><text:bookmark-start text:name="reserves"/>Reserves<text:bookmark-end text:name="reserves"/></text:h>
      <text:p text:style-name="First_20_paragraph">With the exception of boats and rafts, all sailing ships carry reserve oars and all <text:a xlink:type="simple" xlink:href="#oared-vessels" text:style-name="Internet_20_link" text:visited-style-name="Visited_20_Internet_20_Link"><text:span text:style-name="Definition">oared</text:span></text:a> ships carry reserve <text:a xlink:type="simple" xlink:href="#sailed-vessels" text:style-name="Internet_20_link" text:visited-style-name="Visited_20_Internet_20_Link"><text:span text:style-name="Definition">sails</text:span></text:a> to be used if necessary. These allow <text:a xlink:type="simple" xlink:href="#time-and-movement_2" text:style-name="Internet_20_link" text:visited-style-name="Visited_20_Internet_20_Link"><text:span text:style-name="Definition">movement</text:span></text:a> at half rate.</text:p>
      <text:h text:style-name="Heading_20_4" text:outline-level="4"><text:bookmark-start text:name="resting_1"/>Resting<text:bookmark-end text:name="resting_1"/></text:h>
      <text:p text:style-name="First_20_paragraph">All crews require a full day of <text:a xlink:type="simple" xlink:href="#resting" text:style-name="Internet_20_link" text:visited-style-name="Visited_20_Internet_20_Link"><text:span text:style-name="Definition">rest</text:span></text:a> after six days at sea or immediately after weathering a <text:a xlink:type="simple" xlink:href="#storms_1" text:style-name="Internet_20_link" text:visited-style-name="Visited_20_Internet_20_Link"><text:span text:style-name="Definition">storm</text:span></text:a>.</text:p>
      <text:h text:style-name="Heading_20_4" text:outline-level="4"><text:bookmark-start text:name="visibility_1"/>Visibility<text:bookmark-end text:name="visibility_1"/></text:h>
      <text:p text:style-name="First_20_paragraph">Distance to the horizon is determined by height above sea level. From a ship’s deck <text:a xlink:type="simple" xlink:href="#visibility" text:style-name="Internet_20_link" text:visited-style-name="Visited_20_Internet_20_Link"><text:span text:style-name="Definition">visibility</text:span></text:a> is limited to one hex (6 miles). From a crow’s nest a <text:a xlink:type="simple" xlink:href="#sailors" text:style-name="Internet_20_link" text:visited-style-name="Visited_20_Internet_20_Link"><text:span text:style-name="Definition">sailor</text:span></text:a> can see a ship up to two hexes (12 miles) away in clear <text:a xlink:type="simple" xlink:href="#weather" text:style-name="Internet_20_link" text:visited-style-name="Visited_20_Internet_20_Link"><text:span text:style-name="Definition">weather</text:span></text:a>. However, <text:a xlink:type="simple" xlink:href="#weather" text:style-name="Internet_20_link" text:visited-style-name="Visited_20_Internet_20_Link"><text:span text:style-name="Definition">weather</text:span></text:a> conditions can severely restrict <text:a xlink:type="simple" xlink:href="#visibility" text:style-name="Internet_20_link" text:visited-style-name="Visited_20_Internet_20_Link"><text:span text:style-name="Definition">visibility</text:span></text:a>.</text:p>
      <text:h text:style-name="Heading_20_3" text:outline-level="3"><text:bookmark-start text:name="weather_1"/>Weather<text:bookmark-end text:name="weather_1"/></text:h>
      <text:p text:style-name="First_20_paragraph">The <text:a xlink:type="simple" xlink:href="#strong-winds" text:style-name="Internet_20_link" text:visited-style-name="Visited_20_Internet_20_Link"><text:span text:style-name="Definition">wind</text:span></text:a> <text:a xlink:type="simple" xlink:href="#strength" text:style-name="Internet_20_link" text:visited-style-name="Visited_20_Internet_20_Link"><text:span text:style-name="Definition">strength</text:span></text:a> and direction should be determined each day at sea. Throw one six-sided die to determine which hex face the <text:a xlink:type="simple" xlink:href="#strong-winds" text:style-name="Internet_20_link" text:visited-style-name="Visited_20_Internet_20_Link"><text:span text:style-name="Definition">wind</text:span></text:a> is blowing from and two six-sided <text:a xlink:type="simple" xlink:href="#the-dice_1" text:style-name="Internet_20_link" text:visited-style-name="Visited_20_Internet_20_Link"><text:span text:style-name="Definition">dice</text:span></text:a> to determine <text:a xlink:type="simple" xlink:href="#strong-winds" text:style-name="Internet_20_link" text:visited-style-name="Visited_20_Internet_20_Link"><text:span text:style-name="Definition">wind</text:span></text:a> <text:a xlink:type="simple" xlink:href="#strength" text:style-name="Internet_20_link" text:visited-style-name="Visited_20_Internet_20_Link"><text:span text:style-name="Definition">strength</text:span></text:a>.</text:p>
      <text:h text:style-name="Heading_20_4" text:outline-level="4"><text:bookmark-start text:name="strong-winds"/>Strong Winds<text:bookmark-end text:name="strong-winds"/></text:h>
      <text:p text:style-name="First_20_paragraph">Boats, rafts, and galleys will capsize in strong <text:a xlink:type="simple" xlink:href="#strong-winds" text:style-name="Internet_20_link" text:visited-style-name="Visited_20_Internet_20_Link"><text:span text:style-name="Definition">winds</text:span></text:a> on the open ocean on a throw of 1-2 on a six-sided die each <text:a xlink:type="simple" xlink:href="#turns" text:style-name="Internet_20_link" text:visited-style-name="Visited_20_Internet_20_Link"><text:span text:style-name="Definition">turn</text:span></text:a>.</text:p>
      <text:h text:style-name="Heading_20_4" text:outline-level="4"><text:bookmark-start text:name="storms"/>Storms<text:bookmark-end text:name="storms"/></text:h>
      <text:p text:style-name="First_20_paragraph">Navigation is impossible in storm conditions and any <text:a xlink:type="simple" xlink:href="#oared-vessels" text:style-name="Internet_20_link" text:visited-style-name="Visited_20_Internet_20_Link"><text:span text:style-name="Definition">vessel</text:span></text:a> will capsize on a throw of 1-2 on a six-sided die each <text:a xlink:type="simple" xlink:href="#turns" text:style-name="Internet_20_link" text:visited-style-name="Visited_20_Internet_20_Link"><text:span text:style-name="Definition">turn</text:span></text:a>. Any <text:a xlink:type="simple" xlink:href="#oared-vessels" text:style-name="Internet_20_link" text:visited-style-name="Visited_20_Internet_20_Link"><text:span text:style-name="Definition">vessel</text:span></text:a> that does not capsize is instead moved 2-7 hexes in a <text:soft-page-break/>direction secretly determined by the referee and is immediately considered to be <text:a xlink:type="simple" xlink:href="#becoming-lost" text:style-name="Internet_20_link" text:visited-style-name="Visited_20_Internet_20_Link"><text:span text:style-name="Definition">lost</text:span></text:a>.</text:p>
      <text:h text:style-name="Heading_20_3" text:outline-level="3"><text:bookmark-start text:name="becoming-lost_1"/>Becoming Lost<text:bookmark-end text:name="becoming-lost_1"/></text:h>
      <text:p text:style-name="First_20_paragraph">A ship’s <text:a xlink:type="simple" xlink:href="#a-ships-captain" text:style-name="Internet_20_link" text:visited-style-name="Visited_20_Internet_20_Link"><text:span text:style-name="Definition">captain</text:span></text:a> will have no difficulty navigating a known route so long as the <text:a xlink:type="simple" xlink:href="#weather" text:style-name="Internet_20_link" text:visited-style-name="Visited_20_Internet_20_Link"><text:span text:style-name="Definition">weather</text:span></text:a> remains fair. However, should the <text:a xlink:type="simple" xlink:href="#weather" text:style-name="Internet_20_link" text:visited-style-name="Visited_20_Internet_20_Link"><text:span text:style-name="Definition">weather</text:span></text:a> turn nasty, there is the possibility of becoming <text:a xlink:type="simple" xlink:href="#becoming-lost" text:style-name="Internet_20_link" text:visited-style-name="Visited_20_Internet_20_Link"><text:span text:style-name="Definition">lost</text:span></text:a>. The referee should secretly throw a six-sided die for the players each day spent in strong <text:a xlink:type="simple" xlink:href="#strong-winds" text:style-name="Internet_20_link" text:visited-style-name="Visited_20_Internet_20_Link"><text:span text:style-name="Definition">winds</text:span></text:a>—a 1-2 indicating they have gotten <text:a xlink:type="simple" xlink:href="#becoming-lost" text:style-name="Internet_20_link" text:visited-style-name="Visited_20_Internet_20_Link"><text:span text:style-name="Definition">lost</text:span></text:a>. If the players are <text:a xlink:type="simple" xlink:href="#becoming-lost" text:style-name="Internet_20_link" text:visited-style-name="Visited_20_Internet_20_Link"><text:span text:style-name="Definition">lost</text:span></text:a> the referee should <text:a xlink:type="simple" xlink:href="#time-and-movement_2" text:style-name="Internet_20_link" text:visited-style-name="Visited_20_Internet_20_Link"><text:span text:style-name="Definition">move</text:span></text:a> them an unplanned <text:a xlink:type="simple" xlink:href="#encounter-distance_3" text:style-name="Internet_20_link" text:visited-style-name="Visited_20_Internet_20_Link"><text:span text:style-name="Definition">distance</text:span></text:a>/direction on his map that <text:a xlink:type="simple" xlink:href="#turns" text:style-name="Internet_20_link" text:visited-style-name="Visited_20_Internet_20_Link"><text:span text:style-name="Definition">turn</text:span></text:a> without alerting them.</text:p>
      <text:h text:style-name="Heading_20_3" text:outline-level="3"><text:bookmark-start text:name="settlements-and-strongholds"/>Settlements and Strongholds<text:bookmark-end text:name="settlements-and-strongholds"/></text:h>
      <text:p text:style-name="First_20_paragraph">Settlements and <text:a xlink:type="simple" xlink:href="#strongholds" text:style-name="Internet_20_link" text:visited-style-name="Visited_20_Internet_20_Link"><text:span text:style-name="Definition">strongholds</text:span></text:a> occur at sea as they do in the <text:a xlink:type="simple" xlink:href="#wilderness-exploration" text:style-name="Internet_20_link" text:visited-style-name="Visited_20_Internet_20_Link"><text:span text:style-name="Definition">wilderness</text:span></text:a>. These can be wholly or partially submerged, built upon floating pontoons, clinging to rocky prominences, or whatever else the referee desires. Whether these are friendly or unfriendly can be determined with a <text:a xlink:type="simple" xlink:href="#reaction-and-morale-checks" text:style-name="Internet_20_link" text:visited-style-name="Visited_20_Internet_20_Link"><text:span text:style-name="Definition">reaction</text:span></text:a> check.</text:p>
      <text:h text:style-name="Heading_20_3" text:outline-level="3"><text:bookmark-start text:name="encounters-at-sea"/>Encounters at Sea<text:bookmark-end text:name="encounters-at-sea"/></text:h>
      <text:p text:style-name="First_20_paragraph">Wandering <text:a xlink:type="simple" xlink:href="#monsters_2" text:style-name="Internet_20_link" text:visited-style-name="Visited_20_Internet_20_Link"><text:span text:style-name="Definition">monsters</text:span></text:a> occur at sea much as they do in the <text:a xlink:type="simple" xlink:href="#wilderness-exploration" text:style-name="Internet_20_link" text:visited-style-name="Visited_20_Internet_20_Link"><text:span text:style-name="Definition">wilderness</text:span></text:a>. The referee need not check for <text:a xlink:type="simple" xlink:href="#wandering-monsters" text:style-name="Internet_20_link" text:visited-style-name="Visited_20_Internet_20_Link"><text:span text:style-name="Definition">wandering monsters</text:span></text:a> while the players are within 3 hexes (18 miles) of a friendly port, but once out to sea proper he should check once each day on the open ocean or twice each day along a coast or waterway. An additional check should be made each day if the players are <text:a xlink:type="simple" xlink:href="#becoming-lost" text:style-name="Internet_20_link" text:visited-style-name="Visited_20_Internet_20_Link"><text:span text:style-name="Definition">lost</text:span></text:a>. A throw of 6 on a six-sided die indicates an <text:a xlink:type="simple" xlink:href="#wilderness-encounters" text:style-name="Internet_20_link" text:visited-style-name="Visited_20_Internet_20_Link"><text:span text:style-name="Definition">encounter</text:span></text:a> will occur.</text:p>
      <text:p text:style-name="Text_20_body">When an <text:a xlink:type="simple" xlink:href="#wilderness-encounters" text:style-name="Internet_20_link" text:visited-style-name="Visited_20_Internet_20_Link"><text:span text:style-name="Definition">encounter</text:span></text:a> is indicated, determine the type of <text:a xlink:type="simple" xlink:href="#monsters_2" text:style-name="Internet_20_link" text:visited-style-name="Visited_20_Internet_20_Link"><text:span text:style-name="Definition">monster</text:span></text:a> by dicing on the appropriate <text:a xlink:type="simple" xlink:href="#seafaring-exploration" text:style-name="Internet_20_link" text:visited-style-name="Visited_20_Internet_20_Link"><text:span text:style-name="Definition">seafaring</text:span></text:a> <text:a xlink:type="simple" xlink:href="#wilderness-encounters" text:style-name="Internet_20_link" text:visited-style-name="Visited_20_Internet_20_Link"><text:span text:style-name="Definition">encounter</text:span></text:a> table. If the players are traveling along a coast or inland waterway an <text:a xlink:type="simple" xlink:href="#wilderness-encounters" text:style-name="Internet_20_link" text:visited-style-name="Visited_20_Internet_20_Link"><text:span text:style-name="Definition">encounter</text:span></text:a> is equally likely to occur ashore as at sea. In this case, use the appropriate <text:a xlink:type="simple" xlink:href="#wilderness-exploration" text:style-name="Internet_20_link" text:visited-style-name="Visited_20_Internet_20_Link"><text:span text:style-name="Definition">wilderness</text:span></text:a> <text:a xlink:type="simple" xlink:href="#wilderness-encounters" text:style-name="Internet_20_link" text:visited-style-name="Visited_20_Internet_20_Link"><text:span text:style-name="Definition">encounter</text:span></text:a> table.</text:p>
      <text:h text:style-name="Heading_20_4" text:outline-level="4"><text:bookmark-start text:name="surprise_4"/>Surprise<text:bookmark-end text:name="surprise_4"/></text:h>
      <text:p text:style-name="First_20_paragraph">Surprise occurs at sea (as it does in the <text:a xlink:type="simple" xlink:href="#underworld-exploration" text:style-name="Internet_20_link" text:visited-style-name="Visited_20_Internet_20_Link"><text:span text:style-name="Definition">underworld</text:span></text:a>) with a throw of 5-6 on a six-sided die. If the players are surprised the enemy ships or <text:a xlink:type="simple" xlink:href="#monsters_2" text:style-name="Internet_20_link" text:visited-style-name="Visited_20_Internet_20_Link"><text:span text:style-name="Definition">monsters</text:span></text:a> will come at them from upwind, emerge suddenly out of fog banks or rain squalls, appear from behind rolling waves, or surface unexpectedly from underwater.</text:p>
      <text:h text:style-name="Heading_20_4" text:outline-level="4"><text:bookmark-start text:name="encounter-distance_2"/>Encounter Distance<text:bookmark-end text:name="encounter-distance_2"/></text:h>
      <text:p text:style-name="First_20_paragraph">If either party is surprised an <text:a xlink:type="simple" xlink:href="#wilderness-encounters" text:style-name="Internet_20_link" text:visited-style-name="Visited_20_Internet_20_Link"><text:span text:style-name="Definition">encounter</text:span></text:a> will begin at 10-60 yards distance and the surprised party will be unable to respond for one <text:a xlink:type="simple" xlink:href="#turns" text:style-name="Internet_20_link" text:visited-style-name="Visited_20_Internet_20_Link"><text:span text:style-name="Definition">turn</text:span></text:a>; otherwise, an <text:a xlink:type="simple" xlink:href="#wilderness-encounters" text:style-name="Internet_20_link" text:visited-style-name="Visited_20_Internet_20_Link"><text:span text:style-name="Definition">encounter</text:span></text:a> will begin at 40-240 yards distance. <text:a xlink:type="simple" xlink:href="#melee_2" text:style-name="Internet_20_link" text:visited-style-name="Visited_20_Internet_20_Link"><text:span text:style-name="Definition">Melee</text:span></text:a> range is 1" (10 yards as in the <text:a xlink:type="simple" xlink:href="#wilderness-exploration" text:style-name="Internet_20_link" text:visited-style-name="Visited_20_Internet_20_Link"><text:span text:style-name="Definition">wilderness</text:span></text:a>). Shipboard artillery range is typically 300 yards.</text:p>
      <text:h text:style-name="Heading_20_4" text:outline-level="4"><text:bookmark-start text:name="monster-reaction_1"/><text:soft-page-break/>Monster Reaction<text:bookmark-end text:name="monster-reaction_1"/></text:h>
      <text:p text:style-name="First_20_paragraph">Monster <text:a xlink:type="simple" xlink:href="#reaction-and-morale-checks" text:style-name="Internet_20_link" text:visited-style-name="Visited_20_Internet_20_Link"><text:span text:style-name="Definition">reaction</text:span></text:a> to the players at sea is as per the <text:a xlink:type="simple" xlink:href="#underworld-exploration" text:style-name="Internet_20_link" text:visited-style-name="Visited_20_Internet_20_Link"><text:span text:style-name="Definition">underworld</text:span></text:a>.</text:p>
      <text:h text:style-name="Heading_20_3" text:outline-level="3"><text:bookmark-start text:name="evasion-and-pursuit_1"/>Evasion and Pursuit<text:bookmark-end text:name="evasion-and-pursuit_1"/></text:h>
      <text:p text:style-name="First_20_paragraph">Evasion and <text:a xlink:type="simple" xlink:href="#evasion-and-pursuit" text:style-name="Internet_20_link" text:visited-style-name="Visited_20_Internet_20_Link"><text:span text:style-name="Definition">pursuit</text:span></text:a> at sea is as per the <text:a xlink:type="simple" xlink:href="#wilderness-exploration" text:style-name="Internet_20_link" text:visited-style-name="Visited_20_Internet_20_Link"><text:span text:style-name="Definition">wilderness</text:span></text:a> with the following additional considerations:</text:p>
      <text:list xml:id="list1183189477" text:style-name="L7">
        <text:list-item>
          <text:p text:style-name="P8">Low <text:a xlink:type="simple" xlink:href="#visibility" text:style-name="Internet_20_link" text:visited-style-name="Visited_20_Internet_20_Link"><text:span text:style-name="Definition">visibility</text:span></text:a> occurs in <text:a xlink:type="simple" xlink:href="#storms_1" text:style-name="Internet_20_link" text:visited-style-name="Visited_20_Internet_20_Link"><text:span text:style-name="Definition">storms</text:span></text:a>, rain, fog, and at night,</text:p>
        </text:list-item>
        <text:list-item>
          <text:p text:style-name="P8">Evaders who are able to submerge will automatically escape pursuers without this ability unless they are surprised.</text:p>
        </text:list-item>
      </text:list>
      <text:h text:style-name="Heading_20_3" text:outline-level="3"><text:bookmark-start text:name="seafaring-combat"/>Seafaring Combat<text:bookmark-end text:name="seafaring-combat"/></text:h>
      <text:p text:style-name="First_20_paragraph">Vessels can engage in ship-to-ship (or ship-to-<text:a xlink:type="simple" xlink:href="#sea-monsters" text:style-name="Internet_20_link" text:visited-style-name="Visited_20_Internet_20_Link"><text:span text:style-name="Definition">sea monster</text:span></text:a>) <text:a xlink:type="simple" xlink:href="#combat" text:style-name="Internet_20_link" text:visited-style-name="Visited_20_Internet_20_Link"><text:span text:style-name="Definition">combat</text:span></text:a>. Ships are treated much as <text:a xlink:type="simple" xlink:href="#monsters_2" text:style-name="Internet_20_link" text:visited-style-name="Visited_20_Internet_20_Link"><text:span text:style-name="Definition">monsters</text:span></text:a>—having hull <text:a xlink:type="simple" xlink:href="#the-dice_1" text:style-name="Internet_20_link" text:visited-style-name="Visited_20_Internet_20_Link"><text:span text:style-name="Definition">dice</text:span></text:a> instead of <text:a xlink:type="simple" xlink:href="#the-numbers-of-hit-dice" text:style-name="Internet_20_link" text:visited-style-name="Visited_20_Internet_20_Link"><text:span text:style-name="Definition">hit dice</text:span></text:a>, and hull points instead of <text:a xlink:type="simple" xlink:href="#the-numbers-of-hit-dice" text:style-name="Internet_20_link" text:visited-style-name="Visited_20_Internet_20_Link"><text:span text:style-name="Definition">hit points</text:span></text:a>.</text:p>
      <text:p text:style-name="Text_20_body">When ship-to-ship (or ship-to-<text:a xlink:type="simple" xlink:href="#sea-monsters" text:style-name="Internet_20_link" text:visited-style-name="Visited_20_Internet_20_Link"><text:span text:style-name="Definition">sea monster</text:span></text:a>) <text:a xlink:type="simple" xlink:href="#combat" text:style-name="Internet_20_link" text:visited-style-name="Visited_20_Internet_20_Link"><text:span text:style-name="Definition">combat</text:span></text:a> occurs the referee should use the <text:a xlink:type="simple" xlink:href="#wilderness-exploration" text:style-name="Internet_20_link" text:visited-style-name="Visited_20_Internet_20_Link"><text:span text:style-name="Definition">wilderness</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to 10 yards and one minute <text:a xlink:type="simple" xlink:href="#turns" text:style-name="Internet_20_link" text:visited-style-name="Visited_20_Internet_20_Link"><text:span text:style-name="Definition">turns</text:span></text:a>) to resolve maneuvering and <text:a xlink:type="simple" xlink:href="#missile-fire" text:style-name="Internet_20_link" text:visited-style-name="Visited_20_Internet_20_Link"><text:span text:style-name="Definition">missile</text:span></text:a> fire as the combatants approach one another.</text:p>
      <text:p text:style-name="Text_20_body">Wind direction, tactical positions, and <text:a xlink:type="simple" xlink:href="#oared-vessels" text:style-name="Internet_20_link" text:visited-style-name="Visited_20_Internet_20_Link"><text:span text:style-name="Definition">vessel</text:span></text:a> facings can be marked on a <text:a xlink:type="simple" xlink:href="#scale" text:style-name="Internet_20_link" text:visited-style-name="Visited_20_Internet_20_Link"><text:span text:style-name="Definition">scale</text:span></text:a> map if desired or simply noted as closing <text:a xlink:type="simple" xlink:href="#encounter-distance_3" text:style-name="Internet_20_link" text:visited-style-name="Visited_20_Internet_20_Link"><text:span text:style-name="Definition">distances</text:span></text:a>. <text:a xlink:type="simple" xlink:href="#oared-vessels" text:style-name="Internet_20_link" text:visited-style-name="Visited_20_Internet_20_Link"><text:span text:style-name="Definition">Oared</text:span></text:a> ships can produce a burst of <text:a xlink:type="simple" xlink:href="#speed" text:style-name="Internet_20_link" text:visited-style-name="Visited_20_Internet_20_Link"><text:span text:style-name="Definition">speed</text:span></text:a> during <text:a xlink:type="simple" xlink:href="#combat" text:style-name="Internet_20_link" text:visited-style-name="Visited_20_Internet_20_Link"><text:span text:style-name="Definition">combat</text:span></text:a>, adding 6" to <text:a xlink:type="simple" xlink:href="#movement-rates_1" text:style-name="Internet_20_link" text:visited-style-name="Visited_20_Internet_20_Link"><text:span text:style-name="Definition">movement rate</text:span></text:a> for up to three <text:a xlink:type="simple" xlink:href="#turns" text:style-name="Internet_20_link" text:visited-style-name="Visited_20_Internet_20_Link"><text:span text:style-name="Definition">turns</text:span></text:a> after which the crew is exhausted.</text:p>
      <text:h text:style-name="Heading_20_4" text:outline-level="4"><text:bookmark-start text:name="missile-fire_1"/>Missile Fire<text:bookmark-end text:name="missile-fire_1"/></text:h>
      <text:p text:style-name="First_20_paragraph">Ship-board artillery may be fired every other <text:a xlink:type="simple" xlink:href="#turns" text:style-name="Internet_20_link" text:visited-style-name="Visited_20_Internet_20_Link"><text:span text:style-name="Definition">turn</text:span></text:a> while <text:a xlink:type="simple" xlink:href="#explanation-of-spells" text:style-name="Internet_20_link" text:visited-style-name="Visited_20_Internet_20_Link"><text:span text:style-name="Definition">spells</text:span></text:a> and <text:a xlink:type="simple" xlink:href="#missile-fire" text:style-name="Internet_20_link" text:visited-style-name="Visited_20_Internet_20_Link"><text:span text:style-name="Definition">missiles</text:span></text:a> may be loosed each <text:a xlink:type="simple" xlink:href="#turns" text:style-name="Internet_20_link" text:visited-style-name="Visited_20_Internet_20_Link"><text:span text:style-name="Definition">turn</text:span></text:a>. <text:a xlink:type="simple" xlink:href="#normal-missiles" text:style-name="Internet_20_link" text:visited-style-name="Visited_20_Internet_20_Link"><text:span text:style-name="Definition">Normal missiles</text:span></text:a> are ineffective against ship hulls but are allowed their maximum outdoor range, giving due consideration to <text:a xlink:type="simple" xlink:href="#weather" text:style-name="Internet_20_link" text:visited-style-name="Visited_20_Internet_20_Link"><text:span text:style-name="Definition">weather</text:span></text:a> conditions and ocean swell.</text:p>
      <text:p text:style-name="Text_20_body">Small galleys are assumed to carry a single artillery battery on the fore deck. Large galleys carry two batteries (one fore and one aft), and warships carry four batteries (one each fore, aft, port, and starboard). Artillery hits cause 2-12 hull points of <text:a xlink:type="simple" xlink:href="#damage" text:style-name="Internet_20_link" text:visited-style-name="Visited_20_Internet_20_Link"><text:span text:style-name="Definition">damage</text:span></text:a> and will hole a ship below the waterline on any score of 10 or more hull points. A holed ship will sink in 3-18 <text:a xlink:type="simple" xlink:href="#combat" text:style-name="Internet_20_link" text:visited-style-name="Visited_20_Internet_20_Link"><text:span text:style-name="Definition">combat</text:span></text:a> <text:a xlink:type="simple" xlink:href="#turns" text:style-name="Internet_20_link" text:visited-style-name="Visited_20_Internet_20_Link"><text:span text:style-name="Definition">turns</text:span></text:a> (minutes) unless repairs are made.</text:p>
      <text:h text:style-name="Heading_20_4" text:outline-level="4"><text:bookmark-start text:name="ramming"/>Ramming<text:bookmark-end text:name="ramming"/></text:h>
      <text:p text:style-name="First_20_paragraph">Medieval ships are not generally built for ramming but a faster ship may ram a slower ship in the side, circumstances permitting. The ramming ship sustains one hull die <text:a xlink:type="simple" xlink:href="#damage" text:style-name="Internet_20_link" text:visited-style-name="Visited_20_Internet_20_Link"><text:span text:style-name="Definition">damage</text:span></text:a> while the rammed ship sustains half the rammer’s hull <text:a xlink:type="simple" xlink:href="#the-dice_1" text:style-name="Internet_20_link" text:visited-style-name="Visited_20_Internet_20_Link"><text:span text:style-name="Definition">dice</text:span></text:a> (rounded down) in <text:a xlink:type="simple" xlink:href="#damage" text:style-name="Internet_20_link" text:visited-style-name="Visited_20_Internet_20_Link"><text:span text:style-name="Definition">damage</text:span></text:a>. If 10 or more hull points are sustained the ship is holed below the waterline and will sink in 3-18 <text:a xlink:type="simple" xlink:href="#turns" text:style-name="Internet_20_link" text:visited-style-name="Visited_20_Internet_20_Link"><text:span text:style-name="Definition">turns</text:span></text:a>. Meanwhile, boarding may ensue.</text:p>
      <text:h text:style-name="Heading_20_4" text:outline-level="4"><text:bookmark-start text:name="melee_1"/><text:soft-page-break/>Melee<text:bookmark-end text:name="melee_1"/></text:h>
      <text:p text:style-name="First_20_paragraph">When ships <text:a xlink:type="simple" xlink:href="#ramming" text:style-name="Internet_20_link" text:visited-style-name="Visited_20_Internet_20_Link"><text:span text:style-name="Definition">ram</text:span></text:a>, grapple, or come along side for boarding the referee is advised to use the <text:a xlink:type="simple" xlink:href="#populating-a-dungeon" text:style-name="Internet_20_link" text:visited-style-name="Visited_20_Internet_20_Link"><text:span text:style-name="Definition">dungeon</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to 10ft and one minute <text:a xlink:type="simple" xlink:href="#turns" text:style-name="Internet_20_link" text:visited-style-name="Visited_20_Internet_20_Link"><text:span text:style-name="Definition">turns</text:span></text:a>) to resolve any hand-to-hand <text:a xlink:type="simple" xlink:href="#combat" text:style-name="Internet_20_link" text:visited-style-name="Visited_20_Internet_20_Link"><text:span text:style-name="Definition">combat</text:span></text:a>. Ship deck plans can be used much as <text:a xlink:type="simple" xlink:href="#populating-a-dungeon" text:style-name="Internet_20_link" text:visited-style-name="Visited_20_Internet_20_Link"><text:span text:style-name="Definition">dungeon</text:span></text:a> maps for this purpose. Troops fleeing from <text:a xlink:type="simple" xlink:href="#combat" text:style-name="Internet_20_link" text:visited-style-name="Visited_20_Internet_20_Link"><text:span text:style-name="Definition">combat</text:span></text:a> will only pitch themselves overboard in fair <text:a xlink:type="simple" xlink:href="#weather" text:style-name="Internet_20_link" text:visited-style-name="Visited_20_Internet_20_Link"><text:span text:style-name="Definition">weather</text:span></text:a> near to land; otherwise they will surrender.</text:p>
      <text:h text:style-name="Heading_20_3" text:outline-level="3"><text:bookmark-start text:name="swimming"/>Swimming<text:bookmark-end text:name="swimming"/></text:h>
      <text:p text:style-name="First_20_paragraph">Any player character who grew up on the coast or by a watercourse can swim, as can any non-player character who throws a 4-6 on a six-sided die. Swimming is at a rate of 6" in ideal circumstances; otherwise 3". A character can swim for at most a single day after which he will <text:a xlink:type="simple" xlink:href="#drowning" text:style-name="Internet_20_link" text:visited-style-name="Visited_20_Internet_20_Link"><text:span text:style-name="Definition">drown</text:span></text:a>.</text:p>
      <text:h text:style-name="Heading_20_3" text:outline-level="3"><text:bookmark-start text:name="drowning"/>Drowning<text:bookmark-end text:name="drowning"/></text:h>
      <text:p text:style-name="First_20_paragraph">Anyone pitched into the sea risks drowning. Half of any ship’s crew cannot <text:a xlink:type="simple" xlink:href="#swimming" text:style-name="Internet_20_link" text:visited-style-name="Visited_20_Internet_20_Link"><text:span text:style-name="Definition">swim</text:span></text:a> and will automatically drown; otherwise, unarmored <text:a xlink:type="simple" xlink:href="#men" text:style-name="Internet_20_link" text:visited-style-name="Visited_20_Internet_20_Link"><text:span text:style-name="Definition">men</text:span></text:a> who can <text:a xlink:type="simple" xlink:href="#swimming" text:style-name="Internet_20_link" text:visited-style-name="Visited_20_Internet_20_Link"><text:span text:style-name="Definition">swim</text:span></text:a> will survive with a throw of 2-6 on a six-sided die if they immediately rid themselves of anything heavier than a <text:a xlink:type="simple" xlink:href="#daggers" text:style-name="Internet_20_link" text:visited-style-name="Visited_20_Internet_20_Link"><text:span text:style-name="Definition">dagger</text:span></text:a>. Each heavier item retained increases the risk of drowning by 1 in 6. Leather and mail <text:a xlink:type="simple" xlink:href="#armor-and-shields" text:style-name="Internet_20_link" text:visited-style-name="Visited_20_Internet_20_Link"><text:span text:style-name="Definition">armor</text:span></text:a> count for one and four items, respectively, and plate <text:a xlink:type="simple" xlink:href="#armor-and-shields" text:style-name="Internet_20_link" text:visited-style-name="Visited_20_Internet_20_Link"><text:span text:style-name="Definition">armor</text:span></text:a> causes automatic drowning. During a <text:a xlink:type="simple" xlink:href="#storms_1" text:style-name="Internet_20_link" text:visited-style-name="Visited_20_Internet_20_Link"><text:span text:style-name="Definition">storm</text:span></text:a> there is always a minimum of 3 chances in 6 of drowning. Survival indicates that the character has managed to remove his <text:a xlink:type="simple" xlink:href="#armor-and-shields" text:style-name="Internet_20_link" text:visited-style-name="Visited_20_Internet_20_Link"><text:span text:style-name="Definition">armor</text:span></text:a> before drowning.</text:p>
      <text:h text:style-name="Heading_20_2" text:outline-level="2"><text:bookmark-start text:name="aerial-exploration"/>Aerial Exploration<text:bookmark-end text:name="aerial-exploration"/></text:h>
      <text:p text:style-name="First_20_paragraph">Should the players acquire winged mounts they can map <text:a xlink:type="simple" xlink:href="#wilderness-exploration" text:style-name="Internet_20_link" text:visited-style-name="Visited_20_Internet_20_Link"><text:span text:style-name="Definition">wilderness</text:span></text:a> and ocean regions by aerial exploration.</text:p>
      <text:p text:style-name="Text_20_body">The referee may also wish to include cloud top regions which can only be reached on the wing. The referee can use the random <text:a xlink:type="simple" xlink:href="#wilderness-exploration" text:style-name="Internet_20_link" text:visited-style-name="Visited_20_Internet_20_Link"><text:span text:style-name="Definition">wilderness</text:span></text:a> tables to generate cloud top regions for aerial exploration. Hexes of open terrain should be read as vacant air, woods as islands of solid cloud, mountains as cloud piercing or floating peaks, desert as dangerously insubstantial islands of cloud, and swamp as perpetually stormy regions. Likewise, rivers should represent persistent currents, <text:a xlink:type="simple" xlink:href="#fords" text:style-name="Internet_20_link" text:visited-style-name="Visited_20_Internet_20_Link"><text:span text:style-name="Definition">fords</text:span></text:a> should represent confluences of currents, and trails should represent navigable tunnels or air ways. The other features are as per the <text:a xlink:type="simple" xlink:href="#wilderness-exploration" text:style-name="Internet_20_link" text:visited-style-name="Visited_20_Internet_20_Link"><text:span text:style-name="Definition">wilderness</text:span></text:a> except that villages should be ignored.</text:p>
      <text:h text:style-name="Heading_20_3" text:outline-level="3"><text:bookmark-start text:name="time-and-movement_2"/>Time and Movement<text:bookmark-end text:name="time-and-movement_2"/></text:h>
      <text:p text:style-name="First_20_paragraph">Aerial exploration retains the <text:a xlink:type="simple" xlink:href="#wilderness-exploration" text:style-name="Internet_20_link" text:visited-style-name="Visited_20_Internet_20_Link"><text:span text:style-name="Definition">wilderness</text:span></text:a> exploration timescale of 1 <text:a xlink:type="simple" xlink:href="#turns" text:style-name="Internet_20_link" text:visited-style-name="Visited_20_Internet_20_Link"><text:span text:style-name="Definition">turn</text:span></text:a> per day.</text:p>
      <text:p text:style-name="Text_20_body">There are two modes of travel on the wing: low and high altitude.</text:p>
      <text:p text:style-name="Text_20_body"><text:soft-page-break/>At low altitude it is possible to observe or remain in contact with ground-level activity including <text:a xlink:type="simple" xlink:href="#evasion-and-pursuit" text:style-name="Internet_20_link" text:visited-style-name="Visited_20_Internet_20_Link"><text:span text:style-name="Definition">pursuit</text:span></text:a> and <text:a xlink:type="simple" xlink:href="#combat" text:style-name="Internet_20_link" text:visited-style-name="Visited_20_Internet_20_Link"><text:span text:style-name="Definition">combat</text:span></text:a>. However, at low altitude fliers must allow for hazards and turbulence and must weave routes around, between, or over terrain features.</text:p>
      <text:p text:style-name="Text_20_body">At high altitude progress is unimpeded other than by the need to roost overnight; <text:a xlink:type="simple" xlink:href="#movement-rates_1" text:style-name="Internet_20_link" text:visited-style-name="Visited_20_Internet_20_Link"><text:span text:style-name="Definition">movement rate</text:span></text:a> is generally double that achieved at low altitude.</text:p>
      <text:h text:style-name="Heading_20_4" text:outline-level="4"><text:bookmark-start text:name="visibility_2"/>Visibility<text:bookmark-end text:name="visibility_2"/></text:h>
      <text:p text:style-name="First_20_paragraph">Distance to the horizon is <text:a xlink:type="simple" xlink:href="#relatives" text:style-name="Internet_20_link" text:visited-style-name="Visited_20_Internet_20_Link"><text:span text:style-name="Definition">relative</text:span></text:a> to altitude. In clear <text:a xlink:type="simple" xlink:href="#weather" text:style-name="Internet_20_link" text:visited-style-name="Visited_20_Internet_20_Link"><text:span text:style-name="Definition">weather</text:span></text:a> <text:a xlink:type="simple" xlink:href="#visibility" text:style-name="Internet_20_link" text:visited-style-name="Visited_20_Internet_20_Link"><text:span text:style-name="Definition">visibility</text:span></text:a> is 2-6 hexagons (up to 36 miles) from low altitude, or 11-16 hexes (up to 100 miles) from a lofty mountain summit. However, poor <text:a xlink:type="simple" xlink:href="#weather" text:style-name="Internet_20_link" text:visited-style-name="Visited_20_Internet_20_Link"><text:span text:style-name="Definition">weather</text:span></text:a> conditions and intervening mountains will severely restrict <text:a xlink:type="simple" xlink:href="#visibility" text:style-name="Internet_20_link" text:visited-style-name="Visited_20_Internet_20_Link"><text:span text:style-name="Definition">visibility</text:span></text:a>. From a high altitude <text:a xlink:type="simple" xlink:href="#visibility" text:style-name="Internet_20_link" text:visited-style-name="Visited_20_Internet_20_Link"><text:span text:style-name="Definition">visibility</text:span></text:a> is 11-16 hexes (up to 100 miles) in perfect <text:a xlink:type="simple" xlink:href="#weather" text:style-name="Internet_20_link" text:visited-style-name="Visited_20_Internet_20_Link"><text:span text:style-name="Definition">weather</text:span></text:a>, but is usually limited by cloud cover.</text:p>
      <text:h text:style-name="Heading_20_4" text:outline-level="4"><text:bookmark-start text:name="resting_2"/>Resting<text:bookmark-end text:name="resting_2"/></text:h>
      <text:p text:style-name="First_20_paragraph">Flying creatures other than <text:a xlink:type="simple" xlink:href="#elementals-air" text:style-name="Internet_20_link" text:visited-style-name="Visited_20_Internet_20_Link"><text:span text:style-name="Definition">air elementals</text:span></text:a> need to roost overnight (or during the day if they travel at night). Additionally, flying creatures other than <text:a xlink:type="simple" xlink:href="#dragons" text:style-name="Internet_20_link" text:visited-style-name="Visited_20_Internet_20_Link"><text:span text:style-name="Definition">dragons</text:span></text:a> and <text:a xlink:type="simple" xlink:href="#elementals-air" text:style-name="Internet_20_link" text:visited-style-name="Visited_20_Internet_20_Link"><text:span text:style-name="Definition">air elementals</text:span></text:a> require a full day of <text:a xlink:type="simple" xlink:href="#resting" text:style-name="Internet_20_link" text:visited-style-name="Visited_20_Internet_20_Link"><text:span text:style-name="Definition">rest</text:span></text:a> after six days on the <text:a xlink:type="simple" xlink:href="#time-and-movement_2" text:style-name="Internet_20_link" text:visited-style-name="Visited_20_Internet_20_Link"><text:span text:style-name="Definition">move</text:span></text:a>. <text:a xlink:type="simple" xlink:href="#elementals-air" text:style-name="Internet_20_link" text:visited-style-name="Visited_20_Internet_20_Link"><text:span text:style-name="Definition">Air elementals</text:span></text:a> are tireless fliers, while <text:a xlink:type="simple" xlink:href="#dragons" text:style-name="Internet_20_link" text:visited-style-name="Visited_20_Internet_20_Link"><text:span text:style-name="Definition">dragons</text:span></text:a> require a full week of sleep after six weeks of activity.</text:p>
      <text:h text:style-name="Heading_20_3" text:outline-level="3"><text:bookmark-start text:name="weather_2"/>Weather<text:bookmark-end text:name="weather_2"/></text:h>
      <text:p text:style-name="First_20_paragraph">Although travel by air is quick it is severely affected by poor <text:a xlink:type="simple" xlink:href="#weather" text:style-name="Internet_20_link" text:visited-style-name="Visited_20_Internet_20_Link"><text:span text:style-name="Definition">weather</text:span></text:a>.</text:p>
      <text:p text:style-name="Text_20_body">Weather conditions should be determined by the referee for each day of <text:a xlink:type="simple" xlink:href="#aerial-exploration" text:style-name="Internet_20_link" text:visited-style-name="Visited_20_Internet_20_Link"><text:span text:style-name="Definition">aerial</text:span></text:a> exploration. Throw one six-sided die to determine which hex face the <text:a xlink:type="simple" xlink:href="#strong-winds" text:style-name="Internet_20_link" text:visited-style-name="Visited_20_Internet_20_Link"><text:span text:style-name="Definition">wind</text:span></text:a> is blowing from and two <text:a xlink:type="simple" xlink:href="#the-dice_1" text:style-name="Internet_20_link" text:visited-style-name="Visited_20_Internet_20_Link"><text:span text:style-name="Definition">dice</text:span></text:a> to determine <text:a xlink:type="simple" xlink:href="#strong-winds" text:style-name="Internet_20_link" text:visited-style-name="Visited_20_Internet_20_Link"><text:span text:style-name="Definition">wind</text:span></text:a> <text:a xlink:type="simple" xlink:href="#strength" text:style-name="Internet_20_link" text:visited-style-name="Visited_20_Internet_20_Link"><text:span text:style-name="Definition">strength</text:span></text:a>. <text:a xlink:type="simple" xlink:href="#aerial-exploration" text:style-name="Internet_20_link" text:visited-style-name="Visited_20_Internet_20_Link"><text:span text:style-name="Definition">Aerial</text:span></text:a> travel can be dangerous in strong <text:a xlink:type="simple" xlink:href="#strong-winds" text:style-name="Internet_20_link" text:visited-style-name="Visited_20_Internet_20_Link"><text:span text:style-name="Definition">winds</text:span></text:a> and <text:a xlink:type="simple" xlink:href="#storms_1" text:style-name="Internet_20_link" text:visited-style-name="Visited_20_Internet_20_Link"><text:span text:style-name="Definition">storms</text:span></text:a>; travelers risk being dashed into obstacles, struck by lightning or flying debris, and so on.</text:p>
      <text:h text:style-name="Heading_20_5" text:outline-level="5"><text:bookmark-start text:name="strong-winds_1"/>Strong Winds<text:bookmark-end text:name="strong-winds_1"/></text:h>
      <text:p text:style-name="First_20_paragraph">Normal-type flying creatures, <text:a xlink:type="simple" xlink:href="#flying-carpet" text:style-name="Internet_20_link" text:visited-style-name="Visited_20_Internet_20_Link"><text:span text:style-name="Definition">flying carpets</text:span></text:a>, <text:a xlink:type="simple" xlink:href="#flying-broomstick" text:style-name="Internet_20_link" text:visited-style-name="Visited_20_Internet_20_Link"><text:span text:style-name="Definition">flying broomsticks</text:span></text:a>, and the like will crash in strong <text:a xlink:type="simple" xlink:href="#strong-winds" text:style-name="Internet_20_link" text:visited-style-name="Visited_20_Internet_20_Link"><text:span text:style-name="Definition">winds</text:span></text:a> with a throw of 1-2 on a six-sided die, checked once each <text:a xlink:type="simple" xlink:href="#turns" text:style-name="Internet_20_link" text:visited-style-name="Visited_20_Internet_20_Link"><text:span text:style-name="Definition">turn</text:span></text:a>.</text:p>
      <text:h text:style-name="Heading_20_5" text:outline-level="5"><text:bookmark-start text:name="storms_1"/>Storms<text:bookmark-end text:name="storms_1"/></text:h>
      <text:p text:style-name="First_20_paragraph">Navigation is impossible in storm conditions and any flying creatures (other than <text:a xlink:type="simple" xlink:href="#elementals-air" text:style-name="Internet_20_link" text:visited-style-name="Visited_20_Internet_20_Link"><text:span text:style-name="Definition">air elementals</text:span></text:a>) or <text:a xlink:type="simple" xlink:href="#oared-vessels" text:style-name="Internet_20_link" text:visited-style-name="Visited_20_Internet_20_Link"><text:span text:style-name="Definition">vessels</text:span></text:a> will crash with a throw of 1-2 on a six-sided die. A flier that does not crash is instead moved 2-7 hexes in a direction secretly determined by the referee and is immediately considered to be <text:a xlink:type="simple" xlink:href="#becoming-lost" text:style-name="Internet_20_link" text:visited-style-name="Visited_20_Internet_20_Link"><text:span text:style-name="Definition">lost</text:span></text:a>.</text:p>
      <text:h text:style-name="Heading_20_3" text:outline-level="3"><text:bookmark-start text:name="becoming-lost_2"/><text:soft-page-break/>Becoming Lost<text:bookmark-end text:name="becoming-lost_2"/></text:h>
      <text:p text:style-name="First_20_paragraph">A flier will have no difficulty navigating a known route so long as the <text:a xlink:type="simple" xlink:href="#weather" text:style-name="Internet_20_link" text:visited-style-name="Visited_20_Internet_20_Link"><text:span text:style-name="Definition">weather</text:span></text:a> remains fair. However, should the <text:a xlink:type="simple" xlink:href="#weather" text:style-name="Internet_20_link" text:visited-style-name="Visited_20_Internet_20_Link"><text:span text:style-name="Definition">weather</text:span></text:a> turn nasty, it is possible to become <text:a xlink:type="simple" xlink:href="#becoming-lost" text:style-name="Internet_20_link" text:visited-style-name="Visited_20_Internet_20_Link"><text:span text:style-name="Definition">lost</text:span></text:a>. The referee should secretly throw a six-sided die for the players each day spent in strong <text:a xlink:type="simple" xlink:href="#strong-winds" text:style-name="Internet_20_link" text:visited-style-name="Visited_20_Internet_20_Link"><text:span text:style-name="Definition">winds</text:span></text:a>—a 1-2 indicating that they have gotten <text:a xlink:type="simple" xlink:href="#becoming-lost" text:style-name="Internet_20_link" text:visited-style-name="Visited_20_Internet_20_Link"><text:span text:style-name="Definition">lost</text:span></text:a>. If the players are <text:a xlink:type="simple" xlink:href="#becoming-lost" text:style-name="Internet_20_link" text:visited-style-name="Visited_20_Internet_20_Link"><text:span text:style-name="Definition">lost</text:span></text:a> the referee should <text:a xlink:type="simple" xlink:href="#time-and-movement_2" text:style-name="Internet_20_link" text:visited-style-name="Visited_20_Internet_20_Link"><text:span text:style-name="Definition">move</text:span></text:a> them an unplanned <text:a xlink:type="simple" xlink:href="#encounter-distance_3" text:style-name="Internet_20_link" text:visited-style-name="Visited_20_Internet_20_Link"><text:span text:style-name="Definition">distance</text:span></text:a>/direction on his map that <text:a xlink:type="simple" xlink:href="#turns" text:style-name="Internet_20_link" text:visited-style-name="Visited_20_Internet_20_Link"><text:span text:style-name="Definition">turn</text:span></text:a> without alerting them.</text:p>
      <text:h text:style-name="Heading_20_3" text:outline-level="3"><text:bookmark-start text:name="settlements-and-strongholds_1"/>Settlements and Strongholds<text:bookmark-end text:name="settlements-and-strongholds_1"/></text:h>
      <text:p text:style-name="First_20_paragraph">Settlements and <text:a xlink:type="simple" xlink:href="#strongholds" text:style-name="Internet_20_link" text:visited-style-name="Visited_20_Internet_20_Link"><text:span text:style-name="Definition">strongholds</text:span></text:a> occur in the air as they do in the <text:a xlink:type="simple" xlink:href="#wilderness-exploration" text:style-name="Internet_20_link" text:visited-style-name="Visited_20_Internet_20_Link"><text:span text:style-name="Definition">wilderness</text:span></text:a>. At low altitude these are likely to be on the ground. If these are discovered at high altitude they could be levitating towers, built upon cloud banks, suspended by squadrons of hot air balloons, or whatever else the referee desires. Whether these will be friendly or unfriendly can be determined with a <text:a xlink:type="simple" xlink:href="#reaction-and-morale-checks" text:style-name="Internet_20_link" text:visited-style-name="Visited_20_Internet_20_Link"><text:span text:style-name="Definition">reaction</text:span></text:a> check.</text:p>
      <text:h text:style-name="Heading_20_3" text:outline-level="3"><text:bookmark-start text:name="aerial-encounters"/>Aerial Encounters<text:bookmark-end text:name="aerial-encounters"/></text:h>
      <text:p text:style-name="First_20_paragraph">Encounters occur in the air much as they do in the <text:a xlink:type="simple" xlink:href="#wilderness-exploration" text:style-name="Internet_20_link" text:visited-style-name="Visited_20_Internet_20_Link"><text:span text:style-name="Definition">wilderness</text:span></text:a>. The referee should check once each day with a throw of a 6 on a six-sided die indicating an <text:a xlink:type="simple" xlink:href="#wilderness-encounters" text:style-name="Internet_20_link" text:visited-style-name="Visited_20_Internet_20_Link"><text:span text:style-name="Definition">encounter</text:span></text:a>.</text:p>
      <text:p text:style-name="Text_20_body">When an <text:a xlink:type="simple" xlink:href="#wilderness-encounters" text:style-name="Internet_20_link" text:visited-style-name="Visited_20_Internet_20_Link"><text:span text:style-name="Definition">encounter</text:span></text:a> occurs determine the type of <text:a xlink:type="simple" xlink:href="#monsters_2" text:style-name="Internet_20_link" text:visited-style-name="Visited_20_Internet_20_Link"><text:span text:style-name="Definition">monster</text:span></text:a> by dicing on the appropriate <text:a xlink:type="simple" xlink:href="#wilderness-encounters" text:style-name="Internet_20_link" text:visited-style-name="Visited_20_Internet_20_Link"><text:span text:style-name="Definition">encounter</text:span></text:a> table. If the players are traveling at low altitude the <text:a xlink:type="simple" xlink:href="#wilderness-encounters" text:style-name="Internet_20_link" text:visited-style-name="Visited_20_Internet_20_Link"><text:span text:style-name="Definition">encounter</text:span></text:a> is equally likely to occur on the surface as on the wing. In this case use the appropriate <text:a xlink:type="simple" xlink:href="#wilderness-exploration" text:style-name="Internet_20_link" text:visited-style-name="Visited_20_Internet_20_Link"><text:span text:style-name="Definition">wilderness</text:span></text:a> <text:a xlink:type="simple" xlink:href="#wilderness-encounters" text:style-name="Internet_20_link" text:visited-style-name="Visited_20_Internet_20_Link"><text:span text:style-name="Definition">encounter</text:span></text:a> table.</text:p>
      <text:h text:style-name="Heading_20_4" text:outline-level="4"><text:bookmark-start text:name="surprise_5"/>Surprise<text:bookmark-end text:name="surprise_5"/></text:h>
      <text:p text:style-name="First_20_paragraph">Surprise occurs in the air (as it does in the <text:a xlink:type="simple" xlink:href="#underworld-exploration" text:style-name="Internet_20_link" text:visited-style-name="Visited_20_Internet_20_Link"><text:span text:style-name="Definition">underworld</text:span></text:a>) with a throw of 5-6 on a six-sided die. If the players are surprised their enemies will typically come at them from upwind or above, emerge suddenly out of clouds or rain squalls, or emerge from the dazzling glare of the sun.</text:p>
      <text:h text:style-name="Heading_20_4" text:outline-level="4"><text:bookmark-start text:name="encounter-distance_3"/>Encounter Distance<text:bookmark-end text:name="encounter-distance_3"/></text:h>
      <text:p text:style-name="First_20_paragraph">If either party is surprised an <text:a xlink:type="simple" xlink:href="#wilderness-encounters" text:style-name="Internet_20_link" text:visited-style-name="Visited_20_Internet_20_Link"><text:span text:style-name="Definition">encounter</text:span></text:a> will begin at 10-60 yards distance and the surprised party will be unable to respond for one <text:a xlink:type="simple" xlink:href="#turns" text:style-name="Internet_20_link" text:visited-style-name="Visited_20_Internet_20_Link"><text:span text:style-name="Definition">turn</text:span></text:a>; otherwise, an <text:a xlink:type="simple" xlink:href="#wilderness-encounters" text:style-name="Internet_20_link" text:visited-style-name="Visited_20_Internet_20_Link"><text:span text:style-name="Definition">encounter</text:span></text:a> will begin at 40-240 yards distance. <text:a xlink:type="simple" xlink:href="#melee_2" text:style-name="Internet_20_link" text:visited-style-name="Visited_20_Internet_20_Link"><text:span text:style-name="Definition">Melee</text:span></text:a> range is 1" (10 yards) as it is in the <text:a xlink:type="simple" xlink:href="#wilderness-exploration" text:style-name="Internet_20_link" text:visited-style-name="Visited_20_Internet_20_Link"><text:span text:style-name="Definition">wilderness</text:span></text:a>. Airborne artillery range is typically 300 yards.</text:p>
      <text:h text:style-name="Heading_20_4" text:outline-level="4"><text:bookmark-start text:name="monster-reaction_2"/>Monster Reaction<text:bookmark-end text:name="monster-reaction_2"/></text:h>
      <text:p text:style-name="First_20_paragraph">Monster <text:a xlink:type="simple" xlink:href="#reaction-and-morale-checks" text:style-name="Internet_20_link" text:visited-style-name="Visited_20_Internet_20_Link"><text:span text:style-name="Definition">reaction</text:span></text:a> to the players on the wing is as per the <text:a xlink:type="simple" xlink:href="#underworld-exploration" text:style-name="Internet_20_link" text:visited-style-name="Visited_20_Internet_20_Link"><text:span text:style-name="Definition">underworld</text:span></text:a>.</text:p>
      <text:h text:style-name="Heading_20_3" text:outline-level="3"><text:bookmark-start text:name="evasion-and-pursuit_2"/>Evasion and Pursuit<text:bookmark-end text:name="evasion-and-pursuit_2"/></text:h>
      <text:p text:style-name="First_20_paragraph">Evasion and <text:a xlink:type="simple" xlink:href="#evasion-and-pursuit" text:style-name="Internet_20_link" text:visited-style-name="Visited_20_Internet_20_Link"><text:span text:style-name="Definition">pursuit</text:span></text:a> on the wing is as per the <text:a xlink:type="simple" xlink:href="#wilderness-exploration" text:style-name="Internet_20_link" text:visited-style-name="Visited_20_Internet_20_Link"><text:span text:style-name="Definition">wilderness</text:span></text:a> with the following additional <text:soft-page-break/>considerations:</text:p>
      <text:list xml:id="list1795033617" text:style-name="L8">
        <text:list-item>
          <text:p text:style-name="P9">Low <text:a xlink:type="simple" xlink:href="#visibility" text:style-name="Internet_20_link" text:visited-style-name="Visited_20_Internet_20_Link"><text:span text:style-name="Definition">visibility</text:span></text:a> occurs in <text:a xlink:type="simple" xlink:href="#storms_1" text:style-name="Internet_20_link" text:visited-style-name="Visited_20_Internet_20_Link"><text:span text:style-name="Definition">storms</text:span></text:a>, rain, clouds, looking into the sun, and at night,</text:p>
        </text:list-item>
        <text:list-item>
          <text:p text:style-name="P9">Evaders who can <text:a xlink:type="simple" xlink:href="#fly" text:style-name="Internet_20_link" text:visited-style-name="Visited_20_Internet_20_Link"><text:span text:style-name="Definition">fly</text:span></text:a> will automatically escape pursuers on the ground without this ability unless they are surprised.</text:p>
        </text:list-item>
      </text:list>
      <text:h text:style-name="Heading_20_3" text:outline-level="3"><text:bookmark-start text:name="aerial-combat"/>Aerial Combat<text:bookmark-end text:name="aerial-combat"/></text:h>
      <text:p text:style-name="First_20_paragraph">Players with winged mounts or other means of flight can engage in <text:a xlink:type="simple" xlink:href="#aerial-exploration" text:style-name="Internet_20_link" text:visited-style-name="Visited_20_Internet_20_Link"><text:span text:style-name="Definition">aerial</text:span></text:a> <text:a xlink:type="simple" xlink:href="#combat" text:style-name="Internet_20_link" text:visited-style-name="Visited_20_Internet_20_Link"><text:span text:style-name="Definition">combat</text:span></text:a>. Excepting <text:a xlink:type="simple" xlink:href="#elementals-air" text:style-name="Internet_20_link" text:visited-style-name="Visited_20_Internet_20_Link"><text:span text:style-name="Definition">air elementals</text:span></text:a>, larger creatures are clumsier fliers than are smaller creatures. Climbing is slow and diving is fast.</text:p>
      <text:p text:style-name="Text_20_body">When air-to-air <text:a xlink:type="simple" xlink:href="#combat" text:style-name="Internet_20_link" text:visited-style-name="Visited_20_Internet_20_Link"><text:span text:style-name="Definition">combat</text:span></text:a> occurs, the referee should use the <text:a xlink:type="simple" xlink:href="#wilderness-exploration" text:style-name="Internet_20_link" text:visited-style-name="Visited_20_Internet_20_Link"><text:span text:style-name="Definition">wilderness</text:span></text:a> <text:a xlink:type="simple" xlink:href="#combat" text:style-name="Internet_20_link" text:visited-style-name="Visited_20_Internet_20_Link"><text:span text:style-name="Definition">combat</text:span></text:a> <text:a xlink:type="simple" xlink:href="#scale" text:style-name="Internet_20_link" text:visited-style-name="Visited_20_Internet_20_Link"><text:span text:style-name="Definition">scale</text:span></text:a> (1" to 10 yards and one minute <text:a xlink:type="simple" xlink:href="#turns" text:style-name="Internet_20_link" text:visited-style-name="Visited_20_Internet_20_Link"><text:span text:style-name="Definition">turns</text:span></text:a>) to resolve maneuvering and <text:a xlink:type="simple" xlink:href="#missile-fire" text:style-name="Internet_20_link" text:visited-style-name="Visited_20_Internet_20_Link"><text:span text:style-name="Definition">missile</text:span></text:a> fire as the protagonists engage. Altitude, <text:a xlink:type="simple" xlink:href="#strong-winds" text:style-name="Internet_20_link" text:visited-style-name="Visited_20_Internet_20_Link"><text:span text:style-name="Definition">wind</text:span></text:a> direction, tactical positions, and facings can be marked on a <text:a xlink:type="simple" xlink:href="#scale" text:style-name="Internet_20_link" text:visited-style-name="Visited_20_Internet_20_Link"><text:span text:style-name="Definition">scale</text:span></text:a> map, if desired, or simply noted as closing <text:a xlink:type="simple" xlink:href="#encounter-distance_3" text:style-name="Internet_20_link" text:visited-style-name="Visited_20_Internet_20_Link"><text:span text:style-name="Definition">distances</text:span></text:a>.</text:p>
      <text:h text:style-name="Heading_20_4" text:outline-level="4"><text:bookmark-start text:name="missile-fire_2"/>Missile Fire<text:bookmark-end text:name="missile-fire_2"/></text:h>
      <text:p text:style-name="First_20_paragraph">Airborne artillery may be fired every other <text:a xlink:type="simple" xlink:href="#turns" text:style-name="Internet_20_link" text:visited-style-name="Visited_20_Internet_20_Link"><text:span text:style-name="Definition">turn</text:span></text:a>, while <text:a xlink:type="simple" xlink:href="#explanation-of-spells" text:style-name="Internet_20_link" text:visited-style-name="Visited_20_Internet_20_Link"><text:span text:style-name="Definition">spells</text:span></text:a> and <text:a xlink:type="simple" xlink:href="#missile-fire" text:style-name="Internet_20_link" text:visited-style-name="Visited_20_Internet_20_Link"><text:span text:style-name="Definition">missiles</text:span></text:a> may be loosed each <text:a xlink:type="simple" xlink:href="#turns" text:style-name="Internet_20_link" text:visited-style-name="Visited_20_Internet_20_Link"><text:span text:style-name="Definition">turn</text:span></text:a> giving due consideration to air <text:a xlink:type="simple" xlink:href="#speed" text:style-name="Internet_20_link" text:visited-style-name="Visited_20_Internet_20_Link"><text:span text:style-name="Definition">speed</text:span></text:a> and <text:a xlink:type="simple" xlink:href="#weather" text:style-name="Internet_20_link" text:visited-style-name="Visited_20_Internet_20_Link"><text:span text:style-name="Definition">weather</text:span></text:a> conditions.</text:p>
      <text:p text:style-name="Text_20_body">Large creatures can bombard ground targets by dropping rocks, logs, bodies, or similar <text:a xlink:type="simple" xlink:href="#missile-fire" text:style-name="Internet_20_link" text:visited-style-name="Visited_20_Internet_20_Link"><text:span text:style-name="Definition">missiles</text:span></text:a> from above. These are treated as artillery attacks.</text:p>
      <text:p text:style-name="Text_20_body">Missile fire from the air is always considered to be at long range and, against <text:a xlink:type="simple" xlink:href="#aerial-exploration" text:style-name="Internet_20_link" text:visited-style-name="Visited_20_Internet_20_Link"><text:span text:style-name="Definition">aerial</text:span></text:a> targets, attack rolls are penalized by −4.</text:p>
      <text:p text:style-name="Text_20_body">A <text:a xlink:type="simple" xlink:href="#mounted-combat" text:style-name="Internet_20_link" text:visited-style-name="Visited_20_Internet_20_Link"><text:span text:style-name="Definition">mounted</text:span></text:a> <text:a xlink:type="simple" xlink:href="#heroic-types" text:style-name="Internet_20_link" text:visited-style-name="Visited_20_Internet_20_Link"><text:span text:style-name="Definition">heroic-type</text:span></text:a> is subject to <text:a xlink:type="simple" xlink:href="#missile-fire" text:style-name="Internet_20_link" text:visited-style-name="Visited_20_Internet_20_Link"><text:span text:style-name="Definition">missile</text:span></text:a> fire only on a six-sided die throw of 5-6; otherwise his mount is subject to that <text:a xlink:type="simple" xlink:href="#missile-fire" text:style-name="Internet_20_link" text:visited-style-name="Visited_20_Internet_20_Link"><text:span text:style-name="Definition">missile</text:span></text:a> fire. Should a rider be hit he is unhorsed with a throw of 6 on a six-sided die and will <text:a xlink:type="simple" xlink:href="#falling" text:style-name="Internet_20_link" text:visited-style-name="Visited_20_Internet_20_Link"><text:span text:style-name="Definition">fall</text:span></text:a>. Otherwise, a hit to his mount will maim a critical flight muscle with a throw of 6 on a six-sided die and cause it to crash to the ground.</text:p>
      <text:h text:style-name="Heading_20_4" text:outline-level="4"><text:bookmark-start text:name="melee_2"/>Melee<text:bookmark-end text:name="melee_2"/></text:h>
      <text:p text:style-name="First_20_paragraph">Aerial melee attacks are made in passing clashes at a range of 1" (10 yards) with combatants being disengaged after each pass. Should a combatant lose the <text:a xlink:type="simple" xlink:href="#initiative" text:style-name="Internet_20_link" text:visited-style-name="Visited_20_Internet_20_Link"><text:span text:style-name="Definition">initiative</text:span></text:a> he is unable to riposte that <text:a xlink:type="simple" xlink:href="#turns" text:style-name="Internet_20_link" text:visited-style-name="Visited_20_Internet_20_Link"><text:span text:style-name="Definition">turn</text:span></text:a> unless his <text:a xlink:type="simple" xlink:href="#speed" text:style-name="Internet_20_link" text:visited-style-name="Visited_20_Internet_20_Link"><text:span text:style-name="Definition">speed</text:span></text:a> and heading match his opponent’s, or the combatants are otherwise held together.</text:p>
      <text:h text:style-name="Heading_20_3" text:outline-level="3"><text:bookmark-start text:name="falling"/>Falling<text:bookmark-end text:name="falling"/></text:h>
      <text:p text:style-name="First_20_paragraph">Falling or otherwise crashing is a constant hazard for fliers. A fall to earth from a low altitude will cause 1-6 <text:a xlink:type="simple" xlink:href="#the-dice_1" text:style-name="Internet_20_link" text:visited-style-name="Visited_20_Internet_20_Link"><text:span text:style-name="Definition">dice</text:span></text:a> of <text:a xlink:type="simple" xlink:href="#damage" text:style-name="Internet_20_link" text:visited-style-name="Visited_20_Internet_20_Link"><text:span text:style-name="Definition">damage</text:span></text:a> (1-6 to 6-36 <text:a xlink:type="simple" xlink:href="#the-numbers-of-hit-dice" text:style-name="Internet_20_link" text:visited-style-name="Visited_20_Internet_20_Link"><text:span text:style-name="Definition">hit points</text:span></text:a>). A fall to earth from a high altitude will cause 10-60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fter 1-4 <text:a xlink:type="simple" xlink:href="#turns" text:style-name="Internet_20_link" text:visited-style-name="Visited_20_Internet_20_Link"><text:span text:style-name="Definition">turns</text:span></text:a> (minutes) free falling.</text:p>
      <text:h text:style-name="Heading_20_2" text:outline-level="2"><text:bookmark-start text:name="the-campaign"/><text:soft-page-break/>The Campaign<text:bookmark-end text:name="the-campaign"/></text:h>
      <text:h text:style-name="Heading_20_4" text:outline-level="4"><text:bookmark-start text:name="specialist-hirelings"/>Specialist Hirelings<text:bookmark-end text:name="specialist-hirelings"/></text:h>
      <text:p text:style-name="First_20_paragraph">Specialists are the elite category of <text:a xlink:type="simple" xlink:href="#hirelings" text:style-name="Internet_20_link" text:visited-style-name="Visited_20_Internet_20_Link"><text:span text:style-name="Definition">hirelings</text:span></text:a> whose services are only available to the wealthy. Specialists are engaged to undertake specific tasks and must be paid for a minimum of one month.</text:p>
      <text:h text:style-name="Heading_20_5" text:outline-level="5"><text:bookmark-start text:name="alchemists"/>Alchemists<text:bookmark-end text:name="alchemists"/></text:h>
      <text:p text:style-name="First_20_paragraph">can duplicate <text:a xlink:type="simple" xlink:href="#potions" text:style-name="Internet_20_link" text:visited-style-name="Visited_20_Internet_20_Link"><text:span text:style-name="Definition">potions</text:span></text:a> from a sample or a proven formula at one-half the <text:a xlink:type="simple" xlink:href="#potions" text:style-name="Internet_20_link" text:visited-style-name="Visited_20_Internet_20_Link"><text:span text:style-name="Definition">potion’s</text:span></text:a> regular cost. They can also <text:a xlink:type="simple" xlink:href="#researching-new-spells" text:style-name="Internet_20_link" text:visited-style-name="Visited_20_Internet_20_Link"><text:span text:style-name="Definition">research</text:span></text:a> new <text:a xlink:type="simple" xlink:href="#potions" text:style-name="Internet_20_link" text:visited-style-name="Visited_20_Internet_20_Link"><text:span text:style-name="Definition">potions</text:span></text:a> (including <text:a xlink:type="simple" xlink:href="#neutralize-poison" text:style-name="Internet_20_link" text:visited-style-name="Visited_20_Internet_20_Link"><text:span text:style-name="Definition">poisons</text:span></text:a> although use of <text:a xlink:type="simple" xlink:href="#neutralize-poison" text:style-name="Internet_20_link" text:visited-style-name="Visited_20_Internet_20_Link"><text:span text:style-name="Definition">poison</text:span></text:a> is an evil act) at double the cost of a <text:a xlink:type="simple" xlink:href="#the-magic-user" text:style-name="Internet_20_link" text:visited-style-name="Visited_20_Internet_20_Link"><text:span text:style-name="Definition">magic-user’s</text:span></text:a> equivalent spell <text:a xlink:type="simple" xlink:href="#researching-new-spells" text:style-name="Internet_20_link" text:visited-style-name="Visited_20_Internet_20_Link"><text:span text:style-name="Definition">research</text:span></text:a>.</text:p>
      <text:h text:style-name="Heading_20_5" text:outline-level="5"><text:bookmark-start text:name="animal-trainers"/>Animal Trainers<text:bookmark-end text:name="animal-trainers"/></text:h>
      <text:p text:style-name="First_20_paragraph">are necessary to train any non-domesticated creatures. An animal trainer can train one specific type of creature and no more than six such creatures can be trained at any one time. The duration of any training will be determined by the referee.</text:p>
      <text:h text:style-name="Heading_20_5" text:outline-level="5"><text:bookmark-start text:name="at-least-one-armorer"/>At least one Armorer<text:bookmark-end text:name="at-least-one-armorer"/></text:h>
      <text:p text:style-name="First_20_paragraph">is required to maintain the arms and <text:a xlink:type="simple" xlink:href="#armor-and-shields" text:style-name="Internet_20_link" text:visited-style-name="Visited_20_Internet_20_Link"><text:span text:style-name="Definition">armor</text:span></text:a> of every 50 <text:a xlink:type="simple" xlink:href="#the-fighter" text:style-name="Internet_20_link" text:visited-style-name="Visited_20_Internet_20_Link"><text:span text:style-name="Definition">fighters</text:span></text:a>. While otherwise idle an armorer can fashion up to three <text:a xlink:type="simple" xlink:href="#armor-and-shields" text:style-name="Internet_20_link" text:visited-style-name="Visited_20_Internet_20_Link"><text:span text:style-name="Definition">shields</text:span></text:a> or two <text:a xlink:type="simple" xlink:href="#magical-helms" text:style-name="Internet_20_link" text:visited-style-name="Visited_20_Internet_20_Link"><text:span text:style-name="Definition">helms</text:span></text:a> per week, one suit of mail <text:a xlink:type="simple" xlink:href="#armor-and-shields" text:style-name="Internet_20_link" text:visited-style-name="Visited_20_Internet_20_Link"><text:span text:style-name="Definition">armor</text:span></text:a> in a month, or one suit of plate <text:a xlink:type="simple" xlink:href="#armor-and-shields" text:style-name="Internet_20_link" text:visited-style-name="Visited_20_Internet_20_Link"><text:span text:style-name="Definition">armor</text:span></text:a> in two months. Two assistant <text:a xlink:type="simple" xlink:href="#at-least-one-smith" text:style-name="Internet_20_link" text:visited-style-name="Visited_20_Internet_20_Link"><text:span text:style-name="Definition">smiths</text:span></text:a> will double this volume. Six assistant <text:a xlink:type="simple" xlink:href="#at-least-one-smith" text:style-name="Internet_20_link" text:visited-style-name="Visited_20_Internet_20_Link"><text:span text:style-name="Definition">smiths</text:span></text:a> will triple this volume.</text:p>
      <text:h text:style-name="Heading_20_5" text:outline-level="5"><text:bookmark-start text:name="assassins"/>Assassins<text:bookmark-end text:name="assassins"/></text:h>
      <text:p text:style-name="First_20_paragraph">can be found only rarely; no more than 1-6 are available in any game year. Success is determined by the referee according to the power and precautions taken by the subject. Hiring an assassin is considered an evil act.</text:p>
      <text:h text:style-name="Heading_20_5" text:outline-level="5"><text:bookmark-start text:name="an-engineer"/>An Engineer<text:bookmark-end text:name="an-engineer"/></text:h>
      <text:p text:style-name="First_20_paragraph">is required for the construction of any bridge, <text:a xlink:type="simple" xlink:href="#strongholds" text:style-name="Internet_20_link" text:visited-style-name="Visited_20_Internet_20_Link"><text:span text:style-name="Definition">stronghold</text:span></text:a>, or other fortification. They are also required to undermine fortified walls and for any tunneling or mining.</text:p>
      <text:h text:style-name="Heading_20_5" text:outline-level="5"><text:bookmark-start text:name="marines"/>Marines<text:bookmark-end text:name="marines"/></text:h>
      <text:p text:style-name="First_20_paragraph">are sea-faring fighters. In ship-to-ship <text:a xlink:type="simple" xlink:href="#combat" text:style-name="Internet_20_link" text:visited-style-name="Visited_20_Internet_20_Link"><text:span text:style-name="Definition">combat</text:span></text:a> they are equivalent to <text:a xlink:type="simple" xlink:href="#men-mercenaries" text:style-name="Internet_20_link" text:visited-style-name="Visited_20_Internet_20_Link"><text:span text:style-name="Definition">mercenaries</text:span></text:a>; they wear only leather <text:a xlink:type="simple" xlink:href="#armor-and-shields" text:style-name="Internet_20_link" text:visited-style-name="Visited_20_Internet_20_Link"><text:span text:style-name="Definition">armor</text:span></text:a> and are never <text:a xlink:type="simple" xlink:href="#mounted-combat" text:style-name="Internet_20_link" text:visited-style-name="Visited_20_Internet_20_Link"><text:span text:style-name="Definition">mounted</text:span></text:a>.</text:p>
      <text:h text:style-name="Heading_20_5" text:outline-level="5"><text:bookmark-start text:name="a-sage"/><text:soft-page-break/>A Sage<text:bookmark-end text:name="a-sage"/></text:h>
      <text:p text:style-name="First_20_paragraph">is a master of esoteric knowledge who can function in an advisory capacity.</text:p>
      <text:h text:style-name="Heading_20_5" text:outline-level="5"><text:bookmark-start text:name="sailors"/>Sailors<text:bookmark-end text:name="sailors"/></text:h>
      <text:p text:style-name="First_20_paragraph">are required to <text:a xlink:type="simple" xlink:href="#men" text:style-name="Internet_20_link" text:visited-style-name="Visited_20_Internet_20_Link"><text:span text:style-name="Definition">man</text:span></text:a> any sea-faring ship. In ship-to-ship <text:a xlink:type="simple" xlink:href="#combat" text:style-name="Internet_20_link" text:visited-style-name="Visited_20_Internet_20_Link"><text:span text:style-name="Definition">combat</text:span></text:a> they are equivalent to <text:a xlink:type="simple" xlink:href="#men-buccaneers" text:style-name="Internet_20_link" text:visited-style-name="Visited_20_Internet_20_Link"><text:span text:style-name="Definition">buccaneers</text:span></text:a>.</text:p>
      <text:h text:style-name="Heading_20_5" text:outline-level="5"><text:bookmark-start text:name="a-ships-captain"/>A Ship’s Captain<text:bookmark-end text:name="a-ships-captain"/></text:h>
      <text:p text:style-name="First_20_paragraph">is required to effectively run any sea-faring <text:a xlink:type="simple" xlink:href="#oared-vessels" text:style-name="Internet_20_link" text:visited-style-name="Visited_20_Internet_20_Link"><text:span text:style-name="Definition">vessel</text:span></text:a>, maintaining order, discipline, and sea worthiness.</text:p>
      <text:h text:style-name="Heading_20_5" text:outline-level="5"><text:bookmark-start text:name="at-least-one-smith"/>At least one Smith<text:bookmark-end text:name="at-least-one-smith"/></text:h>
      <text:p text:style-name="First_20_paragraph">is required to maintain horseshoes, harness, buckles, axles, wheels, and so on for every 50 <text:a xlink:type="simple" xlink:href="#horses" text:style-name="Internet_20_link" text:visited-style-name="Visited_20_Internet_20_Link"><text:span text:style-name="Definition">horses</text:span></text:a>. While otherwise idle a smith can fashion one score <text:a xlink:type="simple" xlink:href="#arrows-and-bolts" text:style-name="Internet_20_link" text:visited-style-name="Visited_20_Internet_20_Link"><text:span text:style-name="Definition">arrow</text:span></text:a> heads, four <text:a xlink:type="simple" xlink:href="#spears" text:style-name="Internet_20_link" text:visited-style-name="Visited_20_Internet_20_Link"><text:span text:style-name="Definition">spears</text:span></text:a>, two <text:a xlink:type="simple" xlink:href="#axes" text:style-name="Internet_20_link" text:visited-style-name="Visited_20_Internet_20_Link"><text:span text:style-name="Definition">axes</text:span></text:a> or swords, or a single two-handed sword per week.</text:p>
      <text:h text:style-name="Heading_20_5" text:outline-level="5"><text:bookmark-start text:name="spies"/>Spies<text:bookmark-end text:name="spies"/></text:h>
      <text:p text:style-name="First_20_paragraph">can be found only rarely; no more than 1-6 are available in any game year. These are used to infiltrate, eavesdrop, <text:a xlink:type="simple" xlink:href="#shadows" text:style-name="Internet_20_link" text:visited-style-name="Visited_20_Internet_20_Link"><text:span text:style-name="Definition">shadow</text:span></text:a>, and spy for the obtaining or planting of information or trinkets. Success is determined by the referee according to the precautions taken by the subject.</text:p>
      <text:h text:style-name="Heading_20_3" text:outline-level="3"><text:bookmark-start text:name="constructing-a-stronghold"/>Constructing a Stronghold<text:bookmark-end text:name="constructing-a-stronghold"/></text:h>
      <text:p text:style-name="First_20_paragraph">A wealthy character may wish to construct a <text:a xlink:type="simple" xlink:href="#strongholds" text:style-name="Internet_20_link" text:visited-style-name="Visited_20_Internet_20_Link"><text:span text:style-name="Definition">stronghold</text:span></text:a> such as a <text:a xlink:type="simple" xlink:href="#keep" text:style-name="Internet_20_link" text:visited-style-name="Visited_20_Internet_20_Link"><text:span text:style-name="Definition">keep</text:span></text:a>, tower, castle, or whatever is affordable. If he has reached 9th level he is always allowed to establish this <text:a xlink:type="simple" xlink:href="#strongholds" text:style-name="Internet_20_link" text:visited-style-name="Visited_20_Internet_20_Link"><text:span text:style-name="Definition">stronghold</text:span></text:a>; otherwise, he will require permission from the regional ruler. Depending upon the character’s <text:a xlink:type="simple" xlink:href="#alignment" text:style-name="Internet_20_link" text:visited-style-name="Visited_20_Internet_20_Link"><text:span text:style-name="Definition">alignment</text:span></text:a>, <text:a xlink:type="simple" xlink:href="#charisma" text:style-name="Internet_20_link" text:visited-style-name="Visited_20_Internet_20_Link"><text:span text:style-name="Definition">charisma</text:span></text:a>, and political prospects, such permission may not always be forthcoming.</text:p>
      <text:p text:style-name="Text_20_body">Monsters must be cleared from within three hexes (18 miles) of the site before any construction can commence. Once a fortification has been established, however, the surrounds will remain clear of <text:a xlink:type="simple" xlink:href="#monsters_2" text:style-name="Internet_20_link" text:visited-style-name="Visited_20_Internet_20_Link"><text:span text:style-name="Definition">monsters</text:span></text:a> so long as they are patrolled satisfactorily.</text:p>
      <text:p text:style-name="Text_20_body">The region within three hexes of a <text:a xlink:type="simple" xlink:href="#strongholds" text:style-name="Internet_20_link" text:visited-style-name="Visited_20_Internet_20_Link"><text:span text:style-name="Definition">stronghold</text:span></text:a> (37 hexes total) will typically contain 2-8 villages of 100-400 inhabitants; these and other features can be determined by the referee using the random <text:a xlink:type="simple" xlink:href="#wilderness-exploration" text:style-name="Internet_20_link" text:visited-style-name="Visited_20_Internet_20_Link"><text:span text:style-name="Definition">wilderness</text:span></text:a> hex tables. If the occupier of a <text:a xlink:type="simple" xlink:href="#strongholds" text:style-name="Internet_20_link" text:visited-style-name="Visited_20_Internet_20_Link"><text:span text:style-name="Definition">stronghold</text:span></text:a> is at least 9th level he is entitled to collect 1 gp per month from each inhabitant for their protection. <text:a xlink:type="simple" xlink:href="#the-cleric" text:style-name="Internet_20_link" text:visited-style-name="Visited_20_Internet_20_Link"><text:span text:style-name="Definition">Clerics</text:span></text:a> may collect an additional 1 gp per month for spiritual donations where alms are provided and services conducted.</text:p>
      <text:p text:style-name="Text_20_body">These revenues may be used by the player to swell his personal treasury or to further his fledgling realm with roads, bridges, fortifications, inns, churches, animal husbandry, or whatever <text:soft-page-break/>else. How these activities will influence the character’s reputation and his political prospects is for the referee to decide.</text:p>
      <text:p text:style-name="Text_20_body">Below are the costs of common structures though any variation in size should adjust costs proportionately.</text:p>
      <text:h text:style-name="Heading_20_5" text:outline-level="5"><text:bookmark-start text:name="arrow-slit"/>Arrow Slit<text:bookmark-end text:name="arrow-slit"/></text:h>
      <text:p text:style-name="First_20_paragraph">Any fortified opening through which <text:a xlink:type="simple" xlink:href="#missile-fire" text:style-name="Internet_20_link" text:visited-style-name="Visited_20_Internet_20_Link"><text:span text:style-name="Definition">missiles</text:span></text:a> can be discharged including murder holes and oilettes.</text:p>
      <text:h text:style-name="Heading_20_5" text:outline-level="5"><text:bookmark-start text:name="barbette"/>Barbette<text:bookmark-end text:name="barbette"/></text:h>
      <text:p text:style-name="First_20_paragraph">A 10ft diameter, 20ft tall <text:a xlink:type="simple" xlink:href="#tower-round" text:style-name="Internet_20_link" text:visited-style-name="Visited_20_Internet_20_Link"><text:span text:style-name="Definition">round tower</text:span></text:a> section which protrudes where battlement walls intersect, enabling archers to fire through <text:a xlink:type="simple" xlink:href="#arrow-slit" text:style-name="Internet_20_link" text:visited-style-name="Visited_20_Internet_20_Link"><text:span text:style-name="Definition">arrow slits</text:span></text:a>.</text:p>
      <text:h text:style-name="Heading_20_5" text:outline-level="5"><text:bookmark-start text:name="barbican"/>Barbican<text:bookmark-end text:name="barbican"/></text:h>
      <text:p text:style-name="First_20_paragraph">A pair of 30ft diameter, 40ft tall crenulated towers with a 40ft section of <text:a xlink:type="simple" xlink:href="#curtain-wall" text:style-name="Internet_20_link" text:visited-style-name="Visited_20_Internet_20_Link"><text:span text:style-name="Definition">curtain wall</text:span></text:a> between them having battlements facing both inward and outward. The wall may be serviced by a gate with <text:a xlink:type="simple" xlink:href="#portcullis" text:style-name="Internet_20_link" text:visited-style-name="Visited_20_Internet_20_Link"><text:span text:style-name="Definition">portcullis</text:span></text:a> and <text:a xlink:type="simple" xlink:href="#drawbridge" text:style-name="Internet_20_link" text:visited-style-name="Visited_20_Internet_20_Link"><text:span text:style-name="Definition">drawbridge</text:span></text:a> (at additional cost).</text:p>
      <text:h text:style-name="Heading_20_5" text:outline-level="5"><text:bookmark-start text:name="bastion"/>Bastion<text:bookmark-end text:name="bastion"/></text:h>
      <text:p text:style-name="First_20_paragraph">A 125ft section of <text:a xlink:type="simple" xlink:href="#curtain-wall" text:style-name="Internet_20_link" text:visited-style-name="Visited_20_Internet_20_Link"><text:span text:style-name="Definition">curtain wall</text:span></text:a> curved in an 80ft diameter semi-circle.</text:p>
      <text:h text:style-name="Heading_20_5" text:outline-level="5"><text:bookmark-start text:name="battering-ram"/>Battering Ram<text:bookmark-end text:name="battering-ram"/></text:h>
      <text:p text:style-name="First_20_paragraph">A heavy log <text:a xlink:type="simple" xlink:href="#ramming" text:style-name="Internet_20_link" text:visited-style-name="Visited_20_Internet_20_Link"><text:span text:style-name="Definition">ram</text:span></text:a> suspended beneath a carriage on wheels or carried with handles. Used to batter down gates by force.</text:p>
      <text:h text:style-name="Heading_20_5" text:outline-level="5"><text:bookmark-start text:name="building"/>Building<text:bookmark-end text:name="building"/></text:h>
      <text:p text:style-name="First_20_paragraph">A 40ft wide and 20ft deep, two-story structure with both attic and basement. The wooden and stone versions are of identical design.</text:p>
      <text:h text:style-name="Heading_20_5" text:outline-level="5"><text:bookmark-start text:name="catapult-heavy"/>Catapult, Heavy<text:bookmark-end text:name="catapult-heavy"/></text:h>
      <text:p text:style-name="First_20_paragraph">A mighty siege engine that lobs rocks up to 480 yards for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firing every third <text:a xlink:type="simple" xlink:href="#turns" text:style-name="Internet_20_link" text:visited-style-name="Visited_20_Internet_20_Link"><text:span text:style-name="Definition">turn</text:span></text:a> with a complete crew.</text:p>
      <text:h text:style-name="Heading_20_5" text:outline-level="5"><text:bookmark-start text:name="catapult-light"/>Catapult, Light<text:bookmark-end text:name="catapult-light"/></text:h>
      <text:p text:style-name="First_20_paragraph">A siege engine that lobs rocks up to 300 yards fo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firing every second <text:a xlink:type="simple" xlink:href="#turns" text:style-name="Internet_20_link" text:visited-style-name="Visited_20_Internet_20_Link"><text:span text:style-name="Definition">turn</text:span></text:a> with a complete crew.</text:p>
      <text:h text:style-name="Heading_20_5" text:outline-level="5"><text:bookmark-start text:name="cauldron"/><text:soft-page-break/>Cauldron<text:bookmark-end text:name="cauldron"/></text:h>
      <text:p text:style-name="First_20_paragraph">A timber frame that suspends a great cauldron over the battlements, enabling defenders to pour boiling water or oil over the walls.</text:p>
      <text:h text:style-name="Heading_20_5" text:outline-level="5"><text:bookmark-start text:name="curtain-wall"/>Curtain Wall<text:bookmark-end text:name="curtain-wall"/></text:h>
      <text:p text:style-name="First_20_paragraph">A 100ft long section of 15ft high crenulated castle wall.</text:p>
      <text:h text:style-name="Heading_20_5" text:outline-level="5"><text:bookmark-start text:name="ditch"/>Ditch<text:bookmark-end text:name="ditch"/></text:h>
      <text:p text:style-name="First_20_paragraph">A 100ft long section of 10ft deep and 20ft wide diggings. Fills with water in wet environments, forming a moat. Costs half if a <text:a xlink:type="simple" xlink:href="#rampart" text:style-name="Internet_20_link" text:visited-style-name="Visited_20_Internet_20_Link"><text:span text:style-name="Definition">rampart</text:span></text:a> is also constructed.</text:p>
      <text:h text:style-name="Heading_20_5" text:outline-level="5"><text:bookmark-start text:name="door-iron"/>Door, Iron<text:bookmark-end text:name="door-iron"/></text:h>
      <text:p text:style-name="First_20_paragraph">A great <text:a xlink:type="simple" xlink:href="#doors" text:style-name="Internet_20_link" text:visited-style-name="Visited_20_Internet_20_Link"><text:span text:style-name="Definition">door</text:span></text:a> constructed of iron. A double-width gate costs triple.</text:p>
      <text:h text:style-name="Heading_20_5" text:outline-level="5"><text:bookmark-start text:name="door-reinforced"/>Door, Reinforced<text:bookmark-end text:name="door-reinforced"/></text:h>
      <text:p text:style-name="First_20_paragraph">A heavy hardwood <text:a xlink:type="simple" xlink:href="#doors" text:style-name="Internet_20_link" text:visited-style-name="Visited_20_Internet_20_Link"><text:span text:style-name="Definition">door</text:span></text:a> reinforced with tempered iron bands. A double-width gate costs triple.</text:p>
      <text:h text:style-name="Heading_20_5" text:outline-level="5"><text:bookmark-start text:name="door-wooden"/>Door, Wooden<text:bookmark-end text:name="door-wooden"/></text:h>
      <text:p text:style-name="First_20_paragraph">A stout hardwood <text:a xlink:type="simple" xlink:href="#doors" text:style-name="Internet_20_link" text:visited-style-name="Visited_20_Internet_20_Link"><text:span text:style-name="Definition">door</text:span></text:a>. A double-width gate costs triple.</text:p>
      <text:h text:style-name="Heading_20_5" text:outline-level="5"><text:bookmark-start text:name="drawbridge"/>Drawbridge<text:bookmark-end text:name="drawbridge"/></text:h>
      <text:p text:style-name="First_20_paragraph">A wooden bridge up to 20ft long and 10ft wide affixed to a gate that is used to cross a <text:a xlink:type="simple" xlink:href="#ditch" text:style-name="Internet_20_link" text:visited-style-name="Visited_20_Internet_20_Link"><text:span text:style-name="Definition">ditch</text:span></text:a>. Includes a winch used to raise or lower the bridge.</text:p>
      <text:h text:style-name="Heading_20_5" text:outline-level="5"><text:bookmark-start text:name="gatehouse"/>Gatehouse<text:bookmark-end text:name="gatehouse"/></text:h>
      <text:p text:style-name="First_20_paragraph">A 30ft long by 20ft wide fortification with 20ft high crenulated walls. Includes a double-width iron gate, <text:a xlink:type="simple" xlink:href="#portcullis" text:style-name="Internet_20_link" text:visited-style-name="Visited_20_Internet_20_Link"><text:span text:style-name="Definition">portcullis</text:span></text:a> and <text:a xlink:type="simple" xlink:href="#drawbridge" text:style-name="Internet_20_link" text:visited-style-name="Visited_20_Internet_20_Link"><text:span text:style-name="Definition">drawbridge</text:span></text:a>.</text:p>
      <text:h text:style-name="Heading_20_5" text:outline-level="5"><text:bookmark-start text:name="keep"/>Keep<text:bookmark-end text:name="keep"/></text:h>
      <text:p text:style-name="First_20_paragraph">A 250ft long section of <text:a xlink:type="simple" xlink:href="#curtain-wall" text:style-name="Internet_20_link" text:visited-style-name="Visited_20_Internet_20_Link"><text:span text:style-name="Definition">curtain wall</text:span></text:a> arranged in an 80ft diameter circle with an integrated <text:a xlink:type="simple" xlink:href="#gatehouse" text:style-name="Internet_20_link" text:visited-style-name="Visited_20_Internet_20_Link"><text:span text:style-name="Definition">gatehouse</text:span></text:a> all surrounding a 40ft diameter, 60ft high crenulated circular tower.</text:p>
      <text:h text:style-name="Heading_20_5" text:outline-level="5"><text:bookmark-start text:name="palisade"/>Palisade<text:bookmark-end text:name="palisade"/></text:h>
      <text:p text:style-name="First_20_paragraph">A 100ft long section of 8ft high timber pickets. Usually a temporary or cheap structure in lieu of stonework defenses.</text:p>
      <text:h text:style-name="Heading_20_5" text:outline-level="5"><text:bookmark-start text:name="portcullis"/><text:soft-page-break/>Portcullis<text:bookmark-end text:name="portcullis"/></text:h>
      <text:p text:style-name="First_20_paragraph">A heavy iron grate up to 12ft high and 8ft wide that can be raised and lowered to protect a gateway.</text:p>
      <text:h text:style-name="Heading_20_5" text:outline-level="5"><text:bookmark-start text:name="rampart"/>Rampart<text:bookmark-end text:name="rampart"/></text:h>
      <text:p text:style-name="First_20_paragraph">A 100ft long, 20ft wide and 10ft high pile of earth used for shelter or concealment or to raise the ground level outside a wall in order to surmount it. Costs half if a <text:a xlink:type="simple" xlink:href="#ditch" text:style-name="Internet_20_link" text:visited-style-name="Visited_20_Internet_20_Link"><text:span text:style-name="Definition">ditch</text:span></text:a> is also constructed.</text:p>
      <text:h text:style-name="Heading_20_5" text:outline-level="5"><text:bookmark-start text:name="siege-tower"/>Siege Tower<text:bookmark-end text:name="siege-tower"/></text:h>
      <text:p text:style-name="First_20_paragraph">A 15ft tall wooden structure on wheels used to assail <text:a xlink:type="simple" xlink:href="#strongholds" text:style-name="Internet_20_link" text:visited-style-name="Visited_20_Internet_20_Link"><text:span text:style-name="Definition">stronghold</text:span></text:a> walls.</text:p>
      <text:h text:style-name="Heading_20_5" text:outline-level="5"><text:bookmark-start text:name="stairs-stone"/>Stairs, Stone<text:bookmark-end text:name="stairs-stone"/></text:h>
      <text:p text:style-name="First_20_paragraph">Up to a 10ft rise or fall of internal or external stone steps.</text:p>
      <text:h text:style-name="Heading_20_5" text:outline-level="5"><text:bookmark-start text:name="stairs-wooden"/>Stairs, Wooden<text:bookmark-end text:name="stairs-wooden"/></text:h>
      <text:p text:style-name="First_20_paragraph">Up to a 10ft rise or fall of internal or external wooden steps.</text:p>
      <text:h text:style-name="Heading_20_5" text:outline-level="5"><text:bookmark-start text:name="tower-round"/>Tower, Round<text:bookmark-end text:name="tower-round"/></text:h>
      <text:p text:style-name="First_20_paragraph">Up to 20ft diameter, 30ft tall round tower with crenulated battlements.</text:p>
      <text:h text:style-name="Heading_20_5" text:outline-level="5"><text:bookmark-start text:name="tower-small"/>Tower, Small<text:bookmark-end text:name="tower-small"/></text:h>
      <text:p text:style-name="First_20_paragraph">Up to 15ft diameter, 40ft tall <text:a xlink:type="simple" xlink:href="#tower-round" text:style-name="Internet_20_link" text:visited-style-name="Visited_20_Internet_20_Link"><text:span text:style-name="Definition">round tower</text:span></text:a> with crenulated battlements.</text:p>
      <text:h text:style-name="Heading_20_5" text:outline-level="5"><text:bookmark-start text:name="tower-square"/>Tower, Square<text:bookmark-end text:name="tower-square"/></text:h>
      <text:p text:style-name="First_20_paragraph">Up to 30ft square, 30ft high tower with crenulated battlements.</text:p>
      <text:h text:style-name="Heading_20_5" text:outline-level="5"><text:bookmark-start text:name="window"/>Window<text:bookmark-end text:name="window"/></text:h>
      <text:p text:style-name="First_20_paragraph">A glass covered frame for admitting <text:a xlink:type="simple" xlink:href="#light_2" text:style-name="Internet_20_link" text:visited-style-name="Visited_20_Internet_20_Link"><text:span text:style-name="Definition">light</text:span></text:a>, up to 3ft square. Can be opened for better <text:a xlink:type="simple" xlink:href="#visibility" text:style-name="Internet_20_link" text:visited-style-name="Visited_20_Internet_20_Link"><text:span text:style-name="Definition">visibility</text:span></text:a>.</text:p>
      <text:h text:style-name="Heading_20_3" text:outline-level="3"><text:bookmark-start text:name="mass-battles"/>Mass Battles<text:bookmark-end text:name="mass-battles"/></text:h>
      <text:p text:style-name="First_20_paragraph">Strongholds may need to defend themselves or the surrounding territory from hostile or ambitious neighbors. Political intrigues, sieges, and field battles are all possible. While the <text:a xlink:type="simple" xlink:href="#combat" text:style-name="Internet_20_link" text:visited-style-name="Visited_20_Internet_20_Link"><text:span text:style-name="Definition">combat</text:span></text:a> rules herein can resolve actions involving large bodies of troops, the referee may desire to employ purpose-made wargaming rules for full-<text:a xlink:type="simple" xlink:href="#scale" text:style-name="Internet_20_link" text:visited-style-name="Visited_20_Internet_20_Link"><text:span text:style-name="Definition">scale</text:span></text:a> fantasy battles. Suitable rules for these engagements include “Chainmail” (1971), “De Bellis Fantasticus—Here There Be <text:a xlink:type="simple" xlink:href="#dragons" text:style-name="Internet_20_link" text:visited-style-name="Visited_20_Internet_20_Link"><text:span text:style-name="Definition">Dragons</text:span></text:a>” <text:soft-page-break/>(1998), and “The Book of War” (2011).</text:p>
      <text:h text:style-name="Heading_20_3" text:outline-level="3"><text:bookmark-start text:name="artifacts"/>Artifacts<text:bookmark-end text:name="artifacts"/></text:h>
      <text:p text:style-name="First_20_paragraph">Super powerful magic items aligned toward law, neutrality, or chaos might exist at the referee’s option. These potentially game-altering objects are known as artifacts and should be handled by the referee with great care.</text:p>
      <text:p text:style-name="Text_20_body">Artifacts are unique, <text:a xlink:type="simple" xlink:href="#the-campaign" text:style-name="Internet_20_link" text:visited-style-name="Visited_20_Internet_20_Link"><text:span text:style-name="Definition">campaign</text:span></text:a> specific objects that have a <text:a xlink:type="simple" xlink:href="#purpose" text:style-name="Internet_20_link" text:visited-style-name="Visited_20_Internet_20_Link"><text:span text:style-name="Definition">purpose</text:span></text:a> and a history. An artifact could be a throne, an extra-dimensional gate, a crown, a suit of mechanized <text:a xlink:type="simple" xlink:href="#armor-and-shields" text:style-name="Internet_20_link" text:visited-style-name="Visited_20_Internet_20_Link"><text:span text:style-name="Definition">armor</text:span></text:a>, an enchanted ship, a sword of seven shards, or anything else the referee desires. They will be the subject of <text:a xlink:type="simple" xlink:href="#researching-new-spells" text:style-name="Internet_20_link" text:visited-style-name="Visited_20_Internet_20_Link"><text:span text:style-name="Definition">research</text:span></text:a> and controversy among the wisest and may also be known through folklore to the common <text:a xlink:type="simple" xlink:href="#men" text:style-name="Internet_20_link" text:visited-style-name="Visited_20_Internet_20_Link"><text:span text:style-name="Definition">man</text:span></text:a>.</text:p>
      <text:p text:style-name="Text_20_body">Whatever its nature, an artifact is impervious to ordinary magic. <text:a xlink:type="simple" xlink:href="#anti-magic-shield" text:style-name="Internet_20_link" text:visited-style-name="Visited_20_Internet_20_Link"><text:span text:style-name="Definition">Anti-magic shield</text:span></text:a>, <text:a xlink:type="simple" xlink:href="#remove-curse" text:style-name="Internet_20_link" text:visited-style-name="Visited_20_Internet_20_Link"><text:span text:style-name="Definition">remove curse</text:span></text:a>, <text:a xlink:type="simple" xlink:href="#dispel-magic" text:style-name="Internet_20_link" text:visited-style-name="Visited_20_Internet_20_Link"><text:span text:style-name="Definition">dispel magic</text:span></text:a>, <text:a xlink:type="simple" xlink:href="#dispel-evil" text:style-name="Internet_20_link" text:visited-style-name="Visited_20_Internet_20_Link"><text:span text:style-name="Definition">dispel evil</text:span></text:a>, and so on are completely ineffective. Moreover, an artifact is almost completely indestructible. There is typically only one specific way to destroy an artifact which invariably involves a great <text:a xlink:type="simple" xlink:href="#quest" text:style-name="Internet_20_link" text:visited-style-name="Visited_20_Internet_20_Link"><text:span text:style-name="Definition">quest</text:span></text:a> to some faraway and dangerous place.</text:p>
      <text:p text:style-name="Text_20_body">Consequences for meddling with an artifact of differing <text:a xlink:type="simple" xlink:href="#alignment" text:style-name="Internet_20_link" text:visited-style-name="Visited_20_Internet_20_Link"><text:span text:style-name="Definition">alignment</text:span></text:a> should be severe. Death, insanity, extra-dimensional imprisonment, 10-60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loss of 1-6 experience levels, or similar would not be unreasonable. The power imbued when employing an artifact appropriately should be equally astonishing and this matter is left entirely to the referee’s imagination...</text:p>
      <text:h text:style-name="Heading_20_3" text:outline-level="3"><text:bookmark-start text:name="enchanting-magic-items"/>Enchanting Magic Items<text:bookmark-end text:name="enchanting-magic-items"/></text:h>
      <text:p text:style-name="First_20_paragraph">Magic-users and <text:a xlink:type="simple" xlink:href="#the-cleric" text:style-name="Internet_20_link" text:visited-style-name="Visited_20_Internet_20_Link"><text:span text:style-name="Definition">clerics</text:span></text:a> can copy <text:a xlink:type="simple" xlink:href="#explanation-of-spells" text:style-name="Internet_20_link" text:visited-style-name="Visited_20_Internet_20_Link"><text:span text:style-name="Definition">spells</text:span></text:a> which they can memorize onto <text:a xlink:type="simple" xlink:href="#spellbooks-and-scrolls" text:style-name="Internet_20_link" text:visited-style-name="Visited_20_Internet_20_Link"><text:span text:style-name="Definition">scrolls</text:span></text:a> and can enchant other magical items at 9th level or higher. Items with spell-like powers that mimic <text:a xlink:type="simple" xlink:href="#the-magic-user" text:style-name="Internet_20_link" text:visited-style-name="Visited_20_Internet_20_Link"><text:span text:style-name="Definition">magic-user</text:span></text:a> or <text:a xlink:type="simple" xlink:href="#the-cleric" text:style-name="Internet_20_link" text:visited-style-name="Visited_20_Internet_20_Link"><text:span text:style-name="Definition">cleric</text:span></text:a> <text:a xlink:type="simple" xlink:href="#explanation-of-spells" text:style-name="Internet_20_link" text:visited-style-name="Visited_20_Internet_20_Link"><text:span text:style-name="Definition">spells</text:span></text:a> can only be constructed by members of that <text:a xlink:type="simple" xlink:href="#classes" text:style-name="Internet_20_link" text:visited-style-name="Visited_20_Internet_20_Link"><text:span text:style-name="Definition">class</text:span></text:a>; other magic items can be created by either <text:a xlink:type="simple" xlink:href="#classes" text:style-name="Internet_20_link" text:visited-style-name="Visited_20_Internet_20_Link"><text:span text:style-name="Definition">class</text:span></text:a>.</text:p>
      <text:p text:style-name="Text_20_body">The referee can extrapolate cost and time requirements for other items commensurate with their power and value. Invest wisely.</text:p>
      <text:h text:style-name="Heading_20_3" text:outline-level="3"><text:bookmark-start text:name="other-worlds"/>Other Worlds<text:bookmark-end text:name="other-worlds"/></text:h>
      <text:p text:style-name="First_20_paragraph">There are countless other <text:a xlink:type="simple" xlink:href="#creating-a-world" text:style-name="Internet_20_link" text:visited-style-name="Visited_20_Internet_20_Link"><text:span text:style-name="Definition">worlds</text:span></text:a> to explore that might be reached by magic or by other ingenuity. Moreover, the inhabitants of these unfathomable places might reach the here and now of the <text:a xlink:type="simple" xlink:href="#the-campaign" text:style-name="Internet_20_link" text:visited-style-name="Visited_20_Internet_20_Link"><text:span text:style-name="Definition">campaign</text:span></text:a> at any time, or may have been present from the very beginning.</text:p>
      <text:p text:style-name="Text_20_body">Visiting other planets, other times, or other dimensions are very real possibilities and the players might discover paths to abyssal depths, Elysian delights, or virtually any other place at any time. The possibilities are truly endless.</text:p>
      <text:p text:style-name="Text_20_body">Should the players reach other <text:a xlink:type="simple" xlink:href="#creating-a-world" text:style-name="Internet_20_link" text:visited-style-name="Visited_20_Internet_20_Link"><text:span text:style-name="Definition">worlds</text:span></text:a> these should be remarkably different from our own. The <text:soft-page-break/>assumed natural laws of gravity, time, <text:a xlink:type="simple" xlink:href="#space-required" text:style-name="Internet_20_link" text:visited-style-name="Visited_20_Internet_20_Link"><text:span text:style-name="Definition">space</text:span></text:a>, temperature, inflammability, <text:a xlink:type="simple" xlink:href="#scale" text:style-name="Internet_20_link" text:visited-style-name="Visited_20_Internet_20_Link"><text:span text:style-name="Definition">scale</text:span></text:a>, and so on should not all apply. In this regard the wealth of science fiction and fantasy literature can be a great inspiration to the referee.</text:p>
      <text:h text:style-name="Heading_20_1" text:outline-level="1"><text:bookmark-start text:name="section-iii-monsters-and-treasures"/>Section III: Monsters &amp; Treasures<text:bookmark-end text:name="section-iii-monsters-and-treasures"/></text:h>
      <text:h text:style-name="Heading_20_2" text:outline-level="2"><text:bookmark-start text:name="monsters_2"/>Monsters<text:bookmark-end text:name="monsters_2"/></text:h>
      <text:p text:style-name="First_20_paragraph">Monsters are the principal challenge that players will face in their adventures. They include all the genuine horrors of the <text:a xlink:type="simple" xlink:href="#underworld-exploration" text:style-name="Internet_20_link" text:visited-style-name="Visited_20_Internet_20_Link"><text:span text:style-name="Definition">underworld</text:span></text:a> such as <text:a xlink:type="simple" xlink:href="#trolls" text:style-name="Internet_20_link" text:visited-style-name="Visited_20_Internet_20_Link"><text:span text:style-name="Definition">trolls</text:span></text:a>, <text:a xlink:type="simple" xlink:href="#vampires" text:style-name="Internet_20_link" text:visited-style-name="Visited_20_Internet_20_Link"><text:span text:style-name="Definition">vampires</text:span></text:a>, and <text:a xlink:type="simple" xlink:href="#dragons" text:style-name="Internet_20_link" text:visited-style-name="Visited_20_Internet_20_Link"><text:span text:style-name="Definition">dragons</text:span></text:a>, as well as all the non-player characters of the <text:a xlink:type="simple" xlink:href="#creating-a-world" text:style-name="Internet_20_link" text:visited-style-name="Visited_20_Internet_20_Link"><text:span text:style-name="Definition">world</text:span></text:a>. Every character that is not run by a player is a monster—even the good townsfolk and the players’ <text:a xlink:type="simple" xlink:href="#hirelings" text:style-name="Internet_20_link" text:visited-style-name="Visited_20_Internet_20_Link"><text:span text:style-name="Definition">hirelings</text:span></text:a>.</text:p>
      <text:p text:style-name="Text_20_body">It is clear then that not all monsters are harmful to the players. Some are quite benign and may even be helpful. Others are completely disinterested in the players so long as they don’t get in the way, while yet others are villainous threats that will seek to slay, capture, or waylay the players. A monster’s initial disposition toward the players is determined by a <text:a xlink:type="simple" xlink:href="#reaction-and-morale-checks" text:style-name="Internet_20_link" text:visited-style-name="Visited_20_Internet_20_Link"><text:span text:style-name="Definition">reaction</text:span></text:a> check and its <text:a xlink:type="simple" xlink:href="#alignment" text:style-name="Internet_20_link" text:visited-style-name="Visited_20_Internet_20_Link"><text:span text:style-name="Definition">alignment</text:span></text:a>. This characteristic is a one word summary of any monster’s stance in the eternal struggle between law, chaos, and neutrality.</text:p>
      <text:h text:style-name="Heading_20_3" text:outline-level="3"><text:bookmark-start text:name="summary-of-monsters"/>Summary of Monsters<text:bookmark-end text:name="summary-of-monsters"/></text:h>
      <text:h text:style-name="Heading_20_5" text:outline-level="5"><text:bookmark-start text:name="number-appearing-and-number-in"/>Number Appearing and Number in<text:bookmark-end text:name="number-appearing-and-number-in"/></text:h>
      <text:p text:style-name="First_20_paragraph">Lair are the numbers of <text:a xlink:type="simple" xlink:href="#monsters_2" text:style-name="Internet_20_link" text:visited-style-name="Visited_20_Internet_20_Link"><text:span text:style-name="Definition">monsters</text:span></text:a> typically encountered outside of or in their lair, respectively. A + indicates the possibility of leader-types and/or accompanying <text:a xlink:type="simple" xlink:href="#monsters_2" text:style-name="Internet_20_link" text:visited-style-name="Visited_20_Internet_20_Link"><text:span text:style-name="Definition">monsters</text:span></text:a>. The number of <text:a xlink:type="simple" xlink:href="#monsters_2" text:style-name="Internet_20_link" text:visited-style-name="Visited_20_Internet_20_Link"><text:span text:style-name="Definition">monsters</text:span></text:a> appearing outside the lair is appropriate for 4-6 characters whose experience level is equal to the <text:a xlink:type="simple" xlink:href="#monsters_2" text:style-name="Internet_20_link" text:visited-style-name="Visited_20_Internet_20_Link"><text:span text:style-name="Definition">monster’s</text:span></text:a> number of <text:a xlink:type="simple" xlink:href="#the-numbers-of-hit-dice" text:style-name="Internet_20_link" text:visited-style-name="Visited_20_Internet_20_Link"><text:span text:style-name="Definition">hit dice</text:span></text:a>. The referee can <text:a xlink:type="simple" xlink:href="#scale" text:style-name="Internet_20_link" text:visited-style-name="Visited_20_Internet_20_Link"><text:span text:style-name="Definition">scale</text:span></text:a> these figures for smaller or larger groups or as desired.</text:p>
      <text:h text:style-name="Heading_20_5" text:outline-level="5"><text:bookmark-start text:name="ac"/>AC<text:bookmark-end text:name="ac"/></text:h>
      <text:p text:style-name="First_20_paragraph">is for <text:a xlink:type="simple" xlink:href="#melee" text:style-name="Internet_20_link" text:visited-style-name="Visited_20_Internet_20_Link"><text:span text:style-name="Definition">armor class</text:span></text:a>.</text:p>
      <text:h text:style-name="Heading_20_5" text:outline-level="5"><text:bookmark-start text:name="movement-rates_1"/>Movement Rates<text:bookmark-end text:name="movement-rates_1"/></text:h>
      <text:p text:style-name="First_20_paragraph">are given in inches per <text:a xlink:type="simple" xlink:href="#turns" text:style-name="Internet_20_link" text:visited-style-name="Visited_20_Internet_20_Link"><text:span text:style-name="Definition">turn</text:span></text:a>. The first figure denotes the normal ground rate. If a secondary rate appears it denotes the flying, <text:a xlink:type="simple" xlink:href="#swimming" text:style-name="Internet_20_link" text:visited-style-name="Visited_20_Internet_20_Link"><text:span text:style-name="Definition">swimming</text:span></text:a>, burrowing, or climbing rate as per the <text:a xlink:type="simple" xlink:href="#monsters_2" text:style-name="Internet_20_link" text:visited-style-name="Visited_20_Internet_20_Link"><text:span text:style-name="Definition">monster</text:span></text:a> description.</text:p>
      <text:h text:style-name="Heading_20_5" text:outline-level="5"><text:bookmark-start text:name="hd"/>HD<text:bookmark-end text:name="hd"/></text:h>
      <text:p text:style-name="First_20_paragraph">lists the number of <text:a xlink:type="simple" xlink:href="#the-numbers-of-hit-dice" text:style-name="Internet_20_link" text:visited-style-name="Visited_20_Internet_20_Link"><text:span text:style-name="Definition">hit dice</text:span></text:a> with any adjustment to <text:a xlink:type="simple" xlink:href="#the-numbers-of-hit-dice" text:style-name="Internet_20_link" text:visited-style-name="Visited_20_Internet_20_Link"><text:span text:style-name="Definition">hit points</text:span></text:a> being applied after the given number of six-sided <text:a xlink:type="simple" xlink:href="#the-dice_1" text:style-name="Internet_20_link" text:visited-style-name="Visited_20_Internet_20_Link"><text:span text:style-name="Definition">dice</text:span></text:a> have been thrown and summed.</text:p>
      <text:h text:style-name="Heading_20_5" text:outline-level="5"><text:bookmark-start text:name="lair-nearby"/><text:soft-page-break/>Lair Nearby<text:bookmark-end text:name="lair-nearby"/></text:h>
      <text:p text:style-name="First_20_paragraph">is the percentage chance that any encountered <text:a xlink:type="simple" xlink:href="#monsters_2" text:style-name="Internet_20_link" text:visited-style-name="Visited_20_Internet_20_Link"><text:span text:style-name="Definition">monsters</text:span></text:a> will be from a nearby lair. “Nearby” is <text:a xlink:type="simple" xlink:href="#relatives" text:style-name="Internet_20_link" text:visited-style-name="Visited_20_Internet_20_Link"><text:span text:style-name="Definition">relative</text:span></text:a> to the <text:a xlink:type="simple" xlink:href="#monsters_2" text:style-name="Internet_20_link" text:visited-style-name="Visited_20_Internet_20_Link"><text:span text:style-name="Definition">monster’s</text:span></text:a> usual mode of locomotion. Whether the lair is easy or difficult to locate is for the referee to determine.</text:p>
      <text:h text:style-name="Heading_20_5" text:outline-level="5"><text:bookmark-start text:name="treasure-type"/>Treasure Type<text:bookmark-end text:name="treasure-type"/></text:h>
      <text:p text:style-name="First_20_paragraph">is for determining what <text:a xlink:type="simple" xlink:href="#treasures" text:style-name="Internet_20_link" text:visited-style-name="Visited_20_Internet_20_Link"><text:span text:style-name="Definition">treasure</text:span></text:a> will be present in the lair. A * indicates the possibility of additional <text:a xlink:type="simple" xlink:href="#treasures" text:style-name="Internet_20_link" text:visited-style-name="Visited_20_Internet_20_Link"><text:span text:style-name="Definition">treasure</text:span></text:a> as per the <text:a xlink:type="simple" xlink:href="#monsters_2" text:style-name="Internet_20_link" text:visited-style-name="Visited_20_Internet_20_Link"><text:span text:style-name="Definition">monster</text:span></text:a> description.</text:p>
      <text:h text:style-name="Heading_20_5" text:outline-level="5"><text:bookmark-start text:name="alignment_1"/>Alignment<text:bookmark-end text:name="alignment_1"/></text:h>
      <text:p text:style-name="First_20_paragraph">L is for lawful, N is for neutral, and C is for chaotic. Some <text:a xlink:type="simple" xlink:href="#monsters_2" text:style-name="Internet_20_link" text:visited-style-name="Visited_20_Internet_20_Link"><text:span text:style-name="Definition">monsters</text:span></text:a> can be of any <text:a xlink:type="simple" xlink:href="#alignment" text:style-name="Internet_20_link" text:visited-style-name="Visited_20_Internet_20_Link"><text:span text:style-name="Definition">alignment</text:span></text:a> (<text:a xlink:type="simple" xlink:href="#men" text:style-name="Internet_20_link" text:visited-style-name="Visited_20_Internet_20_Link"><text:span text:style-name="Definition">men</text:span></text:a> being among these) and others can be either of two <text:a xlink:type="simple" xlink:href="#alignment" text:style-name="Internet_20_link" text:visited-style-name="Visited_20_Internet_20_Link"><text:span text:style-name="Definition">alignments</text:span></text:a> (<text:a xlink:type="simple" xlink:href="#elves_1" text:style-name="Internet_20_link" text:visited-style-name="Visited_20_Internet_20_Link"><text:span text:style-name="Definition">elves</text:span></text:a> and <text:a xlink:type="simple" xlink:href="#kobolds" text:style-name="Internet_20_link" text:visited-style-name="Visited_20_Internet_20_Link"><text:span text:style-name="Definition">kobolds</text:span></text:a> being among these). In all these cases any individual is always of exactly one <text:a xlink:type="simple" xlink:href="#alignment" text:style-name="Internet_20_link" text:visited-style-name="Visited_20_Internet_20_Link"><text:span text:style-name="Definition">alignment</text:span></text:a>.</text:p>
      <text:h text:style-name="Heading_20_2" text:outline-level="2"><text:bookmark-start text:name="explanation-of-monsters"/>Explanation of Monsters<text:bookmark-end text:name="explanation-of-monsters"/></text:h>
      <text:p text:style-name="First_20_paragraph">Wherever special melee <text:a xlink:type="simple" xlink:href="#damage" text:style-name="Internet_20_link" text:visited-style-name="Visited_20_Internet_20_Link"><text:span text:style-name="Definition">damage</text:span></text:a> is detailed it is applicable to <text:a xlink:type="simple" xlink:href="#heroic-types" text:style-name="Internet_20_link" text:visited-style-name="Visited_20_Internet_20_Link"><text:span text:style-name="Definition">heroic</text:span></text:a> <text:a xlink:type="simple" xlink:href="#combat" text:style-name="Internet_20_link" text:visited-style-name="Visited_20_Internet_20_Link"><text:span text:style-name="Definition">combat</text:span></text:a> only. However, against <text:a xlink:type="simple" xlink:href="#normal-types" text:style-name="Internet_20_link" text:visited-style-name="Visited_20_Internet_20_Link"><text:span text:style-name="Definition">normal-types</text:span></text:a>, <text:a xlink:type="simple" xlink:href="#monsters_2" text:style-name="Internet_20_link" text:visited-style-name="Visited_20_Internet_20_Link"><text:span text:style-name="Definition">monsters</text:span></text:a> throw one attack roll as a 1 <text:a xlink:type="simple" xlink:href="#hit-dice" text:style-name="Internet_20_link" text:visited-style-name="Visited_20_Internet_20_Link"><text:span text:style-name="Definition">hit die</text:span></text:a> <text:a xlink:type="simple" xlink:href="#monsters_2" text:style-name="Internet_20_link" text:visited-style-name="Visited_20_Internet_20_Link"><text:span text:style-name="Definition">monster</text:span></text:a> for each of their own <text:a xlink:type="simple" xlink:href="#hit-dice" text:style-name="Internet_20_link" text:visited-style-name="Visited_20_Internet_20_Link"><text:span text:style-name="Definition">hit die</text:span></text:a>, with each successful attack roll causing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p text:style-name="Text_20_body">Monster <text:a xlink:type="simple" xlink:href="#saving-throws" text:style-name="Internet_20_link" text:visited-style-name="Visited_20_Internet_20_Link"><text:span text:style-name="Definition">saving throws</text:span></text:a> are as the most appropriate player-type with as many experience levels as the <text:a xlink:type="simple" xlink:href="#monsters_2" text:style-name="Internet_20_link" text:visited-style-name="Visited_20_Internet_20_Link"><text:span text:style-name="Definition">monster</text:span></text:a> has <text:a xlink:type="simple" xlink:href="#the-numbers-of-hit-dice" text:style-name="Internet_20_link" text:visited-style-name="Visited_20_Internet_20_Link"><text:span text:style-name="Definition">hit dice</text:span></text:a>. For example, an <text:a xlink:type="simple" xlink:href="#androids" text:style-name="Internet_20_link" text:visited-style-name="Visited_20_Internet_20_Link"><text:span text:style-name="Definition">android</text:span></text:a> would save as a 2nd level <text:a xlink:type="simple" xlink:href="#the-magic-user" text:style-name="Internet_20_link" text:visited-style-name="Visited_20_Internet_20_Link"><text:span text:style-name="Definition">magic-user</text:span></text:a>, a <text:a xlink:type="simple" xlink:href="#trolls" text:style-name="Internet_20_link" text:visited-style-name="Visited_20_Internet_20_Link"><text:span text:style-name="Definition">troll</text:span></text:a> would save as a 6th level <text:a xlink:type="simple" xlink:href="#the-fighter" text:style-name="Internet_20_link" text:visited-style-name="Visited_20_Internet_20_Link"><text:span text:style-name="Definition">fighter</text:span></text:a>, and so on. A <text:a xlink:type="simple" xlink:href="#gothrogs" text:style-name="Internet_20_link" text:visited-style-name="Visited_20_Internet_20_Link"><text:span text:style-name="Definition">gothrog</text:span></text:a> would save as a 10th level <text:a xlink:type="simple" xlink:href="#the-fighter" text:style-name="Internet_20_link" text:visited-style-name="Visited_20_Internet_20_Link"><text:span text:style-name="Definition">fighter</text:span></text:a>/10th level <text:a xlink:type="simple" xlink:href="#the-magic-user" text:style-name="Internet_20_link" text:visited-style-name="Visited_20_Internet_20_Link"><text:span text:style-name="Definition">magic-user</text:span></text:a>, using whichever category is more favorable.</text:p>
      <text:h text:style-name="Heading_20_5" text:outline-level="5"><text:bookmark-start text:name="androids"/>Androids<text:bookmark-end text:name="androids"/></text:h>
      <text:p text:style-name="First_20_paragraph">are artificial <text:a xlink:type="simple" xlink:href="#men" text:style-name="Internet_20_link" text:visited-style-name="Visited_20_Internet_20_Link"><text:span text:style-name="Definition">men</text:span></text:a>. They often have superior qualities such as health, grace, comeliness, or education, but are otherwise indistinguishable save for the color of their blood. Some individuals possess mind powers equivalent to magic use of up to the 4th experience level (throw a six-sided die and subtract 2 for each android—a result less than 1 indicating no tangible mind powers); otherwise, they function as do ordinary <text:a xlink:type="simple" xlink:href="#men" text:style-name="Internet_20_link" text:visited-style-name="Visited_20_Internet_20_Link"><text:span text:style-name="Definition">men</text:span></text:a>.</text:p>
      <text:h text:style-name="Heading_20_5" text:outline-level="5"><text:bookmark-start text:name="ants-giant"/>Ants, Giant<text:bookmark-end text:name="ants-giant"/></text:h>
      <text:p text:style-name="First_20_paragraph">are 2-3ft long. They are industrious tunnelers and gatherers that occur in great colonies. Outside the lair only the soldier types will be encountered. Within the lair two-thirds of any ants encountered are 1 <text:a xlink:type="simple" xlink:href="#hit-dice" text:style-name="Internet_20_link" text:visited-style-name="Visited_20_Internet_20_Link"><text:span text:style-name="Definition">hit die</text:span></text:a> workers that will not attack unless provoked. The remainder are soldiers that will attack anything that obstructs the business of the colony. A nest always has a 10 <text:a xlink:type="simple" xlink:href="#the-numbers-of-hit-dice" text:style-name="Internet_20_link" text:visited-style-name="Visited_20_Internet_20_Link"><text:span text:style-name="Definition">hit dice</text:span></text:a> queen ant who is immobile and non-aggressive. <text:a xlink:type="simple" xlink:href="#giants" text:style-name="Internet_20_link" text:visited-style-name="Visited_20_Internet_20_Link"><text:span text:style-name="Definition">Giant</text:span></text:a> ants will never flee from their nest unless the queen is slain.</text:p>
      <text:h text:style-name="Heading_20_5" text:outline-level="5"><text:bookmark-start text:name="apes"/><text:soft-page-break/>Apes<text:bookmark-end text:name="apes"/></text:h>
      <text:p text:style-name="First_20_paragraph">are generally non-aggressive but are extremely strong. They will climb trees for refuge but if provoked they can strike for 2-7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basilisks"/>Basilisks<text:bookmark-end text:name="basilisks"/></text:h>
      <text:p text:style-name="First_20_paragraph">are large, slow, eight-legged reptiles whose gaze or touch will petrify any living creature that fails to save <text:a xlink:type="simple" xlink:href="#paralysis-and-petrification" text:style-name="Internet_20_link" text:visited-style-name="Visited_20_Internet_20_Link"><text:span text:style-name="Definition">versus petrification</text:span></text:a>. If it is tricked into seeing its own reflection in a mirror, a basilisk will likewise be petrified.</text:p>
      <text:h text:style-name="Heading_20_5" text:outline-level="5"><text:bookmark-start text:name="bats"/>Bats<text:bookmark-end text:name="bats"/></text:h>
      <text:p text:style-name="First_20_paragraph">roost underground in great numbers during the day. They are mostly harmless to <text:a xlink:type="simple" xlink:href="#man-types" text:style-name="Internet_20_link" text:visited-style-name="Visited_20_Internet_20_Link"><text:span text:style-name="Definition">man-types</text:span></text:a> but if a colony is startled and takes to the wing in a confined <text:a xlink:type="simple" xlink:href="#space-required" text:style-name="Internet_20_link" text:visited-style-name="Visited_20_Internet_20_Link"><text:span text:style-name="Definition">space</text:span></text:a> they will create confusion. A flapping cloud of <text:a xlink:type="simple" xlink:href="#bats-giant" text:style-name="Internet_20_link" text:visited-style-name="Visited_20_Internet_20_Link"><text:span text:style-name="Definition">bats</text:span></text:a> will obscure sight and possibly extinguish torches, cause <text:a xlink:type="simple" xlink:href="#equipment" text:style-name="Internet_20_link" text:visited-style-name="Visited_20_Internet_20_Link"><text:span text:style-name="Definition">equipment</text:span></text:a> to be dropped, or cause spell <text:a xlink:type="simple" xlink:href="#spell-casting-from-memory" text:style-name="Internet_20_link" text:visited-style-name="Visited_20_Internet_20_Link"><text:span text:style-name="Definition">casting</text:span></text:a> to be interrupted.</text:p>
      <text:h text:style-name="Heading_20_5" text:outline-level="5"><text:bookmark-start text:name="bats-giant"/>Bats, Giant<text:bookmark-end text:name="bats-giant"/></text:h>
      <text:p text:style-name="First_20_paragraph">are black as night and so silent on the wing that they will <text:a xlink:type="simple" xlink:href="#surprise" text:style-name="Internet_20_link" text:visited-style-name="Visited_20_Internet_20_Link"><text:span text:style-name="Definition">surprise</text:span></text:a> their prey with a throw of 3 or more on a six-sided die. If their prey resists they will shriek, causing <text:a xlink:type="simple" xlink:href="#normal-types" text:style-name="Internet_20_link" text:visited-style-name="Visited_20_Internet_20_Link"><text:span text:style-name="Definition">normal-types</text:span></text:a> to cover their ears for one <text:a xlink:type="simple" xlink:href="#turns" text:style-name="Internet_20_link" text:visited-style-name="Visited_20_Internet_20_Link"><text:span text:style-name="Definition">turn</text:span></text:a> rather than fight.</text:p>
      <text:h text:style-name="Heading_20_5" text:outline-level="5"><text:bookmark-start text:name="bears"/>Bears<text:bookmark-end text:name="bears"/></text:h>
      <text:p text:style-name="First_20_paragraph">are omnivorous but favor meat. They have rather poor eyesight but an excellent sense of smell and can scent food from miles away. They can be aggressive hunters and are very powerful. They cause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r, if an attack roll exceeds the number required to hit by 4 or more or is a 20 in any ca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beetles-giant"/>Beetles, Giant<text:bookmark-end text:name="beetles-giant"/></text:h>
      <text:p text:style-name="First_20_paragraph">are of various sorts but are invariably hungry and can eat virtually any organic matter. They occur underground and in forests and can tunnel through soft earth. They do not hear or see well and rely on their sensitivity to vibrations and smell.</text:p>
      <text:h text:style-name="Heading_20_5" text:outline-level="5"><text:bookmark-start text:name="a-black-pudding"/>A Black Pudding<text:bookmark-end text:name="a-black-pudding"/></text:h>
      <text:p text:style-name="First_20_paragraph">is an amorphous black blob which <text:a xlink:type="simple" xlink:href="#time-and-movement_2" text:style-name="Internet_20_link" text:visited-style-name="Visited_20_Internet_20_Link"><text:span text:style-name="Definition">moves</text:span></text:a> about a <text:a xlink:type="simple" xlink:href="#populating-a-dungeon" text:style-name="Internet_20_link" text:visited-style-name="Visited_20_Internet_20_Link"><text:span text:style-name="Definition">dungeon</text:span></text:a> scavenging the leavings of other inhabitants. Due to its coloration and shapelessness it is very difficult to spot in dim <text:a xlink:type="simple" xlink:href="#light_2" text:style-name="Internet_20_link" text:visited-style-name="Visited_20_Internet_20_Link"><text:span text:style-name="Definition">light</text:span></text:a> or shadows. It is susceptible to fire but invulnerable to cold. Lightning and slashing attacks will divide it into smaller parts without causing harm. Contact with a black pudding will dissolve wood and metal <text:a xlink:type="simple" xlink:href="#armor-and-shields" text:style-name="Internet_20_link" text:visited-style-name="Visited_20_Internet_20_Link"><text:span text:style-name="Definition">armor</text:span></text:a> in one <text:a xlink:type="simple" xlink:href="#turns" text:style-name="Internet_20_link" text:visited-style-name="Visited_20_Internet_20_Link"><text:span text:style-name="Definition">turn</text:span></text:a>. Flesh is likewise dissolved suffering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text:a xlink:type="simple" xlink:href="#turns" text:style-name="Internet_20_link" text:visited-style-name="Visited_20_Internet_20_Link"><text:span text:style-name="Definition">turn</text:span></text:a>. Stone, however, is impervious. It can <text:a xlink:type="simple" xlink:href="#time-and-movement_2" text:style-name="Internet_20_link" text:visited-style-name="Visited_20_Internet_20_Link"><text:span text:style-name="Definition">move</text:span></text:a> along walls, floors, and ceilings <text:soft-page-break/>without difficulty and can squeeze through tiny openings including cracks in stonework and under <text:a xlink:type="simple" xlink:href="#doors" text:style-name="Internet_20_link" text:visited-style-name="Visited_20_Internet_20_Link"><text:span text:style-name="Definition">doors</text:span></text:a>.</text:p>
      <text:h text:style-name="Heading_20_5" text:outline-level="5"><text:bookmark-start text:name="boars"/>Boars<text:bookmark-end text:name="boars"/></text:h>
      <text:p text:style-name="First_20_paragraph">are wild pigs that occur in forests and on plains. They are frequently hunted for sport but are extremely tough; they always make one more attack roll after being reduced to 0 or fewer <text:a xlink:type="simple" xlink:href="#the-numbers-of-hit-dice" text:style-name="Internet_20_link" text:visited-style-name="Visited_20_Internet_20_Link"><text:span text:style-name="Definition">hit points</text:span></text:a>. Every other boar encountered will be a sounder and if these young are attacked the adults will always attack and will absolutely not flee.</text:p>
      <text:h text:style-name="Heading_20_5" text:outline-level="5"><text:bookmark-start text:name="boars-giant"/>Boars, Giant<text:bookmark-end text:name="boars-giant"/></text:h>
      <text:p text:style-name="First_20_paragraph">are similar to regular <text:a xlink:type="simple" xlink:href="#boars" text:style-name="Internet_20_link" text:visited-style-name="Visited_20_Internet_20_Link"><text:span text:style-name="Definition">boars</text:span></text:a> but for their great size and aggressive demeanor. They will attack anyone who enters their territory causing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hey will never retreat and will always make one more attack roll after being reduced to 0 or fewer <text:a xlink:type="simple" xlink:href="#the-numbers-of-hit-dice" text:style-name="Internet_20_link" text:visited-style-name="Visited_20_Internet_20_Link"><text:span text:style-name="Definition">hit points</text:span></text:a>.</text:p>
      <text:h text:style-name="Heading_20_5" text:outline-level="5"><text:bookmark-start text:name="cave-bears"/>Cave Bears<text:bookmark-end text:name="cave-bears"/></text:h>
      <text:p text:style-name="First_20_paragraph">are enormous carnivorous <text:a xlink:type="simple" xlink:href="#bears" text:style-name="Internet_20_link" text:visited-style-name="Visited_20_Internet_20_Link"><text:span text:style-name="Definition">bears</text:span></text:a> that are always hungry. They have rather poor eyesight but an excellent sense of smell and can scent food from miles away. They are aggressive hunters and are extremely powerful. They cause 1-1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r, if an attack roll exceeds the number required to hit by 4 or more or is a 20 in any case,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Cave bears will always make one more attack roll after being reduced to 0 or fewer <text:a xlink:type="simple" xlink:href="#the-numbers-of-hit-dice" text:style-name="Internet_20_link" text:visited-style-name="Visited_20_Internet_20_Link"><text:span text:style-name="Definition">hit points</text:span></text:a>.</text:p>
      <text:h text:style-name="Heading_20_5" text:outline-level="5"><text:bookmark-start text:name="cavemen"/>Cavemen<text:bookmark-end text:name="cavemen"/></text:h>
      <text:p text:style-name="First_20_paragraph">are large but primitive Neanderthal types who are otherwise similar to <text:a xlink:type="simple" xlink:href="#men" text:style-name="Internet_20_link" text:visited-style-name="Visited_20_Internet_20_Link"><text:span text:style-name="Definition">men</text:span></text:a>. They fight with crude <text:a xlink:type="simple" xlink:href="#axes" text:style-name="Internet_20_link" text:visited-style-name="Visited_20_Internet_20_Link"><text:span text:style-name="Definition">axes</text:span></text:a>, hammers, and clubs, but suffer a −1 adjustment to <text:a xlink:type="simple" xlink:href="#reaction-and-morale-checks" text:style-name="Internet_20_link" text:visited-style-name="Visited_20_Internet_20_Link"><text:span text:style-name="Definition">morale</text:span></text:a> checks and have little <text:a xlink:type="simple" xlink:href="#treasures" text:style-name="Internet_20_link" text:visited-style-name="Visited_20_Internet_20_Link"><text:span text:style-name="Definition">treasure</text:span></text:a>. Leader-types are always <text:a xlink:type="simple" xlink:href="#the-fighter" text:style-name="Internet_20_link" text:visited-style-name="Visited_20_Internet_20_Link"><text:span text:style-name="Definition">fighters</text:span></text:a> but never possess magic items.</text:p>
      <text:h text:style-name="Heading_20_5" text:outline-level="5"><text:bookmark-start text:name="centaurs"/>Centaurs<text:bookmark-end text:name="centaurs"/></text:h>
      <text:p text:style-name="First_20_paragraph">are <text:a xlink:type="simple" xlink:href="#horses" text:style-name="Internet_20_link" text:visited-style-name="Visited_20_Internet_20_Link"><text:span text:style-name="Definition">horse</text:span></text:a>-<text:a xlink:type="simple" xlink:href="#men" text:style-name="Internet_20_link" text:visited-style-name="Visited_20_Internet_20_Link"><text:span text:style-name="Definition">men</text:span></text:a> having the body of a <text:a xlink:type="simple" xlink:href="#horses" text:style-name="Internet_20_link" text:visited-style-name="Visited_20_Internet_20_Link"><text:span text:style-name="Definition">horse</text:span></text:a> and the torso of a human. They have normal human <text:a xlink:type="simple" xlink:href="#intelligence" text:style-name="Internet_20_link" text:visited-style-name="Visited_20_Internet_20_Link"><text:span text:style-name="Definition">intelligence</text:span></text:a> and dwell in secluded glens and valleys in deep forests. Centaurs equip themselves with <text:a xlink:type="simple" xlink:href="#spears" text:style-name="Internet_20_link" text:visited-style-name="Visited_20_Internet_20_Link"><text:span text:style-name="Definition">spears</text:span></text:a> (25%), swords (25%), or clubs (50%) and <text:a xlink:type="simple" xlink:href="#armor-and-shields" text:style-name="Internet_20_link" text:visited-style-name="Visited_20_Internet_20_Link"><text:span text:style-name="Definition">shields</text:span></text:a> with half carrying short <text:a xlink:type="simple" xlink:href="#bows" text:style-name="Internet_20_link" text:visited-style-name="Visited_20_Internet_20_Link"><text:span text:style-name="Definition">bows</text:span></text:a> in addition. Moreover, a centaur warrior can has two attack rolls each <text:a xlink:type="simple" xlink:href="#turns" text:style-name="Internet_20_link" text:visited-style-name="Visited_20_Internet_20_Link"><text:span text:style-name="Definition">turn</text:span></text:a>, once each with his weaponry and hooves. A centaur lair is much as a small human village having two mares and two foals for every warrior stallion present. Mares have one attack roll each <text:a xlink:type="simple" xlink:href="#turns" text:style-name="Internet_20_link" text:visited-style-name="Visited_20_Internet_20_Link"><text:span text:style-name="Definition">turn</text:span></text:a> only under duress and foals are non-combative.</text:p>
      <text:h text:style-name="Heading_20_5" text:outline-level="5"><text:bookmark-start text:name="centipedes-giant-and-large"/>Centipedes, Giant and Large<text:bookmark-end text:name="centipedes-giant-and-large"/></text:h>
      <text:p text:style-name="First_20_paragraph">are found almost anywhere and are aggressive hunters. Large specimens are up to 1ft long, while the <text:a xlink:type="simple" xlink:href="#giants" text:style-name="Internet_20_link" text:visited-style-name="Visited_20_Internet_20_Link"><text:span text:style-name="Definition">giant</text:span></text:a> types are up to 10ft long and have a hard, armored head but a relatively soft body. Both sorts <text:a xlink:type="simple" xlink:href="#time-and-movement_2" text:style-name="Internet_20_link" text:visited-style-name="Visited_20_Internet_20_Link"><text:span text:style-name="Definition">move</text:span></text:a> along walls and ceilings at normal <text:a xlink:type="simple" xlink:href="#speed" text:style-name="Internet_20_link" text:visited-style-name="Visited_20_Internet_20_Link"><text:span text:style-name="Definition">speed</text:span></text:a>. The bite of either causes paralysis although <text:soft-page-break/>a <text:a xlink:type="simple" xlink:href="#saving-throws" text:style-name="Internet_20_link" text:visited-style-name="Visited_20_Internet_20_Link"><text:span text:style-name="Definition">saving throw</text:span></text:a> is allowed and is at +4 in the case of large centipedes.</text:p>
      <text:h text:style-name="Heading_20_5" text:outline-level="5"><text:bookmark-start text:name="chimeras"/>Chimeras<text:bookmark-end text:name="chimeras"/></text:h>
      <text:p text:style-name="First_20_paragraph">are fearsome three-headed <text:a xlink:type="simple" xlink:href="#monsters_2" text:style-name="Internet_20_link" text:visited-style-name="Visited_20_Internet_20_Link"><text:span text:style-name="Definition">monsters</text:span></text:a> with great <text:a xlink:type="simple" xlink:href="#bats-giant" text:style-name="Internet_20_link" text:visited-style-name="Visited_20_Internet_20_Link"><text:span text:style-name="Definition">bat</text:span></text:a>-like wings, the forequarters of a <text:a xlink:type="simple" xlink:href="#lions" text:style-name="Internet_20_link" text:visited-style-name="Visited_20_Internet_20_Link"><text:span text:style-name="Definition">lion</text:span></text:a>, the hindquarters of a goat, and the heads of goat, <text:a xlink:type="simple" xlink:href="#lions" text:style-name="Internet_20_link" text:visited-style-name="Visited_20_Internet_20_Link"><text:span text:style-name="Definition">lion</text:span></text:a>, and <text:a xlink:type="simple" xlink:href="#dragons" text:style-name="Internet_20_link" text:visited-style-name="Visited_20_Internet_20_Link"><text:span text:style-name="Definition">dragon</text:span></text:a>. A chimera can use its <text:a xlink:type="simple" xlink:href="#breath-weapon" text:style-name="Internet_20_link" text:visited-style-name="Visited_20_Internet_20_Link"><text:span text:style-name="Definition">breath weapon</text:span></text:a> or engage in <text:a xlink:type="simple" xlink:href="#combat" text:style-name="Internet_20_link" text:visited-style-name="Visited_20_Internet_20_Link"><text:span text:style-name="Definition">combat</text:span></text:a>. The <text:a xlink:type="simple" xlink:href="#dragons" text:style-name="Internet_20_link" text:visited-style-name="Visited_20_Internet_20_Link"><text:span text:style-name="Definition">dragon</text:span></text:a> head breathes a 6" long 2" wide cone of fire that deals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lthough a successful <text:a xlink:type="simple" xlink:href="#saving-throws" text:style-name="Internet_20_link" text:visited-style-name="Visited_20_Internet_20_Link"><text:span text:style-name="Definition">saving throw</text:span></text:a> <text:a xlink:type="simple" xlink:href="#breath-weapon" text:style-name="Internet_20_link" text:visited-style-name="Visited_20_Internet_20_Link"><text:span text:style-name="Definition">versus breath weapons</text:span></text:a> will reduce this by half. In <text:a xlink:type="simple" xlink:href="#combat" text:style-name="Internet_20_link" text:visited-style-name="Visited_20_Internet_20_Link"><text:span text:style-name="Definition">combat</text:span></text:a> a chimera has three attack rolls each <text:a xlink:type="simple" xlink:href="#turns" text:style-name="Internet_20_link" text:visited-style-name="Visited_20_Internet_20_Link"><text:span text:style-name="Definition">turn</text:span></text:a> against <text:a xlink:type="simple" xlink:href="#heroic-types" text:style-name="Internet_20_link" text:visited-style-name="Visited_20_Internet_20_Link"><text:span text:style-name="Definition">heroic</text:span></text:a> enemies; the goat head butting or goring, the <text:a xlink:type="simple" xlink:href="#lions" text:style-name="Internet_20_link" text:visited-style-name="Visited_20_Internet_20_Link"><text:span text:style-name="Definition">lion</text:span></text:a> head biting or rending with its paws, and the <text:a xlink:type="simple" xlink:href="#dragons" text:style-name="Internet_20_link" text:visited-style-name="Visited_20_Internet_20_Link"><text:span text:style-name="Definition">dragon</text:span></text:a> head biting.</text:p>
      <text:h text:style-name="Heading_20_5" text:outline-level="5"><text:bookmark-start text:name="cockatrices"/>Cockatrices<text:bookmark-end text:name="cockatrices"/></text:h>
      <text:p text:style-name="First_20_paragraph">are reptilian-fowl with <text:a xlink:type="simple" xlink:href="#bats-giant" text:style-name="Internet_20_link" text:visited-style-name="Visited_20_Internet_20_Link"><text:span text:style-name="Definition">bat</text:span></text:a>-like wings. The merest touch of its tail feathers will petrify any living thing (other than a cockatrice) that fails to save <text:a xlink:type="simple" xlink:href="#paralysis-and-petrification" text:style-name="Internet_20_link" text:visited-style-name="Visited_20_Internet_20_Link"><text:span text:style-name="Definition">versus petrification</text:span></text:a>.</text:p>
      <text:h text:style-name="Heading_20_5" text:outline-level="5"><text:bookmark-start text:name="crabs-giant"/>Crabs, Giant<text:bookmark-end text:name="crabs-giant"/></text:h>
      <text:p text:style-name="First_20_paragraph">occur underwater, in coastal estuaries, and in swamps. They have hard, armored shells and if an attack roll exceeds the number required to hit by 4 or more, or is a 20 in any case, they cause 1-11 <text:a xlink:type="simple" xlink:href="#the-numbers-of-hit-dice" text:style-name="Internet_20_link" text:visited-style-name="Visited_20_Internet_20_Link"><text:span text:style-name="Definition">hit points</text:span></text:a> <text:a xlink:type="simple" xlink:href="#damage" text:style-name="Internet_20_link" text:visited-style-name="Visited_20_Internet_20_Link"><text:span text:style-name="Definition">damage</text:span></text:a>.</text:p>
      <text:h text:style-name="Heading_20_5" text:outline-level="5"><text:bookmark-start text:name="crocodiles"/>Crocodiles<text:bookmark-end text:name="crocodiles"/></text:h>
      <text:p text:style-name="First_20_paragraph">are voracious reptiles found in rivers and swamps of warm regions. They are difficult to spot when floating half-submerged in water and will often attack by <text:a xlink:type="simple" xlink:href="#surprise" text:style-name="Internet_20_link" text:visited-style-name="Visited_20_Internet_20_Link"><text:span text:style-name="Definition">surprise</text:span></text:a>. If an attack roll exceeds the number required to hit by 4 or more a crocodile will drag its victim back into the water where it will roll over and over until the victim is drowned. Crocodiles are lazy and will not <text:a xlink:type="simple" xlink:href="#evasion-and-pursuit" text:style-name="Internet_20_link" text:visited-style-name="Visited_20_Internet_20_Link"><text:span text:style-name="Definition">pursue</text:span></text:a> more than one <text:a xlink:type="simple" xlink:href="#turns" text:style-name="Internet_20_link" text:visited-style-name="Visited_20_Internet_20_Link"><text:span text:style-name="Definition">turn</text:span></text:a> out of water.</text:p>
      <text:h text:style-name="Heading_20_5" text:outline-level="5"><text:bookmark-start text:name="crocodiles-giant"/>Crocodiles, Giant<text:bookmark-end text:name="crocodiles-giant"/></text:h>
      <text:p text:style-name="First_20_paragraph">are thrice the size of their ordinary cousins but otherwise similar. An attack cause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any attack roll that exceeds the number required to hit by 4 or more swallows a <text:a xlink:type="simple" xlink:href="#men" text:style-name="Internet_20_link" text:visited-style-name="Visited_20_Internet_20_Link"><text:span text:style-name="Definition">man</text:span></text:a>-sized victim whole. They are difficult to spot as they float half-submerged in water and they can overturn boats and rafts. A <text:a xlink:type="simple" xlink:href="#giants" text:style-name="Internet_20_link" text:visited-style-name="Visited_20_Internet_20_Link"><text:span text:style-name="Definition">giant</text:span></text:a> <text:a xlink:type="simple" xlink:href="#crocodiles" text:style-name="Internet_20_link" text:visited-style-name="Visited_20_Internet_20_Link"><text:span text:style-name="Definition">crocodile</text:span></text:a> can be rammed by larger ships, possibly slaying the <text:a xlink:type="simple" xlink:href="#monsters_2" text:style-name="Internet_20_link" text:visited-style-name="Visited_20_Internet_20_Link"><text:span text:style-name="Definition">monster</text:span></text:a> but also capsizing the boat (check separately for each).</text:p>
      <text:h text:style-name="Heading_20_5" text:outline-level="5"><text:bookmark-start text:name="cyborgs"/>Cyborgs<text:bookmark-end text:name="cyborgs"/></text:h>
      <text:p text:style-name="First_20_paragraph">were once <text:a xlink:type="simple" xlink:href="#men" text:style-name="Internet_20_link" text:visited-style-name="Visited_20_Internet_20_Link"><text:span text:style-name="Definition">men</text:span></text:a> but are now mostly machines; inhumane and evil. They can occur in large numbers and aim to sweep across a population assimilating all <text:a xlink:type="simple" xlink:href="#man-types" text:style-name="Internet_20_link" text:visited-style-name="Visited_20_Internet_20_Link"><text:span text:style-name="Definition">man-types</text:span></text:a> into cyborgs. They are cruelly strong and deal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n a hit, need never check <text:a xlink:type="simple" xlink:href="#reaction-and-morale-checks" text:style-name="Internet_20_link" text:visited-style-name="Visited_20_Internet_20_Link"><text:span text:style-name="Definition">morale</text:span></text:a>, and will never give up a <text:a xlink:type="simple" xlink:href="#evasion-and-pursuit" text:style-name="Internet_20_link" text:visited-style-name="Visited_20_Internet_20_Link"><text:span text:style-name="Definition">pursuit</text:span></text:a> so long as the quarry is in sight.</text:p>
      <text:h text:style-name="Heading_20_5" text:outline-level="5"><text:bookmark-start text:name="cyclopes"/><text:soft-page-break/>Cyclopes<text:bookmark-end text:name="cyclopes"/></text:h>
      <text:p text:style-name="First_20_paragraph">are 20ft tall <text:a xlink:type="simple" xlink:href="#giants" text:style-name="Internet_20_link" text:visited-style-name="Visited_20_Internet_20_Link"><text:span text:style-name="Definition">giants</text:span></text:a> with but one large eye which is the cause of poor depth perception and a −2 adjustment on all attack rolls. They dwell in forlorn, out of the way ruins, islands, or undersea caves where they seldom <text:a xlink:type="simple" xlink:href="#wilderness-encounters" text:style-name="Internet_20_link" text:visited-style-name="Visited_20_Internet_20_Link"><text:span text:style-name="Definition">encounter</text:span></text:a> others. They are skilled <text:a xlink:type="simple" xlink:href="#at-least-one-smith" text:style-name="Internet_20_link" text:visited-style-name="Visited_20_Internet_20_Link"><text:span text:style-name="Definition">smiths</text:span></text:a> and should a player offer a useful gift and get a positive <text:a xlink:type="simple" xlink:href="#reaction-and-morale-checks" text:style-name="Internet_20_link" text:visited-style-name="Visited_20_Internet_20_Link"><text:span text:style-name="Definition">reaction</text:span></text:a> the cyclopes may offer magical <text:a xlink:type="simple" xlink:href="#armor-and-shields" text:style-name="Internet_20_link" text:visited-style-name="Visited_20_Internet_20_Link"><text:span text:style-name="Definition">armor</text:span></text:a> in return. A cyclops does battle with a huge club and deals 6-2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can hurl rocks up to 20" for 2-12 <text:a xlink:type="simple" xlink:href="#damage" text:style-name="Internet_20_link" text:visited-style-name="Visited_20_Internet_20_Link"><text:span text:style-name="Definition">damage</text:span></text:a>. They especially prize gold and their <text:a xlink:type="simple" xlink:href="#treasures" text:style-name="Internet_20_link" text:visited-style-name="Visited_20_Internet_20_Link"><text:span text:style-name="Definition">treasure</text:span></text:a> hoard will always contain an additional 2,000-5,000 gp.</text:p>
      <text:h text:style-name="Heading_20_3" text:outline-level="3"><text:bookmark-start text:name="dinosaurs"/>Dinosaurs<text:bookmark-end text:name="dinosaurs"/></text:h>
      <text:p text:style-name="First_20_paragraph">Dinosaurs are great, prehistoric <text:a xlink:type="simple" xlink:href="#lizards-giant-and-large" text:style-name="Internet_20_link" text:visited-style-name="Visited_20_Internet_20_Link"><text:span text:style-name="Definition">lizards</text:span></text:a> and can be fearsome enemies. The largest predators are few but can swallow <text:a xlink:type="simple" xlink:href="#men" text:style-name="Internet_20_link" text:visited-style-name="Visited_20_Internet_20_Link"><text:span text:style-name="Definition">man</text:span></text:a>-sized victims whole while the smaller types occur in hunting packs. Herbivores of all sizes appear in herds. None of them covets <text:a xlink:type="simple" xlink:href="#treasures" text:style-name="Internet_20_link" text:visited-style-name="Visited_20_Internet_20_Link"><text:span text:style-name="Definition">treasure</text:span></text:a>.</text:p>
      <text:h text:style-name="Heading_20_5" text:outline-level="5"><text:bookmark-start text:name="dinosaurs-brontosaurs"/>Dinosaurs, Brontosaurs<text:bookmark-end text:name="dinosaurs-brontosaurs"/></text:h>
      <text:p text:style-name="First_20_paragraph">are among the largest creatures walking on land. They are up to 80ft long, 20ft tall at the shoulder, and can weigh over 30 tons. They spend their time grazing the vegetation of the great plains and swamplands. Fortunately, they are peaceful herbivores and unlikely to attack unless provoked. The chief danger they present is from crushing, barging, or stampeding ahead of predators or fire. Hits deal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due to their immense mass.</text:p>
      <text:h text:style-name="Heading_20_5" text:outline-level="5"><text:bookmark-start text:name="dinosaurs-deinonychus"/>Dinosaurs, Deinonychus<text:bookmark-end text:name="dinosaurs-deinonychus"/></text:h>
      <text:p text:style-name="First_20_paragraph">include any of the relatively small pack hunting carnivores up to 5ft high and 10ft long. They are quick and cunning and inclined to stalk prey, only attacking at the optimal moment. They will not give up a <text:a xlink:type="simple" xlink:href="#evasion-and-pursuit" text:style-name="Internet_20_link" text:visited-style-name="Visited_20_Internet_20_Link"><text:span text:style-name="Definition">pursuit</text:span></text:a> while their prey remains in sight.</text:p>
      <text:h text:style-name="Heading_20_5" text:outline-level="5"><text:bookmark-start text:name="dinosaurs-mosasaurs"/>Dinosaurs, Mosasaurs<text:bookmark-end text:name="dinosaurs-mosasaurs"/></text:h>
      <text:p text:style-name="First_20_paragraph">are huge reptilian swimmers up to 40ft in length. These <text:a xlink:type="simple" xlink:href="#marines" text:style-name="Internet_20_link" text:visited-style-name="Visited_20_Internet_20_Link"><text:span text:style-name="Definition">marine</text:span></text:a> <text:a xlink:type="simple" xlink:href="#lizards-giant-and-large" text:style-name="Internet_20_link" text:visited-style-name="Visited_20_Internet_20_Link"><text:span text:style-name="Definition">lizards</text:span></text:a> have paddle-like limbs, finned tails, and huge jaws bristling with curved teeth. They are found in any deep waters but must surface to breathe air. A hit causes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but if ever an attack roll exceeds the number required to hit by 4 or more, or is a 20 in any case, a mosasaur will swallow a <text:a xlink:type="simple" xlink:href="#men" text:style-name="Internet_20_link" text:visited-style-name="Visited_20_Internet_20_Link"><text:span text:style-name="Definition">man</text:span></text:a>-sized target whole.</text:p>
      <text:h text:style-name="Heading_20_5" text:outline-level="5"><text:bookmark-start text:name="dinosaurs-pterodactyls"/>Dinosaurs, Pterodactyls<text:bookmark-end text:name="dinosaurs-pterodactyls"/></text:h>
      <text:p text:style-name="First_20_paragraph">are any <text:a xlink:type="simple" xlink:href="#men" text:style-name="Internet_20_link" text:visited-style-name="Visited_20_Internet_20_Link"><text:span text:style-name="Definition">man</text:span></text:a>-sized and larger reptilian fliers that rule the prehistoric skies. They occur in coastal and swampy regions where they nest in colonies that cling to cliff faces, cave walls, and escarpments, and are always hungry. The most common forms are approximately <text:a xlink:type="simple" xlink:href="#men" text:style-name="Internet_20_link" text:visited-style-name="Visited_20_Internet_20_Link"><text:span text:style-name="Definition">man</text:span></text:a>-sized with wingspans of 10-25ft but the largest sorts are up to 20ft tall with wingspans of up to 40ft.</text:p>
      <text:h text:style-name="Heading_20_5" text:outline-level="5"><text:bookmark-start text:name="dinosaurs-stegosaurs"/><text:soft-page-break/>Dinosaurs, Stegosaurs<text:bookmark-end text:name="dinosaurs-stegosaurs"/></text:h>
      <text:p text:style-name="First_20_paragraph">are large herbivores up to 30ft long and 10ft high and up to 3 tons in weight. These have very tiny brains and a distinctive array of <text:a xlink:type="simple" xlink:href="#armor-and-shields" text:style-name="Internet_20_link" text:visited-style-name="Visited_20_Internet_20_Link"><text:span text:style-name="Definition">shield</text:span></text:a>-like plates along the ridge of the spine, granting AC 2 versus attacks other than from the flank. They have a fist of 2ft long spikes on the tail which will strike fo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the flank or rear; otherwise, <text:a xlink:type="simple" xlink:href="#damage" text:style-name="Internet_20_link" text:visited-style-name="Visited_20_Internet_20_Link"><text:span text:style-name="Definition">damage</text:span></text:a> is 3-8 <text:a xlink:type="simple" xlink:href="#the-numbers-of-hit-dice" text:style-name="Internet_20_link" text:visited-style-name="Visited_20_Internet_20_Link"><text:span text:style-name="Definition">hit points</text:span></text:a>.</text:p>
      <text:h text:style-name="Heading_20_5" text:outline-level="5"><text:bookmark-start text:name="dinosaurs-triceratops"/>Dinosaurs, Triceratops<text:bookmark-end text:name="dinosaurs-triceratops"/></text:h>
      <text:p text:style-name="First_20_paragraph">are huge, aggressive herbivores that will run down any threat to the herd. They are up to 30ft long and 10ft high and can weigh up to 10 tons. A triceratops has a huge skull with a distinctive bony frill and three great horns granting AC 2 from the front. Should it charge an enemy it will deal 4-2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therwise, <text:a xlink:type="simple" xlink:href="#damage" text:style-name="Internet_20_link" text:visited-style-name="Visited_20_Internet_20_Link"><text:span text:style-name="Definition">damage</text:span></text:a> is 2-12 <text:a xlink:type="simple" xlink:href="#the-numbers-of-hit-dice" text:style-name="Internet_20_link" text:visited-style-name="Visited_20_Internet_20_Link"><text:span text:style-name="Definition">hit points</text:span></text:a>.</text:p>
      <text:h text:style-name="Heading_20_5" text:outline-level="5"><text:bookmark-start text:name="dinosaurs-tyrannosaurus-rexes"/>Dinosaurs, Tyrannosaurus Rexes<text:bookmark-end text:name="dinosaurs-tyrannosaurus-rexes"/></text:h>
      <text:p text:style-name="First_20_paragraph">are huge carnivorous <text:a xlink:type="simple" xlink:href="#lizards-giant-and-large" text:style-name="Internet_20_link" text:visited-style-name="Visited_20_Internet_20_Link"><text:span text:style-name="Definition">lizards</text:span></text:a> and truly fearsome predators. They are up to 20ft tall and 40ft long and can weigh up to 7 tons. The jaws contain scores of <text:a xlink:type="simple" xlink:href="#daggers" text:style-name="Internet_20_link" text:visited-style-name="Visited_20_Internet_20_Link"><text:span text:style-name="Definition">dagger</text:span></text:a>-like fangs and any hit causes 4-2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n any attack roll that exceeds the number required to hit by 4 or more, or is a 20 in any case, it will swallow a <text:a xlink:type="simple" xlink:href="#men" text:style-name="Internet_20_link" text:visited-style-name="Visited_20_Internet_20_Link"><text:span text:style-name="Definition">man</text:span></text:a>-sized target whole.</text:p>
      <text:h text:style-name="Heading_20_5" text:outline-level="5"><text:bookmark-start text:name="a-djinni"/>A Djinni<text:bookmark-end text:name="a-djinni"/></text:h>
      <text:p text:style-name="First_20_paragraph">is a creature of air appearing as a supremely confident, bare-chested warrior. They can <text:a xlink:type="simple" xlink:href="#fly" text:style-name="Internet_20_link" text:visited-style-name="Visited_20_Internet_20_Link"><text:span text:style-name="Definition">fly</text:span></text:a> as easily as walk, even burdened with thrice what an ordinary <text:a xlink:type="simple" xlink:href="#men" text:style-name="Internet_20_link" text:visited-style-name="Visited_20_Internet_20_Link"><text:span text:style-name="Definition">man</text:span></text:a> could bear. A djinni can become invisible, assume <text:a xlink:type="simple" xlink:href="#gaseous-form" text:style-name="Internet_20_link" text:visited-style-name="Visited_20_Internet_20_Link"><text:span text:style-name="Definition">gaseous form</text:span></text:a>, or magically create any desired object at will. Soft materials including food, drink, and garments are permanent. Harder materials have a shorter existence; djinn gold lasts only a day, steel only an hour. A djinni can also create magical <text:a xlink:type="simple" xlink:href="#illusions" text:style-name="Internet_20_link" text:visited-style-name="Visited_20_Internet_20_Link"><text:span text:style-name="Definition">illusions</text:span></text:a> on a whim and these are equal to the <text:a xlink:type="simple" xlink:href="#phantasm" text:style-name="Internet_20_link" text:visited-style-name="Visited_20_Internet_20_Link"><text:span text:style-name="Definition">phantasm</text:span></text:a> spell except that a djinni has no need to concentrate to maintain the <text:a xlink:type="simple" xlink:href="#illusions" text:style-name="Internet_20_link" text:visited-style-name="Visited_20_Internet_20_Link"><text:span text:style-name="Definition">illusion</text:span></text:a>.</text:p>
      <text:p text:style-name="Text_20_body">A djinni can also transform into a torrid whirlwind 3" high and 2" wide which will sweep away all <text:a xlink:type="simple" xlink:href="#normal-types" text:style-name="Internet_20_link" text:visited-style-name="Visited_20_Internet_20_Link"><text:span text:style-name="Definition">normal-types</text:span></text:a>. The whirlwind takes one <text:a xlink:type="simple" xlink:href="#turns" text:style-name="Internet_20_link" text:visited-style-name="Visited_20_Internet_20_Link"><text:span text:style-name="Definition">turn</text:span></text:a> to form and another to dissipate. A djinni deals 1-1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combat" text:style-name="Internet_20_link" text:visited-style-name="Visited_20_Internet_20_Link"><text:span text:style-name="Definition">combat</text:span></text:a> due to his formidable size and <text:a xlink:type="simple" xlink:href="#strength" text:style-name="Internet_20_link" text:visited-style-name="Visited_20_Internet_20_Link"><text:span text:style-name="Definition">strength</text:span></text:a>.</text:p>
      <text:h text:style-name="Heading_20_5" text:outline-level="5"><text:bookmark-start text:name="dogs"/>Dogs<text:bookmark-end text:name="dogs"/></text:h>
      <text:p text:style-name="First_20_paragraph">are keen nosed pack animals that inhabit plains and prairies. They can be trained only if separated from the pack as pups but will then have +2 <text:a xlink:type="simple" xlink:href="#retainer-loyalty" text:style-name="Internet_20_link" text:visited-style-name="Visited_20_Internet_20_Link"><text:span text:style-name="Definition">loyalty</text:span></text:a>.</text:p>
      <text:h text:style-name="Heading_20_5" text:outline-level="5"><text:bookmark-start text:name="doppelgangers"/>Doppelgangers<text:bookmark-end text:name="doppelgangers"/></text:h>
      <text:p text:style-name="First_20_paragraph">are humanoid creatures that can change their physical form to identically resemble any <text:a xlink:type="simple" xlink:href="#men" text:style-name="Internet_20_link" text:visited-style-name="Visited_20_Internet_20_Link"><text:span text:style-name="Definition">man</text:span></text:a>-like creature they have observed. Once a likeness is achieved they can do away with the victim and then act in his role for a time to gain the utmost advantage before attacking again. Doppelgangers <text:soft-page-break/>are immune to <text:a xlink:type="simple" xlink:href="#sleep" text:style-name="Internet_20_link" text:visited-style-name="Visited_20_Internet_20_Link"><text:span text:style-name="Definition">sleep</text:span></text:a> and charm spells and make <text:a xlink:type="simple" xlink:href="#saving-throws" text:style-name="Internet_20_link" text:visited-style-name="Visited_20_Internet_20_Link"><text:span text:style-name="Definition">saving throws</text:span></text:a> as a 10th level <text:a xlink:type="simple" xlink:href="#the-fighter" text:style-name="Internet_20_link" text:visited-style-name="Visited_20_Internet_20_Link"><text:span text:style-name="Definition">fighter</text:span></text:a>.</text:p>
      <text:h text:style-name="Heading_20_5" text:outline-level="5"><text:bookmark-start text:name="dragon-turtles"/>Dragon Turtles<text:bookmark-end text:name="dragon-turtles"/></text:h>
      <text:p text:style-name="First_20_paragraph">are 30ft diameter turtles with long, sinuous necks and <text:a xlink:type="simple" xlink:href="#dragons" text:style-name="Internet_20_link" text:visited-style-name="Visited_20_Internet_20_Link"><text:span text:style-name="Definition">dragon</text:span></text:a> heads. They are found only in large bodies of water and lair in deep, underwater grottos.</text:p>
      <text:p text:style-name="Text_20_body">A <text:a xlink:type="simple" xlink:href="#dragons" text:style-name="Internet_20_link" text:visited-style-name="Visited_20_Internet_20_Link"><text:span text:style-name="Definition">dragon</text:span></text:a> turtle has a 9"×3" conical <text:a xlink:type="simple" xlink:href="#breath-weapon" text:style-name="Internet_20_link" text:visited-style-name="Visited_20_Internet_20_Link"><text:span text:style-name="Definition">breath weapon</text:span></text:a> of scalding steam which functions as does a <text:a xlink:type="simple" xlink:href="#dragons" text:style-name="Internet_20_link" text:visited-style-name="Visited_20_Internet_20_Link"><text:span text:style-name="Definition">dragon’s</text:span></text:a> <text:a xlink:type="simple" xlink:href="#breath-weapon" text:style-name="Internet_20_link" text:visited-style-name="Visited_20_Internet_20_Link"><text:span text:style-name="Definition">breath weapon</text:span></text:a>. It can surface beneath even a large ship, having a 50% chance of capsizing the <text:a xlink:type="simple" xlink:href="#oared-vessels" text:style-name="Internet_20_link" text:visited-style-name="Visited_20_Internet_20_Link"><text:span text:style-name="Definition">vessel</text:span></text:a>.</text:p>
      <text:h text:style-name="Heading_20_3" text:outline-level="3"><text:bookmark-start text:name="dragons"/>Dragons<text:bookmark-end text:name="dragons"/></text:h>
      <text:p text:style-name="First_20_paragraph">Dragons are the great flying wyrms of <text:a xlink:type="simple" xlink:href="#legend-and-rumors" text:style-name="Internet_20_link" text:visited-style-name="Visited_20_Internet_20_Link"><text:span text:style-name="Definition">legend</text:span></text:a> and are always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ext:span></text:a>, regardless of <text:a xlink:type="simple" xlink:href="#the-numbers-of-hit-dice" text:style-name="Internet_20_link" text:visited-style-name="Visited_20_Internet_20_Link"><text:span text:style-name="Definition">hit dice</text:span></text:a>. They are of six types: white, black, green, blue, red, and golden and have the following characteristics:</text:p>
      <text:p text:style-name="Text_20_body">White <text:a xlink:type="simple" xlink:href="#dragons" text:style-name="Internet_20_link" text:visited-style-name="Visited_20_Internet_20_Link"><text:span text:style-name="Definition">dragons</text:span></text:a> are the least intelligent sort and have the usual 20% chance of knowing the common tongue and no possibility of magic use. <text:a xlink:type="simple" xlink:href="#dragons-golden" text:style-name="Internet_20_link" text:visited-style-name="Visited_20_Internet_20_Link"><text:span text:style-name="Definition">Golden dragons</text:span></text:a> are the most intelligent sort and they always know the common tongue and always have the use of magic <text:a xlink:type="simple" xlink:href="#explanation-of-spells" text:style-name="Internet_20_link" text:visited-style-name="Visited_20_Internet_20_Link"><text:span text:style-name="Definition">spells</text:span></text:a>. The other <text:a xlink:type="simple" xlink:href="#dragons" text:style-name="Internet_20_link" text:visited-style-name="Visited_20_Internet_20_Link"><text:span text:style-name="Definition">dragons</text:span></text:a> have various chances of speaking the common tongue and only 10% chance of being magic-using.</text:p>
      <text:p text:style-name="Text_20_body">All <text:a xlink:type="simple" xlink:href="#dragons" text:style-name="Internet_20_link" text:visited-style-name="Visited_20_Internet_20_Link"><text:span text:style-name="Definition">dragons</text:span></text:a> have six life stages: hatchling, young, adult, mature, old, and ancient. The size of a <text:a xlink:type="simple" xlink:href="#dragons" text:style-name="Internet_20_link" text:visited-style-name="Visited_20_Internet_20_Link"><text:span text:style-name="Definition">dragon’s</text:span></text:a> <text:a xlink:type="simple" xlink:href="#breath-weapon" text:style-name="Internet_20_link" text:visited-style-name="Visited_20_Internet_20_Link"><text:span text:style-name="Definition">breath weapon</text:span></text:a> is determined according to its life stage, as is the possibility of a <text:a xlink:type="simple" xlink:href="#dragons" text:style-name="Internet_20_link" text:visited-style-name="Visited_20_Internet_20_Link"><text:span text:style-name="Definition">dragon</text:span></text:a> being asleep if encountered in its lair. Note that even a wakeful <text:a xlink:type="simple" xlink:href="#dragons" text:style-name="Internet_20_link" text:visited-style-name="Visited_20_Internet_20_Link"><text:span text:style-name="Definition">dragon</text:span></text:a> may appear to be sleeping.</text:p>
      <text:p text:style-name="Text_20_body">All <text:a xlink:type="simple" xlink:href="#dragons" text:style-name="Internet_20_link" text:visited-style-name="Visited_20_Internet_20_Link"><text:span text:style-name="Definition">dragons</text:span></text:a> can sense hidden and invisible creatures within 6". From adulthood they are impervious to <text:a xlink:type="simple" xlink:href="#normal-missiles" text:style-name="Internet_20_link" text:visited-style-name="Visited_20_Internet_20_Link"><text:span text:style-name="Definition">normal missiles</text:span></text:a> and need never check <text:a xlink:type="simple" xlink:href="#reaction-and-morale-checks" text:style-name="Internet_20_link" text:visited-style-name="Visited_20_Internet_20_Link"><text:span text:style-name="Definition">morale</text:span></text:a>. Old and ancient <text:a xlink:type="simple" xlink:href="#dragons" text:style-name="Internet_20_link" text:visited-style-name="Visited_20_Internet_20_Link"><text:span text:style-name="Definition">dragons</text:span></text:a> require <text:a xlink:type="simple" xlink:href="#normal-types" text:style-name="Internet_20_link" text:visited-style-name="Visited_20_Internet_20_Link"><text:span text:style-name="Definition">normal-types</text:span></text:a> to throw a positive <text:a xlink:type="simple" xlink:href="#reaction-and-morale-checks" text:style-name="Internet_20_link" text:visited-style-name="Visited_20_Internet_20_Link"><text:span text:style-name="Definition">morale</text:span></text:a> check to approach nearer than 15" or to hold their ground if the <text:a xlink:type="simple" xlink:href="#dragons" text:style-name="Internet_20_link" text:visited-style-name="Visited_20_Internet_20_Link"><text:span text:style-name="Definition">dragon</text:span></text:a> attacks.</text:p>
      <text:h text:style-name="Heading_20_5" text:outline-level="5"><text:bookmark-start text:name="sleeping-dragons"/>Sleeping Dragons<text:bookmark-end text:name="sleeping-dragons"/></text:h>
      <text:p text:style-name="First_20_paragraph">Should a <text:a xlink:type="simple" xlink:href="#dragons" text:style-name="Internet_20_link" text:visited-style-name="Visited_20_Internet_20_Link"><text:span text:style-name="Definition">dragon</text:span></text:a> be sleeping the characters may, if great caution is employed, approach without waking it. If this is successfully accomplished a single <text:a xlink:type="simple" xlink:href="#turns" text:style-name="Internet_20_link" text:visited-style-name="Visited_20_Internet_20_Link"><text:span text:style-name="Definition">turn</text:span></text:a> of <text:a xlink:type="simple" xlink:href="#surprise" text:style-name="Internet_20_link" text:visited-style-name="Visited_20_Internet_20_Link"><text:span text:style-name="Definition">surprise</text:span></text:a> attacks is allowed at +2 to hit. These will wake the <text:a xlink:type="simple" xlink:href="#dragons" text:style-name="Internet_20_link" text:visited-style-name="Visited_20_Internet_20_Link"><text:span text:style-name="Definition">dragon</text:span></text:a> immediately and thereafter regular <text:a xlink:type="simple" xlink:href="#combat" text:style-name="Internet_20_link" text:visited-style-name="Visited_20_Internet_20_Link"><text:span text:style-name="Definition">combat</text:span></text:a> will ensue.</text:p>
      <text:h text:style-name="Heading_20_5" text:outline-level="5"><text:bookmark-start text:name="dragon-breath-weapon"/>Dragon Breath Weapon<text:bookmark-end text:name="dragon-breath-weapon"/></text:h>
      <text:p text:style-name="First_20_paragraph">A <text:a xlink:type="simple" xlink:href="#dragons" text:style-name="Internet_20_link" text:visited-style-name="Visited_20_Internet_20_Link"><text:span text:style-name="Definition">dragon</text:span></text:a> can use its dreaded <text:a xlink:type="simple" xlink:href="#breath-weapon" text:style-name="Internet_20_link" text:visited-style-name="Visited_20_Internet_20_Link"><text:span text:style-name="Definition">breath weapon</text:span></text:a> only thrice per day and will do so to its maximum advantage. Those unfortunates that are targeted suffer <text:a xlink:type="simple" xlink:href="#damage" text:style-name="Internet_20_link" text:visited-style-name="Visited_20_Internet_20_Link"><text:span text:style-name="Definition">damage</text:span></text:a> equal to the <text:a xlink:type="simple" xlink:href="#dragons" text:style-name="Internet_20_link" text:visited-style-name="Visited_20_Internet_20_Link"><text:span text:style-name="Definition">dragon’s</text:span></text:a> current <text:a xlink:type="simple" xlink:href="#the-numbers-of-hit-dice" text:style-name="Internet_20_link" text:visited-style-name="Visited_20_Internet_20_Link"><text:span text:style-name="Definition">hit points</text:span></text:a> or half this number with a successful <text:a xlink:type="simple" xlink:href="#saving-throws" text:style-name="Internet_20_link" text:visited-style-name="Visited_20_Internet_20_Link"><text:span text:style-name="Definition">saving throw</text:span></text:a> <text:a xlink:type="simple" xlink:href="#breath-weapon" text:style-name="Internet_20_link" text:visited-style-name="Visited_20_Internet_20_Link"><text:span text:style-name="Definition">versus breath weapons</text:span></text:a>.</text:p>
      <text:h text:style-name="Heading_20_5" text:outline-level="5"><text:bookmark-start text:name="dragon-magic"/><text:soft-page-break/>Dragon Magic<text:bookmark-end text:name="dragon-magic"/></text:h>
      <text:p text:style-name="First_20_paragraph">Should a <text:a xlink:type="simple" xlink:href="#dragons" text:style-name="Internet_20_link" text:visited-style-name="Visited_20_Internet_20_Link"><text:span text:style-name="Definition">dragon</text:span></text:a> be magic-using it will know as many <text:a xlink:type="simple" xlink:href="#explanation-of-spells" text:style-name="Internet_20_link" text:visited-style-name="Visited_20_Internet_20_Link"><text:span text:style-name="Definition">spells</text:span></text:a> as it has <text:a xlink:type="simple" xlink:href="#the-numbers-of-hit-dice" text:style-name="Internet_20_link" text:visited-style-name="Visited_20_Internet_20_Link"><text:span text:style-name="Definition">hit dice</text:span></text:a>. It will have access to 1st level <text:a xlink:type="simple" xlink:href="#explanation-of-spells" text:style-name="Internet_20_link" text:visited-style-name="Visited_20_Internet_20_Link"><text:span text:style-name="Definition">spells</text:span></text:a> as a hatchling, 2nd level <text:a xlink:type="simple" xlink:href="#explanation-of-spells" text:style-name="Internet_20_link" text:visited-style-name="Visited_20_Internet_20_Link"><text:span text:style-name="Definition">spells</text:span></text:a> as a young <text:a xlink:type="simple" xlink:href="#dragons" text:style-name="Internet_20_link" text:visited-style-name="Visited_20_Internet_20_Link"><text:span text:style-name="Definition">dragon</text:span></text:a>, and 3rd level <text:a xlink:type="simple" xlink:href="#explanation-of-spells" text:style-name="Internet_20_link" text:visited-style-name="Visited_20_Internet_20_Link"><text:span text:style-name="Definition">spells</text:span></text:a> thereafter. <text:a xlink:type="simple" xlink:href="#dragons-golden" text:style-name="Internet_20_link" text:visited-style-name="Visited_20_Internet_20_Link"><text:span text:style-name="Definition">Golden dragons</text:span></text:a> only continue in this manner, attaining 6th level <text:a xlink:type="simple" xlink:href="#explanation-of-spells" text:style-name="Internet_20_link" text:visited-style-name="Visited_20_Internet_20_Link"><text:span text:style-name="Definition">spells</text:span></text:a> as ancient <text:a xlink:type="simple" xlink:href="#dragons" text:style-name="Internet_20_link" text:visited-style-name="Visited_20_Internet_20_Link"><text:span text:style-name="Definition">dragons</text:span></text:a>.</text:p>
      <text:h text:style-name="Heading_20_5" text:outline-level="5"><text:bookmark-start text:name="if-multiple-dragons"/>If Multiple Dragons<text:bookmark-end text:name="if-multiple-dragons"/></text:h>
      <text:p text:style-name="First_20_paragraph">are encountered they will be related individuals of the same type. A pair of <text:a xlink:type="simple" xlink:href="#dragons" text:style-name="Internet_20_link" text:visited-style-name="Visited_20_Internet_20_Link"><text:span text:style-name="Definition">dragons</text:span></text:a> could be siblings, mother and daughter, or a mated pair as appropriate for their age category. Hatchlings and young <text:a xlink:type="simple" xlink:href="#dragons" text:style-name="Internet_20_link" text:visited-style-name="Visited_20_Internet_20_Link"><text:span text:style-name="Definition">dragons</text:span></text:a> will be the offspring of adults present. If these are attacked, the adults will immediately use their <text:a xlink:type="simple" xlink:href="#breath-weapon" text:style-name="Internet_20_link" text:visited-style-name="Visited_20_Internet_20_Link"><text:span text:style-name="Definition">breath weapons</text:span></text:a> against the offender. If either adult of a mated pair is attacked, its mate will retaliate at +4 to hit the following <text:a xlink:type="simple" xlink:href="#turns" text:style-name="Internet_20_link" text:visited-style-name="Visited_20_Internet_20_Link"><text:span text:style-name="Definition">turn</text:span></text:a> or for the remainder of the <text:a xlink:type="simple" xlink:href="#combat" text:style-name="Internet_20_link" text:visited-style-name="Visited_20_Internet_20_Link"><text:span text:style-name="Definition">combat</text:span></text:a> if its mate is slain.</text:p>
      <text:h text:style-name="Heading_20_5" text:outline-level="5"><text:bookmark-start text:name="subduing-dragons"/>Subduing Dragons<text:bookmark-end text:name="subduing-dragons"/></text:h>
      <text:p text:style-name="First_20_paragraph">With the exception of the golden type, <text:a xlink:type="simple" xlink:href="#dragons" text:style-name="Internet_20_link" text:visited-style-name="Visited_20_Internet_20_Link"><text:span text:style-name="Definition">dragons</text:span></text:a> can be <text:a xlink:type="simple" xlink:href="#attacking-to-subdue" text:style-name="Internet_20_link" text:visited-style-name="Visited_20_Internet_20_Link"><text:span text:style-name="Definition">subdued</text:span></text:a> as usual. A <text:a xlink:type="simple" xlink:href="#attacking-to-subdue" text:style-name="Internet_20_link" text:visited-style-name="Visited_20_Internet_20_Link"><text:span text:style-name="Definition">subdued</text:span></text:a> <text:a xlink:type="simple" xlink:href="#dragons" text:style-name="Internet_20_link" text:visited-style-name="Visited_20_Internet_20_Link"><text:span text:style-name="Definition">dragon</text:span></text:a> will serve so long as its master remains in a commanding position but will otherwise attempt to escape or slay him. A <text:a xlink:type="simple" xlink:href="#attacking-to-subdue" text:style-name="Internet_20_link" text:visited-style-name="Visited_20_Internet_20_Link"><text:span text:style-name="Definition">subdued</text:span></text:a> <text:a xlink:type="simple" xlink:href="#dragons" text:style-name="Internet_20_link" text:visited-style-name="Visited_20_Internet_20_Link"><text:span text:style-name="Definition">dragon</text:span></text:a> can be sold into servitude on the open market for 500-1,000 gp per <text:a xlink:type="simple" xlink:href="#the-numbers-of-hit-dice" text:style-name="Internet_20_link" text:visited-style-name="Visited_20_Internet_20_Link"><text:span text:style-name="Definition">hit point</text:span></text:a> it has—although the player may have difficulty finding an appropriate buyer.</text:p>
      <text:h text:style-name="Heading_20_5" text:outline-level="5"><text:bookmark-start text:name="dragon-treasure"/>Dragon Treasure<text:bookmark-end text:name="dragon-treasure"/></text:h>
      <text:p text:style-name="First_20_paragraph">Hatchlings have not yet acquired any <text:a xlink:type="simple" xlink:href="#treasures" text:style-name="Internet_20_link" text:visited-style-name="Visited_20_Internet_20_Link"><text:span text:style-name="Definition">treasure</text:span></text:a>. Older <text:a xlink:type="simple" xlink:href="#dragons" text:style-name="Internet_20_link" text:visited-style-name="Visited_20_Internet_20_Link"><text:span text:style-name="Definition">dragons</text:span></text:a> have a hoard worth ½ a type H <text:a xlink:type="simple" xlink:href="#treasures" text:style-name="Internet_20_link" text:visited-style-name="Visited_20_Internet_20_Link"><text:span text:style-name="Definition">treasure</text:span></text:a> for each age category beyond hatchling.</text:p>
      <text:h text:style-name="Heading_20_5" text:outline-level="5"><text:bookmark-start text:name="dragons-black"/>Dragons, Black<text:bookmark-end text:name="dragons-black"/></text:h>
      <text:p text:style-name="First_20_paragraph">dwell in swamps, marshes, and jungles. They are patient hunters and can <text:a xlink:type="simple" xlink:href="#fly" text:style-name="Internet_20_link" text:visited-style-name="Visited_20_Internet_20_Link"><text:span text:style-name="Definition">fly</text:span></text:a>, <text:a xlink:type="simple" xlink:href="#swimming" text:style-name="Internet_20_link" text:visited-style-name="Visited_20_Internet_20_Link"><text:span text:style-name="Definition">swim</text:span></text:a>, and breath underwater indefinitely. While a black <text:a xlink:type="simple" xlink:href="#dragons" text:style-name="Internet_20_link" text:visited-style-name="Visited_20_Internet_20_Link"><text:span text:style-name="Definition">dragon</text:span></text:a> lurks underwater the pool will gradually stagnate and become foul. Its <text:a xlink:type="simple" xlink:href="#breath-weapon" text:style-name="Internet_20_link" text:visited-style-name="Visited_20_Internet_20_Link"><text:span text:style-name="Definition">breath weapon</text:span></text:a> is a searing jet of acid which affects all targets in a line. They are themselves invulnerable to acid.</text:p>
      <text:h text:style-name="Heading_20_5" text:outline-level="5"><text:bookmark-start text:name="dragons-blue"/>Dragons, Blue<text:bookmark-end text:name="dragons-blue"/></text:h>
      <text:p text:style-name="First_20_paragraph">are found in arid regions soaring on the hot desert airs. They are shrewd hunters and love best to drop unseen from the azure skies but can also bury themselves in sand dunes for ambush. A blue <text:a xlink:type="simple" xlink:href="#dragons" text:style-name="Internet_20_link" text:visited-style-name="Visited_20_Internet_20_Link"><text:span text:style-name="Definition">dragon’s</text:span></text:a> <text:a xlink:type="simple" xlink:href="#breath-weapon" text:style-name="Internet_20_link" text:visited-style-name="Visited_20_Internet_20_Link"><text:span text:style-name="Definition">breath weapon</text:span></text:a> is a cracking <text:a xlink:type="simple" xlink:href="#arrows-and-bolts" text:style-name="Internet_20_link" text:visited-style-name="Visited_20_Internet_20_Link"><text:span text:style-name="Definition">bolt</text:span></text:a> of lightning which will affect all targets in a line. They are themselves invulnerable to lightning.</text:p>
      <text:h text:style-name="Heading_20_5" text:outline-level="5"><text:bookmark-start text:name="dragons-golden"/><text:soft-page-break/>Dragons, Golden<text:bookmark-end text:name="dragons-golden"/></text:h>
      <text:p text:style-name="First_20_paragraph">can be found in any habitat. Despite being the only lawful <text:a xlink:type="simple" xlink:href="#dragons" text:style-name="Internet_20_link" text:visited-style-name="Visited_20_Internet_20_Link"><text:span text:style-name="Definition">dragons</text:span></text:a> they will not serve any player and cannot be <text:a xlink:type="simple" xlink:href="#attacking-to-subdue" text:style-name="Internet_20_link" text:visited-style-name="Visited_20_Internet_20_Link"><text:span text:style-name="Definition">subdued</text:span></text:a> in <text:a xlink:type="simple" xlink:href="#combat" text:style-name="Internet_20_link" text:visited-style-name="Visited_20_Internet_20_Link"><text:span text:style-name="Definition">combat</text:span></text:a>. They are very intelligent and always magic-using and will employ <text:a xlink:type="simple" xlink:href="#explanation-of-spells" text:style-name="Internet_20_link" text:visited-style-name="Visited_20_Internet_20_Link"><text:span text:style-name="Definition">spells</text:span></text:a> cleverly in <text:a xlink:type="simple" xlink:href="#combat" text:style-name="Internet_20_link" text:visited-style-name="Visited_20_Internet_20_Link"><text:span text:style-name="Definition">combat</text:span></text:a>. Moreover, they are highly magic resistant and make all <text:a xlink:type="simple" xlink:href="#saving-throws" text:style-name="Internet_20_link" text:visited-style-name="Visited_20_Internet_20_Link"><text:span text:style-name="Definition">saving throws</text:span></text:a> versus magical attacks at +4. A gold <text:a xlink:type="simple" xlink:href="#dragons" text:style-name="Internet_20_link" text:visited-style-name="Visited_20_Internet_20_Link"><text:span text:style-name="Definition">dragon’s</text:span></text:a> <text:a xlink:type="simple" xlink:href="#breath-weapon" text:style-name="Internet_20_link" text:visited-style-name="Visited_20_Internet_20_Link"><text:span text:style-name="Definition">breath weapon</text:span></text:a> is a sonic blast that will also <text:a xlink:type="simple" xlink:href="#damage" text:style-name="Internet_20_link" text:visited-style-name="Visited_20_Internet_20_Link"><text:span text:style-name="Definition">damage</text:span></text:a> structures. They sometimes <text:a xlink:type="simple" xlink:href="#polymorph" text:style-name="Internet_20_link" text:visited-style-name="Visited_20_Internet_20_Link"><text:span text:style-name="Definition">polymorph</text:span></text:a> into human form to <text:a xlink:type="simple" xlink:href="#time-and-movement_2" text:style-name="Internet_20_link" text:visited-style-name="Visited_20_Internet_20_Link"><text:span text:style-name="Definition">move</text:span></text:a> freely among <text:a xlink:type="simple" xlink:href="#men" text:style-name="Internet_20_link" text:visited-style-name="Visited_20_Internet_20_Link"><text:span text:style-name="Definition">men</text:span></text:a>.</text:p>
      <text:h text:style-name="Heading_20_5" text:outline-level="5"><text:bookmark-start text:name="dragons-green"/>Dragons, Green<text:bookmark-end text:name="dragons-green"/></text:h>
      <text:p text:style-name="First_20_paragraph">are found in daunting woods and impenetrable forests. They are voracious hunters of food and <text:a xlink:type="simple" xlink:href="#treasures" text:style-name="Internet_20_link" text:visited-style-name="Visited_20_Internet_20_Link"><text:span text:style-name="Definition">treasure</text:span></text:a> and keen gatherers of intelligence. They will attack weak targets immediately but stalk more formidable prey. A green <text:a xlink:type="simple" xlink:href="#dragons" text:style-name="Internet_20_link" text:visited-style-name="Visited_20_Internet_20_Link"><text:span text:style-name="Definition">dragon’s</text:span></text:a> <text:a xlink:type="simple" xlink:href="#breath-weapon" text:style-name="Internet_20_link" text:visited-style-name="Visited_20_Internet_20_Link"><text:span text:style-name="Definition">breath weapon</text:span></text:a> is a withering cone of chlorine gas. They are immune to <text:a xlink:type="simple" xlink:href="#neutralize-poison" text:style-name="Internet_20_link" text:visited-style-name="Visited_20_Internet_20_Link"><text:span text:style-name="Definition">poison</text:span></text:a>.</text:p>
      <text:h text:style-name="Heading_20_5" text:outline-level="5"><text:bookmark-start text:name="dragons-red"/>Dragons, Red<text:bookmark-end text:name="dragons-red"/></text:h>
      <text:p text:style-name="First_20_paragraph">dwell in mountain caves from where they terrorize the surrounds. They are voracious predators and their greed is legendary. They will usually attack on sight but prefer not to destroy <text:a xlink:type="simple" xlink:href="#treasures" text:style-name="Internet_20_link" text:visited-style-name="Visited_20_Internet_20_Link"><text:span text:style-name="Definition">treasure</text:span></text:a> with their fearsome fiery <text:a xlink:type="simple" xlink:href="#breath-weapon" text:style-name="Internet_20_link" text:visited-style-name="Visited_20_Internet_20_Link"><text:span text:style-name="Definition">breath weapon</text:span></text:a> if possible. They are themselves invulnerable to fire.</text:p>
      <text:h text:style-name="Heading_20_5" text:outline-level="5"><text:bookmark-start text:name="dragons-white"/>Dragons, White<text:bookmark-end text:name="dragons-white"/></text:h>
      <text:p text:style-name="First_20_paragraph">dwell in polar regions and are cunning predators that can <text:a xlink:type="simple" xlink:href="#fly" text:style-name="Internet_20_link" text:visited-style-name="Visited_20_Internet_20_Link"><text:span text:style-name="Definition">fly</text:span></text:a>, <text:a xlink:type="simple" xlink:href="#swimming" text:style-name="Internet_20_link" text:visited-style-name="Visited_20_Internet_20_Link"><text:span text:style-name="Definition">swim</text:span></text:a>, and tunnel through snow and ice. They will not slip on ice and their <text:a xlink:type="simple" xlink:href="#breath-weapon" text:style-name="Internet_20_link" text:visited-style-name="Visited_20_Internet_20_Link"><text:span text:style-name="Definition">breath weapon</text:span></text:a> is a blistering cone of cold. They are themselves invulnerable to cold.</text:p>
      <text:h text:style-name="Heading_20_5" text:outline-level="5"><text:bookmark-start text:name="dryads"/>Dryads<text:bookmark-end text:name="dryads"/></text:h>
      <text:p text:style-name="First_20_paragraph">are shy and reclusive creatures who have exhaustive knowledge of their forest homes. Each is bound to an individual tree and can go no farther than 24" from it. A dryad is non-violent but can employ a powerful charm causing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at −2. Those who fail will never leave the forest.</text:p>
      <text:h text:style-name="Heading_20_5" text:outline-level="5"><text:bookmark-start text:name="dwarfs_1"/>Dwarfs<text:bookmark-end text:name="dwarfs_1"/></text:h>
      <text:p text:style-name="First_20_paragraph">dwell underground and see equally well by day or by night. They are redoubtable <text:a xlink:type="simple" xlink:href="#the-fighter" text:style-name="Internet_20_link" text:visited-style-name="Visited_20_Internet_20_Link"><text:span text:style-name="Definition">fighters</text:span></text:a> and <text:a xlink:type="simple" xlink:href="#ogres" text:style-name="Internet_20_link" text:visited-style-name="Visited_20_Internet_20_Link"><text:span text:style-name="Definition">ogres</text:span></text:a>, <text:a xlink:type="simple" xlink:href="#trolls" text:style-name="Internet_20_link" text:visited-style-name="Visited_20_Internet_20_Link"><text:span text:style-name="Definition">trolls</text:span></text:a>, and <text:a xlink:type="simple" xlink:href="#giants" text:style-name="Internet_20_link" text:visited-style-name="Visited_20_Internet_20_Link"><text:span text:style-name="Definition">giants</text:span></text:a> score only half <text:a xlink:type="simple" xlink:href="#damage" text:style-name="Internet_20_link" text:visited-style-name="Visited_20_Internet_20_Link"><text:span text:style-name="Definition">damage</text:span></text:a> against them. Away from the lair a troop of dwarfs is always accompanied by one 1st-6th level <text:a xlink:type="simple" xlink:href="#the-fighter" text:style-name="Internet_20_link" text:visited-style-name="Visited_20_Internet_20_Link"><text:span text:style-name="Definition">fighter</text:span></text:a> for every 40 dwarfs. In their <text:a xlink:type="simple" xlink:href="#strongholds" text:style-name="Internet_20_link" text:visited-style-name="Visited_20_Internet_20_Link"><text:span text:style-name="Definition">stronghold</text:span></text:a> lair there will instead be one 3rd-6th level <text:a xlink:type="simple" xlink:href="#the-fighter" text:style-name="Internet_20_link" text:visited-style-name="Visited_20_Internet_20_Link"><text:span text:style-name="Definition">fighter</text:span></text:a> for every 40 dwarfs. A leveled <text:a xlink:type="simple" xlink:href="#the-fighter" text:style-name="Internet_20_link" text:visited-style-name="Visited_20_Internet_20_Link"><text:span text:style-name="Definition">fighter</text:span></text:a> has a 10% chance per level of being equipped with magic <text:a xlink:type="simple" xlink:href="#armor-and-shields" text:style-name="Internet_20_link" text:visited-style-name="Visited_20_Internet_20_Link"><text:span text:style-name="Definition">armor</text:span></text:a>, a magic <text:a xlink:type="simple" xlink:href="#armor-and-shields" text:style-name="Internet_20_link" text:visited-style-name="Visited_20_Internet_20_Link"><text:span text:style-name="Definition">shield</text:span></text:a>, and a magic <text:a xlink:type="simple" xlink:href="#axes" text:style-name="Internet_20_link" text:visited-style-name="Visited_20_Internet_20_Link"><text:span text:style-name="Definition">axe</text:span></text:a> or hammer (check separately for each). A dwarf <text:a xlink:type="simple" xlink:href="#strongholds" text:style-name="Internet_20_link" text:visited-style-name="Visited_20_Internet_20_Link"><text:span text:style-name="Definition">stronghold</text:span></text:a> is 50% likely to be additionally defended by domesticated animals such as 1-6 <text:a xlink:type="simple" xlink:href="#bears" text:style-name="Internet_20_link" text:visited-style-name="Visited_20_Internet_20_Link"><text:span text:style-name="Definition">bears</text:span></text:a> or 1-8 <text:a xlink:type="simple" xlink:href="#weasels-giant" text:style-name="Internet_20_link" text:visited-style-name="Visited_20_Internet_20_Link"><text:span text:style-name="Definition">giant weasels</text:span></text:a> (check separately for each).</text:p>
      <text:h text:style-name="Heading_20_5" text:outline-level="5"><text:bookmark-start text:name="an-efreeti"/><text:soft-page-break/>An Efreeti<text:bookmark-end text:name="an-efreeti"/></text:h>
      <text:p text:style-name="First_20_paragraph">is a creature of fire and an irreconcilable enemy of the <text:a xlink:type="simple" xlink:href="#a-djinni" text:style-name="Internet_20_link" text:visited-style-name="Visited_20_Internet_20_Link"><text:span text:style-name="Definition">djinn</text:span></text:a>. They are immensely strong—being able to bear what eight <text:a xlink:type="simple" xlink:href="#men" text:style-name="Internet_20_link" text:visited-style-name="Visited_20_Internet_20_Link"><text:span text:style-name="Definition">men</text:span></text:a> can carry—and deal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combat" text:style-name="Internet_20_link" text:visited-style-name="Visited_20_Internet_20_Link"><text:span text:style-name="Definition">combat</text:span></text:a>. Efreet can also <text:a xlink:type="simple" xlink:href="#fly" text:style-name="Internet_20_link" text:visited-style-name="Visited_20_Internet_20_Link"><text:span text:style-name="Definition">fly</text:span></text:a>, become invisible, and magically create any desired object at will. Soft materials including food, drink, and garments are permanent. Harder materials have a shorter existence; efreet gold lasts only a day, steel but one hour. An efreeti can also create magical <text:a xlink:type="simple" xlink:href="#illusions" text:style-name="Internet_20_link" text:visited-style-name="Visited_20_Internet_20_Link"><text:span text:style-name="Definition">illusions</text:span></text:a> on a whim and these are equal to the <text:a xlink:type="simple" xlink:href="#phantasm" text:style-name="Internet_20_link" text:visited-style-name="Visited_20_Internet_20_Link"><text:span text:style-name="Definition">phantasm</text:span></text:a> spell except that an efreeti has no need to concentrate to maintain the <text:a xlink:type="simple" xlink:href="#illusions" text:style-name="Internet_20_link" text:visited-style-name="Visited_20_Internet_20_Link"><text:span text:style-name="Definition">illusion</text:span></text:a>. Additionally they can cause a <text:a xlink:type="simple" xlink:href="#wall-of-fire" text:style-name="Internet_20_link" text:visited-style-name="Visited_20_Internet_20_Link"><text:span text:style-name="Definition">wall of fire</text:span></text:a> to spring up and can themselves become incendiaries. If bound into service an efreeti will grudgingly serve for a year and a day but no longer.</text:p>
      <text:h text:style-name="Heading_20_3" text:outline-level="3"><text:bookmark-start text:name="elementals"/>Elementals<text:bookmark-end text:name="elementals"/></text:h>
      <text:p text:style-name="First_20_paragraph">An elemental is an essential force of nature and is one of four types: earth, air, fire, and water. Each can appear in three sizes: 8, 12, or 16 <text:a xlink:type="simple" xlink:href="#the-numbers-of-hit-dice" text:style-name="Internet_20_link" text:visited-style-name="Visited_20_Internet_20_Link"><text:span text:style-name="Definition">hit dice</text:span></text:a>. Elementals of any sort are affected by magical weapons only.</text:p>
      <text:p text:style-name="Text_20_body">All elementals, no matter the <text:a xlink:type="simple" xlink:href="#the-numbers-of-hit-dice" text:style-name="Internet_20_link" text:visited-style-name="Visited_20_Internet_20_Link"><text:span text:style-name="Definition">hit dice</text:span></text:a> or type, must be controlled by the summoner. If the summoner’s concentration is broken for any reason the elemental will cease whatever it is doing, <text:a xlink:type="simple" xlink:href="#time-and-movement_2" text:style-name="Internet_20_link" text:visited-style-name="Visited_20_Internet_20_Link"><text:span text:style-name="Definition">move</text:span></text:a> at its best <text:a xlink:type="simple" xlink:href="#speed" text:style-name="Internet_20_link" text:visited-style-name="Visited_20_Internet_20_Link"><text:span text:style-name="Definition">speed</text:span></text:a>, and attempt to kill him. Anyone between the elemental and its summoner will be attacked and everyone else will be ignored. Once control has been relinquished there is no way to regain it. The elemental will attack until it or its target is destroyed and immediately return to its home dimension.</text:p>
      <text:h text:style-name="Heading_20_5" text:outline-level="5"><text:bookmark-start text:name="elementals-air"/>Elementals, Air<text:bookmark-end text:name="elementals-air"/></text:h>
      <text:p text:style-name="First_20_paragraph">The only means of motility possessed by an air <text:a xlink:type="simple" xlink:href="#elementals" text:style-name="Internet_20_link" text:visited-style-name="Visited_20_Internet_20_Link"><text:span text:style-name="Definition">elemental</text:span></text:a> is flight but they have absolute control over their <text:a xlink:type="simple" xlink:href="#time-and-movement_2" text:style-name="Internet_20_link" text:visited-style-name="Visited_20_Internet_20_Link"><text:span text:style-name="Definition">movement</text:span></text:a>, hovering or changing <text:a xlink:type="simple" xlink:href="#speed" text:style-name="Internet_20_link" text:visited-style-name="Visited_20_Internet_20_Link"><text:span text:style-name="Definition">speed</text:span></text:a> at will. These <text:a xlink:type="simple" xlink:href="#monsters_2" text:style-name="Internet_20_link" text:visited-style-name="Visited_20_Internet_20_Link"><text:span text:style-name="Definition">monsters</text:span></text:a> cause 2-7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attack at +2 to hit versus <text:a xlink:type="simple" xlink:href="#aerial-exploration" text:style-name="Internet_20_link" text:visited-style-name="Visited_20_Internet_20_Link"><text:span text:style-name="Definition">aerial</text:span></text:a> opponents. They can spin into a fearsome whirlwind 3" wide at the base, 6" wide at the apex, and 1" of height for each <text:a xlink:type="simple" xlink:href="#hit-dice" text:style-name="Internet_20_link" text:visited-style-name="Visited_20_Internet_20_Link"><text:span text:style-name="Definition">hit die</text:span></text:a> possessed (e.g., 8" tall for an 8 HD air <text:a xlink:type="simple" xlink:href="#elementals" text:style-name="Internet_20_link" text:visited-style-name="Visited_20_Internet_20_Link"><text:span text:style-name="Definition">elemental</text:span></text:a>). The whirlwind takes a <text:a xlink:type="simple" xlink:href="#turns" text:style-name="Internet_20_link" text:visited-style-name="Visited_20_Internet_20_Link"><text:span text:style-name="Definition">turn</text:span></text:a> to form and another to dissipate and will sweep away all <text:a xlink:type="simple" xlink:href="#normal-types" text:style-name="Internet_20_link" text:visited-style-name="Visited_20_Internet_20_Link"><text:span text:style-name="Definition">normal-types</text:span></text:a>.</text:p>
      <text:h text:style-name="Heading_20_5" text:outline-level="5"><text:bookmark-start text:name="elementals-earth"/>Elementals, Earth<text:bookmark-end text:name="elementals-earth"/></text:h>
      <text:p text:style-name="First_20_paragraph">These creatures of earth and stone will strike with their mighty fists for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opponents standing on solid ground and causing structural <text:a xlink:type="simple" xlink:href="#damage" text:style-name="Internet_20_link" text:visited-style-name="Visited_20_Internet_20_Link"><text:span text:style-name="Definition">damage</text:span></text:a> to constructions such as castle walls. Against opponents not standing on solid ground an earth <text:a xlink:type="simple" xlink:href="#elementals" text:style-name="Internet_20_link" text:visited-style-name="Visited_20_Internet_20_Link"><text:span text:style-name="Definition">elemental</text:span></text:a> inflict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Earth <text:a xlink:type="simple" xlink:href="#elementals" text:style-name="Internet_20_link" text:visited-style-name="Visited_20_Internet_20_Link"><text:span text:style-name="Definition">elementals</text:span></text:a> <text:a xlink:type="simple" xlink:href="#time-and-movement_2" text:style-name="Internet_20_link" text:visited-style-name="Visited_20_Internet_20_Link"><text:span text:style-name="Definition">move</text:span></text:a> at 6" over or through earth but cannot cross water. A <text:a xlink:type="simple" xlink:href="#move-earth" text:style-name="Internet_20_link" text:visited-style-name="Visited_20_Internet_20_Link"><text:span text:style-name="Definition">move earth</text:span></text:a> spell will drive an earth <text:a xlink:type="simple" xlink:href="#elementals" text:style-name="Internet_20_link" text:visited-style-name="Visited_20_Internet_20_Link"><text:span text:style-name="Definition">elemental</text:span></text:a> back 12" and cause 6-36 points of <text:a xlink:type="simple" xlink:href="#damage" text:style-name="Internet_20_link" text:visited-style-name="Visited_20_Internet_20_Link"><text:span text:style-name="Definition">damage</text:span></text:a>.</text:p>
      <text:h text:style-name="Heading_20_5" text:outline-level="5"><text:bookmark-start text:name="elementals-fire"/>Elementals, Fire<text:bookmark-end text:name="elementals-fire"/></text:h>
      <text:p text:style-name="First_20_paragraph">Fire <text:a xlink:type="simple" xlink:href="#elementals" text:style-name="Internet_20_link" text:visited-style-name="Visited_20_Internet_20_Link"><text:span text:style-name="Definition">elementals</text:span></text:a> <text:a xlink:type="simple" xlink:href="#time-and-movement_2" text:style-name="Internet_20_link" text:visited-style-name="Visited_20_Internet_20_Link"><text:span text:style-name="Definition">move</text:span></text:a> 12" per <text:a xlink:type="simple" xlink:href="#turns" text:style-name="Internet_20_link" text:visited-style-name="Visited_20_Internet_20_Link"><text:span text:style-name="Definition">turn</text:span></text:a> but cannot cross water. The touch of these <text:a xlink:type="simple" xlink:href="#monsters_2" text:style-name="Internet_20_link" text:visited-style-name="Visited_20_Internet_20_Link"><text:span text:style-name="Definition">monsters</text:span></text:a> causes <text:soft-page-break/>inflammable materials to ignite. In <text:a xlink:type="simple" xlink:href="#combat" text:style-name="Internet_20_link" text:visited-style-name="Visited_20_Internet_20_Link"><text:span text:style-name="Definition">combat</text:span></text:a> a fire <text:a xlink:type="simple" xlink:href="#elementals" text:style-name="Internet_20_link" text:visited-style-name="Visited_20_Internet_20_Link"><text:span text:style-name="Definition">elemental</text:span></text:a> usually cause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gainst other fire-based creatures (<text:a xlink:type="simple" xlink:href="#dragons-red" text:style-name="Internet_20_link" text:visited-style-name="Visited_20_Internet_20_Link"><text:span text:style-name="Definition">red dragons</text:span></text:a>, <text:a xlink:type="simple" xlink:href="#salamanders" text:style-name="Internet_20_link" text:visited-style-name="Visited_20_Internet_20_Link"><text:span text:style-name="Definition">salamanders</text:span></text:a>, <text:a xlink:type="simple" xlink:href="#giants-fire" text:style-name="Internet_20_link" text:visited-style-name="Visited_20_Internet_20_Link"><text:span text:style-name="Definition">fire giants</text:span></text:a>, and so on) they cause only 2-7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Fire <text:a xlink:type="simple" xlink:href="#elementals" text:style-name="Internet_20_link" text:visited-style-name="Visited_20_Internet_20_Link"><text:span text:style-name="Definition">elementals</text:span></text:a> can only be summoned from a large source of heat such as a bonfire, a furnace, or molten lava.</text:p>
      <text:h text:style-name="Heading_20_5" text:outline-level="5"><text:bookmark-start text:name="elementals-water"/>Elementals, Water<text:bookmark-end text:name="elementals-water"/></text:h>
      <text:p text:style-name="First_20_paragraph">Water <text:a xlink:type="simple" xlink:href="#elementals" text:style-name="Internet_20_link" text:visited-style-name="Visited_20_Internet_20_Link"><text:span text:style-name="Definition">elementals</text:span></text:a> are very dangerous in their environment, causing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he water but only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n dry land. They can overturn boats and small <text:a xlink:type="simple" xlink:href="#oared-vessels" text:style-name="Internet_20_link" text:visited-style-name="Visited_20_Internet_20_Link"><text:span text:style-name="Definition">vessels</text:span></text:a> and prevent large <text:a xlink:type="simple" xlink:href="#oared-vessels" text:style-name="Internet_20_link" text:visited-style-name="Visited_20_Internet_20_Link"><text:span text:style-name="Definition">vessels</text:span></text:a> from moving. Water <text:a xlink:type="simple" xlink:href="#elementals" text:style-name="Internet_20_link" text:visited-style-name="Visited_20_Internet_20_Link"><text:span text:style-name="Definition">elementals</text:span></text:a> can only be summoned from a large body of water such as a stream, pond, or lake. Once formed, a water <text:a xlink:type="simple" xlink:href="#elementals" text:style-name="Internet_20_link" text:visited-style-name="Visited_20_Internet_20_Link"><text:span text:style-name="Definition">elemental</text:span></text:a> must remain within 6" of a large body of water. Its <text:a xlink:type="simple" xlink:href="#movement-rates_1" text:style-name="Internet_20_link" text:visited-style-name="Visited_20_Internet_20_Link"><text:span text:style-name="Definition">movement rate</text:span></text:a> is 18" in water but 6" out of water.</text:p>
      <text:h text:style-name="Heading_20_5" text:outline-level="5"><text:bookmark-start text:name="elves_1"/>Elves<text:bookmark-end text:name="elves_1"/></text:h>
      <text:p text:style-name="First_20_paragraph">are reclusive woodland folk. They can <text:a xlink:type="simple" xlink:href="#time-and-movement_2" text:style-name="Internet_20_link" text:visited-style-name="Visited_20_Internet_20_Link"><text:span text:style-name="Definition">move</text:span></text:a> silently and almost invisibly through woods in their gray-green cloaks and are equipped with swords and <text:a xlink:type="simple" xlink:href="#spears" text:style-name="Internet_20_link" text:visited-style-name="Visited_20_Internet_20_Link"><text:span text:style-name="Definition">spears</text:span></text:a> or swords and <text:a xlink:type="simple" xlink:href="#bows" text:style-name="Internet_20_link" text:visited-style-name="Visited_20_Internet_20_Link"><text:span text:style-name="Definition">bows</text:span></text:a> (50% chance of either). For every 40 elves encountered there will be a leader-type with 2-4 <text:a xlink:type="simple" xlink:href="#the-fighter" text:style-name="Internet_20_link" text:visited-style-name="Visited_20_Internet_20_Link"><text:span text:style-name="Definition">fighter</text:span></text:a> levels and 2-6 <text:a xlink:type="simple" xlink:href="#the-magic-user" text:style-name="Internet_20_link" text:visited-style-name="Visited_20_Internet_20_Link"><text:span text:style-name="Definition">magic-user</text:span></text:a> levels. For every 80 elves encountered there will be an additional 4th/6th level <text:a xlink:type="simple" xlink:href="#the-fighter" text:style-name="Internet_20_link" text:visited-style-name="Visited_20_Internet_20_Link"><text:span text:style-name="Definition">fighter</text:span></text:a>/<text:a xlink:type="simple" xlink:href="#the-magic-user" text:style-name="Internet_20_link" text:visited-style-name="Visited_20_Internet_20_Link"><text:span text:style-name="Definition">magic-user</text:span></text:a>. Leader-types may possess magic items as per <text:a xlink:type="simple" xlink:href="#men" text:style-name="Internet_20_link" text:visited-style-name="Visited_20_Internet_20_Link"><text:span text:style-name="Definition">men</text:span></text:a>. All elves add +1 <text:a xlink:type="simple" xlink:href="#the-numbers-of-hit-dice" text:style-name="Internet_20_link" text:visited-style-name="Visited_20_Internet_20_Link"><text:span text:style-name="Definition">hit point</text:span></text:a> of <text:a xlink:type="simple" xlink:href="#damage" text:style-name="Internet_20_link" text:visited-style-name="Visited_20_Internet_20_Link"><text:span text:style-name="Definition">damage</text:span></text:a> when employing magic weapons and those with <text:a xlink:type="simple" xlink:href="#bows" text:style-name="Internet_20_link" text:visited-style-name="Visited_20_Internet_20_Link"><text:span text:style-name="Definition">bows</text:span></text:a> can <text:a xlink:type="simple" xlink:href="#time-and-movement_2" text:style-name="Internet_20_link" text:visited-style-name="Visited_20_Internet_20_Link"><text:span text:style-name="Definition">move</text:span></text:a> and fire without penalty.</text:p>
      <text:h text:style-name="Heading_20_5" text:outline-level="5"><text:bookmark-start text:name="fish-giant"/>Fish, Giant<text:bookmark-end text:name="fish-giant"/></text:h>
      <text:p text:style-name="First_20_paragraph">are of various sorts including barracuda, gar, and pike. They are aggressive hunters and always hungry. They occur in wild schools and as domesticated guardians around <text:a xlink:type="simple" xlink:href="#mermen" text:style-name="Internet_20_link" text:visited-style-name="Visited_20_Internet_20_Link"><text:span text:style-name="Definition">merman</text:span></text:a> and <text:a xlink:type="simple" xlink:href="#nixies" text:style-name="Internet_20_link" text:visited-style-name="Visited_20_Internet_20_Link"><text:span text:style-name="Definition">nixie</text:span></text:a> lairs.</text:p>
      <text:h text:style-name="Heading_20_5" text:outline-level="5"><text:bookmark-start text:name="gargoyles"/>Gargoyles<text:bookmark-end text:name="gargoyles"/></text:h>
      <text:p text:style-name="First_20_paragraph">appear much as the sculptural depictions in gothic architecture. They can remain perfectly still indefinitely and are indistinguishable from ordinary statues when so perched. They are notoriously hostile, however, and will attack without provocation 75% of the time. They are fond of ambush and <text:a xlink:type="simple" xlink:href="#normal-weapons" text:style-name="Internet_20_link" text:visited-style-name="Visited_20_Internet_20_Link"><text:span text:style-name="Definition">normal weapons</text:span></text:a> do them no harm.</text:p>
      <text:h text:style-name="Heading_20_5" text:outline-level="5"><text:bookmark-start text:name="a-gelatinous-cube"/>A Gelatinous Cube<text:bookmark-end text:name="a-gelatinous-cube"/></text:h>
      <text:p text:style-name="First_20_paragraph">is a cube-shaped, transparent scavenger that shapes itself to fit <text:a xlink:type="simple" xlink:href="#populating-a-dungeon" text:style-name="Internet_20_link" text:visited-style-name="Visited_20_Internet_20_Link"><text:span text:style-name="Definition">dungeon</text:span></text:a> corridors up to 10ft by 10ft wide and <text:a xlink:type="simple" xlink:href="#time-and-movement_2" text:style-name="Internet_20_link" text:visited-style-name="Visited_20_Internet_20_Link"><text:span text:style-name="Definition">moves</text:span></text:a> about sweeping them clean. It picks up and absorbs everything from rocks and carrion to living things and <text:a xlink:type="simple" xlink:href="#treasures" text:style-name="Internet_20_link" text:visited-style-name="Visited_20_Internet_20_Link"><text:span text:style-name="Definition">treasure</text:span></text:a>, which it is unable to digest. Thus, these scavengers carry a miscellany of durable items (coins, gems, <text:a xlink:type="simple" xlink:href="#daggers" text:style-name="Internet_20_link" text:visited-style-name="Visited_20_Internet_20_Link"><text:span text:style-name="Definition">daggers</text:span></text:a>, <text:a xlink:type="simple" xlink:href="#magical-helms" text:style-name="Internet_20_link" text:visited-style-name="Visited_20_Internet_20_Link"><text:span text:style-name="Definition">helms</text:span></text:a>, and so on) suspended in their transparent innards. Contact with a gelatinous cube causes paralysis unless a successful <text:a xlink:type="simple" xlink:href="#saving-throws" text:style-name="Internet_20_link" text:visited-style-name="Visited_20_Internet_20_Link"><text:span text:style-name="Definition">saving throw</text:span></text:a> is made, and thereafter causes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text:a xlink:type="simple" xlink:href="#turns" text:style-name="Internet_20_link" text:visited-style-name="Visited_20_Internet_20_Link"><text:span text:style-name="Definition">turn</text:span></text:a> as the flesh is digested. They are invulnerable to cold and lightning, and immune to <text:a xlink:type="simple" xlink:href="#fear" text:style-name="Internet_20_link" text:visited-style-name="Visited_20_Internet_20_Link"><text:span text:style-name="Definition">fear</text:span></text:a>, paralysis, and <text:a xlink:type="simple" xlink:href="#polymorph" text:style-name="Internet_20_link" text:visited-style-name="Visited_20_Internet_20_Link"><text:span text:style-name="Definition">polymorph</text:span></text:a>.</text:p>
      <text:h text:style-name="Heading_20_5" text:outline-level="5"><text:bookmark-start text:name="ghouls"/><text:soft-page-break/>Ghouls<text:bookmark-end text:name="ghouls"/></text:h>
      <text:p text:style-name="First_20_paragraph">are eaters of living and carrion flesh. Their attack rolls and <text:a xlink:type="simple" xlink:href="#reaction-and-morale-checks" text:style-name="Internet_20_link" text:visited-style-name="Visited_20_Internet_20_Link"><text:span text:style-name="Definition">morale</text:span></text:a> checks are penalized by −2 in daylight but the touch of these undead creatures causes paralysis for 1 <text:a xlink:type="simple" xlink:href="#turns" text:style-name="Internet_20_link" text:visited-style-name="Visited_20_Internet_20_Link"><text:span text:style-name="Definition">turn</text:span></text:a> in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except <text:a xlink:type="simple" xlink:href="#elves_1" text:style-name="Internet_20_link" text:visited-style-name="Visited_20_Internet_20_Link"><text:span text:style-name="Definition">elves</text:span></text:a>, who are immune). A <text:a xlink:type="simple" xlink:href="#man-types" text:style-name="Internet_20_link" text:visited-style-name="Visited_20_Internet_20_Link"><text:span text:style-name="Definition">man-type</text:span></text:a> slain by a ghoul will arise again the following night as a ghoul.</text:p>
      <text:h text:style-name="Heading_20_3" text:outline-level="3"><text:bookmark-start text:name="giants"/>Giants<text:bookmark-end text:name="giants"/></text:h>
      <text:p text:style-name="First_20_paragraph">Giants are enormous, ugly humanoids who can hurl great rocks 20" fo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need never check <text:a xlink:type="simple" xlink:href="#reaction-and-morale-checks" text:style-name="Internet_20_link" text:visited-style-name="Visited_20_Internet_20_Link"><text:span text:style-name="Definition">morale</text:span></text:a> against <text:a xlink:type="simple" xlink:href="#man-types" text:style-name="Internet_20_link" text:visited-style-name="Visited_20_Internet_20_Link"><text:span text:style-name="Definition">man-types</text:span></text:a>. Unless noted otherwise, giants also cau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A wandering giant carries a great shoulder sack that contains his possessions including rocks, prisoners, other miscellany, and 1,000-6,000 gp worth of coins. Giant lairs are 50% likely to be guarded by a 5-10 headed <text:a xlink:type="simple" xlink:href="#hydras" text:style-name="Internet_20_link" text:visited-style-name="Visited_20_Internet_20_Link"><text:span text:style-name="Definition">hydra</text:span></text:a> (with a throw of 1-4 on a six-sided die), or 2-20 <text:a xlink:type="simple" xlink:href="#wolves" text:style-name="Internet_20_link" text:visited-style-name="Visited_20_Internet_20_Link"><text:span text:style-name="Definition">wolves</text:span></text:a> (with a throw of 5), or 1-6 <text:a xlink:type="simple" xlink:href="#bears" text:style-name="Internet_20_link" text:visited-style-name="Visited_20_Internet_20_Link"><text:span text:style-name="Definition">bears</text:span></text:a> (with a throw of 6). Giants are of various sorts including:</text:p>
      <text:h text:style-name="Heading_20_5" text:outline-level="5"><text:bookmark-start text:name="giants-cloud"/>Giants, Cloud<text:bookmark-end text:name="giants-cloud"/></text:h>
      <text:p text:style-name="First_20_paragraph">are 18ft tall and inhabit unbelievable castles among the clouds. They cause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and their sense of smell is so amazingly keen that they are rarely surprised.</text:p>
      <text:h text:style-name="Heading_20_5" text:outline-level="5"><text:bookmark-start text:name="giants-fire"/>Giants, Fire<text:bookmark-end text:name="giants-fire"/></text:h>
      <text:p text:style-name="First_20_paragraph">are 12ft tall and of stocky build. They cau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and lair in castles and caverns wherever there is lava, fire, or great heat. They are themselves invulnerable to fire.</text:p>
      <text:h text:style-name="Heading_20_5" text:outline-level="5"><text:bookmark-start text:name="giants-frost"/>Giants, Frost<text:bookmark-end text:name="giants-frost"/></text:h>
      <text:p text:style-name="First_20_paragraph">are 16ft tall and cause 3-13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They favor huge horned <text:a xlink:type="simple" xlink:href="#magical-helms" text:style-name="Internet_20_link" text:visited-style-name="Visited_20_Internet_20_Link"><text:span text:style-name="Definition">helmets</text:span></text:a> and lair in frigid castles and caverns. They are themselves invulnerable to cold.</text:p>
      <text:h text:style-name="Heading_20_5" text:outline-level="5"><text:bookmark-start text:name="giants-hill"/>Giants, Hill<text:bookmark-end text:name="giants-hill"/></text:h>
      <text:p text:style-name="First_20_paragraph">are the most base sort. They are 12ft tall and lair in rudimentary caves. They frequently associate with <text:a xlink:type="simple" xlink:href="#ogres" text:style-name="Internet_20_link" text:visited-style-name="Visited_20_Internet_20_Link"><text:span text:style-name="Definition">ogres</text:span></text:a>, <text:a xlink:type="simple" xlink:href="#orcs" text:style-name="Internet_20_link" text:visited-style-name="Visited_20_Internet_20_Link"><text:span text:style-name="Definition">orcs</text:span></text:a>, and other wicked creatures.</text:p>
      <text:h text:style-name="Heading_20_5" text:outline-level="5"><text:bookmark-start text:name="giants-stone"/>Giants, Stone<text:bookmark-end text:name="giants-stone"/></text:h>
      <text:p text:style-name="First_20_paragraph">are 14ft tall and inhabit isolated mountain cavern systems. They hurl rocks for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giants-storm"/><text:soft-page-break/>Giants, Storm<text:bookmark-end text:name="giants-storm"/></text:h>
      <text:p text:style-name="First_20_paragraph">are 20ft tall and cause 6-2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They inhabit formidable castles situated in out of the way places including islands, mountains, and cloud tops. They are able to <text:a xlink:type="simple" xlink:href="#control-weather" text:style-name="Internet_20_link" text:visited-style-name="Visited_20_Internet_20_Link"><text:span text:style-name="Definition">control weather</text:span></text:a> to create stormy conditions—which they will do when angry or expecting battle. As well as hurling rocks a <text:a xlink:type="simple" xlink:href="#storms_1" text:style-name="Internet_20_link" text:visited-style-name="Visited_20_Internet_20_Link"><text:span text:style-name="Definition">storm</text:span></text:a> <text:a xlink:type="simple" xlink:href="#giants" text:style-name="Internet_20_link" text:visited-style-name="Visited_20_Internet_20_Link"><text:span text:style-name="Definition">giant</text:span></text:a> can call down a lightning strike for 8-4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hunderstorm conditions. They are themselves invulnerable to lightning.</text:p>
      <text:h text:style-name="Heading_20_5" text:outline-level="5"><text:bookmark-start text:name="gnolls"/>Gnolls<text:bookmark-end text:name="gnolls"/></text:h>
      <text:p text:style-name="First_20_paragraph">fight with +2 <text:a xlink:type="simple" xlink:href="#reaction-and-morale-checks" text:style-name="Internet_20_link" text:visited-style-name="Visited_20_Internet_20_Link"><text:span text:style-name="Definition">morale</text:span></text:a>. The lair will contain a chieftain and 1-6 bodyguards who fight as 4 and 3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s</text:span></text:a>, respectively.</text:p>
      <text:h text:style-name="Heading_20_5" text:outline-level="5"><text:bookmark-start text:name="gnomes"/>Gnomes<text:bookmark-end text:name="gnomes"/></text:h>
      <text:p text:style-name="First_20_paragraph">are found in Arctic climes. They are smaller and more reclusive than their cousins, the <text:a xlink:type="simple" xlink:href="#dwarfs_1" text:style-name="Internet_20_link" text:visited-style-name="Visited_20_Internet_20_Link"><text:span text:style-name="Definition">dwarfs</text:span></text:a>, but have longer beards and bigger noses.</text:p>
      <text:h text:style-name="Heading_20_5" text:outline-level="5"><text:bookmark-start text:name="goblins"/>Goblins<text:bookmark-end text:name="goblins"/></text:h>
      <text:p text:style-name="First_20_paragraph">are small, malicious humanoids who operate underground or at night, adjusting attack and <text:a xlink:type="simple" xlink:href="#reaction-and-morale-checks" text:style-name="Internet_20_link" text:visited-style-name="Visited_20_Internet_20_Link"><text:span text:style-name="Definition">morale</text:span></text:a> checks by −1 in full daylight. Each fighting goblin carries coins worth 1-6 gp with him, even outside the lair. The lair will be a cave complex containing as many non-combatants as combatants, as well as a goblin king and 4-24 bodyguards who fight as 2 and 1+1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s</text:span></text:a>, respectively. The lair is 50% likely to contain an additional 3-12 <text:a xlink:type="simple" xlink:href="#wolves-giant" text:style-name="Internet_20_link" text:visited-style-name="Visited_20_Internet_20_Link"><text:span text:style-name="Definition">giant wolves</text:span></text:a> and 3-18 <text:a xlink:type="simple" xlink:href="#ogres" text:style-name="Internet_20_link" text:visited-style-name="Visited_20_Internet_20_Link"><text:span text:style-name="Definition">ogres</text:span></text:a> (check separately for each).</text:p>
      <text:h text:style-name="Heading_20_3" text:outline-level="3"><text:bookmark-start text:name="golems"/>Golems<text:bookmark-end text:name="golems"/></text:h>
      <text:p text:style-name="First_20_paragraph">Golems are powerful automatons created by high level <text:a xlink:type="simple" xlink:href="#the-magic-user" text:style-name="Internet_20_link" text:visited-style-name="Visited_20_Internet_20_Link"><text:span text:style-name="Definition">magic-users</text:span></text:a> and <text:a xlink:type="simple" xlink:href="#the-cleric" text:style-name="Internet_20_link" text:visited-style-name="Visited_20_Internet_20_Link"><text:span text:style-name="Definition">clerics</text:span></text:a> that exist only to obey the commands of their creators, following instructions to the letter. They are ponderous and dull-witted but incredibly strong. In <text:a xlink:type="simple" xlink:href="#combat" text:style-name="Internet_20_link" text:visited-style-name="Visited_20_Internet_20_Link"><text:span text:style-name="Definition">combat</text:span></text:a> they strike fo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can batter through wooden structures including <text:a xlink:type="simple" xlink:href="#doors" text:style-name="Internet_20_link" text:visited-style-name="Visited_20_Internet_20_Link"><text:span text:style-name="Definition">doors</text:span></text:a>. They are largely invulnerable to harmful magic, but there is a 1% chance per <text:a xlink:type="simple" xlink:href="#turns" text:style-name="Internet_20_link" text:visited-style-name="Visited_20_Internet_20_Link"><text:span text:style-name="Definition">turn</text:span></text:a> of <text:a xlink:type="simple" xlink:href="#combat" text:style-name="Internet_20_link" text:visited-style-name="Visited_20_Internet_20_Link"><text:span text:style-name="Definition">combat</text:span></text:a> that a golem will go berserk. Should this occur the creator cannot regain control and the golem will continue to attack whatever creature harms it or is nearest until it is destroyed.</text:p>
      <text:h text:style-name="Heading_20_5" text:outline-level="5"><text:bookmark-start text:name="golems-clay"/>Golems, Clay<text:bookmark-end text:name="golems-clay"/></text:h>
      <text:p text:style-name="First_20_paragraph">are created by high level <text:a xlink:type="simple" xlink:href="#the-cleric" text:style-name="Internet_20_link" text:visited-style-name="Visited_20_Internet_20_Link"><text:span text:style-name="Definition">clerics</text:span></text:a> from blood and pliable clay. A <text:a xlink:type="simple" xlink:href="#disintegrate" text:style-name="Internet_20_link" text:visited-style-name="Visited_20_Internet_20_Link"><text:span text:style-name="Definition">disintegrate</text:span></text:a> spell will <text:a xlink:type="simple" xlink:href="#slow" text:style-name="Internet_20_link" text:visited-style-name="Visited_20_Internet_20_Link"><text:span text:style-name="Definition">slow</text:span></text:a> a clay <text:a xlink:type="simple" xlink:href="#golems" text:style-name="Internet_20_link" text:visited-style-name="Visited_20_Internet_20_Link"><text:span text:style-name="Definition">golem</text:span></text:a> and cau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a <text:a xlink:type="simple" xlink:href="#move-earth" text:style-name="Internet_20_link" text:visited-style-name="Visited_20_Internet_20_Link"><text:span text:style-name="Definition">move earth</text:span></text:a> spell will drive a clay <text:a xlink:type="simple" xlink:href="#golems" text:style-name="Internet_20_link" text:visited-style-name="Visited_20_Internet_20_Link"><text:span text:style-name="Definition">golem</text:span></text:a> back 12" and cause 6-3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therwise, they can only be harmed by magical weapons. After one <text:a xlink:type="simple" xlink:href="#turns" text:style-name="Internet_20_link" text:visited-style-name="Visited_20_Internet_20_Link"><text:span text:style-name="Definition">turn</text:span></text:a> of <text:a xlink:type="simple" xlink:href="#combat" text:style-name="Internet_20_link" text:visited-style-name="Visited_20_Internet_20_Link"><text:span text:style-name="Definition">combat</text:span></text:a> a clay <text:a xlink:type="simple" xlink:href="#golems" text:style-name="Internet_20_link" text:visited-style-name="Visited_20_Internet_20_Link"><text:span text:style-name="Definition">golem</text:span></text:a> comes under the influence of a <text:a xlink:type="simple" xlink:href="#haste" text:style-name="Internet_20_link" text:visited-style-name="Visited_20_Internet_20_Link"><text:span text:style-name="Definition">haste</text:span></text:a> spell for the next three <text:a xlink:type="simple" xlink:href="#turns" text:style-name="Internet_20_link" text:visited-style-name="Visited_20_Internet_20_Link"><text:span text:style-name="Definition">turns</text:span></text:a>. Injuries caused by a clay <text:a xlink:type="simple" xlink:href="#golems" text:style-name="Internet_20_link" text:visited-style-name="Visited_20_Internet_20_Link"><text:span text:style-name="Definition">golem</text:span></text:a> cannot be cured by a <text:a xlink:type="simple" xlink:href="#the-cleric" text:style-name="Internet_20_link" text:visited-style-name="Visited_20_Internet_20_Link"><text:span text:style-name="Definition">cleric</text:span></text:a> lower than 9th level.</text:p>
      <text:h text:style-name="Heading_20_5" text:outline-level="5"><text:bookmark-start text:name="golems-flesh"/><text:soft-page-break/>Golems, Flesh<text:bookmark-end text:name="golems-flesh"/></text:h>
      <text:p text:style-name="First_20_paragraph">are powerful automatons created by high level <text:a xlink:type="simple" xlink:href="#the-magic-user" text:style-name="Internet_20_link" text:visited-style-name="Visited_20_Internet_20_Link"><text:span text:style-name="Definition">magic-users</text:span></text:a> from stitched together body parts, but they are not undead. Cold and fire based <text:a xlink:type="simple" xlink:href="#explanation-of-spells" text:style-name="Internet_20_link" text:visited-style-name="Visited_20_Internet_20_Link"><text:span text:style-name="Definition">spells</text:span></text:a> will <text:a xlink:type="simple" xlink:href="#slow" text:style-name="Internet_20_link" text:visited-style-name="Visited_20_Internet_20_Link"><text:span text:style-name="Definition">slow</text:span></text:a> a flesh <text:a xlink:type="simple" xlink:href="#golems" text:style-name="Internet_20_link" text:visited-style-name="Visited_20_Internet_20_Link"><text:span text:style-name="Definition">golem</text:span></text:a> and lightning will <text:a xlink:type="simple" xlink:href="#healing" text:style-name="Internet_20_link" text:visited-style-name="Visited_20_Internet_20_Link"><text:span text:style-name="Definition">heal</text:span></text:a> it; otherwise, they can only be harmed by magical weapons.</text:p>
      <text:h text:style-name="Heading_20_5" text:outline-level="5"><text:bookmark-start text:name="gorgons"/>Gorgons<text:bookmark-end text:name="gorgons"/></text:h>
      <text:p text:style-name="First_20_paragraph">are aggressive, bull-like creatures covered in iron <text:a xlink:type="simple" xlink:href="#scale" text:style-name="Internet_20_link" text:visited-style-name="Visited_20_Internet_20_Link"><text:span text:style-name="Definition">scales</text:span></text:a> with a rightly feared <text:a xlink:type="simple" xlink:href="#breath-weapon" text:style-name="Internet_20_link" text:visited-style-name="Visited_20_Internet_20_Link"><text:span text:style-name="Definition">breath weapon</text:span></text:a> that turns targets to stone. The <text:a xlink:type="simple" xlink:href="#breath-weapon" text:style-name="Internet_20_link" text:visited-style-name="Visited_20_Internet_20_Link"><text:span text:style-name="Definition">breath weapon</text:span></text:a> extends to a 6" long by 2" wide cone and is usable thrice per day.</text:p>
      <text:h text:style-name="Heading_20_5" text:outline-level="5"><text:bookmark-start text:name="gothrogs"/>Gothrogs<text:bookmark-end text:name="gothrogs"/></text:h>
      <text:p text:style-name="First_20_paragraph">are <text:a xlink:type="simple" xlink:href="#giants" text:style-name="Internet_20_link" text:visited-style-name="Visited_20_Internet_20_Link"><text:span text:style-name="Definition">giant</text:span></text:a>, fiery fiends of dreadful power and <text:a xlink:type="simple" xlink:href="#intelligence" text:style-name="Internet_20_link" text:visited-style-name="Visited_20_Internet_20_Link"><text:span text:style-name="Definition">intelligence</text:span></text:a>. They see in darkness as <text:a xlink:type="simple" xlink:href="#men" text:style-name="Internet_20_link" text:visited-style-name="Visited_20_Internet_20_Link"><text:span text:style-name="Definition">men</text:span></text:a> see in daylight and combust inflammable materials by merely passing nearby. Fire and <text:a xlink:type="simple" xlink:href="#normal-weapons" text:style-name="Internet_20_link" text:visited-style-name="Visited_20_Internet_20_Link"><text:span text:style-name="Definition">normal weapons</text:span></text:a> cannot harm them and it is 75% likely that magic <text:a xlink:type="simple" xlink:href="#explanation-of-spells" text:style-name="Internet_20_link" text:visited-style-name="Visited_20_Internet_20_Link"><text:span text:style-name="Definition">spells</text:span></text:a> will not affect them.</text:p>
      <text:p text:style-name="Text_20_body">Gothrogs carry great, flaming, <text:a xlink:type="simple" xlink:href="#magic-swords" text:style-name="Internet_20_link" text:visited-style-name="Visited_20_Internet_20_Link"><text:span text:style-name="Definition">magic swords</text:span></text:a> and fiery whips and can attack with either or both each <text:a xlink:type="simple" xlink:href="#turns" text:style-name="Internet_20_link" text:visited-style-name="Visited_20_Internet_20_Link"><text:span text:style-name="Definition">turn</text:span></text:a>. Should a gothrog employ both weapons it can target two opponents, causing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each. If it employs only one weapon it does so at +2 to hit. The flaming sword causes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he whip causes only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but entangles the target so the gothrog can drag him unto itself, where upon it will immolate and cause an additional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everybody within 1".</text:p>
      <text:p text:style-name="Text_20_body">Gothrogs need never check <text:a xlink:type="simple" xlink:href="#reaction-and-morale-checks" text:style-name="Internet_20_link" text:visited-style-name="Visited_20_Internet_20_Link"><text:span text:style-name="Definition">morale</text:span></text:a> and cannot be <text:a xlink:type="simple" xlink:href="#attacking-to-subdue" text:style-name="Internet_20_link" text:visited-style-name="Visited_20_Internet_20_Link"><text:span text:style-name="Definition">subdued</text:span></text:a>. A powerful chaotic character might attempt to <text:a xlink:type="simple" xlink:href="#enlisting-monsters" text:style-name="Internet_20_link" text:visited-style-name="Visited_20_Internet_20_Link"><text:span text:style-name="Definition">enlist</text:span></text:a> one with a substantial offering, but only a top level <text:a xlink:type="simple" xlink:href="#the-anti-cleric" text:style-name="Internet_20_link" text:visited-style-name="Visited_20_Internet_20_Link"><text:span text:style-name="Definition">anti-cleric</text:span></text:a> has the presence necessary to <text:a xlink:type="simple" xlink:href="#keep" text:style-name="Internet_20_link" text:visited-style-name="Visited_20_Internet_20_Link"><text:span text:style-name="Definition">keep</text:span></text:a> a gothrog firmly under control. A gothrog would ever be bent upon usurping the authority of any other master.</text:p>
      <text:h text:style-name="Heading_20_5" text:outline-level="5"><text:bookmark-start text:name="gray-ooze"/>Gray Ooze<text:bookmark-end text:name="gray-ooze"/></text:h>
      <text:p text:style-name="First_20_paragraph">is a creeping <text:a xlink:type="simple" xlink:href="#populating-a-dungeon" text:style-name="Internet_20_link" text:visited-style-name="Visited_20_Internet_20_Link"><text:span text:style-name="Definition">dungeon</text:span></text:a> scavenger which is difficult to spot in dim <text:a xlink:type="simple" xlink:href="#light_2" text:style-name="Internet_20_link" text:visited-style-name="Visited_20_Internet_20_Link"><text:span text:style-name="Definition">light</text:span></text:a> as it appears much like wet stonework. It can <text:a xlink:type="simple" xlink:href="#time-and-movement_2" text:style-name="Internet_20_link" text:visited-style-name="Visited_20_Internet_20_Link"><text:span text:style-name="Definition">move</text:span></text:a> along walls, floors, and ceilings equally and can squeeze through tiny openings including cracks in stonework and under <text:a xlink:type="simple" xlink:href="#doors" text:style-name="Internet_20_link" text:visited-style-name="Visited_20_Internet_20_Link"><text:span text:style-name="Definition">doors</text:span></text:a>. It dissolves metal <text:a xlink:type="simple" xlink:href="#armor-and-shields" text:style-name="Internet_20_link" text:visited-style-name="Visited_20_Internet_20_Link"><text:span text:style-name="Definition">armor</text:span></text:a> in one <text:a xlink:type="simple" xlink:href="#turns" text:style-name="Internet_20_link" text:visited-style-name="Visited_20_Internet_20_Link"><text:span text:style-name="Definition">turn</text:span></text:a> and cause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text:a xlink:type="simple" xlink:href="#turns" text:style-name="Internet_20_link" text:visited-style-name="Visited_20_Internet_20_Link"><text:span text:style-name="Definition">turn</text:span></text:a> to flesh but has no effect on wood or stone. It is impervious to cold and fire but subject to lightning and <text:a xlink:type="simple" xlink:href="#normal-weapons" text:style-name="Internet_20_link" text:visited-style-name="Visited_20_Internet_20_Link"><text:span text:style-name="Definition">normal weaponry</text:span></text:a> (but note its effect on metal).</text:p>
      <text:h text:style-name="Heading_20_5" text:outline-level="5"><text:bookmark-start text:name="green-slime"/>Green Slime<text:bookmark-end text:name="green-slime"/></text:h>
      <text:p text:style-name="First_20_paragraph">is a pernicious <text:a xlink:type="simple" xlink:href="#populating-a-dungeon" text:style-name="Internet_20_link" text:visited-style-name="Visited_20_Internet_20_Link"><text:span text:style-name="Definition">dungeon</text:span></text:a> hazard that clings to walls, floors, and ceilings. It begins to eat through flesh, wood, and metal (but not stone) after one <text:a xlink:type="simple" xlink:href="#turns" text:style-name="Internet_20_link" text:visited-style-name="Visited_20_Internet_20_Link"><text:span text:style-name="Definition">turn</text:span></text:a> of contact, transmuting these into green slime. It cannot be physically scraped off so anything it comes into contact with must be discarded immediately. It is impervious to lightning and physical blows but is harmed by cold and fire. A <text:a xlink:type="simple" xlink:href="#remove-disease" text:style-name="Internet_20_link" text:visited-style-name="Visited_20_Internet_20_Link"><text:span text:style-name="Definition">remove disease</text:span></text:a> spell will slay it instantly.</text:p>
      <text:h text:style-name="Heading_20_5" text:outline-level="5"><text:bookmark-start text:name="griffons"/><text:soft-page-break/>Griffons<text:bookmark-end text:name="griffons"/></text:h>
      <text:p text:style-name="First_20_paragraph">are majestic creatures with the forequarters of an eagle and the hindquarters of a <text:a xlink:type="simple" xlink:href="#lions" text:style-name="Internet_20_link" text:visited-style-name="Visited_20_Internet_20_Link"><text:span text:style-name="Definition">lion</text:span></text:a>. They are fleet and fiercely territorial and will attack without provocation should anything approach the aerie lair. Griffons make loyal steeds if they can be trained but crave <text:a xlink:type="simple" xlink:href="#horses" text:style-name="Internet_20_link" text:visited-style-name="Visited_20_Internet_20_Link"><text:span text:style-name="Definition">horse</text:span></text:a> flesh above other foods and will attack any <text:a xlink:type="simple" xlink:href="#horses" text:style-name="Internet_20_link" text:visited-style-name="Visited_20_Internet_20_Link"><text:span text:style-name="Definition">horse</text:span></text:a> or <text:a xlink:type="simple" xlink:href="#pegasi" text:style-name="Internet_20_link" text:visited-style-name="Visited_20_Internet_20_Link"><text:span text:style-name="Definition">pegasi</text:span></text:a> within 36".</text:p>
      <text:h text:style-name="Heading_20_5" text:outline-level="5"><text:bookmark-start text:name="halflings_1"/>Halflings<text:bookmark-end text:name="halflings_1"/></text:h>
      <text:p text:style-name="First_20_paragraph">are small, peaceful folk interested chiefly in home comforts. When the need arises they are able to <text:a xlink:type="simple" xlink:href="#time-and-movement_2" text:style-name="Internet_20_link" text:visited-style-name="Visited_20_Internet_20_Link"><text:span text:style-name="Definition">move</text:span></text:a> silently and almost invisibly and to hide quite superbly. For every 30 halflings encountered there will be a leader with 1-4 <text:a xlink:type="simple" xlink:href="#the-fighter" text:style-name="Internet_20_link" text:visited-style-name="Visited_20_Internet_20_Link"><text:span text:style-name="Definition">fighter</text:span></text:a> levels. All halflings are deadly accurate with hurled <text:a xlink:type="simple" xlink:href="#missile-fire" text:style-name="Internet_20_link" text:visited-style-name="Visited_20_Internet_20_Link"><text:span text:style-name="Definition">missiles</text:span></text:a> adjusting attack rolls by +3.</text:p>
      <text:h text:style-name="Heading_20_5" text:outline-level="5"><text:bookmark-start text:name="hippogriffs"/>Hippogriffs<text:bookmark-end text:name="hippogriffs"/></text:h>
      <text:p text:style-name="First_20_paragraph">are admirable beasts with the forequarters of an eagle and the hindquarters of a <text:a xlink:type="simple" xlink:href="#horses" text:style-name="Internet_20_link" text:visited-style-name="Visited_20_Internet_20_Link"><text:span text:style-name="Definition">horse</text:span></text:a>. They are omnivorous hunters and highly sought as mounts for their great <text:a xlink:type="simple" xlink:href="#speed" text:style-name="Internet_20_link" text:visited-style-name="Visited_20_Internet_20_Link"><text:span text:style-name="Definition">speed</text:span></text:a>—despite their intolerance of <text:a xlink:type="simple" xlink:href="#pegasi" text:style-name="Internet_20_link" text:visited-style-name="Visited_20_Internet_20_Link"><text:span text:style-name="Definition">pegasi</text:span></text:a>. They need never check <text:a xlink:type="simple" xlink:href="#reaction-and-morale-checks" text:style-name="Internet_20_link" text:visited-style-name="Visited_20_Internet_20_Link"><text:span text:style-name="Definition">morale</text:span></text:a> when defending their nest.</text:p>
      <text:h text:style-name="Heading_20_5" text:outline-level="5"><text:bookmark-start text:name="hobgoblins"/>Hobgoblins<text:bookmark-end text:name="hobgoblins"/></text:h>
      <text:p text:style-name="First_20_paragraph">are the largest and most fearless <text:a xlink:type="simple" xlink:href="#goblins" text:style-name="Internet_20_link" text:visited-style-name="Visited_20_Internet_20_Link"><text:span text:style-name="Definition">goblins</text:span></text:a>. They are armored, well organized, and have +1 to <text:a xlink:type="simple" xlink:href="#reaction-and-morale-checks" text:style-name="Internet_20_link" text:visited-style-name="Visited_20_Internet_20_Link"><text:span text:style-name="Definition">morale</text:span></text:a> checks except in full daylight where they must instead adjust attack rolls by −1. Wandering bands are always led by a sergeant who fights as a 2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text:span></text:a>.</text:p>
      <text:p text:style-name="Text_20_body">The lair will be a village, ruin, or cave complex containing half as many non-combatants as combatants as well as a hobgoblin king and 2-12 bodyguards who fight as 3 and 2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s</text:span></text:a>, respectively. The lair is 50% likely to contain an additional 3-12 <text:a xlink:type="simple" xlink:href="#wolves-giant" text:style-name="Internet_20_link" text:visited-style-name="Visited_20_Internet_20_Link"><text:span text:style-name="Definition">giant wolves</text:span></text:a>, 3-18 <text:a xlink:type="simple" xlink:href="#ogres" text:style-name="Internet_20_link" text:visited-style-name="Visited_20_Internet_20_Link"><text:span text:style-name="Definition">ogres</text:span></text:a>, and 2-12 <text:a xlink:type="simple" xlink:href="#trolls" text:style-name="Internet_20_link" text:visited-style-name="Visited_20_Internet_20_Link"><text:span text:style-name="Definition">trolls</text:span></text:a> (check separately for each).</text:p>
      <text:h text:style-name="Heading_20_5" text:outline-level="5"><text:bookmark-start text:name="horses"/>Horses<text:bookmark-end text:name="horses"/></text:h>
      <text:p text:style-name="First_20_paragraph">are domesticated riding animals and beasts of burden. Riding horses, draft horses, and mules will flee fire and may be panicked by strange smells. Only warhorses and destriers will attack in <text:a xlink:type="simple" xlink:href="#combat" text:style-name="Internet_20_link" text:visited-style-name="Visited_20_Internet_20_Link"><text:span text:style-name="Definition">combat</text:span></text:a>, having a single attack roll even versus <text:a xlink:type="simple" xlink:href="#normal-types" text:style-name="Internet_20_link" text:visited-style-name="Visited_20_Internet_20_Link"><text:span text:style-name="Definition">normal-types</text:span></text:a>.</text:p>
      <text:p text:style-name="Text_20_body">Only <text:a xlink:type="simple" xlink:href="#horses" text:style-name="Internet_20_link" text:visited-style-name="Visited_20_Internet_20_Link"><text:span text:style-name="Definition">mules</text:span></text:a> are agile enough to enter the labyrinthine passages of a <text:a xlink:type="simple" xlink:href="#populating-a-dungeon" text:style-name="Internet_20_link" text:visited-style-name="Visited_20_Internet_20_Link"><text:span text:style-name="Definition">dungeon</text:span></text:a>.</text:p>
      <text:h text:style-name="Heading_20_5" text:outline-level="5"><text:bookmark-start text:name="hydras"/>Hydras<text:bookmark-end text:name="hydras"/></text:h>
      <text:p text:style-name="First_20_paragraph">are large reptilian <text:a xlink:type="simple" xlink:href="#monsters_2" text:style-name="Internet_20_link" text:visited-style-name="Visited_20_Internet_20_Link"><text:span text:style-name="Definition">monsters</text:span></text:a> with one head per <text:a xlink:type="simple" xlink:href="#hit-dice" text:style-name="Internet_20_link" text:visited-style-name="Visited_20_Internet_20_Link"><text:span text:style-name="Definition">hit die</text:span></text:a>. Each serpentine head can be destroyed by sustaining 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he entirety of the beast is slain only when all of its individual heads are dispatched. Circumstances allowing, each head can select an individual target and make an attack roll each <text:a xlink:type="simple" xlink:href="#turns" text:style-name="Internet_20_link" text:visited-style-name="Visited_20_Internet_20_Link"><text:span text:style-name="Definition">turn</text:span></text:a>. However, it attacks as a <text:a xlink:type="simple" xlink:href="#the-fighter" text:style-name="Internet_20_link" text:visited-style-name="Visited_20_Internet_20_Link"><text:span text:style-name="Definition">fighter</text:span></text:a> rather than as a <text:a xlink:type="simple" xlink:href="#monsters_2" text:style-name="Internet_20_link" text:visited-style-name="Visited_20_Internet_20_Link"><text:span text:style-name="Definition">monster</text:span></text:a>.</text:p>
      <text:h text:style-name="Heading_20_5" text:outline-level="5"><text:bookmark-start text:name="an-invisible-stalker"/><text:soft-page-break/>An Invisible Stalker<text:bookmark-end text:name="an-invisible-stalker"/></text:h>
      <text:p text:style-name="First_20_paragraph">is a creature from the null-dimensions which can be conjured to the material <text:a xlink:type="simple" xlink:href="#creating-a-world" text:style-name="Internet_20_link" text:visited-style-name="Visited_20_Internet_20_Link"><text:span text:style-name="Definition">world</text:span></text:a> by powerful magic. It is indistinguishable from air without the benefit of a <text:a xlink:type="simple" xlink:href="#detect-invisibility" text:style-name="Internet_20_link" text:visited-style-name="Visited_20_Internet_20_Link"><text:span text:style-name="Definition">detect invisibility</text:span></text:a> or a <text:a xlink:type="simple" xlink:href="#true-seeing" text:style-name="Internet_20_link" text:visited-style-name="Visited_20_Internet_20_Link"><text:span text:style-name="Definition">true seeing</text:span></text:a> spell. It is a faultless tracker and, if encountered in the material <text:a xlink:type="simple" xlink:href="#creating-a-world" text:style-name="Internet_20_link" text:visited-style-name="Visited_20_Internet_20_Link"><text:span text:style-name="Definition">world</text:span></text:a>, an invisible stalker will be single-mindedly preoccupied with whatever mission it is carrying out.</text:p>
      <text:h text:style-name="Heading_20_5" text:outline-level="5"><text:bookmark-start text:name="a-juggernaut"/>A Juggernaut<text:bookmark-end text:name="a-juggernaut"/></text:h>
      <text:p text:style-name="First_20_paragraph">is an incredibly massive creature of solid ore, though whether it is self-willed or magically motivated is unknown. These behemoths have only ever been sighted individually and can take any form; a great armored knight, a mammoth, and a rhinoceros have all been reported. A juggernaut is so massive that it is impelled upon huge stone rollers with anything falling in its path being crushed utterly beneath it.</text:p>
      <text:p text:style-name="Text_20_body">Regardless of its form a juggernaut always has a massive dark jewel affixed to it; between the eyes, in the chest, or atop a <text:a xlink:type="simple" xlink:href="#magical-helms" text:style-name="Internet_20_link" text:visited-style-name="Visited_20_Internet_20_Link"><text:span text:style-name="Definition">helm</text:span></text:a>, <text:a xlink:type="simple" xlink:href="#staves-and-wands" text:style-name="Internet_20_link" text:visited-style-name="Visited_20_Internet_20_Link"><text:span text:style-name="Definition">staff</text:span></text:a>, or sword, and so on. The jewel glows with an eerie <text:a xlink:type="simple" xlink:href="#light_2" text:style-name="Internet_20_link" text:visited-style-name="Visited_20_Internet_20_Link"><text:span text:style-name="Definition">light</text:span></text:a> and can <text:a xlink:type="simple" xlink:href="#spell-casting-from-memory" text:style-name="Internet_20_link" text:visited-style-name="Visited_20_Internet_20_Link"><text:span text:style-name="Definition">cast</text:span></text:a> out a <text:a xlink:type="simple" xlink:href="#slaying-spell" text:style-name="Internet_20_link" text:visited-style-name="Visited_20_Internet_20_Link"><text:span text:style-name="Definition">slaying spell</text:span></text:a> each <text:a xlink:type="simple" xlink:href="#turns" text:style-name="Internet_20_link" text:visited-style-name="Visited_20_Internet_20_Link"><text:span text:style-name="Definition">turn</text:span></text:a> or an improved <text:a xlink:type="simple" xlink:href="#hold-person" text:style-name="Internet_20_link" text:visited-style-name="Visited_20_Internet_20_Link"><text:span text:style-name="Definition">hold person</text:span></text:a> spell which will affect 2-12 <text:a xlink:type="simple" xlink:href="#man-types" text:style-name="Internet_20_link" text:visited-style-name="Visited_20_Internet_20_Link"><text:span text:style-name="Definition">man-types</text:span></text:a> who save at −2 or a single <text:a xlink:type="simple" xlink:href="#man-types" text:style-name="Internet_20_link" text:visited-style-name="Visited_20_Internet_20_Link"><text:span text:style-name="Definition">man-type</text:span></text:a> who saves at −6. Unfortunates so held will soon be crushed beneath the juggernaut. If the jewel is somehow removed from a juggernaut it has no magical properties but is worth 20,000-120,000 gp.</text:p>
      <text:p text:style-name="Text_20_body">If it comes to blows a juggernaut deals a crushing 5-30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t is impervious to most magical attacks and can only be harmed by magical weapons of +3 or better quality. A juggernaut need never check <text:a xlink:type="simple" xlink:href="#reaction-and-morale-checks" text:style-name="Internet_20_link" text:visited-style-name="Visited_20_Internet_20_Link"><text:span text:style-name="Definition">morale</text:span></text:a> and cannot be <text:a xlink:type="simple" xlink:href="#attacking-to-subdue" text:style-name="Internet_20_link" text:visited-style-name="Visited_20_Internet_20_Link"><text:span text:style-name="Definition">subdued</text:span></text:a>.</text:p>
      <text:h text:style-name="Heading_20_5" text:outline-level="5"><text:bookmark-start text:name="kobolds"/>Kobolds<text:bookmark-end text:name="kobolds"/></text:h>
      <text:p text:style-name="First_20_paragraph">are small, cowardly, reptilian humanoids who dwell in quags and wetlands. They are able swimmers and prefer to attack in great numbers from ambush. Each fighting kobold carries coins worth 1-6 gp with him, even outside the lair. Their lair will be a marshy cave complex containing as many non-combatants as combatants as well as a kobold king and 5-30 bodyguards who fight as 1+1 and 1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s</text:span></text:a>, respectively. The lair is 50% likely to contain an additional 3-24 <text:a xlink:type="simple" xlink:href="#crocodiles" text:style-name="Internet_20_link" text:visited-style-name="Visited_20_Internet_20_Link"><text:span text:style-name="Definition">crocodiles</text:span></text:a> and 2-12 <text:a xlink:type="simple" xlink:href="#lizards-giant-and-large" text:style-name="Internet_20_link" text:visited-style-name="Visited_20_Internet_20_Link"><text:span text:style-name="Definition">giant lizards</text:span></text:a> (check separately for each). Their <text:a xlink:type="simple" xlink:href="#reaction-and-morale-checks" text:style-name="Internet_20_link" text:visited-style-name="Visited_20_Internet_20_Link"><text:span text:style-name="Definition">morale</text:span></text:a> checks are adjusted by −1 unless they are defending their lair and they outnumber their enemies by 3 to 1 or more.</text:p>
      <text:h text:style-name="Heading_20_5" text:outline-level="5"><text:bookmark-start text:name="leeches-giant"/>Leeches, Giant<text:bookmark-end text:name="leeches-giant"/></text:h>
      <text:p text:style-name="First_20_paragraph">are loathsome swamp parasites that will attach to victims on a successful attack and drain one experience level in the <text:a xlink:type="simple" xlink:href="#turns" text:style-name="Internet_20_link" text:visited-style-name="Visited_20_Internet_20_Link"><text:span text:style-name="Definition">turn</text:span></text:a> after attachment and another every other <text:a xlink:type="simple" xlink:href="#turns" text:style-name="Internet_20_link" text:visited-style-name="Visited_20_Internet_20_Link"><text:span text:style-name="Definition">turn</text:span></text:a> thereafter until either the victim or the leech is slain.</text:p>
      <text:h text:style-name="Heading_20_5" text:outline-level="5"><text:bookmark-start text:name="lions"/>Lions<text:bookmark-end text:name="lions"/></text:h>
      <text:p text:style-name="First_20_paragraph">are the great cats of the plains. They occur in hot to tropical climates and are territorial hunters who will stalk prey patiently in order to attack by <text:a xlink:type="simple" xlink:href="#surprise" text:style-name="Internet_20_link" text:visited-style-name="Visited_20_Internet_20_Link"><text:span text:style-name="Definition">surprise</text:span></text:a>. They can leap 30ft forward but dislike <text:soft-page-break/>climbing and <text:a xlink:type="simple" xlink:href="#swimming" text:style-name="Internet_20_link" text:visited-style-name="Visited_20_Internet_20_Link"><text:span text:style-name="Definition">swimming</text:span></text:a>. They cause 2-7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r, if an attack roll exceeds the number required to hit by 4 or more or is a 20 in any ca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lions-spotted"/>Lions, Spotted<text:bookmark-end text:name="lions-spotted"/></text:h>
      <text:p text:style-name="First_20_paragraph">are similar to regular <text:a xlink:type="simple" xlink:href="#lions" text:style-name="Internet_20_link" text:visited-style-name="Visited_20_Internet_20_Link"><text:span text:style-name="Definition">lions</text:span></text:a> except that they are larger and occur in caves and mountainous regions. They cause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r, if an attack roll exceeds the number required to hit by 4 or more or is a 20 in any ca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3" text:outline-level="3"><text:bookmark-start text:name="living-statues"/>Living Statues<text:bookmark-end text:name="living-statues"/></text:h>
      <text:p text:style-name="First_20_paragraph">Living statues are large, powerful humanoid automatons. Standing silently they are indistinguishable from ordinary statues of great size. Living statues are extremely heavy and <text:a xlink:type="simple" xlink:href="#time-and-movement_2" text:style-name="Internet_20_link" text:visited-style-name="Visited_20_Internet_20_Link"><text:span text:style-name="Definition">move</text:span></text:a> ponderously but with purpose. They can batter through wooden structures, including <text:a xlink:type="simple" xlink:href="#doors" text:style-name="Internet_20_link" text:visited-style-name="Visited_20_Internet_20_Link"><text:span text:style-name="Definition">doors</text:span></text:a>, and are largely invulnerable to harmful magic.</text:p>
      <text:h text:style-name="Heading_20_5" text:outline-level="5"><text:bookmark-start text:name="living-statues-iron"/>Living Statues, Iron<text:bookmark-end text:name="living-statues-iron"/></text:h>
      <text:p text:style-name="First_20_paragraph">are <text:a xlink:type="simple" xlink:href="#spell-casting-from-memory" text:style-name="Internet_20_link" text:visited-style-name="Visited_20_Internet_20_Link"><text:span text:style-name="Definition">cast</text:span></text:a> from solid metal. In <text:a xlink:type="simple" xlink:href="#combat" text:style-name="Internet_20_link" text:visited-style-name="Visited_20_Internet_20_Link"><text:span text:style-name="Definition">combat</text:span></text:a> they can exhale a 1" radius cloud of <text:a xlink:type="simple" xlink:href="#poison" text:style-name="Internet_20_link" text:visited-style-name="Visited_20_Internet_20_Link"><text:span text:style-name="Definition">poisonous</text:span></text:a> gas or else strike for 4-2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Lightning attacks will <text:a xlink:type="simple" xlink:href="#slow" text:style-name="Internet_20_link" text:visited-style-name="Visited_20_Internet_20_Link"><text:span text:style-name="Definition">slow</text:span></text:a> them and fire will <text:a xlink:type="simple" xlink:href="#healing" text:style-name="Internet_20_link" text:visited-style-name="Visited_20_Internet_20_Link"><text:span text:style-name="Definition">heal</text:span></text:a> them; otherwise, they can only be harmed by magical weapons of +3 or better quality.</text:p>
      <text:h text:style-name="Heading_20_5" text:outline-level="5"><text:bookmark-start text:name="living-statues-stone"/>Living Statues, Stone<text:bookmark-end text:name="living-statues-stone"/></text:h>
      <text:p text:style-name="First_20_paragraph">are hewn from solid rock. In <text:a xlink:type="simple" xlink:href="#combat" text:style-name="Internet_20_link" text:visited-style-name="Visited_20_Internet_20_Link"><text:span text:style-name="Definition">combat</text:span></text:a> they can <text:a xlink:type="simple" xlink:href="#slow" text:style-name="Internet_20_link" text:visited-style-name="Visited_20_Internet_20_Link"><text:span text:style-name="Definition">slow</text:span></text:a> one target per <text:a xlink:type="simple" xlink:href="#turns" text:style-name="Internet_20_link" text:visited-style-name="Visited_20_Internet_20_Link"><text:span text:style-name="Definition">turn</text:span></text:a> or else strike for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Cold and fire will <text:a xlink:type="simple" xlink:href="#slow" text:style-name="Internet_20_link" text:visited-style-name="Visited_20_Internet_20_Link"><text:span text:style-name="Definition">slow</text:span></text:a> them and <text:a xlink:type="simple" xlink:href="#stone-to-flesh" text:style-name="Internet_20_link" text:visited-style-name="Visited_20_Internet_20_Link"><text:span text:style-name="Definition">stone to flesh</text:span></text:a> will <text:a xlink:type="simple" xlink:href="#healing" text:style-name="Internet_20_link" text:visited-style-name="Visited_20_Internet_20_Link"><text:span text:style-name="Definition">heal</text:span></text:a> them; otherwise, they can only be harmed by magic which specifically affects stone or magical weapons of +2 or better quality.</text:p>
      <text:h text:style-name="Heading_20_5" text:outline-level="5"><text:bookmark-start text:name="lizards-giant-and-large"/>Lizards, Giant and Large<text:bookmark-end text:name="lizards-giant-and-large"/></text:h>
      <text:p text:style-name="First_20_paragraph">are found in desert and jungle climes. Large lizards can be up to 6ft in length and <text:a xlink:type="simple" xlink:href="#giants" text:style-name="Internet_20_link" text:visited-style-name="Visited_20_Internet_20_Link"><text:span text:style-name="Definition">giant</text:span></text:a> lizards up to 15ft. Both types have superb camouflage markings and can hold an absolutely still position indefinitely. If a <text:a xlink:type="simple" xlink:href="#giants" text:style-name="Internet_20_link" text:visited-style-name="Visited_20_Internet_20_Link"><text:span text:style-name="Definition">giant</text:span></text:a> lizard should throw an attack roll of 20, its bite will clamp onto its prey and not let go, automatically causing <text:a xlink:type="simple" xlink:href="#damage" text:style-name="Internet_20_link" text:visited-style-name="Visited_20_Internet_20_Link"><text:span text:style-name="Definition">damage</text:span></text:a> each <text:a xlink:type="simple" xlink:href="#turns" text:style-name="Internet_20_link" text:visited-style-name="Visited_20_Internet_20_Link"><text:span text:style-name="Definition">turn</text:span></text:a> thereafter until either it or its prey is slain.</text:p>
      <text:h text:style-name="Heading_20_5" text:outline-level="5"><text:bookmark-start text:name="lizardmen"/>Lizardmen<text:bookmark-end text:name="lizardmen"/></text:h>
      <text:p text:style-name="First_20_paragraph">are reptilian humanoids with <text:a xlink:type="simple" xlink:href="#crocodiles" text:style-name="Internet_20_link" text:visited-style-name="Visited_20_Internet_20_Link"><text:span text:style-name="Definition">crocodile</text:span></text:a>-like jaws and tails and a rudimentary <text:a xlink:type="simple" xlink:href="#intelligence" text:style-name="Internet_20_link" text:visited-style-name="Visited_20_Internet_20_Link"><text:span text:style-name="Definition">intelligence</text:span></text:a>. They employ primitive <text:a xlink:type="simple" xlink:href="#spears" text:style-name="Internet_20_link" text:visited-style-name="Visited_20_Internet_20_Link"><text:span text:style-name="Definition">spears</text:span></text:a> and clubs and will capture as many humans as possible—returning with them to their lair for a tribal feast.</text:p>
      <text:p text:style-name="Text_20_body">The lair will be a wet or marshy cave complex containing half as many non-combatants as combatants as well as an equal number of <text:a xlink:type="simple" xlink:href="#kobolds" text:style-name="Internet_20_link" text:visited-style-name="Visited_20_Internet_20_Link"><text:span text:style-name="Definition">kobolds</text:span></text:a> and 2-16 prisoners. There will be a lizardman <text:soft-page-break/>chieftain and 1-6 bodyguards who fight as 4 and 3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s</text:span></text:a>, respectively. There is also a 33% chance that the lair will contain 2-12 <text:a xlink:type="simple" xlink:href="#lizards-giant-and-large" text:style-name="Internet_20_link" text:visited-style-name="Visited_20_Internet_20_Link"><text:span text:style-name="Definition">giant lizards</text:span></text:a>, 3-24 <text:a xlink:type="simple" xlink:href="#crocodiles" text:style-name="Internet_20_link" text:visited-style-name="Visited_20_Internet_20_Link"><text:span text:style-name="Definition">crocodiles</text:span></text:a>, or a <text:a xlink:type="simple" xlink:href="#dragons" text:style-name="Internet_20_link" text:visited-style-name="Visited_20_Internet_20_Link"><text:span text:style-name="Definition">dragon</text:span></text:a> (check for each separately). If a <text:a xlink:type="simple" xlink:href="#dragons" text:style-name="Internet_20_link" text:visited-style-name="Visited_20_Internet_20_Link"><text:span text:style-name="Definition">dragon</text:span></text:a> is present it will be an adult, mature, or old specimen of the black or green type.</text:p>
      <text:h text:style-name="Heading_20_5" text:outline-level="5"><text:bookmark-start text:name="lycanthropes"/>Lycanthropes<text:bookmark-end text:name="lycanthropes"/></text:h>
      <text:p text:style-name="First_20_paragraph">are also known as werebeasts and are of various sorts. All are <text:a xlink:type="simple" xlink:href="#man-types" text:style-name="Internet_20_link" text:visited-style-name="Visited_20_Internet_20_Link"><text:span text:style-name="Definition">man-types</text:span></text:a> afflicted with lycanthropy and cannot be harmed by <text:a xlink:type="simple" xlink:href="#normal-weapons" text:style-name="Internet_20_link" text:visited-style-name="Visited_20_Internet_20_Link"><text:span text:style-name="Definition">normal weaponry</text:span></text:a> unless it is silvered. Any <text:a xlink:type="simple" xlink:href="#man-types" text:style-name="Internet_20_link" text:visited-style-name="Visited_20_Internet_20_Link"><text:span text:style-name="Definition">man-type</text:span></text:a> seriously wounded by a lycanthrope will become one of the same type at the next full moon unless he receives a <text:a xlink:type="simple" xlink:href="#remove-disease" text:style-name="Internet_20_link" text:visited-style-name="Visited_20_Internet_20_Link"><text:span text:style-name="Definition">remove disease</text:span></text:a> spell before this occurs.</text:p>
      <text:p text:style-name="Text_20_body">Outside the lair werebeasts run in packs of 1-10 adults. If more than 8 are encountered in the lair one-third will be adults with the remainder being non-combative young. A lair will also contain animals of the appropriate type (1-6 <text:a xlink:type="simple" xlink:href="#bears" text:style-name="Internet_20_link" text:visited-style-name="Visited_20_Internet_20_Link"><text:span text:style-name="Definition">bears</text:span></text:a> for werebears, 1-12 <text:a xlink:type="simple" xlink:href="#boars" text:style-name="Internet_20_link" text:visited-style-name="Visited_20_Internet_20_Link"><text:span text:style-name="Definition">boars</text:span></text:a> for wereboars, 1-6 <text:a xlink:type="simple" xlink:href="#tigers" text:style-name="Internet_20_link" text:visited-style-name="Visited_20_Internet_20_Link"><text:span text:style-name="Definition">tigers</text:span></text:a> for weretigers, or 1-10 <text:a xlink:type="simple" xlink:href="#wolves" text:style-name="Internet_20_link" text:visited-style-name="Visited_20_Internet_20_Link"><text:span text:style-name="Definition">wolves</text:span></text:a> for werewolves). If the young are attacked adult females will retaliate at +4 to hit for the remainder of the <text:a xlink:type="simple" xlink:href="#combat" text:style-name="Internet_20_link" text:visited-style-name="Visited_20_Internet_20_Link"><text:span text:style-name="Definition">combat</text:span></text:a>. If females are attacked the adult males will retaliate at +4 to hit thereafter. If all adults are slain the young are automatically <text:a xlink:type="simple" xlink:href="#attacking-to-subdue" text:style-name="Internet_20_link" text:visited-style-name="Visited_20_Internet_20_Link"><text:span text:style-name="Definition">subdued</text:span></text:a>.</text:p>
      <text:h text:style-name="Heading_20_5" text:outline-level="5"><text:bookmark-start text:name="manticoras"/>Manticoras<text:bookmark-end text:name="manticoras"/></text:h>
      <text:p text:style-name="First_20_paragraph">are great <text:a xlink:type="simple" xlink:href="#lions" text:style-name="Internet_20_link" text:visited-style-name="Visited_20_Internet_20_Link"><text:span text:style-name="Definition">lion</text:span></text:a>-like beasts with <text:a xlink:type="simple" xlink:href="#dragons" text:style-name="Internet_20_link" text:visited-style-name="Visited_20_Internet_20_Link"><text:span text:style-name="Definition">dragon</text:span></text:a>-wings, <text:a xlink:type="simple" xlink:href="#men" text:style-name="Internet_20_link" text:visited-style-name="Visited_20_Internet_20_Link"><text:span text:style-name="Definition">man</text:span></text:a>-like faces, and powerful tails that culminate in 24 iron spikes which can be flung in a volley of 6 at any target within 18". These are carnivorous and favor human flesh.</text:p>
      <text:h text:style-name="Heading_20_5" text:outline-level="5"><text:bookmark-start text:name="mastodons"/>Mastodons<text:bookmark-end text:name="mastodons"/></text:h>
      <text:p text:style-name="First_20_paragraph">are proto-elephants encountered on open plains in any climate. They occur in herds and are generally non-aggressive unless threatened or in the mating season. At these times the males will attack anyone who might dare to approach the herd. They cau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due to their prodigious size.</text:p>
      <text:h text:style-name="Heading_20_5" text:outline-level="5"><text:bookmark-start text:name="medusae"/>Medusae<text:bookmark-end text:name="medusae"/></text:h>
      <text:p text:style-name="First_20_paragraph">have the lower body of a great serpent and the upper body of a woman, except that their hair is a tangle of deadly venomous <text:a xlink:type="simple" xlink:href="#snakes-giant-and-large" text:style-name="Internet_20_link" text:visited-style-name="Visited_20_Internet_20_Link"><text:span text:style-name="Definition">snakes</text:span></text:a>. So abhorrent is a medusa’s appearance that anyone who meets its gaze will be turned to stone unless he makes a successful <text:a xlink:type="simple" xlink:href="#saving-throws" text:style-name="Internet_20_link" text:visited-style-name="Visited_20_Internet_20_Link"><text:span text:style-name="Definition">saving throw</text:span></text:a> <text:a xlink:type="simple" xlink:href="#paralysis-and-petrification" text:style-name="Internet_20_link" text:visited-style-name="Visited_20_Internet_20_Link"><text:span text:style-name="Definition">versus petrification</text:span></text:a>. Any medusa who sees her own refection will likewise be turned to stone.</text:p>
      <text:h text:style-name="Heading_20_3" text:outline-level="3"><text:bookmark-start text:name="men"/>Men<text:bookmark-end text:name="men"/></text:h>
      <text:p text:style-name="First_20_paragraph">Men are of various sorts and lair in villages, caves, hide-outs, encampments, and so on. <text:a xlink:type="simple" xlink:href="#men-brigands" text:style-name="Internet_20_link" text:visited-style-name="Visited_20_Internet_20_Link"><text:span text:style-name="Definition">Brigand</text:span></text:a> and <text:a xlink:type="simple" xlink:href="#men-buccaneers" text:style-name="Internet_20_link" text:visited-style-name="Visited_20_Internet_20_Link"><text:span text:style-name="Definition">buccaneer</text:span></text:a> lairs will have 2-12 prisoners who will always be persons of some importance. <text:a xlink:type="simple" xlink:href="#men-bandits" text:style-name="Internet_20_link" text:visited-style-name="Visited_20_Internet_20_Link"><text:span text:style-name="Definition">Bandit</text:span></text:a> and <text:a xlink:type="simple" xlink:href="#men-pirates" text:style-name="Internet_20_link" text:visited-style-name="Visited_20_Internet_20_Link"><text:span text:style-name="Definition">pirate</text:span></text:a> lairs will have 3-30 prisoners of any sort. A <text:a xlink:type="simple" xlink:href="#men-nomads" text:style-name="Internet_20_link" text:visited-style-name="Visited_20_Internet_20_Link"><text:span text:style-name="Definition">nomad</text:span></text:a> encampment is always guarded by an additional 20-40 <text:a xlink:type="simple" xlink:href="#men-nomads" text:style-name="Internet_20_link" text:visited-style-name="Visited_20_Internet_20_Link"><text:span text:style-name="Definition">nomads</text:span></text:a> on foot.</text:p>
      <text:p text:style-name="Text_20_body"><text:soft-page-break/>Each individual man will have 2-12 sp on his person (in addition to whatever <text:a xlink:type="simple" xlink:href="#treasures" text:style-name="Internet_20_link" text:visited-style-name="Visited_20_Internet_20_Link"><text:span text:style-name="Definition">treasure</text:span></text:a> may be found in the lair) except that <text:a xlink:type="simple" xlink:href="#men-pirates" text:style-name="Internet_20_link" text:visited-style-name="Visited_20_Internet_20_Link"><text:span text:style-name="Definition">pirates</text:span></text:a> and <text:a xlink:type="simple" xlink:href="#men-buccaneers" text:style-name="Internet_20_link" text:visited-style-name="Visited_20_Internet_20_Link"><text:span text:style-name="Definition">buccaneers</text:span></text:a> have 2-12 gp each instead. For every 25, 50, and 100 men encountered there will be an additional leader who is a 3rd-4th, 5th-6th, or 7th-8th level <text:a xlink:type="simple" xlink:href="#the-fighter" text:style-name="Internet_20_link" text:visited-style-name="Visited_20_Internet_20_Link"><text:span text:style-name="Definition">fighter</text:span></text:a>, respectively. If at least 200 men are encountered it is 50% likely they are also accompanied by a 5th-8th level <text:a xlink:type="simple" xlink:href="#the-magic-user" text:style-name="Internet_20_link" text:visited-style-name="Visited_20_Internet_20_Link"><text:span text:style-name="Definition">magic-user</text:span></text:a> and a 3rd-6th level <text:a xlink:type="simple" xlink:href="#the-cleric" text:style-name="Internet_20_link" text:visited-style-name="Visited_20_Internet_20_Link"><text:span text:style-name="Definition">cleric</text:span></text:a> (check separately for each). If 300 men are encountered there absolutely will be an additional 9th-12th level <text:a xlink:type="simple" xlink:href="#the-magic-user" text:style-name="Internet_20_link" text:visited-style-name="Visited_20_Internet_20_Link"><text:span text:style-name="Definition">magic-user</text:span></text:a> and an additional 7th-10th level <text:a xlink:type="simple" xlink:href="#the-cleric" text:style-name="Internet_20_link" text:visited-style-name="Visited_20_Internet_20_Link"><text:span text:style-name="Definition">cleric</text:span></text:a>.</text:p>
      <text:p text:style-name="Text_20_body">Leader-types have a chance of possessing magical items appropriate to their <text:a xlink:type="simple" xlink:href="#classes" text:style-name="Internet_20_link" text:visited-style-name="Visited_20_Internet_20_Link"><text:span text:style-name="Definition">class</text:span></text:a>. <text:a xlink:type="simple" xlink:href="#the-fighter" text:style-name="Internet_20_link" text:visited-style-name="Visited_20_Internet_20_Link"><text:span text:style-name="Definition">Fighters</text:span></text:a> have a 10% chance per experience level of possessing a <text:a xlink:type="simple" xlink:href="#magic-swords" text:style-name="Internet_20_link" text:visited-style-name="Visited_20_Internet_20_Link"><text:span text:style-name="Definition">magic sword</text:span></text:a> and are half as likely to possess a magic <text:a xlink:type="simple" xlink:href="#armor-and-shields" text:style-name="Internet_20_link" text:visited-style-name="Visited_20_Internet_20_Link"><text:span text:style-name="Definition">shield</text:span></text:a> or magic <text:a xlink:type="simple" xlink:href="#armor-and-shields" text:style-name="Internet_20_link" text:visited-style-name="Visited_20_Internet_20_Link"><text:span text:style-name="Definition">armor</text:span></text:a>. <text:a xlink:type="simple" xlink:href="#the-cleric" text:style-name="Internet_20_link" text:visited-style-name="Visited_20_Internet_20_Link"><text:span text:style-name="Definition">Clerics</text:span></text:a> are 2% likely per experience level to possess a magic <text:a xlink:type="simple" xlink:href="#flails-and-maces" text:style-name="Internet_20_link" text:visited-style-name="Visited_20_Internet_20_Link"><text:span text:style-name="Definition">mace</text:span></text:a>, <text:a xlink:type="simple" xlink:href="#flails-and-maces" text:style-name="Internet_20_link" text:visited-style-name="Visited_20_Internet_20_Link"><text:span text:style-name="Definition">flail</text:span></text:a>, hammer, or <text:a xlink:type="simple" xlink:href="#staves-and-wands" text:style-name="Internet_20_link" text:visited-style-name="Visited_20_Internet_20_Link"><text:span text:style-name="Definition">staff</text:span></text:a> and are 5% likely to possess a magic <text:a xlink:type="simple" xlink:href="#armor-and-shields" text:style-name="Internet_20_link" text:visited-style-name="Visited_20_Internet_20_Link"><text:span text:style-name="Definition">shield</text:span></text:a> or magic <text:a xlink:type="simple" xlink:href="#armor-and-shields" text:style-name="Internet_20_link" text:visited-style-name="Visited_20_Internet_20_Link"><text:span text:style-name="Definition">armor</text:span></text:a>. <text:a xlink:type="simple" xlink:href="#the-magic-user" text:style-name="Internet_20_link" text:visited-style-name="Visited_20_Internet_20_Link"><text:span text:style-name="Definition">Magic-users</text:span></text:a> are 5% likely per experience level to possess a magic <text:a xlink:type="simple" xlink:href="#staves-and-wands" text:style-name="Internet_20_link" text:visited-style-name="Visited_20_Internet_20_Link"><text:span text:style-name="Definition">wand</text:span></text:a> and are equally likely to possess a magic <text:a xlink:type="simple" xlink:href="#rings" text:style-name="Internet_20_link" text:visited-style-name="Visited_20_Internet_20_Link"><text:span text:style-name="Definition">ring</text:span></text:a> or a <text:a xlink:type="simple" xlink:href="#miscellaneous-magic-items" text:style-name="Internet_20_link" text:visited-style-name="Visited_20_Internet_20_Link"><text:span text:style-name="Definition">miscellaneous magic item</text:span></text:a>. Check separately for each item in all cases.</text:p>
      <text:h text:style-name="Heading_20_5" text:outline-level="5"><text:bookmark-start text:name="men-bandits"/>Men, Bandits<text:bookmark-end text:name="men-bandits"/></text:h>
      <text:p text:style-name="First_20_paragraph">are desperate and surly scavengers equipped simply with clubs, <text:a xlink:type="simple" xlink:href="#daggers" text:style-name="Internet_20_link" text:visited-style-name="Visited_20_Internet_20_Link"><text:span text:style-name="Definition">daggers</text:span></text:a>, or <text:a xlink:type="simple" xlink:href="#axes" text:style-name="Internet_20_link" text:visited-style-name="Visited_20_Internet_20_Link"><text:span text:style-name="Definition">axes</text:span></text:a>, and <text:a xlink:type="simple" xlink:href="#armor-and-shields" text:style-name="Internet_20_link" text:visited-style-name="Visited_20_Internet_20_Link"><text:span text:style-name="Definition">shields</text:span></text:a>.</text:p>
      <text:h text:style-name="Heading_20_5" text:outline-level="5"><text:bookmark-start text:name="men-berserkers"/>Men, Berserkers<text:bookmark-end text:name="men-berserkers"/></text:h>
      <text:p text:style-name="First_20_paragraph">are warriors maddened with battle lust. They attack at +2 to hit <text:a xlink:type="simple" xlink:href="#versus-man-types" text:style-name="Internet_20_link" text:visited-style-name="Visited_20_Internet_20_Link"><text:span text:style-name="Definition">versus man-types</text:span></text:a> and need never check <text:a xlink:type="simple" xlink:href="#reaction-and-morale-checks" text:style-name="Internet_20_link" text:visited-style-name="Visited_20_Internet_20_Link"><text:span text:style-name="Definition">morale</text:span></text:a>. They carry two-handed weapons but wear no <text:a xlink:type="simple" xlink:href="#armor-and-shields" text:style-name="Internet_20_link" text:visited-style-name="Visited_20_Internet_20_Link"><text:span text:style-name="Definition">armor</text:span></text:a>. Their leader-types are exclusively <text:a xlink:type="simple" xlink:href="#the-fighter" text:style-name="Internet_20_link" text:visited-style-name="Visited_20_Internet_20_Link"><text:span text:style-name="Definition">fighters</text:span></text:a>.</text:p>
      <text:h text:style-name="Heading_20_5" text:outline-level="5"><text:bookmark-start text:name="men-brigands"/>Men, Brigands<text:bookmark-end text:name="men-brigands"/></text:h>
      <text:p text:style-name="First_20_paragraph">are well-organized robbers and highway <text:a xlink:type="simple" xlink:href="#men" text:style-name="Internet_20_link" text:visited-style-name="Visited_20_Internet_20_Link"><text:span text:style-name="Definition">men</text:span></text:a>. They wear leather <text:a xlink:type="simple" xlink:href="#armor-and-shields" text:style-name="Internet_20_link" text:visited-style-name="Visited_20_Internet_20_Link"><text:span text:style-name="Definition">armor</text:span></text:a>, carry <text:a xlink:type="simple" xlink:href="#armor-and-shields" text:style-name="Internet_20_link" text:visited-style-name="Visited_20_Internet_20_Link"><text:span text:style-name="Definition">shields</text:span></text:a>, are armed with swords, <text:a xlink:type="simple" xlink:href="#axes" text:style-name="Internet_20_link" text:visited-style-name="Visited_20_Internet_20_Link"><text:span text:style-name="Definition">axes</text:span></text:a>, <text:a xlink:type="simple" xlink:href="#flails-and-maces" text:style-name="Internet_20_link" text:visited-style-name="Visited_20_Internet_20_Link"><text:span text:style-name="Definition">maces</text:span></text:a>, short <text:a xlink:type="simple" xlink:href="#bows" text:style-name="Internet_20_link" text:visited-style-name="Visited_20_Internet_20_Link"><text:span text:style-name="Definition">bows</text:span></text:a>, or <text:a xlink:type="simple" xlink:href="#spears" text:style-name="Internet_20_link" text:visited-style-name="Visited_20_Internet_20_Link"><text:span text:style-name="Definition">spears</text:span></text:a> and have a +1 adjustment to <text:a xlink:type="simple" xlink:href="#reaction-and-morale-checks" text:style-name="Internet_20_link" text:visited-style-name="Visited_20_Internet_20_Link"><text:span text:style-name="Definition">morale</text:span></text:a> checks.</text:p>
      <text:h text:style-name="Heading_20_5" text:outline-level="5"><text:bookmark-start text:name="men-buccaneers"/>Men, Buccaneers<text:bookmark-end text:name="men-buccaneers"/></text:h>
      <text:p text:style-name="First_20_paragraph">are picaroons and castaways who ply the shores for easy pickings from skiffs and pickets. They are unarmored and quick and carry swords or clubs and <text:a xlink:type="simple" xlink:href="#daggers" text:style-name="Internet_20_link" text:visited-style-name="Visited_20_Internet_20_Link"><text:span text:style-name="Definition">daggers</text:span></text:a> as a main gauche.</text:p>
      <text:h text:style-name="Heading_20_5" text:outline-level="5"><text:bookmark-start text:name="men-dervishes"/>Men, Dervishes<text:bookmark-end text:name="men-dervishes"/></text:h>
      <text:p text:style-name="First_20_paragraph">are religious fanatics of the lawful sort. They attack at +2 to hit <text:a xlink:type="simple" xlink:href="#versus-man-types" text:style-name="Internet_20_link" text:visited-style-name="Visited_20_Internet_20_Link"><text:span text:style-name="Definition">versus man-types</text:span></text:a> and need never check <text:a xlink:type="simple" xlink:href="#reaction-and-morale-checks" text:style-name="Internet_20_link" text:visited-style-name="Visited_20_Internet_20_Link"><text:span text:style-name="Definition">morale</text:span></text:a> due to their fanaticism. They carry clerical weaponry and <text:a xlink:type="simple" xlink:href="#armor-and-shields" text:style-name="Internet_20_link" text:visited-style-name="Visited_20_Internet_20_Link"><text:span text:style-name="Definition">shields</text:span></text:a> and their leader-types are exclusively <text:a xlink:type="simple" xlink:href="#the-cleric" text:style-name="Internet_20_link" text:visited-style-name="Visited_20_Internet_20_Link"><text:span text:style-name="Definition">clerics</text:span></text:a>.</text:p>
      <text:h text:style-name="Heading_20_5" text:outline-level="5"><text:bookmark-start text:name="men-mercenaries"/>Men, Mercenaries<text:bookmark-end text:name="men-mercenaries"/></text:h>
      <text:p text:style-name="First_20_paragraph">are professional sell-swords and soldiers of fortune. They are well organized but untrustworthy military <text:a xlink:type="simple" xlink:href="#men" text:style-name="Internet_20_link" text:visited-style-name="Visited_20_Internet_20_Link"><text:span text:style-name="Definition">men</text:span></text:a> possibly open to offers of employment. They typically have leather <text:a xlink:type="simple" xlink:href="#armor-and-shields" text:style-name="Internet_20_link" text:visited-style-name="Visited_20_Internet_20_Link"><text:span text:style-name="Definition">armor</text:span></text:a>, <text:a xlink:type="simple" xlink:href="#magical-helms" text:style-name="Internet_20_link" text:visited-style-name="Visited_20_Internet_20_Link"><text:span text:style-name="Definition">helmets</text:span></text:a>, <text:soft-page-break/>and <text:a xlink:type="simple" xlink:href="#armor-and-shields" text:style-name="Internet_20_link" text:visited-style-name="Visited_20_Internet_20_Link"><text:span text:style-name="Definition">shields</text:span></text:a> and are armed with swords, <text:a xlink:type="simple" xlink:href="#spears" text:style-name="Internet_20_link" text:visited-style-name="Visited_20_Internet_20_Link"><text:span text:style-name="Definition">spears</text:span></text:a>, pole arms, or crossbows. With a throw of 5-6 on a six-sided die one-third of their force will also be <text:a xlink:type="simple" xlink:href="#mounted-combat" text:style-name="Internet_20_link" text:visited-style-name="Visited_20_Internet_20_Link"><text:span text:style-name="Definition">mounted</text:span></text:a>.</text:p>
      <text:h text:style-name="Heading_20_5" text:outline-level="5"><text:bookmark-start text:name="men-nomads"/>Men, Nomads<text:bookmark-end text:name="men-nomads"/></text:h>
      <text:p text:style-name="First_20_paragraph">are desert or steppe raiders who are always <text:a xlink:type="simple" xlink:href="#mounted-combat" text:style-name="Internet_20_link" text:visited-style-name="Visited_20_Internet_20_Link"><text:span text:style-name="Definition">mounted</text:span></text:a>. They carry short <text:a xlink:type="simple" xlink:href="#bows" text:style-name="Internet_20_link" text:visited-style-name="Visited_20_Internet_20_Link"><text:span text:style-name="Definition">bows</text:span></text:a>, <text:a xlink:type="simple" xlink:href="#spears" text:style-name="Internet_20_link" text:visited-style-name="Visited_20_Internet_20_Link"><text:span text:style-name="Definition">spears</text:span></text:a>, and <text:a xlink:type="simple" xlink:href="#armor-and-shields" text:style-name="Internet_20_link" text:visited-style-name="Visited_20_Internet_20_Link"><text:span text:style-name="Definition">shields</text:span></text:a>.</text:p>
      <text:h text:style-name="Heading_20_5" text:outline-level="5"><text:bookmark-start text:name="men-pirates"/>Men, Pirates<text:bookmark-end text:name="men-pirates"/></text:h>
      <text:p text:style-name="First_20_paragraph">are ruthless sea <text:a xlink:type="simple" xlink:href="#dogs" text:style-name="Internet_20_link" text:visited-style-name="Visited_20_Internet_20_Link"><text:span text:style-name="Definition">dogs</text:span></text:a> and cut throats who pillage waterways and coastal regions from their sloops and galleys. They are unarmored and quick and arm themselves with curved swords or clubs and <text:a xlink:type="simple" xlink:href="#daggers" text:style-name="Internet_20_link" text:visited-style-name="Visited_20_Internet_20_Link"><text:span text:style-name="Definition">daggers</text:span></text:a> as a main-gauche. They have a +1 adjustment to <text:a xlink:type="simple" xlink:href="#reaction-and-morale-checks" text:style-name="Internet_20_link" text:visited-style-name="Visited_20_Internet_20_Link"><text:span text:style-name="Definition">morale</text:span></text:a> checks.</text:p>
      <text:h text:style-name="Heading_20_5" text:outline-level="5"><text:bookmark-start text:name="men-zealots"/>Men, Zealots<text:bookmark-end text:name="men-zealots"/></text:h>
      <text:p text:style-name="First_20_paragraph">are religious fanatics of the chaotic sort. They attack at +2 to hit <text:a xlink:type="simple" xlink:href="#versus-man-types" text:style-name="Internet_20_link" text:visited-style-name="Visited_20_Internet_20_Link"><text:span text:style-name="Definition">versus man-types</text:span></text:a> and need never check <text:a xlink:type="simple" xlink:href="#reaction-and-morale-checks" text:style-name="Internet_20_link" text:visited-style-name="Visited_20_Internet_20_Link"><text:span text:style-name="Definition">morale</text:span></text:a> due to their fanaticism. They carry clerical weaponry and <text:a xlink:type="simple" xlink:href="#armor-and-shields" text:style-name="Internet_20_link" text:visited-style-name="Visited_20_Internet_20_Link"><text:span text:style-name="Definition">shields</text:span></text:a> and their leader-types are exclusively <text:a xlink:type="simple" xlink:href="#the-anti-cleric" text:style-name="Internet_20_link" text:visited-style-name="Visited_20_Internet_20_Link"><text:span text:style-name="Definition">anti-clerics</text:span></text:a>.</text:p>
      <text:h text:style-name="Heading_20_5" text:outline-level="5"><text:bookmark-start text:name="mermen"/>Mermen<text:bookmark-end text:name="mermen"/></text:h>
      <text:p text:style-name="First_20_paragraph">are aquatic warriors. Against <text:a xlink:type="simple" xlink:href="#man-types" text:style-name="Internet_20_link" text:visited-style-name="Visited_20_Internet_20_Link"><text:span text:style-name="Definition">man-types</text:span></text:a> in the sea they attack at +2 and need never check <text:a xlink:type="simple" xlink:href="#reaction-and-morale-checks" text:style-name="Internet_20_link" text:visited-style-name="Visited_20_Internet_20_Link"><text:span text:style-name="Definition">morale</text:span></text:a>. They can remain underwater indefinitely and are only subject to <text:a xlink:type="simple" xlink:href="#missile-fire" text:style-name="Internet_20_link" text:visited-style-name="Visited_20_Internet_20_Link"><text:span text:style-name="Definition">missile</text:span></text:a> fire if they rise to the surface, which they must do to grapple or board ships. On land or aboard ships they suffer a −2 penalty to attack rolls and <text:a xlink:type="simple" xlink:href="#reaction-and-morale-checks" text:style-name="Internet_20_link" text:visited-style-name="Visited_20_Internet_20_Link"><text:span text:style-name="Definition">morale</text:span></text:a> checks. Their scaly skin is equal to leather <text:a xlink:type="simple" xlink:href="#armor-and-shields" text:style-name="Internet_20_link" text:visited-style-name="Visited_20_Internet_20_Link"><text:span text:style-name="Definition">armor</text:span></text:a> and they fight with <text:a xlink:type="simple" xlink:href="#spears" text:style-name="Internet_20_link" text:visited-style-name="Visited_20_Internet_20_Link"><text:span text:style-name="Definition">spears</text:span></text:a> and <text:a xlink:type="simple" xlink:href="#daggers" text:style-name="Internet_20_link" text:visited-style-name="Visited_20_Internet_20_Link"><text:span text:style-name="Definition">daggers</text:span></text:a>. Meremen have leader-types as do <text:a xlink:type="simple" xlink:href="#men" text:style-name="Internet_20_link" text:visited-style-name="Visited_20_Internet_20_Link"><text:span text:style-name="Definition">men</text:span></text:a> although these are exclusively <text:a xlink:type="simple" xlink:href="#the-fighter" text:style-name="Internet_20_link" text:visited-style-name="Visited_20_Internet_20_Link"><text:span text:style-name="Definition">fighters</text:span></text:a>.</text:p>
      <text:h text:style-name="Heading_20_5" text:outline-level="5"><text:bookmark-start text:name="minotaurs"/>Minotaurs<text:bookmark-end text:name="minotaurs"/></text:h>
      <text:p text:style-name="First_20_paragraph">are great bull-headed humanoids half again as large as a <text:a xlink:type="simple" xlink:href="#men" text:style-name="Internet_20_link" text:visited-style-name="Visited_20_Internet_20_Link"><text:span text:style-name="Definition">man</text:span></text:a>. They are carnivorous <text:a xlink:type="simple" xlink:href="#men" text:style-name="Internet_20_link" text:visited-style-name="Visited_20_Internet_20_Link"><text:span text:style-name="Definition">man</text:span></text:a>-eaters and will always attack. They need never check <text:a xlink:type="simple" xlink:href="#reaction-and-morale-checks" text:style-name="Internet_20_link" text:visited-style-name="Visited_20_Internet_20_Link"><text:span text:style-name="Definition">morale</text:span></text:a> and will never give up a chase so long as the prey is in sight.</text:p>
      <text:h text:style-name="Heading_20_5" text:outline-level="5"><text:bookmark-start text:name="mummies"/>Mummies<text:bookmark-end text:name="mummies"/></text:h>
      <text:p text:style-name="First_20_paragraph">are invulnerable to <text:a xlink:type="simple" xlink:href="#normal-weapons" text:style-name="Internet_20_link" text:visited-style-name="Visited_20_Internet_20_Link"><text:span text:style-name="Definition">normal weaponry</text:span></text:a> and even magical weaponry causes them only half <text:a xlink:type="simple" xlink:href="#damage" text:style-name="Internet_20_link" text:visited-style-name="Visited_20_Internet_20_Link"><text:span text:style-name="Definition">damage</text:span></text:a>. They are vulnerable to fire, however, even the ordinary sort. A hit from a mummy will cause a terrible necrosis such that wounds take 10 times as long to <text:a xlink:type="simple" xlink:href="#healing" text:style-name="Internet_20_link" text:visited-style-name="Visited_20_Internet_20_Link"><text:span text:style-name="Definition">heal</text:span></text:a>. The first and second applications of a <text:a xlink:type="simple" xlink:href="#remove-disease" text:style-name="Internet_20_link" text:visited-style-name="Visited_20_Internet_20_Link"><text:span text:style-name="Definition">remove disease</text:span></text:a> spell will reduce this to 5 times and 2 times, respectively, and only a third application will lift the affliction entirely.</text:p>
      <text:h text:style-name="Heading_20_5" text:outline-level="5"><text:bookmark-start text:name="nixies"/>Nixies<text:bookmark-end text:name="nixies"/></text:h>
      <text:p text:style-name="First_20_paragraph">are small and comely fresh water sprites who are not evil but will compel intruders to serve their <text:soft-page-break/>needs. Any 10 nixies can jointly <text:a xlink:type="simple" xlink:href="#enchanting-magic-items" text:style-name="Internet_20_link" text:visited-style-name="Visited_20_Internet_20_Link"><text:span text:style-name="Definition">enchant</text:span></text:a> a target with a <text:a xlink:type="simple" xlink:href="#charm-person" text:style-name="Internet_20_link" text:visited-style-name="Visited_20_Internet_20_Link"><text:span text:style-name="Definition">charm person</text:span></text:a> and a water breathing spell. A character who fails to save <text:a xlink:type="simple" xlink:href="#spell" text:style-name="Internet_20_link" text:visited-style-name="Visited_20_Internet_20_Link"><text:span text:style-name="Definition">versus spells</text:span></text:a> will immediately proceed to the underwater lair and remain there in servitude. After a period of one year he will return to the surface unharmed. A <text:a xlink:type="simple" xlink:href="#dispel-magic" text:style-name="Internet_20_link" text:visited-style-name="Visited_20_Internet_20_Link"><text:span text:style-name="Definition">dispel magic</text:span></text:a> can prematurely break the enchantment but always has a 25% chance of failure.</text:p>
      <text:p text:style-name="Text_20_body">Nixies arm themselves with <text:a xlink:type="simple" xlink:href="#daggers" text:style-name="Internet_20_link" text:visited-style-name="Visited_20_Internet_20_Link"><text:span text:style-name="Definition">daggers</text:span></text:a> and javelins. Their lair will be an underwater enclave containing 2-16 charmed prisoners of various sorts, and protected by 20-120 <text:a xlink:type="simple" xlink:href="#fish-giant" text:style-name="Internet_20_link" text:visited-style-name="Visited_20_Internet_20_Link"><text:span text:style-name="Definition">giant fish</text:span></text:a> such as gar or pike. These will obey nixies but can be held at bay by any fire that will burn underwater. Any group of 40 or more nixies can attempt to grapple a surface ship.</text:p>
      <text:h text:style-name="Heading_20_5" text:outline-level="5"><text:bookmark-start text:name="an-ochre-jelly"/>An Ochre Jelly<text:bookmark-end text:name="an-ochre-jelly"/></text:h>
      <text:p text:style-name="First_20_paragraph">is a monstrous amoeba that lives as a <text:a xlink:type="simple" xlink:href="#populating-a-dungeon" text:style-name="Internet_20_link" text:visited-style-name="Visited_20_Internet_20_Link"><text:span text:style-name="Definition">dungeon</text:span></text:a> scavenger. It is susceptible to cold and fire but lightning and weaponry will merely divide it into two smaller parts without causing it harm. An ochre jelly will dissolve a wooden <text:a xlink:type="simple" xlink:href="#armor-and-shields" text:style-name="Internet_20_link" text:visited-style-name="Visited_20_Internet_20_Link"><text:span text:style-name="Definition">shield</text:span></text:a> or <text:a xlink:type="simple" xlink:href="#doors" text:style-name="Internet_20_link" text:visited-style-name="Visited_20_Internet_20_Link"><text:span text:style-name="Definition">door</text:span></text:a> in a single <text:a xlink:type="simple" xlink:href="#turns" text:style-name="Internet_20_link" text:visited-style-name="Visited_20_Internet_20_Link"><text:span text:style-name="Definition">turn</text:span></text:a>. Flesh contacted suffers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text:a xlink:type="simple" xlink:href="#turns" text:style-name="Internet_20_link" text:visited-style-name="Visited_20_Internet_20_Link"><text:span text:style-name="Definition">turn</text:span></text:a> but stone and metal are impervious. It can <text:a xlink:type="simple" xlink:href="#time-and-movement_2" text:style-name="Internet_20_link" text:visited-style-name="Visited_20_Internet_20_Link"><text:span text:style-name="Definition">move</text:span></text:a> along a wall, floor, or ceiling equally and can squeeze through tiny openings including cracks in stonework and under <text:a xlink:type="simple" xlink:href="#doors" text:style-name="Internet_20_link" text:visited-style-name="Visited_20_Internet_20_Link"><text:span text:style-name="Definition">doors</text:span></text:a>.</text:p>
      <text:h text:style-name="Heading_20_5" text:outline-level="5"><text:bookmark-start text:name="octopi-giant"/>Octopi, Giant<text:bookmark-end text:name="octopi-giant"/></text:h>
      <text:p text:style-name="First_20_paragraph">are intelligent and lair in shipwrecks and caves preying on passing swimmers and ships. They can grapple and capsize smaller <text:a xlink:type="simple" xlink:href="#oared-vessels" text:style-name="Internet_20_link" text:visited-style-name="Visited_20_Internet_20_Link"><text:span text:style-name="Definition">vessels</text:span></text:a> or else make 1-6 attack rolls each <text:a xlink:type="simple" xlink:href="#turns" text:style-name="Internet_20_link" text:visited-style-name="Visited_20_Internet_20_Link"><text:span text:style-name="Definition">turn</text:span></text:a> versus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ext:span></text:a> enemies with their stinging tentacles. They have no bones and can squeeze through very small gaps.</text:p>
      <text:h text:style-name="Heading_20_5" text:outline-level="5"><text:bookmark-start text:name="ogres"/>Ogres<text:bookmark-end text:name="ogres"/></text:h>
      <text:p text:style-name="First_20_paragraph">are thick-necked, ugly brutes half again as large as a <text:a xlink:type="simple" xlink:href="#men" text:style-name="Internet_20_link" text:visited-style-name="Visited_20_Internet_20_Link"><text:span text:style-name="Definition">man</text:span></text:a> and possess great <text:a xlink:type="simple" xlink:href="#strength" text:style-name="Internet_20_link" text:visited-style-name="Visited_20_Internet_20_Link"><text:span text:style-name="Definition">strength</text:span></text:a> but limited wit. They cause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combat" text:style-name="Internet_20_link" text:visited-style-name="Visited_20_Internet_20_Link"><text:span text:style-name="Definition">combat</text:span></text:a> due to their size and <text:a xlink:type="simple" xlink:href="#strength" text:style-name="Internet_20_link" text:visited-style-name="Visited_20_Internet_20_Link"><text:span text:style-name="Definition">strength</text:span></text:a>. They are so suspicious of their fellows that little <text:a xlink:type="simple" xlink:href="#treasures" text:style-name="Internet_20_link" text:visited-style-name="Visited_20_Internet_20_Link"><text:span text:style-name="Definition">treasure</text:span></text:a> is left unguarded. Instead, each ogre carries 100-600 gp with him even outside of the lair.</text:p>
      <text:h text:style-name="Heading_20_5" text:outline-level="5"><text:bookmark-start text:name="orcs"/>Orcs<text:bookmark-end text:name="orcs"/></text:h>
      <text:p text:style-name="First_20_paragraph">are fecund humanoids occurring in warlike tribes. They dislike bright <text:a xlink:type="simple" xlink:href="#light_2" text:style-name="Internet_20_link" text:visited-style-name="Visited_20_Internet_20_Link"><text:span text:style-name="Definition">light</text:span></text:a> and adjust attack and <text:a xlink:type="simple" xlink:href="#reaction-and-morale-checks" text:style-name="Internet_20_link" text:visited-style-name="Visited_20_Internet_20_Link"><text:span text:style-name="Definition">morale</text:span></text:a> checks by −1 from in full daylight. Hostilities among orc tribes are just as common as with neighbors of other sorts and they will attack foreign orcs unless restrained by a strong leader. They need not check <text:a xlink:type="simple" xlink:href="#reaction-and-morale-checks" text:style-name="Internet_20_link" text:visited-style-name="Visited_20_Internet_20_Link"><text:span text:style-name="Definition">morale</text:span></text:a> while they are defending their lair and they outnumber their enemies by at least 3 to 1.</text:p>
      <text:p text:style-name="Text_20_body">An orc lair will be either a guarded cave complex or a village protected by a stockade and possibly an encircling <text:a xlink:type="simple" xlink:href="#ditch" text:style-name="Internet_20_link" text:visited-style-name="Visited_20_Internet_20_Link"><text:span text:style-name="Definition">ditch</text:span></text:a> or moat. The lair will contain half as many non-combatants as combatants as well as an orc chieftain and 3-18 bodyguards who fight as 3 and 2 <text:a xlink:type="simple" xlink:href="#the-numbers-of-hit-dice" text:style-name="Internet_20_link" text:visited-style-name="Visited_20_Internet_20_Link"><text:span text:style-name="Definition">hit dice</text:span></text:a> <text:a xlink:type="simple" xlink:href="#monsters_2" text:style-name="Internet_20_link" text:visited-style-name="Visited_20_Internet_20_Link"><text:span text:style-name="Definition">monsters</text:span></text:a>, respectively.</text:p>
      <text:p text:style-name="Text_20_body"><text:soft-page-break/>A village is 33% likely to contain an additional 1-4 catapults, a high watch tower, 1-8 <text:a xlink:type="simple" xlink:href="#ogres" text:style-name="Internet_20_link" text:visited-style-name="Visited_20_Internet_20_Link"><text:span text:style-name="Definition">ogres</text:span></text:a>, a 7th-8th level <text:a xlink:type="simple" xlink:href="#the-fighter" text:style-name="Internet_20_link" text:visited-style-name="Visited_20_Internet_20_Link"><text:span text:style-name="Definition">fighter</text:span></text:a>, and a 9th-12th level <text:a xlink:type="simple" xlink:href="#the-magic-user" text:style-name="Internet_20_link" text:visited-style-name="Visited_20_Internet_20_Link"><text:span text:style-name="Definition">magic-user</text:span></text:a> (check for each separately). A cave complex is 33% likely to contain additional dead <text:a xlink:type="simple" xlink:href="#falling" text:style-name="Internet_20_link" text:visited-style-name="Visited_20_Internet_20_Link"><text:span text:style-name="Definition">falls</text:span></text:a> and other <text:a xlink:type="simple" xlink:href="#tricks-and-traps" text:style-name="Internet_20_link" text:visited-style-name="Visited_20_Internet_20_Link"><text:span text:style-name="Definition">traps</text:span></text:a>, 1-8 <text:a xlink:type="simple" xlink:href="#ogres" text:style-name="Internet_20_link" text:visited-style-name="Visited_20_Internet_20_Link"><text:span text:style-name="Definition">ogres</text:span></text:a>, 1-6 <text:a xlink:type="simple" xlink:href="#trolls" text:style-name="Internet_20_link" text:visited-style-name="Visited_20_Internet_20_Link"><text:span text:style-name="Definition">trolls</text:span></text:a>, or a <text:a xlink:type="simple" xlink:href="#dragons" text:style-name="Internet_20_link" text:visited-style-name="Visited_20_Internet_20_Link"><text:span text:style-name="Definition">dragon</text:span></text:a> (check for each separately). If a <text:a xlink:type="simple" xlink:href="#dragons" text:style-name="Internet_20_link" text:visited-style-name="Visited_20_Internet_20_Link"><text:span text:style-name="Definition">dragon</text:span></text:a> is present it will be a young, adult, or mature specimen of the black, green, blue, or red sort.</text:p>
      <text:h text:style-name="Heading_20_5" text:outline-level="5"><text:bookmark-start text:name="pegasi"/>Pegasi<text:bookmark-end text:name="pegasi"/></text:h>
      <text:p text:style-name="First_20_paragraph">are shy, wild, and noble winged <text:a xlink:type="simple" xlink:href="#horses" text:style-name="Internet_20_link" text:visited-style-name="Visited_20_Internet_20_Link"><text:span text:style-name="Definition">horses</text:span></text:a>. If captured they are difficult to tame and will not tolerate <text:a xlink:type="simple" xlink:href="#hippogriffs" text:style-name="Internet_20_link" text:visited-style-name="Visited_20_Internet_20_Link"><text:span text:style-name="Definition">hippogriffs</text:span></text:a> or griffins. They will never serve chaotic characters.</text:p>
      <text:h text:style-name="Heading_20_5" text:outline-level="5"><text:bookmark-start text:name="pixies"/>Pixies<text:bookmark-end text:name="pixies"/></text:h>
      <text:p text:style-name="First_20_paragraph">are small air sprites who are permanently invisible unless they desire to be seen. They are not evil but dislike intrusion and any 10 pixies can jointly cause a <text:a xlink:type="simple" xlink:href="#sleep" text:style-name="Internet_20_link" text:visited-style-name="Visited_20_Internet_20_Link"><text:span text:style-name="Definition">sleep</text:span></text:a> spell once per day which they use to dissuade potential offenders. They arm themselves with <text:a xlink:type="simple" xlink:href="#daggers" text:style-name="Internet_20_link" text:visited-style-name="Visited_20_Internet_20_Link"><text:span text:style-name="Definition">daggers</text:span></text:a> and short <text:a xlink:type="simple" xlink:href="#bows" text:style-name="Internet_20_link" text:visited-style-name="Visited_20_Internet_20_Link"><text:span text:style-name="Definition">bows</text:span></text:a> and always attack by <text:a xlink:type="simple" xlink:href="#surprise" text:style-name="Internet_20_link" text:visited-style-name="Visited_20_Internet_20_Link"><text:span text:style-name="Definition">surprise</text:span></text:a> unless they are detected by magical means. Note that <text:a xlink:type="simple" xlink:href="#the-fighter" text:style-name="Internet_20_link" text:visited-style-name="Visited_20_Internet_20_Link"><text:span text:style-name="Definition">fighters</text:span></text:a> of 8th level and above will sense pixies within 3" even without seeing them.</text:p>
      <text:h text:style-name="Heading_20_5" text:outline-level="5"><text:bookmark-start text:name="purple-worms"/>Purple Worms<text:bookmark-end text:name="purple-worms"/></text:h>
      <text:p text:style-name="First_20_paragraph">are voracious burrowers up to 6ft in diameter and 60ft in length that occur almost everywhere. They always attack and need never check <text:a xlink:type="simple" xlink:href="#reaction-and-morale-checks" text:style-name="Internet_20_link" text:visited-style-name="Visited_20_Internet_20_Link"><text:span text:style-name="Definition">morale</text:span></text:a>. A purple worm cause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has a deadly venomous stringer in the tail but the huge maw is the main weapon; if a bite attack roll exceeds the number required to hit by 4 or more, or is a 20 in any case, a <text:a xlink:type="simple" xlink:href="#men" text:style-name="Internet_20_link" text:visited-style-name="Visited_20_Internet_20_Link"><text:span text:style-name="Definition">man</text:span></text:a>-sized or smaller target will be swallowed whole. Swallowed targets will be unconscious within 3 <text:a xlink:type="simple" xlink:href="#turns" text:style-name="Internet_20_link" text:visited-style-name="Visited_20_Internet_20_Link"><text:span text:style-name="Definition">turns</text:span></text:a>, slain within 6 <text:a xlink:type="simple" xlink:href="#turns" text:style-name="Internet_20_link" text:visited-style-name="Visited_20_Internet_20_Link"><text:span text:style-name="Definition">turns</text:span></text:a>, and the body unrecoverable after 12 <text:a xlink:type="simple" xlink:href="#turns" text:style-name="Internet_20_link" text:visited-style-name="Visited_20_Internet_20_Link"><text:span text:style-name="Definition">turns</text:span></text:a>. The interior gullet is AC 9 but can be attacked only by <text:a xlink:type="simple" xlink:href="#daggers" text:style-name="Internet_20_link" text:visited-style-name="Visited_20_Internet_20_Link"><text:span text:style-name="Definition">dagger</text:span></text:a> or knife; at least 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must be caused to cut a way out.</text:p>
      <text:h text:style-name="Heading_20_5" text:outline-level="5"><text:bookmark-start text:name="rats-giant"/>Rats, Giant<text:bookmark-end text:name="rats-giant"/></text:h>
      <text:p text:style-name="First_20_paragraph">occur in plague proportions underground, squeezing through tiny gaps and tunnels in the earth and stone work. They cause only 1-3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but any hit can transmit a debilitating disease to <text:a xlink:type="simple" xlink:href="#man-types" text:style-name="Internet_20_link" text:visited-style-name="Visited_20_Internet_20_Link"><text:span text:style-name="Definition">man-types</text:span></text:a> who fail to save <text:a xlink:type="simple" xlink:href="#poison" text:style-name="Internet_20_link" text:visited-style-name="Visited_20_Internet_20_Link"><text:span text:style-name="Definition">versus poison</text:span></text:a> at +4 on the die (a single <text:a xlink:type="simple" xlink:href="#saving-throws" text:style-name="Internet_20_link" text:visited-style-name="Visited_20_Internet_20_Link"><text:span text:style-name="Definition">saving throw</text:span></text:a> being required per <text:a xlink:type="simple" xlink:href="#wilderness-encounters" text:style-name="Internet_20_link" text:visited-style-name="Visited_20_Internet_20_Link"><text:span text:style-name="Definition">encounter</text:span></text:a>). Unless commanded to fight by a <text:a xlink:type="simple" xlink:href="#vampires" text:style-name="Internet_20_link" text:visited-style-name="Visited_20_Internet_20_Link"><text:span text:style-name="Definition">vampire</text:span></text:a> or <text:a xlink:type="simple" xlink:href="#lycanthropes" text:style-name="Internet_20_link" text:visited-style-name="Visited_20_Internet_20_Link"><text:span text:style-name="Definition">lycanthrope</text:span></text:a> they have −2 <text:a xlink:type="simple" xlink:href="#reaction-and-morale-checks" text:style-name="Internet_20_link" text:visited-style-name="Visited_20_Internet_20_Link"><text:span text:style-name="Definition">morale</text:span></text:a> and will flee from fire.</text:p>
      <text:h text:style-name="Heading_20_5" text:outline-level="5"><text:bookmark-start text:name="robots"/>Robots<text:bookmark-end text:name="robots"/></text:h>
      <text:p text:style-name="First_20_paragraph">are complex metal automatons with unfathomable electronic brains. They are self motivating and semi-intelligent and can be negotiated with to some extent. They are usually set on a “program” from which they will never waiver. Robots are cruelly strong and will strike for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Many can <text:a xlink:type="simple" xlink:href="#fly" text:style-name="Internet_20_link" text:visited-style-name="Visited_20_Internet_20_Link"><text:span text:style-name="Definition">fly</text:span></text:a> by one means or another and the remainder are equipped with a disintegration ray which can be fired up to 6" thrice per day. A successful <text:a xlink:type="simple" xlink:href="#saving-throws" text:style-name="Internet_20_link" text:visited-style-name="Visited_20_Internet_20_Link"><text:span text:style-name="Definition">saving throw</text:span></text:a> <text:a xlink:type="simple" xlink:href="#wands-and-rays" text:style-name="Internet_20_link" text:visited-style-name="Visited_20_Internet_20_Link"><text:span text:style-name="Definition">versus </text:span></text:a><text:soft-page-break/><text:a xlink:type="simple" xlink:href="#wands-and-rays" text:style-name="Internet_20_link" text:visited-style-name="Visited_20_Internet_20_Link"><text:span text:style-name="Definition">wands</text:span></text:a> is required to avoid the beam. Robots cannot be <text:a xlink:type="simple" xlink:href="#attacking-to-subdue" text:style-name="Internet_20_link" text:visited-style-name="Visited_20_Internet_20_Link"><text:span text:style-name="Definition">subdued</text:span></text:a> and need never check <text:a xlink:type="simple" xlink:href="#reaction-and-morale-checks" text:style-name="Internet_20_link" text:visited-style-name="Visited_20_Internet_20_Link"><text:span text:style-name="Definition">morale</text:span></text:a>.</text:p>
      <text:h text:style-name="Heading_20_5" text:outline-level="5"><text:bookmark-start text:name="rocs"/>Rocs<text:bookmark-end text:name="rocs"/></text:h>
      <text:p text:style-name="First_20_paragraph">are gargantuan raptors that prey on cattle, <text:a xlink:type="simple" xlink:href="#horses" text:style-name="Internet_20_link" text:visited-style-name="Visited_20_Internet_20_Link"><text:span text:style-name="Definition">horses</text:span></text:a>, and even elephants. Their eyesight is peerless and they always spot hidden (but not invisible) <text:a xlink:type="simple" xlink:href="#man-types" text:style-name="Internet_20_link" text:visited-style-name="Visited_20_Internet_20_Link"><text:span text:style-name="Definition">man-types</text:span></text:a>, even from high altitude. The largest rocs are so fearsome that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must check <text:a xlink:type="simple" xlink:href="#reaction-and-morale-checks" text:style-name="Internet_20_link" text:visited-style-name="Visited_20_Internet_20_Link"><text:span text:style-name="Definition">morale</text:span></text:a> if attacked. Rocs lair in remote, mountainous aeries that are difficult to approach except on the wing. Those found in the lair will be of mixed life stages and there is a 50% chance that there will also be 1-6 unhatched eggs or fledglings.</text:p>
      <text:p text:style-name="Text_20_body">Eggs and fledglings can be trained to serve as mounts if they can be captured. If the nest contains these, the mature <text:a xlink:type="simple" xlink:href="#rocs" text:style-name="Internet_20_link" text:visited-style-name="Visited_20_Internet_20_Link"><text:span text:style-name="Definition">rocs</text:span></text:a> will attack anyone who approaches and never check <text:a xlink:type="simple" xlink:href="#reaction-and-morale-checks" text:style-name="Internet_20_link" text:visited-style-name="Visited_20_Internet_20_Link"><text:span text:style-name="Definition">morale</text:span></text:a>; otherwise, the mature <text:a xlink:type="simple" xlink:href="#rocs" text:style-name="Internet_20_link" text:visited-style-name="Visited_20_Internet_20_Link"><text:span text:style-name="Definition">rocs</text:span></text:a> will tolerate lawful characters and possibly even help them. Chaotic sorts can expect only a hostile <text:a xlink:type="simple" xlink:href="#reaction-and-morale-checks" text:style-name="Internet_20_link" text:visited-style-name="Visited_20_Internet_20_Link"><text:span text:style-name="Definition">reaction</text:span></text:a>.</text:p>
      <text:h text:style-name="Heading_20_5" text:outline-level="5"><text:bookmark-start text:name="sabre-toothed-tigers"/>Sabre Toothed Tigers<text:bookmark-end text:name="sabre-toothed-tigers"/></text:h>
      <text:p text:style-name="First_20_paragraph">are the great cats of the Pliocene epoch, capable of hunting down <text:a xlink:type="simple" xlink:href="#dinosaurs" text:style-name="Internet_20_link" text:visited-style-name="Visited_20_Internet_20_Link"><text:span text:style-name="Definition">dinosaurs</text:span></text:a>. They are half as large again as ordinary <text:a xlink:type="simple" xlink:href="#tigers" text:style-name="Internet_20_link" text:visited-style-name="Visited_20_Internet_20_Link"><text:span text:style-name="Definition">tigers</text:span></text:a> and every bit as canny and agile. They cause 2-9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r, if an attack roll exceeds the number required to hit by 4 or more or is a 20 in any ca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salamanders"/>Salamanders<text:bookmark-end text:name="salamanders"/></text:h>
      <text:p text:style-name="First_20_paragraph">are fire-types possessing high <text:a xlink:type="simple" xlink:href="#intelligence" text:style-name="Internet_20_link" text:visited-style-name="Visited_20_Internet_20_Link"><text:span text:style-name="Definition">intelligence</text:span></text:a>, the upper body of a <text:a xlink:type="simple" xlink:href="#men" text:style-name="Internet_20_link" text:visited-style-name="Visited_20_Internet_20_Link"><text:span text:style-name="Definition">man</text:span></text:a>, and the hind section of a great serpent. They employ <text:a xlink:type="simple" xlink:href="#spears" text:style-name="Internet_20_link" text:visited-style-name="Visited_20_Internet_20_Link"><text:span text:style-name="Definition">spears</text:span></text:a> and pole arms and can be found in lava fields and environs of intense heat. Their touch causes inflammables to combust and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non-fire creatures. In <text:a xlink:type="simple" xlink:href="#melee_2" text:style-name="Internet_20_link" text:visited-style-name="Visited_20_Internet_20_Link"><text:span text:style-name="Definition">melee</text:span></text:a> <text:a xlink:type="simple" xlink:href="#combat" text:style-name="Internet_20_link" text:visited-style-name="Visited_20_Internet_20_Link"><text:span text:style-name="Definition">combat</text:span></text:a> the upper body is AC 5 while the serpent section is AC 3. Opponents who are not fire-types suffer an additional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with each hit. However, if an attack roll exceeds the number required to hit by 4 or more, a salamander instead constricts with its burning tail fo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lus 1-6 additional <text:a xlink:type="simple" xlink:href="#damage" text:style-name="Internet_20_link" text:visited-style-name="Visited_20_Internet_20_Link"><text:span text:style-name="Definition">damage</text:span></text:a> to non-fire creatures). They are themselves invulnerable to fire and <text:a xlink:type="simple" xlink:href="#normal-weapons" text:style-name="Internet_20_link" text:visited-style-name="Visited_20_Internet_20_Link"><text:span text:style-name="Definition">normal weaponry</text:span></text:a>.</text:p>
      <text:h text:style-name="Heading_20_5" text:outline-level="5"><text:bookmark-start text:name="scorpions-giant"/>Scorpions, Giant<text:bookmark-end text:name="scorpions-giant"/></text:h>
      <text:p text:style-name="First_20_paragraph">are extremely aggressive hunters of <text:a xlink:type="simple" xlink:href="#horses" text:style-name="Internet_20_link" text:visited-style-name="Visited_20_Internet_20_Link"><text:span text:style-name="Definition">horse</text:span></text:a>-sized proportions. They sense things mainly through vibration in the earth and will always attack anything that approaches. An attack roll that exceeds the number required to hit by 4 or more, or is a 20 in any case, indicates a hit by the venomous stinger, which is fatal unless a <text:a xlink:type="simple" xlink:href="#saving-throws" text:style-name="Internet_20_link" text:visited-style-name="Visited_20_Internet_20_Link"><text:span text:style-name="Definition">saving throw</text:span></text:a> <text:a xlink:type="simple" xlink:href="#poison" text:style-name="Internet_20_link" text:visited-style-name="Visited_20_Internet_20_Link"><text:span text:style-name="Definition">versus poison</text:span></text:a> is successful; otherwise, it is assumed to be a pincer attack that deals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sea-monsters"/>Sea Monsters<text:bookmark-end text:name="sea-monsters"/></text:h>
      <text:p text:style-name="First_20_paragraph">include the largest sea serpents, the whale-like leviathan (which has reportedly been mistaken for <text:soft-page-break/>an island), and the many-tentacled kraken (which is confined to a null dimension unless it is called forth by an evil high priest to devour shipping and seaports). These exist principally as deadly perils to be avoided.</text:p>
      <text:p text:style-name="Text_20_body">If the players insist on rousing sea <text:a xlink:type="simple" xlink:href="#monsters_2" text:style-name="Internet_20_link" text:visited-style-name="Visited_20_Internet_20_Link"><text:span text:style-name="Definition">monsters</text:span></text:a> to <text:a xlink:type="simple" xlink:href="#combat" text:style-name="Internet_20_link" text:visited-style-name="Visited_20_Internet_20_Link"><text:span text:style-name="Definition">combat</text:span></text:a>, sea serpents will cau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nd swallow <text:a xlink:type="simple" xlink:href="#men" text:style-name="Internet_20_link" text:visited-style-name="Visited_20_Internet_20_Link"><text:span text:style-name="Definition">man</text:span></text:a>-sized or smaller targets whole as per <text:a xlink:type="simple" xlink:href="#purple-worms" text:style-name="Internet_20_link" text:visited-style-name="Visited_20_Internet_20_Link"><text:span text:style-name="Definition">purple worms</text:span></text:a> and can encircle longboats and smaller ships within their coils and destroy them in 1-6 <text:a xlink:type="simple" xlink:href="#turns" text:style-name="Internet_20_link" text:visited-style-name="Visited_20_Internet_20_Link"><text:span text:style-name="Definition">turns</text:span></text:a>. The kraken can capsize any ship in 1-2 <text:a xlink:type="simple" xlink:href="#turns" text:style-name="Internet_20_link" text:visited-style-name="Visited_20_Internet_20_Link"><text:span text:style-name="Definition">turns</text:span></text:a> or else deliver 1-6 attack rolls versus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ext:span></text:a> enemies, each dealing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he leviathan can capsize 1-3 ships in near proximity in a single <text:a xlink:type="simple" xlink:href="#turns" text:style-name="Internet_20_link" text:visited-style-name="Visited_20_Internet_20_Link"><text:span text:style-name="Definition">turn</text:span></text:a> or swallow a single ship whole in its vast maw—destroying the <text:a xlink:type="simple" xlink:href="#oared-vessels" text:style-name="Internet_20_link" text:visited-style-name="Visited_20_Internet_20_Link"><text:span text:style-name="Definition">vessel</text:span></text:a> and delivering 4-2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everyone aboard as it swallows them.</text:p>
      <text:h text:style-name="Heading_20_5" text:outline-level="5"><text:bookmark-start text:name="shadows"/>Shadows<text:bookmark-end text:name="shadows"/></text:h>
      <text:p text:style-name="First_20_paragraph">are bleak incorporeal spirits that hunger for the life energy of living things and drain 1-4 points of <text:a xlink:type="simple" xlink:href="#strength" text:style-name="Internet_20_link" text:visited-style-name="Visited_20_Internet_20_Link"><text:span text:style-name="Definition">strength</text:span></text:a> on a hit. They are impervious to <text:a xlink:type="simple" xlink:href="#normal-weapons" text:style-name="Internet_20_link" text:visited-style-name="Visited_20_Internet_20_Link"><text:span text:style-name="Definition">normal weaponry</text:span></text:a> unless it is silvered, but magical weapons will do them double <text:a xlink:type="simple" xlink:href="#damage" text:style-name="Internet_20_link" text:visited-style-name="Visited_20_Internet_20_Link"><text:span text:style-name="Definition">damage</text:span></text:a>. Any <text:a xlink:type="simple" xlink:href="#man-types" text:style-name="Internet_20_link" text:visited-style-name="Visited_20_Internet_20_Link"><text:span text:style-name="Definition">man-type</text:span></text:a> reduced to nil <text:a xlink:type="simple" xlink:href="#strength" text:style-name="Internet_20_link" text:visited-style-name="Visited_20_Internet_20_Link"><text:span text:style-name="Definition">strength</text:span></text:a> by a shadow is slain and will arise on the following night as a shadow. <text:a xlink:type="simple" xlink:href="#strength" text:style-name="Internet_20_link" text:visited-style-name="Visited_20_Internet_20_Link"><text:span text:style-name="Definition">Strength</text:span></text:a> <text:a xlink:type="simple" xlink:href="#becoming-lost" text:style-name="Internet_20_link" text:visited-style-name="Visited_20_Internet_20_Link"><text:span text:style-name="Definition">lost</text:span></text:a> is otherwise recovered at 1 point per hour.</text:p>
      <text:h text:style-name="Heading_20_5" text:outline-level="5"><text:bookmark-start text:name="skeletons"/>Skeletons<text:bookmark-end text:name="skeletons"/></text:h>
      <text:p text:style-name="First_20_paragraph">are mindless undead brought forth by a <text:a xlink:type="simple" xlink:href="#the-magic-user" text:style-name="Internet_20_link" text:visited-style-name="Visited_20_Internet_20_Link"><text:span text:style-name="Definition">magic-user</text:span></text:a> or <text:a xlink:type="simple" xlink:href="#the-anti-cleric" text:style-name="Internet_20_link" text:visited-style-name="Visited_20_Internet_20_Link"><text:span text:style-name="Definition">anti-cleric</text:span></text:a> to serve some wicked purpose. These can carry <text:a xlink:type="simple" xlink:href="#armor-and-shields" text:style-name="Internet_20_link" text:visited-style-name="Visited_20_Internet_20_Link"><text:span text:style-name="Definition">shields</text:span></text:a> or wear <text:a xlink:type="simple" xlink:href="#armor-and-shields" text:style-name="Internet_20_link" text:visited-style-name="Visited_20_Internet_20_Link"><text:span text:style-name="Definition">armor</text:span></text:a>, or both, which would improve AC to 7 or 6, respectively. They are unaffected by <text:a xlink:type="simple" xlink:href="#normal-missiles" text:style-name="Internet_20_link" text:visited-style-name="Visited_20_Internet_20_Link"><text:span text:style-name="Definition">normal missiles</text:span></text:a>, require no sustenance, and need never check <text:a xlink:type="simple" xlink:href="#reaction-and-morale-checks" text:style-name="Internet_20_link" text:visited-style-name="Visited_20_Internet_20_Link"><text:span text:style-name="Definition">morale</text:span></text:a>.</text:p>
      <text:h text:style-name="Heading_20_5" text:outline-level="5"><text:bookmark-start text:name="snakes-giant-and-large"/>Snakes, Giant and Large<text:bookmark-end text:name="snakes-giant-and-large"/></text:h>
      <text:p text:style-name="First_20_paragraph">are encountered almost anywhere. Large snakes are up to 10ft long but are generally non-aggressive unless hunting or provoked; they are 50% likely to be venomous. <text:a xlink:type="simple" xlink:href="#giants" text:style-name="Internet_20_link" text:visited-style-name="Visited_20_Internet_20_Link"><text:span text:style-name="Definition">Giant</text:span></text:a> snakes are more aggressive and are of two sorts: vipers and constrictors. Vipers slither silently and are deadly venomous. Constrictors are non-venomous and their bite bite deals only 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However, if attacking by <text:a xlink:type="simple" xlink:href="#surprise" text:style-name="Internet_20_link" text:visited-style-name="Visited_20_Internet_20_Link"><text:span text:style-name="Definition">surprise</text:span></text:a> or an attack roll exceeds the number required to hit by 4 or more, a constrictor instead encircles its target, crushing <text:a xlink:type="simple" xlink:href="#man-types" text:style-name="Internet_20_link" text:visited-style-name="Visited_20_Internet_20_Link"><text:span text:style-name="Definition">man-types</text:span></text:a> fo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text:a xlink:type="simple" xlink:href="#turns" text:style-name="Internet_20_link" text:visited-style-name="Visited_20_Internet_20_Link"><text:span text:style-name="Definition">turn</text:span></text:a>. Constrictor-types can also be encountered at sea and are capable of encircling and destroying small boats within their coils in 1-6 <text:a xlink:type="simple" xlink:href="#turns" text:style-name="Internet_20_link" text:visited-style-name="Visited_20_Internet_20_Link"><text:span text:style-name="Definition">turns</text:span></text:a>.</text:p>
      <text:h text:style-name="Heading_20_5" text:outline-level="5"><text:bookmark-start text:name="spectres"/>Spectres<text:bookmark-end text:name="spectres"/></text:h>
      <text:p text:style-name="First_20_paragraph">are malevolent, incorporeal spirits. They can <text:a xlink:type="simple" xlink:href="#time-and-movement_2" text:style-name="Internet_20_link" text:visited-style-name="Visited_20_Internet_20_Link"><text:span text:style-name="Definition">move</text:span></text:a> through walls, ceilings, and floors and are impervious to <text:a xlink:type="simple" xlink:href="#normal-weapons" text:style-name="Internet_20_link" text:visited-style-name="Visited_20_Internet_20_Link"><text:span text:style-name="Definition">normal weaponry</text:span></text:a>. Their attack is a withering grasp that drains two experience levels on a hit. A <text:a xlink:type="simple" xlink:href="#man-types" text:style-name="Internet_20_link" text:visited-style-name="Visited_20_Internet_20_Link"><text:span text:style-name="Definition">man-type</text:span></text:a> slain by a spectre will arise the following night as a spectre under the control of the <text:a xlink:type="simple" xlink:href="#monsters_2" text:style-name="Internet_20_link" text:visited-style-name="Visited_20_Internet_20_Link"><text:span text:style-name="Definition">monster</text:span></text:a> that destroyed him. Any additional spectres encountered will be thralls of this sort.</text:p>
      <text:h text:style-name="Heading_20_5" text:outline-level="5"><text:bookmark-start text:name="spiders-giant-and-large"/><text:soft-page-break/>Spiders, Giant and Large<text:bookmark-end text:name="spiders-giant-and-large"/></text:h>
      <text:p text:style-name="First_20_paragraph">occur commonly in <text:a xlink:type="simple" xlink:href="#populating-a-dungeon" text:style-name="Internet_20_link" text:visited-style-name="Visited_20_Internet_20_Link"><text:span text:style-name="Definition">dungeons</text:span></text:a>. Large spiders are the size of a <text:a xlink:type="simple" xlink:href="#men" text:style-name="Internet_20_link" text:visited-style-name="Visited_20_Internet_20_Link"><text:span text:style-name="Definition">man’s</text:span></text:a> hand and can scurry over floors, walls, and ceilings equally. Their bite is venomous but a <text:a xlink:type="simple" xlink:href="#saving-throws" text:style-name="Internet_20_link" text:visited-style-name="Visited_20_Internet_20_Link"><text:span text:style-name="Definition">saving throw</text:span></text:a> <text:a xlink:type="simple" xlink:href="#poison" text:style-name="Internet_20_link" text:visited-style-name="Visited_20_Internet_20_Link"><text:span text:style-name="Definition">versus poison</text:span></text:a> is allowed at +2. <text:a xlink:type="simple" xlink:href="#giants" text:style-name="Internet_20_link" text:visited-style-name="Visited_20_Internet_20_Link"><text:span text:style-name="Definition">Giant</text:span></text:a> spiders are true horrors up to <text:a xlink:type="simple" xlink:href="#horses" text:style-name="Internet_20_link" text:visited-style-name="Visited_20_Internet_20_Link"><text:span text:style-name="Definition">horse</text:span></text:a>-sized. Their bite is deadly venomous and they are <text:a xlink:type="simple" xlink:href="#web" text:style-name="Internet_20_link" text:visited-style-name="Visited_20_Internet_20_Link"><text:span text:style-name="Definition">web</text:span></text:a> builders—these being equal to a <text:a xlink:type="simple" xlink:href="#web" text:style-name="Internet_20_link" text:visited-style-name="Visited_20_Internet_20_Link"><text:span text:style-name="Definition">web</text:span></text:a> spell in <text:a xlink:type="simple" xlink:href="#strength" text:style-name="Internet_20_link" text:visited-style-name="Visited_20_Internet_20_Link"><text:span text:style-name="Definition">strength</text:span></text:a>. They prefer to wait patiently in ambush and attack unwary victims. They will flee to a dark retreat if faced by superior opposition.</text:p>
      <text:h text:style-name="Heading_20_5" text:outline-level="5"><text:bookmark-start text:name="squid-giant"/>Squid, Giant<text:bookmark-end text:name="squid-giant"/></text:h>
      <text:p text:style-name="First_20_paragraph">are voracious deep sea predators who will occasionally come to the surface to grapple and capsize passing <text:a xlink:type="simple" xlink:href="#oared-vessels" text:style-name="Internet_20_link" text:visited-style-name="Visited_20_Internet_20_Link"><text:span text:style-name="Definition">vessels</text:span></text:a>. They make 1-6 attack rolls each <text:a xlink:type="simple" xlink:href="#turns" text:style-name="Internet_20_link" text:visited-style-name="Visited_20_Internet_20_Link"><text:span text:style-name="Definition">turn</text:span></text:a> against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ext:span></text:a> enemies with their numerous tentacles. If seriously challenged they can expel a cloud of black ink and flee backwards at triple pace for three <text:a xlink:type="simple" xlink:href="#turns" text:style-name="Internet_20_link" text:visited-style-name="Visited_20_Internet_20_Link"><text:span text:style-name="Definition">turns</text:span></text:a>.</text:p>
      <text:h text:style-name="Heading_20_5" text:outline-level="5"><text:bookmark-start text:name="tigers"/>Tigers<text:bookmark-end text:name="tigers"/></text:h>
      <text:p text:style-name="First_20_paragraph">are great cats that occur in frigid to tropical woodlands. They are canny, agile, and superb hunters who will stalk prey patiently in order to attack by <text:a xlink:type="simple" xlink:href="#surprise" text:style-name="Internet_20_link" text:visited-style-name="Visited_20_Internet_20_Link"><text:span text:style-name="Definition">surprise</text:span></text:a>. They can climb and <text:a xlink:type="simple" xlink:href="#swimming" text:style-name="Internet_20_link" text:visited-style-name="Visited_20_Internet_20_Link"><text:span text:style-name="Definition">swim</text:span></text:a> and can leap 10ft upward or 40ft forward. They cause 2-7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r, if an attack roll exceeds the number required to hit by 4 or more or is a 20 in any ca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thulls"/>Thulls<text:bookmark-end text:name="thulls"/></text:h>
      <text:p text:style-name="First_20_paragraph">are frightful humanoids similar to feral <text:a xlink:type="simple" xlink:href="#hobgoblins" text:style-name="Internet_20_link" text:visited-style-name="Visited_20_Internet_20_Link"><text:span text:style-name="Definition">hobgoblins</text:span></text:a> in appearance but they are far more dangerous. A thull will regenerate 1 <text:a xlink:type="simple" xlink:href="#the-numbers-of-hit-dice" text:style-name="Internet_20_link" text:visited-style-name="Visited_20_Internet_20_Link"><text:span text:style-name="Definition">lost hit point</text:span></text:a> at the beginning of each <text:a xlink:type="simple" xlink:href="#turns" text:style-name="Internet_20_link" text:visited-style-name="Visited_20_Internet_20_Link"><text:span text:style-name="Definition">turn</text:span></text:a> and a scratch from its black nails will cause paralysis for 1 <text:a xlink:type="simple" xlink:href="#turns" text:style-name="Internet_20_link" text:visited-style-name="Visited_20_Internet_20_Link"><text:span text:style-name="Definition">turn</text:span></text:a> in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except <text:a xlink:type="simple" xlink:href="#elves_1" text:style-name="Internet_20_link" text:visited-style-name="Visited_20_Internet_20_Link"><text:span text:style-name="Definition">elves</text:span></text:a> who are immune).</text:p>
      <text:h text:style-name="Heading_20_5" text:outline-level="5"><text:bookmark-start text:name="titanotheres"/>Titanotheres<text:bookmark-end text:name="titanotheres"/></text:h>
      <text:p text:style-name="First_20_paragraph">are enormous herbivores that roam temperate plains and wetlands in herds. Normally peaceful, they will charge and trample anything that provokes them causing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due to their great size.</text:p>
      <text:h text:style-name="Heading_20_5" text:outline-level="5"><text:bookmark-start text:name="a-titan"/>A Titan<text:bookmark-end text:name="a-titan"/></text:h>
      <text:p text:style-name="First_20_paragraph">is a most handsome and civilized <text:a xlink:type="simple" xlink:href="#giants" text:style-name="Internet_20_link" text:visited-style-name="Visited_20_Internet_20_Link"><text:span text:style-name="Definition">giant</text:span></text:a>. They are at least as intelligent as <text:a xlink:type="simple" xlink:href="#men" text:style-name="Internet_20_link" text:visited-style-name="Visited_20_Internet_20_Link"><text:span text:style-name="Definition">men</text:span></text:a>, thrice as tall, and incredibly strong. They deliver 6-2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with their enormous weapons and have the use of any two <text:a xlink:type="simple" xlink:href="#the-magic-user" text:style-name="Internet_20_link" text:visited-style-name="Visited_20_Internet_20_Link"><text:span text:style-name="Definition">magic-user</text:span></text:a> or <text:a xlink:type="simple" xlink:href="#the-cleric" text:style-name="Internet_20_link" text:visited-style-name="Visited_20_Internet_20_Link"><text:span text:style-name="Definition">cleric</text:span></text:a> <text:a xlink:type="simple" xlink:href="#explanation-of-spells" text:style-name="Internet_20_link" text:visited-style-name="Visited_20_Internet_20_Link"><text:span text:style-name="Definition">spells</text:span></text:a> of each spell level per day. A titan lair will contain an additional 3,000-18,000 gp.</text:p>
      <text:h text:style-name="Heading_20_5" text:outline-level="5"><text:bookmark-start text:name="toads-giant"/><text:soft-page-break/>Toads, Giant<text:bookmark-end text:name="toads-giant"/></text:h>
      <text:p text:style-name="First_20_paragraph">will swallow <text:a xlink:type="simple" xlink:href="#halflings_1" text:style-name="Internet_20_link" text:visited-style-name="Visited_20_Internet_20_Link"><text:span text:style-name="Definition">halflings</text:span></text:a> and smaller folk whole on any attack roll that exceeds the number required to hit by 4 or more. They can hop 18" every other <text:a xlink:type="simple" xlink:href="#turns" text:style-name="Internet_20_link" text:visited-style-name="Visited_20_Internet_20_Link"><text:span text:style-name="Definition">turn</text:span></text:a>, <text:a xlink:type="simple" xlink:href="#swimming" text:style-name="Internet_20_link" text:visited-style-name="Visited_20_Internet_20_Link"><text:span text:style-name="Definition">swim</text:span></text:a>, breath underwater, and are 50% likely to be venomous.</text:p>
      <text:h text:style-name="Heading_20_5" text:outline-level="5"><text:bookmark-start text:name="treants"/>Treants<text:bookmark-end text:name="treants"/></text:h>
      <text:p text:style-name="First_20_paragraph">are 20-30ft tall tree-<text:a xlink:type="simple" xlink:href="#men" text:style-name="Internet_20_link" text:visited-style-name="Visited_20_Internet_20_Link"><text:span text:style-name="Definition">men</text:span></text:a>. They are guardians of the ancient forests they inhabit and have little interest in the affairs of short-lived races such as <text:a xlink:type="simple" xlink:href="#men" text:style-name="Internet_20_link" text:visited-style-name="Visited_20_Internet_20_Link"><text:span text:style-name="Definition">men</text:span></text:a>. If roused they are dangerous enemies and will deal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hey are invulnerable to <text:a xlink:type="simple" xlink:href="#normal-weapons" text:style-name="Internet_20_link" text:visited-style-name="Visited_20_Internet_20_Link"><text:span text:style-name="Definition">normal weapons</text:span></text:a> and suffer one-half <text:a xlink:type="simple" xlink:href="#damage" text:style-name="Internet_20_link" text:visited-style-name="Visited_20_Internet_20_Link"><text:span text:style-name="Definition">damage</text:span></text:a> from magical weaponry other than <text:a xlink:type="simple" xlink:href="#axes" text:style-name="Internet_20_link" text:visited-style-name="Visited_20_Internet_20_Link"><text:span text:style-name="Definition">axes</text:span></text:a> but are vulnerable to fire. Thrice per day a treant can awaken any other tree within 6". An awakened tree fights exactly as another treant without the ability to awaken others.</text:p>
      <text:h text:style-name="Heading_20_5" text:outline-level="5"><text:bookmark-start text:name="trolls"/>Trolls<text:bookmark-end text:name="trolls"/></text:h>
      <text:p text:style-name="First_20_paragraph">are thin, loathsome humanoids with rubbery green skin. They would be tall if they were not always hunched over. They have <text:a xlink:type="simple" xlink:href="#ogres" text:style-name="Internet_20_link" text:visited-style-name="Visited_20_Internet_20_Link"><text:span text:style-name="Definition">ogre</text:span></text:a>-like <text:a xlink:type="simple" xlink:href="#strength" text:style-name="Internet_20_link" text:visited-style-name="Visited_20_Internet_20_Link"><text:span text:style-name="Definition">strength</text:span></text:a> but rarely employ anything more than tooth and claw so cause only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hey regenerate 3 <text:a xlink:type="simple" xlink:href="#the-numbers-of-hit-dice" text:style-name="Internet_20_link" text:visited-style-name="Visited_20_Internet_20_Link"><text:span text:style-name="Definition">lost hit points</text:span></text:a> per <text:a xlink:type="simple" xlink:href="#turns" text:style-name="Internet_20_link" text:visited-style-name="Visited_20_Internet_20_Link"><text:span text:style-name="Definition">turn</text:span></text:a>, beginning three <text:a xlink:type="simple" xlink:href="#turns" text:style-name="Internet_20_link" text:visited-style-name="Visited_20_Internet_20_Link"><text:span text:style-name="Definition">turns</text:span></text:a> after injury, enabling even severed limbs to reattach or re-grow. The only way to permanently slay a troll is to burn its remains or immerse it in acid.</text:p>
      <text:h text:style-name="Heading_20_5" text:outline-level="5"><text:bookmark-start text:name="unicorns"/>Unicorns<text:bookmark-end text:name="unicorns"/></text:h>
      <text:p text:style-name="First_20_paragraph">are fierce, noble, magical steeds. They are reclusive creatures who will tolerate contact only with a maiden of pure heart. If she is a valorous warrior a unicorn may consent to serve as her steed, using its horn as a lance when it charges. A unicorn saves as a 12th level <text:a xlink:type="simple" xlink:href="#the-magic-user" text:style-name="Internet_20_link" text:visited-style-name="Visited_20_Internet_20_Link"><text:span text:style-name="Definition">magic-user</text:span></text:a>, is able to sense enemies within 24", and can <text:a xlink:type="simple" xlink:href="#dimension-door" text:style-name="Internet_20_link" text:visited-style-name="Visited_20_Internet_20_Link"><text:span text:style-name="Definition">dimension door</text:span></text:a> up to 36" once each day.</text:p>
      <text:h text:style-name="Heading_20_5" text:outline-level="5"><text:bookmark-start text:name="vampires"/>Vampires<text:bookmark-end text:name="vampires"/></text:h>
      <text:p text:style-name="First_20_paragraph">are dreadful and intelligent blood-sucking undead. Fortunately, they must sleep during the day in a coffin containing soil from their homeland. They are impervious to <text:a xlink:type="simple" xlink:href="#normal-weapons" text:style-name="Internet_20_link" text:visited-style-name="Visited_20_Internet_20_Link"><text:span text:style-name="Definition">normal weaponry</text:span></text:a> and regenerate 3 <text:a xlink:type="simple" xlink:href="#the-numbers-of-hit-dice" text:style-name="Internet_20_link" text:visited-style-name="Visited_20_Internet_20_Link"><text:span text:style-name="Definition">hit points</text:span></text:a> per <text:a xlink:type="simple" xlink:href="#turns" text:style-name="Internet_20_link" text:visited-style-name="Visited_20_Internet_20_Link"><text:span text:style-name="Definition">turn</text:span></text:a> if injured. If reduced to 0 <text:a xlink:type="simple" xlink:href="#the-numbers-of-hit-dice" text:style-name="Internet_20_link" text:visited-style-name="Visited_20_Internet_20_Link"><text:span text:style-name="Definition">hit points</text:span></text:a> they are not slain but forced to assume <text:a xlink:type="simple" xlink:href="#gaseous-form" text:style-name="Internet_20_link" text:visited-style-name="Visited_20_Internet_20_Link"><text:span text:style-name="Definition">gaseous form</text:span></text:a> and flee. They can <text:a xlink:type="simple" xlink:href="#polymorph" text:style-name="Internet_20_link" text:visited-style-name="Visited_20_Internet_20_Link"><text:span text:style-name="Definition">polymorph</text:span></text:a> into <text:a xlink:type="simple" xlink:href="#gaseous-form" text:style-name="Internet_20_link" text:visited-style-name="Visited_20_Internet_20_Link"><text:span text:style-name="Definition">gaseous form</text:span></text:a> or a <text:a xlink:type="simple" xlink:href="#bats-giant" text:style-name="Internet_20_link" text:visited-style-name="Visited_20_Internet_20_Link"><text:span text:style-name="Definition">giant bat</text:span></text:a> at will and can call forth and command 10-80 <text:a xlink:type="simple" xlink:href="#bats-giant" text:style-name="Internet_20_link" text:visited-style-name="Visited_20_Internet_20_Link"><text:span text:style-name="Definition">bats</text:span></text:a>, 2-12 <text:a xlink:type="simple" xlink:href="#rats-giant" text:style-name="Internet_20_link" text:visited-style-name="Visited_20_Internet_20_Link"><text:span text:style-name="Definition">giant rats</text:span></text:a>, or 1-10 <text:a xlink:type="simple" xlink:href="#wolves" text:style-name="Internet_20_link" text:visited-style-name="Visited_20_Internet_20_Link"><text:span text:style-name="Definition">wolves</text:span></text:a>.</text:p>
      <text:p text:style-name="Text_20_body">Any <text:a xlink:type="simple" xlink:href="#man-types" text:style-name="Internet_20_link" text:visited-style-name="Visited_20_Internet_20_Link"><text:span text:style-name="Definition">man-type</text:span></text:a> enduring eye contact with a vampire is subject to a <text:a xlink:type="simple" xlink:href="#charm-person" text:style-name="Internet_20_link" text:visited-style-name="Visited_20_Internet_20_Link"><text:span text:style-name="Definition">charm person</text:span></text:a> spell with a −2 adjustment to the <text:a xlink:type="simple" xlink:href="#saving-throws" text:style-name="Internet_20_link" text:visited-style-name="Visited_20_Internet_20_Link"><text:span text:style-name="Definition">saving throw</text:span></text:a>. Once a victim is charmed the vampire can bite at the neck with impunity, draining two experience levels per <text:a xlink:type="simple" xlink:href="#turns" text:style-name="Internet_20_link" text:visited-style-name="Visited_20_Internet_20_Link"><text:span text:style-name="Definition">turn</text:span></text:a> of gorging. Any <text:a xlink:type="simple" xlink:href="#heroic-types" text:style-name="Internet_20_link" text:visited-style-name="Visited_20_Internet_20_Link"><text:span text:style-name="Definition">heroic</text:span></text:a>/<text:a xlink:type="simple" xlink:href="#superheroic-types" text:style-name="Internet_20_link" text:visited-style-name="Visited_20_Internet_20_Link"><text:span text:style-name="Definition">superheroic</text:span></text:a> <text:a xlink:type="simple" xlink:href="#man-types" text:style-name="Internet_20_link" text:visited-style-name="Visited_20_Internet_20_Link"><text:span text:style-name="Definition">man-type</text:span></text:a> so slain by a vampire will arise the next night as a vampire enslaved to the <text:a xlink:type="simple" xlink:href="#monsters_2" text:style-name="Internet_20_link" text:visited-style-name="Visited_20_Internet_20_Link"><text:span text:style-name="Definition">monster</text:span></text:a> who made him. Others so slain arise instead as <text:a xlink:type="simple" xlink:href="#ghouls" text:style-name="Internet_20_link" text:visited-style-name="Visited_20_Internet_20_Link"><text:span text:style-name="Definition">ghouls</text:span></text:a>. Vampires are destroyed only by direct sunlight, immersion in running water, or a wooden stake through the heart. They can be held at bay by a strongly presented Cross, the smell of fresh garlic, or the face of a mirror.</text:p>
      <text:h text:style-name="Heading_20_5" text:outline-level="5"><text:bookmark-start text:name="weasels-giant"/><text:soft-page-break/>Weasels, Giant<text:bookmark-end text:name="weasels-giant"/></text:h>
      <text:p text:style-name="First_20_paragraph">are cunning hunters adept at moving through tunnels and crawl <text:a xlink:type="simple" xlink:href="#space-required" text:style-name="Internet_20_link" text:visited-style-name="Visited_20_Internet_20_Link"><text:span text:style-name="Definition">spaces</text:span></text:a> in fierce packs. When an attack roll exceeds the number required to hit by 4 or more a <text:a xlink:type="simple" xlink:href="#giants" text:style-name="Internet_20_link" text:visited-style-name="Visited_20_Internet_20_Link"><text:span text:style-name="Definition">giant</text:span></text:a> weasel bites and holds on, gorging on the victim’s blood and draining him of 1-4 <text:a xlink:type="simple" xlink:href="#the-numbers-of-hit-dice" text:style-name="Internet_20_link" text:visited-style-name="Visited_20_Internet_20_Link"><text:span text:style-name="Definition">hit points</text:span></text:a> of <text:a xlink:type="simple" xlink:href="#strength" text:style-name="Internet_20_link" text:visited-style-name="Visited_20_Internet_20_Link"><text:span text:style-name="Definition">strength</text:span></text:a> the following <text:a xlink:type="simple" xlink:href="#turns" text:style-name="Internet_20_link" text:visited-style-name="Visited_20_Internet_20_Link"><text:span text:style-name="Definition">turn</text:span></text:a> and each <text:a xlink:type="simple" xlink:href="#turns" text:style-name="Internet_20_link" text:visited-style-name="Visited_20_Internet_20_Link"><text:span text:style-name="Definition">turn</text:span></text:a> thereafter, until it has sapped 1 point for each of its own <text:a xlink:type="simple" xlink:href="#the-numbers-of-hit-dice" text:style-name="Internet_20_link" text:visited-style-name="Visited_20_Internet_20_Link"><text:span text:style-name="Definition">hit points</text:span></text:a>. Any victim reduced to nil <text:a xlink:type="simple" xlink:href="#strength" text:style-name="Internet_20_link" text:visited-style-name="Visited_20_Internet_20_Link"><text:span text:style-name="Definition">strength</text:span></text:a> is slain.</text:p>
      <text:h text:style-name="Heading_20_5" text:outline-level="5"><text:bookmark-start text:name="wight-apes"/>Wight Apes<text:bookmark-end text:name="wight-apes"/></text:h>
      <text:p text:style-name="First_20_paragraph">are so called for their pale coloration and dread demeanor. They occur in small bands in dense jungles and around ruined catacombs. They are larger and more aggressive than regular <text:a xlink:type="simple" xlink:href="#apes" text:style-name="Internet_20_link" text:visited-style-name="Visited_20_Internet_20_Link"><text:span text:style-name="Definition">apes</text:span></text:a> and have a taste for <text:a xlink:type="simple" xlink:href="#men" text:style-name="Internet_20_link" text:visited-style-name="Visited_20_Internet_20_Link"><text:span text:style-name="Definition">man</text:span></text:a>-flesh. Worse yet, they possess a malign cunning employing rocks and stones as tools and their <text:a xlink:type="simple" xlink:href="#strength" text:style-name="Internet_20_link" text:visited-style-name="Visited_20_Internet_20_Link"><text:span text:style-name="Definition">strength</text:span></text:a> is such that they cause 1-11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n a hit.</text:p>
      <text:h text:style-name="Heading_20_5" text:outline-level="5"><text:bookmark-start text:name="wights"/>Wights<text:bookmark-end text:name="wights"/></text:h>
      <text:p text:style-name="First_20_paragraph">are accursed undead that drain one experience level on a hit. They dislike <text:a xlink:type="simple" xlink:href="#light_2" text:style-name="Internet_20_link" text:visited-style-name="Visited_20_Internet_20_Link"><text:span text:style-name="Definition">light</text:span></text:a> and their attack rolls and <text:a xlink:type="simple" xlink:href="#reaction-and-morale-checks" text:style-name="Internet_20_link" text:visited-style-name="Visited_20_Internet_20_Link"><text:span text:style-name="Definition">morale</text:span></text:a> checks are penalized by −2 in daylight. They are impervious to <text:a xlink:type="simple" xlink:href="#normal-weapons" text:style-name="Internet_20_link" text:visited-style-name="Visited_20_Internet_20_Link"><text:span text:style-name="Definition">normal weaponry</text:span></text:a> unless it is silvered, but magic weapons will do them double <text:a xlink:type="simple" xlink:href="#damage" text:style-name="Internet_20_link" text:visited-style-name="Visited_20_Internet_20_Link"><text:span text:style-name="Definition">damage</text:span></text:a>. Any <text:a xlink:type="simple" xlink:href="#man-types" text:style-name="Internet_20_link" text:visited-style-name="Visited_20_Internet_20_Link"><text:span text:style-name="Definition">man-type</text:span></text:a> slain by a wight will arise on the following night as a wight.</text:p>
      <text:h text:style-name="Heading_20_5" text:outline-level="5"><text:bookmark-start text:name="wolves"/>Wolves<text:bookmark-end text:name="wolves"/></text:h>
      <text:p text:style-name="First_20_paragraph">occur primarily in cold regions and hunt in packs.</text:p>
      <text:h text:style-name="Heading_20_5" text:outline-level="5"><text:bookmark-start text:name="wolves-giant"/>Wolves, Giant<text:bookmark-end text:name="wolves-giant"/></text:h>
      <text:p text:style-name="First_20_paragraph">includes dire <text:a xlink:type="simple" xlink:href="#wolves" text:style-name="Internet_20_link" text:visited-style-name="Visited_20_Internet_20_Link"><text:span text:style-name="Definition">wolves</text:span></text:a> and wargs, both being larger than their <text:a xlink:type="simple" xlink:href="#normal-types" text:style-name="Internet_20_link" text:visited-style-name="Visited_20_Internet_20_Link"><text:span text:style-name="Definition">normal</text:span></text:a> kin. Wargs are especially cunning and evil and are 20% likely to speak the common tongue and always speak the chaotic tongue. They can be ridden by <text:a xlink:type="simple" xlink:href="#goblins" text:style-name="Internet_20_link" text:visited-style-name="Visited_20_Internet_20_Link"><text:span text:style-name="Definition">goblins</text:span></text:a> although this will reduce either to 12" <text:a xlink:type="simple" xlink:href="#time-and-movement_2" text:style-name="Internet_20_link" text:visited-style-name="Visited_20_Internet_20_Link"><text:span text:style-name="Definition">movement</text:span></text:a> and a single attack roll each <text:a xlink:type="simple" xlink:href="#turns" text:style-name="Internet_20_link" text:visited-style-name="Visited_20_Internet_20_Link"><text:span text:style-name="Definition">turn</text:span></text:a> even versus <text:a xlink:type="simple" xlink:href="#normal-types" text:style-name="Internet_20_link" text:visited-style-name="Visited_20_Internet_20_Link"><text:span text:style-name="Definition">normal-types</text:span></text:a>.</text:p>
      <text:h text:style-name="Heading_20_5" text:outline-level="5"><text:bookmark-start text:name="woolly-mammoths"/>Woolly Mammoths<text:bookmark-end text:name="woolly-mammoths"/></text:h>
      <text:p text:style-name="First_20_paragraph">are enormous, hairy, elephant-like mammals that occur in herds in arctic regions. They are more aggressive than <text:a xlink:type="simple" xlink:href="#mastodons" text:style-name="Internet_20_link" text:visited-style-name="Visited_20_Internet_20_Link"><text:span text:style-name="Definition">mastodons</text:span></text:a> and are invulnerable to cold. They cause 3-1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by charging, trampling, crushing, or goring with their mighty tusks.</text:p>
      <text:h text:style-name="Heading_20_5" text:outline-level="5"><text:bookmark-start text:name="woolly-rhinoceroses"/>Woolly Rhinoceroses<text:bookmark-end text:name="woolly-rhinoceroses"/></text:h>
      <text:p text:style-name="First_20_paragraph">are enormous, hairy, rhinoceros-like mammals that occur in arctic regions. They have poor eyesight but excellent hearing and are inclined to attack anything that approaches or spooks them. They are invulnerable to cold and cause 4-14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by charging, trampling, or crushing.</text:p>
      <text:h text:style-name="Heading_20_5" text:outline-level="5"><text:bookmark-start text:name="wraiths"/><text:soft-page-break/>Wraiths<text:bookmark-end text:name="wraiths"/></text:h>
      <text:p text:style-name="First_20_paragraph">are dreadful undead that exist more in the spirit <text:a xlink:type="simple" xlink:href="#creating-a-world" text:style-name="Internet_20_link" text:visited-style-name="Visited_20_Internet_20_Link"><text:span text:style-name="Definition">world</text:span></text:a> and less in the physical. They dislike <text:a xlink:type="simple" xlink:href="#light_2" text:style-name="Internet_20_link" text:visited-style-name="Visited_20_Internet_20_Link"><text:span text:style-name="Definition">light</text:span></text:a> and their attack rolls and <text:a xlink:type="simple" xlink:href="#reaction-and-morale-checks" text:style-name="Internet_20_link" text:visited-style-name="Visited_20_Internet_20_Link"><text:span text:style-name="Definition">morale</text:span></text:a> checks are penalized by −2 in daylight. <text:a xlink:type="simple" xlink:href="#normal-types" text:style-name="Internet_20_link" text:visited-style-name="Visited_20_Internet_20_Link"><text:span text:style-name="Definition">Normal</text:span></text:a> <text:a xlink:type="simple" xlink:href="#man-types" text:style-name="Internet_20_link" text:visited-style-name="Visited_20_Internet_20_Link"><text:span text:style-name="Definition">man-types</text:span></text:a> must check <text:a xlink:type="simple" xlink:href="#reaction-and-morale-checks" text:style-name="Internet_20_link" text:visited-style-name="Visited_20_Internet_20_Link"><text:span text:style-name="Definition">morale</text:span></text:a> immediately if attacked by a wraith, while evil sorts fighting alongside one receive +1 on their <text:a xlink:type="simple" xlink:href="#reaction-and-morale-checks" text:style-name="Internet_20_link" text:visited-style-name="Visited_20_Internet_20_Link"><text:span text:style-name="Definition">morale</text:span></text:a> <text:a xlink:type="simple" xlink:href="#the-dice_1" text:style-name="Internet_20_link" text:visited-style-name="Visited_20_Internet_20_Link"><text:span text:style-name="Definition">dice</text:span></text:a>. They drain one experience level on a hit. They are impervious to <text:a xlink:type="simple" xlink:href="#normal-weapons" text:style-name="Internet_20_link" text:visited-style-name="Visited_20_Internet_20_Link"><text:span text:style-name="Definition">normal weaponry</text:span></text:a> unless it is silvered, although silver weapons will do them only half <text:a xlink:type="simple" xlink:href="#damage" text:style-name="Internet_20_link" text:visited-style-name="Visited_20_Internet_20_Link"><text:span text:style-name="Definition">damage</text:span></text:a>. Any <text:a xlink:type="simple" xlink:href="#man-types" text:style-name="Internet_20_link" text:visited-style-name="Visited_20_Internet_20_Link"><text:span text:style-name="Definition">man-type</text:span></text:a> slain by a wraith will arise on the following night as a wraith.</text:p>
      <text:h text:style-name="Heading_20_5" text:outline-level="5"><text:bookmark-start text:name="wyverns"/>Wyverns<text:bookmark-end text:name="wyverns"/></text:h>
      <text:p text:style-name="First_20_paragraph">are <text:a xlink:type="simple" xlink:href="#dragons" text:style-name="Internet_20_link" text:visited-style-name="Visited_20_Internet_20_Link"><text:span text:style-name="Definition">dragon</text:span></text:a>-like <text:a xlink:type="simple" xlink:href="#monsters_2" text:style-name="Internet_20_link" text:visited-style-name="Visited_20_Internet_20_Link"><text:span text:style-name="Definition">monsters</text:span></text:a> with only one pair of legs, no <text:a xlink:type="simple" xlink:href="#breath-weapon" text:style-name="Internet_20_link" text:visited-style-name="Visited_20_Internet_20_Link"><text:span text:style-name="Definition">breath weapon</text:span></text:a>, and a deadly venomous stinger in the tail which is very agile and can strike all around. An attack roll that exceeds the number required to hit by 4 or more, or is a 20 in any case, indicates a stinger attack; otherwise, it is a bite and claw attack that causes 3-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text:p>
      <text:h text:style-name="Heading_20_5" text:outline-level="5"><text:bookmark-start text:name="yellow-mold"/>Yellow Mold<text:bookmark-end text:name="yellow-mold"/></text:h>
      <text:p text:style-name="First_20_paragraph">is a deadly fungus found clinging to walls, floors, and ceilings underground. It is impervious to most attacks and can only be exterminated with fire. It dissolves wood in one <text:a xlink:type="simple" xlink:href="#turns" text:style-name="Internet_20_link" text:visited-style-name="Visited_20_Internet_20_Link"><text:span text:style-name="Definition">turn</text:span></text:a> and causes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text:a xlink:type="simple" xlink:href="#turns" text:style-name="Internet_20_link" text:visited-style-name="Visited_20_Internet_20_Link"><text:span text:style-name="Definition">turn</text:span></text:a> to flesh but has no effect on metal or stone. If it is disturbed there is a 50% chance a toxic spore cloud will burst forth causing <text:a xlink:type="simple" xlink:href="#man-types" text:style-name="Internet_20_link" text:visited-style-name="Visited_20_Internet_20_Link"><text:span text:style-name="Definition">man-types</text:span></text:a> within 1" to save <text:a xlink:type="simple" xlink:href="#poison" text:style-name="Internet_20_link" text:visited-style-name="Visited_20_Internet_20_Link"><text:span text:style-name="Definition">versus poison</text:span></text:a> or die.</text:p>
      <text:h text:style-name="Heading_20_5" text:outline-level="5"><text:bookmark-start text:name="zombies"/>Zombies<text:bookmark-end text:name="zombies"/></text:h>
      <text:p text:style-name="First_20_paragraph">are mindless undead brought forth by a <text:a xlink:type="simple" xlink:href="#the-magic-user" text:style-name="Internet_20_link" text:visited-style-name="Visited_20_Internet_20_Link"><text:span text:style-name="Definition">magic-user</text:span></text:a> or <text:a xlink:type="simple" xlink:href="#the-anti-cleric" text:style-name="Internet_20_link" text:visited-style-name="Visited_20_Internet_20_Link"><text:span text:style-name="Definition">anti-cleric</text:span></text:a> to serve some wicked purpose. These can carry <text:a xlink:type="simple" xlink:href="#armor-and-shields" text:style-name="Internet_20_link" text:visited-style-name="Visited_20_Internet_20_Link"><text:span text:style-name="Definition">shields</text:span></text:a> or wear <text:a xlink:type="simple" xlink:href="#armor-and-shields" text:style-name="Internet_20_link" text:visited-style-name="Visited_20_Internet_20_Link"><text:span text:style-name="Definition">armor</text:span></text:a>, or both, which would improve AC to 8 or 7, respectively. They are unaffected by <text:a xlink:type="simple" xlink:href="#normal-missiles" text:style-name="Internet_20_link" text:visited-style-name="Visited_20_Internet_20_Link"><text:span text:style-name="Definition">normal missiles</text:span></text:a>, require no sustenance, and need never check <text:a xlink:type="simple" xlink:href="#reaction-and-morale-checks" text:style-name="Internet_20_link" text:visited-style-name="Visited_20_Internet_20_Link"><text:span text:style-name="Definition">morale</text:span></text:a>.</text:p>
      <text:h text:style-name="Heading_20_2" text:outline-level="2"><text:bookmark-start text:name="treasures"/>Treasures<text:bookmark-end text:name="treasures"/></text:h>
      <text:h text:style-name="Heading_20_3" text:outline-level="3"><text:bookmark-start text:name="treasure-types"/>Treasure Types<text:bookmark-end text:name="treasure-types"/></text:h>
      <text:p text:style-name="First_20_paragraph">When a <text:a xlink:type="simple" xlink:href="#monsters_2" text:style-name="Internet_20_link" text:visited-style-name="Visited_20_Internet_20_Link"><text:span text:style-name="Definition">monster</text:span></text:a> lair is discovered it will contain the <text:a xlink:type="simple" xlink:href="#monsters_2" text:style-name="Internet_20_link" text:visited-style-name="Visited_20_Internet_20_Link"><text:span text:style-name="Definition">monsters’</text:span></text:a> <text:a xlink:type="simple" xlink:href="#treasures" text:style-name="Internet_20_link" text:visited-style-name="Visited_20_Internet_20_Link"><text:span text:style-name="Definition">treasure</text:span></text:a> hoard (if any) according to its stated <text:a xlink:type="simple" xlink:href="#treasures" text:style-name="Internet_20_link" text:visited-style-name="Visited_20_Internet_20_Link"><text:span text:style-name="Definition">treasure</text:span></text:a> type. The referee should <text:a xlink:type="simple" xlink:href="#the-dice_1" text:style-name="Internet_20_link" text:visited-style-name="Visited_20_Internet_20_Link"><text:span text:style-name="Definition">dice</text:span></text:a> for each category of <text:a xlink:type="simple" xlink:href="#treasures" text:style-name="Internet_20_link" text:visited-style-name="Visited_20_Internet_20_Link"><text:span text:style-name="Definition">treasure</text:span></text:a> (copper, silver, gold, etc.) separately, firstly checking to determine if the category of <text:a xlink:type="simple" xlink:href="#treasures" text:style-name="Internet_20_link" text:visited-style-name="Visited_20_Internet_20_Link"><text:span text:style-name="Definition">treasure</text:span></text:a> is present in the hoard and secondly, if it is present, to determine quantity.</text:p>
      <text:p text:style-name="Text_20_body">The percentage figures are the chance that the category will be present and the range figures are quantites. For example, <text:a xlink:type="simple" xlink:href="#orcs" text:style-name="Internet_20_link" text:visited-style-name="Visited_20_Internet_20_Link"><text:span text:style-name="Definition">orcs</text:span></text:a> have <text:a xlink:type="simple" xlink:href="#treasure-types" text:style-name="Internet_20_link" text:visited-style-name="Visited_20_Internet_20_Link"><text:span text:style-name="Definition">treasure type</text:span></text:a> C so there is a 17% chance their lair will contain 1,000-12,000 cp, a 33% chance their lair will contain 1,000-4,000 sp, a 33% chance their lair will contain 1-4 gems, a 33% chance their lair will contain 1 piece of jewelry, and a 17% chance their lair will contain 2 items from the “Any <text:a xlink:type="simple" xlink:href="#treasures" text:style-name="Internet_20_link" text:visited-style-name="Visited_20_Internet_20_Link"><text:span text:style-name="Definition">Treasures</text:span></text:a>” table.</text:p>
      <text:p text:style-name="Text_20_body"><text:soft-page-break/>Note that <text:a xlink:type="simple" xlink:href="#monsters_2" text:style-name="Internet_20_link" text:visited-style-name="Visited_20_Internet_20_Link"><text:span text:style-name="Definition">monsters</text:span></text:a> do not carry <text:a xlink:type="simple" xlink:href="#treasures" text:style-name="Internet_20_link" text:visited-style-name="Visited_20_Internet_20_Link"><text:span text:style-name="Definition">treasure</text:span></text:a> outside their lair unless stated otherwise in the <text:a xlink:type="simple" xlink:href="#explanation-of-monsters" text:style-name="Internet_20_link" text:visited-style-name="Visited_20_Internet_20_Link"><text:span text:style-name="Definition">explanation of monsters</text:span></text:a>.</text:p>
      <text:p text:style-name="Text_20_body">The value of gems and pieces of jewelry are individually determined.</text:p>
      <text:p text:style-name="Text_20_body">Where maps or specific types of magic items are indicated the referee should <text:a xlink:type="simple" xlink:href="#the-dice_1" text:style-name="Internet_20_link" text:visited-style-name="Visited_20_Internet_20_Link"><text:span text:style-name="Definition">dice</text:span></text:a> on the appropriate <text:a xlink:type="simple" xlink:href="#treasures" text:style-name="Internet_20_link" text:visited-style-name="Visited_20_Internet_20_Link"><text:span text:style-name="Definition">treasure</text:span></text:a> tables.</text:p>
      <text:h text:style-name="Heading_20_2" text:outline-level="2"><text:bookmark-start text:name="explanation-of-treasures"/>Explanation of Treasures<text:bookmark-end text:name="explanation-of-treasures"/></text:h>
      <text:p text:style-name="First_20_paragraph">Maps reveal the location of a <text:a xlink:type="simple" xlink:href="#treasures" text:style-name="Internet_20_link" text:visited-style-name="Visited_20_Internet_20_Link"><text:span text:style-name="Definition">treasure</text:span></text:a> trove which may contain valuables, or magic items, or both. A map will indicate the type and approximate worth of the <text:a xlink:type="simple" xlink:href="#treasures" text:style-name="Internet_20_link" text:visited-style-name="Visited_20_Internet_20_Link"><text:span text:style-name="Definition">treasure</text:span></text:a>, which can be determined randomly or by the referee. A map will usually be cryptic or obscured—requiring the use of a <text:a xlink:type="simple" xlink:href="#comprehend-languages" text:style-name="Internet_20_link" text:visited-style-name="Visited_20_Internet_20_Link"><text:span text:style-name="Definition">comprehend languages</text:span></text:a> spell or the expertise of a canny <text:a xlink:type="simple" xlink:href="#the-thief-optional-class" text:style-name="Internet_20_link" text:visited-style-name="Visited_20_Internet_20_Link"><text:span text:style-name="Definition">thief</text:span></text:a> (if these are used) to decipher. The <text:a xlink:type="simple" xlink:href="#treasures" text:style-name="Internet_20_link" text:visited-style-name="Visited_20_Internet_20_Link"><text:span text:style-name="Definition">treasure</text:span></text:a> indicated therein will be guarded by appropriate <text:a xlink:type="simple" xlink:href="#tricks-and-traps" text:style-name="Internet_20_link" text:visited-style-name="Visited_20_Internet_20_Link"><text:span text:style-name="Definition">traps</text:span></text:a> and/or <text:a xlink:type="simple" xlink:href="#monsters_2" text:style-name="Internet_20_link" text:visited-style-name="Visited_20_Internet_20_Link"><text:span text:style-name="Definition">monsters</text:span></text:a>.</text:p>
      <text:h text:style-name="Heading_20_3" text:outline-level="3"><text:bookmark-start text:name="armor-and-shields"/>Armor and Shields<text:bookmark-end text:name="armor-and-shields"/></text:h>
      <text:p text:style-name="First_20_paragraph">A suit of magical armor or an enchanted shield will reduce an opponent’s attack rolls by an amount equal to its adjustment. Thus, a suit of plate armor +1 will cause enemies to attack at −1, a shield +2 will cause enemies to attack at −2, and so on. If a character wearing magical armor also carries an enchanted shield of greater potency, its greater adjustment is applicable on any <text:a xlink:type="simple" xlink:href="#turns" text:style-name="Internet_20_link" text:visited-style-name="Visited_20_Internet_20_Link"><text:span text:style-name="Definition">turn</text:span></text:a> he throws a 5 or 6 on a six-sided die.</text:p>
      <text:h text:style-name="Heading_20_3" text:outline-level="3"><text:bookmark-start text:name="miscellaneous-magic-items"/>Miscellaneous Magic Items<text:bookmark-end text:name="miscellaneous-magic-items"/></text:h>
      <text:p text:style-name="First_20_paragraph">These items are usable by all characters unless noted otherwise.</text:p>
      <text:h text:style-name="Heading_20_5" text:outline-level="5"><text:bookmark-start text:name="amulet-of-proof-against-detection"/>Amulet of Proof Against Detection<text:bookmark-end text:name="amulet-of-proof-against-detection"/></text:h>
      <text:p text:style-name="First_20_paragraph">An amulet that blocks all forms of magical detection including by <text:a xlink:type="simple" xlink:href="#crystal-ball" text:style-name="Internet_20_link" text:visited-style-name="Visited_20_Internet_20_Link"><text:span text:style-name="Definition">crystal ball</text:span></text:a>, <text:a xlink:type="simple" xlink:href="#locate-object" text:style-name="Internet_20_link" text:visited-style-name="Visited_20_Internet_20_Link"><text:span text:style-name="Definition">locate object</text:span></text:a>, <text:a xlink:type="simple" xlink:href="#detect-invisibility" text:style-name="Internet_20_link" text:visited-style-name="Visited_20_Internet_20_Link"><text:span text:style-name="Definition">detect invisibility</text:span></text:a>, <text:a xlink:type="simple" xlink:href="#sixth-sense" text:style-name="Internet_20_link" text:visited-style-name="Visited_20_Internet_20_Link"><text:span text:style-name="Definition">sixth sense</text:span></text:a>, and <text:a xlink:type="simple" xlink:href="#witch-eye" text:style-name="Internet_20_link" text:visited-style-name="Visited_20_Internet_20_Link"><text:span text:style-name="Definition">witch eye</text:span></text:a>. It is ineffective against mundane detection, however.</text:p>
      <text:h text:style-name="Heading_20_5" text:outline-level="5"><text:bookmark-start text:name="bag-of-holding"/>Bag of Holding<text:bookmark-end text:name="bag-of-holding"/></text:h>
      <text:p text:style-name="First_20_paragraph">An amazing sack that can hold up to 10,000 coins and appear only partially full and weigh only 50 lb. Anything not wider than 3ft × 3ft can be fit into it.</text:p>
      <text:h text:style-name="Heading_20_5" text:outline-level="5"><text:bookmark-start text:name="boots-of-elvenkind"/>Boots of Elvenkind<text:bookmark-end text:name="boots-of-elvenkind"/></text:h>
      <text:p text:style-name="First_20_paragraph">Elvish footwear that enables the wearer to <text:a xlink:type="simple" xlink:href="#time-and-movement_2" text:style-name="Internet_20_link" text:visited-style-name="Visited_20_Internet_20_Link"><text:span text:style-name="Definition">move</text:span></text:a> almost completely silently.</text:p>
      <text:h text:style-name="Heading_20_5" text:outline-level="5"><text:bookmark-start text:name="boots-of-levitation"/><text:soft-page-break/>Boots of Levitation<text:bookmark-end text:name="boots-of-levitation"/></text:h>
      <text:p text:style-name="First_20_paragraph">Empowers the wearer to <text:a xlink:type="simple" xlink:href="#levitate" text:style-name="Internet_20_link" text:visited-style-name="Visited_20_Internet_20_Link"><text:span text:style-name="Definition">levitate</text:span></text:a> as per the <text:a xlink:type="simple" xlink:href="#the-magic-user" text:style-name="Internet_20_link" text:visited-style-name="Visited_20_Internet_20_Link"><text:span text:style-name="Definition">magic-user</text:span></text:a> spell of the same name but with unlimited duration.</text:p>
      <text:h text:style-name="Heading_20_5" text:outline-level="5"><text:bookmark-start text:name="boots-of-speed"/>Boots of Speed<text:bookmark-end text:name="boots-of-speed"/></text:h>
      <text:p text:style-name="First_20_paragraph">Anyone so shod may run at up to 24" for a full day after which he must <text:a xlink:type="simple" xlink:href="#resting" text:style-name="Internet_20_link" text:visited-style-name="Visited_20_Internet_20_Link"><text:span text:style-name="Definition">rest</text:span></text:a> for a day.</text:p>
      <text:h text:style-name="Heading_20_5" text:outline-level="5"><text:bookmark-start text:name="boots-of-striding-and-springing"/>Boots of Striding and Springing<text:bookmark-end text:name="boots-of-striding-and-springing"/></text:h>
      <text:p text:style-name="First_20_paragraph">The wearer can sustain his full <text:a xlink:type="simple" xlink:href="#speed" text:style-name="Internet_20_link" text:visited-style-name="Visited_20_Internet_20_Link"><text:span text:style-name="Definition">speed</text:span></text:a> indefinitely without need of <text:a xlink:type="simple" xlink:href="#resting" text:style-name="Internet_20_link" text:visited-style-name="Visited_20_Internet_20_Link"><text:span text:style-name="Definition">rest</text:span></text:a>. Furthermore, thrice per day he can make a great leap up to 6" forward or 2" directly upward or backward, landing soundly on his feet.</text:p>
      <text:h text:style-name="Heading_20_5" text:outline-level="5"><text:bookmark-start text:name="cloak-of-displacement"/>Cloak of Displacement<text:bookmark-end text:name="cloak-of-displacement"/></text:h>
      <text:p text:style-name="First_20_paragraph">The wearer of this cloak appears slightly displaced in time and <text:a xlink:type="simple" xlink:href="#space-required" text:style-name="Internet_20_link" text:visited-style-name="Visited_20_Internet_20_Link"><text:span text:style-name="Definition">space</text:span></text:a> adding +2 to <text:a xlink:type="simple" xlink:href="#saving-throws" text:style-name="Internet_20_link" text:visited-style-name="Visited_20_Internet_20_Link"><text:span text:style-name="Definition">saving throws</text:span></text:a> <text:a xlink:type="simple" xlink:href="#wands-and-rays" text:style-name="Internet_20_link" text:visited-style-name="Visited_20_Internet_20_Link"><text:span text:style-name="Definition">versus wands and rays</text:span></text:a> and adjusting physical attack rolls by −2.</text:p>
      <text:h text:style-name="Heading_20_5" text:outline-level="5"><text:bookmark-start text:name="cloak-of-elvenkind"/>Cloak of Elvenkind<text:bookmark-end text:name="cloak-of-elvenkind"/></text:h>
      <text:p text:style-name="First_20_paragraph">A wondrous cloak that renders the wearer nearly invisible.</text:p>
      <text:h text:style-name="Heading_20_5" text:outline-level="5"><text:bookmark-start text:name="crystal-ball"/>Crystal Ball<text:bookmark-end text:name="crystal-ball"/></text:h>
      <text:p text:style-name="First_20_paragraph">Employable by <text:a xlink:type="simple" xlink:href="#the-magic-user" text:style-name="Internet_20_link" text:visited-style-name="Visited_20_Internet_20_Link"><text:span text:style-name="Definition">magic-users</text:span></text:a> only, these provide vision of a desired place, person, or object. Great <text:a xlink:type="simple" xlink:href="#encounter-distance_3" text:style-name="Internet_20_link" text:visited-style-name="Visited_20_Internet_20_Link"><text:span text:style-name="Definition">distance</text:span></text:a> and unfamiliarity will decrease the chance that the subject can be located, however. Except as noted below, the other senses will remain unsatisfied. <text:a xlink:type="simple" xlink:href="#explanation-of-spells" text:style-name="Internet_20_link" text:visited-style-name="Visited_20_Internet_20_Link"><text:span text:style-name="Definition">Spells</text:span></text:a> such as <text:a xlink:type="simple" xlink:href="#read-magic" text:style-name="Internet_20_link" text:visited-style-name="Visited_20_Internet_20_Link"><text:span text:style-name="Definition">read magic</text:span></text:a>, <text:a xlink:type="simple" xlink:href="#darkvision" text:style-name="Internet_20_link" text:visited-style-name="Visited_20_Internet_20_Link"><text:span text:style-name="Definition">darkvision</text:span></text:a>, and <text:a xlink:type="simple" xlink:href="#detect-invisibility" text:style-name="Internet_20_link" text:visited-style-name="Visited_20_Internet_20_Link"><text:span text:style-name="Definition">detect invisibility</text:span></text:a> will affect what may be seen but no spell or spell-like effect can be <text:a xlink:type="simple" xlink:href="#spell-casting-from-memory" text:style-name="Internet_20_link" text:visited-style-name="Visited_20_Internet_20_Link"><text:span text:style-name="Definition">cast</text:span></text:a> through a crystal ball. Most crystal balls enable only <text:a xlink:type="simple" xlink:href="#clairvoyance" text:style-name="Internet_20_link" text:visited-style-name="Visited_20_Internet_20_Link"><text:span text:style-name="Definition">clairvoyance</text:span></text:a> but 1 in 6 will also permit the <text:a xlink:type="simple" xlink:href="#the-magic-user" text:style-name="Internet_20_link" text:visited-style-name="Visited_20_Internet_20_Link"><text:span text:style-name="Definition">magic-user</text:span></text:a> to hear thoughts exactly as does the <text:a xlink:type="simple" xlink:href="#sixth-sense" text:style-name="Internet_20_link" text:visited-style-name="Visited_20_Internet_20_Link"><text:span text:style-name="Definition">sixth sense</text:span></text:a> spell. These may be used no more than thrice per day without risk of being <text:a xlink:type="simple" xlink:href="#feeblemind" text:style-name="Internet_20_link" text:visited-style-name="Visited_20_Internet_20_Link"><text:span text:style-name="Definition">feebleminded</text:span></text:a> and each <text:a xlink:type="simple" xlink:href="#turns" text:style-name="Internet_20_link" text:visited-style-name="Visited_20_Internet_20_Link"><text:span text:style-name="Definition">turn</text:span></text:a> of usage requires a <text:a xlink:type="simple" xlink:href="#turns" text:style-name="Internet_20_link" text:visited-style-name="Visited_20_Internet_20_Link"><text:span text:style-name="Definition">turn</text:span></text:a> of <text:a xlink:type="simple" xlink:href="#resting" text:style-name="Internet_20_link" text:visited-style-name="Visited_20_Internet_20_Link"><text:span text:style-name="Definition">rest</text:span></text:a> thereafter.</text:p>
      <text:h text:style-name="Heading_20_5" text:outline-level="5"><text:bookmark-start text:name="drums-of-panic"/>Drums of Panic<text:bookmark-end text:name="drums-of-panic"/></text:h>
      <text:p text:style-name="First_20_paragraph">This pair of great drums are too large to be carried by a <text:a xlink:type="simple" xlink:href="#man-types" text:style-name="Internet_20_link" text:visited-style-name="Visited_20_Internet_20_Link"><text:span text:style-name="Definition">man-type</text:span></text:a> but may be transported on a wagon or beast of burden. When beaten these drums will panic all living things at least 2" but not more than 12" away. <text:a xlink:type="simple" xlink:href="#heroic-types" text:style-name="Internet_20_link" text:visited-style-name="Visited_20_Internet_20_Link"><text:span text:style-name="Definition">Heroic-types</text:span></text:a> are allowed a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to resist; <text:a xlink:type="simple" xlink:href="#superheroic-types" text:style-name="Internet_20_link" text:visited-style-name="Visited_20_Internet_20_Link"><text:span text:style-name="Definition">superheroic-types</text:span></text:a> are unaffected. Panicked creatures will flee at their fastest rate for a <text:a xlink:type="simple" xlink:href="#turns" text:style-name="Internet_20_link" text:visited-style-name="Visited_20_Internet_20_Link"><text:span text:style-name="Definition">turn</text:span></text:a>.</text:p>
      <text:h text:style-name="Heading_20_5" text:outline-level="5"><text:bookmark-start text:name="efreeti-bottle"/>Efreeti Bottle<text:bookmark-end text:name="efreeti-bottle"/></text:h>
      <text:p text:style-name="First_20_paragraph">The <text:a xlink:type="simple" xlink:href="#an-efreeti" text:style-name="Internet_20_link" text:visited-style-name="Visited_20_Internet_20_Link"><text:span text:style-name="Definition">efreet</text:span></text:a> trapped in this bottle will grudgingly serve whomever should free him (and no other) <text:soft-page-break/>for a year and a day.</text:p>
      <text:h text:style-name="Heading_20_5" text:outline-level="5"><text:bookmark-start text:name="flying-broomstick"/>Flying Broomstick<text:bookmark-end text:name="flying-broomstick"/></text:h>
      <text:p text:style-name="First_20_paragraph">This magical broom is employable by <text:a xlink:type="simple" xlink:href="#the-magic-user" text:style-name="Internet_20_link" text:visited-style-name="Visited_20_Internet_20_Link"><text:span text:style-name="Definition">magic-users</text:span></text:a> only and can <text:a xlink:type="simple" xlink:href="#fly" text:style-name="Internet_20_link" text:visited-style-name="Visited_20_Internet_20_Link"><text:span text:style-name="Definition">fly</text:span></text:a> at 24" per <text:a xlink:type="simple" xlink:href="#turns" text:style-name="Internet_20_link" text:visited-style-name="Visited_20_Internet_20_Link"><text:span text:style-name="Definition">turn</text:span></text:a> with one rider, or at 18" per <text:a xlink:type="simple" xlink:href="#turns" text:style-name="Internet_20_link" text:visited-style-name="Visited_20_Internet_20_Link"><text:span text:style-name="Definition">turn</text:span></text:a> with two riders.</text:p>
      <text:h text:style-name="Heading_20_5" text:outline-level="5"><text:bookmark-start text:name="flying-carpet"/>Flying Carpet<text:bookmark-end text:name="flying-carpet"/></text:h>
      <text:p text:style-name="First_20_paragraph">Can carry one or two riders at 24" per <text:a xlink:type="simple" xlink:href="#turns" text:style-name="Internet_20_link" text:visited-style-name="Visited_20_Internet_20_Link"><text:span text:style-name="Definition">turn</text:span></text:a> or three riders at 12" per <text:a xlink:type="simple" xlink:href="#turns" text:style-name="Internet_20_link" text:visited-style-name="Visited_20_Internet_20_Link"><text:span text:style-name="Definition">turn</text:span></text:a>.</text:p>
      <text:h text:style-name="Heading_20_5" text:outline-level="5"><text:bookmark-start text:name="gauntlets-of-ogre-power"/>Gauntlets of Ogre Power<text:bookmark-end text:name="gauntlets-of-ogre-power"/></text:h>
      <text:p text:style-name="First_20_paragraph">The wearer of these gains <text:a xlink:type="simple" xlink:href="#strength" text:style-name="Internet_20_link" text:visited-style-name="Visited_20_Internet_20_Link"><text:span text:style-name="Definition">strength</text:span></text:a> equal to an <text:a xlink:type="simple" xlink:href="#ogres" text:style-name="Internet_20_link" text:visited-style-name="Visited_20_Internet_20_Link"><text:span text:style-name="Definition">ogre</text:span></text:a>, enabling him to perform feats of great <text:a xlink:type="simple" xlink:href="#strength" text:style-name="Internet_20_link" text:visited-style-name="Visited_20_Internet_20_Link"><text:span text:style-name="Definition">strength</text:span></text:a> and to deal +2 <text:a xlink:type="simple" xlink:href="#the-numbers-of-hit-dice" text:style-name="Internet_20_link" text:visited-style-name="Visited_20_Internet_20_Link"><text:span text:style-name="Definition">hit points</text:span></text:a> <text:a xlink:type="simple" xlink:href="#damage" text:style-name="Internet_20_link" text:visited-style-name="Visited_20_Internet_20_Link"><text:span text:style-name="Definition">damage</text:span></text:a> in <text:a xlink:type="simple" xlink:href="#combat" text:style-name="Internet_20_link" text:visited-style-name="Visited_20_Internet_20_Link"><text:span text:style-name="Definition">combat</text:span></text:a>.</text:p>
      <text:h text:style-name="Heading_20_5" text:outline-level="5"><text:bookmark-start text:name="girdle-of-giants-might"/>Girdle of Giant’s Might<text:bookmark-end text:name="girdle-of-giants-might"/></text:h>
      <text:p text:style-name="First_20_paragraph">The wearer of this wide leather girdle gains <text:a xlink:type="simple" xlink:href="#strength" text:style-name="Internet_20_link" text:visited-style-name="Visited_20_Internet_20_Link"><text:span text:style-name="Definition">strength</text:span></text:a> equal to a <text:a xlink:type="simple" xlink:href="#giants-hill" text:style-name="Internet_20_link" text:visited-style-name="Visited_20_Internet_20_Link"><text:span text:style-name="Definition">hill giant</text:span></text:a>. He is capable of mighty feats of <text:a xlink:type="simple" xlink:href="#strength" text:style-name="Internet_20_link" text:visited-style-name="Visited_20_Internet_20_Link"><text:span text:style-name="Definition">strength</text:span></text:a> including hurling rocks and dealing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n <text:a xlink:type="simple" xlink:href="#combat" text:style-name="Internet_20_link" text:visited-style-name="Visited_20_Internet_20_Link"><text:span text:style-name="Definition">combat</text:span></text:a>.</text:p>
      <text:h text:style-name="Heading_20_5" text:outline-level="5"><text:bookmark-start text:name="magical-helms"/>Magical Helms<text:bookmark-end text:name="magical-helms"/></text:h>
      <text:p text:style-name="First_20_paragraph">are not considered to be <text:a xlink:type="simple" xlink:href="#armor-and-shields" text:style-name="Internet_20_link" text:visited-style-name="Visited_20_Internet_20_Link"><text:span text:style-name="Definition">armor</text:span></text:a>. They do not adjust <text:a xlink:type="simple" xlink:href="#melee" text:style-name="Internet_20_link" text:visited-style-name="Visited_20_Internet_20_Link"><text:span text:style-name="Definition">armor class</text:span></text:a> and <text:a xlink:type="simple" xlink:href="#the-magic-user" text:style-name="Internet_20_link" text:visited-style-name="Visited_20_Internet_20_Link"><text:span text:style-name="Definition">magic-users</text:span></text:a> are not restricted from wearing them. Should these be worn in battle the referee may assume that 1 blow in 6 is aimed at the head. If that blow should connect the helm is struck and requires a successful <text:a xlink:type="simple" xlink:href="#saving-throws" text:style-name="Internet_20_link" text:visited-style-name="Visited_20_Internet_20_Link"><text:span text:style-name="Definition">saving throw</text:span></text:a> to avoid being smashed.</text:p>
      <text:h text:style-name="Heading_20_5" text:outline-level="5"><text:bookmark-start text:name="helm-of-alignment-change"/>Helm of Alignment Change<text:bookmark-end text:name="helm-of-alignment-change"/></text:h>
      <text:p text:style-name="First_20_paragraph">If worn, this <text:a xlink:type="simple" xlink:href="#magical-helms" text:style-name="Internet_20_link" text:visited-style-name="Visited_20_Internet_20_Link"><text:span text:style-name="Definition">helm</text:span></text:a> immediately causes lawful persons to become chaotic and vice versa. Neutral persons are 50% likely to change either way. Removing the <text:a xlink:type="simple" xlink:href="#magical-helms" text:style-name="Internet_20_link" text:visited-style-name="Visited_20_Internet_20_Link"><text:span text:style-name="Definition">helm</text:span></text:a> thereafter will not revert the subject’s <text:a xlink:type="simple" xlink:href="#alignment" text:style-name="Internet_20_link" text:visited-style-name="Visited_20_Internet_20_Link"><text:span text:style-name="Definition">alignment</text:span></text:a>—this can only be accomplished by <text:a xlink:type="simple" xlink:href="#wishes" text:style-name="Internet_20_link" text:visited-style-name="Visited_20_Internet_20_Link"><text:span text:style-name="Definition">a wish</text:span></text:a>. Of course the affected person will resist such efforts to the utmost of his <text:a xlink:type="simple" xlink:href="#explanation-of-abilities" text:style-name="Internet_20_link" text:visited-style-name="Visited_20_Internet_20_Link"><text:span text:style-name="Definition">ability</text:span></text:a>.</text:p>
      <text:h text:style-name="Heading_20_5" text:outline-level="5"><text:bookmark-start text:name="helm-of-comprehend-languages-and"/>Helm of Comprehend Languages and<text:bookmark-end text:name="helm-of-comprehend-languages-and"/></text:h>
      <text:p text:style-name="First_20_paragraph">Magic The wearer can read any magical inscriptions, <text:a xlink:type="simple" xlink:href="#treasures" text:style-name="Internet_20_link" text:visited-style-name="Visited_20_Internet_20_Link"><text:span text:style-name="Definition">treasure</text:span></text:a> maps, and mundane writing.</text:p>
      <text:h text:style-name="Heading_20_5" text:outline-level="5"><text:bookmark-start text:name="helm-of-telepathy"/>Helm of Telepathy<text:bookmark-end text:name="helm-of-telepathy"/></text:h>
      <text:p text:style-name="First_20_paragraph">This <text:a xlink:type="simple" xlink:href="#magical-helms" text:style-name="Internet_20_link" text:visited-style-name="Visited_20_Internet_20_Link"><text:span text:style-name="Definition">helm</text:span></text:a> enables the wearer to probe subjects within 9" in exactly the same manner as the <text:a xlink:type="simple" xlink:href="#sixth-sense" text:style-name="Internet_20_link" text:visited-style-name="Visited_20_Internet_20_Link"><text:span text:style-name="Definition">sixth sense</text:span></text:a> spell. Additionally, the wearer can implant a mental suggestion in any intelligent subject so sensed. If a suggestion is attempted the referee throws a <text:a xlink:type="simple" xlink:href="#reaction-and-morale-checks" text:style-name="Internet_20_link" text:visited-style-name="Visited_20_Internet_20_Link"><text:span text:style-name="Definition">reaction</text:span></text:a> check for the subject, adjusting the result by +2. A positive or better <text:a xlink:type="simple" xlink:href="#reaction-and-morale-checks" text:style-name="Internet_20_link" text:visited-style-name="Visited_20_Internet_20_Link"><text:span text:style-name="Definition">reaction</text:span></text:a> indicates that the subject will enact any reasonable <text:soft-page-break/>(according to his <text:a xlink:type="simple" xlink:href="#alignment" text:style-name="Internet_20_link" text:visited-style-name="Visited_20_Internet_20_Link"><text:span text:style-name="Definition">alignment</text:span></text:a>) suggestion.</text:p>
      <text:h text:style-name="Heading_20_5" text:outline-level="5"><text:bookmark-start text:name="helm-of-teleportation"/>Helm of Teleportation<text:bookmark-end text:name="helm-of-teleportation"/></text:h>
      <text:p text:style-name="First_20_paragraph">This <text:a xlink:type="simple" xlink:href="#magical-helms" text:style-name="Internet_20_link" text:visited-style-name="Visited_20_Internet_20_Link"><text:span text:style-name="Definition">helm</text:span></text:a> grants <text:a xlink:type="simple" xlink:href="#the-magic-user" text:style-name="Internet_20_link" text:visited-style-name="Visited_20_Internet_20_Link"><text:span text:style-name="Definition">magic-users</text:span></text:a> only the ability to <text:a xlink:type="simple" xlink:href="#teleportation" text:style-name="Internet_20_link" text:visited-style-name="Visited_20_Internet_20_Link"><text:span text:style-name="Definition">teleport</text:span></text:a> up to three times per day as per the <text:a xlink:type="simple" xlink:href="#the-magic-user" text:style-name="Internet_20_link" text:visited-style-name="Visited_20_Internet_20_Link"><text:span text:style-name="Definition">magic-user</text:span></text:a> spell. If the <text:a xlink:type="simple" xlink:href="#the-magic-user" text:style-name="Internet_20_link" text:visited-style-name="Visited_20_Internet_20_Link"><text:span text:style-name="Definition">magic-user</text:span></text:a> also has the <text:a xlink:type="simple" xlink:href="#teleportation" text:style-name="Internet_20_link" text:visited-style-name="Visited_20_Internet_20_Link"><text:span text:style-name="Definition">teleport</text:span></text:a> spell memorized that spell will not be erased from memory when <text:a xlink:type="simple" xlink:href="#spell-casting-from-memory" text:style-name="Internet_20_link" text:visited-style-name="Visited_20_Internet_20_Link"><text:span text:style-name="Definition">cast</text:span></text:a> for so long as this <text:a xlink:type="simple" xlink:href="#magical-helms" text:style-name="Internet_20_link" text:visited-style-name="Visited_20_Internet_20_Link"><text:span text:style-name="Definition">helm</text:span></text:a> is worn.</text:p>
      <text:h text:style-name="Heading_20_5" text:outline-level="5"><text:bookmark-start text:name="horn-of-blasting"/>Horn of Blasting<text:bookmark-end text:name="horn-of-blasting"/></text:h>
      <text:p text:style-name="First_20_paragraph">A blast upon this great horn deliver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to all living things within a cone-shaped area of effect 10" long and up to 3" wide. Survivors are deafened for a <text:a xlink:type="simple" xlink:href="#turns" text:style-name="Internet_20_link" text:visited-style-name="Visited_20_Internet_20_Link"><text:span text:style-name="Definition">turn</text:span></text:a> and any <text:a xlink:type="simple" xlink:href="#building" text:style-name="Internet_20_link" text:visited-style-name="Visited_20_Internet_20_Link"><text:span text:style-name="Definition">buildings</text:span></text:a> or fortifications suffer structural <text:a xlink:type="simple" xlink:href="#damage" text:style-name="Internet_20_link" text:visited-style-name="Visited_20_Internet_20_Link"><text:span text:style-name="Definition">damage</text:span></text:a>.</text:p>
      <text:h text:style-name="Heading_20_5" text:outline-level="5"><text:bookmark-start text:name="medallion-of-thoughts"/>Medallion of Thoughts<text:bookmark-end text:name="medallion-of-thoughts"/></text:h>
      <text:p text:style-name="First_20_paragraph">Grants the wearer use of the <text:a xlink:type="simple" xlink:href="#sixth-sense" text:style-name="Internet_20_link" text:visited-style-name="Visited_20_Internet_20_Link"><text:span text:style-name="Definition">sixth sense</text:span></text:a> spell except that there is 1 chance in 6 it will fail to perceive any particular subject.</text:p>
      <text:h text:style-name="Heading_20_5" text:outline-level="5"><text:bookmark-start text:name="mirror-of-life-trapping"/>Mirror of Life Trapping<text:bookmark-end text:name="mirror-of-life-trapping"/></text:h>
      <text:p text:style-name="First_20_paragraph">A <text:a xlink:type="simple" xlink:href="#armor-and-shields" text:style-name="Internet_20_link" text:visited-style-name="Visited_20_Internet_20_Link"><text:span text:style-name="Definition">shield</text:span></text:a>-sized mirror that <text:a xlink:type="simple" xlink:href="#tricks-and-traps" text:style-name="Internet_20_link" text:visited-style-name="Visited_20_Internet_20_Link"><text:span text:style-name="Definition">traps</text:span></text:a> any <text:a xlink:type="simple" xlink:href="#man-types" text:style-name="Internet_20_link" text:visited-style-name="Visited_20_Internet_20_Link"><text:span text:style-name="Definition">man-type</text:span></text:a> or undead who sees his own reflection at 1" or closer. It is 90% likely that an unwary subject will see his reflection in good <text:a xlink:type="simple" xlink:href="#light_2" text:style-name="Internet_20_link" text:visited-style-name="Visited_20_Internet_20_Link"><text:span text:style-name="Definition">light</text:span></text:a>, but only 10% likely if he is wary of the mirror’s power. A <text:a xlink:type="simple" xlink:href="#the-magic-user" text:style-name="Internet_20_link" text:visited-style-name="Visited_20_Internet_20_Link"><text:span text:style-name="Definition">magic-user</text:span></text:a> can gaze into a mirror safely with a secret command word or the use of a <text:a xlink:type="simple" xlink:href="#gazeback" text:style-name="Internet_20_link" text:visited-style-name="Visited_20_Internet_20_Link"><text:span text:style-name="Definition">gazeback</text:span></text:a> spell. The mirror can contain 15-20 prisoners at one time with each being held individually in a private null dimension. Those so imprisoned remain unharmed but are completely powerless therein. A <text:a xlink:type="simple" xlink:href="#the-magic-user" text:style-name="Internet_20_link" text:visited-style-name="Visited_20_Internet_20_Link"><text:span text:style-name="Definition">magic-user</text:span></text:a> can call any prisoner to the surface of the mirror to converse, and if desired, can free them from the mirror. Breaking the mirror will free all prisoners simultaneously.</text:p>
      <text:h text:style-name="Heading_20_5" text:outline-level="5"><text:bookmark-start text:name="object-of-commanding-elementals"/>Object of Commanding Elementals<text:bookmark-end text:name="object-of-commanding-elementals"/></text:h>
      <text:p text:style-name="First_20_paragraph">These four objects are usable by <text:a xlink:type="simple" xlink:href="#the-magic-user" text:style-name="Internet_20_link" text:visited-style-name="Visited_20_Internet_20_Link"><text:span text:style-name="Definition">magic-users</text:span></text:a> only, each conjuring an <text:a xlink:type="simple" xlink:href="#elementals" text:style-name="Internet_20_link" text:visited-style-name="Visited_20_Internet_20_Link"><text:span text:style-name="Definition">elemental</text:span></text:a> of a particular type. The conjuration requires a full <text:a xlink:type="simple" xlink:href="#turns" text:style-name="Internet_20_link" text:visited-style-name="Visited_20_Internet_20_Link"><text:span text:style-name="Definition">turn</text:span></text:a> of preparation and another of invocation. The <text:a xlink:type="simple" xlink:href="#elementals" text:style-name="Internet_20_link" text:visited-style-name="Visited_20_Internet_20_Link"><text:span text:style-name="Definition">elemental</text:span></text:a> brought forth will then have 12 <text:a xlink:type="simple" xlink:href="#the-numbers-of-hit-dice" text:style-name="Internet_20_link" text:visited-style-name="Visited_20_Internet_20_Link"><text:span text:style-name="Definition">hit dice</text:span></text:a> and be subject to the <text:a xlink:type="simple" xlink:href="#the-magic-user" text:style-name="Internet_20_link" text:visited-style-name="Visited_20_Internet_20_Link"><text:span text:style-name="Definition">magic-user’s</text:span></text:a> will exactly as per the <text:a xlink:type="simple" xlink:href="#invoke-elemental" text:style-name="Internet_20_link" text:visited-style-name="Visited_20_Internet_20_Link"><text:span text:style-name="Definition">invoke elemental</text:span></text:a> spell.</text:p>
      <text:list xml:id="list926666640" text:style-name="L9">
        <text:list-item>
          <text:p text:style-name="P10">Stone of Controlling Earth Elementals</text:p>
        </text:list-item>
        <text:list-item>
          <text:p text:style-name="P10">Brazier of Commanding Fire Elementals</text:p>
        </text:list-item>
        <text:list-item>
          <text:p text:style-name="P10">Censer of Controlling Air Elementals</text:p>
        </text:list-item>
        <text:list-item>
          <text:p text:style-name="P10">Bowl of Commanding Water Elementals</text:p>
        </text:list-item>
      </text:list>
      <text:h text:style-name="Heading_20_5" text:outline-level="5"><text:bookmark-start text:name="scarab-of-protection"/>Scarab of Protection<text:bookmark-end text:name="scarab-of-protection"/></text:h>
      <text:p text:style-name="First_20_paragraph">Affords the wearer absolute immunity from disintegration, finger of death, level drain, <text:a xlink:type="simple" xlink:href="#vorpal" text:style-name="Internet_20_link" text:visited-style-name="Visited_20_Internet_20_Link"><text:span text:style-name="Definition">vorpal</text:span></text:a> swords, and <text:a xlink:type="simple" xlink:href="#curses" text:style-name="Internet_20_link" text:visited-style-name="Visited_20_Internet_20_Link"><text:span text:style-name="Definition">curses</text:span></text:a>. The scarab will nullify 2-12 such attacks before crumbling to dust.</text:p>
      <text:h text:style-name="Heading_20_3" text:outline-level="3"><text:bookmark-start text:name="miscellaneous-weaponry"/><text:soft-page-break/>Miscellaneous Weaponry<text:bookmark-end text:name="miscellaneous-weaponry"/></text:h>
      <text:h text:style-name="Heading_20_5" text:outline-level="5"><text:bookmark-start text:name="arrows-and-bolts"/>Arrows and Bolts<text:bookmark-end text:name="arrows-and-bolts"/></text:h>
      <text:p text:style-name="First_20_paragraph">(50% chance of either) are usable by <text:a xlink:type="simple" xlink:href="#the-fighter" text:style-name="Internet_20_link" text:visited-style-name="Visited_20_Internet_20_Link"><text:span text:style-name="Definition">fighters</text:span></text:a> only. The magical adjustment applies both to attack and <text:a xlink:type="simple" xlink:href="#damage" text:style-name="Internet_20_link" text:visited-style-name="Visited_20_Internet_20_Link"><text:span text:style-name="Definition">damage</text:span></text:a> rolls. The attack adjustment is cumulative with that of any magical <text:a xlink:type="simple" xlink:href="#bows" text:style-name="Internet_20_link" text:visited-style-name="Visited_20_Internet_20_Link"><text:span text:style-name="Definition">bow</text:span></text:a> so a +1 arrow fired from a +1 longbow would have a total attack adjustment of +2.</text:p>
      <text:h text:style-name="Heading_20_5" text:outline-level="5"><text:bookmark-start text:name="axes"/>Axes<text:bookmark-end text:name="axes"/></text:h>
      <text:p text:style-name="First_20_paragraph">(50% chance of either battle axe or hand axe) are usable by <text:a xlink:type="simple" xlink:href="#the-fighter" text:style-name="Internet_20_link" text:visited-style-name="Visited_20_Internet_20_Link"><text:span text:style-name="Definition">fighters</text:span></text:a> only. The magical adjustment for battle axes applies to both attack and <text:a xlink:type="simple" xlink:href="#damage" text:style-name="Internet_20_link" text:visited-style-name="Visited_20_Internet_20_Link"><text:span text:style-name="Definition">damage</text:span></text:a> rolls, but that for hand axes applies to attack rolls only. Hand axes can be hurled up to 3" as a medium range <text:a xlink:type="simple" xlink:href="#missile-fire" text:style-name="Internet_20_link" text:visited-style-name="Visited_20_Internet_20_Link"><text:span text:style-name="Definition">missile</text:span></text:a> attack.</text:p>
      <text:h text:style-name="Heading_20_5" text:outline-level="5"><text:bookmark-start text:name="bows"/>Bows<text:bookmark-end text:name="bows"/></text:h>
      <text:p text:style-name="First_20_paragraph">are equally likely to be crossbows, longbows, or short bows; all are usable by <text:a xlink:type="simple" xlink:href="#the-fighter" text:style-name="Internet_20_link" text:visited-style-name="Visited_20_Internet_20_Link"><text:span text:style-name="Definition">fighters</text:span></text:a> only. The magical adjustment of these applies to attack rolls only.</text:p>
      <text:h text:style-name="Heading_20_5" text:outline-level="5"><text:bookmark-start text:name="daggers"/>Daggers<text:bookmark-end text:name="daggers"/></text:h>
      <text:p text:style-name="First_20_paragraph">are usable by <text:a xlink:type="simple" xlink:href="#the-fighter" text:style-name="Internet_20_link" text:visited-style-name="Visited_20_Internet_20_Link"><text:span text:style-name="Definition">fighters</text:span></text:a>, <text:a xlink:type="simple" xlink:href="#the-magic-user" text:style-name="Internet_20_link" text:visited-style-name="Visited_20_Internet_20_Link"><text:span text:style-name="Definition">magic-users</text:span></text:a>, and <text:a xlink:type="simple" xlink:href="#the-thief-optional-class" text:style-name="Internet_20_link" text:visited-style-name="Visited_20_Internet_20_Link"><text:span text:style-name="Definition">thieves</text:span></text:a> (if these are used). The magical adjustment applies to attack rolls only. The second adjustment (if given) is applicable to attack rolls versus a specific type. Daggers can be hurled up to 3" as a medium range <text:a xlink:type="simple" xlink:href="#missile-fire" text:style-name="Internet_20_link" text:visited-style-name="Visited_20_Internet_20_Link"><text:span text:style-name="Definition">missile</text:span></text:a> attack.</text:p>
      <text:h text:style-name="Heading_20_5" text:outline-level="5"><text:bookmark-start text:name="flails-and-maces"/>Flails and Maces<text:bookmark-end text:name="flails-and-maces"/></text:h>
      <text:p text:style-name="First_20_paragraph">are usable by <text:a xlink:type="simple" xlink:href="#the-fighter" text:style-name="Internet_20_link" text:visited-style-name="Visited_20_Internet_20_Link"><text:span text:style-name="Definition">fighters</text:span></text:a> and <text:a xlink:type="simple" xlink:href="#the-cleric" text:style-name="Internet_20_link" text:visited-style-name="Visited_20_Internet_20_Link"><text:span text:style-name="Definition">clerics</text:span></text:a>. The magical adjustment applies to <text:a xlink:type="simple" xlink:href="#damage" text:style-name="Internet_20_link" text:visited-style-name="Visited_20_Internet_20_Link"><text:span text:style-name="Definition">damage</text:span></text:a> rolls only.</text:p>
      <text:h text:style-name="Heading_20_5" text:outline-level="5"><text:bookmark-start text:name="morning-stars-are"/>Morning Stars are<text:bookmark-end text:name="morning-stars-are"/></text:h>
      <text:p text:style-name="First_20_paragraph">usable by <text:a xlink:type="simple" xlink:href="#the-fighter" text:style-name="Internet_20_link" text:visited-style-name="Visited_20_Internet_20_Link"><text:span text:style-name="Definition">fighters</text:span></text:a> only. The magical adjustment applies to <text:a xlink:type="simple" xlink:href="#damage" text:style-name="Internet_20_link" text:visited-style-name="Visited_20_Internet_20_Link"><text:span text:style-name="Definition">damage</text:span></text:a> rolls only.</text:p>
      <text:h text:style-name="Heading_20_5" text:outline-level="5"><text:bookmark-start text:name="short-swords"/>Short Swords<text:bookmark-end text:name="short-swords"/></text:h>
      <text:p text:style-name="First_20_paragraph">are usable by <text:a xlink:type="simple" xlink:href="#the-fighter" text:style-name="Internet_20_link" text:visited-style-name="Visited_20_Internet_20_Link"><text:span text:style-name="Definition">fighters</text:span></text:a> and <text:a xlink:type="simple" xlink:href="#the-thief-optional-class" text:style-name="Internet_20_link" text:visited-style-name="Visited_20_Internet_20_Link"><text:span text:style-name="Definition">thieves</text:span></text:a> (if these are used). The magical adjustment applies to attack rolls only. The second adjustment (if given) is applicable to attack rolls versus a specific type.</text:p>
      <text:h text:style-name="Heading_20_5" text:outline-level="5"><text:bookmark-start text:name="spears"/>Spears<text:bookmark-end text:name="spears"/></text:h>
      <text:p text:style-name="First_20_paragraph">are usable by <text:a xlink:type="simple" xlink:href="#the-fighter" text:style-name="Internet_20_link" text:visited-style-name="Visited_20_Internet_20_Link"><text:span text:style-name="Definition">fighters</text:span></text:a> only. The magical adjustment applies to attack rolls only but they can be hurled up to 3" as a medium range <text:a xlink:type="simple" xlink:href="#missile-fire" text:style-name="Internet_20_link" text:visited-style-name="Visited_20_Internet_20_Link"><text:span text:style-name="Definition">missile</text:span></text:a> attack, and three <text:a xlink:type="simple" xlink:href="#men" text:style-name="Internet_20_link" text:visited-style-name="Visited_20_Internet_20_Link"><text:span text:style-name="Definition">men</text:span></text:a> can fight in a defensive spear wall across a 10ft wide passage. Spears can also be set against a charging foe to cause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n impact.</text:p>
      <text:h text:style-name="Heading_20_5" text:outline-level="5"><text:bookmark-start text:name="war-hammers"/><text:soft-page-break/>War Hammers<text:bookmark-end text:name="war-hammers"/></text:h>
      <text:p text:style-name="First_20_paragraph">are usable by <text:a xlink:type="simple" xlink:href="#the-fighter" text:style-name="Internet_20_link" text:visited-style-name="Visited_20_Internet_20_Link"><text:span text:style-name="Definition">fighters</text:span></text:a> and <text:a xlink:type="simple" xlink:href="#the-cleric" text:style-name="Internet_20_link" text:visited-style-name="Visited_20_Internet_20_Link"><text:span text:style-name="Definition">clerics</text:span></text:a> and the magical adjustment applies to <text:a xlink:type="simple" xlink:href="#damage" text:style-name="Internet_20_link" text:visited-style-name="Visited_20_Internet_20_Link"><text:span text:style-name="Definition">damage</text:span></text:a> rolls only. These can be hurled up to 3" as a medium range <text:a xlink:type="simple" xlink:href="#missile-fire" text:style-name="Internet_20_link" text:visited-style-name="Visited_20_Internet_20_Link"><text:span text:style-name="Definition">missile</text:span></text:a> attack.</text:p>
      <text:h text:style-name="Heading_20_5" text:outline-level="5"><text:bookmark-start text:name="war-hammer-3"/>War Hammer +3<text:bookmark-end text:name="war-hammer-3"/></text:h>
      <text:p text:style-name="First_20_paragraph">In the hands of a <text:a xlink:type="simple" xlink:href="#the-fighter" text:style-name="Internet_20_link" text:visited-style-name="Visited_20_Internet_20_Link"><text:span text:style-name="Definition">fighter</text:span></text:a> or <text:a xlink:type="simple" xlink:href="#the-cleric" text:style-name="Internet_20_link" text:visited-style-name="Visited_20_Internet_20_Link"><text:span text:style-name="Definition">cleric</text:span></text:a> this weapon adds +3 <text:a xlink:type="simple" xlink:href="#the-numbers-of-hit-dice" text:style-name="Internet_20_link" text:visited-style-name="Visited_20_Internet_20_Link"><text:span text:style-name="Definition">hit points</text:span></text:a> to <text:a xlink:type="simple" xlink:href="#damage" text:style-name="Internet_20_link" text:visited-style-name="Visited_20_Internet_20_Link"><text:span text:style-name="Definition">damage</text:span></text:a>. In the hands of a <text:a xlink:type="simple" xlink:href="#dwarfs_1" text:style-name="Internet_20_link" text:visited-style-name="Visited_20_Internet_20_Link"><text:span text:style-name="Definition">dwarf</text:span></text:a>, however, it cause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gainst all foes except <text:a xlink:type="simple" xlink:href="#giants" text:style-name="Internet_20_link" text:visited-style-name="Visited_20_Internet_20_Link"><text:span text:style-name="Definition">giants</text:span></text:a>, against which it causes 5-15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Additionally, a <text:a xlink:type="simple" xlink:href="#dwarfs_1" text:style-name="Internet_20_link" text:visited-style-name="Visited_20_Internet_20_Link"><text:span text:style-name="Definition">dwarf</text:span></text:a> can throw the <text:a xlink:type="simple" xlink:href="#war-hammers" text:style-name="Internet_20_link" text:visited-style-name="Visited_20_Internet_20_Link"><text:span text:style-name="Definition">war hammer</text:span></text:a> +3 up to 6" and it will automatically <text:a xlink:type="simple" xlink:href="#fly" text:style-name="Internet_20_link" text:visited-style-name="Visited_20_Internet_20_Link"><text:span text:style-name="Definition">fly</text:span></text:a> back to his hand.</text:p>
      <text:h text:style-name="Heading_20_3" text:outline-level="3"><text:bookmark-start text:name="potions"/>Potions<text:bookmark-end text:name="potions"/></text:h>
      <text:p text:style-name="First_20_paragraph">A potion flask contains exactly enough fluid to cause the prescribed effect, although a small sip may be tasted without altering its efficacy. The duration of any temporary effect is 7-12 <text:a xlink:type="simple" xlink:href="#turns" text:style-name="Internet_20_link" text:visited-style-name="Visited_20_Internet_20_Link"><text:span text:style-name="Definition">turns</text:span></text:a> unless stated otherwise.</text:p>
      <text:h text:style-name="Heading_20_5" text:outline-level="5"><text:bookmark-start text:name="abbreviation"/>Abbreviation<text:bookmark-end text:name="abbreviation"/></text:h>
      <text:p text:style-name="First_20_paragraph">Quaffing the full <text:a xlink:type="simple" xlink:href="#potions" text:style-name="Internet_20_link" text:visited-style-name="Visited_20_Internet_20_Link"><text:span text:style-name="Definition">potion</text:span></text:a> will reduce a person to one-twelfth size. Thus, a 6ft tall <text:a xlink:type="simple" xlink:href="#man-types" text:style-name="Internet_20_link" text:visited-style-name="Visited_20_Internet_20_Link"><text:span text:style-name="Definition">man-type</text:span></text:a> would shrink to 6in. Consuming a lesser part will have a proportionally lesser effect.</text:p>
      <text:h text:style-name="Heading_20_5" text:outline-level="5"><text:bookmark-start text:name="animal-mastery"/>Animal Mastery<text:bookmark-end text:name="animal-mastery"/></text:h>
      <text:p text:style-name="First_20_paragraph">The imbiber gains control over 3-18 small animals, 2-12 medium sized animals, or 1-6 large animals. Only <text:a xlink:type="simple" xlink:href="#normal-types" text:style-name="Internet_20_link" text:visited-style-name="Visited_20_Internet_20_Link"><text:span text:style-name="Definition">normal</text:span></text:a> animal-types can be controlled.</text:p>
      <text:h text:style-name="Heading_20_5" text:outline-level="5"><text:bookmark-start text:name="curing"/>Curing<text:bookmark-end text:name="curing"/></text:h>
      <text:p text:style-name="First_20_paragraph">Restores 2-7 <text:a xlink:type="simple" xlink:href="#the-numbers-of-hit-dice" text:style-name="Internet_20_link" text:visited-style-name="Visited_20_Internet_20_Link"><text:span text:style-name="Definition">lost hit points</text:span></text:a>.</text:p>
      <text:h text:style-name="Heading_20_5" text:outline-level="5"><text:bookmark-start text:name="deception"/>Deception<text:bookmark-end text:name="deception"/></text:h>
      <text:p text:style-name="First_20_paragraph">Causes the imbiber to believe the effect is whatever he desired it to be or a randomly determined <text:a xlink:type="simple" xlink:href="#potions" text:style-name="Internet_20_link" text:visited-style-name="Visited_20_Internet_20_Link"><text:span text:style-name="Definition">potion</text:span></text:a> effect determined by the referee.</text:p>
      <text:h text:style-name="Heading_20_5" text:outline-level="5"><text:bookmark-start text:name="dragon-mastery"/>Dragon Mastery<text:bookmark-end text:name="dragon-mastery"/></text:h>
      <text:p text:style-name="First_20_paragraph">The imbiber gains control over up to three <text:a xlink:type="simple" xlink:href="#dragons" text:style-name="Internet_20_link" text:visited-style-name="Visited_20_Internet_20_Link"><text:span text:style-name="Definition">dragons</text:span></text:a> who fail to save <text:a xlink:type="simple" xlink:href="#spell" text:style-name="Internet_20_link" text:visited-style-name="Visited_20_Internet_20_Link"><text:span text:style-name="Definition">versus spells</text:span></text:a>. Each <text:a xlink:type="simple" xlink:href="#potions" text:style-name="Internet_20_link" text:visited-style-name="Visited_20_Internet_20_Link"><text:span text:style-name="Definition">potion</text:span></text:a> affects one type of <text:a xlink:type="simple" xlink:href="#dragons" text:style-name="Internet_20_link" text:visited-style-name="Visited_20_Internet_20_Link"><text:span text:style-name="Definition">dragon</text:span></text:a> as determined by the referee.</text:p>
      <text:h text:style-name="Heading_20_5" text:outline-level="5"><text:bookmark-start text:name="exaggeration"/>Exaggeration<text:bookmark-end text:name="exaggeration"/></text:h>
      <text:p text:style-name="First_20_paragraph">Quaffing the full <text:a xlink:type="simple" xlink:href="#potions" text:style-name="Internet_20_link" text:visited-style-name="Visited_20_Internet_20_Link"><text:span text:style-name="Definition">potion</text:span></text:a> will enlarge a person to four times size. Thus, a 6ft tall <text:a xlink:type="simple" xlink:href="#man-types" text:style-name="Internet_20_link" text:visited-style-name="Visited_20_Internet_20_Link"><text:span text:style-name="Definition">man-type</text:span></text:a> would <text:soft-page-break/>grow to 24ft. Consuming a lesser part will have a proportionally lesser effect.</text:p>
      <text:h text:style-name="Heading_20_5" text:outline-level="5"><text:bookmark-start text:name="extra-curing"/>Extra Curing<text:bookmark-end text:name="extra-curing"/></text:h>
      <text:p text:style-name="First_20_paragraph">Quaffing the full <text:a xlink:type="simple" xlink:href="#potions" text:style-name="Internet_20_link" text:visited-style-name="Visited_20_Internet_20_Link"><text:span text:style-name="Definition">potion</text:span></text:a> restores 6-21 <text:a xlink:type="simple" xlink:href="#the-numbers-of-hit-dice" text:style-name="Internet_20_link" text:visited-style-name="Visited_20_Internet_20_Link"><text:span text:style-name="Definition">lost hit points</text:span></text:a>. Taking a one-third part of it will restore 1-6 <text:a xlink:type="simple" xlink:href="#the-numbers-of-hit-dice" text:style-name="Internet_20_link" text:visited-style-name="Visited_20_Internet_20_Link"><text:span text:style-name="Definition">lost hit points</text:span></text:a>.</text:p>
      <text:h text:style-name="Heading_20_5" text:outline-level="5"><text:bookmark-start text:name="flight"/>Flight<text:bookmark-end text:name="flight"/></text:h>
      <text:p text:style-name="First_20_paragraph">Consumption of this <text:a xlink:type="simple" xlink:href="#potions" text:style-name="Internet_20_link" text:visited-style-name="Visited_20_Internet_20_Link"><text:span text:style-name="Definition">potion</text:span></text:a> has the same effect as a <text:a xlink:type="simple" xlink:href="#fly" text:style-name="Internet_20_link" text:visited-style-name="Visited_20_Internet_20_Link"><text:span text:style-name="Definition">fly</text:span></text:a> spell except that it lasts for 7-12 <text:a xlink:type="simple" xlink:href="#turns" text:style-name="Internet_20_link" text:visited-style-name="Visited_20_Internet_20_Link"><text:span text:style-name="Definition">turns</text:span></text:a>.</text:p>
      <text:h text:style-name="Heading_20_5" text:outline-level="5"><text:bookmark-start text:name="gaseous-form"/>Gaseous Form<text:bookmark-end text:name="gaseous-form"/></text:h>
      <text:p text:style-name="First_20_paragraph">The imbiber becomes a cohesive, mobile cloud of gas that can penetrate any non-airtight <text:a xlink:type="simple" xlink:href="#space-required" text:style-name="Internet_20_link" text:visited-style-name="Visited_20_Internet_20_Link"><text:span text:style-name="Definition">space</text:span></text:a>. However, anything worn or carried drops to a heap on the floor.</text:p>
      <text:h text:style-name="Heading_20_5" text:outline-level="5"><text:bookmark-start text:name="giant-mastery"/>Giant Mastery<text:bookmark-end text:name="giant-mastery"/></text:h>
      <text:p text:style-name="First_20_paragraph">The imbiber gains control over up to four <text:a xlink:type="simple" xlink:href="#giants" text:style-name="Internet_20_link" text:visited-style-name="Visited_20_Internet_20_Link"><text:span text:style-name="Definition">giants</text:span></text:a> who fail to save <text:a xlink:type="simple" xlink:href="#spell" text:style-name="Internet_20_link" text:visited-style-name="Visited_20_Internet_20_Link"><text:span text:style-name="Definition">versus spells</text:span></text:a>. Each <text:a xlink:type="simple" xlink:href="#potions" text:style-name="Internet_20_link" text:visited-style-name="Visited_20_Internet_20_Link"><text:span text:style-name="Definition">potion</text:span></text:a> affects only one type of <text:a xlink:type="simple" xlink:href="#giants" text:style-name="Internet_20_link" text:visited-style-name="Visited_20_Internet_20_Link"><text:span text:style-name="Definition">giant</text:span></text:a>, as determined by the referee.</text:p>
      <text:h text:style-name="Heading_20_5" text:outline-level="5"><text:bookmark-start text:name="giants-strength"/>Giant’s Strength<text:bookmark-end text:name="giants-strength"/></text:h>
      <text:p text:style-name="First_20_paragraph">Grants <text:a xlink:type="simple" xlink:href="#strength" text:style-name="Internet_20_link" text:visited-style-name="Visited_20_Internet_20_Link"><text:span text:style-name="Definition">strength</text:span></text:a> equal to a <text:a xlink:type="simple" xlink:href="#giants-hill" text:style-name="Internet_20_link" text:visited-style-name="Visited_20_Internet_20_Link"><text:span text:style-name="Definition">hill giant</text:span></text:a> including hurling rocks and causing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per hit.</text:p>
      <text:h text:style-name="Heading_20_5" text:outline-level="5"><text:bookmark-start text:name="haste_1"/>Haste<text:bookmark-end text:name="haste_1"/></text:h>
      <text:p text:style-name="First_20_paragraph">Imbues the imbiber with the same effect as the <text:a xlink:type="simple" xlink:href="#haste" text:style-name="Internet_20_link" text:visited-style-name="Visited_20_Internet_20_Link"><text:span text:style-name="Definition">haste</text:span></text:a> spell except that it lasts for 2-7 <text:a xlink:type="simple" xlink:href="#turns" text:style-name="Internet_20_link" text:visited-style-name="Visited_20_Internet_20_Link"><text:span text:style-name="Definition">turns</text:span></text:a>.</text:p>
      <text:h text:style-name="Heading_20_5" text:outline-level="5"><text:bookmark-start text:name="heroism"/>Heroism<text:bookmark-end text:name="heroism"/></text:h>
      <text:p text:style-name="First_20_paragraph">Causes an ordinary <text:a xlink:type="simple" xlink:href="#man-types" text:style-name="Internet_20_link" text:visited-style-name="Visited_20_Internet_20_Link"><text:span text:style-name="Definition">man-type</text:span></text:a> to function as a <text:a xlink:type="simple" xlink:href="#heroic-types" text:style-name="Internet_20_link" text:visited-style-name="Visited_20_Internet_20_Link"><text:span text:style-name="Definition">heroic</text:span></text:a> <text:a xlink:type="simple" xlink:href="#the-fighter" text:style-name="Internet_20_link" text:visited-style-name="Visited_20_Internet_20_Link"><text:span text:style-name="Definition">fighter</text:span></text:a> in all respects. Leveled <text:a xlink:type="simple" xlink:href="#the-fighter" text:style-name="Internet_20_link" text:visited-style-name="Visited_20_Internet_20_Link"><text:span text:style-name="Definition">fighters</text:span></text:a> are also temporarily increased as follows:</text:p>
      <text:h text:style-name="Heading_20_5" text:outline-level="5"><text:bookmark-start text:name="inviolability"/>Inviolability<text:bookmark-end text:name="inviolability"/></text:h>
      <text:p text:style-name="First_20_paragraph">Grants invulnerability to <text:a xlink:type="simple" xlink:href="#normal-weapons" text:style-name="Internet_20_link" text:visited-style-name="Visited_20_Internet_20_Link"><text:span text:style-name="Definition">normal weaponry</text:span></text:a> and improves <text:a xlink:type="simple" xlink:href="#saving-throws" text:style-name="Internet_20_link" text:visited-style-name="Visited_20_Internet_20_Link"><text:span text:style-name="Definition">saving throws</text:span></text:a> by +2 for 7-12 <text:a xlink:type="simple" xlink:href="#turns" text:style-name="Internet_20_link" text:visited-style-name="Visited_20_Internet_20_Link"><text:span text:style-name="Definition">turns</text:span></text:a>.</text:p>
      <text:h text:style-name="Heading_20_5" text:outline-level="5"><text:bookmark-start text:name="invisibility_1"/>Invisibility<text:bookmark-end text:name="invisibility_1"/></text:h>
      <text:p text:style-name="First_20_paragraph">Drinking this <text:a xlink:type="simple" xlink:href="#potions" text:style-name="Internet_20_link" text:visited-style-name="Visited_20_Internet_20_Link"><text:span text:style-name="Definition">potion</text:span></text:a> produces the same effect as the <text:a xlink:type="simple" xlink:href="#the-magic-user" text:style-name="Internet_20_link" text:visited-style-name="Visited_20_Internet_20_Link"><text:span text:style-name="Definition">magic-user</text:span></text:a> <text:a xlink:type="simple" xlink:href="#invisibility" text:style-name="Internet_20_link" text:visited-style-name="Visited_20_Internet_20_Link"><text:span text:style-name="Definition">invisibility</text:span></text:a> spell for 7-12 <text:a xlink:type="simple" xlink:href="#turns" text:style-name="Internet_20_link" text:visited-style-name="Visited_20_Internet_20_Link"><text:span text:style-name="Definition">turns</text:span></text:a>.</text:p>
      <text:h text:style-name="Heading_20_5" text:outline-level="5"><text:bookmark-start text:name="mastery-over-men"/><text:soft-page-break/>Mastery Over Men<text:bookmark-end text:name="mastery-over-men"/></text:h>
      <text:p text:style-name="First_20_paragraph">The imbiber gains control over 2-12 <text:a xlink:type="simple" xlink:href="#normal-types" text:style-name="Internet_20_link" text:visited-style-name="Visited_20_Internet_20_Link"><text:span text:style-name="Definition">normal</text:span></text:a> <text:a xlink:type="simple" xlink:href="#men" text:style-name="Internet_20_link" text:visited-style-name="Visited_20_Internet_20_Link"><text:span text:style-name="Definition">men</text:span></text:a>, 1-6 <text:a xlink:type="simple" xlink:href="#heroic-types" text:style-name="Internet_20_link" text:visited-style-name="Visited_20_Internet_20_Link"><text:span text:style-name="Definition">heroic</text:span></text:a> <text:a xlink:type="simple" xlink:href="#men" text:style-name="Internet_20_link" text:visited-style-name="Visited_20_Internet_20_Link"><text:span text:style-name="Definition">men</text:span></text:a>, or 1 <text:a xlink:type="simple" xlink:href="#superheroic-types" text:style-name="Internet_20_link" text:visited-style-name="Visited_20_Internet_20_Link"><text:span text:style-name="Definition">superheroic</text:span></text:a> <text:a xlink:type="simple" xlink:href="#men" text:style-name="Internet_20_link" text:visited-style-name="Visited_20_Internet_20_Link"><text:span text:style-name="Definition">man</text:span></text:a> as per the <text:a xlink:type="simple" xlink:href="#charm-person" text:style-name="Internet_20_link" text:visited-style-name="Visited_20_Internet_20_Link"><text:span text:style-name="Definition">charm person</text:span></text:a> spell. <text:a xlink:type="simple" xlink:href="#saving-throws" text:style-name="Internet_20_link" text:visited-style-name="Visited_20_Internet_20_Link"><text:span text:style-name="Definition">Saving throws</text:span></text:a> are applicable.</text:p>
      <text:h text:style-name="Heading_20_5" text:outline-level="5"><text:bookmark-start text:name="plant-mastery"/>Plant Mastery<text:bookmark-end text:name="plant-mastery"/></text:h>
      <text:p text:style-name="First_20_paragraph">The imbiber gains control over ordinary plants within a 6" diameter or 1-6 ooze-types (including slimes, oozes, and puddings).</text:p>
      <text:h text:style-name="Heading_20_5" text:outline-level="5"><text:bookmark-start text:name="poison_1"/>Poison<text:bookmark-end text:name="poison_1"/></text:h>
      <text:p text:style-name="First_20_paragraph">Even a sip is fatal unless a <text:a xlink:type="simple" xlink:href="#saving-throws" text:style-name="Internet_20_link" text:visited-style-name="Visited_20_Internet_20_Link"><text:span text:style-name="Definition">saving throw</text:span></text:a> <text:a xlink:type="simple" xlink:href="#poison" text:style-name="Internet_20_link" text:visited-style-name="Visited_20_Internet_20_Link"><text:span text:style-name="Definition">versus poison</text:span></text:a> is successful.</text:p>
      <text:h text:style-name="Heading_20_5" text:outline-level="5"><text:bookmark-start text:name="polymorph_1"/>Polymorph<text:bookmark-end text:name="polymorph_1"/></text:h>
      <text:p text:style-name="First_20_paragraph">Produces the same effect as the <text:a xlink:type="simple" xlink:href="#the-magic-user" text:style-name="Internet_20_link" text:visited-style-name="Visited_20_Internet_20_Link"><text:span text:style-name="Definition">magic-user</text:span></text:a> <text:a xlink:type="simple" xlink:href="#polymorph" text:style-name="Internet_20_link" text:visited-style-name="Visited_20_Internet_20_Link"><text:span text:style-name="Definition">polymorph</text:span></text:a> spell except that it lasts only 7-12 <text:a xlink:type="simple" xlink:href="#turns" text:style-name="Internet_20_link" text:visited-style-name="Visited_20_Internet_20_Link"><text:span text:style-name="Definition">turns</text:span></text:a>.</text:p>
      <text:h text:style-name="Heading_20_5" text:outline-level="5"><text:bookmark-start text:name="resistance-to-fire"/>Resistance to Fire<text:bookmark-end text:name="resistance-to-fire"/></text:h>
      <text:p text:style-name="First_20_paragraph">Grants invulnerability to ordinary fire and adjusts <text:a xlink:type="simple" xlink:href="#saving-throws" text:style-name="Internet_20_link" text:visited-style-name="Visited_20_Internet_20_Link"><text:span text:style-name="Definition">saving throws</text:span></text:a> versus magical fire, including <text:a xlink:type="simple" xlink:href="#fireball" text:style-name="Internet_20_link" text:visited-style-name="Visited_20_Internet_20_Link"><text:span text:style-name="Definition">fireball</text:span></text:a> and <text:a xlink:type="simple" xlink:href="#dragons-red" text:style-name="Internet_20_link" text:visited-style-name="Visited_20_Internet_20_Link"><text:span text:style-name="Definition">red dragon</text:span></text:a> breath, by +2. Any fire <text:a xlink:type="simple" xlink:href="#damage" text:style-name="Internet_20_link" text:visited-style-name="Visited_20_Internet_20_Link"><text:span text:style-name="Definition">damage</text:span></text:a> sustained is reduced by 1 <text:a xlink:type="simple" xlink:href="#the-numbers-of-hit-dice" text:style-name="Internet_20_link" text:visited-style-name="Visited_20_Internet_20_Link"><text:span text:style-name="Definition">hit point</text:span></text:a> per die regardless.</text:p>
      <text:h text:style-name="Heading_20_5" text:outline-level="5"><text:bookmark-start text:name="sixth-sense_1"/>Sixth Sense<text:bookmark-end text:name="sixth-sense_1"/></text:h>
      <text:p text:style-name="First_20_paragraph">Drinking this <text:a xlink:type="simple" xlink:href="#potions" text:style-name="Internet_20_link" text:visited-style-name="Visited_20_Internet_20_Link"><text:span text:style-name="Definition">potion</text:span></text:a> produces the same effect as the <text:a xlink:type="simple" xlink:href="#the-magic-user" text:style-name="Internet_20_link" text:visited-style-name="Visited_20_Internet_20_Link"><text:span text:style-name="Definition">magic-user</text:span></text:a> <text:a xlink:type="simple" xlink:href="#sixth-sense" text:style-name="Internet_20_link" text:visited-style-name="Visited_20_Internet_20_Link"><text:span text:style-name="Definition">sixth sense</text:span></text:a> spell for 7-12 <text:a xlink:type="simple" xlink:href="#turns" text:style-name="Internet_20_link" text:visited-style-name="Visited_20_Internet_20_Link"><text:span text:style-name="Definition">turns</text:span></text:a>.</text:p>
      <text:h text:style-name="Heading_20_5" text:outline-level="5"><text:bookmark-start text:name="treasure-detection"/>Treasure Detection<text:bookmark-end text:name="treasure-detection"/></text:h>
      <text:p text:style-name="First_20_paragraph">Quaffing this <text:a xlink:type="simple" xlink:href="#potions" text:style-name="Internet_20_link" text:visited-style-name="Visited_20_Internet_20_Link"><text:span text:style-name="Definition">potion</text:span></text:a> enables the detection of any <text:a xlink:type="simple" xlink:href="#treasures" text:style-name="Internet_20_link" text:visited-style-name="Visited_20_Internet_20_Link"><text:span text:style-name="Definition">treasure</text:span></text:a> worth 5,000 gp or more within 36". It is not blocked by lead, stone, or anything else.</text:p>
      <text:h text:style-name="Heading_20_5" text:outline-level="5"><text:bookmark-start text:name="undead-mastery"/>Undead Mastery<text:bookmark-end text:name="undead-mastery"/></text:h>
      <text:p text:style-name="First_20_paragraph">The imbiber gains control over 2-12 <text:a xlink:type="simple" xlink:href="#normal-types" text:style-name="Internet_20_link" text:visited-style-name="Visited_20_Internet_20_Link"><text:span text:style-name="Definition">normal</text:span></text:a> undead or 1-6 <text:a xlink:type="simple" xlink:href="#heroic-types" text:style-name="Internet_20_link" text:visited-style-name="Visited_20_Internet_20_Link"><text:span text:style-name="Definition">heroic</text:span></text:a> undead as per the <text:a xlink:type="simple" xlink:href="#charm-monster" text:style-name="Internet_20_link" text:visited-style-name="Visited_20_Internet_20_Link"><text:span text:style-name="Definition">charm monster</text:span></text:a> spell. The latter are allowed <text:a xlink:type="simple" xlink:href="#saving-throws" text:style-name="Internet_20_link" text:visited-style-name="Visited_20_Internet_20_Link"><text:span text:style-name="Definition">saving throws</text:span></text:a> <text:a xlink:type="simple" xlink:href="#spell" text:style-name="Internet_20_link" text:visited-style-name="Visited_20_Internet_20_Link"><text:span text:style-name="Definition">versus spells</text:span></text:a>.</text:p>
      <text:h text:style-name="Heading_20_5" text:outline-level="5"><text:bookmark-start text:name="water-breathing_1"/>Water Breathing<text:bookmark-end text:name="water-breathing_1"/></text:h>
      <text:p text:style-name="First_20_paragraph">The imbiber can breathe comfortably underwater for 7-12 <text:a xlink:type="simple" xlink:href="#turns" text:style-name="Internet_20_link" text:visited-style-name="Visited_20_Internet_20_Link"><text:span text:style-name="Definition">turns</text:span></text:a>.</text:p>
      <text:h text:style-name="Heading_20_5" text:outline-level="5"><text:bookmark-start text:name="weightlessness"/>Weightlessness<text:bookmark-end text:name="weightlessness"/></text:h>
      <text:p text:style-name="First_20_paragraph">Imbibing this <text:a xlink:type="simple" xlink:href="#potions" text:style-name="Internet_20_link" text:visited-style-name="Visited_20_Internet_20_Link"><text:span text:style-name="Definition">potion</text:span></text:a> has the same effect as the <text:a xlink:type="simple" xlink:href="#the-magic-user" text:style-name="Internet_20_link" text:visited-style-name="Visited_20_Internet_20_Link"><text:span text:style-name="Definition">magic-user</text:span></text:a> <text:a xlink:type="simple" xlink:href="#levitate" text:style-name="Internet_20_link" text:visited-style-name="Visited_20_Internet_20_Link"><text:span text:style-name="Definition">levitate</text:span></text:a> spell for 7-12 <text:a xlink:type="simple" xlink:href="#turns" text:style-name="Internet_20_link" text:visited-style-name="Visited_20_Internet_20_Link"><text:span text:style-name="Definition">turns</text:span></text:a>.</text:p>
      <text:h text:style-name="Heading_20_5" text:outline-level="5"><text:bookmark-start text:name="x-ray-vision"/><text:soft-page-break/>X-Ray Vision<text:bookmark-end text:name="x-ray-vision"/></text:h>
      <text:p text:style-name="First_20_paragraph">Enables the imbiber to see through up to 10ft of stone or 6in of iron to a <text:a xlink:type="simple" xlink:href="#encounter-distance_3" text:style-name="Internet_20_link" text:visited-style-name="Visited_20_Internet_20_Link"><text:span text:style-name="Definition">distance</text:span></text:a> of 6" for 7-12 <text:a xlink:type="simple" xlink:href="#turns" text:style-name="Internet_20_link" text:visited-style-name="Visited_20_Internet_20_Link"><text:span text:style-name="Definition">turns</text:span></text:a>. Everything will be revealed including <text:a xlink:type="simple" xlink:href="#tricks-and-traps" text:style-name="Internet_20_link" text:visited-style-name="Visited_20_Internet_20_Link"><text:span text:style-name="Definition">traps</text:span></text:a> and secret places. The magic is obstructed by lead or gold and only a 1" × 1" section of wall can be examined each <text:a xlink:type="simple" xlink:href="#turns" text:style-name="Internet_20_link" text:visited-style-name="Visited_20_Internet_20_Link"><text:span text:style-name="Definition">turn</text:span></text:a>.</text:p>
      <text:h text:style-name="Heading_20_5" text:outline-level="5"><text:bookmark-start text:name="youthfulness"/>Youthfulness<text:bookmark-end text:name="youthfulness"/></text:h>
      <text:p text:style-name="First_20_paragraph">Reduces the imbiber’s age by 10 years.</text:p>
      <text:h text:style-name="Heading_20_3" text:outline-level="3"><text:bookmark-start text:name="rings"/>Rings<text:bookmark-end text:name="rings"/></text:h>
      <text:p text:style-name="First_20_paragraph">Magic rings are usable by all characters though they must be worn in order to function. One ring may be worn on each hand and these will have a continual effect unless noted otherwise in the description.</text:p>
      <text:h text:style-name="Heading_20_5" text:outline-level="5"><text:bookmark-start text:name="animal-mastery_1"/>Animal Mastery<text:bookmark-end text:name="animal-mastery_1"/></text:h>
      <text:p text:style-name="First_20_paragraph">The wearer may exert control over 3-18 small animals, 2-12 medium-sized animals, or 1-6 large animals within 6" at any one time. Only ordinary animal-types can be controlled.</text:p>
      <text:h text:style-name="Heading_20_5" text:outline-level="5"><text:bookmark-start text:name="darkvision_1"/>Darkvision<text:bookmark-end text:name="darkvision_1"/></text:h>
      <text:p text:style-name="First_20_paragraph">The wearer can see in darkness as per the <text:a xlink:type="simple" xlink:href="#the-magic-user" text:style-name="Internet_20_link" text:visited-style-name="Visited_20_Internet_20_Link"><text:span text:style-name="Definition">magic-user</text:span></text:a> <text:a xlink:type="simple" xlink:href="#darkvision" text:style-name="Internet_20_link" text:visited-style-name="Visited_20_Internet_20_Link"><text:span text:style-name="Definition">darkvision</text:span></text:a> spell for so long as he wears this <text:a xlink:type="simple" xlink:href="#rings" text:style-name="Internet_20_link" text:visited-style-name="Visited_20_Internet_20_Link"><text:span text:style-name="Definition">ring</text:span></text:a>.</text:p>
      <text:h text:style-name="Heading_20_5" text:outline-level="5"><text:bookmark-start text:name="deception_1"/>Deception<text:bookmark-end text:name="deception_1"/></text:h>
      <text:p text:style-name="First_20_paragraph">Causes the wearer to believe the effect is whatever he originally desired it to be or an effect determined by the referee.</text:p>
      <text:h text:style-name="Heading_20_5" text:outline-level="5"><text:bookmark-start text:name="invisibility_2"/>Invisibility<text:bookmark-end text:name="invisibility_2"/></text:h>
      <text:p text:style-name="First_20_paragraph">The wearer becomes invisible as per the <text:a xlink:type="simple" xlink:href="#the-magic-user" text:style-name="Internet_20_link" text:visited-style-name="Visited_20_Internet_20_Link"><text:span text:style-name="Definition">magic-user</text:span></text:a> <text:a xlink:type="simple" xlink:href="#invisibility" text:style-name="Internet_20_link" text:visited-style-name="Visited_20_Internet_20_Link"><text:span text:style-name="Definition">invisibility</text:span></text:a> spell for so long as he wears this <text:a xlink:type="simple" xlink:href="#rings" text:style-name="Internet_20_link" text:visited-style-name="Visited_20_Internet_20_Link"><text:span text:style-name="Definition">ring</text:span></text:a>.</text:p>
      <text:h text:style-name="Heading_20_5" text:outline-level="5"><text:bookmark-start text:name="mastery-over-men_1"/>Mastery Over Men<text:bookmark-end text:name="mastery-over-men_1"/></text:h>
      <text:p text:style-name="First_20_paragraph">The wearer may exert control over 2-12 <text:a xlink:type="simple" xlink:href="#normal-types" text:style-name="Internet_20_link" text:visited-style-name="Visited_20_Internet_20_Link"><text:span text:style-name="Definition">normal</text:span></text:a> <text:a xlink:type="simple" xlink:href="#men" text:style-name="Internet_20_link" text:visited-style-name="Visited_20_Internet_20_Link"><text:span text:style-name="Definition">men</text:span></text:a>, 1-6 <text:a xlink:type="simple" xlink:href="#heroic-types" text:style-name="Internet_20_link" text:visited-style-name="Visited_20_Internet_20_Link"><text:span text:style-name="Definition">heroic</text:span></text:a> <text:a xlink:type="simple" xlink:href="#men" text:style-name="Internet_20_link" text:visited-style-name="Visited_20_Internet_20_Link"><text:span text:style-name="Definition">men</text:span></text:a>, or 1 <text:a xlink:type="simple" xlink:href="#superheroic-types" text:style-name="Internet_20_link" text:visited-style-name="Visited_20_Internet_20_Link"><text:span text:style-name="Definition">superheroic</text:span></text:a> <text:a xlink:type="simple" xlink:href="#men" text:style-name="Internet_20_link" text:visited-style-name="Visited_20_Internet_20_Link"><text:span text:style-name="Definition">man</text:span></text:a> within 6" at any time. All are allowed <text:a xlink:type="simple" xlink:href="#saving-throws" text:style-name="Internet_20_link" text:visited-style-name="Visited_20_Internet_20_Link"><text:span text:style-name="Definition">saving throws</text:span></text:a> <text:a xlink:type="simple" xlink:href="#spell" text:style-name="Internet_20_link" text:visited-style-name="Visited_20_Internet_20_Link"><text:span text:style-name="Definition">versus spells</text:span></text:a> in the same manner as per the <text:a xlink:type="simple" xlink:href="#charm-person" text:style-name="Internet_20_link" text:visited-style-name="Visited_20_Internet_20_Link"><text:span text:style-name="Definition">charm person</text:span></text:a> spell.</text:p>
      <text:h text:style-name="Heading_20_5" text:outline-level="5"><text:bookmark-start text:name="protection"/>Protection<text:bookmark-end text:name="protection"/></text:h>
      <text:p text:style-name="First_20_paragraph">The wearer’s <text:a xlink:type="simple" xlink:href="#saving-throws" text:style-name="Internet_20_link" text:visited-style-name="Visited_20_Internet_20_Link"><text:span text:style-name="Definition">saving throws</text:span></text:a> are adjusted by +2 and any attack rolls that are targeted at him are <text:soft-page-break/>adjusted by −2 for so long as he wears this <text:a xlink:type="simple" xlink:href="#rings" text:style-name="Internet_20_link" text:visited-style-name="Visited_20_Internet_20_Link"><text:span text:style-name="Definition">ring</text:span></text:a>.</text:p>
      <text:h text:style-name="Heading_20_5" text:outline-level="5"><text:bookmark-start text:name="regeneration"/>Regeneration<text:bookmark-end text:name="regeneration"/></text:h>
      <text:p text:style-name="First_20_paragraph">Causes the wearer to regain 1 <text:a xlink:type="simple" xlink:href="#the-numbers-of-hit-dice" text:style-name="Internet_20_link" text:visited-style-name="Visited_20_Internet_20_Link"><text:span text:style-name="Definition">lost hit point</text:span></text:a> each <text:a xlink:type="simple" xlink:href="#turns" text:style-name="Internet_20_link" text:visited-style-name="Visited_20_Internet_20_Link"><text:span text:style-name="Definition">turn</text:span></text:a>. Severed limbs will reattach or re-grow. If the wearer is reduced to 0 (or fewer) <text:a xlink:type="simple" xlink:href="#the-numbers-of-hit-dice" text:style-name="Internet_20_link" text:visited-style-name="Visited_20_Internet_20_Link"><text:span text:style-name="Definition">hit points</text:span></text:a> he will even return from the dead if he makes a successful <text:a xlink:type="simple" xlink:href="#shock-survival" text:style-name="Internet_20_link" text:visited-style-name="Visited_20_Internet_20_Link"><text:span text:style-name="Definition">shock survival</text:span></text:a> check. Only fire or acid will destroy the wearer with certainty.</text:p>
      <text:h text:style-name="Heading_20_5" text:outline-level="5"><text:bookmark-start text:name="resistance-to-fire_1"/>Resistance to Fire<text:bookmark-end text:name="resistance-to-fire_1"/></text:h>
      <text:p text:style-name="First_20_paragraph">Grants the wearer invulnerability to ordinary fire and adjusts <text:a xlink:type="simple" xlink:href="#saving-throws" text:style-name="Internet_20_link" text:visited-style-name="Visited_20_Internet_20_Link"><text:span text:style-name="Definition">saving throws</text:span></text:a> versus magical fire, including <text:a xlink:type="simple" xlink:href="#fireball" text:style-name="Internet_20_link" text:visited-style-name="Visited_20_Internet_20_Link"><text:span text:style-name="Definition">fireball</text:span></text:a> and <text:a xlink:type="simple" xlink:href="#dragons-red" text:style-name="Internet_20_link" text:visited-style-name="Visited_20_Internet_20_Link"><text:span text:style-name="Definition">red dragon</text:span></text:a> breath, by +2. Any fire <text:a xlink:type="simple" xlink:href="#damage" text:style-name="Internet_20_link" text:visited-style-name="Visited_20_Internet_20_Link"><text:span text:style-name="Definition">damage</text:span></text:a> sustained is reduced by 1 <text:a xlink:type="simple" xlink:href="#the-numbers-of-hit-dice" text:style-name="Internet_20_link" text:visited-style-name="Visited_20_Internet_20_Link"><text:span text:style-name="Definition">hit point</text:span></text:a> per die regardless.</text:p>
      <text:h text:style-name="Heading_20_5" text:outline-level="5"><text:bookmark-start text:name="spell-storing"/>Spell Storing<text:bookmark-end text:name="spell-storing"/></text:h>
      <text:p text:style-name="First_20_paragraph">A <text:a xlink:type="simple" xlink:href="#rings" text:style-name="Internet_20_link" text:visited-style-name="Visited_20_Internet_20_Link"><text:span text:style-name="Definition">ring</text:span></text:a> of this type can store 1-6 <text:a xlink:type="simple" xlink:href="#explanation-of-spells" text:style-name="Internet_20_link" text:visited-style-name="Visited_20_Internet_20_Link"><text:span text:style-name="Definition">spells</text:span></text:a> of either the <text:a xlink:type="simple" xlink:href="#the-magic-user" text:style-name="Internet_20_link" text:visited-style-name="Visited_20_Internet_20_Link"><text:span text:style-name="Definition">magic-user</text:span></text:a>, <text:a xlink:type="simple" xlink:href="#the-cleric" text:style-name="Internet_20_link" text:visited-style-name="Visited_20_Internet_20_Link"><text:span text:style-name="Definition">cleric</text:span></text:a>, or <text:a xlink:type="simple" xlink:href="#the-anti-cleric" text:style-name="Internet_20_link" text:visited-style-name="Visited_20_Internet_20_Link"><text:span text:style-name="Definition">anti-cleric</text:span></text:a> sort with a throw of 1-4, 5, or 6 on a six-sided die, respectively. The anti-clerical <text:a xlink:type="simple" xlink:href="#rings" text:style-name="Internet_20_link" text:visited-style-name="Visited_20_Internet_20_Link"><text:span text:style-name="Definition">rings</text:span></text:a> are harmful to <text:a xlink:type="simple" xlink:href="#the-cleric" text:style-name="Internet_20_link" text:visited-style-name="Visited_20_Internet_20_Link"><text:span text:style-name="Definition">clerics</text:span></text:a> and vice versa. Whether there are stored <text:a xlink:type="simple" xlink:href="#explanation-of-spells" text:style-name="Internet_20_link" text:visited-style-name="Visited_20_Internet_20_Link"><text:span text:style-name="Definition">spells</text:span></text:a> in the <text:a xlink:type="simple" xlink:href="#rings" text:style-name="Internet_20_link" text:visited-style-name="Visited_20_Internet_20_Link"><text:span text:style-name="Definition">ring</text:span></text:a>, and what <text:a xlink:type="simple" xlink:href="#explanation-of-spells" text:style-name="Internet_20_link" text:visited-style-name="Visited_20_Internet_20_Link"><text:span text:style-name="Definition">spells</text:span></text:a> they are, should be determined randomly if such a <text:a xlink:type="simple" xlink:href="#rings" text:style-name="Internet_20_link" text:visited-style-name="Visited_20_Internet_20_Link"><text:span text:style-name="Definition">ring</text:span></text:a> is found. Anyone (including a non-spell caster) who places this <text:a xlink:type="simple" xlink:href="#rings" text:style-name="Internet_20_link" text:visited-style-name="Visited_20_Internet_20_Link"><text:span text:style-name="Definition">ring</text:span></text:a> on his finger immediately knows which <text:a xlink:type="simple" xlink:href="#explanation-of-spells" text:style-name="Internet_20_link" text:visited-style-name="Visited_20_Internet_20_Link"><text:span text:style-name="Definition">spells</text:span></text:a>, if any, are stored therein and may invoke them. Each stored spell can be invoked once before it is expended. The <text:a xlink:type="simple" xlink:href="#rings" text:style-name="Internet_20_link" text:visited-style-name="Visited_20_Internet_20_Link"><text:span text:style-name="Definition">ring</text:span></text:a> can only be recharged by a <text:a xlink:type="simple" xlink:href="#the-magic-user" text:style-name="Internet_20_link" text:visited-style-name="Visited_20_Internet_20_Link"><text:span text:style-name="Definition">magic-user</text:span></text:a>, <text:a xlink:type="simple" xlink:href="#the-cleric" text:style-name="Internet_20_link" text:visited-style-name="Visited_20_Internet_20_Link"><text:span text:style-name="Definition">cleric</text:span></text:a>, or <text:a xlink:type="simple" xlink:href="#the-anti-cleric" text:style-name="Internet_20_link" text:visited-style-name="Visited_20_Internet_20_Link"><text:span text:style-name="Definition">anti-cleric</text:span></text:a>, respectively.</text:p>
      <text:h text:style-name="Heading_20_5" text:outline-level="5"><text:bookmark-start text:name="spell-turning"/>Spell Turning<text:bookmark-end text:name="spell-turning"/></text:h>
      <text:p text:style-name="First_20_paragraph">Any spell targeted specifically at the wearer of this <text:a xlink:type="simple" xlink:href="#rings" text:style-name="Internet_20_link" text:visited-style-name="Visited_20_Internet_20_Link"><text:span text:style-name="Definition">ring</text:span></text:a> is 80% likely to be turned back at the caster. For each experience level the spell caster has beyond the 4th it is 10% less likely that his spell will be turned.</text:p>
      <text:h text:style-name="Heading_20_5" text:outline-level="5"><text:bookmark-start text:name="telekinesis_1"/>Telekinesis<text:bookmark-end text:name="telekinesis_1"/></text:h>
      <text:p text:style-name="First_20_paragraph">The wearer is able to shift loads up to 200 lb at a rate of 12" to anywhere within a 12" radius simply by concentrating.</text:p>
      <text:h text:style-name="Heading_20_5" text:outline-level="5"><text:bookmark-start text:name="the-djinn"/>The Djinn<text:bookmark-end text:name="the-djinn"/></text:h>
      <text:p text:style-name="First_20_paragraph">The wearer may call forth a <text:a xlink:type="simple" xlink:href="#a-djinni" text:style-name="Internet_20_link" text:visited-style-name="Visited_20_Internet_20_Link"><text:span text:style-name="Definition">djinni</text:span></text:a> who is permanently bound to serve whoever wears the <text:a xlink:type="simple" xlink:href="#rings" text:style-name="Internet_20_link" text:visited-style-name="Visited_20_Internet_20_Link"><text:span text:style-name="Definition">ring</text:span></text:a>. The <text:a xlink:type="simple" xlink:href="#a-djinni" text:style-name="Internet_20_link" text:visited-style-name="Visited_20_Internet_20_Link"><text:span text:style-name="Definition">djinni</text:span></text:a> is as are all <text:a xlink:type="simple" xlink:href="#monsters_2" text:style-name="Internet_20_link" text:visited-style-name="Visited_20_Internet_20_Link"><text:span text:style-name="Definition">monsters</text:span></text:a> of its type.</text:p>
      <text:h text:style-name="Heading_20_5" text:outline-level="5"><text:bookmark-start text:name="water-walking"/>Water Walking<text:bookmark-end text:name="water-walking"/></text:h>
      <text:p text:style-name="First_20_paragraph">Enables the wearer to walk on water as if he were walking on dry land.</text:p>
      <text:h text:style-name="Heading_20_5" text:outline-level="5"><text:bookmark-start text:name="weariness"/><text:soft-page-break/>Weariness<text:bookmark-end text:name="weariness"/></text:h>
      <text:p text:style-name="First_20_paragraph">The wearer is reduced to half his usual <text:a xlink:type="simple" xlink:href="#strength" text:style-name="Internet_20_link" text:visited-style-name="Visited_20_Internet_20_Link"><text:span text:style-name="Definition">strength</text:span></text:a> and is affected by a <text:a xlink:type="simple" xlink:href="#slow" text:style-name="Internet_20_link" text:visited-style-name="Visited_20_Internet_20_Link"><text:span text:style-name="Definition">slow</text:span></text:a> spell for so long as he wears this <text:a xlink:type="simple" xlink:href="#rings" text:style-name="Internet_20_link" text:visited-style-name="Visited_20_Internet_20_Link"><text:span text:style-name="Definition">ring</text:span></text:a>. It can only be removed by a <text:a xlink:type="simple" xlink:href="#remove-curse" text:style-name="Internet_20_link" text:visited-style-name="Visited_20_Internet_20_Link"><text:span text:style-name="Definition">remove curse</text:span></text:a> spell or <text:a xlink:type="simple" xlink:href="#wishes" text:style-name="Internet_20_link" text:visited-style-name="Visited_20_Internet_20_Link"><text:span text:style-name="Definition">a wish</text:span></text:a>.</text:p>
      <text:h text:style-name="Heading_20_5" text:outline-level="5"><text:bookmark-start text:name="wishes"/>Wishes<text:bookmark-end text:name="wishes"/></text:h>
      <text:p text:style-name="First_20_paragraph">Grants either 3 or 1-6 (50% chance of either) wishes to the wearer. A wish is powerful magic indeed but only the most literal interpretation of a wish will be honored.</text:p>
      <text:p text:style-name="Text_20_body">A wish must be uttered in one breath. It can be used to <text:a xlink:type="simple" xlink:href="#healing" text:style-name="Internet_20_link" text:visited-style-name="Visited_20_Internet_20_Link"><text:span text:style-name="Definition">heal</text:span></text:a> a player, to restore him to life, to lift <text:a xlink:type="simple" xlink:href="#curses" text:style-name="Internet_20_link" text:visited-style-name="Visited_20_Internet_20_Link"><text:span text:style-name="Definition">curses</text:span></text:a>, to <text:a xlink:type="simple" xlink:href="#dispel-magic" text:style-name="Internet_20_link" text:visited-style-name="Visited_20_Internet_20_Link"><text:span text:style-name="Definition">dispel magic</text:span></text:a>, and so on. <text:a xlink:type="simple" xlink:href="#explanation-of-abilities" text:style-name="Internet_20_link" text:visited-style-name="Visited_20_Internet_20_Link"><text:span text:style-name="Definition">Ability</text:span></text:a> scores can be restored to normal or raised by 1 point (up to 18). A <text:a xlink:type="simple" xlink:href="#becoming-lost" text:style-name="Internet_20_link" text:visited-style-name="Visited_20_Internet_20_Link"><text:span text:style-name="Definition">lost</text:span></text:a> experience level can be restored but a new experience level cannot be added. Any wealth or object brought to hand will come from the nearest source and the rightful owner will not be pleased with this theft.</text:p>
      <text:p text:style-name="Text_20_body">The referee should adjudicate the effects of a wish carefully. A wish that all <text:a xlink:type="simple" xlink:href="#orcs" text:style-name="Internet_20_link" text:visited-style-name="Visited_20_Internet_20_Link"><text:span text:style-name="Definition">orcs</text:span></text:a> should die, for example, might have no effect given that <text:a xlink:type="simple" xlink:href="#orcs" text:style-name="Internet_20_link" text:visited-style-name="Visited_20_Internet_20_Link"><text:span text:style-name="Definition">orcs</text:span></text:a> are mortal and will die eventually in any case.</text:p>
      <text:h text:style-name="Heading_20_5" text:outline-level="5"><text:bookmark-start text:name="x-ray-vision_1"/>X-Ray Vision<text:bookmark-end text:name="x-ray-vision_1"/></text:h>
      <text:p text:style-name="First_20_paragraph">Enables the wearer to see through up to 10ft of stone or 6in of iron to a <text:a xlink:type="simple" xlink:href="#encounter-distance_3" text:style-name="Internet_20_link" text:visited-style-name="Visited_20_Internet_20_Link"><text:span text:style-name="Definition">distance</text:span></text:a> of 6". Everything will be revealed including <text:a xlink:type="simple" xlink:href="#tricks-and-traps" text:style-name="Internet_20_link" text:visited-style-name="Visited_20_Internet_20_Link"><text:span text:style-name="Definition">traps</text:span></text:a> and secret places. The magic is obstructed by lead or gold and only a 1" × 1" section of wall can be examined each <text:a xlink:type="simple" xlink:href="#turns" text:style-name="Internet_20_link" text:visited-style-name="Visited_20_Internet_20_Link"><text:span text:style-name="Definition">turn</text:span></text:a>.</text:p>
      <text:h text:style-name="Heading_20_3" text:outline-level="3"><text:bookmark-start text:name="spellbooks-and-scrolls"/>Spellbooks and Scrolls<text:bookmark-end text:name="spellbooks-and-scrolls"/></text:h>
      <text:p text:style-name="First_20_paragraph">Scrolls are either <text:a xlink:type="simple" xlink:href="#spell-scrolls" text:style-name="Internet_20_link" text:visited-style-name="Visited_20_Internet_20_Link"><text:span text:style-name="Definition">spell scrolls</text:span></text:a>, <text:a xlink:type="simple" xlink:href="#wards" text:style-name="Internet_20_link" text:visited-style-name="Visited_20_Internet_20_Link"><text:span text:style-name="Definition">wards</text:span></text:a>, or <text:a xlink:type="simple" xlink:href="#curses" text:style-name="Internet_20_link" text:visited-style-name="Visited_20_Internet_20_Link"><text:span text:style-name="Definition">curses</text:span></text:a>. Each type can be identified by anyone who can read. <text:a xlink:type="simple" xlink:href="#spell-scrolls" text:style-name="Internet_20_link" text:visited-style-name="Visited_20_Internet_20_Link"><text:span text:style-name="Definition">Spell scrolls</text:span></text:a> are usable only by the appropriate magical types and <text:a xlink:type="simple" xlink:href="#curses" text:style-name="Internet_20_link" text:visited-style-name="Visited_20_Internet_20_Link"><text:span text:style-name="Definition">curses</text:span></text:a> are triggered as soon as they are identified.</text:p>
      <text:h text:style-name="Heading_20_4" text:outline-level="4"><text:bookmark-start text:name="spell-scrolls"/>Spell Scrolls<text:bookmark-end text:name="spell-scrolls"/></text:h>
      <text:p text:style-name="First_20_paragraph">Spell <text:a xlink:type="simple" xlink:href="#spellbooks-and-scrolls" text:style-name="Internet_20_link" text:visited-style-name="Visited_20_Internet_20_Link"><text:span text:style-name="Definition">scrolls</text:span></text:a> are of the <text:a xlink:type="simple" xlink:href="#the-magic-user" text:style-name="Internet_20_link" text:visited-style-name="Visited_20_Internet_20_Link"><text:span text:style-name="Definition">magic-user</text:span></text:a>, <text:a xlink:type="simple" xlink:href="#the-cleric" text:style-name="Internet_20_link" text:visited-style-name="Visited_20_Internet_20_Link"><text:span text:style-name="Definition">cleric</text:span></text:a>, or <text:a xlink:type="simple" xlink:href="#the-anti-cleric" text:style-name="Internet_20_link" text:visited-style-name="Visited_20_Internet_20_Link"><text:span text:style-name="Definition">anti-cleric</text:span></text:a> sort when a 1-4, 5, or 6 is thrown on a six-sided die, respectively. A spell <text:a xlink:type="simple" xlink:href="#spellbooks-and-scrolls" text:style-name="Internet_20_link" text:visited-style-name="Visited_20_Internet_20_Link"><text:span text:style-name="Definition">scroll</text:span></text:a> will contain 1-3 <text:a xlink:type="simple" xlink:href="#explanation-of-spells" text:style-name="Internet_20_link" text:visited-style-name="Visited_20_Internet_20_Link"><text:span text:style-name="Definition">spells</text:span></text:a> with the level and name of each spell being determined randomly. A spell invoked from a <text:a xlink:type="simple" xlink:href="#spellbooks-and-scrolls" text:style-name="Internet_20_link" text:visited-style-name="Visited_20_Internet_20_Link"><text:span text:style-name="Definition">scroll</text:span></text:a> is as per the minimum caster level necessary to memorize the spell.</text:p>
      <text:h text:style-name="Heading_20_4" text:outline-level="4"><text:bookmark-start text:name="wards"/>Wards<text:bookmark-end text:name="wards"/></text:h>
      <text:p text:style-name="First_20_paragraph">Wards function as does the <text:a xlink:type="simple" xlink:href="#circle-of-protection-from-evil" text:style-name="Internet_20_link" text:visited-style-name="Visited_20_Internet_20_Link"><text:span text:style-name="Definition">circle of protection from evil</text:span></text:a> spell except that they are effective against a specific type and number of <text:a xlink:type="simple" xlink:href="#monsters_2" text:style-name="Internet_20_link" text:visited-style-name="Visited_20_Internet_20_Link"><text:span text:style-name="Definition">monsters</text:span></text:a> and have a duration of one hour.</text:p>
      <text:h text:style-name="Heading_20_5" text:outline-level="5"><text:bookmark-start text:name="ward-against-elementals"/>Ward against Elementals<text:bookmark-end text:name="ward-against-elementals"/></text:h>
      <text:p text:style-name="First_20_paragraph">Effective against a single <text:a xlink:type="simple" xlink:href="#elementals" text:style-name="Internet_20_link" text:visited-style-name="Visited_20_Internet_20_Link"><text:span text:style-name="Definition">elemental</text:span></text:a> of any type.</text:p>
      <text:h text:style-name="Heading_20_5" text:outline-level="5"><text:bookmark-start text:name="ward-against-lycanthropes"/><text:soft-page-break/>Ward against Lycanthropes<text:bookmark-end text:name="ward-against-lycanthropes"/></text:h>
      <text:p text:style-name="First_20_paragraph">Effective against 2-12 <text:a xlink:type="simple" xlink:href="#lycanthropes" text:style-name="Internet_20_link" text:visited-style-name="Visited_20_Internet_20_Link"><text:span text:style-name="Definition">lycanthropes</text:span></text:a> of any type.</text:p>
      <text:h text:style-name="Heading_20_5" text:outline-level="5"><text:bookmark-start text:name="ward-against-magic"/>Ward against Magic<text:bookmark-end text:name="ward-against-magic"/></text:h>
      <text:p text:style-name="First_20_paragraph">Effective against all magic in a 1" sphere about the invoker for one hour in the same manner as the <text:a xlink:type="simple" xlink:href="#anti-magic-shield" text:style-name="Internet_20_link" text:visited-style-name="Visited_20_Internet_20_Link"><text:span text:style-name="Definition">anti-magic shield</text:span></text:a> spell.</text:p>
      <text:h text:style-name="Heading_20_5" text:outline-level="5"><text:bookmark-start text:name="ward-against-undead"/>Ward against Undead<text:bookmark-end text:name="ward-against-undead"/></text:h>
      <text:p text:style-name="First_20_paragraph">Effective against 4-24 <text:a xlink:type="simple" xlink:href="#normal-types" text:style-name="Internet_20_link" text:visited-style-name="Visited_20_Internet_20_Link"><text:span text:style-name="Definition">normal</text:span></text:a> undead, 2-12 <text:a xlink:type="simple" xlink:href="#heroic-types" text:style-name="Internet_20_link" text:visited-style-name="Visited_20_Internet_20_Link"><text:span text:style-name="Definition">heroic</text:span></text:a> undead, or 1-6 <text:a xlink:type="simple" xlink:href="#superheroic-types" text:style-name="Internet_20_link" text:visited-style-name="Visited_20_Internet_20_Link"><text:span text:style-name="Definition">superheroic</text:span></text:a> undead.</text:p>
      <text:h text:style-name="Heading_20_4" text:outline-level="4"><text:bookmark-start text:name="curses"/>Curses<text:bookmark-end text:name="curses"/></text:h>
      <text:p text:style-name="First_20_paragraph">Curses will affect the invoker and any <text:a xlink:type="simple" xlink:href="#man-types" text:style-name="Internet_20_link" text:visited-style-name="Visited_20_Internet_20_Link"><text:span text:style-name="Definition">man-types</text:span></text:a> within 15ft.</text:p>
      <text:h text:style-name="Heading_20_3" text:outline-level="3"><text:bookmark-start text:name="staves-and-wands"/>Staves &amp; Wands<text:bookmark-end text:name="staves-and-wands"/></text:h>
      <text:p text:style-name="First_20_paragraph">Staves are employable by <text:a xlink:type="simple" xlink:href="#the-magic-user" text:style-name="Internet_20_link" text:visited-style-name="Visited_20_Internet_20_Link"><text:span text:style-name="Definition">magic-users</text:span></text:a> and <text:a xlink:type="simple" xlink:href="#the-cleric" text:style-name="Internet_20_link" text:visited-style-name="Visited_20_Internet_20_Link"><text:span text:style-name="Definition">clerics</text:span></text:a> as weapons or for firing spell-like effects as an 8th level caster. A staff holds up to 200 charges but will have only 10-200 charges when found.</text:p>
      <text:p text:style-name="Text_20_body">Wands are employable by <text:a xlink:type="simple" xlink:href="#the-magic-user" text:style-name="Internet_20_link" text:visited-style-name="Visited_20_Internet_20_Link"><text:span text:style-name="Definition">magic-users</text:span></text:a> only and will fire spell-like effects as a 6th level caster. A wand holds up to 100 charges but will have only 10-100 charges when found.</text:p>
      <text:p text:style-name="Text_20_body">Each use of a spell-like effect drains one charge unless stated otherwise.</text:p>
      <text:h text:style-name="Heading_20_5" text:outline-level="5"><text:bookmark-start text:name="serpent-staff"/>Serpent Staff<text:bookmark-end text:name="serpent-staff"/></text:h>
      <text:p text:style-name="First_20_paragraph">Usable by <text:a xlink:type="simple" xlink:href="#the-cleric" text:style-name="Internet_20_link" text:visited-style-name="Visited_20_Internet_20_Link"><text:span text:style-name="Definition">clerics</text:span></text:a> only, this <text:a xlink:type="simple" xlink:href="#staves-and-wands" text:style-name="Internet_20_link" text:visited-style-name="Visited_20_Internet_20_Link"><text:span text:style-name="Definition">staff</text:span></text:a> adds +1 to attack and <text:a xlink:type="simple" xlink:href="#damage" text:style-name="Internet_20_link" text:visited-style-name="Visited_20_Internet_20_Link"><text:span text:style-name="Definition">damage</text:span></text:a> rolls. On a successful attack the <text:a xlink:type="simple" xlink:href="#the-cleric" text:style-name="Internet_20_link" text:visited-style-name="Visited_20_Internet_20_Link"><text:span text:style-name="Definition">cleric</text:span></text:a> can expend one charge to transmute the <text:a xlink:type="simple" xlink:href="#staves-and-wands" text:style-name="Internet_20_link" text:visited-style-name="Visited_20_Internet_20_Link"><text:span text:style-name="Definition">staff</text:span></text:a> into a mass of writhing serpents that coil about the target preventing a <text:a xlink:type="simple" xlink:href="#men" text:style-name="Internet_20_link" text:visited-style-name="Visited_20_Internet_20_Link"><text:span text:style-name="Definition">man</text:span></text:a>-sized opponent from attacking for 1-4 <text:a xlink:type="simple" xlink:href="#turns" text:style-name="Internet_20_link" text:visited-style-name="Visited_20_Internet_20_Link"><text:span text:style-name="Definition">turns</text:span></text:a>. After this period the serpents slither back to their owner and return to <text:a xlink:type="simple" xlink:href="#staves-and-wands" text:style-name="Internet_20_link" text:visited-style-name="Visited_20_Internet_20_Link"><text:span text:style-name="Definition">staff</text:span></text:a> form.</text:p>
      <text:h text:style-name="Heading_20_5" text:outline-level="5"><text:bookmark-start text:name="staff-of-healing"/>Staff of Healing<text:bookmark-end text:name="staff-of-healing"/></text:h>
      <text:p text:style-name="First_20_paragraph">Usable by <text:a xlink:type="simple" xlink:href="#the-cleric" text:style-name="Internet_20_link" text:visited-style-name="Visited_20_Internet_20_Link"><text:span text:style-name="Definition">clerics</text:span></text:a> only, this <text:a xlink:type="simple" xlink:href="#staves-and-wands" text:style-name="Internet_20_link" text:visited-style-name="Visited_20_Internet_20_Link"><text:span text:style-name="Definition">staff</text:span></text:a> cures 2-7 <text:a xlink:type="simple" xlink:href="#the-numbers-of-hit-dice" text:style-name="Internet_20_link" text:visited-style-name="Visited_20_Internet_20_Link"><text:span text:style-name="Definition">hit points</text:span></text:a> at a touch. It will function only once on any one person each day.</text:p>
      <text:h text:style-name="Heading_20_5" text:outline-level="5"><text:bookmark-start text:name="staff-of-mastery"/>Staff of Mastery<text:bookmark-end text:name="staff-of-mastery"/></text:h>
      <text:p text:style-name="First_20_paragraph">This <text:a xlink:type="simple" xlink:href="#staves-and-wands" text:style-name="Internet_20_link" text:visited-style-name="Visited_20_Internet_20_Link"><text:span text:style-name="Definition">staff</text:span></text:a> has the combined powers of <text:a xlink:type="simple" xlink:href="#plant-mastery" text:style-name="Internet_20_link" text:visited-style-name="Visited_20_Internet_20_Link"><text:span text:style-name="Definition">plant mastery</text:span></text:a>, <text:a xlink:type="simple" xlink:href="#animal-mastery" text:style-name="Internet_20_link" text:visited-style-name="Visited_20_Internet_20_Link"><text:span text:style-name="Definition">animal mastery</text:span></text:a>, and <text:a xlink:type="simple" xlink:href="#mastery-over-men" text:style-name="Internet_20_link" text:visited-style-name="Visited_20_Internet_20_Link"><text:span text:style-name="Definition">mastery over men</text:span></text:a>.</text:p>
      <text:h text:style-name="Heading_20_5" text:outline-level="5"><text:bookmark-start text:name="staff-of-power"/>Staff of Power<text:bookmark-end text:name="staff-of-power"/></text:h>
      <text:p text:style-name="First_20_paragraph">Employable by <text:a xlink:type="simple" xlink:href="#the-magic-user" text:style-name="Internet_20_link" text:visited-style-name="Visited_20_Internet_20_Link"><text:span text:style-name="Definition">magic-users</text:span></text:a> only, this <text:a xlink:type="simple" xlink:href="#staves-and-wands" text:style-name="Internet_20_link" text:visited-style-name="Visited_20_Internet_20_Link"><text:span text:style-name="Definition">staff</text:span></text:a> can invoke a <text:a xlink:type="simple" xlink:href="#lightning-bolt" text:style-name="Internet_20_link" text:visited-style-name="Visited_20_Internet_20_Link"><text:span text:style-name="Definition">lightning bolt</text:span></text:a>, <text:a xlink:type="simple" xlink:href="#fireball" text:style-name="Internet_20_link" text:visited-style-name="Visited_20_Internet_20_Link"><text:span text:style-name="Definition">fireball</text:span></text:a>, or cone of <text:soft-page-break/>intense cold 6" long and up to 2" wide. Each of these cause 8-48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but a successful <text:a xlink:type="simple" xlink:href="#saving-throws" text:style-name="Internet_20_link" text:visited-style-name="Visited_20_Internet_20_Link"><text:span text:style-name="Definition">saving throw</text:span></text:a> will reduce this <text:a xlink:type="simple" xlink:href="#damage" text:style-name="Internet_20_link" text:visited-style-name="Visited_20_Internet_20_Link"><text:span text:style-name="Definition">damage</text:span></text:a> by half. Additionally, the <text:a xlink:type="simple" xlink:href="#staves-and-wands" text:style-name="Internet_20_link" text:visited-style-name="Visited_20_Internet_20_Link"><text:span text:style-name="Definition">staff</text:span></text:a> may cause <text:a xlink:type="simple" xlink:href="#continuous-light" text:style-name="Internet_20_link" text:visited-style-name="Visited_20_Internet_20_Link"><text:span text:style-name="Definition">continuous light</text:span></text:a>, <text:a xlink:type="simple" xlink:href="#wall-of-fire" text:style-name="Internet_20_link" text:visited-style-name="Visited_20_Internet_20_Link"><text:span text:style-name="Definition">wall of fire</text:span></text:a>, and <text:a xlink:type="simple" xlink:href="#telekinesis" text:style-name="Internet_20_link" text:visited-style-name="Visited_20_Internet_20_Link"><text:span text:style-name="Definition">telekinesis</text:span></text:a> (up to 250 lb). If used in <text:a xlink:type="simple" xlink:href="#combat" text:style-name="Internet_20_link" text:visited-style-name="Visited_20_Internet_20_Link"><text:span text:style-name="Definition">combat</text:span></text:a> it performs as a <text:a xlink:type="simple" xlink:href="#staff-of-smiting" text:style-name="Internet_20_link" text:visited-style-name="Visited_20_Internet_20_Link"><text:span text:style-name="Definition">staff of smiting</text:span></text:a>.</text:p>
      <text:p text:style-name="Text_20_body">As a last resort the wielder may perform a final strike, thereby breaking the <text:a xlink:type="simple" xlink:href="#staves-and-wands" text:style-name="Internet_20_link" text:visited-style-name="Visited_20_Internet_20_Link"><text:span text:style-name="Definition">staff</text:span></text:a> and releasing all its remaining energy. The resulting blast causes 1 point of <text:a xlink:type="simple" xlink:href="#damage" text:style-name="Internet_20_link" text:visited-style-name="Visited_20_Internet_20_Link"><text:span text:style-name="Definition">damage</text:span></text:a> per remaining charge to all creatures within 3".</text:p>
      <text:h text:style-name="Heading_20_5" text:outline-level="5"><text:bookmark-start text:name="staff-of-smiting"/>Staff of Smiting<text:bookmark-end text:name="staff-of-smiting"/></text:h>
      <text:p text:style-name="First_20_paragraph">Uses no charges but causes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on a hit.</text:p>
      <text:h text:style-name="Heading_20_5" text:outline-level="5"><text:bookmark-start text:name="staff-of-sorcery"/>Staff of Sorcery<text:bookmark-end text:name="staff-of-sorcery"/></text:h>
      <text:p text:style-name="First_20_paragraph">Employable by <text:a xlink:type="simple" xlink:href="#the-magic-user" text:style-name="Internet_20_link" text:visited-style-name="Visited_20_Internet_20_Link"><text:span text:style-name="Definition">magic-users</text:span></text:a> only, this <text:a xlink:type="simple" xlink:href="#staves-and-wands" text:style-name="Internet_20_link" text:visited-style-name="Visited_20_Internet_20_Link"><text:span text:style-name="Definition">staff</text:span></text:a> has all the functions of the <text:a xlink:type="simple" xlink:href="#staff-of-power" text:style-name="Internet_20_link" text:visited-style-name="Visited_20_Internet_20_Link"><text:span text:style-name="Definition">staff of power</text:span></text:a> and can additionally invoke a whirlwind (as a <text:a xlink:type="simple" xlink:href="#a-djinni" text:style-name="Internet_20_link" text:visited-style-name="Visited_20_Internet_20_Link"><text:span text:style-name="Definition">djinn</text:span></text:a>), <text:a xlink:type="simple" xlink:href="#invisibility" text:style-name="Internet_20_link" text:visited-style-name="Visited_20_Internet_20_Link"><text:span text:style-name="Definition">invisibility</text:span></text:a>, <text:a xlink:type="simple" xlink:href="#invoke-elemental" text:style-name="Internet_20_link" text:visited-style-name="Visited_20_Internet_20_Link"><text:span text:style-name="Definition">invoke elemental</text:span></text:a> (8 HD), paralysis (as the <text:a xlink:type="simple" xlink:href="#staves-and-wands" text:style-name="Internet_20_link" text:visited-style-name="Visited_20_Internet_20_Link"><text:span text:style-name="Definition">wand</text:span></text:a>), <text:a xlink:type="simple" xlink:href="#passwall" text:style-name="Internet_20_link" text:visited-style-name="Visited_20_Internet_20_Link"><text:span text:style-name="Definition">passwall</text:span></text:a>, <text:a xlink:type="simple" xlink:href="#wall-of-ice" text:style-name="Internet_20_link" text:visited-style-name="Visited_20_Internet_20_Link"><text:span text:style-name="Definition">wall of ice</text:span></text:a>, and <text:a xlink:type="simple" xlink:href="#web" text:style-name="Internet_20_link" text:visited-style-name="Visited_20_Internet_20_Link"><text:span text:style-name="Definition">web</text:span></text:a>.</text:p>
      <text:h text:style-name="Heading_20_5" text:outline-level="5"><text:bookmark-start text:name="staff-of-wasting"/>Staff of Wasting<text:bookmark-end text:name="staff-of-wasting"/></text:h>
      <text:p text:style-name="First_20_paragraph">A successful hit causes 1-6 points of <text:a xlink:type="simple" xlink:href="#damage" text:style-name="Internet_20_link" text:visited-style-name="Visited_20_Internet_20_Link"><text:span text:style-name="Definition">damage</text:span></text:a> and ages the target by one decade. This has little impact upon <text:a xlink:type="simple" xlink:href="#elves_1" text:style-name="Internet_20_link" text:visited-style-name="Visited_20_Internet_20_Link"><text:span text:style-name="Definition">elves</text:span></text:a> but is a terrible toll upon <text:a xlink:type="simple" xlink:href="#men" text:style-name="Internet_20_link" text:visited-style-name="Visited_20_Internet_20_Link"><text:span text:style-name="Definition">men</text:span></text:a>.</text:p>
      <text:h text:style-name="Heading_20_5" text:outline-level="5"><text:bookmark-start text:name="wand-of-cancellation"/>Wand of Cancellation<text:bookmark-end text:name="wand-of-cancellation"/></text:h>
      <text:p text:style-name="First_20_paragraph">This <text:a xlink:type="simple" xlink:href="#staves-and-wands" text:style-name="Internet_20_link" text:visited-style-name="Visited_20_Internet_20_Link"><text:span text:style-name="Definition">wand</text:span></text:a> will <text:a xlink:type="simple" xlink:href="#dispel-magic" text:style-name="Internet_20_link" text:visited-style-name="Visited_20_Internet_20_Link"><text:span text:style-name="Definition">dispel magic</text:span></text:a> exactly as per the <text:a xlink:type="simple" xlink:href="#the-magic-user" text:style-name="Internet_20_link" text:visited-style-name="Visited_20_Internet_20_Link"><text:span text:style-name="Definition">magic-user</text:span></text:a> <text:a xlink:type="simple" xlink:href="#dispel-magic" text:style-name="Internet_20_link" text:visited-style-name="Visited_20_Internet_20_Link"><text:span text:style-name="Definition">dispel magic</text:span></text:a> spell.</text:p>
      <text:h text:style-name="Heading_20_5" text:outline-level="5"><text:bookmark-start text:name="wand-of-detecting-enemies"/>Wand of Detecting Enemies<text:bookmark-end text:name="wand-of-detecting-enemies"/></text:h>
      <text:p text:style-name="First_20_paragraph">Use of this <text:a xlink:type="simple" xlink:href="#staves-and-wands" text:style-name="Internet_20_link" text:visited-style-name="Visited_20_Internet_20_Link"><text:span text:style-name="Definition">wand</text:span></text:a> will reveal anyone within 6" who is hostile or malicious toward the wielder.</text:p>
      <text:h text:style-name="Heading_20_5" text:outline-level="5"><text:bookmark-start text:name="wand-of-detecting-magic"/>Wand of Detecting Magic<text:bookmark-end text:name="wand-of-detecting-magic"/></text:h>
      <text:p text:style-name="First_20_paragraph">Use of this <text:a xlink:type="simple" xlink:href="#staves-and-wands" text:style-name="Internet_20_link" text:visited-style-name="Visited_20_Internet_20_Link"><text:span text:style-name="Definition">wand</text:span></text:a> will reveal the presence of any ongoing magic <text:a xlink:type="simple" xlink:href="#explanation-of-spells" text:style-name="Internet_20_link" text:visited-style-name="Visited_20_Internet_20_Link"><text:span text:style-name="Definition">spells</text:span></text:a> or enchanted objects within 2". Expending a second charge will reveal the general nature of one specific spell or enchanted item.</text:p>
      <text:h text:style-name="Heading_20_5" text:outline-level="5"><text:bookmark-start text:name="wand-of-detecting-metal"/>Wand of Detecting Metal<text:bookmark-end text:name="wand-of-detecting-metal"/></text:h>
      <text:p text:style-name="First_20_paragraph">Use of this <text:a xlink:type="simple" xlink:href="#staves-and-wands" text:style-name="Internet_20_link" text:visited-style-name="Visited_20_Internet_20_Link"><text:span text:style-name="Definition">wand</text:span></text:a> will reveal the location and type of any metal of at least 100 lb (2,000 coins) mass within 2".</text:p>
      <text:h text:style-name="Heading_20_5" text:outline-level="5"><text:bookmark-start text:name="wand-of-detecting-secrets"/><text:soft-page-break/>Wand of Detecting Secrets<text:bookmark-end text:name="wand-of-detecting-secrets"/></text:h>
      <text:p text:style-name="First_20_paragraph">Use of this <text:a xlink:type="simple" xlink:href="#staves-and-wands" text:style-name="Internet_20_link" text:visited-style-name="Visited_20_Internet_20_Link"><text:span text:style-name="Definition">wand</text:span></text:a> will reveal any secret or concealed <text:a xlink:type="simple" xlink:href="#doors" text:style-name="Internet_20_link" text:visited-style-name="Visited_20_Internet_20_Link"><text:span text:style-name="Definition">doors</text:span></text:a> or passages within 2".</text:p>
      <text:h text:style-name="Heading_20_5" text:outline-level="5"><text:bookmark-start text:name="wand-of-detecting-traps"/>Wand of Detecting Traps<text:bookmark-end text:name="wand-of-detecting-traps"/></text:h>
      <text:p text:style-name="First_20_paragraph">Use of this <text:a xlink:type="simple" xlink:href="#staves-and-wands" text:style-name="Internet_20_link" text:visited-style-name="Visited_20_Internet_20_Link"><text:span text:style-name="Definition">wand</text:span></text:a> will reveal any and all <text:a xlink:type="simple" xlink:href="#tricks-and-traps" text:style-name="Internet_20_link" text:visited-style-name="Visited_20_Internet_20_Link"><text:span text:style-name="Definition">traps</text:span></text:a> within 2".</text:p>
      <text:h text:style-name="Heading_20_5" text:outline-level="5"><text:bookmark-start text:name="wand-of-fear"/>Wand of Fear<text:bookmark-end text:name="wand-of-fear"/></text:h>
      <text:p text:style-name="First_20_paragraph">This <text:a xlink:type="simple" xlink:href="#staves-and-wands" text:style-name="Internet_20_link" text:visited-style-name="Visited_20_Internet_20_Link"><text:span text:style-name="Definition">wand</text:span></text:a> will produce a cone of panic exactly as per the <text:a xlink:type="simple" xlink:href="#the-magic-user" text:style-name="Internet_20_link" text:visited-style-name="Visited_20_Internet_20_Link"><text:span text:style-name="Definition">magic-user</text:span></text:a> <text:a xlink:type="simple" xlink:href="#fear" text:style-name="Internet_20_link" text:visited-style-name="Visited_20_Internet_20_Link"><text:span text:style-name="Definition">fear</text:span></text:a> spell.</text:p>
      <text:h text:style-name="Heading_20_5" text:outline-level="5"><text:bookmark-start text:name="wand-of-fireball"/>Wand of Fireball<text:bookmark-end text:name="wand-of-fireball"/></text:h>
      <text:p text:style-name="First_20_paragraph">This <text:a xlink:type="simple" xlink:href="#staves-and-wands" text:style-name="Internet_20_link" text:visited-style-name="Visited_20_Internet_20_Link"><text:span text:style-name="Definition">wand</text:span></text:a> will invoke a 6 <text:a xlink:type="simple" xlink:href="#the-dice_1" text:style-name="Internet_20_link" text:visited-style-name="Visited_20_Internet_20_Link"><text:span text:style-name="Definition">dice</text:span></text:a> <text:a xlink:type="simple" xlink:href="#fireball" text:style-name="Internet_20_link" text:visited-style-name="Visited_20_Internet_20_Link"><text:span text:style-name="Definition">fireball</text:span></text:a> exactly as per the <text:a xlink:type="simple" xlink:href="#the-magic-user" text:style-name="Internet_20_link" text:visited-style-name="Visited_20_Internet_20_Link"><text:span text:style-name="Definition">magic-user</text:span></text:a> <text:a xlink:type="simple" xlink:href="#fireball" text:style-name="Internet_20_link" text:visited-style-name="Visited_20_Internet_20_Link"><text:span text:style-name="Definition">fireball</text:span></text:a> spell.</text:p>
      <text:h text:style-name="Heading_20_5" text:outline-level="5"><text:bookmark-start text:name="wand-of-ice"/>Wand of Ice<text:bookmark-end text:name="wand-of-ice"/></text:h>
      <text:p text:style-name="First_20_paragraph">This <text:a xlink:type="simple" xlink:href="#staves-and-wands" text:style-name="Internet_20_link" text:visited-style-name="Visited_20_Internet_20_Link"><text:span text:style-name="Definition">wand</text:span></text:a> will produce a cone of intense cold 6" long and up to 2" wide which causes 6 <text:a xlink:type="simple" xlink:href="#the-dice_1" text:style-name="Internet_20_link" text:visited-style-name="Visited_20_Internet_20_Link"><text:span text:style-name="Definition">dice</text:span></text:a> of <text:a xlink:type="simple" xlink:href="#damage" text:style-name="Internet_20_link" text:visited-style-name="Visited_20_Internet_20_Link"><text:span text:style-name="Definition">damage</text:span></text:a> to everyone in the area. A <text:a xlink:type="simple" xlink:href="#saving-throws" text:style-name="Internet_20_link" text:visited-style-name="Visited_20_Internet_20_Link"><text:span text:style-name="Definition">saving throw</text:span></text:a> <text:a xlink:type="simple" xlink:href="#breath-weapon" text:style-name="Internet_20_link" text:visited-style-name="Visited_20_Internet_20_Link"><text:span text:style-name="Definition">versus breath weapons</text:span></text:a> will reduce this <text:a xlink:type="simple" xlink:href="#damage" text:style-name="Internet_20_link" text:visited-style-name="Visited_20_Internet_20_Link"><text:span text:style-name="Definition">damage</text:span></text:a> by half.</text:p>
      <text:h text:style-name="Heading_20_5" text:outline-level="5"><text:bookmark-start text:name="wand-of-lightning-bolt"/>Wand of Lightning Bolt<text:bookmark-end text:name="wand-of-lightning-bolt"/></text:h>
      <text:p text:style-name="First_20_paragraph">This <text:a xlink:type="simple" xlink:href="#staves-and-wands" text:style-name="Internet_20_link" text:visited-style-name="Visited_20_Internet_20_Link"><text:span text:style-name="Definition">wand</text:span></text:a> will invoke a 6 <text:a xlink:type="simple" xlink:href="#the-dice_1" text:style-name="Internet_20_link" text:visited-style-name="Visited_20_Internet_20_Link"><text:span text:style-name="Definition">dice</text:span></text:a> <text:a xlink:type="simple" xlink:href="#lightning-bolt" text:style-name="Internet_20_link" text:visited-style-name="Visited_20_Internet_20_Link"><text:span text:style-name="Definition">lightning bolt</text:span></text:a> exactly as per the <text:a xlink:type="simple" xlink:href="#the-magic-user" text:style-name="Internet_20_link" text:visited-style-name="Visited_20_Internet_20_Link"><text:span text:style-name="Definition">magic-user</text:span></text:a> <text:a xlink:type="simple" xlink:href="#lightning-bolt" text:style-name="Internet_20_link" text:visited-style-name="Visited_20_Internet_20_Link"><text:span text:style-name="Definition">lightning bolt</text:span></text:a> spell.</text:p>
      <text:h text:style-name="Heading_20_5" text:outline-level="5"><text:bookmark-start text:name="wand-of-paralysis"/>Wand of Paralysis<text:bookmark-end text:name="wand-of-paralysis"/></text:h>
      <text:p text:style-name="First_20_paragraph">This <text:a xlink:type="simple" xlink:href="#staves-and-wands" text:style-name="Internet_20_link" text:visited-style-name="Visited_20_Internet_20_Link"><text:span text:style-name="Definition">wand</text:span></text:a> will invoke a 9" long, baleful ray which will paralyze any single <text:a xlink:type="simple" xlink:href="#man-types" text:style-name="Internet_20_link" text:visited-style-name="Visited_20_Internet_20_Link"><text:span text:style-name="Definition">man-type</text:span></text:a> for 2-12 <text:a xlink:type="simple" xlink:href="#turns" text:style-name="Internet_20_link" text:visited-style-name="Visited_20_Internet_20_Link"><text:span text:style-name="Definition">turns</text:span></text:a> unless he makes a successful <text:a xlink:type="simple" xlink:href="#saving-throws" text:style-name="Internet_20_link" text:visited-style-name="Visited_20_Internet_20_Link"><text:span text:style-name="Definition">saving throw</text:span></text:a> <text:a xlink:type="simple" xlink:href="#wands-and-rays" text:style-name="Internet_20_link" text:visited-style-name="Visited_20_Internet_20_Link"><text:span text:style-name="Definition">versus wands</text:span></text:a>.</text:p>
      <text:h text:style-name="Heading_20_5" text:outline-level="5"><text:bookmark-start text:name="wand-of-phantasm"/>Wand of Phantasm<text:bookmark-end text:name="wand-of-phantasm"/></text:h>
      <text:p text:style-name="First_20_paragraph">This <text:a xlink:type="simple" xlink:href="#staves-and-wands" text:style-name="Internet_20_link" text:visited-style-name="Visited_20_Internet_20_Link"><text:span text:style-name="Definition">wand</text:span></text:a> will generate an <text:a xlink:type="simple" xlink:href="#illusions" text:style-name="Internet_20_link" text:visited-style-name="Visited_20_Internet_20_Link"><text:span text:style-name="Definition">illusion</text:span></text:a> exactly as per the <text:a xlink:type="simple" xlink:href="#the-magic-user" text:style-name="Internet_20_link" text:visited-style-name="Visited_20_Internet_20_Link"><text:span text:style-name="Definition">magic-user</text:span></text:a> <text:a xlink:type="simple" xlink:href="#phantasm" text:style-name="Internet_20_link" text:visited-style-name="Visited_20_Internet_20_Link"><text:span text:style-name="Definition">phantasm</text:span></text:a> spell, except that the wielder can <text:a xlink:type="simple" xlink:href="#time-and-movement_2" text:style-name="Internet_20_link" text:visited-style-name="Visited_20_Internet_20_Link"><text:span text:style-name="Definition">move</text:span></text:a> at a normal walk while maintaining the <text:a xlink:type="simple" xlink:href="#illusions" text:style-name="Internet_20_link" text:visited-style-name="Visited_20_Internet_20_Link"><text:span text:style-name="Definition">illusion</text:span></text:a>. Breaking the wielder’s concentration will end the <text:a xlink:type="simple" xlink:href="#illusions" text:style-name="Internet_20_link" text:visited-style-name="Visited_20_Internet_20_Link"><text:span text:style-name="Definition">illusion</text:span></text:a>.</text:p>
      <text:h text:style-name="Heading_20_5" text:outline-level="5"><text:bookmark-start text:name="wand-of-polymorph"/>Wand of Polymorph<text:bookmark-end text:name="wand-of-polymorph"/></text:h>
      <text:p text:style-name="First_20_paragraph">Use of this <text:a xlink:type="simple" xlink:href="#staves-and-wands" text:style-name="Internet_20_link" text:visited-style-name="Visited_20_Internet_20_Link"><text:span text:style-name="Definition">wand</text:span></text:a> enables the wielder to <text:a xlink:type="simple" xlink:href="#polymorph" text:style-name="Internet_20_link" text:visited-style-name="Visited_20_Internet_20_Link"><text:span text:style-name="Definition">polymorph</text:span></text:a> himself or others exactly as per the <text:a xlink:type="simple" xlink:href="#the-magic-user" text:style-name="Internet_20_link" text:visited-style-name="Visited_20_Internet_20_Link"><text:span text:style-name="Definition">magic-user</text:span></text:a> <text:a xlink:type="simple" xlink:href="#polymorph" text:style-name="Internet_20_link" text:visited-style-name="Visited_20_Internet_20_Link"><text:span text:style-name="Definition">polymorph</text:span></text:a> and <text:a xlink:type="simple" xlink:href="#baleful-polymorph" text:style-name="Internet_20_link" text:visited-style-name="Visited_20_Internet_20_Link"><text:span text:style-name="Definition">baleful polymorph</text:span></text:a> <text:a xlink:type="simple" xlink:href="#explanation-of-spells" text:style-name="Internet_20_link" text:visited-style-name="Visited_20_Internet_20_Link"><text:span text:style-name="Definition">spells</text:span></text:a>.</text:p>
      <text:h text:style-name="Heading_20_3" text:outline-level="3"><text:bookmark-start text:name="magic-swords"/>Magic Swords<text:bookmark-end text:name="magic-swords"/></text:h>
      <text:p text:style-name="First_20_paragraph">Magic swords are usable by <text:a xlink:type="simple" xlink:href="#the-fighter" text:style-name="Internet_20_link" text:visited-style-name="Visited_20_Internet_20_Link"><text:span text:style-name="Definition">fighters</text:span></text:a> only. In addition to their attack and <text:a xlink:type="simple" xlink:href="#damage" text:style-name="Internet_20_link" text:visited-style-name="Visited_20_Internet_20_Link"><text:span text:style-name="Definition">damage</text:span></text:a> adjustments the <text:soft-page-break/>greatest magic swords also have <text:a xlink:type="simple" xlink:href="#intelligence_1" text:style-name="Internet_20_link" text:visited-style-name="Visited_20_Internet_20_Link"><text:span text:style-name="Definition">intelligence</text:span></text:a>, <text:a xlink:type="simple" xlink:href="#alignment" text:style-name="Internet_20_link" text:visited-style-name="Visited_20_Internet_20_Link"><text:span text:style-name="Definition">alignment</text:span></text:a>, <text:a xlink:type="simple" xlink:href="#purpose" text:style-name="Internet_20_link" text:visited-style-name="Visited_20_Internet_20_Link"><text:span text:style-name="Definition">purpose</text:span></text:a>, and the possibility of spell-like <text:a xlink:type="simple" xlink:href="#powers" text:style-name="Internet_20_link" text:visited-style-name="Visited_20_Internet_20_Link"><text:span text:style-name="Definition">powers</text:span></text:a>. The second magical adjustment (if given) is applicable to attack and <text:a xlink:type="simple" xlink:href="#damage" text:style-name="Internet_20_link" text:visited-style-name="Visited_20_Internet_20_Link"><text:span text:style-name="Definition">damage</text:span></text:a> rolls against the specified target types. The first magical adjustment applies to attack and <text:a xlink:type="simple" xlink:href="#damage" text:style-name="Internet_20_link" text:visited-style-name="Visited_20_Internet_20_Link"><text:span text:style-name="Definition">damage</text:span></text:a> rolls against all other targets.</text:p>
      <text:h text:style-name="Heading_20_5" text:outline-level="5"><text:bookmark-start text:name="cursed"/>Cursed<text:bookmark-end text:name="cursed"/></text:h>
      <text:p text:style-name="First_20_paragraph">Subtracts from attack rolls and will always (magically) appear in hand. The player will have great difficulty ridding himself of this weapon.</text:p>
      <text:h text:style-name="Heading_20_5" text:outline-level="5"><text:bookmark-start text:name="versus-man-types"/>Versus Man-types<text:bookmark-end text:name="versus-man-types"/></text:h>
      <text:p text:style-name="First_20_paragraph">Causes additional <text:a xlink:type="simple" xlink:href="#damage" text:style-name="Internet_20_link" text:visited-style-name="Visited_20_Internet_20_Link"><text:span text:style-name="Definition">damage</text:span></text:a> to one specific <text:a xlink:type="simple" xlink:href="#man-types" text:style-name="Internet_20_link" text:visited-style-name="Visited_20_Internet_20_Link"><text:span text:style-name="Definition">man-type</text:span></text:a> including <text:a xlink:type="simple" xlink:href="#men" text:style-name="Internet_20_link" text:visited-style-name="Visited_20_Internet_20_Link"><text:span text:style-name="Definition">men</text:span></text:a>, <text:a xlink:type="simple" xlink:href="#elves_1" text:style-name="Internet_20_link" text:visited-style-name="Visited_20_Internet_20_Link"><text:span text:style-name="Definition">elves</text:span></text:a>, <text:a xlink:type="simple" xlink:href="#dwarfs_1" text:style-name="Internet_20_link" text:visited-style-name="Visited_20_Internet_20_Link"><text:span text:style-name="Definition">dwarfs</text:span></text:a>, and <text:a xlink:type="simple" xlink:href="#halflings_1" text:style-name="Internet_20_link" text:visited-style-name="Visited_20_Internet_20_Link"><text:span text:style-name="Definition">halflings</text:span></text:a>.</text:p>
      <text:h text:style-name="Heading_20_5" text:outline-level="5"><text:bookmark-start text:name="versus-lycanthropes"/>Versus Lycanthropes<text:bookmark-end text:name="versus-lycanthropes"/></text:h>
      <text:p text:style-name="First_20_paragraph">Causes additional <text:a xlink:type="simple" xlink:href="#damage" text:style-name="Internet_20_link" text:visited-style-name="Visited_20_Internet_20_Link"><text:span text:style-name="Definition">damage</text:span></text:a> to <text:a xlink:type="simple" xlink:href="#lycanthropes" text:style-name="Internet_20_link" text:visited-style-name="Visited_20_Internet_20_Link"><text:span text:style-name="Definition">lycanthropes</text:span></text:a> and shape-shifters.</text:p>
      <text:h text:style-name="Heading_20_5" text:outline-level="5"><text:bookmark-start text:name="versus-enchanted"/>Versus Enchanted<text:bookmark-end text:name="versus-enchanted"/></text:h>
      <text:p text:style-name="First_20_paragraph">Causes additional <text:a xlink:type="simple" xlink:href="#damage" text:style-name="Internet_20_link" text:visited-style-name="Visited_20_Internet_20_Link"><text:span text:style-name="Definition">damage</text:span></text:a> to <text:a xlink:type="simple" xlink:href="#the-magic-user" text:style-name="Internet_20_link" text:visited-style-name="Visited_20_Internet_20_Link"><text:span text:style-name="Definition">magic-users</text:span></text:a> and magic-using <text:a xlink:type="simple" xlink:href="#monsters_2" text:style-name="Internet_20_link" text:visited-style-name="Visited_20_Internet_20_Link"><text:span text:style-name="Definition">monsters</text:span></text:a>.</text:p>
      <text:h text:style-name="Heading_20_5" text:outline-level="5"><text:bookmark-start text:name="versus-giants"/>Versus Giants<text:bookmark-end text:name="versus-giants"/></text:h>
      <text:p text:style-name="First_20_paragraph">Causes additional <text:a xlink:type="simple" xlink:href="#damage" text:style-name="Internet_20_link" text:visited-style-name="Visited_20_Internet_20_Link"><text:span text:style-name="Definition">damage</text:span></text:a> to <text:a xlink:type="simple" xlink:href="#giants" text:style-name="Internet_20_link" text:visited-style-name="Visited_20_Internet_20_Link"><text:span text:style-name="Definition">giants</text:span></text:a>.</text:p>
      <text:h text:style-name="Heading_20_5" text:outline-level="5"><text:bookmark-start text:name="versus-dragons"/>Versus Dragons<text:bookmark-end text:name="versus-dragons"/></text:h>
      <text:p text:style-name="First_20_paragraph">Causes additional harm to one specific type of <text:a xlink:type="simple" xlink:href="#dragons" text:style-name="Internet_20_link" text:visited-style-name="Visited_20_Internet_20_Link"><text:span text:style-name="Definition">dragon</text:span></text:a>. If this sword is chaotic it is especially harmful to <text:a xlink:type="simple" xlink:href="#dragons-golden" text:style-name="Internet_20_link" text:visited-style-name="Visited_20_Internet_20_Link"><text:span text:style-name="Definition">golden dragons</text:span></text:a>. If this sword is lawful it is especially harmful to either white, black, green, blue, or <text:a xlink:type="simple" xlink:href="#dragons-red" text:style-name="Internet_20_link" text:visited-style-name="Visited_20_Internet_20_Link"><text:span text:style-name="Definition">red dragons</text:span></text:a>; otherwise, it will be harmful to any one type.</text:p>
      <text:h text:style-name="Heading_20_5" text:outline-level="5"><text:bookmark-start text:name="versus-regenerating"/>Versus Regenerating<text:bookmark-end text:name="versus-regenerating"/></text:h>
      <text:p text:style-name="First_20_paragraph">Causes additional <text:a xlink:type="simple" xlink:href="#damage" text:style-name="Internet_20_link" text:visited-style-name="Visited_20_Internet_20_Link"><text:span text:style-name="Definition">damage</text:span></text:a> to any regenerating creatures including <text:a xlink:type="simple" xlink:href="#trolls" text:style-name="Internet_20_link" text:visited-style-name="Visited_20_Internet_20_Link"><text:span text:style-name="Definition">trolls</text:span></text:a>, <text:a xlink:type="simple" xlink:href="#the-cleric" text:style-name="Internet_20_link" text:visited-style-name="Visited_20_Internet_20_Link"><text:span text:style-name="Definition">clerics</text:span></text:a>, and characters with regenerating <text:a xlink:type="simple" xlink:href="#rings" text:style-name="Internet_20_link" text:visited-style-name="Visited_20_Internet_20_Link"><text:span text:style-name="Definition">rings</text:span></text:a> or swords.</text:p>
      <text:h text:style-name="Heading_20_5" text:outline-level="5"><text:bookmark-start text:name="flametongue"/>Flametongue<text:bookmark-end text:name="flametongue"/></text:h>
      <text:p text:style-name="First_20_paragraph">This sword is continually afire with magical flames. It deals +3 <text:a xlink:type="simple" xlink:href="#damage" text:style-name="Internet_20_link" text:visited-style-name="Visited_20_Internet_20_Link"><text:span text:style-name="Definition">damage</text:span></text:a> to creatures of cold and those vulnerable to fire including <text:a xlink:type="simple" xlink:href="#mummies" text:style-name="Internet_20_link" text:visited-style-name="Visited_20_Internet_20_Link"><text:span text:style-name="Definition">mummies</text:span></text:a>, <text:a xlink:type="simple" xlink:href="#treants" text:style-name="Internet_20_link" text:visited-style-name="Visited_20_Internet_20_Link"><text:span text:style-name="Definition">treants</text:span></text:a>, and <text:a xlink:type="simple" xlink:href="#dragons-white" text:style-name="Internet_20_link" text:visited-style-name="Visited_20_Internet_20_Link"><text:span text:style-name="Definition">white dragons</text:span></text:a>.</text:p>
      <text:h text:style-name="Heading_20_5" text:outline-level="5"><text:bookmark-start text:name="frostbrand"/>Frostbrand<text:bookmark-end text:name="frostbrand"/></text:h>
      <text:p text:style-name="First_20_paragraph">This sword glimmers with frigid blue <text:a xlink:type="simple" xlink:href="#light_2" text:style-name="Internet_20_link" text:visited-style-name="Visited_20_Internet_20_Link"><text:span text:style-name="Definition">light</text:span></text:a>. It deals +3 <text:a xlink:type="simple" xlink:href="#damage" text:style-name="Internet_20_link" text:visited-style-name="Visited_20_Internet_20_Link"><text:span text:style-name="Definition">damage</text:span></text:a> to creatures of fire and those <text:soft-page-break/>vulnerable to cold including <text:a xlink:type="simple" xlink:href="#elementals-fire" text:style-name="Internet_20_link" text:visited-style-name="Visited_20_Internet_20_Link"><text:span text:style-name="Definition">fire elementals</text:span></text:a>, <text:a xlink:type="simple" xlink:href="#an-efreeti" text:style-name="Internet_20_link" text:visited-style-name="Visited_20_Internet_20_Link"><text:span text:style-name="Definition">efreet</text:span></text:a>, and <text:a xlink:type="simple" xlink:href="#dragons-red" text:style-name="Internet_20_link" text:visited-style-name="Visited_20_Internet_20_Link"><text:span text:style-name="Definition">red dragons</text:span></text:a>.</text:p>
      <text:h text:style-name="Heading_20_5" text:outline-level="5"><text:bookmark-start text:name="holy"/>Holy<text:bookmark-end text:name="holy"/></text:h>
      <text:p text:style-name="First_20_paragraph">This sword is always lawful regardless of its <text:a xlink:type="simple" xlink:href="#intelligence_1" text:style-name="Internet_20_link" text:visited-style-name="Visited_20_Internet_20_Link"><text:span text:style-name="Definition">intelligence</text:span></text:a>. In the hands of a lawful <text:a xlink:type="simple" xlink:href="#the-fighter" text:style-name="Internet_20_link" text:visited-style-name="Visited_20_Internet_20_Link"><text:span text:style-name="Definition">fighter</text:span></text:a> it is a sword +2, +4 versus chaotics and functions as a <text:a xlink:type="simple" xlink:href="#spell-turning" text:style-name="Internet_20_link" text:visited-style-name="Visited_20_Internet_20_Link"><text:span text:style-name="Definition">ring of spell turning</text:span></text:a> against chaotic spell casters; otherwise, it functions only as a sword +2.</text:p>
      <text:h text:style-name="Heading_20_5" text:outline-level="5"><text:bookmark-start text:name="unholy"/>Unholy<text:bookmark-end text:name="unholy"/></text:h>
      <text:p text:style-name="First_20_paragraph">this sword is always chaotic regardless of its <text:a xlink:type="simple" xlink:href="#intelligence_1" text:style-name="Internet_20_link" text:visited-style-name="Visited_20_Internet_20_Link"><text:span text:style-name="Definition">intelligence</text:span></text:a>. In the hands of a chaotic <text:a xlink:type="simple" xlink:href="#the-fighter" text:style-name="Internet_20_link" text:visited-style-name="Visited_20_Internet_20_Link"><text:span text:style-name="Definition">fighter</text:span></text:a> it is a sword +2, +4 versus lawfuls and functions as a <text:a xlink:type="simple" xlink:href="#spell-turning" text:style-name="Internet_20_link" text:visited-style-name="Visited_20_Internet_20_Link"><text:span text:style-name="Definition">ring of spell turning</text:span></text:a> against lawful spell casters; otherwise, it functions only as a sword +2.</text:p>
      <text:h text:style-name="Heading_20_5" text:outline-level="5"><text:bookmark-start text:name="vorpal"/>Vorpal<text:bookmark-end text:name="vorpal"/></text:h>
      <text:p text:style-name="First_20_paragraph">This sword is always neutral, regardless of its <text:a xlink:type="simple" xlink:href="#intelligence_1" text:style-name="Internet_20_link" text:visited-style-name="Visited_20_Internet_20_Link"><text:span text:style-name="Definition">intelligence</text:span></text:a>. In the hands of a neutral <text:a xlink:type="simple" xlink:href="#the-fighter" text:style-name="Internet_20_link" text:visited-style-name="Visited_20_Internet_20_Link"><text:span text:style-name="Definition">fighter</text:span></text:a> any attack roll that exceeds the number required to hit by 4 or more, or is a 20 in any case, will decapitate a <text:a xlink:type="simple" xlink:href="#man-types" text:style-name="Internet_20_link" text:visited-style-name="Visited_20_Internet_20_Link"><text:span text:style-name="Definition">man-type</text:span></text:a> who fails to save <text:a xlink:type="simple" xlink:href="#wands-and-rays" text:style-name="Internet_20_link" text:visited-style-name="Visited_20_Internet_20_Link"><text:span text:style-name="Definition">versus wands</text:span></text:a>; otherwise, it functions only as a sword +2.</text:p>
      <text:p text:style-name="Text_20_body">When a <text:a xlink:type="simple" xlink:href="#magic-swords" text:style-name="Internet_20_link" text:visited-style-name="Visited_20_Internet_20_Link"><text:span text:style-name="Definition">magic sword</text:span></text:a> is indicated the referee should <text:a xlink:type="simple" xlink:href="#the-dice_1" text:style-name="Internet_20_link" text:visited-style-name="Visited_20_Internet_20_Link"><text:span text:style-name="Definition">dice</text:span></text:a> on the <text:a xlink:type="simple" xlink:href="#magic-swords" text:style-name="Internet_20_link" text:visited-style-name="Visited_20_Internet_20_Link"><text:span text:style-name="Definition">magic swords</text:span></text:a> table and then throw two six-sided <text:a xlink:type="simple" xlink:href="#the-dice_1" text:style-name="Internet_20_link" text:visited-style-name="Visited_20_Internet_20_Link"><text:span text:style-name="Definition">dice</text:span></text:a> to determine whether the sword is intelligent. A result of 2-6 indicates a non-intelligent sword much like other magical weaponry. A result of 7 or more indicates an intelligent sword with the possibility of additional <text:a xlink:type="simple" xlink:href="#powers" text:style-name="Internet_20_link" text:visited-style-name="Visited_20_Internet_20_Link"><text:span text:style-name="Definition">powers</text:span></text:a>.</text:p>
      <text:h text:style-name="Heading_20_4" text:outline-level="4"><text:bookmark-start text:name="intelligence_1"/>Intelligence<text:bookmark-end text:name="intelligence_1"/></text:h>
      <text:p text:style-name="First_20_paragraph">Some <text:a xlink:type="simple" xlink:href="#magic-swords" text:style-name="Internet_20_link" text:visited-style-name="Visited_20_Internet_20_Link"><text:span text:style-name="Definition">magic swords</text:span></text:a> are intelligent as determined by a throw of two six-sided <text:a xlink:type="simple" xlink:href="#the-dice_1" text:style-name="Internet_20_link" text:visited-style-name="Visited_20_Internet_20_Link"><text:span text:style-name="Definition">dice</text:span></text:a>.</text:p>
      <text:p text:style-name="Text_20_body">Dicing 6 or less indicates a regular magic weapon. Dicing 7 or more indicates an intelligent, living thing with its own motivations and personality. The referee should play it as he would any other non-player character, bearing in mind the sword may not be friendly to its wielder—this being determined by an initial <text:a xlink:type="simple" xlink:href="#reaction-and-morale-checks" text:style-name="Internet_20_link" text:visited-style-name="Visited_20_Internet_20_Link"><text:span text:style-name="Definition">reaction</text:span></text:a> check and the developing relationship between them.</text:p>
      <text:h text:style-name="Heading_20_4" text:outline-level="4"><text:bookmark-start text:name="communication"/>Communication<text:bookmark-end text:name="communication"/></text:h>
      <text:p text:style-name="First_20_paragraph">An intelligent sword is able to communicate. Empathic communication is via physical hints such as pointing, leaning, shaking, and vibrating. Verbal communication is via an audible voice spoken in any <text:a xlink:type="simple" xlink:href="#many-languages" text:style-name="Internet_20_link" text:visited-style-name="Visited_20_Internet_20_Link"><text:span text:style-name="Definition">language</text:span></text:a> the sword knows. An intelligent sword capable of verbal communication will always know its <text:a xlink:type="simple" xlink:href="#alignment" text:style-name="Internet_20_link" text:visited-style-name="Visited_20_Internet_20_Link"><text:span text:style-name="Definition">alignment</text:span></text:a> tongue and a number of additional <text:a xlink:type="simple" xlink:href="#many-languages" text:style-name="Internet_20_link" text:visited-style-name="Visited_20_Internet_20_Link"><text:span text:style-name="Definition">languages</text:span></text:a> determined by two six-sided <text:a xlink:type="simple" xlink:href="#the-dice_1" text:style-name="Internet_20_link" text:visited-style-name="Visited_20_Internet_20_Link"><text:span text:style-name="Definition">dice</text:span></text:a>.</text:p>
      <text:p text:style-name="Text_20_body">The most intelligent <text:a xlink:type="simple" xlink:href="#magic-swords" text:style-name="Internet_20_link" text:visited-style-name="Visited_20_Internet_20_Link"><text:span text:style-name="Definition">magic swords</text:span></text:a> are able to <text:a xlink:type="simple" xlink:href="#read-magic" text:style-name="Internet_20_link" text:visited-style-name="Visited_20_Internet_20_Link"><text:span text:style-name="Definition">read magic</text:span></text:a> and to communicate telepathically in addition to their ability to speak.</text:p>
      <text:h text:style-name="Heading_20_4" text:outline-level="4"><text:bookmark-start text:name="alignment_2"/><text:soft-page-break/>Alignment<text:bookmark-end text:name="alignment_2"/></text:h>
      <text:p text:style-name="First_20_paragraph">All intelligent <text:a xlink:type="simple" xlink:href="#magic-swords" text:style-name="Internet_20_link" text:visited-style-name="Visited_20_Internet_20_Link"><text:span text:style-name="Definition">magic swords</text:span></text:a> are either lawful, neutral, or chaotic. A <text:a xlink:type="simple" xlink:href="#holy" text:style-name="Internet_20_link" text:visited-style-name="Visited_20_Internet_20_Link"><text:span text:style-name="Definition">holy</text:span></text:a> sword is always lawful, an <text:a xlink:type="simple" xlink:href="#unholy" text:style-name="Internet_20_link" text:visited-style-name="Visited_20_Internet_20_Link"><text:span text:style-name="Definition">unholy</text:span></text:a> sword is always chaotic, and a <text:a xlink:type="simple" xlink:href="#vorpal" text:style-name="Internet_20_link" text:visited-style-name="Visited_20_Internet_20_Link"><text:span text:style-name="Definition">vorpal</text:span></text:a> sword is always neutral, regardless of its <text:a xlink:type="simple" xlink:href="#intelligence_1" text:style-name="Internet_20_link" text:visited-style-name="Visited_20_Internet_20_Link"><text:span text:style-name="Definition">intelligence</text:span></text:a>.</text:p>
      <text:h text:style-name="Heading_20_5" text:outline-level="5"><text:bookmark-start text:name="alignment-damage"/>Alignment Damage<text:bookmark-end text:name="alignment-damage"/></text:h>
      <text:p text:style-name="First_20_paragraph">Any character who willingly handles an enchanted sword of a different <text:a xlink:type="simple" xlink:href="#alignment" text:style-name="Internet_20_link" text:visited-style-name="Visited_20_Internet_20_Link"><text:span text:style-name="Definition">alignment</text:span></text:a> will suffer 1-6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for each step its <text:a xlink:type="simple" xlink:href="#alignment" text:style-name="Internet_20_link" text:visited-style-name="Visited_20_Internet_20_Link"><text:span text:style-name="Definition">alignment</text:span></text:a> is removed from his. For example, a lawful player will suffer 2-12 <text:a xlink:type="simple" xlink:href="#the-numbers-of-hit-dice" text:style-name="Internet_20_link" text:visited-style-name="Visited_20_Internet_20_Link"><text:span text:style-name="Definition">hit points</text:span></text:a> of <text:a xlink:type="simple" xlink:href="#damage" text:style-name="Internet_20_link" text:visited-style-name="Visited_20_Internet_20_Link"><text:span text:style-name="Definition">damage</text:span></text:a> if he handles a chaotic sword. A character contacting a magical sword unwillingly or under instruction is spared half this <text:a xlink:type="simple" xlink:href="#damage" text:style-name="Internet_20_link" text:visited-style-name="Visited_20_Internet_20_Link"><text:span text:style-name="Definition">damage</text:span></text:a>.</text:p>
      <text:h text:style-name="Heading_20_4" text:outline-level="4"><text:bookmark-start text:name="ego"/>Ego<text:bookmark-end text:name="ego"/></text:h>
      <text:p text:style-name="First_20_paragraph">All intelligent swords have an ego. The higher a sword’s ego the more challenging it will be to master. A sword’s ego rating is determined by throwing two six-sided <text:a xlink:type="simple" xlink:href="#the-dice_1" text:style-name="Internet_20_link" text:visited-style-name="Visited_20_Internet_20_Link"><text:span text:style-name="Definition">dice</text:span></text:a> and adjusting the result by +1 for each additional <text:a xlink:type="simple" xlink:href="#many-languages" text:style-name="Internet_20_link" text:visited-style-name="Visited_20_Internet_20_Link"><text:span text:style-name="Definition">language</text:span></text:a> or <text:a xlink:type="simple" xlink:href="#powers" text:style-name="Internet_20_link" text:visited-style-name="Visited_20_Internet_20_Link"><text:span text:style-name="Definition">power</text:span></text:a> the sword possesses (whichever is greater).</text:p>
      <text:h text:style-name="Heading_20_4" text:outline-level="4"><text:bookmark-start text:name="powers"/>Powers<text:bookmark-end text:name="powers"/></text:h>
      <text:p text:style-name="First_20_paragraph">Intelligent swords will possess a number of additional powers and exceptional powers. The referee should roll on the <text:a xlink:type="simple" xlink:href="#magic-swords" text:style-name="Internet_20_link" text:visited-style-name="Visited_20_Internet_20_Link"><text:span text:style-name="Definition">Magic Sword</text:span></text:a> Powers table and, if necessary, the <text:a xlink:type="simple" xlink:href="#magic-swords" text:style-name="Internet_20_link" text:visited-style-name="Visited_20_Internet_20_Link"><text:span text:style-name="Definition">Magic Sword</text:span></text:a> Exceptional Powers table to determine each of these functions.</text:p>
      <text:p text:style-name="Text_20_body">The wielder is required to hold the sword unsheathed and to concentrate for a <text:a xlink:type="simple" xlink:href="#turns" text:style-name="Internet_20_link" text:visited-style-name="Visited_20_Internet_20_Link"><text:span text:style-name="Definition">turn</text:span></text:a> in order to invoke any of these powers. Only a single power may be used each <text:a xlink:type="simple" xlink:href="#turns" text:style-name="Internet_20_link" text:visited-style-name="Visited_20_Internet_20_Link"><text:span text:style-name="Definition">turn</text:span></text:a> but they can otherwise be used thrice per day, with the exception of regeneration (which is continuous) and <text:a xlink:type="simple" xlink:href="#wishes" text:style-name="Internet_20_link" text:visited-style-name="Visited_20_Internet_20_Link"><text:span text:style-name="Definition">wishes</text:span></text:a> (which can be used a total of 3 or 1-6 times).</text:p>
      <text:p text:style-name="Text_20_body">Unless noted otherwise, these powers are as the equivalent <text:a xlink:type="simple" xlink:href="#the-magic-user" text:style-name="Internet_20_link" text:visited-style-name="Visited_20_Internet_20_Link"><text:span text:style-name="Definition">magic-user</text:span></text:a> <text:a xlink:type="simple" xlink:href="#explanation-of-spells" text:style-name="Internet_20_link" text:visited-style-name="Visited_20_Internet_20_Link"><text:span text:style-name="Definition">spells</text:span></text:a>.</text:p>
      <text:p text:style-name="Text_20_body">A sword with the life stealing power can invoke a finger of death once per day and is always chaotic. If it is a <text:a xlink:type="simple" xlink:href="#holy" text:style-name="Internet_20_link" text:visited-style-name="Visited_20_Internet_20_Link"><text:span text:style-name="Definition">holy</text:span></text:a> or <text:a xlink:type="simple" xlink:href="#vorpal" text:style-name="Internet_20_link" text:visited-style-name="Visited_20_Internet_20_Link"><text:span text:style-name="Definition">vorpal</text:span></text:a> sword it is declared an <text:a xlink:type="simple" xlink:href="#unholy" text:style-name="Internet_20_link" text:visited-style-name="Visited_20_Internet_20_Link"><text:span text:style-name="Definition">unholy</text:span></text:a> sword instead.</text:p>
      <text:h text:style-name="Heading_20_4" text:outline-level="4"><text:bookmark-start text:name="purpose"/>Purpose<text:bookmark-end text:name="purpose"/></text:h>
      <text:p text:style-name="First_20_paragraph">The most potent <text:a xlink:type="simple" xlink:href="#magic-swords" text:style-name="Internet_20_link" text:visited-style-name="Visited_20_Internet_20_Link"><text:span text:style-name="Definition">magic swords</text:span></text:a> have been forged for a specific purpose.Should a sword have both 9 or more <text:a xlink:type="simple" xlink:href="#intelligence_1" text:style-name="Internet_20_link" text:visited-style-name="Visited_20_Internet_20_Link"><text:span text:style-name="Definition">intelligence</text:span></text:a> and 9 or more <text:a xlink:type="simple" xlink:href="#ego" text:style-name="Internet_20_link" text:visited-style-name="Visited_20_Internet_20_Link"><text:span text:style-name="Definition">ego</text:span></text:a> it is a purposed sword. It will have the maximum <text:a xlink:type="simple" xlink:href="#intelligence_1" text:style-name="Internet_20_link" text:visited-style-name="Visited_20_Internet_20_Link"><text:span text:style-name="Definition">intelligence</text:span></text:a> and <text:a xlink:type="simple" xlink:href="#ego" text:style-name="Internet_20_link" text:visited-style-name="Visited_20_Internet_20_Link"><text:span text:style-name="Definition">ego</text:span></text:a>—promote both to 12 but do not add <text:a xlink:type="simple" xlink:href="#powers" text:style-name="Internet_20_link" text:visited-style-name="Visited_20_Internet_20_Link"><text:span text:style-name="Definition">powers</text:span></text:a> if <text:a xlink:type="simple" xlink:href="#intelligence_1" text:style-name="Internet_20_link" text:visited-style-name="Visited_20_Internet_20_Link"><text:span text:style-name="Definition">intelligence</text:span></text:a> is raised.</text:p>
      <text:p text:style-name="Text_20_body">The purpose of such a sword is determined by dicing on the <text:a xlink:type="simple" xlink:href="#magic-swords" text:style-name="Internet_20_link" text:visited-style-name="Visited_20_Internet_20_Link"><text:span text:style-name="Definition">Magic Sword</text:span></text:a> Purpose table.</text:p>
      <text:p text:style-name="Text_20_body">In all cases the purpose of a sword is according to its <text:a xlink:type="simple" xlink:href="#alignment" text:style-name="Internet_20_link" text:visited-style-name="Visited_20_Internet_20_Link"><text:span text:style-name="Definition">alignment</text:span></text:a>. Thus, a lawful sword purposed to destroy <text:a xlink:type="simple" xlink:href="#the-magic-user" text:style-name="Internet_20_link" text:visited-style-name="Visited_20_Internet_20_Link"><text:span text:style-name="Definition">magic-users</text:span></text:a> is purposed to destroy chaotic <text:a xlink:type="simple" xlink:href="#the-magic-user" text:style-name="Internet_20_link" text:visited-style-name="Visited_20_Internet_20_Link"><text:span text:style-name="Definition">magic-users</text:span></text:a> only. A neutral purposed sword affects lawful and chaotic types equally.</text:p>
      <text:list xml:id="list3400120891" text:style-name="L10">
        <text:list-item>
          <text:p text:style-name="P11">A lawful sword will paralyze a purposed foe on a successful hit if he fails to save <text:a xlink:type="simple" xlink:href="#paralysis-and-petrification" text:style-name="Internet_20_link" text:visited-style-name="Visited_20_Internet_20_Link"><text:span text:style-name="Definition">versus </text:span></text:a><text:soft-page-break/><text:a xlink:type="simple" xlink:href="#paralysis-and-petrification" text:style-name="Internet_20_link" text:visited-style-name="Visited_20_Internet_20_Link"><text:span text:style-name="Definition">petrification</text:span></text:a>.</text:p>
        </text:list-item>
        <text:list-item>
          <text:p text:style-name="P11">A neutral sword will <text:a xlink:type="simple" xlink:href="#feeblemind" text:style-name="Internet_20_link" text:visited-style-name="Visited_20_Internet_20_Link"><text:span text:style-name="Definition">feeblemind</text:span></text:a> a purposed foe on a successful hit if he fails to save <text:a xlink:type="simple" xlink:href="#spell" text:style-name="Internet_20_link" text:visited-style-name="Visited_20_Internet_20_Link"><text:span text:style-name="Definition">versus spells</text:span></text:a>. Use confused behaviour if already in <text:a xlink:type="simple" xlink:href="#combat" text:style-name="Internet_20_link" text:visited-style-name="Visited_20_Internet_20_Link"><text:span text:style-name="Definition">combat</text:span></text:a>.</text:p>
        </text:list-item>
        <text:list-item>
          <text:p text:style-name="P11">A chaotic sword will slay a purposed foe on a successful hit if he fails to save <text:a xlink:type="simple" xlink:href="#poison" text:style-name="Internet_20_link" text:visited-style-name="Visited_20_Internet_20_Link"><text:span text:style-name="Definition">versus poison</text:span></text:a>.</text:p>
        </text:list-item>
      </text:list>
      <text:h text:style-name="Heading_20_4" text:outline-level="4"><text:bookmark-start text:name="dominance"/>Dominance<text:bookmark-end text:name="dominance"/></text:h>
      <text:p text:style-name="First_20_paragraph">An intelligent sword also has a dominance rating which is the sum of its <text:a xlink:type="simple" xlink:href="#intelligence_1" text:style-name="Internet_20_link" text:visited-style-name="Visited_20_Internet_20_Link"><text:span text:style-name="Definition">intelligence</text:span></text:a> and <text:a xlink:type="simple" xlink:href="#ego" text:style-name="Internet_20_link" text:visited-style-name="Visited_20_Internet_20_Link"><text:span text:style-name="Definition">ego</text:span></text:a>.</text:p>
      <text:p text:style-name="Text_20_body">A sword may mentally wrestle for dominance over its wielder in order to get its own way when any of the following (or similar) circumstances arise:</text:p>
      <text:list xml:id="list496891294" text:style-name="L11">
        <text:list-item>
          <text:p text:style-name="P12">Any character willingly draws or even touches the sword,</text:p>
        </text:list-item>
        <text:list-item>
          <text:p text:style-name="P12">The sword’s <text:a xlink:type="simple" xlink:href="#purpose" text:style-name="Internet_20_link" text:visited-style-name="Visited_20_Internet_20_Link"><text:span text:style-name="Definition">purposed</text:span></text:a> enemy appears,</text:p>
        </text:list-item>
        <text:list-item>
          <text:p text:style-name="P12">Another magical sword is found,</text:p>
        </text:list-item>
        <text:list-item>
          <text:p text:style-name="P12">The wielder is reduced to fewer than half of his <text:a xlink:type="simple" xlink:href="#the-numbers-of-hit-dice" text:style-name="Internet_20_link" text:visited-style-name="Visited_20_Internet_20_Link"><text:span text:style-name="Definition">hit points</text:span></text:a>.</text:p>
        </text:list-item>
      </text:list>
      <text:p text:style-name="First_20_paragraph">Compare the sword’s dominance to the sum of the player character’s <text:a xlink:type="simple" xlink:href="#wisdom" text:style-name="Internet_20_link" text:visited-style-name="Visited_20_Internet_20_Link"><text:span text:style-name="Definition">wisdom</text:span></text:a>, <text:a xlink:type="simple" xlink:href="#charisma" text:style-name="Internet_20_link" text:visited-style-name="Visited_20_Internet_20_Link"><text:span text:style-name="Definition">charisma</text:span></text:a>, and <text:a xlink:type="simple" xlink:href="#the-fighter" text:style-name="Internet_20_link" text:visited-style-name="Visited_20_Internet_20_Link"><text:span text:style-name="Definition">fighter</text:span></text:a> level. The player character adds 1-6 if he is fresh and uninjured but subtracts 1-6 if he has fewer than half of his total possible <text:a xlink:type="simple" xlink:href="#the-numbers-of-hit-dice" text:style-name="Internet_20_link" text:visited-style-name="Visited_20_Internet_20_Link"><text:span text:style-name="Definition">hit points</text:span></text:a>. The sword adds 2-12 if its <text:a xlink:type="simple" xlink:href="#alignment" text:style-name="Internet_20_link" text:visited-style-name="Visited_20_Internet_20_Link"><text:span text:style-name="Definition">alignment</text:span></text:a> differs from the player character’s.</text:p>
      <text:p text:style-name="Text_20_body">If there is any difference in the sword’s favor it gains control over the character unless he makes a successful <text:a xlink:type="simple" xlink:href="#saving-throws" text:style-name="Internet_20_link" text:visited-style-name="Visited_20_Internet_20_Link"><text:span text:style-name="Definition">saving throw</text:span></text:a> <text:a xlink:type="simple" xlink:href="#spell" text:style-name="Internet_20_link" text:visited-style-name="Visited_20_Internet_20_Link"><text:span text:style-name="Definition">versus spells</text:span></text:a>. If the difference is 6 or more no <text:a xlink:type="simple" xlink:href="#saving-throws" text:style-name="Internet_20_link" text:visited-style-name="Visited_20_Internet_20_Link"><text:span text:style-name="Definition">saving throw</text:span></text:a> is allowed.</text:p>
      <text:p text:style-name="Text_20_body">Whenever a sword dominates its wielder it causes him to act in accordance with its own goals. This means disposing of competing weapons, entering into glorious (or ignoble) <text:a xlink:type="simple" xlink:href="#combat" text:style-name="Internet_20_link" text:visited-style-name="Visited_20_Internet_20_Link"><text:span text:style-name="Definition">combat</text:span></text:a>, decorating itself with bejeweled hilt-work or scabbards, surrendering itself to a superior wielder who can better achieve its goals (or an inferior one whom it can more easily dominate), or any other actions that serve its own end. Domination is usually exerted for the duration of one such action.</text:p>
      <text:h text:style-name="Heading_20_2" text:outline-level="2"><text:bookmark-start text:name="afterword"/>Afterword<text:bookmark-end text:name="afterword"/></text:h>
      <text:p text:style-name="First_20_paragraph">Much has been written down and accounted for, but all the words in this book are merely a foundation for what will ultimately be a fantasy game <text:a xlink:type="simple" xlink:href="#the-campaign" text:style-name="Internet_20_link" text:visited-style-name="Visited_20_Internet_20_Link"><text:span text:style-name="Definition">campaign</text:span></text:a> of the referee’s own devising. He is encouraged to create liberally and enthusiastically and to welcome input from his players. Their choices and actions should <text:a xlink:type="simple" xlink:href="#rings" text:style-name="Internet_20_link" text:visited-style-name="Visited_20_Internet_20_Link"><text:span text:style-name="Definition">ring</text:span></text:a> true in the game <text:a xlink:type="simple" xlink:href="#creating-a-world" text:style-name="Internet_20_link" text:visited-style-name="Visited_20_Internet_20_Link"><text:span text:style-name="Definition">world</text:span></text:a> so that it thrives and invites further participation. With a living game in motion the referee can derive considerable enjoyment from extending or altering the rules to meet his own particular needs. In this case the referee is cautioned to do so judiciously and with consistency.</text:p>
      <text:p text:style-name="Text_20_body">Above all, referees and players alike are reminded that this is a game and that games are meant to be fun.</text:p>
      <text:p text:style-name="Text_20_body">Fight On!</text:p>
      <text:h text:style-name="Heading_20_1" text:outline-level="1"><text:bookmark-start text:name="license"/><text:soft-page-break/>License<text:bookmark-end text:name="license"/></text:h>
      <text:p text:style-name="First_20_paragraph">OPEN GAME LICENSE Version 1.0a</text:p>
      <text:p text:style-name="Text_20_body">The following text is the property of Wizards of the Coast, Inc. and is Copyright 2000 Wizards of the Coast, Inc ("Wizards"). All Rights Reserved.</text:p>
      <text:p text:style-name="Text_20_body">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Text_20_body">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Text_20_body">3.Offer and Acceptance: By Using the Open Game Content You indicate Your acceptance of the terms of this License.</text:p>
      <text:p text:style-name="Text_20_body">4. Grant and Consideration: In consideration for agreeing to use this License, the Contributors grant You a perpetual, worldwide, royalty-free, non-exclusive license with the exact terms of this License to Use, the Open Game Content.</text:p>
      <text:p text:style-name="Text_20_body">5.Representation of Authority to Contribute: If You are contributing original material as Open <text:soft-page-break/>Game Content, You represent that Your Contributions are Your original creation and/or You have sufficient rights to grant the rights conveyed by this License.</text:p>
      <text:p text:style-name="Text_20_body">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Text_20_body">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Text_20_body">8. Identification: If you distribute Open Game Content You must clearly indicate which portions of the work that you are distributing are Open Game Content.</text:p>
      <text:p text:style-name="Text_20_body">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Text_20_body">10 Copy of this License: You MUST include a copy of this License with every copy of the Open Game Content You Distribute.</text:p>
      <text:p text:style-name="Text_20_body">11. Use of Contributor Credits: You may not market or advertise the Open Game Content using the name of any Contributor unless You have written permission from the Contributor to do so.</text:p>
      <text:p text:style-name="Text_20_body">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Text_20_body">13 Termination: This License will terminate automatically if You fail to comply with all terms herein and fail to cure such breach within 30 days of becoming aware of the breach. All sublicenses shall survive the termination of this License.</text:p>
      <text:p text:style-name="Text_20_body">14 Reformation: If any provision of this License is held to be unenforceable, such provision shall be reformed only to the extent necessary to make it enforceable.</text:p>
      <text:p text:style-name="Text_20_body">15 COPYRIGHT NOTICE</text:p>
      <text:p text:style-name="Text_20_body">Open Game License v 1.0 Copyright 2000, Wizards of the Coast, Inc.</text:p>
      <text:p text:style-name="Text_20_body">System Reference Document Copyright 2000, Wizards of the Coast, Inc.; Authors Jonathan Tweet, Monte Cook, Skip Williams, based on material by E. Gary Gygax and Dave Arneson.</text:p>
      <text:p text:style-name="Text_20_body"><text:soft-page-break/>Delving Deeper Reference Rules v2 Volume 1: The Adventurer's Handbook Copyright 2012, Cameron Dubeers and Simon J. Bull. Delving Deeper Reference Rules v2 Volume 2: The Referee's Guide Copyright 2012, Cameron Dubeers and Simon J. Bull. Delving Deeper Reference Rules v2 Volume 3: The Monster &amp; Treasure Reference Copyright 2012, Cameron Dubeers and Simon J. Bull.</text:p>
      <text:p text:style-name="Text_20_body">Delving Deeper Reference Rules v3 Volume 1: Heroes &amp; Magic Copyright 2014, Simon J. Bull. Delving Deeper Reference Rules v3 Volume 2: Delving &amp; Exploration Copyright 2014, Simon J. Bull. Delving Deeper Reference Rules v3 Volume 3: Monsters &amp; Treasures Copyright 2014, Simon J. Bull.</text:p>
      <text:p text:style-name="Text_20_body">Delving Deeper Reference Rules Hypertext Copyright 2014, Simon J. Bull.</text:p>
      <text:p text:style-name="Text_20_body">16. DESIGNATION OF PRODUCT IDENTITY</text:p>
      <text:p text:style-name="Text_20_body">The names "Delving Deeper", "Delving Deeper Reliquary", and all proper nouns, plots, story lines, locations, characters, art, and trade dress are designated as Product Identity.</text:p>
      <text:p text:style-name="Text_20_body">17. DESIGNATION OF OPEN GAME CONTENT</text:p>
      <text:p text:style-name="Text_20_body">All text and tables in this document, with the exception of all material specifically excluded in the declaration of product identity, are designated as Open Game Cont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7</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Delving Deeper Online :: Reference Rules v4</dc:title>
    <dc:description>Delving Deeper RPG Reference Rules v4 Hypertext</dc:description>
    <dc:subject/>
    <meta:keyword/>
    <meta:initial-creator>Simon J. Bull</meta:initial-creator>
    <meta:creation-date>2021-06-16T07:16:37Z</meta:creation-date>
    <dc:date>2021-06-16T09:17:01.108000000</dc:date>
    <meta:editing-duration>PT16S</meta:editing-duration>
    <meta:editing-cycles>1</meta:editing-cycles>
    <meta:document-statistic meta:table-count="0" meta:image-count="0" meta:object-count="0" meta:page-count="117" meta:paragraph-count="1597" meta:word-count="43334" meta:character-count="256995" meta:non-whitespace-character-count="215336"/>
  </office:meta>
</office:document-meta>
</file>